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rdf+xml" manifest:full-path="manifest.rdf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" manifest:full-path="Object 31/Pictures/2000000D000000DD000000DD81B0075E.svm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text/xml" manifest:full-path="settings.xml"/>
  <manifest:file-entry manifest:media-type="image/png" manifest:full-path="Thumbnails/thumbnail.png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in"/>
    </style:style>
    <style:style style:name="co2" style:family="table-column">
      <style:table-column-properties fo:break-before="auto" style:column-width="1.8701in"/>
    </style:style>
    <style:style style:name="co3" style:family="table-column">
      <style:table-column-properties fo:break-before="auto" style:column-width="1.3354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1.5681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5598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6291in"/>
    </style:style>
    <style:style style:name="co12" style:family="table-column">
      <style:table-column-properties fo:break-before="auto" style:column-width="0.6118in"/>
    </style:style>
    <style:style style:name="co13" style:family="table-column">
      <style:table-column-properties fo:break-before="auto" style:column-width="0.8272in"/>
    </style:style>
    <style:style style:name="co14" style:family="table-column">
      <style:table-column-properties fo:break-before="auto" style:column-width="0.75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0.4992in"/>
    </style:style>
    <style:style style:name="co17" style:family="table-column">
      <style:table-column-properties fo:break-before="auto" style:column-width="0.5256in"/>
    </style:style>
    <style:style style:name="co18" style:family="table-column">
      <style:table-column-properties fo:break-before="auto" style:column-width="0.9736in"/>
    </style:style>
    <style:style style:name="co19" style:family="table-column">
      <style:table-column-properties fo:break-before="auto" style:column-width="0.9307in"/>
    </style:style>
    <style:style style:name="co20" style:family="table-column">
      <style:table-column-properties fo:break-before="auto" style:column-width="0.7236in"/>
    </style:style>
    <style:style style:name="co21" style:family="table-column">
      <style:table-column-properties fo:break-before="auto" style:column-width="0.4398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6898in"/>
    </style:style>
    <style:style style:name="co24" style:family="table-column">
      <style:table-column-properties fo:break-before="auto" style:column-width="2.2661in"/>
    </style:style>
    <style:style style:name="co25" style:family="table-column">
      <style:table-column-properties fo:break-before="auto" style:column-width="1.8272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2.4134in"/>
    </style:style>
    <style:style style:name="co28" style:family="table-column">
      <style:table-column-properties fo:break-before="auto" style:column-width="2.8091in"/>
    </style:style>
    <style:style style:name="co29" style:family="table-column">
      <style:table-column-properties fo:break-before="auto" style:column-width="1.061in"/>
    </style:style>
    <style:style style:name="co30" style:family="table-column">
      <style:table-column-properties fo:break-before="auto" style:column-width="0.5043in"/>
    </style:style>
    <style:style style:name="co31" style:family="table-column">
      <style:table-column-properties fo:break-before="auto" style:column-width="0.6028in"/>
    </style:style>
    <style:style style:name="co32" style:family="table-column">
      <style:table-column-properties fo:break-before="auto" style:column-width="0.7992in"/>
    </style:style>
    <style:style style:name="co33" style:family="table-column">
      <style:table-column-properties fo:break-before="auto" style:column-width="0.6791in"/>
    </style:style>
    <style:style style:name="co34" style:family="table-column">
      <style:table-column-properties fo:break-before="auto" style:column-width="0.7008in"/>
    </style:style>
    <style:style style:name="co35" style:family="table-column">
      <style:table-column-properties fo:break-before="auto" style:column-width="0.5618in"/>
    </style:style>
    <style:style style:name="co36" style:family="table-column">
      <style:table-column-properties fo:break-before="auto" style:column-width="0.3516in"/>
    </style:style>
    <style:style style:name="co37" style:family="table-column">
      <style:table-column-properties fo:break-before="auto" style:column-width="1.4437in"/>
    </style:style>
    <style:style style:name="co38" style:family="table-column">
      <style:table-column-properties fo:break-before="auto" style:column-width="0.8866in"/>
    </style:style>
    <style:style style:name="co39" style:family="table-column">
      <style:table-column-properties fo:break-before="auto" style:column-width="0.548in"/>
    </style:style>
    <style:style style:name="co40" style:family="table-column">
      <style:table-column-properties fo:break-before="auto" style:column-width="0.5917in"/>
    </style:style>
    <style:style style:name="co41" style:family="table-column">
      <style:table-column-properties fo:break-before="auto" style:column-width="0.6134in"/>
    </style:style>
    <style:style style:name="co42" style:family="table-column">
      <style:table-column-properties fo:break-before="auto" style:column-width="0.6902in"/>
    </style:style>
    <style:style style:name="co43" style:family="table-column">
      <style:table-column-properties fo:break-before="auto" style:column-width="1.1484in"/>
    </style:style>
    <style:style style:name="co44" style:family="table-column">
      <style:table-column-properties fo:break-before="auto" style:column-width="1.1047in"/>
    </style:style>
    <style:style style:name="co45" style:family="table-column">
      <style:table-column-properties fo:break-before="auto" style:column-width="0.3626in"/>
    </style:style>
    <style:style style:name="co46" style:family="table-column">
      <style:table-column-properties fo:break-before="auto" style:column-width="0.8925in"/>
    </style:style>
    <style:style style:name="co47" style:family="table-column">
      <style:table-column-properties fo:break-before="auto" style:column-width="0.8839in"/>
    </style:style>
    <style:style style:name="co48" style:family="table-column">
      <style:table-column-properties fo:break-before="auto" style:column-width="1.0563in"/>
    </style:style>
    <style:style style:name="co49" style:family="table-column">
      <style:table-column-properties fo:break-before="auto" style:column-width="1.00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20220214_5f_042034">
      <style:table-properties table:display="true" style:writing-mode="lr-tb"/>
    </style:style>
    <style:style style:name="ta2" style:family="table" style:master-page-name="PageStyle_5f_5_20_C">
      <style:table-properties table:display="true" style:writing-mode="lr-tb"/>
    </style:style>
    <style:style style:name="ta3" style:family="table" style:master-page-name="PageStyle_5f_20220216_5f_060308">
      <style:table-properties table:display="true" style:writing-mode="lr-tb"/>
    </style:style>
    <style:style style:name="ta4" style:family="table" style:master-page-name="PageStyle_5f_11.1_20_C">
      <style:table-properties table:display="true" style:writing-mode="lr-tb"/>
    </style:style>
    <style:style style:name="ta5" style:family="table" style:master-page-name="PageStyle_5f_20220218_5f_135913">
      <style:table-properties table:display="true" style:writing-mode="lr-tb"/>
    </style:style>
    <style:style style:name="ta6" style:family="table" style:master-page-name="PageStyle_5f_20_20_C">
      <style:table-properties table:display="true" style:writing-mode="lr-tb"/>
    </style:style>
    <style:style style:name="ta7" style:family="table" style:master-page-name="PageStyle_5f_q_5f_capacity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heat_20_capabilit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Default">
      <style:text-properties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visible-area-left="0in" draw:visible-area-top="0in" draw:visible-area-width="1.9685in" draw:visible-area-height="1.9685in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220214_04203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1T20:37:07</text:p>
          </table:table-cell>
          <table:table-cell office:value-type="float" office:value="1644629827">
            <text:p>1644629827</text:p>
          </table:table-cell>
          <table:table-cell office:value-type="float" office:value="10.16">
            <text:p>10.16</text:p>
          </table:table-cell>
          <table:table-cell office:value-type="float" office:value="13.262">
            <text:p>13.262</text:p>
          </table:table-cell>
          <table:table-cell office:value-type="float" office:value="-0.058">
            <text:p>-0.058</text:p>
          </table:table-cell>
          <table:table-cell office:value-type="float" office:value="0.8734">
            <text:p>0.8734</text:p>
          </table:table-cell>
          <table:table-cell office:value-type="float" office:value="0.9836">
            <text:p>0.9836</text:p>
          </table:table-cell>
          <table:table-cell office:value-type="float" office:value="12.645">
            <text:p>12.645</text:p>
          </table:table-cell>
          <table:table-cell office:value-type="float" office:value="13.262">
            <text:p>13.262</text:p>
          </table:table-cell>
          <table:table-cell office:value-type="float" office:value="-74160">
            <text:p>-7416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1T21:07:07</text:p>
          </table:table-cell>
          <table:table-cell office:value-type="float" office:value="1644631627">
            <text:p>1644631627</text:p>
          </table:table-cell>
          <table:table-cell office:value-type="float" office:value="9.632">
            <text:p>9.63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791">
            <text:p>0.8791</text:p>
          </table:table-cell>
          <table:table-cell office:value-type="float" office:value="0.9842">
            <text:p>0.9842</text:p>
          </table:table-cell>
          <table:table-cell office:value-type="float" office:value="12.67">
            <text:p>12.67</text:p>
          </table:table-cell>
          <table:table-cell office:value-type="float" office:value="13.258">
            <text:p>13.258</text:p>
          </table:table-cell>
          <table:table-cell office:value-type="float" office:value="-74256">
            <text:p>-7425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1T21:37:07</text:p>
          </table:table-cell>
          <table:table-cell office:value-type="float" office:value="1644633427">
            <text:p>1644633427</text:p>
          </table:table-cell>
          <table:table-cell office:value-type="float" office:value="11.602">
            <text:p>11.60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579">
            <text:p>0.8579</text:p>
          </table:table-cell>
          <table:table-cell office:value-type="float" office:value="0.9806">
            <text:p>0.9806</text:p>
          </table:table-cell>
          <table:table-cell office:value-type="float" office:value="12.651">
            <text:p>12.651</text:p>
          </table:table-cell>
          <table:table-cell office:value-type="float" office:value="13.258">
            <text:p>13.258</text:p>
          </table:table-cell>
          <table:table-cell office:value-type="float" office:value="-74376">
            <text:p>-7437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1T22:07:07</text:p>
          </table:table-cell>
          <table:table-cell office:value-type="float" office:value="1644635227">
            <text:p>1644635227</text:p>
          </table:table-cell>
          <table:table-cell office:value-type="float" office:value="14.01">
            <text:p>14.01</text:p>
          </table:table-cell>
          <table:table-cell office:value-type="float" office:value="13.249">
            <text:p>13.249</text:p>
          </table:table-cell>
          <table:table-cell office:value-type="float" office:value="-0.058">
            <text:p>-0.058</text:p>
          </table:table-cell>
          <table:table-cell office:value-type="float" office:value="0.8291">
            <text:p>0.8291</text:p>
          </table:table-cell>
          <table:table-cell office:value-type="float" office:value="0.9606">
            <text:p>0.9606</text:p>
          </table:table-cell>
          <table:table-cell office:value-type="float" office:value="12.735">
            <text:p>12.735</text:p>
          </table:table-cell>
          <table:table-cell office:value-type="float" office:value="13.25">
            <text:p>13.25</text:p>
          </table:table-cell>
          <table:table-cell office:value-type="float" office:value="-74472">
            <text:p>-7447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1T22:37:07</text:p>
          </table:table-cell>
          <table:table-cell office:value-type="float" office:value="1644637027">
            <text:p>1644637027</text:p>
          </table:table-cell>
          <table:table-cell office:value-type="float" office:value="13.343">
            <text:p>13.343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363">
            <text:p>0.8363</text:p>
          </table:table-cell>
          <table:table-cell office:value-type="float" office:value="0.9663">
            <text:p>0.9663</text:p>
          </table:table-cell>
          <table:table-cell office:value-type="float" office:value="12.693">
            <text:p>12.693</text:p>
          </table:table-cell>
          <table:table-cell office:value-type="float" office:value="13.258">
            <text:p>13.258</text:p>
          </table:table-cell>
          <table:table-cell office:value-type="float" office:value="-74592">
            <text:p>-7459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1T23:07:07</text:p>
          </table:table-cell>
          <table:table-cell office:value-type="float" office:value="1644638827">
            <text:p>1644638827</text:p>
          </table:table-cell>
          <table:table-cell office:value-type="float" office:value="11.993">
            <text:p>11.993</text:p>
          </table:table-cell>
          <table:table-cell office:value-type="float" office:value="13.253">
            <text:p>13.253</text:p>
          </table:table-cell>
          <table:table-cell office:value-type="float" office:value="-0.058">
            <text:p>-0.058</text:p>
          </table:table-cell>
          <table:table-cell office:value-type="float" office:value="0.8513">
            <text:p>0.8513</text:p>
          </table:table-cell>
          <table:table-cell office:value-type="float" office:value="0.9772">
            <text:p>0.9772</text:p>
          </table:table-cell>
          <table:table-cell office:value-type="float" office:value="12.641">
            <text:p>12.641</text:p>
          </table:table-cell>
          <table:table-cell office:value-type="float" office:value="13.254">
            <text:p>13.254</text:p>
          </table:table-cell>
          <table:table-cell office:value-type="float" office:value="-74688">
            <text:p>-74688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1T23:37:07</text:p>
          </table:table-cell>
          <table:table-cell office:value-type="float" office:value="1644640627">
            <text:p>1644640627</text:p>
          </table:table-cell>
          <table:table-cell office:value-type="float" office:value="10.835">
            <text:p>10.83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642">
            <text:p>0.8642</text:p>
          </table:table-cell>
          <table:table-cell office:value-type="float" office:value="0.9811">
            <text:p>0.9811</text:p>
          </table:table-cell>
          <table:table-cell office:value-type="float" office:value="12.627">
            <text:p>12.627</text:p>
          </table:table-cell>
          <table:table-cell office:value-type="float" office:value="13.246">
            <text:p>13.246</text:p>
          </table:table-cell>
          <table:table-cell office:value-type="float" office:value="-74808">
            <text:p>-74808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2T00:07:07</text:p>
          </table:table-cell>
          <table:table-cell office:value-type="float" office:value="1644642427">
            <text:p>1644642427</text:p>
          </table:table-cell>
          <table:table-cell office:value-type="float" office:value="9.965">
            <text:p>9.96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737">
            <text:p>0.8737</text:p>
          </table:table-cell>
          <table:table-cell office:value-type="float" office:value="0.9829">
            <text:p>0.9829</text:p>
          </table:table-cell>
          <table:table-cell office:value-type="float" office:value="12.634">
            <text:p>12.634</text:p>
          </table:table-cell>
          <table:table-cell office:value-type="float" office:value="13.246">
            <text:p>13.246</text:p>
          </table:table-cell>
          <table:table-cell office:value-type="float" office:value="-74904">
            <text:p>-7490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2T00:37:07</text:p>
          </table:table-cell>
          <table:table-cell office:value-type="float" office:value="1644644227">
            <text:p>1644644227</text:p>
          </table:table-cell>
          <table:table-cell office:value-type="float" office:value="9.848">
            <text:p>9.848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755">
            <text:p>0.8755</text:p>
          </table:table-cell>
          <table:table-cell office:value-type="float" office:value="0.9828">
            <text:p>0.9828</text:p>
          </table:table-cell>
          <table:table-cell office:value-type="float" office:value="12.65">
            <text:p>12.65</text:p>
          </table:table-cell>
          <table:table-cell office:value-type="float" office:value="13.242">
            <text:p>13.242</text:p>
          </table:table-cell>
          <table:table-cell office:value-type="float" office:value="-75024">
            <text:p>-7502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2T01:07:08</text:p>
          </table:table-cell>
          <table:table-cell office:value-type="float" office:value="1644646028">
            <text:p>1644646028</text:p>
          </table:table-cell>
          <table:table-cell office:value-type="float" office:value="13.205">
            <text:p>13.205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379">
            <text:p>0.8379</text:p>
          </table:table-cell>
          <table:table-cell office:value-type="float" office:value="0.9653">
            <text:p>0.9653</text:p>
          </table:table-cell>
          <table:table-cell office:value-type="float" office:value="12.688">
            <text:p>12.688</text:p>
          </table:table-cell>
          <table:table-cell office:value-type="float" office:value="13.242">
            <text:p>13.242</text:p>
          </table:table-cell>
          <table:table-cell office:value-type="float" office:value="-75120">
            <text:p>-75120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2T01:37:08</text:p>
          </table:table-cell>
          <table:table-cell office:value-type="float" office:value="1644647828">
            <text:p>1644647828</text:p>
          </table:table-cell>
          <table:table-cell office:value-type="float" office:value="13.94">
            <text:p>13.94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28">
            <text:p>0.828</text:p>
          </table:table-cell>
          <table:table-cell office:value-type="float" office:value="0.9557">
            <text:p>0.9557</text:p>
          </table:table-cell>
          <table:table-cell office:value-type="float" office:value="12.722">
            <text:p>12.722</text:p>
          </table:table-cell>
          <table:table-cell office:value-type="float" office:value="13.237">
            <text:p>13.237</text:p>
          </table:table-cell>
          <table:table-cell office:value-type="float" office:value="-75240">
            <text:p>-7524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2T02:07:08</text:p>
          </table:table-cell>
          <table:table-cell office:value-type="float" office:value="1644649628">
            <text:p>1644649628</text:p>
          </table:table-cell>
          <table:table-cell office:value-type="float" office:value="12.973">
            <text:p>12.973</text:p>
          </table:table-cell>
          <table:table-cell office:value-type="float" office:value="13.232">
            <text:p>13.232</text:p>
          </table:table-cell>
          <table:table-cell office:value-type="float" office:value="-0.058">
            <text:p>-0.058</text:p>
          </table:table-cell>
          <table:table-cell office:value-type="float" office:value="0.8386">
            <text:p>0.8386</text:p>
          </table:table-cell>
          <table:table-cell office:value-type="float" office:value="0.9634">
            <text:p>0.9634</text:p>
          </table:table-cell>
          <table:table-cell office:value-type="float" office:value="12.666">
            <text:p>12.666</text:p>
          </table:table-cell>
          <table:table-cell office:value-type="float" office:value="13.232">
            <text:p>13.232</text:p>
          </table:table-cell>
          <table:table-cell office:value-type="float" office:value="-75336">
            <text:p>-75336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2T02:37:08</text:p>
          </table:table-cell>
          <table:table-cell office:value-type="float" office:value="1644651428">
            <text:p>1644651428</text:p>
          </table:table-cell>
          <table:table-cell office:value-type="float" office:value="11.977">
            <text:p>11.977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498">
            <text:p>0.8498</text:p>
          </table:table-cell>
          <table:table-cell office:value-type="float" office:value="0.9719">
            <text:p>0.9719</text:p>
          </table:table-cell>
          <table:table-cell office:value-type="float" office:value="12.63">
            <text:p>12.63</text:p>
          </table:table-cell>
          <table:table-cell office:value-type="float" office:value="13.237">
            <text:p>13.237</text:p>
          </table:table-cell>
          <table:table-cell office:value-type="float" office:value="-75456">
            <text:p>-75456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2T03:07:08</text:p>
          </table:table-cell>
          <table:table-cell office:value-type="float" office:value="1644653228">
            <text:p>1644653228</text:p>
          </table:table-cell>
          <table:table-cell office:value-type="float" office:value="11.278">
            <text:p>11.278</text:p>
          </table:table-cell>
          <table:table-cell office:value-type="float" office:value="13.227">
            <text:p>13.227</text:p>
          </table:table-cell>
          <table:table-cell office:value-type="float" office:value="-0.058">
            <text:p>-0.058</text:p>
          </table:table-cell>
          <table:table-cell office:value-type="float" office:value="0.8576">
            <text:p>0.8576</text:p>
          </table:table-cell>
          <table:table-cell office:value-type="float" office:value="0.9762">
            <text:p>0.9762</text:p>
          </table:table-cell>
          <table:table-cell office:value-type="float" office:value="12.617">
            <text:p>12.617</text:p>
          </table:table-cell>
          <table:table-cell office:value-type="float" office:value="13.228">
            <text:p>13.228</text:p>
          </table:table-cell>
          <table:table-cell office:value-type="float" office:value="-75552">
            <text:p>-7555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2T03:37:08</text:p>
          </table:table-cell>
          <table:table-cell office:value-type="float" office:value="1644655028">
            <text:p>1644655028</text:p>
          </table:table-cell>
          <table:table-cell office:value-type="float" office:value="10.775">
            <text:p>10.775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29">
            <text:p>0.8629</text:p>
          </table:table-cell>
          <table:table-cell office:value-type="float" office:value="0.9789">
            <text:p>0.9789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672">
            <text:p>-75672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2T04:07:08</text:p>
          </table:table-cell>
          <table:table-cell office:value-type="float" office:value="1644656828">
            <text:p>1644656828</text:p>
          </table:table-cell>
          <table:table-cell office:value-type="float" office:value="10.427">
            <text:p>10.427</text:p>
          </table:table-cell>
          <table:table-cell office:value-type="float" office:value="13.223">
            <text:p>13.223</text:p>
          </table:table-cell>
          <table:table-cell office:value-type="float" office:value="-0.058">
            <text:p>-0.058</text:p>
          </table:table-cell>
          <table:table-cell office:value-type="float" office:value="0.8666">
            <text:p>0.8666</text:p>
          </table:table-cell>
          <table:table-cell office:value-type="float" office:value="0.9802">
            <text:p>0.9802</text:p>
          </table:table-cell>
          <table:table-cell office:value-type="float" office:value="12.612">
            <text:p>12.612</text:p>
          </table:table-cell>
          <table:table-cell office:value-type="float" office:value="13.224">
            <text:p>13.224</text:p>
          </table:table-cell>
          <table:table-cell office:value-type="float" office:value="-75768">
            <text:p>-75768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2T04:37:08</text:p>
          </table:table-cell>
          <table:table-cell office:value-type="float" office:value="1644658628">
            <text:p>1644658628</text:p>
          </table:table-cell>
          <table:table-cell office:value-type="float" office:value="10.147">
            <text:p>10.147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94">
            <text:p>0.8694</text:p>
          </table:table-cell>
          <table:table-cell office:value-type="float" office:value="0.9806">
            <text:p>0.9806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888">
            <text:p>-7588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2T05:07:08</text:p>
          </table:table-cell>
          <table:table-cell office:value-type="float" office:value="1644660428">
            <text:p>1644660428</text:p>
          </table:table-cell>
          <table:table-cell office:value-type="float" office:value="9.932">
            <text:p>9.932</text:p>
          </table:table-cell>
          <table:table-cell office:value-type="float" office:value="13.215">
            <text:p>13.215</text:p>
          </table:table-cell>
          <table:table-cell office:value-type="float" office:value="-0.058">
            <text:p>-0.058</text:p>
          </table:table-cell>
          <table:table-cell office:value-type="float" office:value="0.8716">
            <text:p>0.8716</text:p>
          </table:table-cell>
          <table:table-cell office:value-type="float" office:value="0.9808">
            <text:p>0.9808</text:p>
          </table:table-cell>
          <table:table-cell office:value-type="float" office:value="12.617">
            <text:p>12.617</text:p>
          </table:table-cell>
          <table:table-cell office:value-type="float" office:value="13.216">
            <text:p>13.216</text:p>
          </table:table-cell>
          <table:table-cell office:value-type="float" office:value="-75984">
            <text:p>-75984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2T05:37:08</text:p>
          </table:table-cell>
          <table:table-cell office:value-type="float" office:value="1644662228">
            <text:p>1644662228</text:p>
          </table:table-cell>
          <table:table-cell office:value-type="float" office:value="9.755">
            <text:p>9.755</text:p>
          </table:table-cell>
          <table:table-cell office:value-type="float" office:value="13.206">
            <text:p>13.206</text:p>
          </table:table-cell>
          <table:table-cell office:value-type="float" office:value="-0.058">
            <text:p>-0.058</text:p>
          </table:table-cell>
          <table:table-cell office:value-type="float" office:value="0.8732">
            <text:p>0.8732</text:p>
          </table:table-cell>
          <table:table-cell office:value-type="float" office:value="0.9808">
            <text:p>0.9808</text:p>
          </table:table-cell>
          <table:table-cell office:value-type="float" office:value="12.627">
            <text:p>12.627</text:p>
          </table:table-cell>
          <table:table-cell office:value-type="float" office:value="13.207">
            <text:p>13.207</text:p>
          </table:table-cell>
          <table:table-cell office:value-type="float" office:value="-76104">
            <text:p>-76104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2T06:07:08</text:p>
          </table:table-cell>
          <table:table-cell office:value-type="float" office:value="1644664028">
            <text:p>1644664028</text:p>
          </table:table-cell>
          <table:table-cell office:value-type="float" office:value="9.62">
            <text:p>9.62</text:p>
          </table:table-cell>
          <table:table-cell office:value-type="float" office:value="13.202">
            <text:p>13.202</text:p>
          </table:table-cell>
          <table:table-cell office:value-type="float" office:value="-0.058">
            <text:p>-0.058</text:p>
          </table:table-cell>
          <table:table-cell office:value-type="float" office:value="0.8745">
            <text:p>0.8745</text:p>
          </table:table-cell>
          <table:table-cell office:value-type="float" office:value="0.9805">
            <text:p>0.9805</text:p>
          </table:table-cell>
          <table:table-cell office:value-type="float" office:value="12.635">
            <text:p>12.635</text:p>
          </table:table-cell>
          <table:table-cell office:value-type="float" office:value="13.203">
            <text:p>13.203</text:p>
          </table:table-cell>
          <table:table-cell office:value-type="float" office:value="-76200">
            <text:p>-76200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2T06:37:09</text:p>
          </table:table-cell>
          <table:table-cell office:value-type="float" office:value="1644665829">
            <text:p>1644665829</text:p>
          </table:table-cell>
          <table:table-cell office:value-type="float" office:value="10.097">
            <text:p>10.097</text:p>
          </table:table-cell>
          <table:table-cell office:value-type="float" office:value="13.21">
            <text:p>13.21</text:p>
          </table:table-cell>
          <table:table-cell office:value-type="float" office:value="-0.058">
            <text:p>-0.058</text:p>
          </table:table-cell>
          <table:table-cell office:value-type="float" office:value="0.8699">
            <text:p>0.8699</text:p>
          </table:table-cell>
          <table:table-cell office:value-type="float" office:value="0.9801">
            <text:p>0.9801</text:p>
          </table:table-cell>
          <table:table-cell office:value-type="float" office:value="12.615">
            <text:p>12.615</text:p>
          </table:table-cell>
          <table:table-cell office:value-type="float" office:value="13.211">
            <text:p>13.211</text:p>
          </table:table-cell>
          <table:table-cell office:value-type="float" office:value="-76320">
            <text:p>-76320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2T07:07:09</text:p>
          </table:table-cell>
          <table:table-cell office:value-type="float" office:value="1644667629">
            <text:p>1644667629</text:p>
          </table:table-cell>
          <table:table-cell office:value-type="float" office:value="14.055">
            <text:p>14.055</text:p>
          </table:table-cell>
          <table:table-cell office:value-type="float" office:value="13.197">
            <text:p>13.197</text:p>
          </table:table-cell>
          <table:table-cell office:value-type="float" office:value="-0.058">
            <text:p>-0.058</text:p>
          </table:table-cell>
          <table:table-cell office:value-type="float" office:value="0.8251">
            <text:p>0.8251</text:p>
          </table:table-cell>
          <table:table-cell office:value-type="float" office:value="0.9445">
            <text:p>0.9445</text:p>
          </table:table-cell>
          <table:table-cell office:value-type="float" office:value="12.724">
            <text:p>12.724</text:p>
          </table:table-cell>
          <table:table-cell office:value-type="float" office:value="13.2">
            <text:p>13.2</text:p>
          </table:table-cell>
          <table:table-cell office:value-type="float" office:value="-76560">
            <text:p>-7656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2T07:37:09</text:p>
          </table:table-cell>
          <table:table-cell office:value-type="float" office:value="1644669429">
            <text:p>1644669429</text:p>
          </table:table-cell>
          <table:table-cell office:value-type="float" office:value="14.712">
            <text:p>14.712</text:p>
          </table:table-cell>
          <table:table-cell office:value-type="float" office:value="13.215">
            <text:p>13.215</text:p>
          </table:table-cell>
          <table:table-cell office:value-type="float" office:value="0.248">
            <text:p>0.248</text:p>
          </table:table-cell>
          <table:table-cell office:value-type="float" office:value="0.8158">
            <text:p>0.8158</text:p>
          </table:table-cell>
          <table:table-cell office:value-type="float" office:value="0.9387">
            <text:p>0.9387</text:p>
          </table:table-cell>
          <table:table-cell office:value-type="float" office:value="12.766">
            <text:p>12.766</text:p>
          </table:table-cell>
          <table:table-cell office:value-type="float" office:value="13.212">
            <text:p>13.212</text:p>
          </table:table-cell>
          <table:table-cell office:value-type="float" office:value="-76464">
            <text:p>-7646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2T08:07:09</text:p>
          </table:table-cell>
          <table:table-cell office:value-type="float" office:value="1644671229">
            <text:p>1644671229</text:p>
          </table:table-cell>
          <table:table-cell office:value-type="float" office:value="13.595">
            <text:p>13.595</text:p>
          </table:table-cell>
          <table:table-cell office:value-type="float" office:value="13.241">
            <text:p>13.241</text:p>
          </table:table-cell>
          <table:table-cell office:value-type="float" office:value="0.557">
            <text:p>0.557</text:p>
          </table:table-cell>
          <table:table-cell office:value-type="float" office:value="0.8305">
            <text:p>0.8305</text:p>
          </table:table-cell>
          <table:table-cell office:value-type="float" office:value="0.9582">
            <text:p>0.9582</text:p>
          </table:table-cell>
          <table:table-cell office:value-type="float" office:value="12.693">
            <text:p>12.693</text:p>
          </table:table-cell>
          <table:table-cell office:value-type="float" office:value="13.234">
            <text:p>13.234</text:p>
          </table:table-cell>
          <table:table-cell office:value-type="float" office:value="-75744">
            <text:p>-75744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2T08:37:09</text:p>
          </table:table-cell>
          <table:table-cell office:value-type="float" office:value="1644673029">
            <text:p>1644673029</text:p>
          </table:table-cell>
          <table:table-cell office:value-type="float" office:value="12.657">
            <text:p>12.657</text:p>
          </table:table-cell>
          <table:table-cell office:value-type="float" office:value="13.301">
            <text:p>13.301</text:p>
          </table:table-cell>
          <table:table-cell office:value-type="float" office:value="1.173">
            <text:p>1.173</text:p>
          </table:table-cell>
          <table:table-cell office:value-type="float" office:value="0.8464">
            <text:p>0.8464</text:p>
          </table:table-cell>
          <table:table-cell office:value-type="float" office:value="0.9807">
            <text:p>0.9807</text:p>
          </table:table-cell>
          <table:table-cell office:value-type="float" office:value="12.675">
            <text:p>12.675</text:p>
          </table:table-cell>
          <table:table-cell office:value-type="float" office:value="13.287">
            <text:p>13.287</text:p>
          </table:table-cell>
          <table:table-cell office:value-type="float" office:value="-73752">
            <text:p>-7375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2T09:07:12</text:p>
          </table:table-cell>
          <table:table-cell office:value-type="float" office:value="1644674832">
            <text:p>1644674832</text:p>
          </table:table-cell>
          <table:table-cell office:value-type="float" office:value="12.022">
            <text:p>12.022</text:p>
          </table:table-cell>
          <table:table-cell office:value-type="float" office:value="13.37">
            <text:p>13.37</text:p>
          </table:table-cell>
          <table:table-cell office:value-type="float" office:value="2.037">
            <text:p>2.037</text:p>
          </table:table-cell>
          <table:table-cell office:value-type="float" office:value="0.8604">
            <text:p>0.8604</text:p>
          </table:table-cell>
          <table:table-cell office:value-type="float" office:value="0.9859">
            <text:p>0.9859</text:p>
          </table:table-cell>
          <table:table-cell office:value-type="float" office:value="12.702">
            <text:p>12.702</text:p>
          </table:table-cell>
          <table:table-cell office:value-type="float" office:value="13.345">
            <text:p>13.345</text:p>
          </table:table-cell>
          <table:table-cell office:value-type="float" office:value="-70968">
            <text:p>-70968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2T09:37:12</text:p>
          </table:table-cell>
          <table:table-cell office:value-type="float" office:value="1644676632">
            <text:p>1644676632</text:p>
          </table:table-cell>
          <table:table-cell office:value-type="float" office:value="11.747">
            <text:p>11.747</text:p>
          </table:table-cell>
          <table:table-cell office:value-type="float" office:value="13.443">
            <text:p>13.443</text:p>
          </table:table-cell>
          <table:table-cell office:value-type="float" office:value="3.763">
            <text:p>3.763</text:p>
          </table:table-cell>
          <table:table-cell office:value-type="float" office:value="1">
            <text:p>1</text:p>
          </table:table-cell>
          <table:table-cell office:value-type="float" office:value="0.9896">
            <text:p>0.9896</text:p>
          </table:table-cell>
          <table:table-cell office:value-type="float" office:value="13.577">
            <text:p>13.577</text:p>
          </table:table-cell>
          <table:table-cell office:value-type="float" office:value="13.398">
            <text:p>13.398</text:p>
          </table:table-cell>
          <table:table-cell office:value-type="float" office:value="-69672">
            <text:p>-6967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2T10:07:12</text:p>
          </table:table-cell>
          <table:table-cell office:value-type="float" office:value="1644678432">
            <text:p>1644678432</text:p>
          </table:table-cell>
          <table:table-cell office:value-type="float" office:value="12.497">
            <text:p>12.497</text:p>
          </table:table-cell>
          <table:table-cell office:value-type="float" office:value="13.464">
            <text:p>13.464</text:p>
          </table:table-cell>
          <table:table-cell office:value-type="float" office:value="5.305">
            <text:p>5.305</text:p>
          </table:table-cell>
          <table:table-cell office:value-type="float" office:value="0.9974">
            <text:p>0.9974</text:p>
          </table:table-cell>
          <table:table-cell office:value-type="float" office:value="0.9889">
            <text:p>0.9889</text:p>
          </table:table-cell>
          <table:table-cell office:value-type="float" office:value="13.568">
            <text:p>13.568</text:p>
          </table:table-cell>
          <table:table-cell office:value-type="float" office:value="13.402">
            <text:p>13.402</text:p>
          </table:table-cell>
          <table:table-cell office:value-type="float" office:value="-67464">
            <text:p>-67464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2T10:37:13</text:p>
          </table:table-cell>
          <table:table-cell office:value-type="float" office:value="1644680233">
            <text:p>1644680233</text:p>
          </table:table-cell>
          <table:table-cell office:value-type="float" office:value="12.562">
            <text:p>12.562</text:p>
          </table:table-cell>
          <table:table-cell office:value-type="float" office:value="13.404">
            <text:p>13.404</text:p>
          </table:table-cell>
          <table:table-cell office:value-type="float" office:value="2.592">
            <text:p>2.592</text:p>
          </table:table-cell>
          <table:table-cell office:value-type="float" office:value="1">
            <text:p>1</text:p>
          </table:table-cell>
          <table:table-cell office:value-type="float" office:value="0.9864">
            <text:p>0.9864</text:p>
          </table:table-cell>
          <table:table-cell office:value-type="float" office:value="13.613">
            <text:p>13.613</text:p>
          </table:table-cell>
          <table:table-cell office:value-type="float" office:value="13.371">
            <text:p>13.371</text:p>
          </table:table-cell>
          <table:table-cell office:value-type="float" office:value="-65928">
            <text:p>-6592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2T11:07:13</text:p>
          </table:table-cell>
          <table:table-cell office:value-type="float" office:value="1644682033">
            <text:p>1644682033</text:p>
          </table:table-cell>
          <table:table-cell office:value-type="float" office:value="12.937">
            <text:p>12.937</text:p>
          </table:table-cell>
          <table:table-cell office:value-type="float" office:value="13.464">
            <text:p>13.464</text:p>
          </table:table-cell>
          <table:table-cell office:value-type="float" office:value="3.948">
            <text:p>3.948</text:p>
          </table:table-cell>
          <table:table-cell office:value-type="float" office:value="1">
            <text:p>1</text:p>
          </table:table-cell>
          <table:table-cell office:value-type="float" office:value="0.988">
            <text:p>0.988</text:p>
          </table:table-cell>
          <table:table-cell office:value-type="float" office:value="13.629">
            <text:p>13.629</text:p>
          </table:table-cell>
          <table:table-cell office:value-type="float" office:value="13.405">
            <text:p>13.405</text:p>
          </table:table-cell>
          <table:table-cell office:value-type="float" office:value="-63816">
            <text:p>-638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2T11:37:13</text:p>
          </table:table-cell>
          <table:table-cell office:value-type="float" office:value="1644683833">
            <text:p>1644683833</text:p>
          </table:table-cell>
          <table:table-cell office:value-type="float" office:value="14.008">
            <text:p>14.008</text:p>
          </table:table-cell>
          <table:table-cell office:value-type="float" office:value="13.452">
            <text:p>13.452</text:p>
          </table:table-cell>
          <table:table-cell office:value-type="float" office:value="2.407">
            <text:p>2.407</text:p>
          </table:table-cell>
          <table:table-cell office:value-type="float" office:value="0.9953">
            <text:p>0.9953</text:p>
          </table:table-cell>
          <table:table-cell office:value-type="float" office:value="0.9854">
            <text:p>0.9854</text:p>
          </table:table-cell>
          <table:table-cell office:value-type="float" office:value="13.593">
            <text:p>13.593</text:p>
          </table:table-cell>
          <table:table-cell office:value-type="float" office:value="13.411">
            <text:p>13.411</text:p>
          </table:table-cell>
          <table:table-cell office:value-type="float" office:value="-63120">
            <text:p>-6312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2T12:07:13</text:p>
          </table:table-cell>
          <table:table-cell office:value-type="float" office:value="1644685633">
            <text:p>1644685633</text:p>
          </table:table-cell>
          <table:table-cell office:value-type="float" office:value="15.512">
            <text:p>15.512</text:p>
          </table:table-cell>
          <table:table-cell office:value-type="float" office:value="13.46">
            <text:p>13.46</text:p>
          </table:table-cell>
          <table:table-cell office:value-type="float" office:value="2.345">
            <text:p>2.345</text:p>
          </table:table-cell>
          <table:table-cell office:value-type="float" office:value="0.9956">
            <text:p>0.9956</text:p>
          </table:table-cell>
          <table:table-cell office:value-type="float" office:value="0.9836">
            <text:p>0.9836</text:p>
          </table:table-cell>
          <table:table-cell office:value-type="float" office:value="13.66">
            <text:p>13.66</text:p>
          </table:table-cell>
          <table:table-cell office:value-type="float" office:value="13.423">
            <text:p>13.423</text:p>
          </table:table-cell>
          <table:table-cell office:value-type="float" office:value="-56688">
            <text:p>-56688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2T12:37:13</text:p>
          </table:table-cell>
          <table:table-cell office:value-type="float" office:value="1644687433">
            <text:p>1644687433</text:p>
          </table:table-cell>
          <table:table-cell office:value-type="float" office:value="15.812">
            <text:p>15.812</text:p>
          </table:table-cell>
          <table:table-cell office:value-type="float" office:value="13.495">
            <text:p>13.495</text:p>
          </table:table-cell>
          <table:table-cell office:value-type="float" office:value="4.318">
            <text:p>4.318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13.752">
            <text:p>13.752</text:p>
          </table:table-cell>
          <table:table-cell office:value-type="float" office:value="13.454">
            <text:p>13.454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2T13:02:13</text:p>
          </table:table-cell>
          <table:table-cell office:value-type="float" office:value="1644688933">
            <text:p>1644688933</text:p>
          </table:table-cell>
          <table:table-cell office:value-type="float" office:value="15.925">
            <text:p>15.925</text:p>
          </table:table-cell>
          <table:table-cell office:value-type="float" office:value="14.356">
            <text:p>14.356</text:p>
          </table:table-cell>
          <table:table-cell office:value-type="float" office:value="5.058">
            <text:p>5.05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7">
            <text:p>13.757</text:p>
          </table:table-cell>
          <table:table-cell office:value-type="float" office:value="14.284">
            <text:p>14.28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2T13:07:13</text:p>
          </table:table-cell>
          <table:table-cell office:value-type="float" office:value="1644689233">
            <text:p>1644689233</text:p>
          </table:table-cell>
          <table:table-cell office:value-type="float" office:value="15.988">
            <text:p>15.988</text:p>
          </table:table-cell>
          <table:table-cell office:value-type="float" office:value="14.364">
            <text:p>14.364</text:p>
          </table:table-cell>
          <table:table-cell office:value-type="float" office:value="3.147">
            <text:p>3.147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9">
            <text:p>13.759</text:p>
          </table:table-cell>
          <table:table-cell office:value-type="float" office:value="14.32">
            <text:p>14.32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2T13:37:13</text:p>
          </table:table-cell>
          <table:table-cell office:value-type="float" office:value="1644691033">
            <text:p>1644691033</text:p>
          </table:table-cell>
          <table:table-cell office:value-type="float" office:value="16.628">
            <text:p>16.628</text:p>
          </table:table-cell>
          <table:table-cell office:value-type="float" office:value="14.429">
            <text:p>14.429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85">
            <text:p>13.785</text:p>
          </table:table-cell>
          <table:table-cell office:value-type="float" office:value="14.421">
            <text:p>14.421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2T14:07:13</text:p>
          </table:table-cell>
          <table:table-cell office:value-type="float" office:value="1644692833">
            <text:p>1644692833</text:p>
          </table:table-cell>
          <table:table-cell office:value-type="float" office:value="17.385">
            <text:p>17.385</text:p>
          </table:table-cell>
          <table:table-cell office:value-type="float" office:value="14.438">
            <text:p>14.438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15">
            <text:p>13.815</text:p>
          </table:table-cell>
          <table:table-cell office:value-type="float" office:value="14.433">
            <text:p>14.43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2T14:37:13</text:p>
          </table:table-cell>
          <table:table-cell office:value-type="float" office:value="1644694633">
            <text:p>1644694633</text:p>
          </table:table-cell>
          <table:table-cell office:value-type="float" office:value="18.015">
            <text:p>18.015</text:p>
          </table:table-cell>
          <table:table-cell office:value-type="float" office:value="14.433">
            <text:p>14.433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">
            <text:p>13.84</text:p>
          </table:table-cell>
          <table:table-cell office:value-type="float" office:value="14.429">
            <text:p>14.429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2.444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 text:c="2"/>4.172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119282.5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-5.7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17.3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278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33.1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25.47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27.171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6"/>15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29363.3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113164.7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468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198.5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69364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64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1.4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7235</text:p>
          </table:table-cell>
          <table:table-cell office:value-type="string">
            <text:p><text:s/>-0.03512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4.500045</text:p>
          </table:table-cell>
          <table:table-cell office:value-type="string">
            <text:p><text:s/>12.44434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54</text:p>
          </table:table-cell>
          <table:table-cell office:value-type="string">
            <text:p><text:s text:c="2"/>0.00000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278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17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172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487371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4.172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121696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722.12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7950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2305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89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254.0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78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3.1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/>-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 text:c="2"/>4.17197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16198.544</text:p>
          </table:table-cell>
          <table:table-cell office:value-type="string">
            <text:p><text:s/>t_last = <text:s text:c="2"/>5.732</text:p>
          </table:table-cell>
          <table:table-cell office:value-type="string">
            <text:p><text:s/>delta_q_model = -316253.980</text:p>
          </table:table-cell>
          <table:table-cell office:value-type="string">
            <text:p><text:s/>t_last_model = <text:s text:c="2"/>5.732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69364.38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5.732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/>12.444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4.172</text:p>
          </table:table-cell>
          <table:table-cell table:number-columns-repeated="1023"/>
        </table:table-row>
        <table:table-row table:style-name="ro1">
          <table:table-cell office:value-type="string">
            <text:p>vsat = <text:s/>13.326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264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278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5 C" table:style-name="ta2" table:print="false"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1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5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1" table:number-columns-repeated="2"/>
          <table:table-cell>
            <draw:frame table:end-cell-address="'5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6" xlink:type="simple" xlink:show="embed" xlink:actuate="onLoad">
                <text:p/>
              </draw:object-ole>
              <draw:image xlink:href="./ObjectReplacements/Object 6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style-name="Default" table:formula="of:=[.M3]" office:value-type="float" office:value="0">
            <text:p>0</text:p>
          </table:table-cell>
          <table:table-cell table:style-name="Default" table:formula="of:=[.M2]+[.$V$3]" office:value-type="float" office:value="-0.13">
            <text:p>-0.13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3508352">
            <text:p>14.43508352</text:p>
          </table:table-cell>
          <table:table-cell table:formula="of:=[.O2]" office:value-type="float" office:value="0">
            <text:p>0</text:p>
          </table:table-cell>
          <table:table-cell table:style-name="ce1" table:formula="of:=360000*(1-0.01*([.E2]-25))*[.$V$9]" office:value-type="float" office:value="416327.544">
            <text:p>416327.544</text:p>
          </table:table-cell>
          <table:table-cell table:formula="of:=[.R2]+[.S2]" office:value-type="float" office:value="416327.544">
            <text:p>416327.544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5)*[.$AC$1]" office:value-type="float" office:value="14.38182352">
            <text:p>14.4</text:p>
          </table:table-cell>
          <table:table-cell table:formula="of:=[.F2]-[.K2]" office:value-type="float" office:value="0.00400000000000134">
            <text:p>0.004</text:p>
          </table:table-cell>
          <table:table-cell table:formula="of:=[.Z2]/[.G2]" office:value-type="float" office:value="0.0161290322580699">
            <text:p>0.0161290323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-0.15">
            <text:p>-0.1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2]" office:value-type="float" office:value="0">
            <text:p>0</text:p>
          </table:table-cell>
          <table:table-cell table:formula="of:=[.F2]*[.G2]" office:value-type="float" office:value="3.580624">
            <text:p>3.580624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style-name="Default" table:formula="of:=([.L3]-[.L2])/([.A3]-[.A2])/3600" office:value-type="float" office:value="0">
            <text:p>0</text:p>
          </table:table-cell>
          <table:table-cell table:style-name="Default" table:formula="of:=[.M3]+[.$V$3]" office:value-type="float" office:value="-0.13">
            <text:p>-0.13</text:p>
          </table:table-cell>
          <table:table-cell table:style-name="Default" table:formula="of:=([.N3]*3600*([.A3]-[.A2]))*[.$V$7]/[.$V$5]+[.O2]" office:value-type="float" office:value="-258.134529147982">
            <text:p>-258.134529148</text:p>
          </table:table-cell>
          <table:table-cell/>
          <table:table-cell table:formula="of:=[.F3]-[.G3]*[.$AN$2]" office:value-type="float" office:value="14.4423544">
            <text:p>14.4423544</text:p>
          </table:table-cell>
          <table:table-cell table:formula="of:=[.O3]" office:value-type="float" office:value="-258.134529147982">
            <text:p>-258.134529148</text:p>
          </table:table-cell>
          <table:table-cell table:style-name="ce1" table:formula="of:=360000*(1-0.01*([.E3]-25))*[.$V$9]" office:value-type="float" office:value="416093.4">
            <text:p>416093.4</text:p>
          </table:table-cell>
          <table:table-cell table:formula="of:=[.R3]+[.S3]" office:value-type="float" office:value="415835.265470852">
            <text:p>415835.265470852</text:p>
            <draw:frame table:end-cell-address="'5 C'.AA18" table:end-x="0.5618in" table:end-y="0.0039in" draw:z-index="4" draw:name="Chart 5" draw:style-name="gr1" draw:text-style-name="P1" svg:width="4.6307in" svg:height="2.5469in" svg:x="0.1461in" svg:y="0.124in">
              <draw:object-ole draw:class-id="00000000-0000-0000-0000-000000000000" xlink:href="./Object 5" xlink:type="simple" xlink:show="embed" xlink:actuate="onLoad">
                <text:p/>
              </draw:object-ole>
              <draw:image xlink:href="./ObjectReplacements/Object 5" xlink:type="simple" xlink:show="embed" xlink:actuate="onLoad"/>
            </draw:frame>
          </table:table-cell>
          <table:table-cell table:formula="of:=[.T3]/[.S3]" office:value-type="float" office:value="0.999379623591367">
            <text:p>0.9993796236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5)*[.$AC$1]" office:value-type="float" office:value="14.3888544">
            <text:p>14.4</text:p>
          </table:table-cell>
          <table:table-cell table:formula="of:=[.F3]-[.K3]" office:value-type="float" office:value="0.00300000000000011">
            <text:p>0.003</text:p>
          </table:table-cell>
          <table:table-cell table:formula="of:=[.Z3]/[.G3]" office:value-type="float" office:value="0.00967741935483908">
            <text:p>0.0096774194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3]" office:value-type="float" office:value="0.5">
            <text:p>0.5</text:p>
          </table:table-cell>
          <table:table-cell table:formula="of:=[.F3]*[.G3]" office:value-type="float" office:value="4.47826">
            <text:p>4.47826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1.00027777777778">
            <text:p>1.0002777778</text:p>
          </table:table-cell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  <draw:frame table:end-cell-address="'5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2" xlink:type="simple" xlink:show="embed" xlink:actuate="onLoad">
                <text:p/>
              </draw:object-ole>
              <draw:image xlink:href="./ObjectReplacements/Object 2" xlink:type="simple" xlink:show="embed" xlink:actuate="onLoad"/>
            </draw:frame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style-name="Default" table:formula="of:=([.L4]-[.L3])/([.A4]-[.A3])/3600" office:value-type="float" office:value="0">
            <text:p>0</text:p>
          </table:table-cell>
          <table:table-cell table:style-name="Default" table:formula="of:=[.M4]+[.$V$3]" office:value-type="float" office:value="-0.13">
            <text:p>-0.13</text:p>
          </table:table-cell>
          <table:table-cell table:style-name="Default" table:formula="of:=([.N4]*3600*([.A4]-[.A3]))*[.$V$7]/[.$V$5]+[.O3]" office:value-type="float" office:value="-516.412466367713">
            <text:p>-516.4124663677</text:p>
          </table:table-cell>
          <table:table-cell/>
          <table:table-cell table:formula="of:=[.F4]-[.G4]*[.$AN$2]" office:value-type="float" office:value="14.43762528">
            <text:p>14.43762528</text:p>
          </table:table-cell>
          <table:table-cell table:formula="of:=[.O4]" office:value-type="float" office:value="-516.412466367713">
            <text:p>-516.4124663677</text:p>
          </table:table-cell>
          <table:table-cell table:style-name="ce1" table:formula="of:=360000*(1-0.01*([.E4]-25))*[.$V$9]" office:value-type="float" office:value="416105.1072">
            <text:p>416105.1072</text:p>
          </table:table-cell>
          <table:table-cell table:formula="of:=[.R4]+[.S4]" office:value-type="float" office:value="415588.694733632">
            <text:p>415588.694733632</text:p>
          </table:table-cell>
          <table:table-cell table:formula="of:=[.T4]/[.S4]" office:value-type="float" office:value="0.998758937447698">
            <text:p>0.9987589374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5)*[.$AC$1]" office:value-type="float" office:value="14.38413728">
            <text:p>14.4</text:p>
          </table:table-cell>
          <table:table-cell table:formula="of:=[.F4]-[.K4]" office:value-type="float" office:value="0.00399999999999956">
            <text:p>0.004</text:p>
          </table:table-cell>
          <table:table-cell table:formula="of:=[.Z4]/[.G4]" office:value-type="float" office:value="0.0107526881720418">
            <text:p>0.0107526882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/>
          <table:table-cell table:formula="of:=[.A4]" office:value-type="float" office:value="1.00027777777778">
            <text:p>1.0002777778</text:p>
          </table:table-cell>
          <table:table-cell table:formula="of:=[.F4]*[.G4]" office:value-type="float" office:value="5.372424">
            <text:p>5.372424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style-name="Default" table:formula="of:=([.L5]-[.L4])/([.A5]-[.A4])/3600" office:value-type="float" office:value="0">
            <text:p>0</text:p>
          </table:table-cell>
          <table:table-cell table:style-name="Default" table:formula="of:=[.M5]+[.$V$3]" office:value-type="float" office:value="-0.13">
            <text:p>-0.13</text:p>
          </table:table-cell>
          <table:table-cell table:style-name="Default" table:formula="of:=([.N5]*3600*([.A5]-[.A4]))*[.$V$7]/[.$V$5]+[.O4]" office:value-type="float" office:value="-774.546995515695">
            <text:p>-774.5469955157</text:p>
          </table:table-cell>
          <table:table-cell/>
          <table:table-cell table:formula="of:=[.F5]-[.G5]*[.$AN$2]" office:value-type="float" office:value="14.37480088">
            <text:p>14.37480088</text:p>
          </table:table-cell>
          <table:table-cell table:formula="of:=[.O5]" office:value-type="float" office:value="-774.546995515695">
            <text:p>-774.5469955157</text:p>
          </table:table-cell>
          <table:table-cell table:style-name="ce1" table:formula="of:=360000*(1-0.01*([.E5]-25))*[.$V$9]" office:value-type="float" office:value="416768.5152">
            <text:p>416768.5152</text:p>
          </table:table-cell>
          <table:table-cell table:formula="of:=[.R5]+[.S5]" office:value-type="float" office:value="415993.968204484">
            <text:p>415993.968204484</text:p>
          </table:table-cell>
          <table:table-cell table:formula="of:=[.T5]/[.S5]" office:value-type="float" office:value="0.99814154148582">
            <text:p>0.9981415415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5)*[.$AC$1]" office:value-type="float" office:value="14.32199288">
            <text:p>14.3</text:p>
          </table:table-cell>
          <table:table-cell table:formula="of:=[.F5]-[.K5]" office:value-type="float" office:value="0.00200000000000067">
            <text:p>0.002</text:p>
          </table:table-cell>
          <table:table-cell table:formula="of:=[.Z5]/[.G5]" office:value-type="float" office:value="0.010695187165779">
            <text:p>0.0106951872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9.5">
            <text:p>9.5</text:p>
          </table:table-cell>
          <table:table-cell table:style-name="ce6" office:value-type="float" office:value="11.8">
            <text:p>11.8</text:p>
          </table:table-cell>
          <table:table-cell/>
          <table:table-cell table:formula="of:=[.A5]" office:value-type="float" office:value="1.50027777777778">
            <text:p>1.5002777778</text:p>
          </table:table-cell>
          <table:table-cell table:formula="of:=[.F5]*[.G5]" office:value-type="float" office:value="2.688499">
            <text:p>2.688499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style-name="Default" table:formula="of:=([.L6]-[.L5])/([.A6]-[.A5])/3600" office:value-type="float" office:value="-0.0266666666666667">
            <text:p>-0.0266666667</text:p>
          </table:table-cell>
          <table:table-cell table:style-name="Default" table:formula="of:=[.M6]+[.$V$3]" office:value-type="float" office:value="-0.156666666666667">
            <text:p>-0.1566666667</text:p>
          </table:table-cell>
          <table:table-cell table:style-name="Default" table:formula="of:=([.N6]*3600*([.A6]-[.A5]))*[.$V$7]/[.$V$5]+[.O5]" office:value-type="float" office:value="-1085.63219730942">
            <text:p>-1085.6321973094</text:p>
          </table:table-cell>
          <table:table-cell/>
          <table:table-cell table:formula="of:=[.F6]-[.G6]*[.$AN$2]" office:value-type="float" office:value="14.12368208">
            <text:p>14.12368208</text:p>
          </table:table-cell>
          <table:table-cell table:formula="of:=[.O6]" office:value-type="float" office:value="-1085.63219730942">
            <text:p>-1085.6321973094</text:p>
          </table:table-cell>
          <table:table-cell table:style-name="ce1" table:formula="of:=360000*(1-0.01*([.E6]-25))*[.$V$9]" office:value-type="float" office:value="418715.8128">
            <text:p>418715.8128</text:p>
          </table:table-cell>
          <table:table-cell table:formula="of:=[.R6]+[.S6]" office:value-type="float" office:value="417630.180602691">
            <text:p>417630.180602691</text:p>
          </table:table-cell>
          <table:table-cell table:formula="of:=[.T6]/[.S6]" office:value-type="float" office:value="0.997407233822746">
            <text:p>0.9974072338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5)*[.$AC$1]" office:value-type="float" office:value="14.07287008">
            <text:p>14.1</text:p>
          </table:table-cell>
          <table:table-cell table:formula="of:=[.F6]-[.K6]" office:value-type="float" office:value="-0.00100000000000122">
            <text:p>-0.001</text:p>
          </table:table-cell>
          <table:table-cell table:formula="of:=[.Z6]/[.G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1"/>
          <table:table-cell table:style-name="ce7" office:value-type="float" office:value="11.7">
            <text:p>11.7</text:p>
          </table:table-cell>
          <table:table-cell table:style-name="ce6" office:value-type="float" office:value="12.45">
            <text:p>12.45</text:p>
          </table:table-cell>
          <table:table-cell/>
          <table:table-cell table:formula="of:=[.A6]" office:value-type="float" office:value="2.00027777777778">
            <text:p>2.0002777778</text:p>
          </table:table-cell>
          <table:table-cell table:formula="of:=[.F6]*[.G6]" office:value-type="float" office:value="-0.819134">
            <text:p>-0.819134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style-name="Default" table:formula="of:=([.L7]-[.L6])/([.A7]-[.A6])/3600" office:value-type="float" office:value="-0.04">
            <text:p>-0.04</text:p>
          </table:table-cell>
          <table:table-cell table:style-name="Default" table:formula="of:=[.M7]+[.$V$3]" office:value-type="float" office:value="-0.17">
            <text:p>-0.17</text:p>
          </table:table-cell>
          <table:table-cell table:style-name="Default" table:formula="of:=([.N7]*3600*([.A7]-[.A6]))*[.$V$7]/[.$V$5]+[.O6]" office:value-type="float" office:value="-1423.19273542601">
            <text:p>-1423.192735426</text:p>
          </table:table-cell>
          <table:table-cell/>
          <table:table-cell table:formula="of:=[.F7]-[.G7]*[.$AN$2]" office:value-type="float" office:value="13.99068208">
            <text:p>13.99068208</text:p>
          </table:table-cell>
          <table:table-cell table:formula="of:=[.O7]" office:value-type="float" office:value="-1423.19273542601">
            <text:p>-1423.192735426</text:p>
          </table:table-cell>
          <table:table-cell table:style-name="ce1" table:formula="of:=360000*(1-0.01*([.E7]-25))*[.$V$9]" office:value-type="float" office:value="422680.6512">
            <text:p>422680.6512</text:p>
          </table:table-cell>
          <table:table-cell table:formula="of:=[.R7]+[.S7]" office:value-type="float" office:value="421257.458464574">
            <text:p>421257.458464574</text:p>
          </table:table-cell>
          <table:table-cell table:formula="of:=[.T7]/[.S7]" office:value-type="float" office:value="0.996632936162596">
            <text:p>0.9966329362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5)*[.$AC$1]" office:value-type="float" office:value="13.94393408">
            <text:p>13.9</text:p>
          </table:table-cell>
          <table:table-cell table:formula="of:=[.F7]-[.K7]" office:value-type="float" office:value="-0.000999999999999446">
            <text:p>-0.001</text:p>
          </table:table-cell>
          <table:table-cell table:formula="of:=[.Z7]/[.G7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1"/>
          <table:table-cell table:style-name="ce7" office:value-type="float" office:value="12.3">
            <text:p>12.3</text:p>
          </table:table-cell>
          <table:table-cell table:style-name="ce6" office:value-type="float" office:value="12.55">
            <text:p>12.55</text:p>
          </table:table-cell>
          <table:table-cell/>
          <table:table-cell table:formula="of:=[.A7]" office:value-type="float" office:value="2.50027777777778">
            <text:p>2.5002777778</text:p>
          </table:table-cell>
          <table:table-cell table:formula="of:=[.F7]*[.G7]" office:value-type="float" office:value="-0.81142">
            <text:p>-0.81142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style-name="Default" table:formula="of:=([.L8]-[.L7])/([.A8]-[.A7])/3600" office:value-type="float" office:value="-0.0666666666666667">
            <text:p>-0.0666666667</text:p>
          </table:table-cell>
          <table:table-cell table:style-name="Default" table:formula="of:=[.M8]+[.$V$3]" office:value-type="float" office:value="-0.196666666666667">
            <text:p>-0.1966666667</text:p>
          </table:table-cell>
          <table:table-cell table:style-name="Default" table:formula="of:=([.N8]*3600*([.A8]-[.A7]))*[.$V$7]/[.$V$5]+[.O7]" office:value-type="float" office:value="-1813.70394618834">
            <text:p>-1813.7039461884</text:p>
          </table:table-cell>
          <table:table-cell/>
          <table:table-cell table:formula="of:=[.F8]-[.G8]*[.$AN$2]" office:value-type="float" office:value="13.87368208">
            <text:p>13.87368208</text:p>
          </table:table-cell>
          <table:table-cell table:formula="of:=[.O8]" office:value-type="float" office:value="-1813.70394618834">
            <text:p>-1813.7039461884</text:p>
          </table:table-cell>
          <table:table-cell table:style-name="ce1" table:formula="of:=360000*(1-0.01*([.E8]-25))*[.$V$9]" office:value-type="float" office:value="427047.4368">
            <text:p>427047.4368</text:p>
          </table:table-cell>
          <table:table-cell table:formula="of:=[.R8]+[.S8]" office:value-type="float" office:value="425233.732853812">
            <text:p>425233.732853812</text:p>
          </table:table-cell>
          <table:table-cell table:formula="of:=[.T8]/[.S8]" office:value-type="float" office:value="0.995752921596301">
            <text:p>0.9957529216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5)*[.$AC$1]" office:value-type="float" office:value="13.83141008">
            <text:p>13.8</text:p>
          </table:table-cell>
          <table:table-cell table:formula="of:=[.F8]-[.K8]" office:value-type="float" office:value="-0.00100000000000122">
            <text:p>-0.001</text:p>
          </table:table-cell>
          <table:table-cell table:formula="of:=[.Z8]/[.G8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1"/>
          <table:table-cell table:style-name="ce7" office:value-type="float" office:value="12.5">
            <text:p>12.5</text:p>
          </table:table-cell>
          <table:table-cell table:style-name="ce6" office:value-type="float" office:value="12.7">
            <text:p>12.7</text:p>
          </table:table-cell>
          <table:table-cell/>
          <table:table-cell table:formula="of:=[.A8]" office:value-type="float" office:value="3.00027777777778">
            <text:p>3.0002777778</text:p>
          </table:table-cell>
          <table:table-cell table:formula="of:=[.F8]*[.G8]" office:value-type="float" office:value="-0.804634">
            <text:p>-0.804634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50027777777778">
            <text:p>3.5002777778</text:p>
          </table:table-cell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  <draw:frame table:end-cell-address="'5 C'.T29" table:end-x="0.0681in" table:end-y="0.0819in" draw:z-index="6" draw:style-name="gr2" draw:text-style-name="P2" svg:width="6.2988in" svg:height="3.5354in" svg:x="0.0098in" svg:y="0.1024in">
              <draw:object draw:notify-on-update-of-ranges="'5 C'.U2:'5 C'.U84 '5 C'.Y1:'5 C'.Y1 '5 C'.Y2:'5 C'.Y84 '5 C'.AD2:'5 C'.AD19 '5 C'.AE1:'5 C'.AE1 '5 C'.AE2:'5 C'.AE19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Default" table:formula="of:=([.L9]-[.L8])/([.A9]-[.A8])/3600" office:value-type="float" office:value="-0.0533333333333333">
            <text:p>-0.0533333333</text:p>
          </table:table-cell>
          <table:table-cell table:style-name="Default" table:formula="of:=[.M9]+[.$V$3]" office:value-type="float" office:value="-0.183333333333333">
            <text:p>-0.1833333333</text:p>
          </table:table-cell>
          <table:table-cell table:style-name="Default" table:formula="of:=([.N9]*3600*([.A9]-[.A8]))*[.$V$7]/[.$V$5]+[.O8]" office:value-type="float" office:value="-2177.7398206278">
            <text:p>-2177.7398206278</text:p>
          </table:table-cell>
          <table:table-cell/>
          <table:table-cell table:formula="of:=[.F9]-[.G9]*[.$AN$2]" office:value-type="float" office:value="13.77068208">
            <text:p>13.77068208</text:p>
          </table:table-cell>
          <table:table-cell table:formula="of:=[.O9]" office:value-type="float" office:value="-2177.7398206278">
            <text:p>-2177.7398206278</text:p>
          </table:table-cell>
          <table:table-cell table:style-name="ce1" table:formula="of:=360000*(1-0.01*([.E9]-25))*[.$V$9]" office:value-type="float" office:value="431168.3712">
            <text:p>431168.3712</text:p>
          </table:table-cell>
          <table:table-cell table:formula="of:=[.R9]+[.S9]" office:value-type="float" office:value="428990.631379372">
            <text:p>428990.631379372</text:p>
          </table:table-cell>
          <table:table-cell table:formula="of:=[.T9]/[.S9]" office:value-type="float" office:value="0.994949212497738">
            <text:p>0.9949492125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5)*[.$AC$1]" office:value-type="float" office:value="13.73263408">
            <text:p>13.7</text:p>
          </table:table-cell>
          <table:table-cell table:formula="of:=[.F9]-[.K9]" office:value-type="float" office:value="-0.00100000000000122">
            <text:p>-0.001</text:p>
          </table:table-cell>
          <table:table-cell table:formula="of:=[.Z9]/[.G9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1"/>
          <table:table-cell table:style-name="ce7" office:value-type="float" office:value="12.65">
            <text:p>12.65</text:p>
          </table:table-cell>
          <table:table-cell table:style-name="ce6" office:value-type="float" office:value="12.77">
            <text:p>12.77</text:p>
          </table:table-cell>
          <table:table-cell/>
          <table:table-cell table:formula="of:=[.A9]" office:value-type="float" office:value="3.50027777777778">
            <text:p>3.5002777778</text:p>
          </table:table-cell>
          <table:table-cell table:formula="of:=[.F9]*[.G9]" office:value-type="float" office:value="-0.79866">
            <text:p>-0.79866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4.00027777777778">
            <text:p>4.0002777778</text:p>
          </table:table-cell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style-name="Default" table:formula="of:=([.L10]-[.L9])/([.A10]-[.A9])/3600" office:value-type="float" office:value="-0.0666666666666667">
            <text:p>-0.0666666667</text:p>
          </table:table-cell>
          <table:table-cell table:style-name="Default" table:formula="of:=[.M10]+[.$V$3]" office:value-type="float" office:value="-0.196666666666667">
            <text:p>-0.1966666667</text:p>
          </table:table-cell>
          <table:table-cell table:style-name="Default" table:formula="of:=([.N10]*3600*([.A10]-[.A9]))*[.$V$7]/[.$V$5]+[.O9]" office:value-type="float" office:value="-2568.25103139013">
            <text:p>-2568.2510313901</text:p>
          </table:table-cell>
          <table:table-cell/>
          <table:table-cell table:formula="of:=[.F10]-[.G10]*[.$AN$2]" office:value-type="float" office:value="13.70668208">
            <text:p>13.70668208</text:p>
          </table:table-cell>
          <table:table-cell table:formula="of:=[.O10]" office:value-type="float" office:value="-2568.25103139013">
            <text:p>-2568.2510313901</text:p>
          </table:table-cell>
          <table:table-cell table:style-name="ce1" table:formula="of:=360000*(1-0.01*([.E10]-25))*[.$V$9]" office:value-type="float" office:value="434446.3872">
            <text:p>434446.3872</text:p>
          </table:table-cell>
          <table:table-cell table:formula="of:=[.R10]+[.S10]" office:value-type="float" office:value="431878.13616861">
            <text:p>431878.13616861</text:p>
          </table:table-cell>
          <table:table-cell table:formula="of:=[.T10]/[.S10]" office:value-type="float" office:value="0.994088451171288">
            <text:p>0.9940884512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5)*[.$AC$1]" office:value-type="float" office:value="13.67199408">
            <text:p>13.7</text:p>
          </table:table-cell>
          <table:table-cell table:formula="of:=[.F10]-[.K10]" office:value-type="float" office:value="-0.00100000000000122">
            <text:p>-0.001</text:p>
          </table:table-cell>
          <table:table-cell table:formula="of:=[.Z10]/[.G10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1"/>
          <table:table-cell table:style-name="ce7" office:value-type="float" office:value="12.82">
            <text:p>12.82</text:p>
          </table:table-cell>
          <table:table-cell table:style-name="ce6" office:value-type="float" office:value="12.9">
            <text:p>12.9</text:p>
          </table:table-cell>
          <table:table-cell/>
          <table:table-cell table:formula="of:=[.A10]" office:value-type="float" office:value="4.00027777777778">
            <text:p>4.0002777778</text:p>
          </table:table-cell>
          <table:table-cell table:formula="of:=[.F10]*[.G10]" office:value-type="float" office:value="-0.794948">
            <text:p>-0.794948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50027777777778">
            <text:p>4.5002777778</text:p>
          </table:table-cell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style-name="Default" table:formula="of:=([.L11]-[.L10])/([.A11]-[.A10])/3600" office:value-type="float" office:value="-0.0533333333333333">
            <text:p>-0.0533333333</text:p>
          </table:table-cell>
          <table:table-cell table:style-name="Default" table:formula="of:=[.M11]+[.$V$3]" office:value-type="float" office:value="-0.183333333333333">
            <text:p>-0.1833333333</text:p>
          </table:table-cell>
          <table:table-cell table:style-name="Default" table:formula="of:=([.N11]*3600*([.A11]-[.A10]))*[.$V$7]/[.$V$5]+[.O10]" office:value-type="float" office:value="-2932.2869058296">
            <text:p>-2932.2869058296</text:p>
          </table:table-cell>
          <table:table-cell/>
          <table:table-cell table:formula="of:=[.F11]-[.G11]*[.$AN$2]" office:value-type="float" office:value="13.64168208">
            <text:p>13.64168208</text:p>
          </table:table-cell>
          <table:table-cell table:formula="of:=[.O11]" office:value-type="float" office:value="-2932.2869058296">
            <text:p>-2932.2869058296</text:p>
          </table:table-cell>
          <table:table-cell table:style-name="ce1" table:formula="of:=360000*(1-0.01*([.E11]-25))*[.$V$9]" office:value-type="float" office:value="437244.408">
            <text:p>437244.408</text:p>
          </table:table-cell>
          <table:table-cell table:formula="of:=[.R11]+[.S11]" office:value-type="float" office:value="434312.12109417">
            <text:p>434312.12109417</text:p>
          </table:table-cell>
          <table:table-cell table:formula="of:=[.T11]/[.S11]" office:value-type="float" office:value="0.993293712047131">
            <text:p>0.993293712</text:p>
          </table:table-cell>
          <table:table-cell table:number-columns-repeated="3"/>
          <table:table-cell table:formula="of:=[.Q11]-([.$E11]-5)*[.$AC$1]" office:value-type="float" office:value="13.60986208">
            <text:p>13.6</text:p>
          </table:table-cell>
          <table:table-cell table:formula="of:=[.F11]-[.K11]" office:value-type="float" office:value="-0.000999999999999446">
            <text:p>-0.001</text:p>
          </table:table-cell>
          <table:table-cell table:formula="of:=[.Z11]/[.G11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1"/>
          <table:table-cell table:style-name="ce7" office:value-type="float" office:value="12.91">
            <text:p>12.91</text:p>
          </table:table-cell>
          <table:table-cell table:style-name="ce6" office:value-type="float" office:value="12.91">
            <text:p>12.91</text:p>
          </table:table-cell>
          <table:table-cell/>
          <table:table-cell table:formula="of:=[.A11]" office:value-type="float" office:value="4.50027777777778">
            <text:p>4.5002777778</text:p>
          </table:table-cell>
          <table:table-cell table:formula="of:=[.F11]*[.G11]" office:value-type="float" office:value="-0.791178">
            <text:p>-0.791178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5.00027777777778">
            <text:p>5.0002777778</text:p>
          </table:table-cell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style-name="Default" table:formula="of:=([.L12]-[.L11])/([.A12]-[.A11])/3600" office:value-type="float" office:value="-0.0666666666666667">
            <text:p>-0.0666666667</text:p>
          </table:table-cell>
          <table:table-cell table:style-name="Default" table:formula="of:=[.M12]+[.$V$3]" office:value-type="float" office:value="-0.196666666666667">
            <text:p>-0.1966666667</text:p>
          </table:table-cell>
          <table:table-cell table:style-name="Default" table:formula="of:=([.N12]*3600*([.A12]-[.A11]))*[.$V$7]/[.$V$5]+[.O11]" office:value-type="float" office:value="-3322.79811659193">
            <text:p>-3322.7981165919</text:p>
          </table:table-cell>
          <table:table-cell/>
          <table:table-cell table:formula="of:=[.F12]-[.G12]*[.$AN$2]" office:value-type="float" office:value="13.58968208">
            <text:p>13.58968208</text:p>
          </table:table-cell>
          <table:table-cell table:formula="of:=[.O12]" office:value-type="float" office:value="-3322.79811659193">
            <text:p>-3322.7981165919</text:p>
          </table:table-cell>
          <table:table-cell table:style-name="ce1" table:formula="of:=360000*(1-0.01*([.E12]-25))*[.$V$9]" office:value-type="float" office:value="439898.04">
            <text:p>439898.04</text:p>
          </table:table-cell>
          <table:table-cell table:formula="of:=[.R12]+[.S12]" office:value-type="float" office:value="436575.241883408">
            <text:p>436575.241883408</text:p>
          </table:table-cell>
          <table:table-cell table:formula="of:=[.T12]/[.S12]" office:value-type="float" office:value="0.992446435731807">
            <text:p>0.9924464357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5)*[.$AC$1]" office:value-type="float" office:value="13.56058208">
            <text:p>13.6</text:p>
          </table:table-cell>
          <table:table-cell table:formula="of:=[.F12]-[.K12]" office:value-type="float" office:value="-0.000999999999999446">
            <text:p>-0.001</text:p>
          </table:table-cell>
          <table:table-cell table:formula="of:=[.Z12]/[.G12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1"/>
          <table:table-cell table:style-name="ce7" office:value-type="float" office:value="12.98">
            <text:p>12.98</text:p>
          </table:table-cell>
          <table:table-cell table:style-name="ce6" office:value-type="float" office:value="12.98">
            <text:p>12.98</text:p>
          </table:table-cell>
          <table:table-cell/>
          <table:table-cell table:formula="of:=[.A12]" office:value-type="float" office:value="5.00027777777778">
            <text:p>5.0002777778</text:p>
          </table:table-cell>
          <table:table-cell table:formula="of:=[.F12]*[.G12]" office:value-type="float" office:value="-0.788162">
            <text:p>-0.788162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50027777777778">
            <text:p>5.5002777778</text:p>
          </table:table-cell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style-name="Default" table:formula="of:=([.L13]-[.L12])/([.A13]-[.A12])/3600" office:value-type="float" office:value="-0.0533333333333333">
            <text:p>-0.0533333333</text:p>
          </table:table-cell>
          <table:table-cell table:style-name="Default" table:formula="of:=[.M13]+[.$V$3]" office:value-type="float" office:value="-0.183333333333333">
            <text:p>-0.1833333333</text:p>
          </table:table-cell>
          <table:table-cell table:style-name="Default" table:formula="of:=([.N13]*3600*([.A13]-[.A12]))*[.$V$7]/[.$V$5]+[.O12]" office:value-type="float" office:value="-3686.83399103139">
            <text:p>-3686.8339910314</text:p>
          </table:table-cell>
          <table:table-cell/>
          <table:table-cell table:formula="of:=[.F13]-[.G13]*[.$AN$2]" office:value-type="float" office:value="13.55168208">
            <text:p>13.55168208</text:p>
          </table:table-cell>
          <table:table-cell table:formula="of:=[.O13]" office:value-type="float" office:value="-3686.83399103139">
            <text:p>-3686.8339910314</text:p>
          </table:table-cell>
          <table:table-cell table:style-name="ce1" table:formula="of:=360000*(1-0.01*([.E13]-25))*[.$V$9]" office:value-type="float" office:value="442348.7472">
            <text:p>442348.7472</text:p>
          </table:table-cell>
          <table:table-cell table:formula="of:=[.R13]+[.S13]" office:value-type="float" office:value="438661.913208969">
            <text:p>438661.913208969</text:p>
          </table:table-cell>
          <table:table-cell table:formula="of:=[.T13]/[.S13]" office:value-type="float" office:value="0.991665322860371">
            <text:p>0.9916653229</text:p>
          </table:table-cell>
          <table:table-cell table:number-columns-repeated="3"/>
          <table:table-cell table:formula="of:=[.Q13]-([.$E13]-5)*[.$AC$1]" office:value-type="float" office:value="13.52509408">
            <text:p>13.5</text:p>
          </table:table-cell>
          <table:table-cell table:formula="of:=[.F13]-[.K13]" office:value-type="float" office:value="-0.000999999999999446">
            <text:p>-0.001</text:p>
          </table:table-cell>
          <table:table-cell table:formula="of:=[.Z13]/[.G13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1"/>
          <table:table-cell table:style-name="ce7" office:value-type="float" office:value="13.05">
            <text:p>13.05</text:p>
          </table:table-cell>
          <table:table-cell table:style-name="ce6" office:value-type="float" office:value="13.05">
            <text:p>13.05</text:p>
          </table:table-cell>
          <table:table-cell/>
          <table:table-cell table:formula="of:=[.A13]" office:value-type="float" office:value="5.50027777777778">
            <text:p>5.5002777778</text:p>
          </table:table-cell>
          <table:table-cell table:formula="of:=[.F13]*[.G13]" office:value-type="float" office:value="-0.785958">
            <text:p>-0.785958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6.00055555555556">
            <text:p>6.0005555556</text:p>
          </table:table-cell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style-name="Default" table:formula="of:=([.L14]-[.L13])/([.A14]-[.A13])/3600" office:value-type="float" office:value="-0.0666296501943365">
            <text:p>-0.0666296502</text:p>
          </table:table-cell>
          <table:table-cell table:style-name="Default" table:formula="of:=[.M14]+[.$V$3]" office:value-type="float" office:value="-0.196629650194336">
            <text:p>-0.1966296502</text:p>
          </table:table-cell>
          <table:table-cell table:style-name="Default" table:formula="of:=([.N14]*3600*([.A14]-[.A13]))*[.$V$7]/[.$V$5]+[.O13]" office:value-type="float" office:value="-4077.48860986547">
            <text:p>-4077.4886098655</text:p>
          </table:table-cell>
          <table:table-cell/>
          <table:table-cell table:formula="of:=[.F14]-[.G14]*[.$AN$2]" office:value-type="float" office:value="13.52168208">
            <text:p>13.52168208</text:p>
          </table:table-cell>
          <table:table-cell table:formula="of:=[.O14]" office:value-type="float" office:value="-4077.48860986547">
            <text:p>-4077.4886098655</text:p>
          </table:table-cell>
          <table:table-cell table:style-name="ce1" table:formula="of:=360000*(1-0.01*([.E14]-25))*[.$V$9]" office:value-type="float" office:value="444705.7968">
            <text:p>444705.7968</text:p>
          </table:table-cell>
          <table:table-cell table:formula="of:=[.R14]+[.S14]" office:value-type="float" office:value="440628.308190135">
            <text:p>440628.308190135</text:p>
          </table:table-cell>
          <table:table-cell table:formula="of:=[.T14]/[.S14]" office:value-type="float" office:value="0.990831042367322">
            <text:p>0.9908310424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5)*[.$AC$1]" office:value-type="float" office:value="13.49751008">
            <text:p>13.5</text:p>
          </table:table-cell>
          <table:table-cell table:formula="of:=[.F14]-[.K14]" office:value-type="float" office:value="0">
            <text:p>0</text:p>
          </table:table-cell>
          <table:table-cell table:formula="of:=[.Z14]/[.G14]" office:value-type="float" office:value="-0">
            <text:p>-0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1"/>
          <table:table-cell table:style-name="ce7" office:value-type="float" office:value="13.11">
            <text:p>13.11</text:p>
          </table:table-cell>
          <table:table-cell table:style-name="ce6" office:value-type="float" office:value="13.11">
            <text:p>13.11</text:p>
          </table:table-cell>
          <table:table-cell/>
          <table:table-cell table:formula="of:=[.A14]" office:value-type="float" office:value="6.00055555555556">
            <text:p>6.0005555556</text:p>
          </table:table-cell>
          <table:table-cell table:formula="of:=[.F14]*[.G14]" office:value-type="float" office:value="-0.784218">
            <text:p>-0.784218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50055555555556">
            <text:p>6.5005555556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style-name="Default" table:formula="of:=([.L15]-[.L14])/([.A15]-[.A14])/3600" office:value-type="float" office:value="-0.0533333333333333">
            <text:p>-0.0533333333</text:p>
          </table:table-cell>
          <table:table-cell table:style-name="Default" table:formula="of:=[.M15]+[.$V$3]" office:value-type="float" office:value="-0.183333333333333">
            <text:p>-0.1833333333</text:p>
          </table:table-cell>
          <table:table-cell table:style-name="Default" table:formula="of:=([.N15]*3600*([.A15]-[.A14]))*[.$V$7]/[.$V$5]+[.O14]" office:value-type="float" office:value="-4441.52448430493">
            <text:p>-4441.5244843049</text:p>
          </table:table-cell>
          <table:table-cell/>
          <table:table-cell table:formula="of:=[.F15]-[.G15]*[.$AN$2]" office:value-type="float" office:value="13.47768208">
            <text:p>13.47768208</text:p>
          </table:table-cell>
          <table:table-cell table:formula="of:=[.O15]" office:value-type="float" office:value="-4441.52448430493">
            <text:p>-4441.5244843049</text:p>
          </table:table-cell>
          <table:table-cell table:style-name="ce1" table:formula="of:=360000*(1-0.01*([.E15]-25))*[.$V$9]" office:value-type="float" office:value="446754.5568">
            <text:p>446754.5568</text:p>
          </table:table-cell>
          <table:table-cell table:formula="of:=[.R15]+[.S15]" office:value-type="float" office:value="442313.032315695">
            <text:p>442313.032315695</text:p>
          </table:table-cell>
          <table:table-cell table:formula="of:=[.T15]/[.S15]" office:value-type="float" office:value="0.990058244696778">
            <text:p>0.9900582447</text:p>
          </table:table-cell>
          <table:table-cell table:number-columns-repeated="3"/>
          <table:table-cell table:formula="of:=[.Q15]-([.$E15]-5)*[.$AC$1]" office:value-type="float" office:value="13.45561008">
            <text:p>13.5</text:p>
          </table:table-cell>
          <table:table-cell table:formula="of:=[.F15]-[.K15]" office:value-type="float" office:value="-0.000999999999999446">
            <text:p>-0.001</text:p>
          </table:table-cell>
          <table:table-cell table:formula="of:=[.Z15]/[.G15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1"/>
          <table:table-cell table:style-name="ce7" office:value-type="float" office:value="13.17">
            <text:p>13.17</text:p>
          </table:table-cell>
          <table:table-cell table:style-name="ce6" office:value-type="float" office:value="13.17">
            <text:p>13.17</text:p>
          </table:table-cell>
          <table:table-cell/>
          <table:table-cell table:formula="of:=[.A15]" office:value-type="float" office:value="6.50055555555556">
            <text:p>6.5005555556</text:p>
          </table:table-cell>
          <table:table-cell table:formula="of:=[.F15]*[.G15]" office:value-type="float" office:value="-0.781666">
            <text:p>-0.781666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7.00055555555556">
            <text:p>7.0005555556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style-name="Default" table:formula="of:=([.L16]-[.L15])/([.A16]-[.A15])/3600" office:value-type="float" office:value="-0.0666666666666667">
            <text:p>-0.0666666667</text:p>
          </table:table-cell>
          <table:table-cell table:style-name="Default" table:formula="of:=[.M16]+[.$V$3]" office:value-type="float" office:value="-0.196666666666667">
            <text:p>-0.1966666667</text:p>
          </table:table-cell>
          <table:table-cell table:style-name="Default" table:formula="of:=([.N16]*3600*([.A16]-[.A15]))*[.$V$7]/[.$V$5]+[.O15]" office:value-type="float" office:value="-4832.03569506726">
            <text:p>-4832.0356950673</text:p>
          </table:table-cell>
          <table:table-cell/>
          <table:table-cell table:formula="of:=[.F16]-[.G16]*[.$AN$2]" office:value-type="float" office:value="13.44768208">
            <text:p>13.44768208</text:p>
          </table:table-cell>
          <table:table-cell table:formula="of:=[.O16]" office:value-type="float" office:value="-4832.03569506726">
            <text:p>-4832.0356950673</text:p>
          </table:table-cell>
          <table:table-cell table:style-name="ce1" table:formula="of:=360000*(1-0.01*([.E16]-25))*[.$V$9]" office:value-type="float" office:value="448776">
            <text:p>448776</text:p>
          </table:table-cell>
          <table:table-cell table:formula="of:=[.R16]+[.S16]" office:value-type="float" office:value="443943.964304933">
            <text:p>443943.964304933</text:p>
          </table:table-cell>
          <table:table-cell table:formula="of:=[.T16]/[.S16]" office:value-type="float" office:value="0.989232856268902">
            <text:p>0.9892328563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5)*[.$AC$1]" office:value-type="float" office:value="13.42768208">
            <text:p>13.4</text:p>
          </table:table-cell>
          <table:table-cell table:formula="of:=[.F16]-[.K16]" office:value-type="float" office:value="-0.00100000000000122">
            <text:p>-0.001</text:p>
          </table:table-cell>
          <table:table-cell table:formula="of:=[.Z16]/[.G1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1"/>
          <table:table-cell table:style-name="ce7" office:value-type="float" office:value="13.22">
            <text:p>13.22</text:p>
          </table:table-cell>
          <table:table-cell table:style-name="ce6" office:value-type="float" office:value="13.22">
            <text:p>13.22</text:p>
          </table:table-cell>
          <table:table-cell/>
          <table:table-cell table:formula="of:=[.A16]" office:value-type="float" office:value="7.00055555555556">
            <text:p>7.0005555556</text:p>
          </table:table-cell>
          <table:table-cell table:formula="of:=[.F16]*[.G16]" office:value-type="float" office:value="-0.779926">
            <text:p>-0.779926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50055555555556">
            <text:p>7.5005555556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style-name="Default" table:formula="of:=([.L17]-[.L16])/([.A17]-[.A16])/3600" office:value-type="float" office:value="-0.0533333333333333">
            <text:p>-0.0533333333</text:p>
          </table:table-cell>
          <table:table-cell table:style-name="Default" table:formula="of:=[.M17]+[.$V$3]" office:value-type="float" office:value="-0.183333333333333">
            <text:p>-0.1833333333</text:p>
          </table:table-cell>
          <table:table-cell table:style-name="Default" table:formula="of:=([.N17]*3600*([.A17]-[.A16]))*[.$V$7]/[.$V$5]+[.O16]" office:value-type="float" office:value="-5196.07156950673">
            <text:p>-5196.0715695067</text:p>
          </table:table-cell>
          <table:table-cell/>
          <table:table-cell table:formula="of:=[.F17]-[.G17]*[.$AN$2]" office:value-type="float" office:value="13.42268208">
            <text:p>13.42268208</text:p>
          </table:table-cell>
          <table:table-cell table:formula="of:=[.O17]" office:value-type="float" office:value="-5196.07156950673">
            <text:p>-5196.0715695067</text:p>
          </table:table-cell>
          <table:table-cell table:style-name="ce1" table:formula="of:=360000*(1-0.01*([.E17]-25))*[.$V$9]" office:value-type="float" office:value="450813.0528">
            <text:p>450813.0528</text:p>
          </table:table-cell>
          <table:table-cell table:formula="of:=[.R17]+[.S17]" office:value-type="float" office:value="445616.981230493">
            <text:p>445616.981230493</text:p>
          </table:table-cell>
          <table:table-cell table:formula="of:=[.T17]/[.S17]" office:value-type="float" office:value="0.988473999283663">
            <text:p>0.9884739993</text:p>
          </table:table-cell>
          <table:table-cell table:number-columns-repeated="3"/>
          <table:table-cell table:formula="of:=[.Q17]-([.$E17]-5)*[.$AC$1]" office:value-type="float" office:value="13.40477008">
            <text:p>13.4</text:p>
          </table:table-cell>
          <table:table-cell table:formula="of:=[.F17]-[.K17]" office:value-type="float" office:value="0">
            <text:p>0</text:p>
          </table:table-cell>
          <table:table-cell table:formula="of:=[.Z17]/[.G17]" office:value-type="float" office:value="-0">
            <text:p>-0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/>
          <table:table-cell table:style-name="ce7" office:value-type="float" office:value="13.59">
            <text:p>13.59</text:p>
          </table:table-cell>
          <table:table-cell table:style-name="ce6" office:value-type="float" office:value="13.59">
            <text:p>13.59</text:p>
          </table:table-cell>
          <table:table-cell/>
          <table:table-cell table:formula="of:=[.A17]" office:value-type="float" office:value="7.50055555555556">
            <text:p>7.5005555556</text:p>
          </table:table-cell>
          <table:table-cell table:formula="of:=[.F17]*[.G17]" office:value-type="float" office:value="-0.778476">
            <text:p>-0.778476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8.00055555555556">
            <text:p>8.0005555556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style-name="Default" table:formula="of:=([.L18]-[.L17])/([.A18]-[.A17])/3600" office:value-type="float" office:value="-0.0666666666666667">
            <text:p>-0.0666666667</text:p>
          </table:table-cell>
          <table:table-cell table:style-name="Default" table:formula="of:=[.M18]+[.$V$3]" office:value-type="float" office:value="-0.196666666666667">
            <text:p>-0.1966666667</text:p>
          </table:table-cell>
          <table:table-cell table:style-name="Default" table:formula="of:=([.N18]*3600*([.A18]-[.A17]))*[.$V$7]/[.$V$5]+[.O17]" office:value-type="float" office:value="-5586.58278026906">
            <text:p>-5586.5827802691</text:p>
          </table:table-cell>
          <table:table-cell/>
          <table:table-cell table:formula="of:=[.F18]-[.G18]*[.$AN$2]" office:value-type="float" office:value="13.39668208">
            <text:p>13.39668208</text:p>
          </table:table-cell>
          <table:table-cell table:formula="of:=[.O18]" office:value-type="float" office:value="-5586.58278026906">
            <text:p>-5586.5827802691</text:p>
          </table:table-cell>
          <table:table-cell table:style-name="ce1" table:formula="of:=360000*(1-0.01*([.E18]-25))*[.$V$9]" office:value-type="float" office:value="453021.8112">
            <text:p>453021.8112</text:p>
          </table:table-cell>
          <table:table-cell table:formula="of:=[.R18]+[.S18]" office:value-type="float" office:value="447435.228419731">
            <text:p>447435.228419731</text:p>
          </table:table-cell>
          <table:table-cell table:formula="of:=[.T18]/[.S18]" office:value-type="float" office:value="0.987668181438172">
            <text:p>0.9876681814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5)*[.$AC$1]" office:value-type="float" office:value="13.38103408">
            <text:p>13.4</text:p>
          </table:table-cell>
          <table:table-cell table:formula="of:=[.F18]-[.K18]" office:value-type="float" office:value="-0.000999999999999446">
            <text:p>-0.001</text:p>
          </table:table-cell>
          <table:table-cell table:formula="of:=[.Z18]/[.G18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/>
          <table:table-cell office:value-type="string">
            <text:p>old</text:p>
          </table:table-cell>
          <table:table-cell>
            <draw:frame table:end-cell-address="'5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4" xlink:type="simple" xlink:show="embed" xlink:actuate="onLoad">
                <text:p/>
              </draw:object-ole>
              <draw:image xlink:href="./ObjectReplacements/Object 4" xlink:type="simple" xlink:show="embed" xlink:actuate="onLoad"/>
            </draw:frame>
          </table:table-cell>
          <table:table-cell/>
          <table:table-cell table:formula="of:=[.A18]" office:value-type="float" office:value="8.00055555555556">
            <text:p>8.0005555556</text:p>
          </table:table-cell>
          <table:table-cell table:formula="of:=[.F18]*[.G18]" office:value-type="float" office:value="-0.776968">
            <text:p>-0.776968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50055555555556">
            <text:p>8.5005555556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style-name="Default" table:formula="of:=([.L19]-[.L18])/([.A19]-[.A18])/3600" office:value-type="float" office:value="-0.0533333333333333">
            <text:p>-0.0533333333</text:p>
          </table:table-cell>
          <table:table-cell table:style-name="Default" table:formula="of:=[.M19]+[.$V$3]" office:value-type="float" office:value="-0.183333333333333">
            <text:p>-0.1833333333</text:p>
          </table:table-cell>
          <table:table-cell table:style-name="Default" table:formula="of:=([.N19]*3600*([.A19]-[.A18]))*[.$V$7]/[.$V$5]+[.O18]" office:value-type="float" office:value="-5950.61865470852">
            <text:p>-5950.6186547085</text:p>
          </table:table-cell>
          <table:table-cell/>
          <table:table-cell table:formula="of:=[.F19]-[.G19]*[.$AN$2]" office:value-type="float" office:value="13.37868208">
            <text:p>13.37868208</text:p>
          </table:table-cell>
          <table:table-cell table:formula="of:=[.O19]" office:value-type="float" office:value="-5950.61865470852">
            <text:p>-5950.6186547085</text:p>
          </table:table-cell>
          <table:table-cell table:style-name="ce1" table:formula="of:=360000*(1-0.01*([.E19]-25))*[.$V$9]" office:value-type="float" office:value="455058.864">
            <text:p>455058.864</text:p>
          </table:table-cell>
          <table:table-cell table:formula="of:=[.R19]+[.S19]" office:value-type="float" office:value="449108.245345292">
            <text:p>449108.245345292</text:p>
          </table:table-cell>
          <table:table-cell table:formula="of:=[.T19]/[.S19]" office:value-type="float" office:value="0.98692340897966">
            <text:p>0.986923409</text:p>
          </table:table-cell>
          <table:table-cell table:number-columns-repeated="3"/>
          <table:table-cell table:formula="of:=[.Q19]-([.$E19]-5)*[.$AC$1]" office:value-type="float" office:value="13.36512208">
            <text:p>13.4</text:p>
          </table:table-cell>
          <table:table-cell table:formula="of:=[.F19]-[.K19]" office:value-type="float" office:value="-0.000999999999999446">
            <text:p>-0.001</text:p>
          </table:table-cell>
          <table:table-cell table:formula="of:=[.Z19]/[.G19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number-columns-repeated="4"/>
          <table:table-cell table:formula="of:=[.A19]" office:value-type="float" office:value="8.50055555555556">
            <text:p>8.5005555556</text:p>
          </table:table-cell>
          <table:table-cell table:formula="of:=[.F19]*[.G19]" office:value-type="float" office:value="-0.775924">
            <text:p>-0.775924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9.00055555555556">
            <text:p>9.0005555556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  <draw:frame table:end-cell-address="'5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3" xlink:type="simple" xlink:show="embed" xlink:actuate="onLoad">
                <text:p/>
              </draw:object-ole>
              <draw:image xlink:href="./ObjectReplacements/Object 3" xlink:type="simple" xlink:show="embed" xlink:actuate="onLoad"/>
            </draw:frame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style-name="Default" table:formula="of:=([.L20]-[.L19])/([.A20]-[.A19])/3600" office:value-type="float" office:value="-0.0666666666666667">
            <text:p>-0.0666666667</text:p>
          </table:table-cell>
          <table:table-cell table:style-name="Default" table:formula="of:=[.M20]+[.$V$3]" office:value-type="float" office:value="-0.196666666666667">
            <text:p>-0.1966666667</text:p>
          </table:table-cell>
          <table:table-cell table:style-name="Default" table:formula="of:=([.N20]*3600*([.A20]-[.A19]))*[.$V$7]/[.$V$5]+[.O19]" office:value-type="float" office:value="-6341.12986547085">
            <text:p>-6341.1298654709</text:p>
          </table:table-cell>
          <table:table-cell/>
          <table:table-cell table:formula="of:=[.F20]-[.G20]*[.$AN$2]" office:value-type="float" office:value="13.35268208">
            <text:p>13.35268208</text:p>
          </table:table-cell>
          <table:table-cell table:formula="of:=[.O20]" office:value-type="float" office:value="-6341.12986547085">
            <text:p>-6341.1298654709</text:p>
          </table:table-cell>
          <table:table-cell table:style-name="ce1" table:formula="of:=360000*(1-0.01*([.E20]-25))*[.$V$9]" office:value-type="float" office:value="456865.6752">
            <text:p>456865.6752</text:p>
          </table:table-cell>
          <table:table-cell table:formula="of:=[.R20]+[.S20]" office:value-type="float" office:value="450524.545334529">
            <text:p>450524.545334529</text:p>
          </table:table-cell>
          <table:table-cell table:formula="of:=[.T20]/[.S20]" office:value-type="float" office:value="0.986120362702462">
            <text:p>0.9861203627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5)*[.$AC$1]" office:value-type="float" office:value="13.34097408">
            <text:p>13.3</text:p>
          </table:table-cell>
          <table:table-cell table:formula="of:=[.F20]-[.K20]" office:value-type="float" office:value="13.352">
            <text:p>13.352</text:p>
            <draw:frame table:end-cell-address="'5 C'.AH34" table:end-x="0.0047in" table:end-y="0.015in" draw:z-index="0" draw:name="Chart 1" draw:style-name="gr1" draw:text-style-name="P1" svg:width="4.8421in" svg:height="2.4476in" svg:x="0.3378in" svg:y="0.0567in">
              <draw:object-ole draw:class-id="00000000-0000-0000-0000-000000000000" xlink:href="./Object 1" xlink:type="simple" xlink:show="embed" xlink:actuate="onLoad">
                <text:p/>
              </draw:object-ole>
              <draw:image xlink:href="./ObjectReplacements/Object 1" xlink:type="simple" xlink:show="embed" xlink:actuate="onLoad"/>
            </draw:frame>
          </table:table-cell>
          <table:table-cell table:formula="of:=[.Z20]/[.G20]" office:value-type="float" office:value="-230.206896551724">
            <text:p>-230.2068965517</text:p>
          </table:table-cell>
          <table:table-cell table:number-columns-repeated="8"/>
          <table:table-cell table:formula="of:=[.A20]" office:value-type="float" office:value="9.00055555555556">
            <text:p>9.0005555556</text:p>
          </table:table-cell>
          <table:table-cell table:formula="of:=[.F20]*[.G20]" office:value-type="float" office:value="-0.774416">
            <text:p>-0.77441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50055555555556">
            <text:p>9.5005555556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style-name="Default" table:formula="of:=([.L21]-[.L20])/([.A21]-[.A20])/3600" office:value-type="float" office:value="-0.0666666666666667">
            <text:p>-0.0666666667</text:p>
          </table:table-cell>
          <table:table-cell table:style-name="Default" table:formula="of:=[.M21]+[.$V$3]" office:value-type="float" office:value="-0.196666666666667">
            <text:p>-0.1966666667</text:p>
          </table:table-cell>
          <table:table-cell table:style-name="Default" table:formula="of:=([.N21]*3600*([.A21]-[.A20]))*[.$V$7]/[.$V$5]+[.O20]" office:value-type="float" office:value="-6731.64107623318">
            <text:p>-6731.6410762332</text:p>
          </table:table-cell>
          <table:table-cell/>
          <table:table-cell table:formula="of:=[.F21]-[.G21]*[.$AN$2]" office:value-type="float" office:value="13.33968208">
            <text:p>13.33968208</text:p>
          </table:table-cell>
          <table:table-cell table:formula="of:=[.O21]" office:value-type="float" office:value="-6731.64107623318">
            <text:p>-6731.6410762332</text:p>
          </table:table-cell>
          <table:table-cell table:style-name="ce1" table:formula="of:=360000*(1-0.01*([.E21]-25))*[.$V$9]" office:value-type="float" office:value="458621.7552">
            <text:p>458621.7552</text:p>
          </table:table-cell>
          <table:table-cell table:formula="of:=[.R21]+[.S21]" office:value-type="float" office:value="451890.114123767">
            <text:p>451890.114123767</text:p>
          </table:table-cell>
          <table:table-cell table:formula="of:=[.T21]/[.S21]" office:value-type="float" office:value="0.985322019725607">
            <text:p>0.9853220197</text:p>
          </table:table-cell>
          <table:table-cell table:number-columns-repeated="3"/>
          <table:table-cell table:formula="of:=[.Q21]-([.$E21]-5)*[.$AC$1]" office:value-type="float" office:value="13.32977408">
            <text:p>13.3</text:p>
          </table:table-cell>
          <table:table-cell table:formula="of:=[.F21]-[.K21]" office:value-type="float" office:value="13.339">
            <text:p>13.339</text:p>
          </table:table-cell>
          <table:table-cell table:formula="of:=[.Z21]/[.G21]" office:value-type="float" office:value="-229.98275862069">
            <text:p>-229.9827586207</text:p>
          </table:table-cell>
          <table:table-cell table:number-columns-repeated="8"/>
          <table:table-cell table:formula="of:=[.A21]" office:value-type="float" office:value="9.50055555555556">
            <text:p>9.5005555556</text:p>
          </table:table-cell>
          <table:table-cell table:formula="of:=[.F21]*[.G21]" office:value-type="float" office:value="-0.773662">
            <text:p>-0.773662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10.0005555555556">
            <text:p>10.0005555556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style-name="Default" table:formula="of:=([.L22]-[.L21])/([.A22]-[.A21])/3600" office:value-type="float" office:value="-0.08">
            <text:p>-0.08</text:p>
          </table:table-cell>
          <table:table-cell table:style-name="Default" table:formula="of:=[.M22]+[.$V$3]" office:value-type="float" office:value="-0.21">
            <text:p>-0.21</text:p>
          </table:table-cell>
          <table:table-cell table:style-name="Default" table:formula="of:=([.N22]*3600*([.A22]-[.A21]))*[.$V$7]/[.$V$5]+[.O21]" office:value-type="float" office:value="-7148.62762331839">
            <text:p>-7148.6276233184</text:p>
          </table:table-cell>
          <table:table-cell/>
          <table:table-cell table:formula="of:=[.F22]-[.G22]*[.$AN$2]" office:value-type="float" office:value="13.31868208">
            <text:p>13.31868208</text:p>
          </table:table-cell>
          <table:table-cell table:formula="of:=[.O22]" office:value-type="float" office:value="-7148.62762331839">
            <text:p>-7148.6276233184</text:p>
          </table:table-cell>
          <table:table-cell table:style-name="ce1" table:formula="of:=360000*(1-0.01*([.E22]-25))*[.$V$9]" office:value-type="float" office:value="460471.4928">
            <text:p>460471.4928</text:p>
          </table:table-cell>
          <table:table-cell table:formula="of:=[.R22]+[.S22]" office:value-type="float" office:value="453322.865176682">
            <text:p>453322.865176682</text:p>
          </table:table-cell>
          <table:table-cell table:formula="of:=[.T22]/[.S22]" office:value-type="float" office:value="0.984475417620645">
            <text:p>0.9844754176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5)*[.$AC$1]" office:value-type="float" office:value="13.31067008">
            <text:p>13.3</text:p>
          </table:table-cell>
          <table:table-cell table:formula="of:=[.F22]-[.K22]" office:value-type="float" office:value="13.318">
            <text:p>13.318</text:p>
          </table:table-cell>
          <table:table-cell table:formula="of:=[.Z22]/[.G22]" office:value-type="float" office:value="-229.620689655172">
            <text:p>-229.6206896552</text:p>
          </table:table-cell>
          <table:table-cell table:number-columns-repeated="8"/>
          <table:table-cell table:formula="of:=[.A22]" office:value-type="float" office:value="10.0005555555556">
            <text:p>10.0005555556</text:p>
          </table:table-cell>
          <table:table-cell table:formula="of:=[.F22]*[.G22]" office:value-type="float" office:value="-0.772444">
            <text:p>-0.772444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5005555555556">
            <text:p>10.5005555556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style-name="Default" table:formula="of:=([.L23]-[.L22])/([.A23]-[.A22])/3600" office:value-type="float" office:value="-0.0933333333333333">
            <text:p>-0.0933333333</text:p>
          </table:table-cell>
          <table:table-cell table:style-name="Default" table:formula="of:=[.M23]+[.$V$3]" office:value-type="float" office:value="-0.223333333333333">
            <text:p>-0.2233333333</text:p>
          </table:table-cell>
          <table:table-cell table:style-name="Default" table:formula="of:=([.N23]*3600*([.A23]-[.A22]))*[.$V$7]/[.$V$5]+[.O22]" office:value-type="float" office:value="-7592.08950672646">
            <text:p>-7592.0895067265</text:p>
          </table:table-cell>
          <table:table-cell/>
          <table:table-cell table:formula="of:=[.F23]-[.G23]*[.$AN$2]" office:value-type="float" office:value="13.3064112">
            <text:p>13.3064112</text:p>
          </table:table-cell>
          <table:table-cell table:formula="of:=[.O23]" office:value-type="float" office:value="-7592.08950672646">
            <text:p>-7592.0895067265</text:p>
          </table:table-cell>
          <table:table-cell table:style-name="ce1" table:formula="of:=360000*(1-0.01*([.E23]-25))*[.$V$9]" office:value-type="float" office:value="462133.9152">
            <text:p>462133.9152</text:p>
          </table:table-cell>
          <table:table-cell table:formula="of:=[.R23]+[.S23]" office:value-type="float" office:value="454541.825693274">
            <text:p>454541.825693274</text:p>
          </table:table-cell>
          <table:table-cell table:formula="of:=[.T23]/[.S23]" office:value-type="float" office:value="0.983571667741718">
            <text:p>0.9835716677</text:p>
          </table:table-cell>
          <table:table-cell table:number-columns-repeated="3"/>
          <table:table-cell table:formula="of:=[.Q23]-([.$E23]-5)*[.$AC$1]" office:value-type="float" office:value="13.3001032">
            <text:p>13.3</text:p>
          </table:table-cell>
          <table:table-cell table:formula="of:=[.F23]-[.K23]" office:value-type="float" office:value="13.305">
            <text:p>13.305</text:p>
          </table:table-cell>
          <table:table-cell table:formula="of:=[.Z23]/[.G23]" office:value-type="float" office:value="-110.875">
            <text:p>-110.875</text:p>
          </table:table-cell>
          <table:table-cell table:number-columns-repeated="8"/>
          <table:table-cell table:formula="of:=[.A23]" office:value-type="float" office:value="10.5005555555556">
            <text:p>10.5005555556</text:p>
          </table:table-cell>
          <table:table-cell table:formula="of:=[.F23]*[.G23]" office:value-type="float" office:value="-1.5966">
            <text:p>-1.5966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1.0005555555556">
            <text:p>11.0005555556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style-name="Default" table:formula="of:=([.L24]-[.L23])/([.A24]-[.A23])/3600" office:value-type="float" office:value="-0.106666666666667">
            <text:p>-0.1066666667</text:p>
          </table:table-cell>
          <table:table-cell table:style-name="Default" table:formula="of:=[.M24]+[.$V$3]" office:value-type="float" office:value="-0.236666666666667">
            <text:p>-0.2366666667</text:p>
          </table:table-cell>
          <table:table-cell table:style-name="Default" table:formula="of:=([.N24]*3600*([.A24]-[.A23]))*[.$V$7]/[.$V$5]+[.O23]" office:value-type="float" office:value="-8062.0267264574">
            <text:p>-8062.0267264574</text:p>
          </table:table-cell>
          <table:table-cell/>
          <table:table-cell table:formula="of:=[.F24]-[.G24]*[.$AN$2]" office:value-type="float" office:value="13.2884112">
            <text:p>13.2884112</text:p>
          </table:table-cell>
          <table:table-cell table:formula="of:=[.O24]" office:value-type="float" office:value="-8062.0267264574">
            <text:p>-8062.0267264574</text:p>
          </table:table-cell>
          <table:table-cell table:style-name="ce1" table:formula="of:=360000*(1-0.01*([.E24]-25))*[.$V$9]" office:value-type="float" office:value="463683.168">
            <text:p>463683.168</text:p>
          </table:table-cell>
          <table:table-cell table:formula="of:=[.R24]+[.S24]" office:value-type="float" office:value="455621.141273543">
            <text:p>455621.141273543</text:p>
          </table:table-cell>
          <table:table-cell table:formula="of:=[.T24]/[.S24]" office:value-type="float" office:value="0.982613070124518">
            <text:p>0.9826130701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5)*[.$AC$1]" office:value-type="float" office:value="13.2836912">
            <text:p>13.3</text:p>
          </table:table-cell>
          <table:table-cell table:formula="of:=[.F24]-[.K24]" office:value-type="float" office:value="13.287">
            <text:p>13.287</text:p>
          </table:table-cell>
          <table:table-cell table:formula="of:=[.Z24]/[.G24]" office:value-type="float" office:value="-110.725">
            <text:p>-110.725</text:p>
          </table:table-cell>
          <table:table-cell table:number-columns-repeated="8"/>
          <table:table-cell table:formula="of:=[.A24]" office:value-type="float" office:value="11.0005555555556">
            <text:p>11.0005555556</text:p>
          </table:table-cell>
          <table:table-cell table:formula="of:=[.F24]*[.G24]" office:value-type="float" office:value="-1.59444">
            <text:p>-1.5944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5005555555556">
            <text:p>11.5005555556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style-name="Default" table:formula="of:=([.L25]-[.L24])/([.A25]-[.A24])/3600" office:value-type="float" office:value="-0.106666666666667">
            <text:p>-0.1066666667</text:p>
          </table:table-cell>
          <table:table-cell table:style-name="Default" table:formula="of:=[.M25]+[.$V$3]" office:value-type="float" office:value="-0.236666666666667">
            <text:p>-0.2366666667</text:p>
          </table:table-cell>
          <table:table-cell table:style-name="Default" table:formula="of:=([.N25]*3600*([.A25]-[.A24]))*[.$V$7]/[.$V$5]+[.O24]" office:value-type="float" office:value="-8531.96394618834">
            <text:p>-8531.9639461883</text:p>
          </table:table-cell>
          <table:table-cell/>
          <table:table-cell table:formula="of:=[.F25]-[.G25]*[.$AN$2]" office:value-type="float" office:value="13.28768208">
            <text:p>13.28768208</text:p>
          </table:table-cell>
          <table:table-cell table:formula="of:=[.O25]" office:value-type="float" office:value="-8531.96394618834">
            <text:p>-8531.9639461883</text:p>
          </table:table-cell>
          <table:table-cell table:style-name="ce1" table:formula="of:=360000*(1-0.01*([.E25]-25))*[.$V$9]" office:value-type="float" office:value="465095.8368">
            <text:p>465095.8368</text:p>
          </table:table-cell>
          <table:table-cell table:formula="of:=[.R25]+[.S25]" office:value-type="float" office:value="456563.872853812">
            <text:p>456563.872853812</text:p>
          </table:table-cell>
          <table:table-cell table:formula="of:=[.T25]/[.S25]" office:value-type="float" office:value="0.981655471257514">
            <text:p>0.9816554713</text:p>
          </table:table-cell>
          <table:table-cell table:number-columns-repeated="3"/>
          <table:table-cell table:formula="of:=[.Q25]-([.$E25]-5)*[.$AC$1]" office:value-type="float" office:value="13.28441008">
            <text:p>13.3</text:p>
          </table:table-cell>
          <table:table-cell table:formula="of:=[.F25]-[.K25]" office:value-type="float" office:value="13.287">
            <text:p>13.287</text:p>
          </table:table-cell>
          <table:table-cell table:formula="of:=[.Z25]/[.G25]" office:value-type="float" office:value="-229.086206896552">
            <text:p>-229.0862068966</text:p>
          </table:table-cell>
          <table:table-cell table:number-columns-repeated="8"/>
          <table:table-cell table:formula="of:=[.A25]" office:value-type="float" office:value="11.5005555555556">
            <text:p>11.5005555556</text:p>
          </table:table-cell>
          <table:table-cell table:formula="of:=[.F25]*[.G25]" office:value-type="float" office:value="-0.770646">
            <text:p>-0.770646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2.0008333333333">
            <text:p>12.0008333333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style-name="Default" table:formula="of:=([.L26]-[.L25])/([.A26]-[.A25])/3600" office:value-type="float" office:value="-0.106607440310939">
            <text:p>-0.1066074403</text:p>
          </table:table-cell>
          <table:table-cell table:style-name="Default" table:formula="of:=[.M26]+[.$V$3]" office:value-type="float" office:value="-0.236607440310939">
            <text:p>-0.2366074403</text:p>
          </table:table-cell>
          <table:table-cell table:style-name="Default" table:formula="of:=([.N26]*3600*([.A26]-[.A25]))*[.$V$7]/[.$V$5]+[.O25]" office:value-type="float" office:value="-9002.04457399103">
            <text:p>-9002.044573991</text:p>
          </table:table-cell>
          <table:table-cell/>
          <table:table-cell table:formula="of:=[.F26]-[.G26]*[.$AN$2]" office:value-type="float" office:value="13.2764112">
            <text:p>13.2764112</text:p>
          </table:table-cell>
          <table:table-cell table:formula="of:=[.O26]" office:value-type="float" office:value="-9002.04457399103">
            <text:p>-9002.044573991</text:p>
          </table:table-cell>
          <table:table-cell table:style-name="ce1" table:formula="of:=360000*(1-0.01*([.E26]-25))*[.$V$9]" office:value-type="float" office:value="466336.8">
            <text:p>466336.8</text:p>
          </table:table-cell>
          <table:table-cell table:formula="of:=[.R26]+[.S26]" office:value-type="float" office:value="457334.755426009">
            <text:p>457334.755426009</text:p>
          </table:table-cell>
          <table:table-cell table:formula="of:=[.T26]/[.S26]" office:value-type="float" office:value="0.980696259497447">
            <text:p>0.9806962595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5)*[.$AC$1]" office:value-type="float" office:value="13.2744112">
            <text:p>13.3</text:p>
          </table:table-cell>
          <table:table-cell table:formula="of:=[.F26]-[.K26]" office:value-type="float" office:value="13.275">
            <text:p>13.275</text:p>
          </table:table-cell>
          <table:table-cell table:formula="of:=[.Z26]/[.G26]" office:value-type="float" office:value="-110.625">
            <text:p>-110.625</text:p>
          </table:table-cell>
          <table:table-cell table:number-columns-repeated="8"/>
          <table:table-cell table:formula="of:=[.A26]" office:value-type="float" office:value="12.0008333333333">
            <text:p>12.0008333333</text:p>
          </table:table-cell>
          <table:table-cell table:formula="of:=[.F26]*[.G26]" office:value-type="float" office:value="-1.593">
            <text:p>-1.593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5008333333333">
            <text:p>12.5008333333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style-name="Default" table:formula="of:=([.L27]-[.L26])/([.A27]-[.A26])/3600" office:value-type="float" office:value="-0.12">
            <text:p>-0.12</text:p>
          </table:table-cell>
          <table:table-cell table:style-name="Default" table:formula="of:=[.M27]+[.$V$3]" office:value-type="float" office:value="-0.25">
            <text:p>-0.25</text:p>
          </table:table-cell>
          <table:table-cell table:style-name="Default" table:formula="of:=([.N27]*3600*([.A27]-[.A26]))*[.$V$7]/[.$V$5]+[.O26]" office:value-type="float" office:value="-9498.45713004484">
            <text:p>-9498.4571300449</text:p>
          </table:table-cell>
          <table:table-cell/>
          <table:table-cell table:formula="of:=[.F27]-[.G27]*[.$AN$2]" office:value-type="float" office:value="13.2634112">
            <text:p>13.2634112</text:p>
          </table:table-cell>
          <table:table-cell table:formula="of:=[.O27]" office:value-type="float" office:value="-9498.45713004484">
            <text:p>-9498.4571300449</text:p>
          </table:table-cell>
          <table:table-cell table:style-name="ce1" table:formula="of:=360000*(1-0.01*([.E27]-25))*[.$V$9]" office:value-type="float" office:value="467499.7152">
            <text:p>467499.7152</text:p>
          </table:table-cell>
          <table:table-cell table:formula="of:=[.R27]+[.S27]" office:value-type="float" office:value="458001.258069955">
            <text:p>458001.258069955</text:p>
          </table:table-cell>
          <table:table-cell table:formula="of:=[.T27]/[.S27]" office:value-type="float" office:value="0.979682432264197">
            <text:p>0.9796824323</text:p>
          </table:table-cell>
          <table:table-cell table:number-columns-repeated="3"/>
          <table:table-cell table:formula="of:=[.Q27]-([.$E27]-5)*[.$AC$1]" office:value-type="float" office:value="13.2626032">
            <text:p>13.3</text:p>
          </table:table-cell>
          <table:table-cell table:formula="of:=[.F27]-[.K27]" office:value-type="float" office:value="13.262">
            <text:p>13.262</text:p>
          </table:table-cell>
          <table:table-cell table:formula="of:=[.Z27]/[.G27]" office:value-type="float" office:value="-110.516666666667">
            <text:p>-110.5166666667</text:p>
          </table:table-cell>
          <table:table-cell table:number-columns-repeated="8"/>
          <table:table-cell table:formula="of:=[.A27]" office:value-type="float" office:value="12.5008333333333">
            <text:p>12.5008333333</text:p>
          </table:table-cell>
          <table:table-cell table:formula="of:=[.F27]*[.G27]" office:value-type="float" office:value="-1.59144">
            <text:p>-1.59144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3.0008333333333">
            <text:p>13.0008333333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style-name="Default" table:formula="of:=([.L28]-[.L27])/([.A28]-[.A27])/3600" office:value-type="float" office:value="-2.2">
            <text:p>-2.2</text:p>
          </table:table-cell>
          <table:table-cell table:style-name="Default" table:formula="of:=[.M28]+[.$V$3]" office:value-type="float" office:value="-2.33">
            <text:p>-2.33</text:p>
          </table:table-cell>
          <table:table-cell table:style-name="Default" table:formula="of:=([.N28]*3600*([.A28]-[.A27]))*[.$V$7]/[.$V$5]+[.O27]" office:value-type="float" office:value="-14125.0221524664">
            <text:p>-14125.0221524664</text:p>
          </table:table-cell>
          <table:table-cell/>
          <table:table-cell table:formula="of:=[.F28]-[.G28]*[.$AN$2]" office:value-type="float" office:value="13.20748832">
            <text:p>13.20748832</text:p>
          </table:table-cell>
          <table:table-cell table:formula="of:=[.O28]" office:value-type="float" office:value="-14125.0221524664">
            <text:p>-14125.0221524664</text:p>
          </table:table-cell>
          <table:table-cell table:style-name="ce1" table:formula="of:=360000*(1-0.01*([.E28]-25))*[.$V$9]" office:value-type="float" office:value="463488.048">
            <text:p>463488.048</text:p>
          </table:table-cell>
          <table:table-cell table:formula="of:=[.R28]+[.S28]" office:value-type="float" office:value="449363.025847534">
            <text:p>449363.025847534</text:p>
          </table:table-cell>
          <table:table-cell table:formula="of:=[.T28]/[.S28]" office:value-type="float" office:value="0.969524516946192">
            <text:p>0.9695245169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5)*[.$AC$1]" office:value-type="float" office:value="13.20256832">
            <text:p>13.2</text:p>
          </table:table-cell>
          <table:table-cell table:formula="of:=[.F28]-[.K28]" office:value-type="float" office:value="13.193">
            <text:p>13.193</text:p>
          </table:table-cell>
          <table:table-cell table:formula="of:=[.Z28]/[.G28]" office:value-type="float" office:value="-10.7086038961039">
            <text:p>-10.7086038961</text:p>
          </table:table-cell>
          <table:table-cell table:number-columns-repeated="8"/>
          <table:table-cell table:formula="of:=[.A28]" office:value-type="float" office:value="13.0008333333333">
            <text:p>13.0008333333</text:p>
          </table:table-cell>
          <table:table-cell table:formula="of:=[.F28]*[.G28]" office:value-type="float" office:value="-16.253776">
            <text:p>-16.253776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5008333333333">
            <text:p>13.5008333333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style-name="Default" table:formula="of:=([.L29]-[.L28])/([.A29]-[.A28])/3600" office:value-type="float" office:value="-1.21333333333333">
            <text:p>-1.2133333333</text:p>
          </table:table-cell>
          <table:table-cell table:style-name="Default" table:formula="of:=[.M29]+[.$V$3]" office:value-type="float" office:value="-1.34333333333333">
            <text:p>-1.3433333333</text:p>
          </table:table-cell>
          <table:table-cell table:style-name="Default" table:formula="of:=([.N29]*3600*([.A29]-[.A28]))*[.$V$7]/[.$V$5]+[.O28]" office:value-type="float" office:value="-16792.4122869955">
            <text:p>-16792.4122869955</text:p>
          </table:table-cell>
          <table:table-cell/>
          <table:table-cell table:formula="of:=[.F29]-[.G29]*[.$AN$2]" office:value-type="float" office:value="13.22048832">
            <text:p>13.22048832</text:p>
          </table:table-cell>
          <table:table-cell table:formula="of:=[.O29]" office:value-type="float" office:value="-16792.4122869955">
            <text:p>-16792.4122869955</text:p>
          </table:table-cell>
          <table:table-cell table:style-name="ce1" table:formula="of:=360000*(1-0.01*([.E29]-25))*[.$V$9]" office:value-type="float" office:value="461622.7008">
            <text:p>461622.7008</text:p>
          </table:table-cell>
          <table:table-cell table:formula="of:=[.R29]+[.S29]" office:value-type="float" office:value="444830.288513005">
            <text:p>444830.288513005</text:p>
          </table:table-cell>
          <table:table-cell table:formula="of:=[.T29]/[.S29]" office:value-type="float" office:value="0.963623079502169">
            <text:p>0.9636230795</text:p>
          </table:table-cell>
          <table:table-cell table:number-columns-repeated="3"/>
          <table:table-cell table:formula="of:=[.Q29]-([.$E29]-5)*[.$AC$1]" office:value-type="float" office:value="13.21365632">
            <text:p>13.2</text:p>
          </table:table-cell>
          <table:table-cell table:formula="of:=[.F29]-[.K29]" office:value-type="float" office:value="13.206">
            <text:p>13.206</text:p>
          </table:table-cell>
          <table:table-cell table:formula="of:=[.Z29]/[.G29]" office:value-type="float" office:value="-10.7191558441558">
            <text:p>-10.7191558442</text:p>
          </table:table-cell>
          <table:table-cell table:number-columns-repeated="8"/>
          <table:table-cell table:formula="of:=[.A29]" office:value-type="float" office:value="13.5008333333333">
            <text:p>13.5008333333</text:p>
          </table:table-cell>
          <table:table-cell table:formula="of:=[.F29]*[.G29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4.0008333333333">
            <text:p>14.0008333333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style-name="Default" table:formula="of:=([.L30]-[.L29])/([.A30]-[.A29])/3600" office:value-type="float" office:value="-1.2">
            <text:p>-1.2</text:p>
          </table:table-cell>
          <table:table-cell table:style-name="Default" table:formula="of:=[.M30]+[.$V$3]" office:value-type="float" office:value="-1.33">
            <text:p>-1.33</text:p>
          </table:table-cell>
          <table:table-cell table:style-name="Default" table:formula="of:=([.N30]*3600*([.A30]-[.A29]))*[.$V$7]/[.$V$5]+[.O29]" office:value-type="float" office:value="-19433.3270852018">
            <text:p>-19433.3270852018</text:p>
          </table:table-cell>
          <table:table-cell/>
          <table:table-cell table:formula="of:=[.F30]-[.G30]*[.$AN$2]" office:value-type="float" office:value="13.2157592">
            <text:p>13.2157592</text:p>
          </table:table-cell>
          <table:table-cell table:formula="of:=[.O30]" office:value-type="float" office:value="-19433.3270852018">
            <text:p>-19433.3270852018</text:p>
          </table:table-cell>
          <table:table-cell table:style-name="ce1" table:formula="of:=360000*(1-0.01*([.E30]-25))*[.$V$9]" office:value-type="float" office:value="463234.392">
            <text:p>463234.392</text:p>
          </table:table-cell>
          <table:table-cell table:formula="of:=[.R30]+[.S30]" office:value-type="float" office:value="443801.064914798">
            <text:p>443801.064914798</text:p>
          </table:table-cell>
          <table:table-cell table:formula="of:=[.T30]/[.S30]" office:value-type="float" office:value="0.95804860903937">
            <text:p>0.958048609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5)*[.$AC$1]" office:value-type="float" office:value="13.2105792">
            <text:p>13.2</text:p>
          </table:table-cell>
          <table:table-cell table:formula="of:=[.F30]-[.K30]" office:value-type="float" office:value="13.202">
            <text:p>13.202</text:p>
          </table:table-cell>
          <table:table-cell table:formula="of:=[.Z30]/[.G30]" office:value-type="float" office:value="-11.2837606837607">
            <text:p>-11.2837606838</text:p>
          </table:table-cell>
          <table:table-cell table:number-columns-repeated="8"/>
          <table:table-cell table:formula="of:=[.A30]" office:value-type="float" office:value="14.0008333333333">
            <text:p>14.0008333333</text:p>
          </table:table-cell>
          <table:table-cell table:formula="of:=[.F30]*[.G30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5008333333333">
            <text:p>14.5008333333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style-name="Default" table:formula="of:=([.L31]-[.L30])/([.A31]-[.A30])/3600" office:value-type="float" office:value="-1.2">
            <text:p>-1.2</text:p>
          </table:table-cell>
          <table:table-cell table:style-name="Default" table:formula="of:=[.M31]+[.$V$3]" office:value-type="float" office:value="-1.33">
            <text:p>-1.33</text:p>
          </table:table-cell>
          <table:table-cell table:style-name="Default" table:formula="of:=([.N31]*3600*([.A31]-[.A30]))*[.$V$7]/[.$V$5]+[.O30]" office:value-type="float" office:value="-22074.2418834081">
            <text:p>-22074.2418834081</text:p>
          </table:table-cell>
          <table:table-cell/>
          <table:table-cell table:formula="of:=[.F31]-[.G31]*[.$AN$2]" office:value-type="float" office:value="13.22448832">
            <text:p>13.22448832</text:p>
          </table:table-cell>
          <table:table-cell table:formula="of:=[.O31]" office:value-type="float" office:value="-22074.2418834081">
            <text:p>-22074.2418834081</text:p>
          </table:table-cell>
          <table:table-cell table:style-name="ce1" table:formula="of:=360000*(1-0.01*([.E31]-25))*[.$V$9]" office:value-type="float" office:value="465251.9328">
            <text:p>465251.9328</text:p>
          </table:table-cell>
          <table:table-cell table:formula="of:=[.R31]+[.S31]" office:value-type="float" office:value="443177.690916592">
            <text:p>443177.690916592</text:p>
          </table:table-cell>
          <table:table-cell table:formula="of:=[.T31]/[.S31]" office:value-type="float" office:value="0.952554217774959">
            <text:p>0.9525542178</text:p>
          </table:table-cell>
          <table:table-cell table:number-columns-repeated="3"/>
          <table:table-cell table:formula="of:=[.Q31]-([.$E31]-5)*[.$AC$1]" office:value-type="float" office:value="13.22137632">
            <text:p>13.2</text:p>
          </table:table-cell>
          <table:table-cell table:formula="of:=[.F31]-[.K31]" office:value-type="float" office:value="13.21">
            <text:p>13.21</text:p>
          </table:table-cell>
          <table:table-cell table:formula="of:=[.Z31]/[.G31]" office:value-type="float" office:value="-10.7224025974026">
            <text:p>-10.7224025974</text:p>
          </table:table-cell>
          <table:table-cell table:number-columns-repeated="8"/>
          <table:table-cell table:formula="of:=[.A31]" office:value-type="float" office:value="14.5008333333333">
            <text:p>14.5008333333</text:p>
          </table:table-cell>
          <table:table-cell table:formula="of:=[.F31]*[.G31]" office:value-type="float" office:value="-16.27472">
            <text:p>-16.27472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5.0008333333333">
            <text:p>15.0008333333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style-name="Default" table:formula="of:=([.L32]-[.L31])/([.A32]-[.A31])/3600" office:value-type="float" office:value="-1.21333333333333">
            <text:p>-1.2133333333</text:p>
          </table:table-cell>
          <table:table-cell table:style-name="Default" table:formula="of:=[.M32]+[.$V$3]" office:value-type="float" office:value="-1.34333333333333">
            <text:p>-1.3433333333</text:p>
          </table:table-cell>
          <table:table-cell table:style-name="Default" table:formula="of:=([.N32]*3600*([.A32]-[.A31]))*[.$V$7]/[.$V$5]+[.O31]" office:value-type="float" office:value="-24741.6320179372">
            <text:p>-24741.6320179372</text:p>
          </table:table-cell>
          <table:table-cell/>
          <table:table-cell table:formula="of:=[.F32]-[.G32]*[.$AN$2]" office:value-type="float" office:value="13.2237592">
            <text:p>13.2237592</text:p>
          </table:table-cell>
          <table:table-cell table:formula="of:=[.O32]" office:value-type="float" office:value="-24741.6320179372">
            <text:p>-24741.6320179372</text:p>
          </table:table-cell>
          <table:table-cell table:style-name="ce1" table:formula="of:=360000*(1-0.01*([.E32]-25))*[.$V$9]" office:value-type="float" office:value="467175.816">
            <text:p>467175.816</text:p>
          </table:table-cell>
          <table:table-cell table:formula="of:=[.R32]+[.S32]" office:value-type="float" office:value="442434.183982063">
            <text:p>442434.183982063</text:p>
          </table:table-cell>
          <table:table-cell table:formula="of:=[.T32]/[.S32]" office:value-type="float" office:value="0.947039998282066">
            <text:p>0.9470399983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5)*[.$AC$1]" office:value-type="float" office:value="13.2226192">
            <text:p>13.2</text:p>
          </table:table-cell>
          <table:table-cell table:formula="of:=[.F32]-[.K32]" office:value-type="float" office:value="13.21">
            <text:p>13.21</text:p>
          </table:table-cell>
          <table:table-cell table:formula="of:=[.Z32]/[.G32]" office:value-type="float" office:value="-11.2905982905983">
            <text:p>-11.2905982906</text:p>
          </table:table-cell>
          <table:table-cell table:number-columns-repeated="8"/>
          <table:table-cell table:formula="of:=[.A32]" office:value-type="float" office:value="15.0008333333333">
            <text:p>15.0008333333</text:p>
          </table:table-cell>
          <table:table-cell table:formula="of:=[.F32]*[.G32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5008333333333">
            <text:p>15.5008333333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style-name="Default" table:formula="of:=([.L33]-[.L32])/([.A33]-[.A32])/3600" office:value-type="float" office:value="-1.21333333333333">
            <text:p>-1.2133333333</text:p>
          </table:table-cell>
          <table:table-cell table:style-name="Default" table:formula="of:=[.M33]+[.$V$3]" office:value-type="float" office:value="-1.34333333333333">
            <text:p>-1.3433333333</text:p>
          </table:table-cell>
          <table:table-cell table:style-name="Default" table:formula="of:=([.N33]*3600*([.A33]-[.A32]))*[.$V$7]/[.$V$5]+[.O32]" office:value-type="float" office:value="-27409.0221524664">
            <text:p>-27409.0221524664</text:p>
          </table:table-cell>
          <table:table-cell/>
          <table:table-cell table:formula="of:=[.F33]-[.G33]*[.$AN$2]" office:value-type="float" office:value="13.2197592">
            <text:p>13.2197592</text:p>
          </table:table-cell>
          <table:table-cell table:formula="of:=[.O33]" office:value-type="float" office:value="-27409.0221524664">
            <text:p>-27409.0221524664</text:p>
          </table:table-cell>
          <table:table-cell table:style-name="ce1" table:formula="of:=360000*(1-0.01*([.E33]-25))*[.$V$9]" office:value-type="float" office:value="468881.1648">
            <text:p>468881.1648</text:p>
          </table:table-cell>
          <table:table-cell table:formula="of:=[.R33]+[.S33]" office:value-type="float" office:value="441472.142647534">
            <text:p>441472.142647534</text:p>
          </table:table-cell>
          <table:table-cell table:formula="of:=[.T33]/[.S33]" office:value-type="float" office:value="0.941543776525641">
            <text:p>0.9415437765</text:p>
          </table:table-cell>
          <table:table-cell table:number-columns-repeated="3"/>
          <table:table-cell table:formula="of:=[.Q33]-([.$E33]-5)*[.$AC$1]" office:value-type="float" office:value="13.2203672">
            <text:p>13.2</text:p>
          </table:table-cell>
          <table:table-cell table:formula="of:=[.F33]-[.K33]" office:value-type="float" office:value="13.206">
            <text:p>13.206</text:p>
          </table:table-cell>
          <table:table-cell table:formula="of:=[.Z33]/[.G33]" office:value-type="float" office:value="-11.2871794871795">
            <text:p>-11.2871794872</text:p>
          </table:table-cell>
          <table:table-cell table:number-columns-repeated="8"/>
          <table:table-cell table:formula="of:=[.A33]" office:value-type="float" office:value="15.5008333333333">
            <text:p>15.5008333333</text:p>
          </table:table-cell>
          <table:table-cell table:formula="of:=[.F33]*[.G33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6.0008333333333">
            <text:p>16.0008333333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style-name="Default" table:formula="of:=([.L34]-[.L33])/([.A34]-[.A33])/3600" office:value-type="float" office:value="-1.21333333333333">
            <text:p>-1.2133333333</text:p>
          </table:table-cell>
          <table:table-cell table:style-name="Default" table:formula="of:=[.M34]+[.$V$3]" office:value-type="float" office:value="-1.34333333333333">
            <text:p>-1.3433333333</text:p>
          </table:table-cell>
          <table:table-cell table:style-name="Default" table:formula="of:=([.N34]*3600*([.A34]-[.A33]))*[.$V$7]/[.$V$5]+[.O33]" office:value-type="float" office:value="-30076.4122869955">
            <text:p>-30076.4122869955</text:p>
          </table:table-cell>
          <table:table-cell/>
          <table:table-cell table:formula="of:=[.F34]-[.G34]*[.$AN$2]" office:value-type="float" office:value="13.22048832">
            <text:p>13.22048832</text:p>
          </table:table-cell>
          <table:table-cell table:formula="of:=[.O34]" office:value-type="float" office:value="-30076.4122869955">
            <text:p>-30076.4122869955</text:p>
          </table:table-cell>
          <table:table-cell table:style-name="ce1" table:formula="of:=360000*(1-0.01*([.E34]-25))*[.$V$9]" office:value-type="float" office:value="470465.5392">
            <text:p>470465.5392</text:p>
          </table:table-cell>
          <table:table-cell table:formula="of:=[.R34]+[.S34]" office:value-type="float" office:value="440389.126913005">
            <text:p>440389.126913005</text:p>
          </table:table-cell>
          <table:table-cell table:formula="of:=[.T34]/[.S34]" office:value-type="float" office:value="0.936070955721563">
            <text:p>0.9360709557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5)*[.$AC$1]" office:value-type="float" office:value="13.22272032">
            <text:p>13.2</text:p>
          </table:table-cell>
          <table:table-cell table:formula="of:=[.F34]-[.K34]" office:value-type="float" office:value="13.206">
            <text:p>13.206</text:p>
          </table:table-cell>
          <table:table-cell table:formula="of:=[.Z34]/[.G34]" office:value-type="float" office:value="-10.7191558441558">
            <text:p>-10.7191558442</text:p>
          </table:table-cell>
          <table:table-cell table:number-columns-repeated="8"/>
          <table:table-cell table:formula="of:=[.A34]" office:value-type="float" office:value="16.0008333333333">
            <text:p>16.0008333333</text:p>
          </table:table-cell>
          <table:table-cell table:formula="of:=[.F34]*[.G34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5008333333333">
            <text:p>16.5008333333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style-name="Default" table:formula="of:=([.L35]-[.L34])/([.A35]-[.A34])/3600" office:value-type="float" office:value="-3.17333333333333">
            <text:p>-3.1733333333</text:p>
          </table:table-cell>
          <table:table-cell table:style-name="Default" table:formula="of:=[.M35]+[.$V$3]" office:value-type="float" office:value="-3.30333333333333">
            <text:p>-3.3033333333</text:p>
          </table:table-cell>
          <table:table-cell table:style-name="Default" table:formula="of:=([.N35]*3600*([.A35]-[.A34]))*[.$V$7]/[.$V$5]+[.O34]" office:value-type="float" office:value="-36635.6768609865">
            <text:p>-36635.6768609865</text:p>
          </table:table-cell>
          <table:table-cell/>
          <table:table-cell table:formula="of:=[.F35]-[.G35]*[.$AN$2]" office:value-type="float" office:value="13.2107592">
            <text:p>13.2107592</text:p>
          </table:table-cell>
          <table:table-cell table:formula="of:=[.O35]" office:value-type="float" office:value="-36635.6768609865">
            <text:p>-36635.6768609865</text:p>
          </table:table-cell>
          <table:table-cell table:style-name="ce1" table:formula="of:=360000*(1-0.01*([.E35]-25))*[.$V$9]" office:value-type="float" office:value="461938.7952">
            <text:p>461938.7952</text:p>
          </table:table-cell>
          <table:table-cell table:formula="of:=[.R35]+[.S35]" office:value-type="float" office:value="425303.118339013">
            <text:p>425303.118339013</text:p>
          </table:table-cell>
          <table:table-cell table:formula="of:=[.T35]/[.S35]" office:value-type="float" office:value="0.920691491509985">
            <text:p>0.9206914915</text:p>
          </table:table-cell>
          <table:table-cell table:number-columns-repeated="3"/>
          <table:table-cell table:formula="of:=[.Q35]-([.$E35]-5)*[.$AC$1]" office:value-type="float" office:value="13.2042512">
            <text:p>13.2</text:p>
          </table:table-cell>
          <table:table-cell table:formula="of:=[.F35]-[.K35]" office:value-type="float" office:value="13.197">
            <text:p>13.197</text:p>
          </table:table-cell>
          <table:table-cell table:formula="of:=[.Z35]/[.G35]" office:value-type="float" office:value="-11.2794871794872">
            <text:p>-11.2794871795</text:p>
          </table:table-cell>
          <table:table-cell table:number-columns-repeated="8"/>
          <table:table-cell table:formula="of:=[.A35]" office:value-type="float" office:value="16.5008333333333">
            <text:p>16.5008333333</text:p>
          </table:table-cell>
          <table:table-cell table:formula="of:=[.F35]*[.G35]" office:value-type="float" office:value="-15.44049">
            <text:p>-15.44049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7.0008333333333">
            <text:p>17.0008333333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style-name="Default" table:formula="of:=([.L36]-[.L35])/([.A36]-[.A35])/3600" office:value-type="float" office:value="-1.21333333333333">
            <text:p>-1.2133333333</text:p>
          </table:table-cell>
          <table:table-cell table:style-name="Default" table:formula="of:=[.M36]+[.$V$3]" office:value-type="float" office:value="-1.34333333333333">
            <text:p>-1.3433333333</text:p>
          </table:table-cell>
          <table:table-cell table:style-name="Default" table:formula="of:=([.N36]*3600*([.A36]-[.A35]))*[.$V$7]/[.$V$5]+[.O35]" office:value-type="float" office:value="-39303.0669955157">
            <text:p>-39303.0669955157</text:p>
          </table:table-cell>
          <table:table-cell/>
          <table:table-cell table:formula="of:=[.F36]-[.G36]*[.$AN$2]" office:value-type="float" office:value="13.21720568">
            <text:p>13.21720568</text:p>
          </table:table-cell>
          <table:table-cell table:formula="of:=[.O36]" office:value-type="float" office:value="-39303.0669955157">
            <text:p>-39303.0669955157</text:p>
          </table:table-cell>
          <table:table-cell table:style-name="ce1" table:formula="of:=360000*(1-0.01*([.E36]-25))*[.$V$9]" office:value-type="float" office:value="462051.9648">
            <text:p>462051.9648</text:p>
          </table:table-cell>
          <table:table-cell table:formula="of:=[.R36]+[.S36]" office:value-type="float" office:value="422748.897804484">
            <text:p>422748.897804484</text:p>
          </table:table-cell>
          <table:table-cell table:formula="of:=[.T36]/[.S36]" office:value-type="float" office:value="0.914937994014314">
            <text:p>0.914937994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5)*[.$AC$1]" office:value-type="float" office:value="13.21081368">
            <text:p>13.2</text:p>
          </table:table-cell>
          <table:table-cell table:formula="of:=[.F36]-[.K36]" office:value-type="float" office:value="13.202">
            <text:p>13.202</text:p>
          </table:table-cell>
          <table:table-cell table:formula="of:=[.Z36]/[.G36]" office:value-type="float" office:value="-10.2103634957463">
            <text:p>-10.2103634957</text:p>
          </table:table-cell>
          <table:table-cell table:number-columns-repeated="8"/>
          <table:table-cell table:formula="of:=[.A36]" office:value-type="float" office:value="17.0008333333333">
            <text:p>17.0008333333</text:p>
          </table:table-cell>
          <table:table-cell table:formula="of:=[.F36]*[.G36]" office:value-type="float" office:value="-17.070186">
            <text:p>-17.070186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5011111111111">
            <text:p>17.5011111111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style-name="Default" table:formula="of:=([.L37]-[.L36])/([.A37]-[.A36])/3600" office:value-type="float" office:value="-1.23931149361466">
            <text:p>-1.2393114936</text:p>
          </table:table-cell>
          <table:table-cell table:style-name="Default" table:formula="of:=[.M37]+[.$V$3]" office:value-type="float" office:value="-1.36931149361466">
            <text:p>-1.3693114936</text:p>
          </table:table-cell>
          <table:table-cell table:style-name="Default" table:formula="of:=([.N37]*3600*([.A37]-[.A36]))*[.$V$7]/[.$V$5]+[.O36]" office:value-type="float" office:value="-42023.5512107623">
            <text:p>-42023.5512107623</text:p>
          </table:table-cell>
          <table:table-cell/>
          <table:table-cell table:formula="of:=[.F37]-[.G37]*[.$AN$2]" office:value-type="float" office:value="13.2197592">
            <text:p>13.2197592</text:p>
          </table:table-cell>
          <table:table-cell table:formula="of:=[.O37]" office:value-type="float" office:value="-42023.5512107623">
            <text:p>-42023.5512107623</text:p>
          </table:table-cell>
          <table:table-cell table:style-name="ce1" table:formula="of:=360000*(1-0.01*([.E37]-25))*[.$V$9]" office:value-type="float" office:value="464697.792">
            <text:p>464697.792</text:p>
          </table:table-cell>
          <table:table-cell table:formula="of:=[.R37]+[.S37]" office:value-type="float" office:value="422674.240789238">
            <text:p>422674.240789238</text:p>
          </table:table-cell>
          <table:table-cell table:formula="of:=[.T37]/[.S37]" office:value-type="float" office:value="0.909567998957132">
            <text:p>0.909567999</text:p>
          </table:table-cell>
          <table:table-cell table:number-columns-repeated="3"/>
          <table:table-cell table:formula="of:=[.Q37]-([.$E37]-5)*[.$AC$1]" office:value-type="float" office:value="13.2160792">
            <text:p>13.2</text:p>
          </table:table-cell>
          <table:table-cell table:formula="of:=[.F37]-[.K37]" office:value-type="float" office:value="13.206">
            <text:p>13.206</text:p>
          </table:table-cell>
          <table:table-cell table:formula="of:=[.Z37]/[.G37]" office:value-type="float" office:value="-11.2871794871795">
            <text:p>-11.2871794872</text:p>
          </table:table-cell>
          <table:table-cell table:number-columns-repeated="8"/>
          <table:table-cell table:formula="of:=[.A37]" office:value-type="float" office:value="17.5011111111111">
            <text:p>17.5011111111</text:p>
          </table:table-cell>
          <table:table-cell table:formula="of:=[.F37]*[.G37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8]-[.$D$2])/3600" office:value-type="float" office:value="18.0011111111111">
            <text:p>18.0011111111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style-name="Default" table:formula="of:=([.L38]-[.L37])/([.A38]-[.A37])/3600" office:value-type="float" office:value="-1.18666666666667">
            <text:p>-1.1866666667</text:p>
          </table:table-cell>
          <table:table-cell table:style-name="Default" table:formula="of:=[.M38]+[.$V$3]" office:value-type="float" office:value="-1.31666666666667">
            <text:p>-1.3166666667</text:p>
          </table:table-cell>
          <table:table-cell table:style-name="Default" table:formula="of:=([.N38]*3600*([.A38]-[.A37]))*[.$V$7]/[.$V$5]+[.O37]" office:value-type="float" office:value="-44637.9906726457">
            <text:p>-44637.9906726457</text:p>
          </table:table-cell>
          <table:table-cell/>
          <table:table-cell table:formula="of:=[.F38]-[.G38]*[.$AN$2]" office:value-type="float" office:value="13.2287592">
            <text:p>13.2287592</text:p>
          </table:table-cell>
          <table:table-cell table:formula="of:=[.O38]" office:value-type="float" office:value="-44637.9906726457">
            <text:p>-44637.9906726457</text:p>
          </table:table-cell>
          <table:table-cell table:style-name="ce1" table:formula="of:=360000*(1-0.01*([.E38]-25))*[.$V$9]" office:value-type="float" office:value="467448.984">
            <text:p>467448.984</text:p>
          </table:table-cell>
          <table:table-cell table:formula="of:=[.R38]+[.S38]" office:value-type="float" office:value="422810.993327354">
            <text:p>422810.993327354</text:p>
          </table:table-cell>
          <table:table-cell table:formula="of:=[.T38]/[.S38]" office:value-type="float" office:value="0.904507246350875">
            <text:p>0.9045072464</text:p>
          </table:table-cell>
          <table:table-cell/>
          <table:table-cell office:value-type="float" office:value="28">
            <text:p>28</text:p>
          </table:table-cell>
          <table:table-cell table:formula="of:=([.W38]-32)*5/9" office:value-type="float" office:value="-2.22222222222222">
            <text:p>-2.2</text:p>
          </table:table-cell>
          <table:table-cell table:formula="of:=[.Q38]-([.$E38]-5)*[.$AC$1]" office:value-type="float" office:value="13.2278992">
            <text:p>13.2</text:p>
          </table:table-cell>
          <table:table-cell table:formula="of:=[.F38]-[.K38]" office:value-type="float" office:value="13.215">
            <text:p>13.215</text:p>
          </table:table-cell>
          <table:table-cell table:formula="of:=[.Z38]/[.G38]" office:value-type="float" office:value="-11.2948717948718">
            <text:p>-11.2948717949</text:p>
          </table:table-cell>
          <table:table-cell table:number-columns-repeated="8"/>
          <table:table-cell table:formula="of:=[.A38]" office:value-type="float" office:value="18.0011111111111">
            <text:p>18.0011111111</text:p>
          </table:table-cell>
          <table:table-cell table:formula="of:=[.F38]*[.G38]" office:value-type="float" office:value="-15.46155">
            <text:p>-15.46155</text:p>
          </table:table-cell>
          <table:table-cell table:number-columns-repeated="987"/>
        </table:table-row>
        <table:table-row table:style-name="ro1">
          <table:table-cell table:formula="of:=([.D39]-[.$D$2])/3600" office:value-type="float" office:value="18.5011111111111">
            <text:p>18.5011111111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style-name="Default" table:formula="of:=([.L39]-[.L38])/([.A39]-[.A38])/3600" office:value-type="float" office:value="-1.2">
            <text:p>-1.2</text:p>
          </table:table-cell>
          <table:table-cell table:style-name="Default" table:formula="of:=[.M39]+[.$V$3]" office:value-type="float" office:value="-1.33">
            <text:p>-1.33</text:p>
          </table:table-cell>
          <table:table-cell table:style-name="Default" table:formula="of:=([.N39]*3600*([.A39]-[.A38]))*[.$V$7]/[.$V$5]+[.O38]" office:value-type="float" office:value="-47278.905470852">
            <text:p>-47278.905470852</text:p>
          </table:table-cell>
          <table:table-cell/>
          <table:table-cell table:formula="of:=[.F39]-[.G39]*[.$AN$2]" office:value-type="float" office:value="13.2157592">
            <text:p>13.2157592</text:p>
          </table:table-cell>
          <table:table-cell table:formula="of:=[.O39]" office:value-type="float" office:value="-47278.905470852">
            <text:p>-47278.905470852</text:p>
          </table:table-cell>
          <table:table-cell table:style-name="ce1" table:formula="of:=360000*(1-0.01*([.E39]-25))*[.$V$9]" office:value-type="float" office:value="469661.6448">
            <text:p>469661.6448</text:p>
          </table:table-cell>
          <table:table-cell table:formula="of:=[.R39]+[.S39]" office:value-type="float" office:value="422382.739329148">
            <text:p>422382.739329148</text:p>
          </table:table-cell>
          <table:table-cell table:formula="of:=[.T39]/[.S39]" office:value-type="float" office:value="0.899334114262225">
            <text:p>0.8993341143</text:p>
          </table:table-cell>
          <table:table-cell table:number-columns-repeated="3"/>
          <table:table-cell table:formula="of:=[.Q39]-([.$E39]-5)*[.$AC$1]" office:value-type="float" office:value="13.2171672">
            <text:p>13.2</text:p>
          </table:table-cell>
          <table:table-cell table:formula="of:=[.F39]-[.K39]" office:value-type="float" office:value="13.202">
            <text:p>13.202</text:p>
          </table:table-cell>
          <table:table-cell table:formula="of:=[.Z39]/[.G39]" office:value-type="float" office:value="-11.2837606837607">
            <text:p>-11.2837606838</text:p>
          </table:table-cell>
          <table:table-cell table:number-columns-repeated="8"/>
          <table:table-cell table:formula="of:=[.A39]" office:value-type="float" office:value="18.5011111111111">
            <text:p>18.5011111111</text:p>
          </table:table-cell>
          <table:table-cell table:formula="of:=[.F39]*[.G39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40]-[.$D$2])/3600" office:value-type="float" office:value="19.0011111111111">
            <text:p>19.0011111111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style-name="Default" table:formula="of:=([.L40]-[.L39])/([.A40]-[.A39])/3600" office:value-type="float" office:value="-2.58666666666667">
            <text:p>-2.5866666667</text:p>
          </table:table-cell>
          <table:table-cell table:style-name="Default" table:formula="of:=[.M40]+[.$V$3]" office:value-type="float" office:value="-2.71666666666667">
            <text:p>-2.7166666667</text:p>
          </table:table-cell>
          <table:table-cell table:style-name="Default" table:formula="of:=([.N40]*3600*([.A40]-[.A39]))*[.$V$7]/[.$V$5]+[.O39]" office:value-type="float" office:value="-52673.2552466368">
            <text:p>-52673.2552466368</text:p>
          </table:table-cell>
          <table:table-cell/>
          <table:table-cell table:formula="of:=[.F40]-[.G40]*[.$AN$2]" office:value-type="float" office:value="13.1533932">
            <text:p>13.1533932</text:p>
          </table:table-cell>
          <table:table-cell table:formula="of:=[.O40]" office:value-type="float" office:value="-52673.2552466368">
            <text:p>-52673.2552466368</text:p>
          </table:table-cell>
          <table:table-cell table:style-name="ce1" table:formula="of:=360000*(1-0.01*([.E40]-25))*[.$V$9]" office:value-type="float" office:value="468748.4832">
            <text:p>468748.4832</text:p>
          </table:table-cell>
          <table:table-cell table:formula="of:=[.R40]+[.S40]" office:value-type="float" office:value="416075.227953363">
            <text:p>416075.227953363</text:p>
          </table:table-cell>
          <table:table-cell table:formula="of:=[.T40]/[.S40]" office:value-type="float" office:value="0.887630025195916">
            <text:p>0.8876300252</text:p>
          </table:table-cell>
          <table:table-cell/>
          <table:table-cell office:value-type="float" office:value="27">
            <text:p>27</text:p>
          </table:table-cell>
          <table:table-cell table:formula="of:=([.W40]-32)*5/9" office:value-type="float" office:value="-2.77777777777778">
            <text:p>-2.8</text:p>
          </table:table-cell>
          <table:table-cell table:formula="of:=[.Q40]-([.$E40]-5)*[.$AC$1]" office:value-type="float" office:value="13.1538652">
            <text:p>13.2</text:p>
          </table:table-cell>
          <table:table-cell table:formula="of:=[.F40]-[.K40]" office:value-type="float" office:value="13.107">
            <text:p>13.107</text:p>
          </table:table-cell>
          <table:table-cell table:formula="of:=[.Z40]/[.G40]" office:value-type="float" office:value="-3.32243346007604">
            <text:p>-3.3224334601</text:p>
          </table:table-cell>
          <table:table-cell table:number-columns-repeated="8"/>
          <table:table-cell table:formula="of:=[.A40]" office:value-type="float" office:value="19.0011111111111">
            <text:p>19.0011111111</text:p>
          </table:table-cell>
          <table:table-cell table:formula="of:=[.F40]*[.G40]" office:value-type="float" office:value="-51.707115">
            <text:p>-51.707115</text:p>
          </table:table-cell>
          <table:table-cell table:number-columns-repeated="987"/>
        </table:table-row>
        <table:table-row table:style-name="ro1">
          <table:table-cell table:formula="of:=([.D41]-[.$D$2])/3600" office:value-type="float" office:value="19.5011111111111">
            <text:p>19.5011111111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style-name="Default" table:formula="of:=([.L41]-[.L40])/([.A41]-[.A40])/3600" office:value-type="float" office:value="-1.65333333333333">
            <text:p>-1.6533333333</text:p>
          </table:table-cell>
          <table:table-cell table:style-name="Default" table:formula="of:=[.M41]+[.$V$3]" office:value-type="float" office:value="-1.78333333333333">
            <text:p>-1.7833333333</text:p>
          </table:table-cell>
          <table:table-cell table:style-name="Default" table:formula="of:=([.N41]*3600*([.A41]-[.A40]))*[.$V$7]/[.$V$5]+[.O40]" office:value-type="float" office:value="-56214.3314798206">
            <text:p>-56214.3314798206</text:p>
          </table:table-cell>
          <table:table-cell/>
          <table:table-cell table:formula="of:=[.F41]-[.G41]*[.$AN$2]" office:value-type="float" office:value="13.2237592">
            <text:p>13.2237592</text:p>
          </table:table-cell>
          <table:table-cell table:formula="of:=[.O41]" office:value-type="float" office:value="-56214.3314798206">
            <text:p>-56214.3314798206</text:p>
          </table:table-cell>
          <table:table-cell table:style-name="ce1" table:formula="of:=360000*(1-0.01*([.E41]-25))*[.$V$9]" office:value-type="float" office:value="461603.1888">
            <text:p>461603.1888</text:p>
          </table:table-cell>
          <table:table-cell table:formula="of:=[.R41]+[.S41]" office:value-type="float" office:value="405388.85732018">
            <text:p>405388.85732018</text:p>
          </table:table-cell>
          <table:table-cell table:formula="of:=[.T41]/[.S41]" office:value-type="float" office:value="0.878219360602865">
            <text:p>0.8782193606</text:p>
          </table:table-cell>
          <table:table-cell table:number-columns-repeated="3"/>
          <table:table-cell table:formula="of:=[.Q41]-([.$E41]-5)*[.$AC$1]" office:value-type="float" office:value="13.2169072">
            <text:p>13.2</text:p>
          </table:table-cell>
          <table:table-cell table:formula="of:=[.F41]-[.K41]" office:value-type="float" office:value="13.21">
            <text:p>13.21</text:p>
          </table:table-cell>
          <table:table-cell table:formula="of:=[.Z41]/[.G41]" office:value-type="float" office:value="-11.2905982905983">
            <text:p>-11.2905982906</text:p>
          </table:table-cell>
          <table:table-cell table:number-columns-repeated="8"/>
          <table:table-cell table:formula="of:=[.A41]" office:value-type="float" office:value="19.5011111111111">
            <text:p>19.5011111111</text:p>
          </table:table-cell>
          <table:table-cell table:formula="of:=[.F41]*[.G41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42]-[.$D$2])/3600" office:value-type="float" office:value="20.0011111111111">
            <text:p>20.0011111111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style-name="Default" table:formula="of:=([.L42]-[.L41])/([.A42]-[.A41])/3600" office:value-type="float" office:value="-1.09333333333333">
            <text:p>-1.0933333333</text:p>
          </table:table-cell>
          <table:table-cell table:style-name="Default" table:formula="of:=[.M42]+[.$V$3]" office:value-type="float" office:value="-1.22333333333333">
            <text:p>-1.2233333333</text:p>
          </table:table-cell>
          <table:table-cell table:style-name="Default" table:formula="of:=([.N42]*3600*([.A42]-[.A41]))*[.$V$7]/[.$V$5]+[.O41]" office:value-type="float" office:value="-58643.4435874439">
            <text:p>-58643.4435874439</text:p>
          </table:table-cell>
          <table:table-cell/>
          <table:table-cell table:formula="of:=[.F42]-[.G42]*[.$AN$2]" office:value-type="float" office:value="13.2068128">
            <text:p>13.2068128</text:p>
          </table:table-cell>
          <table:table-cell table:formula="of:=[.O42]" office:value-type="float" office:value="-58643.4435874439">
            <text:p>-58643.4435874439</text:p>
          </table:table-cell>
          <table:table-cell table:style-name="ce1" table:formula="of:=360000*(1-0.01*([.E42]-25))*[.$V$9]" office:value-type="float" office:value="463655.8512">
            <text:p>463655.8512</text:p>
          </table:table-cell>
          <table:table-cell table:formula="of:=[.R42]+[.S42]" office:value-type="float" office:value="405012.407612556">
            <text:p>405012.407612556</text:p>
          </table:table-cell>
          <table:table-cell table:formula="of:=[.T42]/[.S42]" office:value-type="float" office:value="0.873519457512145">
            <text:p>0.8735194575</text:p>
          </table:table-cell>
          <table:table-cell/>
          <table:table-cell office:value-type="float" office:value="27">
            <text:p>27</text:p>
          </table:table-cell>
          <table:table-cell table:formula="of:=([.W42]-32)*5/9" office:value-type="float" office:value="-2.77777777777778">
            <text:p>-2.8</text:p>
          </table:table-cell>
          <table:table-cell table:formula="of:=[.Q42]-([.$E42]-5)*[.$AC$1]" office:value-type="float" office:value="13.2020648">
            <text:p>13.2</text:p>
          </table:table-cell>
          <table:table-cell table:formula="of:=[.F42]-[.K42]" office:value-type="float" office:value="13.18">
            <text:p>13.18</text:p>
          </table:table-cell>
          <table:table-cell table:formula="of:=[.Z42]/[.G42]" office:value-type="float" office:value="-5.78070175438596">
            <text:p>-5.7807017544</text:p>
          </table:table-cell>
          <table:table-cell table:number-columns-repeated="8"/>
          <table:table-cell table:formula="of:=[.A42]" office:value-type="float" office:value="20.0011111111111">
            <text:p>20.0011111111</text:p>
          </table:table-cell>
          <table:table-cell table:formula="of:=[.F42]*[.G42]" office:value-type="float" office:value="-30.0504">
            <text:p>-30.0504</text:p>
          </table:table-cell>
          <table:table-cell table:number-columns-repeated="987"/>
        </table:table-row>
        <table:table-row table:style-name="ro1">
          <table:table-cell table:formula="of:=([.D43]-[.$D$2])/3600" office:value-type="float" office:value="20.5011111111111">
            <text:p>20.5011111111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style-name="Default" table:formula="of:=([.L43]-[.L42])/([.A43]-[.A42])/3600" office:value-type="float" office:value="-2.34666666666667">
            <text:p>-2.3466666667</text:p>
          </table:table-cell>
          <table:table-cell table:style-name="Default" table:formula="of:=[.M43]+[.$V$3]" office:value-type="float" office:value="-2.47666666666667">
            <text:p>-2.4766666667</text:p>
          </table:table-cell>
          <table:table-cell table:style-name="Default" table:formula="of:=([.N43]*3600*([.A43]-[.A42]))*[.$V$7]/[.$V$5]+[.O42]" office:value-type="float" office:value="-63561.237309417">
            <text:p>-63561.237309417</text:p>
          </table:table-cell>
          <table:table-cell/>
          <table:table-cell table:formula="of:=[.F43]-[.G43]*[.$AN$2]" office:value-type="float" office:value="13.1948128">
            <text:p>13.1948128</text:p>
          </table:table-cell>
          <table:table-cell table:formula="of:=[.O43]" office:value-type="float" office:value="-63561.237309417">
            <text:p>-63561.237309417</text:p>
          </table:table-cell>
          <table:table-cell table:style-name="ce1" table:formula="of:=360000*(1-0.01*([.E43]-25))*[.$V$9]" office:value-type="float" office:value="466500.7008">
            <text:p>466500.7008</text:p>
          </table:table-cell>
          <table:table-cell table:formula="of:=[.R43]+[.S43]" office:value-type="float" office:value="402939.463490583">
            <text:p>402939.463490583</text:p>
          </table:table-cell>
          <table:table-cell table:formula="of:=[.T43]/[.S43]" office:value-type="float" office:value="0.863748892122957">
            <text:p>0.8637488921</text:p>
          </table:table-cell>
          <table:table-cell table:number-columns-repeated="3"/>
          <table:table-cell table:formula="of:=[.Q43]-([.$E43]-5)*[.$AC$1]" office:value-type="float" office:value="13.1929808">
            <text:p>13.2</text:p>
          </table:table-cell>
          <table:table-cell table:formula="of:=[.F43]-[.K43]" office:value-type="float" office:value="13.168">
            <text:p>13.168</text:p>
          </table:table-cell>
          <table:table-cell table:formula="of:=[.Z43]/[.G43]" office:value-type="float" office:value="-5.77543859649123">
            <text:p>-5.7754385965</text:p>
          </table:table-cell>
          <table:table-cell table:style-name="ce1" table:number-columns-repeated="8"/>
          <table:table-cell table:style-name="ce1" table:formula="of:=[.A43]" office:value-type="float" office:value="20.5011111111111">
            <text:p>20.5011111111</text:p>
          </table:table-cell>
          <table:table-cell table:formula="of:=[.F43]*[.G43]" office:value-type="float" office:value="-30.02304">
            <text:p>-30.02304</text:p>
          </table:table-cell>
          <table:table-cell table:number-columns-repeated="987"/>
        </table:table-row>
        <table:table-row table:style-name="ro1">
          <table:table-cell table:formula="of:=([.D44]-[.$D$2])/3600" office:value-type="float" office:value="21.0011111111111">
            <text:p>21.0011111111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style-name="Default" table:formula="of:=([.L44]-[.L43])/([.A44]-[.A43])/3600" office:value-type="float" office:value="-2.36">
            <text:p>-2.36</text:p>
          </table:table-cell>
          <table:table-cell table:style-name="Default" table:formula="of:=[.M44]+[.$V$3]" office:value-type="float" office:value="-2.49">
            <text:p>-2.49</text:p>
          </table:table-cell>
          <table:table-cell table:style-name="Default" table:formula="of:=([.N44]*3600*([.A44]-[.A43]))*[.$V$7]/[.$V$5]+[.O43]" office:value-type="float" office:value="-68505.506367713">
            <text:p>-68505.506367713</text:p>
          </table:table-cell>
          <table:table-cell/>
          <table:table-cell table:formula="of:=[.F44]-[.G44]*[.$AN$2]" office:value-type="float" office:value="13.18225928">
            <text:p>13.18225928</text:p>
          </table:table-cell>
          <table:table-cell table:formula="of:=[.O44]" office:value-type="float" office:value="-68505.506367713">
            <text:p>-68505.506367713</text:p>
          </table:table-cell>
          <table:table-cell table:style-name="ce1" table:formula="of:=360000*(1-0.01*([.E44]-25))*[.$V$9]" office:value-type="float" office:value="468807.0192">
            <text:p>468807.0192</text:p>
          </table:table-cell>
          <table:table-cell table:formula="of:=[.R44]+[.S44]" office:value-type="float" office:value="400301.512832287">
            <text:p>400301.512832287</text:p>
          </table:table-cell>
          <table:table-cell table:formula="of:=[.T44]/[.S44]" office:value-type="float" office:value="0.853872694814564">
            <text:p>0.8538726948</text:p>
          </table:table-cell>
          <table:table-cell/>
          <table:table-cell office:value-type="float" office:value="27">
            <text:p>27</text:p>
          </table:table-cell>
          <table:table-cell table:formula="of:=([.W44]-32)*5/9" office:value-type="float" office:value="-2.77777777777778">
            <text:p>-2.8</text:p>
          </table:table-cell>
          <table:table-cell table:formula="of:=[.Q44]-([.$E44]-5)*[.$AC$1]" office:value-type="float" office:value="13.18279128">
            <text:p>13.2</text:p>
          </table:table-cell>
          <table:table-cell table:formula="of:=[.F44]-[.K44]" office:value-type="float" office:value="13.154">
            <text:p>13.154</text:p>
          </table:table-cell>
          <table:table-cell table:formula="of:=[.Z44]/[.G44]" office:value-type="float" office:value="-5.47399084477736">
            <text:p>-5.4739908448</text:p>
          </table:table-cell>
          <table:table-cell table:style-name="ce1" table:number-columns-repeated="8"/>
          <table:table-cell table:style-name="ce1" table:formula="of:=[.A44]" office:value-type="float" office:value="21.0011111111111">
            <text:p>21.0011111111</text:p>
          </table:table-cell>
          <table:table-cell table:formula="of:=[.F44]*[.G44]" office:value-type="float" office:value="-31.609062">
            <text:p>-31.609062</text:p>
          </table:table-cell>
          <table:table-cell table:number-columns-repeated="987"/>
        </table:table-row>
        <table:table-row table:style-name="ro1">
          <table:table-cell table:formula="of:=([.D45]-[.$D$2])/3600" office:value-type="float" office:value="21.5011111111111">
            <text:p>21.5011111111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style-name="Default" table:formula="of:=([.L45]-[.L44])/([.A45]-[.A44])/3600" office:value-type="float" office:value="-2.36">
            <text:p>-2.36</text:p>
          </table:table-cell>
          <table:table-cell table:style-name="Default" table:formula="of:=[.M45]+[.$V$3]" office:value-type="float" office:value="-2.49">
            <text:p>-2.49</text:p>
          </table:table-cell>
          <table:table-cell table:style-name="Default" table:formula="of:=([.N45]*3600*([.A45]-[.A44]))*[.$V$7]/[.$V$5]+[.O44]" office:value-type="float" office:value="-73449.775426009">
            <text:p>-73449.775426009</text:p>
          </table:table-cell>
          <table:table-cell/>
          <table:table-cell table:formula="of:=[.F45]-[.G45]*[.$AN$2]" office:value-type="float" office:value="13.18154192">
            <text:p>13.18154192</text:p>
          </table:table-cell>
          <table:table-cell table:formula="of:=[.O45]" office:value-type="float" office:value="-73449.775426009">
            <text:p>-73449.775426009</text:p>
          </table:table-cell>
          <table:table-cell table:style-name="ce1" table:formula="of:=360000*(1-0.01*([.E45]-25))*[.$V$9]" office:value-type="float" office:value="470325.0528">
            <text:p>470325.0528</text:p>
          </table:table-cell>
          <table:table-cell table:formula="of:=[.R45]+[.S45]" office:value-type="float" office:value="396875.277373991">
            <text:p>396875.277373991</text:p>
          </table:table-cell>
          <table:table-cell table:formula="of:=[.T45]/[.S45]" office:value-type="float" office:value="0.843831888204257">
            <text:p>0.8438318882</text:p>
          </table:table-cell>
          <table:table-cell table:number-columns-repeated="3"/>
          <table:table-cell table:formula="of:=[.Q45]-([.$E45]-5)*[.$AC$1]" office:value-type="float" office:value="13.18362992">
            <text:p>13.2</text:p>
          </table:table-cell>
          <table:table-cell table:formula="of:=[.F45]-[.K45]" office:value-type="float" office:value="13.154">
            <text:p>13.154</text:p>
          </table:table-cell>
          <table:table-cell table:formula="of:=[.Z45]/[.G45]" office:value-type="float" office:value="-5.61656703672075">
            <text:p>-5.6165670367</text:p>
          </table:table-cell>
          <table:table-cell table:style-name="ce1" table:number-columns-repeated="8"/>
          <table:table-cell table:style-name="ce1" table:formula="of:=[.A45]" office:value-type="float" office:value="21.5011111111111">
            <text:p>21.5011111111</text:p>
          </table:table-cell>
          <table:table-cell table:formula="of:=[.F45]*[.G45]" office:value-type="float" office:value="-30.806668">
            <text:p>-30.806668</text:p>
          </table:table-cell>
          <table:table-cell table:number-columns-repeated="987"/>
        </table:table-row>
        <table:table-row table:style-name="ro1">
          <table:table-cell table:formula="of:=([.D46]-[.$D$2])/3600" office:value-type="float" office:value="22.0011111111111">
            <text:p>22.0011111111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style-name="Default" table:formula="of:=([.L46]-[.L45])/([.A46]-[.A45])/3600" office:value-type="float" office:value="-4.10666666666667">
            <text:p>-4.1066666667</text:p>
          </table:table-cell>
          <table:table-cell table:style-name="Default" table:formula="of:=[.M46]+[.$V$3]" office:value-type="float" office:value="-4.23666666666667">
            <text:p>-4.2366666667</text:p>
          </table:table-cell>
          <table:table-cell table:style-name="Default" table:formula="of:=([.N46]*3600*([.A46]-[.A45]))*[.$V$7]/[.$V$5]+[.O45]" office:value-type="float" office:value="-81862.3135426009">
            <text:p>-81862.3135426009</text:p>
          </table:table-cell>
          <table:table-cell/>
          <table:table-cell table:formula="of:=[.F46]-[.G46]*[.$AN$2]" office:value-type="float" office:value="13.12017592">
            <text:p>13.12017592</text:p>
          </table:table-cell>
          <table:table-cell table:formula="of:=[.O46]" office:value-type="float" office:value="-81862.3135426009">
            <text:p>-81862.3135426009</text:p>
          </table:table-cell>
          <table:table-cell table:style-name="ce1" table:formula="of:=360000*(1-0.01*([.E46]-25))*[.$V$9]" office:value-type="float" office:value="466680.2112">
            <text:p>466680.2112</text:p>
          </table:table-cell>
          <table:table-cell table:formula="of:=[.R46]+[.S46]" office:value-type="float" office:value="384817.897657399">
            <text:p>384817.897657399</text:p>
          </table:table-cell>
          <table:table-cell table:formula="of:=[.T46]/[.S46]" office:value-type="float" office:value="0.824585847914777">
            <text:p>0.8245858479</text:p>
          </table:table-cell>
          <table:table-cell/>
          <table:table-cell office:value-type="float" office:value="26">
            <text:p>26</text:p>
          </table:table-cell>
          <table:table-cell table:formula="of:=([.W46]-32)*5/9" office:value-type="float" office:value="-3.33333333333333">
            <text:p>-3.3</text:p>
          </table:table-cell>
          <table:table-cell table:formula="of:=[.Q46]-([.$E46]-5)*[.$AC$1]" office:value-type="float" office:value="13.11852792">
            <text:p>13.1</text:p>
          </table:table-cell>
          <table:table-cell table:formula="of:=[.F46]-[.K46]" office:value-type="float" office:value="13.06">
            <text:p>13.06</text:p>
          </table:table-cell>
          <table:table-cell table:formula="of:=[.Z46]/[.G46]" office:value-type="float" office:value="-2.55227672464335">
            <text:p>-2.5522767246</text:p>
          </table:table-cell>
          <table:table-cell table:style-name="ce1" table:number-columns-repeated="8"/>
          <table:table-cell table:style-name="ce1" table:formula="of:=[.A46]" office:value-type="float" office:value="22.0011111111111">
            <text:p>22.0011111111</text:p>
          </table:table-cell>
          <table:table-cell table:formula="of:=[.F46]*[.G46]" office:value-type="float" office:value="-66.82802">
            <text:p>-66.82802</text:p>
          </table:table-cell>
          <table:table-cell table:number-columns-repeated="987"/>
        </table:table-row>
        <table:table-row table:style-name="ro2">
          <table:table-cell table:formula="of:=([.D47]-[.$D$2])/3600" office:value-type="float" office:value="22.5011111111111">
            <text:p>22.5011111111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style-name="Default" table:formula="of:=([.L47]-[.L46])/([.A47]-[.A46])/3600" office:value-type="float" office:value="-2.48">
            <text:p>-2.48</text:p>
          </table:table-cell>
          <table:table-cell table:style-name="Default" table:formula="of:=[.M47]+[.$V$3]" office:value-type="float" office:value="-2.61">
            <text:p>-2.61</text:p>
          </table:table-cell>
          <table:table-cell table:style-name="Default" table:formula="of:=([.N47]*3600*([.A47]-[.A46]))*[.$V$7]/[.$V$5]+[.O46]" office:value-type="float" office:value="-87044.8606278027">
            <text:p>-87044.8606278027</text:p>
          </table:table-cell>
          <table:table-cell/>
          <table:table-cell table:formula="of:=[.F47]-[.G47]*[.$AN$2]" office:value-type="float" office:value="13.17754192">
            <text:p>13.17754192</text:p>
          </table:table-cell>
          <table:table-cell table:formula="of:=[.O47]" office:value-type="float" office:value="-87044.8606278027">
            <text:p>-87044.8606278027</text:p>
          </table:table-cell>
          <table:table-cell table:style-name="ce1" table:formula="of:=360000*(1-0.01*([.E47]-25))*[.$V$9]" office:value-type="float" office:value="461798.3088">
            <text:p>461798.3088</text:p>
          </table:table-cell>
          <table:table-cell table:formula="of:=[.R47]+[.S47]" office:value-type="float" office:value="374753.448172197">
            <text:p>374753.448172197</text:p>
          </table:table-cell>
          <table:table-cell table:formula="of:=[.T47]/[.S47]" office:value-type="float" office:value="0.811508922901879">
            <text:p>0.8115089229</text:p>
          </table:table-cell>
          <table:table-cell table:number-columns-repeated="3"/>
          <table:table-cell table:formula="of:=[.Q47]-([.$E47]-5)*[.$AC$1]" office:value-type="float" office:value="13.17088992">
            <text:p>13.2</text:p>
          </table:table-cell>
          <table:table-cell table:formula="of:=[.F47]-[.K47]" office:value-type="float" office:value="13.15">
            <text:p>13.15</text:p>
          </table:table-cell>
          <table:table-cell table:formula="of:=[.Z47]/[.G47]" office:value-type="float" office:value="-5.61485909479078">
            <text:p>-5.6148590948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22.5011111111111">
            <text:p>22.5011111111</text:p>
          </table:table-cell>
          <table:table-cell table:formula="of:=[.F47]*[.G47]" office:value-type="float" office:value="-30.7973">
            <text:p>-30.7973</text:p>
          </table:table-cell>
          <table:table-cell table:number-columns-repeated="987"/>
        </table:table-row>
        <table:table-row table:style-name="ro2">
          <table:table-cell table:formula="of:=([.D48]-[.$D$2])/3600" office:value-type="float" office:value="23.0011111111111">
            <text:p>23.0011111111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style-name="Default" table:formula="of:=([.L48]-[.L47])/([.A48]-[.A47])/3600" office:value-type="float" office:value="-2.36">
            <text:p>-2.36</text:p>
          </table:table-cell>
          <table:table-cell table:style-name="Default" table:formula="of:=[.M48]+[.$V$3]" office:value-type="float" office:value="-2.49">
            <text:p>-2.49</text:p>
          </table:table-cell>
          <table:table-cell table:style-name="Default" table:formula="of:=([.N48]*3600*([.A48]-[.A47]))*[.$V$7]/[.$V$5]+[.O47]" office:value-type="float" office:value="-91989.1296860986">
            <text:p>-91989.1296860986</text:p>
          </table:table-cell>
          <table:table-cell/>
          <table:table-cell table:formula="of:=[.F48]-[.G48]*[.$AN$2]" office:value-type="float" office:value="13.17825928">
            <text:p>13.17825928</text:p>
          </table:table-cell>
          <table:table-cell table:formula="of:=[.O48]" office:value-type="float" office:value="-91989.1296860986">
            <text:p>-91989.1296860986</text:p>
          </table:table-cell>
          <table:table-cell table:style-name="ce1" table:formula="of:=360000*(1-0.01*([.E48]-25))*[.$V$9]" office:value-type="float" office:value="464229.504">
            <text:p>464229.504</text:p>
          </table:table-cell>
          <table:table-cell table:formula="of:=[.R48]+[.S48]" office:value-type="float" office:value="372240.374313901">
            <text:p>372240.374313901</text:p>
          </table:table-cell>
          <table:table-cell table:formula="of:=[.T48]/[.S48]" office:value-type="float" office:value="0.80184557660924">
            <text:p>0.8018455766</text:p>
          </table:table-cell>
          <table:table-cell/>
          <table:table-cell office:value-type="float" office:value="26">
            <text:p>26</text:p>
          </table:table-cell>
          <table:table-cell table:formula="of:=([.W48]-32)*5/9" office:value-type="float" office:value="-3.33333333333333">
            <text:p>-3.3</text:p>
          </table:table-cell>
          <table:table-cell table:formula="of:=[.Q48]-([.$E48]-5)*[.$AC$1]" office:value-type="float" office:value="13.17409928">
            <text:p>13.2</text:p>
          </table:table-cell>
          <table:table-cell table:formula="of:=[.F48]-[.K48]" office:value-type="float" office:value="13.15">
            <text:p>13.15</text:p>
          </table:table-cell>
          <table:table-cell table:formula="of:=[.Z48]/[.G48]" office:value-type="float" office:value="-5.47232625884311">
            <text:p>-5.4723262588</text:p>
          </table:table-cell>
          <table:table-cell table:style-name="ce5"/>
          <table:table-cell table:style-name="ce1" table:number-columns-repeated="7"/>
          <table:table-cell table:style-name="ce1" table:formula="of:=[.A48]" office:value-type="float" office:value="23.0011111111111">
            <text:p>23.0011111111</text:p>
          </table:table-cell>
          <table:table-cell table:formula="of:=[.F48]*[.G48]" office:value-type="float" office:value="-31.59945">
            <text:p>-31.59945</text:p>
          </table:table-cell>
          <table:table-cell table:number-columns-repeated="987"/>
        </table:table-row>
        <table:table-row table:style-name="ro1">
          <table:table-cell table:formula="of:=([.D49]-[.$D$2])/3600" office:value-type="float" office:value="23.5013888888889">
            <text:p>23.5013888889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style-name="Default" table:formula="of:=([.L49]-[.L48])/([.A49]-[.A48])/3600" office:value-type="float" office:value="-2.37201554691837">
            <text:p>-2.3720155469</text:p>
          </table:table-cell>
          <table:table-cell table:style-name="Default" table:formula="of:=[.M49]+[.$V$3]" office:value-type="float" office:value="-2.50201554691837">
            <text:p>-2.5020155469</text:p>
          </table:table-cell>
          <table:table-cell table:style-name="Default" table:formula="of:=([.N49]*3600*([.A49]-[.A48]))*[.$V$7]/[.$V$5]+[.O48]" office:value-type="float" office:value="-96960.0174887892">
            <text:p>-96960.0174887892</text:p>
          </table:table-cell>
          <table:table-cell/>
          <table:table-cell table:formula="of:=[.F49]-[.G49]*[.$AN$2]" office:value-type="float" office:value="13.17425928">
            <text:p>13.17425928</text:p>
          </table:table-cell>
          <table:table-cell table:formula="of:=[.O49]" office:value-type="float" office:value="-96960.0174887892">
            <text:p>-96960.0174887892</text:p>
          </table:table-cell>
          <table:table-cell table:style-name="ce1" table:formula="of:=360000*(1-0.01*([.E49]-25))*[.$V$9]" office:value-type="float" office:value="467175.816">
            <text:p>467175.816</text:p>
          </table:table-cell>
          <table:table-cell table:formula="of:=[.R49]+[.S49]" office:value-type="float" office:value="370215.798511211">
            <text:p>370215.798511211</text:p>
          </table:table-cell>
          <table:table-cell table:formula="of:=[.T49]/[.S49]" office:value-type="float" office:value="0.792454972693216">
            <text:p>0.7924549727</text:p>
          </table:table-cell>
          <table:table-cell table:number-columns-repeated="3"/>
          <table:table-cell table:formula="of:=[.Q49]-([.$E49]-5)*[.$AC$1]" office:value-type="float" office:value="13.17311928">
            <text:p>13.2</text:p>
          </table:table-cell>
          <table:table-cell table:formula="of:=[.F49]-[.K49]" office:value-type="float" office:value="13.146">
            <text:p>13.146</text:p>
          </table:table-cell>
          <table:table-cell table:formula="of:=[.Z49]/[.G49]" office:value-type="float" office:value="-5.47066167290886">
            <text:p>-5.4706616729</text:p>
          </table:table-cell>
          <table:table-cell table:style-name="ce1" table:number-columns-repeated="8"/>
          <table:table-cell table:style-name="ce1" table:formula="of:=[.A49]" office:value-type="float" office:value="23.5013888888889">
            <text:p>23.5013888889</text:p>
          </table:table-cell>
          <table:table-cell table:formula="of:=[.F49]*[.G49]" office:value-type="float" office:value="-31.589838">
            <text:p>-31.589838</text:p>
          </table:table-cell>
          <table:table-cell table:number-columns-repeated="987"/>
        </table:table-row>
        <table:table-row table:style-name="ro2">
          <table:table-cell table:formula="of:=([.D50]-[.$D$2])/3600" office:value-type="float" office:value="24.0013888888889">
            <text:p>24.0013888889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style-name="Default" table:formula="of:=([.L50]-[.L49])/([.A50]-[.A49])/3600" office:value-type="float" office:value="-2.36">
            <text:p>-2.36</text:p>
          </table:table-cell>
          <table:table-cell table:style-name="Default" table:formula="of:=[.M50]+[.$V$3]" office:value-type="float" office:value="-2.49">
            <text:p>-2.49</text:p>
          </table:table-cell>
          <table:table-cell table:style-name="Default" table:formula="of:=([.N50]*3600*([.A50]-[.A49]))*[.$V$7]/[.$V$5]+[.O49]" office:value-type="float" office:value="-101904.286547085">
            <text:p>-101904.286547085</text:p>
          </table:table-cell>
          <table:table-cell/>
          <table:table-cell table:formula="of:=[.F50]-[.G50]*[.$AN$2]" office:value-type="float" office:value="13.16454192">
            <text:p>13.16454192</text:p>
          </table:table-cell>
          <table:table-cell table:formula="of:=[.O50]" office:value-type="float" office:value="-101904.286547085">
            <text:p>-101904.286547085</text:p>
          </table:table-cell>
          <table:table-cell table:style-name="ce1" table:formula="of:=360000*(1-0.01*([.E50]-25))*[.$V$9]" office:value-type="float" office:value="469692.864">
            <text:p>469692.864</text:p>
          </table:table-cell>
          <table:table-cell table:formula="of:=[.R50]+[.S50]" office:value-type="float" office:value="367788.577452915">
            <text:p>367788.577452915</text:p>
          </table:table-cell>
          <table:table-cell table:formula="of:=[.T50]/[.S50]" office:value-type="float" office:value="0.783040590229011">
            <text:p>0.7830405902</text:p>
          </table:table-cell>
          <table:table-cell/>
          <table:table-cell office:value-type="float" office:value="26">
            <text:p>26</text:p>
          </table:table-cell>
          <table:table-cell table:formula="of:=([.W50]-32)*5/9" office:value-type="float" office:value="-3.33333333333333">
            <text:p>-3.3</text:p>
          </table:table-cell>
          <table:table-cell table:formula="of:=[.Q50]-([.$E50]-5)*[.$AC$1]" office:value-type="float" office:value="13.16598192">
            <text:p>13.2</text:p>
          </table:table-cell>
          <table:table-cell table:formula="of:=[.F50]-[.K50]" office:value-type="float" office:value="13.137">
            <text:p>13.137</text:p>
          </table:table-cell>
          <table:table-cell table:formula="of:=[.Z50]/[.G50]" office:value-type="float" office:value="-5.60930828351836">
            <text:p>-5.6093082835</text:p>
          </table:table-cell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24.0013888888889">
            <text:p>24.0013888889</text:p>
          </table:table-cell>
          <table:table-cell table:formula="of:=[.F50]*[.G50]" office:value-type="float" office:value="-30.766854">
            <text:p>-30.766854</text:p>
          </table:table-cell>
          <table:table-cell table:number-columns-repeated="987"/>
        </table:table-row>
        <table:table-row table:style-name="ro2">
          <table:table-cell table:formula="of:=([.D51]-[.$D$2])/3600" office:value-type="float" office:value="24.3786111111111">
            <text:p>24.3786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style-name="Default" table:formula="of:=([.L51]-[.L50])/([.A51]-[.A50])/3600" office:value-type="float" office:value="-3.65832106038291">
            <text:p>-3.6583210604</text:p>
          </table:table-cell>
          <table:table-cell table:style-name="Default" table:formula="of:=[.M51]+[.$V$3]" office:value-type="float" office:value="-3.78832106038291">
            <text:p>-3.7883210604</text:p>
          </table:table-cell>
          <table:table-cell table:style-name="Default" table:formula="of:=([.N51]*3600*([.A51]-[.A50]))*[.$V$7]/[.$V$5]+[.O50]" office:value-type="float" office:value="-107579.429327354">
            <text:p>-107579.429327354</text:p>
          </table:table-cell>
          <table:table-cell/>
          <table:table-cell table:formula="of:=[.F51]-[.G51]*[.$AN$2]" office:value-type="float" office:value="13.07875632">
            <text:p>13.07875632</text:p>
          </table:table-cell>
          <table:table-cell table:formula="of:=[.O51]" office:value-type="float" office:value="-107579.429327354">
            <text:p>-107579.429327354</text:p>
          </table:table-cell>
          <table:table-cell table:style-name="ce1" table:formula="of:=360000*(1-0.01*([.E51]-25))*[.$V$9]" office:value-type="float" office:value="471109.4352">
            <text:p>471109.4352</text:p>
          </table:table-cell>
          <table:table-cell table:formula="of:=[.R51]+[.S51]" office:value-type="float" office:value="363530.005872646">
            <text:p>363530.005872646</text:p>
          </table:table-cell>
          <table:table-cell table:formula="of:=[.T51]/[.S51]" office:value-type="float" office:value="0.771646625413725">
            <text:p>0.7716466254</text:p>
          </table:table-cell>
          <table:table-cell table:number-columns-repeated="3"/>
          <table:table-cell table:formula="of:=[.Q51]-([.$E51]-5)*[.$AC$1]" office:value-type="float" office:value="13.08164832">
            <text:p>13.1</text:p>
          </table:table-cell>
          <table:table-cell table:formula="of:=[.F51]-[.K51]" office:value-type="float" office:value="12.999">
            <text:p>12.999</text:p>
          </table:table-cell>
          <table:table-cell table:formula="of:=[.Z51]/[.G51]" office:value-type="float" office:value="-1.91669124152168">
            <text:p>-1.9166912415</text:p>
          </table:table-cell>
          <table:table-cell table:style-name="ce5"/>
          <table:table-cell table:style-name="ce1" table:number-columns-repeated="7"/>
          <table:table-cell table:style-name="ce1" table:formula="of:=[.A51]" office:value-type="float" office:value="24.3786111111111">
            <text:p>24.3786111111</text:p>
          </table:table-cell>
          <table:table-cell table:formula="of:=[.F51]*[.G51]" office:value-type="float" office:value="-88.159218">
            <text:p>-88.159218</text:p>
          </table:table-cell>
          <table:table-cell table:number-columns-repeated="987"/>
        </table:table-row>
        <table:table-row table:style-name="ro1">
          <table:table-cell table:formula="of:=([.D52]-[.$D$2])/3600" office:value-type="float" office:value="24.5013888888889">
            <text:p>24.5013888889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style-name="Default" table:formula="of:=([.L52]-[.L51])/([.A52]-[.A51])/3600" office:value-type="float" office:value="-7.33031674208147">
            <text:p>-7.3303167421</text:p>
          </table:table-cell>
          <table:table-cell table:style-name="Default" table:formula="of:=[.M52]+[.$V$3]" office:value-type="float" office:value="-7.46031674208147">
            <text:p>-7.4603167421</text:p>
          </table:table-cell>
          <table:table-cell table:style-name="Default" table:formula="of:=([.N52]*3600*([.A52]-[.A51]))*[.$V$7]/[.$V$5]+[.O51]" office:value-type="float" office:value="-111216.986098655">
            <text:p>-111216.986098655</text:p>
          </table:table-cell>
          <table:table-cell/>
          <table:table-cell table:formula="of:=[.F52]-[.G52]*[.$AN$2]" office:value-type="float" office:value="13.0509052">
            <text:p>13.0509052</text:p>
          </table:table-cell>
          <table:table-cell table:formula="of:=[.O52]" office:value-type="float" office:value="-111216.986098655">
            <text:p>-111216.986098655</text:p>
          </table:table-cell>
          <table:table-cell table:style-name="ce1" table:formula="of:=360000*(1-0.01*([.E52]-25))*[.$V$9]" office:value-type="float" office:value="468963.1152">
            <text:p>468963.1152</text:p>
          </table:table-cell>
          <table:table-cell table:formula="of:=[.R52]+[.S52]" office:value-type="float" office:value="357746.129101345">
            <text:p>357746.129101345</text:p>
          </table:table-cell>
          <table:table-cell table:formula="of:=[.T52]/[.S52]" office:value-type="float" office:value="0.76284491787542">
            <text:p>0.7628449179</text:p>
          </table:table-cell>
          <table:table-cell table:number-columns-repeated="3"/>
          <table:table-cell table:formula="of:=[.Q52]-([.$E52]-5)*[.$AC$1]" office:value-type="float" office:value="13.0515972">
            <text:p>13.1</text:p>
          </table:table-cell>
          <table:table-cell table:formula="of:=[.F52]-[.K52]" office:value-type="float" office:value="12.961">
            <text:p>12.961</text:p>
          </table:table-cell>
          <table:table-cell table:formula="of:=[.Z52]/[.G52]" office:value-type="float" office:value="-1.69535644211903">
            <text:p>-1.6953564421</text:p>
          </table:table-cell>
          <table:table-cell table:style-name="ce1" table:number-columns-repeated="8"/>
          <table:table-cell table:style-name="ce1" table:formula="of:=[.A52]" office:value-type="float" office:value="24.5013888888889">
            <text:p>24.5013888889</text:p>
          </table:table-cell>
          <table:table-cell table:formula="of:=[.F52]*[.G52]" office:value-type="float" office:value="-99.086845">
            <text:p>-99.086845</text:p>
          </table:table-cell>
          <table:table-cell table:number-columns-repeated="987"/>
        </table:table-row>
        <table:table-row table:style-name="ro1">
          <table:table-cell table:formula="of:=([.D53]-[.$D$2])/3600" office:value-type="float" office:value="25.0013888888889">
            <text:p>25.0013888889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style-name="Default" table:formula="of:=([.L53]-[.L52])/([.A53]-[.A52])/3600" office:value-type="float" office:value="-5.13333333333333">
            <text:p>-5.1333333333</text:p>
          </table:table-cell>
          <table:table-cell table:style-name="Default" table:formula="of:=[.M53]+[.$V$3]" office:value-type="float" office:value="-5.26333333333333">
            <text:p>-5.2633333333</text:p>
          </table:table-cell>
          <table:table-cell table:style-name="Default" table:formula="of:=([.N53]*3600*([.A53]-[.A52]))*[.$V$7]/[.$V$5]+[.O52]" office:value-type="float" office:value="-121668.125112108">
            <text:p>-121668.125112108</text:p>
          </table:table-cell>
          <table:table-cell/>
          <table:table-cell table:formula="of:=[.F53]-[.G53]*[.$AN$2]" office:value-type="float" office:value="13.0887444">
            <text:p>13.0887444</text:p>
          </table:table-cell>
          <table:table-cell table:formula="of:=[.O53]" office:value-type="float" office:value="-121668.125112108">
            <text:p>-121668.125112108</text:p>
          </table:table-cell>
          <table:table-cell table:style-name="ce1" table:formula="of:=360000*(1-0.01*([.E53]-25))*[.$V$9]" office:value-type="float" office:value="461685.1392">
            <text:p>461685.1392</text:p>
          </table:table-cell>
          <table:table-cell table:formula="of:=[.R53]+[.S53]" office:value-type="float" office:value="340017.014087892">
            <text:p>340017.014087892</text:p>
          </table:table-cell>
          <table:table-cell table:formula="of:=[.T53]/[.S53]" office:value-type="float" office:value="0.73646947934488">
            <text:p>0.7364694793</text:p>
          </table:table-cell>
          <table:table-cell/>
          <table:table-cell office:value-type="float" office:value="26">
            <text:p>26</text:p>
          </table:table-cell>
          <table:table-cell table:formula="of:=([.W53]-32)*5/9" office:value-type="float" office:value="-3.33333333333333">
            <text:p>-3.3</text:p>
          </table:table-cell>
          <table:table-cell table:formula="of:=[.Q53]-([.$E53]-5)*[.$AC$1]" office:value-type="float" office:value="13.0819764">
            <text:p>13.1</text:p>
          </table:table-cell>
          <table:table-cell table:style-name="ce1" table:formula="of:=[.F53]-[.K53]" office:value-type="float" office:value="13.038">
            <text:p>13.038</text:p>
          </table:table-cell>
          <table:table-cell table:style-name="ce1" table:formula="of:=[.Z53]/[.G53]" office:value-type="float" office:value="-3.0215527230591">
            <text:p>-3.0215527231</text:p>
          </table:table-cell>
          <table:table-cell table:style-name="ce1" table:number-columns-repeated="8"/>
          <table:table-cell table:style-name="ce1" table:formula="of:=[.A53]" office:value-type="float" office:value="25.0013888888889">
            <text:p>25.0013888889</text:p>
          </table:table-cell>
          <table:table-cell table:formula="of:=[.F53]*[.G53]" office:value-type="float" office:value="-56.25897">
            <text:p>-56.25897</text:p>
          </table:table-cell>
          <table:table-cell table:number-columns-repeated="987"/>
        </table:table-row>
        <table:table-row table:style-name="ro3">
          <table:table-cell table:formula="of:=([.D54]-[.$D$2])/3600" office:value-type="float" office:value="25.5013888888889">
            <text:p>25.5013888889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<text:s text:c="2"/>2022-02-13T16:37:18</text:p>
          </table:table-cell>
          <table:table-cell table:style-name="ce1" office:value-type="float" office:value="1644788238">
            <text:p>1644788238</text:p>
          </table:table-cell>
          <table:table-cell table:style-name="ce1" office:value-type="float" office:value="6.303">
            <text:p>6.303</text:p>
          </table:table-cell>
          <table:table-cell table:style-name="ce1" office:value-type="float" office:value="13.025">
            <text:p>13.025</text:p>
          </table:table-cell>
          <table:table-cell table:style-name="ce1" office:value-type="float" office:value="-4.623">
            <text:p>-4.623</text:p>
          </table:table-cell>
          <table:table-cell table:style-name="ce1" office:value-type="float" office:value="0.7443">
            <text:p>0.7443</text:p>
          </table:table-cell>
          <table:table-cell table:style-name="ce1" office:value-type="float" office:value="0.3931">
            <text:p>0.3931</text:p>
          </table:table-cell>
          <table:table-cell table:style-name="ce1" office:value-type="float" office:value="8.711">
            <text:p>8.7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59936">
            <text:p>-159936</text:p>
          </table:table-cell>
          <table:table-cell table:style-name="Default" table:formula="of:=([.L54]-[.L53])/([.A54]-[.A53])/3600" office:value-type="float" office:value="-4.58666666666667">
            <text:p>-4.5866666667</text:p>
          </table:table-cell>
          <table:table-cell table:style-name="Default" table:formula="of:=[.M54]+[.$V$3]" office:value-type="float" office:value="-4.71666666666667">
            <text:p>-4.7166666667</text:p>
          </table:table-cell>
          <table:table-cell table:style-name="Default" table:formula="of:=([.N54]*3600*([.A54]-[.A53]))*[.$V$7]/[.$V$5]+[.O53]" office:value-type="float" office:value="-131033.775336323">
            <text:p>-131033.775336323</text:p>
          </table:table-cell>
          <table:table-cell table:style-name="ce1"/>
          <table:table-cell table:style-name="ce1" table:formula="of:=[.F54]-[.G54]*[.$AN$2]" office:value-type="float" office:value="13.07936648">
            <text:p>13.07936648</text:p>
          </table:table-cell>
          <table:table-cell table:formula="of:=[.O54]" office:value-type="float" office:value="-131033.775336323">
            <text:p>-131033.775336323</text:p>
          </table:table-cell>
          <table:table-cell table:style-name="ce1" table:formula="of:=360000*(1-0.01*([.E54]-25))*[.$V$9]" office:value-type="float" office:value="463203.1728">
            <text:p>463203.1728</text:p>
          </table:table-cell>
          <table:table-cell table:style-name="ce1" table:formula="of:=[.R54]+[.S54]" office:value-type="float" office:value="332169.397463677">
            <text:p>332169.397463677</text:p>
          </table:table-cell>
          <table:table-cell table:style-name="ce1" table:formula="of:=[.T54]/[.S54]" office:value-type="float" office:value="0.717113821685975">
            <text:p>0.7171138217</text:p>
          </table:table-cell>
          <table:table-cell table:style-name="ce1" table:number-columns-repeated="2"/>
          <table:table-cell table:style-name="ce4"/>
          <table:table-cell table:style-name="ce4" table:formula="of:=[.Q54]-([.$E54]-5)*[.$AC$1]" office:value-type="float" office:value="13.07415448">
            <text:p>13.1</text:p>
          </table:table-cell>
          <table:table-cell table:style-name="ce1" table:formula="of:=[.F54]-[.K54]" office:value-type="float" office:value="13.025">
            <text:p>13.025</text:p>
          </table:table-cell>
          <table:table-cell table:style-name="ce1" table:formula="of:=[.Z54]/[.G54]" office:value-type="float" office:value="-2.81743456629894">
            <text:p>-2.8174345663</text:p>
          </table:table-cell>
          <table:table-cell table:style-name="ce1" table:number-columns-repeated="8"/>
          <table:table-cell table:style-name="ce1" table:formula="of:=[.A54]" office:value-type="float" office:value="25.5013888888889">
            <text:p>25.5013888889</text:p>
          </table:table-cell>
          <table:table-cell table:style-name="ce1" table:formula="of:=[.F54]*[.G54]" office:value-type="float" office:value="-60.214575">
            <text:p>-60.214575</text:p>
          </table:table-cell>
          <table:table-cell table:style-name="ce1" table:number-columns-repeated="987"/>
        </table:table-row>
        <table:table-row table:style-name="ro1">
          <table:table-cell table:formula="of:=([.D55]-[.$D$2])/3600" office:value-type="float" office:value="26.0013888888889">
            <text:p>26.0013888889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style-name="Default" table:formula="of:=([.L55]-[.L54])/([.A55]-[.A54])/3600" office:value-type="float" office:value="-4.53333333333333">
            <text:p>-4.5333333333</text:p>
          </table:table-cell>
          <table:table-cell table:style-name="Default" table:formula="of:=[.M55]+[.$V$3]" office:value-type="float" office:value="-4.66333333333333">
            <text:p>-4.6633333333</text:p>
          </table:table-cell>
          <table:table-cell table:style-name="Default" table:formula="of:=([.N55]*3600*([.A55]-[.A54]))*[.$V$7]/[.$V$5]+[.O54]" office:value-type="float" office:value="-140293.524215247">
            <text:p>-140293.524215247</text:p>
          </table:table-cell>
          <table:table-cell/>
          <table:table-cell table:formula="of:=[.F55]-[.G55]*[.$AN$2]" office:value-type="float" office:value="13.0540956">
            <text:p>13.0540956</text:p>
          </table:table-cell>
          <table:table-cell table:formula="of:=[.O55]" office:value-type="float" office:value="-140293.524215247">
            <text:p>-140293.524215247</text:p>
          </table:table-cell>
          <table:table-cell table:style-name="ce1" table:formula="of:=360000*(1-0.01*([.E55]-25))*[.$V$9]" office:value-type="float" office:value="466063.632">
            <text:p>466063.632</text:p>
          </table:table-cell>
          <table:table-cell table:formula="of:=[.R55]+[.S55]" office:value-type="float" office:value="325770.107784753">
            <text:p>325770.107784753</text:p>
          </table:table-cell>
          <table:table-cell table:formula="of:=[.T55]/[.S55]" office:value-type="float" office:value="0.698982038969205">
            <text:p>0.69898203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5]-32)*5/9" office:value-type="float" office:value="-3.88888888888889">
            <text:p>-3.9</text:p>
          </table:table-cell>
          <table:table-cell table:formula="of:=[.Q55]-([.$E55]-5)*[.$AC$1]" office:value-type="float" office:value="13.0518156">
            <text:p>13.1</text:p>
          </table:table-cell>
          <table:table-cell table:style-name="ce1" table:formula="of:=[.F55]-[.K55]" office:value-type="float" office:value="12.999">
            <text:p>12.999</text:p>
          </table:table-cell>
          <table:table-cell table:style-name="ce1" table:formula="of:=[.Z55]/[.G55]" office:value-type="float" office:value="-2.77459978655283">
            <text:p>-2.7745997866</text:p>
          </table:table-cell>
          <table:table-cell table:style-name="ce1" table:number-columns-repeated="8"/>
          <table:table-cell table:style-name="ce1" table:formula="of:=[.A55]" office:value-type="float" office:value="26.0013888888889">
            <text:p>26.0013888889</text:p>
          </table:table-cell>
          <table:table-cell table:formula="of:=[.F55]*[.G55]" office:value-type="float" office:value="-60.900315">
            <text:p>-60.900315</text:p>
          </table:table-cell>
          <table:table-cell table:number-columns-repeated="987"/>
        </table:table-row>
        <table:table-row table:style-name="ro1">
          <table:table-cell table:formula="of:=([.D56]-[.$D$2])/3600" office:value-type="float" office:value="26.5013888888889">
            <text:p>26.5013888889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style-name="Default" table:formula="of:=([.L56]-[.L55])/([.A56]-[.A55])/3600" office:value-type="float" office:value="-4.50666666666667">
            <text:p>-4.5066666667</text:p>
          </table:table-cell>
          <table:table-cell table:style-name="Default" table:formula="of:=[.M56]+[.$V$3]" office:value-type="float" office:value="-4.63666666666667">
            <text:p>-4.6366666667</text:p>
          </table:table-cell>
          <table:table-cell table:style-name="Default" table:formula="of:=([.N56]*3600*([.A56]-[.A55]))*[.$V$7]/[.$V$5]+[.O55]" office:value-type="float" office:value="-149500.322421525">
            <text:p>-149500.322421525</text:p>
          </table:table-cell>
          <table:table-cell/>
          <table:table-cell table:formula="of:=[.F56]-[.G56]*[.$AN$2]" office:value-type="float" office:value="13.03136648">
            <text:p>13.03136648</text:p>
          </table:table-cell>
          <table:table-cell table:formula="of:=[.O56]" office:value-type="float" office:value="-149500.322421525">
            <text:p>-149500.322421525</text:p>
          </table:table-cell>
          <table:table-cell table:style-name="ce1" table:formula="of:=360000*(1-0.01*([.E56]-25))*[.$V$9]" office:value-type="float" office:value="468541.656">
            <text:p>468541.656</text:p>
          </table:table-cell>
          <table:table-cell table:formula="of:=[.R56]+[.S56]" office:value-type="float" office:value="319041.333578475">
            <text:p>319041.333578475</text:p>
          </table:table-cell>
          <table:table-cell table:formula="of:=[.T56]/[.S56]" office:value-type="float" office:value="0.680924160088928">
            <text:p>0.6809241601</text:p>
          </table:table-cell>
          <table:table-cell/>
          <table:table-cell table:style-name="ce1"/>
          <table:table-cell/>
          <table:table-cell table:formula="of:=[.Q56]-([.$E56]-5)*[.$AC$1]" office:value-type="float" office:value="13.03162648">
            <text:p>13.0</text:p>
          </table:table-cell>
          <table:table-cell table:style-name="ce1" table:formula="of:=[.F56]-[.K56]" office:value-type="float" office:value="12.977">
            <text:p>12.977</text:p>
          </table:table-cell>
          <table:table-cell table:style-name="ce1" table:formula="of:=[.Z56]/[.G56]" office:value-type="float" office:value="-2.80705169803158">
            <text:p>-2.807051698</text:p>
          </table:table-cell>
          <table:table-cell table:style-name="ce1" table:number-columns-repeated="8"/>
          <table:table-cell table:style-name="ce1" table:formula="of:=[.A56]" office:value-type="float" office:value="26.5013888888889">
            <text:p>26.5013888889</text:p>
          </table:table-cell>
          <table:table-cell table:formula="of:=[.F56]*[.G56]" office:value-type="float" office:value="-59.992671">
            <text:p>-59.992671</text:p>
          </table:table-cell>
          <table:table-cell table:number-columns-repeated="987"/>
        </table:table-row>
        <table:table-row table:style-name="ro1">
          <table:table-cell table:formula="of:=([.D57]-[.$D$2])/3600" office:value-type="float" office:value="27.0013888888889">
            <text:p>27.0013888889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style-name="Default" table:formula="of:=([.L57]-[.L56])/([.A57]-[.A56])/3600" office:value-type="float" office:value="-4.64">
            <text:p>-4.64</text:p>
          </table:table-cell>
          <table:table-cell table:style-name="Default" table:formula="of:=[.M57]+[.$V$3]" office:value-type="float" office:value="-4.77">
            <text:p>-4.77</text:p>
          </table:table-cell>
          <table:table-cell table:style-name="Default" table:formula="of:=([.N57]*3600*([.A57]-[.A56]))*[.$V$7]/[.$V$5]+[.O56]" office:value-type="float" office:value="-158971.873991031">
            <text:p>-158971.873991031</text:p>
          </table:table-cell>
          <table:table-cell/>
          <table:table-cell table:formula="of:=[.F57]-[.G57]*[.$AN$2]" office:value-type="float" office:value="13.00992">
            <text:p>13.00992</text:p>
          </table:table-cell>
          <table:table-cell table:formula="of:=[.O57]" office:value-type="float" office:value="-158971.873991031">
            <text:p>-158971.873991031</text:p>
          </table:table-cell>
          <table:table-cell table:style-name="ce1" table:formula="of:=360000*(1-0.01*([.E57]-25))*[.$V$9]" office:value-type="float" office:value="470570.904">
            <text:p>470570.904</text:p>
          </table:table-cell>
          <table:table-cell table:formula="of:=[.R57]+[.S57]" office:value-type="float" office:value="311599.030008969">
            <text:p>311599.030008969</text:p>
          </table:table-cell>
          <table:table-cell table:formula="of:=[.T57]/[.S57]" office:value-type="float" office:value="0.66217232591365">
            <text:p>0.662172325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7]-32)*5/9" office:value-type="float" office:value="-3.88888888888889">
            <text:p>-3.9</text:p>
          </table:table-cell>
          <table:table-cell table:formula="of:=[.Q57]-([.$E57]-5)*[.$AC$1]" office:value-type="float" office:value="13.01226">
            <text:p>13.0</text:p>
          </table:table-cell>
          <table:table-cell table:style-name="ce1" table:formula="of:=[.F57]-[.K57]" office:value-type="float" office:value="12.957">
            <text:p>12.957</text:p>
          </table:table-cell>
          <table:table-cell table:style-name="ce1" table:formula="of:=[.Z57]/[.G57]" office:value-type="float" office:value="-2.87933333333333">
            <text:p>-2.8793333333</text:p>
          </table:table-cell>
          <table:table-cell table:style-name="ce1" table:number-columns-repeated="8"/>
          <table:table-cell table:style-name="ce1" table:formula="of:=[.A57]" office:value-type="float" office:value="27.0013888888889">
            <text:p>27.0013888889</text:p>
          </table:table-cell>
          <table:table-cell table:formula="of:=[.F57]*[.G57]" office:value-type="float" office:value="-58.3065">
            <text:p>-58.3065</text:p>
          </table:table-cell>
          <table:table-cell table:number-columns-repeated="987"/>
        </table:table-row>
        <table:table-row table:style-name="ro1">
          <table:table-cell table:formula="of:=([.D58]-[.$D$2])/3600" office:value-type="float" office:value="27.5013888888889">
            <text:p>27.5013888889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style-name="Default" table:formula="of:=([.L58]-[.L57])/([.A58]-[.A57])/3600" office:value-type="float" office:value="-6.61333333333333">
            <text:p>-6.6133333333</text:p>
          </table:table-cell>
          <table:table-cell table:style-name="Default" table:formula="of:=[.M58]+[.$V$3]" office:value-type="float" office:value="-6.74333333333333">
            <text:p>-6.7433333333</text:p>
          </table:table-cell>
          <table:table-cell table:style-name="Default" table:formula="of:=([.N58]*3600*([.A58]-[.A57]))*[.$V$7]/[.$V$5]+[.O57]" office:value-type="float" office:value="-172361.775336323">
            <text:p>-172361.775336323</text:p>
          </table:table-cell>
          <table:table-cell/>
          <table:table-cell table:formula="of:=[.F58]-[.G58]*[.$AN$2]" office:value-type="float" office:value="12.99519088">
            <text:p>12.99519088</text:p>
          </table:table-cell>
          <table:table-cell table:formula="of:=[.O58]" office:value-type="float" office:value="-172361.775336323">
            <text:p>-172361.775336323</text:p>
          </table:table-cell>
          <table:table-cell table:style-name="ce1" table:formula="of:=360000*(1-0.01*([.E58]-25))*[.$V$9]" office:value-type="float" office:value="465158.2752">
            <text:p>465158.2752</text:p>
          </table:table-cell>
          <table:table-cell table:formula="of:=[.R58]+[.S58]" office:value-type="float" office:value="292796.499863677">
            <text:p>292796.499863677</text:p>
          </table:table-cell>
          <table:table-cell table:formula="of:=[.T58]/[.S58]" office:value-type="float" office:value="0.629455640099676">
            <text:p>0.6294556401</text:p>
          </table:table-cell>
          <table:table-cell/>
          <table:table-cell table:style-name="ce1"/>
          <table:table-cell/>
          <table:table-cell table:formula="of:=[.Q58]-([.$E58]-5)*[.$AC$1]" office:value-type="float" office:value="12.99198288">
            <text:p>13.0</text:p>
          </table:table-cell>
          <table:table-cell table:style-name="ce1" table:formula="of:=[.F58]-[.K58]" office:value-type="float" office:value="12.943">
            <text:p>12.943</text:p>
          </table:table-cell>
          <table:table-cell table:style-name="ce1" table:formula="of:=[.Z58]/[.G58]" office:value-type="float" office:value="-2.91640378548896">
            <text:p>-2.9164037855</text:p>
          </table:table-cell>
          <table:table-cell table:style-name="ce1" table:number-columns-repeated="8"/>
          <table:table-cell table:style-name="ce1" table:formula="of:=[.A58]" office:value-type="float" office:value="27.5013888888889">
            <text:p>27.5013888889</text:p>
          </table:table-cell>
          <table:table-cell table:formula="of:=[.F58]*[.G58]" office:value-type="float" office:value="-57.441034">
            <text:p>-57.441034</text:p>
          </table:table-cell>
          <table:table-cell table:number-columns-repeated="987"/>
        </table:table-row>
        <table:table-row table:style-name="ro1">
          <table:table-cell table:formula="of:=([.D59]-[.$D$2])/3600" office:value-type="float" office:value="28.0013888888889">
            <text:p>28.0013888889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style-name="Default" table:formula="of:=([.L59]-[.L58])/([.A59]-[.A58])/3600" office:value-type="float" office:value="-4.53333333333333">
            <text:p>-4.5333333333</text:p>
          </table:table-cell>
          <table:table-cell table:style-name="Default" table:formula="of:=[.M59]+[.$V$3]" office:value-type="float" office:value="-4.66333333333333">
            <text:p>-4.6633333333</text:p>
          </table:table-cell>
          <table:table-cell table:style-name="Default" table:formula="of:=([.N59]*3600*([.A59]-[.A58]))*[.$V$7]/[.$V$5]+[.O58]" office:value-type="float" office:value="-181621.524215247">
            <text:p>-181621.524215247</text:p>
          </table:table-cell>
          <table:table-cell/>
          <table:table-cell table:formula="of:=[.F59]-[.G59]*[.$AN$2]" office:value-type="float" office:value="13.01647352">
            <text:p>13.01647352</text:p>
          </table:table-cell>
          <table:table-cell table:formula="of:=[.O59]" office:value-type="float" office:value="-181621.524215247">
            <text:p>-181621.524215247</text:p>
          </table:table-cell>
          <table:table-cell table:style-name="ce1" table:formula="of:=360000*(1-0.01*([.E59]-25))*[.$V$9]" office:value-type="float" office:value="462180.744">
            <text:p>462180.744</text:p>
          </table:table-cell>
          <table:table-cell table:formula="of:=[.R59]+[.S59]" office:value-type="float" office:value="280559.219784753">
            <text:p>280559.219784753</text:p>
          </table:table-cell>
          <table:table-cell table:formula="of:=[.T59]/[.S59]" office:value-type="float" office:value="0.607033554354989">
            <text:p>0.6070335544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9]-32)*5/9" office:value-type="float" office:value="-3.88888888888889">
            <text:p>-3.9</text:p>
          </table:table-cell>
          <table:table-cell table:formula="of:=[.Q59]-([.$E59]-5)*[.$AC$1]" office:value-type="float" office:value="13.01021352">
            <text:p>13.0</text:p>
          </table:table-cell>
          <table:table-cell table:style-name="ce1" table:formula="of:=[.F59]-[.K59]" office:value-type="float" office:value="12.965">
            <text:p>12.965</text:p>
          </table:table-cell>
          <table:table-cell table:style-name="ce1" table:formula="of:=[.Z59]/[.G59]" office:value-type="float" office:value="-2.96207448023761">
            <text:p>-2.9620744802</text:p>
          </table:table-cell>
          <table:table-cell table:style-name="ce1" table:number-columns-repeated="2"/>
          <table:table-cell table:number-columns-repeated="6"/>
          <table:table-cell table:formula="of:=[.A59]" office:value-type="float" office:value="28.0013888888889">
            <text:p>28.0013888889</text:p>
          </table:table-cell>
          <table:table-cell table:formula="of:=[.F59]*[.G59]" office:value-type="float" office:value="-56.747805">
            <text:p>-56.747805</text:p>
          </table:table-cell>
          <table:table-cell table:number-columns-repeated="987"/>
        </table:table-row>
        <table:table-row table:style-name="ro1">
          <table:table-cell table:formula="of:=([.D60]-[.$D$2])/3600" office:value-type="float" office:value="28.5013888888889">
            <text:p>28.5013888889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style-name="Default" table:formula="of:=([.L60]-[.L59])/([.A60]-[.A59])/3600" office:value-type="float" office:value="-4.44">
            <text:p>-4.44</text:p>
          </table:table-cell>
          <table:table-cell table:style-name="Default" table:formula="of:=[.M60]+[.$V$3]" office:value-type="float" office:value="-4.57">
            <text:p>-4.57</text:p>
          </table:table-cell>
          <table:table-cell table:style-name="Default" table:formula="of:=([.N60]*3600*([.A60]-[.A59]))*[.$V$7]/[.$V$5]+[.O59]" office:value-type="float" office:value="-190695.94573991">
            <text:p>-190695.94573991</text:p>
          </table:table-cell>
          <table:table-cell/>
          <table:table-cell table:formula="of:=[.F60]-[.G60]*[.$AN$2]" office:value-type="float" office:value="12.99264912">
            <text:p>12.99264912</text:p>
          </table:table-cell>
          <table:table-cell table:formula="of:=[.O60]" office:value-type="float" office:value="-190695.94573991">
            <text:p>-190695.94573991</text:p>
          </table:table-cell>
          <table:table-cell table:style-name="ce1" table:formula="of:=360000*(1-0.01*([.E60]-25))*[.$V$9]" office:value-type="float" office:value="464881.2048">
            <text:p>464881.2048</text:p>
          </table:table-cell>
          <table:table-cell table:formula="of:=[.R60]+[.S60]" office:value-type="float" office:value="274185.25906009">
            <text:p>274185.25906009</text:p>
          </table:table-cell>
          <table:table-cell table:formula="of:=[.T60]/[.S60]" office:value-type="float" office:value="0.589796395786853">
            <text:p>0.5897963958</text:p>
          </table:table-cell>
          <table:table-cell/>
          <table:table-cell table:style-name="ce1"/>
          <table:table-cell/>
          <table:table-cell table:formula="of:=[.Q60]-([.$E60]-5)*[.$AC$1]" office:value-type="float" office:value="12.98915712">
            <text:p>13.0</text:p>
          </table:table-cell>
          <table:table-cell table:style-name="ce1" table:formula="of:=[.F60]-[.K60]" office:value-type="float" office:value="12.939">
            <text:p>12.939</text:p>
          </table:table-cell>
          <table:table-cell table:style-name="ce1" table:formula="of:=[.Z60]/[.G60]" office:value-type="float" office:value="-2.83625602805787">
            <text:p>-2.8362560281</text:p>
          </table:table-cell>
          <table:table-cell table:number-columns-repeated="8"/>
          <table:table-cell table:formula="of:=[.A60]" office:value-type="float" office:value="28.5013888888889">
            <text:p>28.5013888889</text:p>
          </table:table-cell>
          <table:table-cell table:formula="of:=[.F60]*[.G60]" office:value-type="float" office:value="-59.027718">
            <text:p>-59.027718</text:p>
          </table:table-cell>
          <table:table-cell table:number-columns-repeated="987"/>
        </table:table-row>
        <table:table-row table:style-name="ro1">
          <table:table-cell table:formula="of:=([.D61]-[.$D$2])/3600" office:value-type="float" office:value="29.0013888888889">
            <text:p>29.0013888889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style-name="Default" table:formula="of:=([.L61]-[.L60])/([.A61]-[.A60])/3600" office:value-type="float" office:value="-4.45333333333333">
            <text:p>-4.4533333333</text:p>
          </table:table-cell>
          <table:table-cell table:style-name="Default" table:formula="of:=[.M61]+[.$V$3]" office:value-type="float" office:value="-4.58333333333333">
            <text:p>-4.5833333333</text:p>
          </table:table-cell>
          <table:table-cell table:style-name="Default" table:formula="of:=([.N61]*3600*([.A61]-[.A60]))*[.$V$7]/[.$V$5]+[.O60]" office:value-type="float" office:value="-199796.842600897">
            <text:p>-199796.842600897</text:p>
          </table:table-cell>
          <table:table-cell/>
          <table:table-cell table:formula="of:=[.F61]-[.G61]*[.$AN$2]" office:value-type="float" office:value="12.98719088">
            <text:p>12.98719088</text:p>
          </table:table-cell>
          <table:table-cell table:formula="of:=[.O61]" office:value-type="float" office:value="-199796.842600897">
            <text:p>-199796.842600897</text:p>
          </table:table-cell>
          <table:table-cell table:style-name="ce1" table:formula="of:=360000*(1-0.01*([.E61]-25))*[.$V$9]" office:value-type="float" office:value="467987.5152">
            <text:p>467987.5152</text:p>
          </table:table-cell>
          <table:table-cell table:formula="of:=[.R61]+[.S61]" office:value-type="float" office:value="268190.672599103">
            <text:p>268190.672599103</text:p>
          </table:table-cell>
          <table:table-cell table:formula="of:=[.T61]/[.S61]" office:value-type="float" office:value="0.573072280538272">
            <text:p>0.5730722805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1]-32)*5/9" office:value-type="float" office:value="-3.88888888888889">
            <text:p>-3.9</text:p>
          </table:table-cell>
          <table:table-cell table:formula="of:=[.Q61]-([.$E61]-5)*[.$AC$1]" office:value-type="float" office:value="12.98688288">
            <text:p>13.0</text:p>
          </table:table-cell>
          <table:table-cell table:style-name="ce1" table:formula="of:=[.F61]-[.K61]" office:value-type="float" office:value="12.935">
            <text:p>12.935</text:p>
          </table:table-cell>
          <table:table-cell table:style-name="ce1" table:formula="of:=[.Z61]/[.G61]" office:value-type="float" office:value="-2.91460117169896">
            <text:p>-2.9146011717</text:p>
          </table:table-cell>
          <table:table-cell table:number-columns-repeated="8"/>
          <table:table-cell table:formula="of:=[.A61]" office:value-type="float" office:value="29.0013888888889">
            <text:p>29.0013888889</text:p>
          </table:table-cell>
          <table:table-cell table:formula="of:=[.F61]*[.G61]" office:value-type="float" office:value="-57.40553">
            <text:p>-57.40553</text:p>
          </table:table-cell>
          <table:table-cell table:number-columns-repeated="987"/>
        </table:table-row>
        <table:table-row table:style-name="ro1">
          <table:table-cell table:formula="of:=([.D62]-[.$D$2])/3600" office:value-type="float" office:value="29.5016666666667">
            <text:p>29.5016666667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style-name="Default" table:formula="of:=([.L62]-[.L61])/([.A62]-[.A61])/3600" office:value-type="float" office:value="-4.47751249305944">
            <text:p>-4.4775124931</text:p>
          </table:table-cell>
          <table:table-cell table:style-name="Default" table:formula="of:=[.M62]+[.$V$3]" office:value-type="float" office:value="-4.60751249305944">
            <text:p>-4.6075124931</text:p>
          </table:table-cell>
          <table:table-cell table:style-name="Default" table:formula="of:=([.N62]*3600*([.A62]-[.A61]))*[.$V$7]/[.$V$5]+[.O61]" office:value-type="float" office:value="-208950.833542601">
            <text:p>-208950.833542601</text:p>
          </table:table-cell>
          <table:table-cell/>
          <table:table-cell table:formula="of:=[.F62]-[.G62]*[.$AN$2]" office:value-type="float" office:value="12.97782472">
            <text:p>12.97782472</text:p>
          </table:table-cell>
          <table:table-cell table:formula="of:=[.O62]" office:value-type="float" office:value="-208950.833542601">
            <text:p>-208950.833542601</text:p>
          </table:table-cell>
          <table:table-cell table:style-name="ce1" table:formula="of:=360000*(1-0.01*([.E62]-25))*[.$V$9]" office:value-type="float" office:value="470582.6112">
            <text:p>470582.6112</text:p>
          </table:table-cell>
          <table:table-cell table:formula="of:=[.R62]+[.S62]" office:value-type="float" office:value="261631.777657399">
            <text:p>261631.777657399</text:p>
          </table:table-cell>
          <table:table-cell table:formula="of:=[.T62]/[.S62]" office:value-type="float" office:value="0.555974172080499">
            <text:p>0.5559741721</text:p>
          </table:table-cell>
          <table:table-cell/>
          <table:table-cell table:style-name="ce1"/>
          <table:table-cell/>
          <table:table-cell table:formula="of:=[.Q62]-([.$E62]-5)*[.$AC$1]" office:value-type="float" office:value="12.98017672">
            <text:p>13.0</text:p>
          </table:table-cell>
          <table:table-cell table:style-name="ce1" table:formula="of:=[.F62]-[.K62]" office:value-type="float" office:value="12.922">
            <text:p>12.922</text:p>
          </table:table-cell>
          <table:table-cell table:style-name="ce1" table:formula="of:=[.Z62]/[.G62]" office:value-type="float" office:value="-2.7221402991363">
            <text:p>-2.7221402991</text:p>
          </table:table-cell>
          <table:table-cell table:number-columns-repeated="8"/>
          <table:table-cell table:formula="of:=[.A62]" office:value-type="float" office:value="29.5016666666667">
            <text:p>29.5016666667</text:p>
          </table:table-cell>
          <table:table-cell table:formula="of:=[.F62]*[.G62]" office:value-type="float" office:value="-61.340734">
            <text:p>-61.340734</text:p>
          </table:table-cell>
          <table:table-cell table:number-columns-repeated="987"/>
        </table:table-row>
        <table:table-row table:style-name="ro1">
          <table:table-cell table:formula="of:=([.D63]-[.$D$2])/3600" office:value-type="float" office:value="30.0016666666667">
            <text:p>30.0016666667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style-name="Default" table:formula="of:=([.L63]-[.L62])/([.A63]-[.A62])/3600" office:value-type="float" office:value="-6.52">
            <text:p>-6.52</text:p>
          </table:table-cell>
          <table:table-cell table:style-name="Default" table:formula="of:=[.M63]+[.$V$3]" office:value-type="float" office:value="-6.65">
            <text:p>-6.65</text:p>
          </table:table-cell>
          <table:table-cell table:style-name="Default" table:formula="of:=([.N63]*3600*([.A63]-[.A62]))*[.$V$7]/[.$V$5]+[.O62]" office:value-type="float" office:value="-222155.407533632">
            <text:p>-222155.407533632</text:p>
          </table:table-cell>
          <table:table-cell/>
          <table:table-cell table:formula="of:=[.F63]-[.G63]*[.$AN$2]" office:value-type="float" office:value="12.96047352">
            <text:p>12.96047352</text:p>
          </table:table-cell>
          <table:table-cell table:formula="of:=[.O63]" office:value-type="float" office:value="-222155.407533632">
            <text:p>-222155.407533632</text:p>
          </table:table-cell>
          <table:table-cell table:style-name="ce1" table:formula="of:=360000*(1-0.01*([.E63]-25))*[.$V$9]" office:value-type="float" office:value="464377.7952">
            <text:p>464377.7952</text:p>
          </table:table-cell>
          <table:table-cell table:formula="of:=[.R63]+[.S63]" office:value-type="float" office:value="242222.387666368">
            <text:p>242222.387666368</text:p>
          </table:table-cell>
          <table:table-cell table:formula="of:=[.T63]/[.S63]" office:value-type="float" office:value="0.521606308850419">
            <text:p>0.521606308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3]-32)*5/9" office:value-type="float" office:value="-3.88888888888889">
            <text:p>-3.9</text:p>
          </table:table-cell>
          <table:table-cell table:formula="of:=[.Q63]-([.$E63]-5)*[.$AC$1]" office:value-type="float" office:value="12.95646552">
            <text:p>13.0</text:p>
          </table:table-cell>
          <table:table-cell table:style-name="ce1" table:formula="of:=[.F63]-[.K63]" office:value-type="float" office:value="12.909">
            <text:p>12.909</text:p>
          </table:table-cell>
          <table:table-cell table:style-name="ce1" table:formula="of:=[.Z63]/[.G63]" office:value-type="float" office:value="-2.94928032899246">
            <text:p>-2.949280329</text:p>
          </table:table-cell>
          <table:table-cell table:number-columns-repeated="8"/>
          <table:table-cell table:formula="of:=[.A63]" office:value-type="float" office:value="30.0016666666667">
            <text:p>30.0016666667</text:p>
          </table:table-cell>
          <table:table-cell table:formula="of:=[.F63]*[.G63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4]-[.$D$2])/3600" office:value-type="float" office:value="30.5016666666667">
            <text:p>30.5016666667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style-name="Default" table:formula="of:=([.L64]-[.L63])/([.A64]-[.A63])/3600" office:value-type="float" office:value="-4.46666666666667">
            <text:p>-4.4666666667</text:p>
          </table:table-cell>
          <table:table-cell table:style-name="Default" table:formula="of:=[.M64]+[.$V$3]" office:value-type="float" office:value="-4.59666666666667">
            <text:p>-4.5966666667</text:p>
          </table:table-cell>
          <table:table-cell table:style-name="Default" table:formula="of:=([.N64]*3600*([.A64]-[.A63]))*[.$V$7]/[.$V$5]+[.O63]" office:value-type="float" office:value="-231282.779730942">
            <text:p>-231282.779730942</text:p>
          </table:table-cell>
          <table:table-cell/>
          <table:table-cell table:formula="of:=[.F64]-[.G64]*[.$AN$2]" office:value-type="float" office:value="12.97236648">
            <text:p>12.97236648</text:p>
          </table:table-cell>
          <table:table-cell table:formula="of:=[.O64]" office:value-type="float" office:value="-231282.779730942">
            <text:p>-231282.779730942</text:p>
          </table:table-cell>
          <table:table-cell table:style-name="ce1" table:formula="of:=360000*(1-0.01*([.E64]-25))*[.$V$9]" office:value-type="float" office:value="462610.008">
            <text:p>462610.008</text:p>
          </table:table-cell>
          <table:table-cell table:formula="of:=[.R64]+[.S64]" office:value-type="float" office:value="231327.228269058">
            <text:p>231327.228269058</text:p>
          </table:table-cell>
          <table:table-cell table:formula="of:=[.T64]/[.S64]" office:value-type="float" office:value="0.50004804104683">
            <text:p>0.500048041</text:p>
          </table:table-cell>
          <table:table-cell/>
          <table:table-cell table:style-name="ce1"/>
          <table:table-cell/>
          <table:table-cell table:formula="of:=[.Q64]-([.$E64]-5)*[.$AC$1]" office:value-type="float" office:value="12.96654648">
            <text:p>13.0</text:p>
          </table:table-cell>
          <table:table-cell table:style-name="ce1" table:formula="of:=[.F64]-[.K64]" office:value-type="float" office:value="12.918">
            <text:p>12.918</text:p>
          </table:table-cell>
          <table:table-cell table:style-name="ce1" table:formula="of:=[.Z64]/[.G64]" office:value-type="float" office:value="-2.79428942245295">
            <text:p>-2.7942894225</text:p>
          </table:table-cell>
          <table:table-cell table:number-columns-repeated="8"/>
          <table:table-cell table:formula="of:=[.A64]" office:value-type="float" office:value="30.5016666666667">
            <text:p>30.5016666667</text:p>
          </table:table-cell>
          <table:table-cell table:formula="of:=[.F64]*[.G64]" office:value-type="float" office:value="-59.719914">
            <text:p>-59.719914</text:p>
          </table:table-cell>
          <table:table-cell table:number-columns-repeated="987"/>
        </table:table-row>
        <table:table-row table:style-name="ro1">
          <table:table-cell table:formula="of:=([.D65]-[.$D$2])/3600" office:value-type="float" office:value="31.0016666666667">
            <text:p>31.0016666667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style-name="Default" table:formula="of:=([.L65]-[.L64])/([.A65]-[.A64])/3600" office:value-type="float" office:value="-4.44">
            <text:p>-4.44</text:p>
          </table:table-cell>
          <table:table-cell table:style-name="Default" table:formula="of:=[.M65]+[.$V$3]" office:value-type="float" office:value="-4.57">
            <text:p>-4.57</text:p>
          </table:table-cell>
          <table:table-cell table:style-name="Default" table:formula="of:=([.N65]*3600*([.A65]-[.A64]))*[.$V$7]/[.$V$5]+[.O64]" office:value-type="float" office:value="-240357.201255605">
            <text:p>-240357.201255605</text:p>
          </table:table-cell>
          <table:table-cell/>
          <table:table-cell table:formula="of:=[.F65]-[.G65]*[.$AN$2]" office:value-type="float" office:value="12.96047352">
            <text:p>12.96047352</text:p>
          </table:table-cell>
          <table:table-cell table:formula="of:=[.O65]" office:value-type="float" office:value="-240357.201255605">
            <text:p>-240357.201255605</text:p>
          </table:table-cell>
          <table:table-cell table:style-name="ce1" table:formula="of:=360000*(1-0.01*([.E65]-25))*[.$V$9]" office:value-type="float" office:value="465681.1968">
            <text:p>465681.1968</text:p>
          </table:table-cell>
          <table:table-cell table:formula="of:=[.R65]+[.S65]" office:value-type="float" office:value="225323.995544395">
            <text:p>225323.995544395</text:p>
          </table:table-cell>
          <table:table-cell table:formula="of:=[.T65]/[.S65]" office:value-type="float" office:value="0.483858908396438">
            <text:p>0.4838589084</text:p>
          </table:table-cell>
          <table:table-cell/>
          <table:table-cell table:style-name="ce1" office:value-type="float" office:value="24">
            <text:p>24</text:p>
          </table:table-cell>
          <table:table-cell table:formula="of:=([.W65]-32)*5/9" office:value-type="float" office:value="-4.44444444444444">
            <text:p>-4.4</text:p>
          </table:table-cell>
          <table:table-cell table:formula="of:=[.Q65]-([.$E65]-5)*[.$AC$1]" office:value-type="float" office:value="12.95780152">
            <text:p>13.0</text:p>
          </table:table-cell>
          <table:table-cell table:style-name="ce1" table:formula="of:=[.F65]-[.K65]" office:value-type="float" office:value="12.909">
            <text:p>12.909</text:p>
          </table:table-cell>
          <table:table-cell table:style-name="ce1" table:formula="of:=[.Z65]/[.G65]" office:value-type="float" office:value="-2.94928032899246">
            <text:p>-2.949280329</text:p>
          </table:table-cell>
          <table:table-cell table:number-columns-repeated="8"/>
          <table:table-cell table:formula="of:=[.A65]" office:value-type="float" office:value="31.0016666666667">
            <text:p>31.0016666667</text:p>
          </table:table-cell>
          <table:table-cell table:formula="of:=[.F65]*[.G65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6]-[.$D$2])/3600" office:value-type="float" office:value="31.5016666666667">
            <text:p>31.5016666667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style-name="Default" table:formula="of:=([.L66]-[.L65])/([.A66]-[.A65])/3600" office:value-type="float" office:value="-4.46666666666667">
            <text:p>-4.4666666667</text:p>
          </table:table-cell>
          <table:table-cell table:style-name="Default" table:formula="of:=[.M66]+[.$V$3]" office:value-type="float" office:value="-4.59666666666667">
            <text:p>-4.5966666667</text:p>
          </table:table-cell>
          <table:table-cell table:style-name="Default" table:formula="of:=([.N66]*3600*([.A66]-[.A65]))*[.$V$7]/[.$V$5]+[.O65]" office:value-type="float" office:value="-249484.573452915">
            <text:p>-249484.573452915</text:p>
          </table:table-cell>
          <table:table-cell/>
          <table:table-cell table:formula="of:=[.F66]-[.G66]*[.$AN$2]" office:value-type="float" office:value="12.93992">
            <text:p>12.93992</text:p>
          </table:table-cell>
          <table:table-cell table:formula="of:=[.O66]" office:value-type="float" office:value="-249484.573452915">
            <text:p>-249484.573452915</text:p>
          </table:table-cell>
          <table:table-cell table:style-name="ce1" table:formula="of:=360000*(1-0.01*([.E66]-25))*[.$V$9]" office:value-type="float" office:value="469002.1392">
            <text:p>469002.1392</text:p>
          </table:table-cell>
          <table:table-cell table:formula="of:=[.R66]+[.S66]" office:value-type="float" office:value="219517.565747085">
            <text:p>219517.565747085</text:p>
          </table:table-cell>
          <table:table-cell table:formula="of:=[.T66]/[.S66]" office:value-type="float" office:value="0.468052376310111">
            <text:p>0.4680523763</text:p>
          </table:table-cell>
          <table:table-cell/>
          <table:table-cell table:style-name="ce1"/>
          <table:table-cell/>
          <table:table-cell table:formula="of:=[.Q66]-([.$E66]-5)*[.$AC$1]" office:value-type="float" office:value="12.940652">
            <text:p>12.9</text:p>
          </table:table-cell>
          <table:table-cell table:style-name="ce1" table:formula="of:=[.F66]-[.K66]" office:value-type="float" office:value="12.887">
            <text:p>12.887</text:p>
          </table:table-cell>
          <table:table-cell table:style-name="ce1" table:formula="of:=[.Z66]/[.G66]" office:value-type="float" office:value="-2.86377777777778">
            <text:p>-2.8637777778</text:p>
          </table:table-cell>
          <table:table-cell table:number-columns-repeated="8"/>
          <table:table-cell table:formula="of:=[.A66]" office:value-type="float" office:value="31.5016666666667">
            <text:p>31.5016666667</text:p>
          </table:table-cell>
          <table:table-cell table:formula="of:=[.F66]*[.G66]" office:value-type="float" office:value="-57.9915">
            <text:p>-57.9915</text:p>
          </table:table-cell>
          <table:table-cell table:number-columns-repeated="987"/>
        </table:table-row>
        <table:table-row table:style-name="ro1">
          <table:table-cell table:formula="of:=([.D67]-[.$D$2])/3600" office:value-type="float" office:value="32.0016666666667">
            <text:p>32.0016666667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style-name="Default" table:formula="of:=([.L67]-[.L66])/([.A67]-[.A66])/3600" office:value-type="float" office:value="-5.24">
            <text:p>-5.24</text:p>
          </table:table-cell>
          <table:table-cell table:style-name="Default" table:formula="of:=[.M67]+[.$V$3]" office:value-type="float" office:value="-5.37">
            <text:p>-5.37</text:p>
          </table:table-cell>
          <table:table-cell table:style-name="Default" table:formula="of:=([.N67]*3600*([.A67]-[.A66]))*[.$V$7]/[.$V$5]+[.O66]" office:value-type="float" office:value="-260147.515156951">
            <text:p>-260147.515156951</text:p>
          </table:table-cell>
          <table:table-cell/>
          <table:table-cell table:formula="of:=[.F67]-[.G67]*[.$AN$2]" office:value-type="float" office:value="12.86700048">
            <text:p>12.86700048</text:p>
          </table:table-cell>
          <table:table-cell table:formula="of:=[.O67]" office:value-type="float" office:value="-260147.515156951">
            <text:p>-260147.515156951</text:p>
          </table:table-cell>
          <table:table-cell table:style-name="ce1" table:formula="of:=360000*(1-0.01*([.E67]-25))*[.$V$9]" office:value-type="float" office:value="471320.1648">
            <text:p>471320.1648</text:p>
          </table:table-cell>
          <table:table-cell table:formula="of:=[.R67]+[.S67]" office:value-type="float" office:value="211172.649643049">
            <text:p>211172.649643049</text:p>
          </table:table-cell>
          <table:table-cell table:formula="of:=[.T67]/[.S67]" office:value-type="float" office:value="0.448045013589984">
            <text:p>0.4480450136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7]-32)*5/9" office:value-type="float" office:value="-3.88888888888889">
            <text:p>-3.9</text:p>
          </table:table-cell>
          <table:table-cell table:formula="of:=[.Q67]-([.$E67]-5)*[.$AC$1]" office:value-type="float" office:value="12.87010848">
            <text:p>12.9</text:p>
          </table:table-cell>
          <table:table-cell table:style-name="ce1" table:formula="of:=[.F67]-[.K67]" office:value-type="float" office:value="12.78">
            <text:p>12.78</text:p>
          </table:table-cell>
          <table:table-cell table:style-name="ce1" table:formula="of:=[.Z67]/[.G67]" office:value-type="float" office:value="-1.72749391727494">
            <text:p>-1.7274939173</text:p>
          </table:table-cell>
          <table:table-cell table:number-columns-repeated="8"/>
          <table:table-cell table:formula="of:=[.A67]" office:value-type="float" office:value="32.0016666666667">
            <text:p>32.0016666667</text:p>
          </table:table-cell>
          <table:table-cell table:formula="of:=[.F67]*[.G67]" office:value-type="float" office:value="-94.54644">
            <text:p>-94.54644</text:p>
          </table:table-cell>
          <table:table-cell table:number-columns-repeated="987"/>
        </table:table-row>
        <table:table-row table:style-name="ro1">
          <table:table-cell table:formula="of:=([.D68]-[.$D$2])/3600" office:value-type="float" office:value="32.5016666666667">
            <text:p>32.5016666667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style-name="Default" table:formula="of:=([.L68]-[.L67])/([.A68]-[.A67])/3600" office:value-type="float" office:value="-5.76">
            <text:p>-5.76</text:p>
          </table:table-cell>
          <table:table-cell table:style-name="Default" table:formula="of:=[.M68]+[.$V$3]" office:value-type="float" office:value="-5.89">
            <text:p>-5.89</text:p>
          </table:table-cell>
          <table:table-cell table:style-name="Default" table:formula="of:=([.N68]*3600*([.A68]-[.A67]))*[.$V$7]/[.$V$5]+[.O67]" office:value-type="float" office:value="-271842.994977578">
            <text:p>-271842.994977578</text:p>
          </table:table-cell>
          <table:table-cell/>
          <table:table-cell table:formula="of:=[.F68]-[.G68]*[.$AN$2]" office:value-type="float" office:value="12.91136648">
            <text:p>12.91136648</text:p>
          </table:table-cell>
          <table:table-cell table:formula="of:=[.O68]" office:value-type="float" office:value="-271842.994977578">
            <text:p>-271842.994977578</text:p>
          </table:table-cell>
          <table:table-cell table:style-name="ce1" table:formula="of:=360000*(1-0.01*([.E68]-25))*[.$V$9]" office:value-type="float" office:value="462153.4272">
            <text:p>462153.4272</text:p>
          </table:table-cell>
          <table:table-cell table:formula="of:=[.R68]+[.S68]" office:value-type="float" office:value="190310.432222422">
            <text:p>190310.432222422</text:p>
          </table:table-cell>
          <table:table-cell table:formula="of:=[.T68]/[.S68]" office:value-type="float" office:value="0.411790589491968">
            <text:p>0.4117905895</text:p>
          </table:table-cell>
          <table:table-cell/>
          <table:table-cell table:style-name="ce1"/>
          <table:table-cell/>
          <table:table-cell table:formula="of:=[.Q68]-([.$E68]-5)*[.$AC$1]" office:value-type="float" office:value="12.90507848">
            <text:p>12.9</text:p>
          </table:table-cell>
          <table:table-cell table:style-name="ce1" table:formula="of:=[.F68]-[.K68]" office:value-type="float" office:value="12.857">
            <text:p>12.857</text:p>
          </table:table-cell>
          <table:table-cell table:style-name="ce1" table:formula="of:=[.Z68]/[.G68]" office:value-type="float" office:value="-2.78109452736318">
            <text:p>-2.7810945274</text:p>
          </table:table-cell>
          <table:table-cell table:number-columns-repeated="8"/>
          <table:table-cell table:formula="of:=[.A68]" office:value-type="float" office:value="32.5016666666667">
            <text:p>32.5016666667</text:p>
          </table:table-cell>
          <table:table-cell table:formula="of:=[.F68]*[.G68]" office:value-type="float" office:value="-59.437911">
            <text:p>-59.437911</text:p>
          </table:table-cell>
          <table:table-cell table:number-columns-repeated="987"/>
        </table:table-row>
        <table:table-row table:style-name="ro1">
          <table:table-cell table:formula="of:=([.D69]-[.$D$2])/3600" office:value-type="float" office:value="33.0016666666667">
            <text:p>33.0016666667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style-name="Default" table:formula="of:=([.L69]-[.L68])/([.A69]-[.A68])/3600" office:value-type="float" office:value="-4.42666666666667">
            <text:p>-4.4266666667</text:p>
          </table:table-cell>
          <table:table-cell table:style-name="Default" table:formula="of:=[.M69]+[.$V$3]" office:value-type="float" office:value="-4.55666666666667">
            <text:p>-4.5566666667</text:p>
          </table:table-cell>
          <table:table-cell table:style-name="Default" table:formula="of:=([.N69]*3600*([.A69]-[.A68]))*[.$V$7]/[.$V$5]+[.O68]" office:value-type="float" office:value="-280890.941165919">
            <text:p>-280890.941165919</text:p>
          </table:table-cell>
          <table:table-cell/>
          <table:table-cell table:formula="of:=[.F69]-[.G69]*[.$AN$2]" office:value-type="float" office:value="12.89364912">
            <text:p>12.89364912</text:p>
          </table:table-cell>
          <table:table-cell table:formula="of:=[.O69]" office:value-type="float" office:value="-280890.941165919">
            <text:p>-280890.941165919</text:p>
          </table:table-cell>
          <table:table-cell table:style-name="ce1" table:formula="of:=360000*(1-0.01*([.E69]-25))*[.$V$9]" office:value-type="float" office:value="463831.4592">
            <text:p>463831.4592</text:p>
          </table:table-cell>
          <table:table-cell table:formula="of:=[.R69]+[.S69]" office:value-type="float" office:value="182940.518034081">
            <text:p>182940.518034081</text:p>
          </table:table-cell>
          <table:table-cell table:formula="of:=[.T69]/[.S69]" office:value-type="float" office:value="0.394411621733485">
            <text:p>0.3944116217</text:p>
          </table:table-cell>
          <table:table-cell/>
          <table:table-cell table:style-name="ce1" office:value-type="float" office:value="23">
            <text:p>23</text:p>
          </table:table-cell>
          <table:table-cell table:formula="of:=([.W69]-32)*5/9" office:value-type="float" office:value="-5">
            <text:p>-5.0</text:p>
          </table:table-cell>
          <table:table-cell table:formula="of:=[.Q69]-([.$E69]-5)*[.$AC$1]" office:value-type="float" office:value="12.88908112">
            <text:p>12.9</text:p>
          </table:table-cell>
          <table:table-cell table:style-name="ce1" table:formula="of:=[.F69]-[.K69]" office:value-type="float" office:value="12.84">
            <text:p>12.84</text:p>
          </table:table-cell>
          <table:table-cell table:style-name="ce1" table:formula="of:=[.Z69]/[.G69]" office:value-type="float" office:value="-2.81455501972819">
            <text:p>-2.8145550197</text:p>
          </table:table-cell>
          <table:table-cell table:number-columns-repeated="8"/>
          <table:table-cell table:formula="of:=[.A69]" office:value-type="float" office:value="33.0016666666667">
            <text:p>33.0016666667</text:p>
          </table:table-cell>
          <table:table-cell table:formula="of:=[.F69]*[.G69]" office:value-type="float" office:value="-58.57608">
            <text:p>-58.57608</text:p>
          </table:table-cell>
          <table:table-cell table:number-columns-repeated="987"/>
        </table:table-row>
        <table:table-row table:style-name="ro1">
          <table:table-cell table:formula="of:=([.D70]-[.$D$2])/3600" office:value-type="float" office:value="33.5016666666667">
            <text:p>33.5016666667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style-name="Default" table:formula="of:=([.L70]-[.L69])/([.A70]-[.A69])/3600" office:value-type="float" office:value="-4.42666666666667">
            <text:p>-4.4266666667</text:p>
          </table:table-cell>
          <table:table-cell table:style-name="Default" table:formula="of:=[.M70]+[.$V$3]" office:value-type="float" office:value="-4.55666666666667">
            <text:p>-4.5566666667</text:p>
          </table:table-cell>
          <table:table-cell table:style-name="Default" table:formula="of:=([.N70]*3600*([.A70]-[.A69]))*[.$V$7]/[.$V$5]+[.O69]" office:value-type="float" office:value="-289938.88735426">
            <text:p>-289938.88735426</text:p>
          </table:table-cell>
          <table:table-cell/>
          <table:table-cell table:formula="of:=[.F70]-[.G70]*[.$AN$2]" office:value-type="float" office:value="12.86401528">
            <text:p>12.86401528</text:p>
          </table:table-cell>
          <table:table-cell table:formula="of:=[.O70]" office:value-type="float" office:value="-289938.88735426">
            <text:p>-289938.88735426</text:p>
          </table:table-cell>
          <table:table-cell table:style-name="ce1" table:formula="of:=360000*(1-0.01*([.E70]-25))*[.$V$9]" office:value-type="float" office:value="467577.7632">
            <text:p>467577.7632</text:p>
          </table:table-cell>
          <table:table-cell table:formula="of:=[.R70]+[.S70]" office:value-type="float" office:value="177638.87584574">
            <text:p>177638.87584574</text:p>
          </table:table-cell>
          <table:table-cell table:formula="of:=[.T70]/[.S70]" office:value-type="float" office:value="0.379913010896879">
            <text:p>0.3799130109</text:p>
          </table:table-cell>
          <table:table-cell/>
          <table:table-cell table:style-name="ce1"/>
          <table:table-cell/>
          <table:table-cell table:formula="of:=[.Q70]-([.$E70]-5)*[.$AC$1]" office:value-type="float" office:value="12.86328728">
            <text:p>12.9</text:p>
          </table:table-cell>
          <table:table-cell table:style-name="ce1" table:formula="of:=[.F70]-[.K70]" office:value-type="float" office:value="12.814">
            <text:p>12.814</text:p>
          </table:table-cell>
          <table:table-cell table:style-name="ce1" table:formula="of:=[.Z70]/[.G70]" office:value-type="float" office:value="-3.01293204796614">
            <text:p>-3.012932048</text:p>
          </table:table-cell>
          <table:table-cell table:number-columns-repeated="8"/>
          <table:table-cell table:formula="of:=[.A70]" office:value-type="float" office:value="33.5016666666667">
            <text:p>33.5016666667</text:p>
          </table:table-cell>
          <table:table-cell table:formula="of:=[.F70]*[.G70]" office:value-type="float" office:value="-54.497942">
            <text:p>-54.497942</text:p>
          </table:table-cell>
          <table:table-cell table:number-columns-repeated="987"/>
        </table:table-row>
        <table:table-row table:style-name="ro1">
          <table:table-cell table:formula="of:=([.D71]-[.$D$2])/3600" office:value-type="float" office:value="34.0016666666667">
            <text:p>34.0016666667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style-name="Default" table:formula="of:=([.L71]-[.L70])/([.A71]-[.A70])/3600" office:value-type="float" office:value="-4.44">
            <text:p>-4.44</text:p>
          </table:table-cell>
          <table:table-cell table:style-name="Default" table:formula="of:=[.M71]+[.$V$3]" office:value-type="float" office:value="-4.57">
            <text:p>-4.57</text:p>
          </table:table-cell>
          <table:table-cell table:style-name="Default" table:formula="of:=([.N71]*3600*([.A71]-[.A70]))*[.$V$7]/[.$V$5]+[.O70]" office:value-type="float" office:value="-299013.308878924">
            <text:p>-299013.308878924</text:p>
          </table:table-cell>
          <table:table-cell/>
          <table:table-cell table:formula="of:=[.F71]-[.G71]*[.$AN$2]" office:value-type="float" office:value="12.83364912">
            <text:p>12.83364912</text:p>
          </table:table-cell>
          <table:table-cell table:formula="of:=[.O71]" office:value-type="float" office:value="-299013.308878924">
            <text:p>-299013.308878924</text:p>
          </table:table-cell>
          <table:table-cell table:style-name="ce1" table:formula="of:=360000*(1-0.01*([.E71]-25))*[.$V$9]" office:value-type="float" office:value="471007.9728">
            <text:p>471007.9728</text:p>
          </table:table-cell>
          <table:table-cell table:formula="of:=[.R71]+[.S71]" office:value-type="float" office:value="171994.663921076">
            <text:p>171994.663921076</text:p>
          </table:table-cell>
          <table:table-cell table:formula="of:=[.T71]/[.S71]" office:value-type="float" office:value="0.365162956581435">
            <text:p>0.3651629566</text:p>
          </table:table-cell>
          <table:table-cell/>
          <table:table-cell table:style-name="ce1" office:value-type="float" office:value="21">
            <text:p>21</text:p>
          </table:table-cell>
          <table:table-cell table:formula="of:=([.W71]-32)*5/9" office:value-type="float" office:value="-6.11111111111111">
            <text:p>-6.1</text:p>
          </table:table-cell>
          <table:table-cell table:formula="of:=[.Q71]-([.$E71]-5)*[.$AC$1]" office:value-type="float" office:value="12.83643712">
            <text:p>12.8</text:p>
          </table:table-cell>
          <table:table-cell table:style-name="ce1" table:formula="of:=[.F71]-[.K71]" office:value-type="float" office:value="12.78">
            <text:p>12.78</text:p>
          </table:table-cell>
          <table:table-cell table:style-name="ce1" table:formula="of:=[.Z71]/[.G71]" office:value-type="float" office:value="-2.80140289346778">
            <text:p>-2.8014028935</text:p>
          </table:table-cell>
          <table:table-cell table:number-columns-repeated="8"/>
          <table:table-cell table:formula="of:=[.A71]" office:value-type="float" office:value="34.0016666666667">
            <text:p>34.0016666667</text:p>
          </table:table-cell>
          <table:table-cell table:formula="of:=[.F71]*[.G71]" office:value-type="float" office:value="-58.30236">
            <text:p>-58.30236</text:p>
          </table:table-cell>
          <table:table-cell table:number-columns-repeated="987"/>
        </table:table-row>
        <table:table-row table:style-name="ro1">
          <table:table-cell table:formula="of:=([.D72]-[.$D$2])/3600" office:value-type="float" office:value="34.5016666666667">
            <text:p>34.5016666667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style-name="Default" table:formula="of:=([.L72]-[.L71])/([.A72]-[.A71])/3600" office:value-type="float" office:value="-6.69333333333333">
            <text:p>-6.6933333333</text:p>
          </table:table-cell>
          <table:table-cell table:style-name="Default" table:formula="of:=[.M72]+[.$V$3]" office:value-type="float" office:value="-6.82333333333333">
            <text:p>-6.8233333333</text:p>
          </table:table-cell>
          <table:table-cell table:style-name="Default" table:formula="of:=([.N72]*3600*([.A72]-[.A71]))*[.$V$7]/[.$V$5]+[.O71]" office:value-type="float" office:value="-312562.062242152">
            <text:p>-312562.062242152</text:p>
          </table:table-cell>
          <table:table-cell/>
          <table:table-cell table:formula="of:=[.F72]-[.G72]*[.$AN$2]" office:value-type="float" office:value="12.79392">
            <text:p>12.79392</text:p>
          </table:table-cell>
          <table:table-cell table:formula="of:=[.O72]" office:value-type="float" office:value="-312562.062242152">
            <text:p>-312562.062242152</text:p>
          </table:table-cell>
          <table:table-cell table:style-name="ce1" table:formula="of:=360000*(1-0.01*([.E72]-25))*[.$V$9]" office:value-type="float" office:value="463839.264">
            <text:p>463839.264</text:p>
          </table:table-cell>
          <table:table-cell table:formula="of:=[.R72]+[.S72]" office:value-type="float" office:value="151277.201757848">
            <text:p>151277.201757848</text:p>
          </table:table-cell>
          <table:table-cell table:formula="of:=[.T72]/[.S72]" office:value-type="float" office:value="0.326141431954858">
            <text:p>0.326141432</text:p>
          </table:table-cell>
          <table:table-cell/>
          <table:table-cell table:style-name="ce1"/>
          <table:table-cell/>
          <table:table-cell table:formula="of:=[.Q72]-([.$E72]-5)*[.$AC$1]" office:value-type="float" office:value="12.78936">
            <text:p>12.8</text:p>
          </table:table-cell>
          <table:table-cell table:style-name="ce1" table:formula="of:=[.F72]-[.K72]" office:value-type="float" office:value="12.741">
            <text:p>12.741</text:p>
          </table:table-cell>
          <table:table-cell table:style-name="ce1" table:formula="of:=[.Z72]/[.G72]" office:value-type="float" office:value="-2.83133333333333">
            <text:p>-2.8313333333</text:p>
          </table:table-cell>
          <table:table-cell table:number-columns-repeated="8"/>
          <table:table-cell table:formula="of:=[.A72]" office:value-type="float" office:value="34.5016666666667">
            <text:p>34.5016666667</text:p>
          </table:table-cell>
          <table:table-cell table:formula="of:=[.F72]*[.G72]" office:value-type="float" office:value="-57.3345">
            <text:p>-57.3345</text:p>
          </table:table-cell>
          <table:table-cell table:number-columns-repeated="987"/>
        </table:table-row>
        <table:table-row table:style-name="ro1">
          <table:table-cell table:formula="of:=([.D73]-[.$D$2])/3600" office:value-type="float" office:value="35.0016666666667">
            <text:p>35.0016666667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style-name="Default" table:formula="of:=([.L73]-[.L72])/([.A73]-[.A72])/3600" office:value-type="float" office:value="-4.49333333333333">
            <text:p>-4.4933333333</text:p>
          </table:table-cell>
          <table:table-cell table:style-name="Default" table:formula="of:=[.M73]+[.$V$3]" office:value-type="float" office:value="-4.62333333333333">
            <text:p>-4.6233333333</text:p>
          </table:table-cell>
          <table:table-cell table:style-name="Default" table:formula="of:=([.N73]*3600*([.A73]-[.A72]))*[.$V$7]/[.$V$5]+[.O72]" office:value-type="float" office:value="-321742.385112108">
            <text:p>-321742.385112108</text:p>
          </table:table-cell>
          <table:table-cell/>
          <table:table-cell table:formula="of:=[.F73]-[.G73]*[.$AN$2]" office:value-type="float" office:value="12.76536648">
            <text:p>12.76536648</text:p>
          </table:table-cell>
          <table:table-cell table:formula="of:=[.O73]" office:value-type="float" office:value="-321742.385112108">
            <text:p>-321742.385112108</text:p>
          </table:table-cell>
          <table:table-cell table:style-name="ce1" table:formula="of:=360000*(1-0.01*([.E73]-25))*[.$V$9]" office:value-type="float" office:value="463480.2432">
            <text:p>463480.2432</text:p>
          </table:table-cell>
          <table:table-cell table:formula="of:=[.R73]+[.S73]" office:value-type="float" office:value="141737.858087892">
            <text:p>141737.858087892</text:p>
          </table:table-cell>
          <table:table-cell table:formula="of:=[.T73]/[.S73]" office:value-type="float" office:value="0.305812081890036">
            <text:p>0.3058120819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3]-32)*5/9" office:value-type="float" office:value="-6.66666666666667">
            <text:p>-6.7</text:p>
          </table:table-cell>
          <table:table-cell table:formula="of:=[.Q73]-([.$E73]-5)*[.$AC$1]" office:value-type="float" office:value="12.76043848">
            <text:p>12.8</text:p>
          </table:table-cell>
          <table:table-cell table:style-name="ce1" table:formula="of:=[.F73]-[.K73]" office:value-type="float" office:value="12.711">
            <text:p>12.711</text:p>
          </table:table-cell>
          <table:table-cell table:style-name="ce1" table:formula="of:=[.Z73]/[.G73]" office:value-type="float" office:value="-2.74951330304997">
            <text:p>-2.749513303</text:p>
          </table:table-cell>
          <table:table-cell table:number-columns-repeated="8"/>
          <table:table-cell table:formula="of:=[.A73]" office:value-type="float" office:value="35.0016666666667">
            <text:p>35.0016666667</text:p>
          </table:table-cell>
          <table:table-cell table:formula="of:=[.F73]*[.G73]" office:value-type="float" office:value="-58.762953">
            <text:p>-58.762953</text:p>
          </table:table-cell>
          <table:table-cell table:number-columns-repeated="987"/>
        </table:table-row>
        <table:table-row table:style-name="ro1">
          <table:table-cell table:formula="of:=([.D74]-[.$D$2])/3600" office:value-type="float" office:value="35.5019444444444">
            <text:p>35.5019444444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style-name="Default" table:formula="of:=([.L74]-[.L73])/([.A74]-[.A73])/3600" office:value-type="float" office:value="-4.4641865630205">
            <text:p>-4.464186563</text:p>
          </table:table-cell>
          <table:table-cell table:style-name="Default" table:formula="of:=[.M74]+[.$V$3]" office:value-type="float" office:value="-4.5941865630205">
            <text:p>-4.594186563</text:p>
          </table:table-cell>
          <table:table-cell table:style-name="Default" table:formula="of:=([.N74]*3600*([.A74]-[.A73]))*[.$V$7]/[.$V$5]+[.O73]" office:value-type="float" office:value="-330869.900717489">
            <text:p>-330869.900717489</text:p>
          </table:table-cell>
          <table:table-cell/>
          <table:table-cell table:formula="of:=[.F74]-[.G74]*[.$AN$2]" office:value-type="float" office:value="12.72236648">
            <text:p>12.72236648</text:p>
          </table:table-cell>
          <table:table-cell table:formula="of:=[.O74]" office:value-type="float" office:value="-330869.900717489">
            <text:p>-330869.900717489</text:p>
          </table:table-cell>
          <table:table-cell table:style-name="ce1" table:formula="of:=360000*(1-0.01*([.E74]-25))*[.$V$9]" office:value-type="float" office:value="467183.6208">
            <text:p>467183.6208</text:p>
          </table:table-cell>
          <table:table-cell table:formula="of:=[.R74]+[.S74]" office:value-type="float" office:value="136313.720082511">
            <text:p>136313.720082511</text:p>
          </table:table-cell>
          <table:table-cell table:formula="of:=[.T74]/[.S74]" office:value-type="float" office:value="0.29177760951698">
            <text:p>0.2917776095</text:p>
          </table:table-cell>
          <table:table-cell/>
          <table:table-cell table:style-name="ce1"/>
          <table:table-cell/>
          <table:table-cell table:formula="of:=[.Q74]-([.$E74]-5)*[.$AC$1]" office:value-type="float" office:value="12.72123448">
            <text:p>12.7</text:p>
          </table:table-cell>
          <table:table-cell table:style-name="ce1" table:formula="of:=[.F74]-[.K74]" office:value-type="float" office:value="12.668">
            <text:p>12.668</text:p>
          </table:table-cell>
          <table:table-cell table:style-name="ce1" table:formula="of:=[.Z74]/[.G74]" office:value-type="float" office:value="-2.74021198356046">
            <text:p>-2.7402119836</text:p>
          </table:table-cell>
          <table:table-cell table:number-columns-repeated="8"/>
          <table:table-cell table:formula="of:=[.A74]" office:value-type="float" office:value="35.5019444444444">
            <text:p>35.5019444444</text:p>
          </table:table-cell>
          <table:table-cell table:formula="of:=[.F74]*[.G74]" office:value-type="float" office:value="-58.564164">
            <text:p>-58.564164</text:p>
          </table:table-cell>
          <table:table-cell table:number-columns-repeated="987"/>
        </table:table-row>
        <table:table-row table:style-name="ro1">
          <table:table-cell table:formula="of:=([.D75]-[.$D$2])/3600" office:value-type="float" office:value="36.0019444444444">
            <text:p>36.0019444444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style-name="Default" table:formula="of:=([.L75]-[.L74])/([.A75]-[.A74])/3600" office:value-type="float" office:value="-4.49333333333333">
            <text:p>-4.4933333333</text:p>
          </table:table-cell>
          <table:table-cell table:style-name="Default" table:formula="of:=[.M75]+[.$V$3]" office:value-type="float" office:value="-4.62333333333333">
            <text:p>-4.6233333333</text:p>
          </table:table-cell>
          <table:table-cell table:style-name="Default" table:formula="of:=([.N75]*3600*([.A75]-[.A74]))*[.$V$7]/[.$V$5]+[.O74]" office:value-type="float" office:value="-340050.223587444">
            <text:p>-340050.223587444</text:p>
          </table:table-cell>
          <table:table-cell/>
          <table:table-cell table:formula="of:=[.F75]-[.G75]*[.$AN$2]" office:value-type="float" office:value="12.67682472">
            <text:p>12.67682472</text:p>
          </table:table-cell>
          <table:table-cell table:formula="of:=[.O75]" office:value-type="float" office:value="-340050.223587444">
            <text:p>-340050.223587444</text:p>
          </table:table-cell>
          <table:table-cell table:style-name="ce1" table:formula="of:=360000*(1-0.01*([.E75]-25))*[.$V$9]" office:value-type="float" office:value="471011.8752">
            <text:p>471011.8752</text:p>
          </table:table-cell>
          <table:table-cell table:formula="of:=[.R75]+[.S75]" office:value-type="float" office:value="130961.651612556">
            <text:p>130961.651612556</text:p>
          </table:table-cell>
          <table:table-cell table:formula="of:=[.T75]/[.S75]" office:value-type="float" office:value="0.278043205507181">
            <text:p>0.2780432055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5]-32)*5/9" office:value-type="float" office:value="-6.66666666666667">
            <text:p>-6.7</text:p>
          </table:table-cell>
          <table:table-cell table:formula="of:=[.Q75]-([.$E75]-5)*[.$AC$1]" office:value-type="float" office:value="12.67961672">
            <text:p>12.7</text:p>
          </table:table-cell>
          <table:table-cell table:style-name="ce1" table:formula="of:=[.F75]-[.K75]" office:value-type="float" office:value="12.621">
            <text:p>12.621</text:p>
          </table:table-cell>
          <table:table-cell table:style-name="ce1" table:formula="of:=[.Z75]/[.G75]" office:value-type="float" office:value="-2.65873183062987">
            <text:p>-2.6587318306</text:p>
          </table:table-cell>
          <table:table-cell table:number-columns-repeated="8"/>
          <table:table-cell table:formula="of:=[.A75]" office:value-type="float" office:value="36.0019444444444">
            <text:p>36.0019444444</text:p>
          </table:table-cell>
          <table:table-cell table:formula="of:=[.F75]*[.G75]" office:value-type="float" office:value="-59.911887">
            <text:p>-59.911887</text:p>
          </table:table-cell>
          <table:table-cell table:number-columns-repeated="987"/>
        </table:table-row>
        <table:table-row table:style-name="ro1">
          <table:table-cell table:formula="of:=([.D76]-[.$D$2])/3600" office:value-type="float" office:value="36.5019444444444">
            <text:p>36.5019444444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style-name="Default" table:formula="of:=([.L76]-[.L75])/([.A76]-[.A75])/3600" office:value-type="float" office:value="-6.85333333333333">
            <text:p>-6.8533333333</text:p>
          </table:table-cell>
          <table:table-cell table:style-name="Default" table:formula="of:=[.M76]+[.$V$3]" office:value-type="float" office:value="-6.98333333333333">
            <text:p>-6.9833333333</text:p>
          </table:table-cell>
          <table:table-cell table:style-name="Default" table:formula="of:=([.N76]*3600*([.A76]-[.A75]))*[.$V$7]/[.$V$5]+[.O75]" office:value-type="float" office:value="-353916.680986547">
            <text:p>-353916.680986547</text:p>
          </table:table-cell>
          <table:table-cell/>
          <table:table-cell table:formula="of:=[.F76]-[.G76]*[.$AN$2]" office:value-type="float" office:value="12.58364912">
            <text:p>12.58364912</text:p>
          </table:table-cell>
          <table:table-cell table:formula="of:=[.O76]" office:value-type="float" office:value="-353916.680986547">
            <text:p>-353916.680986547</text:p>
          </table:table-cell>
          <table:table-cell table:style-name="ce1" table:formula="of:=360000*(1-0.01*([.E76]-25))*[.$V$9]" office:value-type="float" office:value="464736.816">
            <text:p>464736.816</text:p>
          </table:table-cell>
          <table:table-cell table:formula="of:=[.R76]+[.S76]" office:value-type="float" office:value="110820.135013453">
            <text:p>110820.135013453</text:p>
          </table:table-cell>
          <table:table-cell table:formula="of:=[.T76]/[.S76]" office:value-type="float" office:value="0.238457835054439">
            <text:p>0.2384578351</text:p>
          </table:table-cell>
          <table:table-cell/>
          <table:table-cell table:style-name="ce1"/>
          <table:table-cell/>
          <table:table-cell table:formula="of:=[.Q76]-([.$E76]-5)*[.$AC$1]" office:value-type="float" office:value="12.58000912">
            <text:p>12.6</text:p>
          </table:table-cell>
          <table:table-cell table:style-name="ce1" table:formula="of:=[.F76]-[.K76]" office:value-type="float" office:value="12.53">
            <text:p>12.53</text:p>
          </table:table-cell>
          <table:table-cell table:style-name="ce1" table:formula="of:=[.Z76]/[.G76]" office:value-type="float" office:value="-2.74660236738273">
            <text:p>-2.7466023674</text:p>
          </table:table-cell>
          <table:table-cell table:number-columns-repeated="8"/>
          <table:table-cell table:formula="of:=[.A76]" office:value-type="float" office:value="36.5019444444444">
            <text:p>36.5019444444</text:p>
          </table:table-cell>
          <table:table-cell table:formula="of:=[.F76]*[.G76]" office:value-type="float" office:value="-57.16186">
            <text:p>-57.16186</text:p>
          </table:table-cell>
          <table:table-cell table:number-columns-repeated="987"/>
        </table:table-row>
        <table:table-row table:style-name="ro1">
          <table:table-cell table:formula="of:=([.D77]-[.$D$2])/3600" office:value-type="float" office:value="37.0019444444444">
            <text:p>37.0019444444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style-name="Default" table:formula="of:=([.L77]-[.L76])/([.A77]-[.A76])/3600" office:value-type="float" office:value="-4.50666666666667">
            <text:p>-4.5066666667</text:p>
          </table:table-cell>
          <table:table-cell table:style-name="Default" table:formula="of:=[.M77]+[.$V$3]" office:value-type="float" office:value="-4.63666666666667">
            <text:p>-4.6366666667</text:p>
          </table:table-cell>
          <table:table-cell table:style-name="Default" table:formula="of:=([.N77]*3600*([.A77]-[.A76]))*[.$V$7]/[.$V$5]+[.O76]" office:value-type="float" office:value="-363123.479192825">
            <text:p>-363123.479192825</text:p>
          </table:table-cell>
          <table:table-cell/>
          <table:table-cell table:formula="of:=[.F77]-[.G77]*[.$AN$2]" office:value-type="float" office:value="12.54782472">
            <text:p>12.54782472</text:p>
          </table:table-cell>
          <table:table-cell table:formula="of:=[.O77]" office:value-type="float" office:value="-363123.479192825">
            <text:p>-363123.479192825</text:p>
          </table:table-cell>
          <table:table-cell table:style-name="ce1" table:formula="of:=360000*(1-0.01*([.E77]-25))*[.$V$9]" office:value-type="float" office:value="463456.8288">
            <text:p>463456.8288</text:p>
          </table:table-cell>
          <table:table-cell table:formula="of:=[.R77]+[.S77]" office:value-type="float" office:value="100333.349607175">
            <text:p>100333.349607175</text:p>
          </table:table-cell>
          <table:table-cell table:formula="of:=[.T77]/[.S77]" office:value-type="float" office:value="0.216489095363988">
            <text:p>0.2164890954</text:p>
          </table:table-cell>
          <table:table-cell/>
          <table:table-cell table:style-name="ce1" office:value-type="float" office:value="19">
            <text:p>19</text:p>
          </table:table-cell>
          <table:table-cell table:formula="of:=([.W77]-32)*5/9" office:value-type="float" office:value="-7.22222222222222">
            <text:p>-7.2</text:p>
          </table:table-cell>
          <table:table-cell table:formula="of:=[.Q77]-([.$E77]-5)*[.$AC$1]" office:value-type="float" office:value="12.54287272">
            <text:p>12.5</text:p>
          </table:table-cell>
          <table:table-cell table:style-name="ce1" table:formula="of:=[.F77]-[.K77]" office:value-type="float" office:value="12.492">
            <text:p>12.492</text:p>
          </table:table-cell>
          <table:table-cell table:style-name="ce1" table:formula="of:=[.Z77]/[.G77]" office:value-type="float" office:value="-2.63155677269855">
            <text:p>-2.6315567727</text:p>
          </table:table-cell>
          <table:table-cell table:number-columns-repeated="8"/>
          <table:table-cell table:formula="of:=[.A77]" office:value-type="float" office:value="37.0019444444444">
            <text:p>37.0019444444</text:p>
          </table:table-cell>
          <table:table-cell table:formula="of:=[.F77]*[.G77]" office:value-type="float" office:value="-59.299524">
            <text:p>-59.299524</text:p>
          </table:table-cell>
          <table:table-cell table:number-columns-repeated="987"/>
        </table:table-row>
        <table:table-row table:style-name="ro1">
          <table:table-cell table:formula="of:=([.D78]-[.$D$2])/3600" office:value-type="float" office:value="37.2705555555556">
            <text:p>37.2705555556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style-name="Default" table:formula="of:=([.L78]-[.L77])/([.A78]-[.A77])/3600" office:value-type="float" office:value="-4.54188210961746">
            <text:p>-4.5418821096</text:p>
          </table:table-cell>
          <table:table-cell table:style-name="Default" table:formula="of:=[.M78]+[.$V$3]" office:value-type="float" office:value="-4.67188210961746">
            <text:p>-4.6718821096</text:p>
          </table:table-cell>
          <table:table-cell table:style-name="Default" table:formula="of:=([.N78]*3600*([.A78]-[.A77]))*[.$V$7]/[.$V$5]+[.O77]" office:value-type="float" office:value="-368107.141345291">
            <text:p>-368107.141345291</text:p>
          </table:table-cell>
          <table:table-cell/>
          <table:table-cell table:formula="of:=[.F78]-[.G78]*[.$AN$2]" office:value-type="float" office:value="12.50236648">
            <text:p>12.50236648</text:p>
          </table:table-cell>
          <table:table-cell table:formula="of:=[.O78]" office:value-type="float" office:value="-368107.141345291">
            <text:p>-368107.141345291</text:p>
          </table:table-cell>
          <table:table-cell table:style-name="ce1" table:formula="of:=360000*(1-0.01*([.E78]-25))*[.$V$9]" office:value-type="float" office:value="465431.4432">
            <text:p>465431.4432</text:p>
          </table:table-cell>
          <table:table-cell table:formula="of:=[.R78]+[.S78]" office:value-type="float" office:value="97324.3018547086">
            <text:p>97324.3018547086</text:p>
          </table:table-cell>
          <table:table-cell table:formula="of:=[.T78]/[.S78]" office:value-type="float" office:value="0.209105558458988">
            <text:p>0.2091055585</text:p>
          </table:table-cell>
          <table:table-cell/>
          <table:table-cell table:style-name="ce1"/>
          <table:table-cell/>
          <table:table-cell table:formula="of:=[.Q78]-([.$E78]-5)*[.$AC$1]" office:value-type="float" office:value="12.49943848">
            <text:p>12.5</text:p>
          </table:table-cell>
          <table:table-cell table:style-name="ce1" table:formula="of:=[.F78]-[.K78]" office:value-type="float" office:value="12.448">
            <text:p>12.448</text:p>
          </table:table-cell>
          <table:table-cell table:style-name="ce1" table:formula="of:=[.Z78]/[.G78]" office:value-type="float" office:value="-2.69262383733506">
            <text:p>-2.6926238373</text:p>
          </table:table-cell>
          <table:table-cell table:number-columns-repeated="8"/>
          <table:table-cell table:formula="of:=[.A78]" office:value-type="float" office:value="37.2705555555556">
            <text:p>37.2705555556</text:p>
          </table:table-cell>
          <table:table-cell table:formula="of:=[.F78]*[.G78]" office:value-type="float" office:value="-57.547104">
            <text:p>-57.547104</text:p>
          </table:table-cell>
          <table:table-cell table:number-columns-repeated="987"/>
        </table:table-row>
        <table:table-row table:style-name="ro1">
          <table:table-cell table:formula="of:=([.D79]-[.$D$2])/3600" office:value-type="float" office:value="37.2719444444444">
            <text:p>37.2719444444</text:p>
          </table:table-cell>
          <table:table-cell office:value-type="float" office:value="13">
            <text:p>13</text:p>
          </table:table-cell>
          <table:table-cell office:value-type="string">
            <text:p><text:s text:c="2"/>2022-02-14T04:23:32</text:p>
          </table:table-cell>
          <table:table-cell office:value-type="float" office:value="1644830612">
            <text:p>1644830612</text:p>
          </table:table-cell>
          <table:table-cell office:value-type="float" office:value="5.732">
            <text:p>5.732</text:p>
          </table:table-cell>
          <table:table-cell office:value-type="float" office:value="12.444">
            <text:p>12.444</text:p>
          </table:table-cell>
          <table:table-cell office:value-type="float" office:value="-4.5">
            <text:p>-4.5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60">
            <text:p>-369360</text:p>
          </table:table-cell>
          <table:table-cell table:style-name="Default" table:formula="of:=([.L79]-[.L78])/([.A79]-[.A78])/3600" office:value-type="float" office:value="-4.79999999999618">
            <text:p>-4.8</text:p>
          </table:table-cell>
          <table:table-cell table:style-name="Default" table:formula="of:=[.M79]+[.$V$3]" office:value-type="float" office:value="-4.92999999999618">
            <text:p>-4.93</text:p>
          </table:table-cell>
          <table:table-cell table:style-name="Default" table:formula="of:=([.N79]*3600*([.A79]-[.A78]))*[.$V$7]/[.$V$5]+[.O78]" office:value-type="float" office:value="-368134.333721973">
            <text:p>-368134.333721973</text:p>
          </table:table-cell>
          <table:table-cell/>
          <table:table-cell table:formula="of:=[.F79]-[.G79]*[.$AN$2]" office:value-type="float" office:value="12.49692">
            <text:p>12.49692</text:p>
          </table:table-cell>
          <table:table-cell table:formula="of:=[.O79]" office:value-type="float" office:value="-368134.333721973">
            <text:p>-368134.333721973</text:p>
          </table:table-cell>
          <table:table-cell table:style-name="ce1" table:formula="of:=360000*(1-0.01*([.E79]-25))*[.$V$9]" office:value-type="float" office:value="465431.4432">
            <text:p>465431.4432</text:p>
          </table:table-cell>
          <table:table-cell table:formula="of:=[.R79]+[.S79]" office:value-type="float" office:value="97297.109478027">
            <text:p>97297.109478027</text:p>
          </table:table-cell>
          <table:table-cell table:formula="of:=[.T79]/[.S79]" office:value-type="float" office:value="0.209047134437407">
            <text:p>0.2090471344</text:p>
          </table:table-cell>
          <table:table-cell/>
          <table:table-cell table:style-name="ce1"/>
          <table:table-cell/>
          <table:table-cell table:formula="of:=[.Q79]-([.$E79]-5)*[.$AC$1]" office:value-type="float" office:value="12.493992">
            <text:p>12.5</text:p>
          </table:table-cell>
          <table:table-cell table:style-name="ce1" table:formula="of:=[.F79]-[.K79]" office:value-type="float" office:value="12.444">
            <text:p>12.444</text:p>
          </table:table-cell>
          <table:table-cell table:style-name="ce1" table:formula="of:=[.Z79]/[.G79]" office:value-type="float" office:value="-2.76533333333333">
            <text:p>-2.7653333333</text:p>
          </table:table-cell>
          <table:table-cell table:number-columns-repeated="8"/>
          <table:table-cell table:formula="of:=[.A79]" office:value-type="float" office:value="37.2719444444444">
            <text:p>37.2719444444</text:p>
          </table:table-cell>
          <table:table-cell table:formula="of:=[.F79]*[.G79]" office:value-type="float" office:value="-55.998">
            <text:p>-55.998</text:p>
          </table:table-cell>
          <table:table-cell table:number-columns-repeated="987"/>
        </table:table-row>
        <table:table-row table:style-name="ro1">
          <table:table-cell table:formula="of:=([.D80]-[.$D$2])/3600" office:value-type="float" office:value="37.5019444444444">
            <text:p>37.5019444444</text:p>
          </table:table-cell>
          <table:table-cell office:value-type="float" office:value="14">
            <text:p>14</text:p>
          </table:table-cell>
          <table:table-cell office:value-type="string">
            <text:p><text:s text:c="2"/>2022-02-14T04:37:20</text:p>
          </table:table-cell>
          <table:table-cell office:value-type="float" office:value="1644831440">
            <text:p>1644831440</text:p>
          </table:table-cell>
          <table:table-cell office:value-type="float" office:value="5.208">
            <text:p>5.208</text:p>
          </table:table-cell>
          <table:table-cell office:value-type="float" office:value="12.379">
            <text:p>12.379</text:p>
          </table:table-cell>
          <table:table-cell office:value-type="float" office:value="-4.747">
            <text:p>-4.747</text:p>
          </table:table-cell>
          <table:table-cell office:value-type="float" office:value="0.2632">
            <text:p>0.2632</text:p>
          </table:table-cell>
          <table:table-cell office:value-type="float" office:value="0.2759">
            <text:p>0.2759</text:p>
          </table:table-cell>
          <table:table-cell office:value-type="float" office:value="4.156">
            <text:p>4.156</text:p>
          </table:table-cell>
          <table:table-cell office:value-type="float" office:value="0">
            <text:p>0</text:p>
          </table:table-cell>
          <table:table-cell office:value-type="float" office:value="-373104">
            <text:p>-373104</text:p>
          </table:table-cell>
          <table:table-cell table:style-name="Default" table:formula="of:=([.L80]-[.L79])/([.A80]-[.A79])/3600" office:value-type="float" office:value="-4.5217391304347">
            <text:p>-4.5217391304</text:p>
          </table:table-cell>
          <table:table-cell table:style-name="Default" table:formula="of:=[.M80]+[.$V$3]" office:value-type="float" office:value="-4.6517391304347">
            <text:p>-4.6517391304</text:p>
          </table:table-cell>
          <table:table-cell table:style-name="Default" table:formula="of:=([.N80]*3600*([.A80]-[.A79]))*[.$V$7]/[.$V$5]+[.O79]" office:value-type="float" office:value="-372383.228071749">
            <text:p>-372383.228071749</text:p>
          </table:table-cell>
          <table:table-cell/>
          <table:table-cell table:formula="of:=[.F80]-[.G80]*[.$AN$2]" office:value-type="float" office:value="12.43482472">
            <text:p>12.43482472</text:p>
          </table:table-cell>
          <table:table-cell table:formula="of:=[.O80]" office:value-type="float" office:value="-372383.228071749">
            <text:p>-372383.228071749</text:p>
          </table:table-cell>
          <table:table-cell table:style-name="ce1" table:formula="of:=360000*(1-0.01*([.E80]-25))*[.$V$9]" office:value-type="float" office:value="467476.3008">
            <text:p>467476.3008</text:p>
          </table:table-cell>
          <table:table-cell table:formula="of:=[.R80]+[.S80]" office:value-type="float" office:value="95093.0727282512">
            <text:p>95093.0727282512</text:p>
          </table:table-cell>
          <table:table-cell table:formula="of:=[.T80]/[.S80]" office:value-type="float" office:value="0.203417954162632">
            <text:p>0.2034179542</text:p>
          </table:table-cell>
          <table:table-cell/>
          <table:table-cell table:style-name="ce1"/>
          <table:table-cell/>
          <table:table-cell table:formula="of:=[.Q80]-([.$E80]-5)*[.$AC$1]" office:value-type="float" office:value="12.43399272">
            <text:p>12.4</text:p>
          </table:table-cell>
          <table:table-cell table:style-name="ce1" table:formula="of:=[.F80]-[.K80]" office:value-type="float" office:value="12.379">
            <text:p>12.379</text:p>
          </table:table-cell>
          <table:table-cell table:style-name="ce1" table:formula="of:=[.Z80]/[.G80]" office:value-type="float" office:value="-2.60775226458816">
            <text:p>-2.6077522646</text:p>
          </table:table-cell>
          <table:table-cell table:number-columns-repeated="8"/>
          <table:table-cell table:formula="of:=[.A80]" office:value-type="float" office:value="37.5019444444444">
            <text:p>37.5019444444</text:p>
          </table:table-cell>
          <table:table-cell table:formula="of:=[.F80]*[.G80]" office:value-type="float" office:value="-58.763113">
            <text:p>-58.763113</text:p>
          </table:table-cell>
          <table:table-cell table:number-columns-repeated="987"/>
        </table:table-row>
        <table:table-row table:style-name="ro1">
          <table:table-cell table:formula="of:=([.D81]-[.$D$2])/3600" office:value-type="float" office:value="38.0019444444444">
            <text:p>38.0019444444</text:p>
          </table:table-cell>
          <table:table-cell office:value-type="float" office:value="15">
            <text:p>15</text:p>
          </table:table-cell>
          <table:table-cell office:value-type="string">
            <text:p><text:s text:c="2"/>2022-02-14T05:07:20</text:p>
          </table:table-cell>
          <table:table-cell office:value-type="float" office:value="1644833240">
            <text:p>1644833240</text:p>
          </table:table-cell>
          <table:table-cell office:value-type="float" office:value="4.127">
            <text:p>4.127</text:p>
          </table:table-cell>
          <table:table-cell office:value-type="float" office:value="11.893">
            <text:p>11.893</text:p>
          </table:table-cell>
          <table:table-cell office:value-type="float" office:value="-7.645">
            <text:p>-7.645</text:p>
          </table:table-cell>
          <table:table-cell office:value-type="float" office:value="0.2592">
            <text:p>0.2592</text:p>
          </table:table-cell>
          <table:table-cell office:value-type="float" office:value="0.2719">
            <text:p>0.2719</text:p>
          </table:table-cell>
          <table:table-cell office:value-type="float" office:value="4.123">
            <text:p>4.123</text:p>
          </table:table-cell>
          <table:table-cell office:value-type="float" office:value="0">
            <text:p>0</text:p>
          </table:table-cell>
          <table:table-cell office:value-type="float" office:value="-382440">
            <text:p>-382440</text:p>
          </table:table-cell>
          <table:table-cell table:style-name="Default" table:formula="of:=([.L81]-[.L80])/([.A81]-[.A80])/3600" office:value-type="float" office:value="-5.18666666666667">
            <text:p>-5.1866666667</text:p>
          </table:table-cell>
          <table:table-cell table:style-name="Default" table:formula="of:=[.M81]+[.$V$3]" office:value-type="float" office:value="-5.31666666666667">
            <text:p>-5.3166666667</text:p>
          </table:table-cell>
          <table:table-cell table:style-name="Default" table:formula="of:=([.N81]*3600*([.A81]-[.A80]))*[.$V$7]/[.$V$5]+[.O80]" office:value-type="float" office:value="-382940.268430493">
            <text:p>-382940.268430493</text:p>
          </table:table-cell>
          <table:table-cell/>
          <table:table-cell table:formula="of:=[.F81]-[.G81]*[.$AN$2]" office:value-type="float" office:value="11.9829052">
            <text:p>11.9829052</text:p>
          </table:table-cell>
          <table:table-cell table:formula="of:=[.O81]" office:value-type="float" office:value="-382940.268430493">
            <text:p>-382940.268430493</text:p>
          </table:table-cell>
          <table:table-cell table:style-name="ce1" table:formula="of:=360000*(1-0.01*([.E81]-25))*[.$V$9]" office:value-type="float" office:value="471694.7952">
            <text:p>471694.7952</text:p>
          </table:table-cell>
          <table:table-cell table:formula="of:=[.R81]+[.S81]" office:value-type="float" office:value="88754.5267695069">
            <text:p>88754.5267695069</text:p>
          </table:table-cell>
          <table:table-cell table:formula="of:=[.T81]/[.S81]" office:value-type="float" office:value="0.188160920308384">
            <text:p>0.1881609203</text:p>
          </table:table-cell>
          <table:table-cell/>
          <table:table-cell table:style-name="ce1" office:value-type="float" office:value="18">
            <text:p>18</text:p>
          </table:table-cell>
          <table:table-cell table:formula="of:=([.W81]-32)*5/9" office:value-type="float" office:value="-7.77777777777778">
            <text:p>-7.8</text:p>
          </table:table-cell>
          <table:table-cell table:formula="of:=[.Q81]-([.$E81]-5)*[.$AC$1]" office:value-type="float" office:value="11.9863972">
            <text:p>12.0</text:p>
          </table:table-cell>
          <table:table-cell table:style-name="ce1" table:formula="of:=[.F81]-[.K81]" office:value-type="float" office:value="11.893">
            <text:p>11.893</text:p>
          </table:table-cell>
          <table:table-cell table:style-name="ce1" table:formula="of:=[.Z81]/[.G81]" office:value-type="float" office:value="-1.55565729234794">
            <text:p>-1.5556572923</text:p>
          </table:table-cell>
          <table:table-cell table:number-columns-repeated="8"/>
          <table:table-cell table:formula="of:=[.A81]" office:value-type="float" office:value="38.0019444444444">
            <text:p>38.0019444444</text:p>
          </table:table-cell>
          <table:table-cell table:formula="of:=[.F81]*[.G81]" office:value-type="float" office:value="-90.921985">
            <text:p>-90.921985</text:p>
          </table:table-cell>
          <table:table-cell table:number-columns-repeated="987"/>
        </table:table-row>
        <table:table-row table:style-name="ro1">
          <table:table-cell table:formula="of:=([.D82]-[.$D$2])/3600" office:value-type="float" office:value="38.5019444444444">
            <text:p>38.5019444444</text:p>
          </table:table-cell>
          <table:table-cell office:value-type="float" office:value="16">
            <text:p>16</text:p>
          </table:table-cell>
          <table:table-cell office:value-type="string">
            <text:p><text:s text:c="2"/>2022-02-14T05:37:20</text:p>
          </table:table-cell>
          <table:table-cell office:value-type="float" office:value="1644835040">
            <text:p>1644835040</text:p>
          </table:table-cell>
          <table:table-cell office:value-type="float" office:value="5.973">
            <text:p>5.973</text:p>
          </table:table-cell>
          <table:table-cell office:value-type="float" office:value="10.571">
            <text:p>10.571</text:p>
          </table:table-cell>
          <table:table-cell office:value-type="float" office:value="-5.487">
            <text:p>-5.487</text:p>
          </table:table-cell>
          <table:table-cell office:value-type="float" office:value="0.1987">
            <text:p>0.1987</text:p>
          </table:table-cell>
          <table:table-cell office:value-type="float" office:value="0.2679">
            <text:p>0.2679</text:p>
          </table:table-cell>
          <table:table-cell office:value-type="float" office:value="4.179">
            <text:p>4.179</text:p>
          </table:table-cell>
          <table:table-cell office:value-type="float" office:value="0">
            <text:p>0</text:p>
          </table:table-cell>
          <table:table-cell office:value-type="float" office:value="-395640">
            <text:p>-395640</text:p>
          </table:table-cell>
          <table:table-cell table:style-name="Default" table:formula="of:=([.L82]-[.L81])/([.A82]-[.A81])/3600" office:value-type="float" office:value="-7.33333333333333">
            <text:p>-7.3333333333</text:p>
          </table:table-cell>
          <table:table-cell table:style-name="Default" table:formula="of:=[.M82]+[.$V$3]" office:value-type="float" office:value="-7.46333333333333">
            <text:p>-7.4633333333</text:p>
          </table:table-cell>
          <table:table-cell table:style-name="Default" table:formula="of:=([.N82]*3600*([.A82]-[.A81]))*[.$V$7]/[.$V$5]+[.O81]" office:value-type="float" office:value="-397759.83793722">
            <text:p>-397759.83793722</text:p>
          </table:table-cell>
          <table:table-cell/>
          <table:table-cell table:formula="of:=[.F82]-[.G82]*[.$AN$2]" office:value-type="float" office:value="10.63552712">
            <text:p>10.63552712</text:p>
          </table:table-cell>
          <table:table-cell table:formula="of:=[.O82]" office:value-type="float" office:value="-397759.83793722">
            <text:p>-397759.83793722</text:p>
          </table:table-cell>
          <table:table-cell table:style-name="ce1" table:formula="of:=360000*(1-0.01*([.E82]-25))*[.$V$9]" office:value-type="float" office:value="464490.9648">
            <text:p>464490.9648</text:p>
          </table:table-cell>
          <table:table-cell table:formula="of:=[.R82]+[.S82]" office:value-type="float" office:value="66731.1268627803">
            <text:p>66731.1268627803</text:p>
          </table:table-cell>
          <table:table-cell table:formula="of:=[.T82]/[.S82]" office:value-type="float" office:value="0.143665069764087">
            <text:p>0.1436650698</text:p>
          </table:table-cell>
          <table:table-cell/>
          <table:table-cell table:style-name="ce1"/>
          <table:table-cell/>
          <table:table-cell table:formula="of:=[.Q82]-([.$E82]-5)*[.$AC$1]" office:value-type="float" office:value="10.63163512">
            <text:p>10.6</text:p>
          </table:table-cell>
          <table:table-cell table:style-name="ce1" table:formula="of:=[.F82]-[.K82]" office:value-type="float" office:value="10.571">
            <text:p>10.571</text:p>
          </table:table-cell>
          <table:table-cell table:style-name="ce1" table:formula="of:=[.Z82]/[.G82]" office:value-type="float" office:value="-1.92655367231638">
            <text:p>-1.9265536723</text:p>
          </table:table-cell>
          <table:table-cell table:number-columns-repeated="8"/>
          <table:table-cell table:formula="of:=[.A82]" office:value-type="float" office:value="38.5019444444444">
            <text:p>38.5019444444</text:p>
          </table:table-cell>
          <table:table-cell table:formula="of:=[.F82]*[.G82]" office:value-type="float" office:value="-58.003077">
            <text:p>-58.003077</text:p>
          </table:table-cell>
          <table:table-cell table:number-columns-repeated="987"/>
        </table:table-row>
        <table:table-row table:style-name="ro1">
          <table:table-cell table:formula="of:=([.D83]-[.$D$2])/3600" office:value-type="float" office:value="39.0019444444444">
            <text:p>39.0019444444</text:p>
          </table:table-cell>
          <table:table-cell office:value-type="float" office:value="17">
            <text:p>17</text:p>
          </table:table-cell>
          <table:table-cell office:value-type="string">
            <text:p><text:s text:c="2"/>2022-02-14T06:07:20</text:p>
          </table:table-cell>
          <table:table-cell office:value-type="float" office:value="1644836840">
            <text:p>1644836840</text:p>
          </table:table-cell>
          <table:table-cell office:value-type="float" office:value="6.075">
            <text:p>6.075</text:p>
          </table:table-cell>
          <table:table-cell office:value-type="float" office:value="10.485">
            <text:p>10.485</text:p>
          </table:table-cell>
          <table:table-cell office:value-type="float" office:value="-0.8">
            <text:p>-0.8</text:p>
          </table:table-cell>
          <table:table-cell office:value-type="float" office:value="0.1896">
            <text:p>0.1896</text:p>
          </table:table-cell>
          <table:table-cell office:value-type="float" office:value="0.2639">
            <text:p>0.2639</text:p>
          </table:table-cell>
          <table:table-cell office:value-type="float" office:value="4.182">
            <text:p>4.182</text:p>
          </table:table-cell>
          <table:table-cell office:value-type="float" office:value="0">
            <text:p>0</text:p>
          </table:table-cell>
          <table:table-cell office:value-type="float" office:value="-398592">
            <text:p>-398592</text:p>
          </table:table-cell>
          <table:table-cell table:style-name="Default" table:formula="of:=([.L83]-[.L82])/([.A83]-[.A82])/3600" office:value-type="float" office:value="-1.64">
            <text:p>-1.64</text:p>
          </table:table-cell>
          <table:table-cell table:style-name="Default" table:formula="of:=[.M83]+[.$V$3]" office:value-type="float" office:value="-1.77">
            <text:p>-1.77</text:p>
          </table:table-cell>
          <table:table-cell table:style-name="Default" table:formula="of:=([.N83]*3600*([.A83]-[.A82]))*[.$V$7]/[.$V$5]+[.O82]" office:value-type="float" office:value="-401274.438834081">
            <text:p>-401274.438834081</text:p>
          </table:table-cell>
          <table:table-cell/>
          <table:table-cell table:formula="of:=[.F83]-[.G83]*[.$AN$2]" office:value-type="float" office:value="10.494408">
            <text:p>10.494408</text:p>
          </table:table-cell>
          <table:table-cell table:formula="of:=[.O83]" office:value-type="float" office:value="-401274.438834081">
            <text:p>-401274.438834081</text:p>
          </table:table-cell>
          <table:table-cell table:style-name="ce1" table:formula="of:=360000*(1-0.01*([.E83]-25))*[.$V$9]" office:value-type="float" office:value="464092.92">
            <text:p>464092.92</text:p>
          </table:table-cell>
          <table:table-cell table:formula="of:=[.R83]+[.S83]" office:value-type="float" office:value="62818.4811659193">
            <text:p>62818.4811659193</text:p>
          </table:table-cell>
          <table:table-cell table:formula="of:=[.T83]/[.S83]" office:value-type="float" office:value="0.135357551168674">
            <text:p>0.1353575512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3]-32)*5/9" office:value-type="float" office:value="-8.33333333333333">
            <text:p>-8.3</text:p>
          </table:table-cell>
          <table:table-cell table:formula="of:=[.Q83]-([.$E83]-5)*[.$AC$1]" office:value-type="float" office:value="10.490108">
            <text:p>10.5</text:p>
          </table:table-cell>
          <table:table-cell table:style-name="ce1" table:formula="of:=[.F83]-[.K83]" office:value-type="float" office:value="10.485">
            <text:p>10.485</text:p>
          </table:table-cell>
          <table:table-cell table:style-name="ce1" table:formula="of:=[.Z83]/[.G83]" office:value-type="float" office:value="-13.10625">
            <text:p>-13.10625</text:p>
          </table:table-cell>
          <table:table-cell table:number-columns-repeated="8"/>
          <table:table-cell table:formula="of:=[.A83]" office:value-type="float" office:value="39.0019444444444">
            <text:p>39.0019444444</text:p>
          </table:table-cell>
          <table:table-cell table:formula="of:=[.F83]*[.G83]" office:value-type="float" office:value="-8.388">
            <text:p>-8.388</text:p>
          </table:table-cell>
          <table:table-cell table:number-columns-repeated="987"/>
        </table:table-row>
        <table:table-row table:style-name="ro1">
          <table:table-cell table:formula="of:=([.D84]-[.$D$2])/3600" office:value-type="float" office:value="39.5019444444444">
            <text:p>39.5019444444</text:p>
          </table:table-cell>
          <table:table-cell office:value-type="float" office:value="18">
            <text:p>18</text:p>
          </table:table-cell>
          <table:table-cell office:value-type="string">
            <text:p><text:s text:c="2"/>2022-02-14T06:37:20</text:p>
          </table:table-cell>
          <table:table-cell office:value-type="float" office:value="1644838640">
            <text:p>1644838640</text:p>
          </table:table-cell>
          <table:table-cell office:value-type="float" office:value="4.903">
            <text:p>4.903</text:p>
          </table:table-cell>
          <table:table-cell office:value-type="float" office:value="9.921">
            <text:p>9.921</text:p>
          </table:table-cell>
          <table:table-cell office:value-type="float" office:value="-0.8">
            <text:p>-0.8</text:p>
          </table:table-cell>
          <table:table-cell office:value-type="float" office:value="0.2059">
            <text:p>0.2059</text:p>
          </table:table-cell>
          <table:table-cell office:value-type="float" office:value="0.2601">
            <text:p>0.2601</text:p>
          </table:table-cell>
          <table:table-cell office:value-type="float" office:value="4.147">
            <text:p>4.147</text:p>
          </table:table-cell>
          <table:table-cell office:value-type="float" office:value="0">
            <text:p>0</text:p>
          </table:table-cell>
          <table:table-cell office:value-type="float" office:value="-400032">
            <text:p>-400032</text:p>
          </table:table-cell>
          <table:table-cell table:style-name="Default" table:formula="of:=([.L84]-[.L83])/([.A84]-[.A83])/3600" office:value-type="float" office:value="-0.8">
            <text:p>-0.8</text:p>
          </table:table-cell>
          <table:table-cell table:style-name="Default" table:formula="of:=[.M84]+[.$V$3]" office:value-type="float" office:value="-0.93">
            <text:p>-0.93</text:p>
          </table:table-cell>
          <table:table-cell table:style-name="Default" table:formula="of:=([.N84]*3600*([.A84]-[.A83]))*[.$V$7]/[.$V$5]+[.O83]" office:value-type="float" office:value="-403121.093542601">
            <text:p>-403121.093542601</text:p>
          </table:table-cell>
          <table:table-cell/>
          <table:table-cell table:formula="of:=[.F84]-[.G84]*[.$AN$2]" office:value-type="float" office:value="9.930408">
            <text:p>9.930408</text:p>
          </table:table-cell>
          <table:table-cell table:formula="of:=[.O84]" office:value-type="float" office:value="-403121.093542601">
            <text:p>-403121.093542601</text:p>
          </table:table-cell>
          <table:table-cell table:style-name="ce1" table:formula="of:=360000*(1-0.01*([.E84]-25))*[.$V$9]" office:value-type="float" office:value="468666.5328">
            <text:p>468666.5328</text:p>
          </table:table-cell>
          <table:table-cell table:formula="of:=[.R84]+[.S84]" office:value-type="float" office:value="65545.4392573992">
            <text:p>65545.4392573992</text:p>
          </table:table-cell>
          <table:table-cell table:formula="of:=[.T84]/[.S84]" office:value-type="float" office:value="0.139855173497891">
            <text:p>0.1398551735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4]-32)*5/9" office:value-type="float" office:value="-8.33333333333333">
            <text:p>-8.3</text:p>
          </table:table-cell>
          <table:table-cell table:formula="of:=[.Q84]-([.$E84]-5)*[.$AC$1]" office:value-type="float" office:value="9.930796">
            <text:p>9.9</text:p>
          </table:table-cell>
          <table:table-cell table:style-name="ce1" table:formula="of:=[.F84]-[.K84]" office:value-type="float" office:value="9.921">
            <text:p>9.921</text:p>
          </table:table-cell>
          <table:table-cell table:style-name="ce1" table:formula="of:=[.Z84]/[.G84]" office:value-type="float" office:value="-12.40125">
            <text:p>-12.40125</text:p>
          </table:table-cell>
          <table:table-cell table:number-columns-repeated="8"/>
          <table:table-cell table:formula="of:=[.A84]" office:value-type="float" office:value="39.5019444444444">
            <text:p>39.5019444444</text:p>
          </table:table-cell>
          <table:table-cell table:formula="of:=[.F84]*[.G84]" office:value-type="float" office:value="-7.9368">
            <text:p>-7.9368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6_060308" table:style-name="ta3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8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69</text:p>
          </table:table-cell>
          <table:table-cell office:value-type="string">
            <text:p><text:s/>-0.000086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83326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247</text:p>
          </table:table-cell>
          <table:table-cell office:value-type="string">
            <text:p><text:s/>-0.00001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4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4.1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22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0.868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0.868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8.370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11">
            <text:p>38221572.11</text:p>
          </table:table-cell>
          <table:table-cell office:value-type="float" office:value="2.133">
            <text:p>2.133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565">
            <text:p>38221572.5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201">
            <text:p>1.201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965">
            <text:p>38221572.9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309">
            <text:p>38221573.3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766">
            <text:p>38221573.76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8.4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9.1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25</text:p>
          </table:table-cell>
          <table:table-cell office:value-type="string">
            <text:p><text:s/>-0.000121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21658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07</text:p>
          </table:table-cell>
          <table:table-cell office:value-type="string">
            <text:p><text:s/>-0.00001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6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3.4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3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19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1.570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1.570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9.073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156">
            <text:p>38221576.156</text:p>
          </table:table-cell>
          <table:table-cell office:value-type="float" office:value="2.146">
            <text:p>2.146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611">
            <text:p>38221576.6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011">
            <text:p>38221577.0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356">
            <text:p>38221577.35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</table:table>
      <table:table table:name="11.1 C" table:style-name="ta4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1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89" table:default-cell-style-name="ce2"/>
        <table:table-column table:style-name="co23" table:number-columns-repeated="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11.1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11.1</text:p>
          </table:table-cell>
          <table:table-cell table:style-name="ce1"/>
          <table:table-cell table:style-name="ce7" office:value-type="string">
            <text:p>t_voc_11.1</text:p>
          </table:table-cell>
          <table:table-cell>
            <draw:frame table:end-cell-address="'11.1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12" xlink:type="simple" xlink:show="embed" xlink:actuate="onLoad">
                <text:p/>
              </draw:object-ole>
              <draw:image xlink:href="./ObjectReplacements/Object 12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style-name="Default" table:formula="of:=[.M3]" office:value-type="float" office:value="-0.1531589023612">
            <text:p>-0.1531589024</text:p>
          </table:table-cell>
          <table:table-cell table:style-name="Default" table:formula="of:=[.M2]+[.$V$3]" office:value-type="float" office:value="-0.2831589023612">
            <text:p>-0.2831589024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6553">
            <text:p>14.46553</text:p>
          </table:table-cell>
          <table:table-cell table:formula="of:=[.O2]" office:value-type="float" office:value="0">
            <text:p>0</text:p>
          </table:table-cell>
          <table:table-cell table:formula="of:=360000*(1-0.01*([.E2]-25))*[.$V$9]" office:value-type="float" office:value="447577.9632">
            <text:p>447577.9632</text:p>
          </table:table-cell>
          <table:table-cell table:formula="of:=[.R2]+[.S2]" office:value-type="float" office:value="447577.9632">
            <text:p>447577.9632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11.1)*[.$AC$1]" office:value-type="float" office:value="14.468702">
            <text:p>14.5</text:p>
          </table:table-cell>
          <table:table-cell table:formula="of:=[.F2]-[.K2]" office:value-type="float" office:value="0.00100000000000122">
            <text:p>0.001</text:p>
          </table:table-cell>
          <table:table-cell table:formula="of:=[.Z2]/[.G2]" office:value-type="float" office:value="0.00800000000000978">
            <text:p>0.008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-0.15">
            <text:p>-0.1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2]" office:value-type="float" office:value="0">
            <text:p>0</text:p>
          </table:table-cell>
          <table:table-cell table:formula="of:=[.F2]*[.G2]" office:value-type="float" office:value="1.808375">
            <text:p>1.808375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435277777777778">
            <text:p>0.4352777778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style-name="Default" table:formula="of:=([.L3]-[.L2])/([.A3]-[.A2])/3600" office:value-type="float" office:value="-0.1531589023612">
            <text:p>-0.1531589024</text:p>
          </table:table-cell>
          <table:table-cell table:style-name="Default" table:formula="of:=[.M3]+[.$V$3]" office:value-type="float" office:value="-0.2831589023612">
            <text:p>-0.2831589024</text:p>
          </table:table-cell>
          <table:table-cell table:style-name="Default" table:formula="of:=([.N3]*3600*([.A3]-[.A2]))*[.$V$7]/[.$V$5]+[.O2]" office:value-type="float" office:value="-489.473811659193">
            <text:p>-489.4738116592</text:p>
          </table:table-cell>
          <table:table-cell/>
          <table:table-cell table:formula="of:=[.F3]-[.G3]*[.$AN$2]" office:value-type="float" office:value="13.9497444">
            <text:p>13.9497444</text:p>
          </table:table-cell>
          <table:table-cell table:formula="of:=[.O3]" office:value-type="float" office:value="-489.473811659193">
            <text:p>-489.4738116592</text:p>
          </table:table-cell>
          <table:table-cell table:formula="of:=360000*(1-0.01*([.E3]-25))*[.$V$9]" office:value-type="float" office:value="439597.5552">
            <text:p>439597.5552</text:p>
          </table:table-cell>
          <table:table-cell table:formula="of:=[.R3]+[.S3]" office:value-type="float" office:value="439108.081388341">
            <text:p>439108.081388341</text:p>
          </table:table-cell>
          <table:table-cell table:formula="of:=[.T3]/[.S3]" office:value-type="float" office:value="0.998886541096807">
            <text:p>0.9988865411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11.1)*[.$AC$1]" office:value-type="float" office:value="13.9447364">
            <text:p>13.9</text:p>
          </table:table-cell>
          <table:table-cell table:formula="of:=[.F3]-[.K3]" office:value-type="float" office:value="-0.0349999999999984">
            <text:p>-0.035</text:p>
          </table:table-cell>
          <table:table-cell table:formula="of:=[.Z3]/[.G3]" office:value-type="float" office:value="0.00811123986094979">
            <text:p>0.0081112399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/>
          <table:table-cell table:formula="of:=[.A3]" office:value-type="float" office:value="0.435277777777778">
            <text:p>0.4352777778</text:p>
          </table:table-cell>
          <table:table-cell table:formula="of:=[.F3]*[.G3]" office:value-type="float" office:value="-59.974185">
            <text:p>-59.974185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0.5">
            <text:p>0.5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  <draw:frame table:end-cell-address="'11.1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8" xlink:type="simple" xlink:show="embed" xlink:actuate="onLoad">
                <text:p/>
              </draw:object-ole>
              <draw:image xlink:href="./ObjectReplacements/Object 8" xlink:type="simple" xlink:show="embed" xlink:actuate="onLoad"/>
            </draw:frame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style-name="Default" table:formula="of:=([.L4]-[.L3])/([.A4]-[.A3])/3600" office:value-type="float" office:value="-4.53218884120172">
            <text:p>-4.5321888412</text:p>
          </table:table-cell>
          <table:table-cell table:style-name="Default" table:formula="of:=[.M4]+[.$V$3]" office:value-type="float" office:value="-4.66218884120172">
            <text:p>-4.6621888412</text:p>
          </table:table-cell>
          <table:table-cell table:style-name="Default" table:formula="of:=([.N4]*3600*([.A4]-[.A3]))*[.$V$7]/[.$V$5]+[.O3]" office:value-type="float" office:value="-1687.80269058296">
            <text:p>-1687.802690583</text:p>
          </table:table-cell>
          <table:table-cell/>
          <table:table-cell table:formula="of:=[.F4]-[.G4]*[.$AN$2]" office:value-type="float" office:value="13.57182472">
            <text:p>13.57182472</text:p>
          </table:table-cell>
          <table:table-cell table:formula="of:=[.O4]" office:value-type="float" office:value="-1687.80269058296">
            <text:p>-1687.802690583</text:p>
          </table:table-cell>
          <table:table-cell table:formula="of:=360000*(1-0.01*([.E4]-25))*[.$V$9]" office:value-type="float" office:value="439507.8">
            <text:p>439507.8</text:p>
          </table:table-cell>
          <table:table-cell table:formula="of:=[.R4]+[.S4]" office:value-type="float" office:value="437819.997309417">
            <text:p>437819.997309417</text:p>
          </table:table-cell>
          <table:table-cell table:formula="of:=[.T4]/[.S4]" office:value-type="float" office:value="0.996159788994455">
            <text:p>0.996159789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11.1)*[.$AC$1]" office:value-type="float" office:value="13.56672472">
            <text:p>13.6</text:p>
          </table:table-cell>
          <table:table-cell table:formula="of:=[.F4]-[.K4]" office:value-type="float" office:value="-0.0559999999999992">
            <text:p>-0.056</text:p>
          </table:table-cell>
          <table:table-cell table:formula="of:=[.Z4]/[.G4]" office:value-type="float" office:value="0.0117969243732882">
            <text:p>0.0117969244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8">
            <text:p>8</text:p>
          </table:table-cell>
          <table:table-cell table:style-name="ce6" office:value-type="float" office:value="11.7">
            <text:p>11.7</text:p>
          </table:table-cell>
          <table:table-cell/>
          <table:table-cell table:formula="of:=[.A4]" office:value-type="float" office:value="0.5">
            <text:p>0.5</text:p>
          </table:table-cell>
          <table:table-cell table:formula="of:=[.F4]*[.G4]" office:value-type="float" office:value="-64.160452">
            <text:p>-64.160452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style-name="Default" table:formula="of:=([.L5]-[.L4])/([.A5]-[.A4])/3600" office:value-type="float" office:value="-4.52">
            <text:p>-4.52</text:p>
          </table:table-cell>
          <table:table-cell table:style-name="Default" table:formula="of:=[.M5]+[.$V$3]" office:value-type="float" office:value="-4.65">
            <text:p>-4.65</text:p>
          </table:table-cell>
          <table:table-cell table:style-name="Default" table:formula="of:=([.N5]*3600*([.A5]-[.A4]))*[.$V$7]/[.$V$5]+[.O4]" office:value-type="float" office:value="-10921.0762331839">
            <text:p>-10921.0762331839</text:p>
          </table:table-cell>
          <table:table-cell/>
          <table:table-cell table:formula="of:=[.F5]-[.G5]*[.$AN$2]" office:value-type="float" office:value="13.20692">
            <text:p>13.20692</text:p>
          </table:table-cell>
          <table:table-cell table:formula="of:=[.O5]" office:value-type="float" office:value="-10921.0762331839">
            <text:p>-10921.0762331839</text:p>
          </table:table-cell>
          <table:table-cell table:formula="of:=360000*(1-0.01*([.E5]-25))*[.$V$9]" office:value-type="float" office:value="442914.5952">
            <text:p>442914.5952</text:p>
          </table:table-cell>
          <table:table-cell table:formula="of:=[.R5]+[.S5]" office:value-type="float" office:value="431993.518966816">
            <text:p>431993.518966816</text:p>
          </table:table-cell>
          <table:table-cell table:formula="of:=[.T5]/[.S5]" office:value-type="float" office:value="0.975342704097948">
            <text:p>0.9753427041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11.1)*[.$AC$1]" office:value-type="float" office:value="13.205312">
            <text:p>13.2</text:p>
          </table:table-cell>
          <table:table-cell table:formula="of:=[.F5]-[.K5]" office:value-type="float" office:value="-0.0560000000000009">
            <text:p>-0.056</text:p>
          </table:table-cell>
          <table:table-cell table:formula="of:=[.Z5]/[.G5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9.5">
            <text:p>9.5</text:p>
          </table:table-cell>
          <table:table-cell table:style-name="ce1"/>
          <table:table-cell table:style-name="ce7" office:value-type="float" office:value="11.6">
            <text:p>11.6</text:p>
          </table:table-cell>
          <table:table-cell table:style-name="ce6" office:value-type="float" office:value="12.5">
            <text:p>12.5</text:p>
          </table:table-cell>
          <table:table-cell/>
          <table:table-cell table:formula="of:=[.A5]" office:value-type="float" office:value="1">
            <text:p>1</text:p>
          </table:table-cell>
          <table:table-cell table:formula="of:=[.F5]*[.G5]" office:value-type="float" office:value="-59.193">
            <text:p>-59.193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1.5">
            <text:p>1.5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style-name="Default" table:formula="of:=([.L6]-[.L5])/([.A6]-[.A5])/3600" office:value-type="float" office:value="-5.98666666666667">
            <text:p>-5.9866666667</text:p>
          </table:table-cell>
          <table:table-cell table:style-name="Default" table:formula="of:=[.M6]+[.$V$3]" office:value-type="float" office:value="-6.11666666666667">
            <text:p>-6.1166666667</text:p>
          </table:table-cell>
          <table:table-cell table:style-name="Default" table:formula="of:=([.N6]*3600*([.A6]-[.A5]))*[.$V$7]/[.$V$5]+[.O5]" office:value-type="float" office:value="-23066.6367713004">
            <text:p>-23066.6367713004</text:p>
          </table:table-cell>
          <table:table-cell/>
          <table:table-cell table:formula="of:=[.F6]-[.G6]*[.$AN$2]" office:value-type="float" office:value="13.2037296">
            <text:p>13.2037296</text:p>
          </table:table-cell>
          <table:table-cell table:formula="of:=[.O6]" office:value-type="float" office:value="-23066.6367713004">
            <text:p>-23066.6367713004</text:p>
          </table:table-cell>
          <table:table-cell table:formula="of:=360000*(1-0.01*([.E6]-25))*[.$V$9]" office:value-type="float" office:value="447398.4528">
            <text:p>447398.4528</text:p>
          </table:table-cell>
          <table:table-cell table:formula="of:=[.R6]+[.S6]" office:value-type="float" office:value="424331.8160287">
            <text:p>424331.8160287</text:p>
          </table:table-cell>
          <table:table-cell table:formula="of:=[.T6]/[.S6]" office:value-type="float" office:value="0.948442743538919">
            <text:p>0.9484427435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11.1)*[.$AC$1]" office:value-type="float" office:value="13.2067176">
            <text:p>13.2</text:p>
          </table:table-cell>
          <table:table-cell table:formula="of:=[.F6]-[.K6]" office:value-type="float" office:value="-0.0899999999999999">
            <text:p>-0.09</text:p>
          </table:table-cell>
          <table:table-cell table:formula="of:=[.Z6]/[.G6]" office:value-type="float" office:value="0.0120643431635389">
            <text:p>0.0120643432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2">
            <text:p>12</text:p>
          </table:table-cell>
          <table:table-cell table:style-name="ce1"/>
          <table:table-cell table:style-name="ce7" office:value-type="float" office:value="12.4">
            <text:p>12.4</text:p>
          </table:table-cell>
          <table:table-cell table:style-name="ce6" office:value-type="float" office:value="12.6">
            <text:p>12.6</text:p>
          </table:table-cell>
          <table:table-cell/>
          <table:table-cell table:formula="of:=[.A6]" office:value-type="float" office:value="1.5">
            <text:p>1.5</text:p>
          </table:table-cell>
          <table:table-cell table:formula="of:=[.F6]*[.G6]" office:value-type="float" office:value="-97.84536">
            <text:p>-97.84536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00027777777778">
            <text:p>2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style-name="Default" table:formula="of:=([.L7]-[.L6])/([.A7]-[.A6])/3600" office:value-type="float" office:value="-5.89006107717935">
            <text:p>-5.8900610772</text:p>
          </table:table-cell>
          <table:table-cell table:style-name="Default" table:formula="of:=[.M7]+[.$V$3]" office:value-type="float" office:value="-6.02006107717935">
            <text:p>-6.0200610772</text:p>
          </table:table-cell>
          <table:table-cell table:style-name="Default" table:formula="of:=([.N7]*3600*([.A7]-[.A6]))*[.$V$7]/[.$V$5]+[.O6]" office:value-type="float" office:value="-35027.0133632287">
            <text:p>-35027.0133632287</text:p>
          </table:table-cell>
          <table:table-cell/>
          <table:table-cell table:formula="of:=[.F7]-[.G7]*[.$AN$2]" office:value-type="float" office:value="13.21519088">
            <text:p>13.21519088</text:p>
          </table:table-cell>
          <table:table-cell table:formula="of:=[.O7]" office:value-type="float" office:value="-35027.0133632287">
            <text:p>-35027.0133632287</text:p>
          </table:table-cell>
          <table:table-cell table:formula="of:=360000*(1-0.01*([.E7]-25))*[.$V$9]" office:value-type="float" office:value="438793.6608">
            <text:p>438793.6608</text:p>
          </table:table-cell>
          <table:table-cell table:formula="of:=[.R7]+[.S7]" office:value-type="float" office:value="403766.647436771">
            <text:p>403766.647436771</text:p>
          </table:table-cell>
          <table:table-cell table:formula="of:=[.T7]/[.S7]" office:value-type="float" office:value="0.920174294908071">
            <text:p>0.9201742949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11.1)*[.$AC$1]" office:value-type="float" office:value="13.20935888">
            <text:p>13.2</text:p>
          </table:table-cell>
          <table:table-cell table:formula="of:=[.F7]-[.K7]" office:value-type="float" office:value="-0.0540000000000003">
            <text:p>-0.054</text:p>
          </table:table-cell>
          <table:table-cell table:formula="of:=[.Z7]/[.G7]" office:value-type="float" office:value="0.0121676430824696">
            <text:p>0.0121676431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2.5">
            <text:p>12.5</text:p>
          </table:table-cell>
          <table:table-cell table:style-name="ce1"/>
          <table:table-cell table:style-name="ce7" office:value-type="float" office:value="12.6">
            <text:p>12.6</text:p>
          </table:table-cell>
          <table:table-cell table:style-name="ce6" office:value-type="float" office:value="12.7">
            <text:p>12.7</text:p>
          </table:table-cell>
          <table:table-cell/>
          <table:table-cell table:formula="of:=[.A7]" office:value-type="float" office:value="2.00027777777778">
            <text:p>2.0002777778</text:p>
          </table:table-cell>
          <table:table-cell table:formula="of:=[.F7]*[.G7]" office:value-type="float" office:value="-58.417394">
            <text:p>-58.417394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2.50027777777778">
            <text:p>2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style-name="Default" table:formula="of:=([.L8]-[.L7])/([.A8]-[.A7])/3600" office:value-type="float" office:value="-4.52">
            <text:p>-4.52</text:p>
          </table:table-cell>
          <table:table-cell table:style-name="Default" table:formula="of:=[.M8]+[.$V$3]" office:value-type="float" office:value="-4.65">
            <text:p>-4.65</text:p>
          </table:table-cell>
          <table:table-cell table:style-name="Default" table:formula="of:=([.N8]*3600*([.A8]-[.A7]))*[.$V$7]/[.$V$5]+[.O7]" office:value-type="float" office:value="-44260.2869058296">
            <text:p>-44260.2869058296</text:p>
          </table:table-cell>
          <table:table-cell/>
          <table:table-cell table:formula="of:=[.F8]-[.G8]*[.$AN$2]" office:value-type="float" office:value="13.21092">
            <text:p>13.21092</text:p>
          </table:table-cell>
          <table:table-cell table:formula="of:=[.O8]" office:value-type="float" office:value="-44260.2869058296">
            <text:p>-44260.2869058296</text:p>
          </table:table-cell>
          <table:table-cell table:formula="of:=360000*(1-0.01*([.E8]-25))*[.$V$9]" office:value-type="float" office:value="440686.3248">
            <text:p>440686.3248</text:p>
          </table:table-cell>
          <table:table-cell table:formula="of:=[.R8]+[.S8]" office:value-type="float" office:value="396426.03789417">
            <text:p>396426.03789417</text:p>
          </table:table-cell>
          <table:table-cell table:formula="of:=[.T8]/[.S8]" office:value-type="float" office:value="0.899565100128949">
            <text:p>0.8995651001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11.1)*[.$AC$1]" office:value-type="float" office:value="13.207028">
            <text:p>13.2</text:p>
          </table:table-cell>
          <table:table-cell table:formula="of:=[.F8]-[.K8]" office:value-type="float" office:value="-0.0560000000000009">
            <text:p>-0.056</text:p>
          </table:table-cell>
          <table:table-cell table:formula="of:=[.Z8]/[.G8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7">
            <text:p>12.7</text:p>
          </table:table-cell>
          <table:table-cell table:style-name="ce1"/>
          <table:table-cell table:style-name="ce7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/>
          <table:table-cell table:formula="of:=[.A8]" office:value-type="float" office:value="2.50027777777778">
            <text:p>2.5002777778</text:p>
          </table:table-cell>
          <table:table-cell table:formula="of:=[.F8]*[.G8]" office:value-type="float" office:value="-59.211">
            <text:p>-59.211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00027777777778">
            <text:p>3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  <draw:frame table:end-cell-address="'11.1 C'.V24" table:end-x="0.3957in" table:end-y="0.0496in" draw:z-index="4" draw:name="Chart 5" draw:style-name="gr1" draw:text-style-name="P1" svg:width="7.6504in" svg:height="2.5465in" svg:x="0.2047in" svg:y="0.1701in">
              <draw:object-ole draw:class-id="00000000-0000-0000-0000-000000000000" xlink:href="./Object 11" xlink:type="simple" xlink:show="embed" xlink:actuate="onLoad">
                <text:p/>
              </draw:object-ole>
              <draw:image xlink:href="./ObjectReplacements/Object 11" xlink:type="simple" xlink:show="embed" xlink:actuate="onLoad"/>
            </draw:frame>
          </table:table-cell>
          <table:table-cell table:style-name="Default" table:formula="of:=([.L9]-[.L8])/([.A9]-[.A8])/3600" office:value-type="float" office:value="-4.74666666666667">
            <text:p>-4.7466666667</text:p>
          </table:table-cell>
          <table:table-cell table:style-name="Default" table:formula="of:=[.M9]+[.$V$3]" office:value-type="float" office:value="-4.87666666666667">
            <text:p>-4.8766666667</text:p>
          </table:table-cell>
          <table:table-cell table:style-name="Default" table:formula="of:=([.N9]*3600*([.A9]-[.A8]))*[.$V$7]/[.$V$5]+[.O8]" office:value-type="float" office:value="-53943.6411659193">
            <text:p>-53943.6411659193</text:p>
          </table:table-cell>
          <table:table-cell/>
          <table:table-cell table:formula="of:=[.F9]-[.G9]*[.$AN$2]" office:value-type="float" office:value="13.18282488">
            <text:p>13.18282488</text:p>
          </table:table-cell>
          <table:table-cell table:formula="of:=[.O9]" office:value-type="float" office:value="-53943.6411659193">
            <text:p>-53943.6411659193</text:p>
            <draw:frame table:end-cell-address="'11.1 C'.AB29" table:end-x="0.1606in" table:end-y="0.163in" draw:z-index="6" draw:style-name="gr2" draw:text-style-name="P2" svg:width="6.2988in" svg:height="3.5425in" svg:x="0.626in" svg:y="0.1764in">
              <draw:object draw:notify-on-update-of-ranges="'11.1 C'.U2:'11.1 C'.U37 '11.1 C'.Y1:'11.1 C'.Y1 '11.1 C'.Y2:'11.1 C'.Y37 '11.1 C'.AD2:'11.1 C'.AD19 '11.1 C'.AE1:'11.1 C'.AE1 '11.1 C'.AE2:'11.1 C'.AE19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formula="of:=360000*(1-0.01*([.E9]-25))*[.$V$9]" office:value-type="float" office:value="446134.0752">
            <text:p>446134.0752</text:p>
          </table:table-cell>
          <table:table-cell table:formula="of:=[.R9]+[.S9]" office:value-type="float" office:value="392190.434034081">
            <text:p>392190.434034081</text:p>
          </table:table-cell>
          <table:table-cell table:formula="of:=[.T9]/[.S9]" office:value-type="float" office:value="0.879086480579327">
            <text:p>0.8790864806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11.1)*[.$AC$1]" office:value-type="float" office:value="13.18451688">
            <text:p>13.2</text:p>
          </table:table-cell>
          <table:table-cell table:formula="of:=[.F9]-[.K9]" office:value-type="float" office:value="-0.0879999999999992">
            <text:p>-0.088</text:p>
          </table:table-cell>
          <table:table-cell table:formula="of:=[.Z9]/[.G9]" office:value-type="float" office:value="0.0122001940939968">
            <text:p>0.0122001941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8">
            <text:p>12.8</text:p>
          </table:table-cell>
          <table:table-cell table:style-name="ce1"/>
          <table:table-cell table:style-name="ce7" office:value-type="float" office:value="12.8">
            <text:p>12.8</text:p>
          </table:table-cell>
          <table:table-cell table:style-name="ce6" office:value-type="float" office:value="12.9">
            <text:p>12.9</text:p>
          </table:table-cell>
          <table:table-cell/>
          <table:table-cell table:formula="of:=[.A9]" office:value-type="float" office:value="3.00027777777778">
            <text:p>3.0002777778</text:p>
          </table:table-cell>
          <table:table-cell table:formula="of:=[.F9]*[.G9]" office:value-type="float" office:value="-94.475874">
            <text:p>-94.475874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3.50027777777778">
            <text:p>3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style-name="Default" table:formula="of:=([.L10]-[.L9])/([.A10]-[.A9])/3600" office:value-type="float" office:value="-6.96">
            <text:p>-6.96</text:p>
          </table:table-cell>
          <table:table-cell table:style-name="Default" table:formula="of:=[.M10]+[.$V$3]" office:value-type="float" office:value="-7.09">
            <text:p>-7.09</text:p>
          </table:table-cell>
          <table:table-cell table:style-name="Default" table:formula="of:=([.N10]*3600*([.A10]-[.A9]))*[.$V$7]/[.$V$5]+[.O9]" office:value-type="float" office:value="-68021.9012556054">
            <text:p>-68021.9012556054</text:p>
          </table:table-cell>
          <table:table-cell/>
          <table:table-cell table:formula="of:=[.F10]-[.G10]*[.$AN$2]" office:value-type="float" office:value="13.1967444">
            <text:p>13.1967444</text:p>
          </table:table-cell>
          <table:table-cell table:formula="of:=[.O10]" office:value-type="float" office:value="-68021.9012556054">
            <text:p>-68021.9012556054</text:p>
          </table:table-cell>
          <table:table-cell table:formula="of:=360000*(1-0.01*([.E10]-25))*[.$V$9]" office:value-type="float" office:value="440573.1552">
            <text:p>440573.1552</text:p>
          </table:table-cell>
          <table:table-cell table:formula="of:=[.R10]+[.S10]" office:value-type="float" office:value="372551.253944395">
            <text:p>372551.253944395</text:p>
          </table:table-cell>
          <table:table-cell table:formula="of:=[.T10]/[.S10]" office:value-type="float" office:value="0.845605887574502">
            <text:p>0.8456058876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11.1)*[.$AC$1]" office:value-type="float" office:value="13.1927364">
            <text:p>13.2</text:p>
          </table:table-cell>
          <table:table-cell table:formula="of:=[.F10]-[.K10]" office:value-type="float" office:value="-0.0559999999999992">
            <text:p>-0.056</text:p>
          </table:table-cell>
          <table:table-cell table:formula="of:=[.Z10]/[.G10]" office:value-type="float" office:value="0.0129779837775201">
            <text:p>0.0129779838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9">
            <text:p>12.9</text:p>
          </table:table-cell>
          <table:table-cell table:style-name="ce1"/>
          <table:table-cell table:style-name="ce7" office:value-type="float" office:value="12.92">
            <text:p>12.92</text:p>
          </table:table-cell>
          <table:table-cell table:style-name="ce6" office:value-type="float" office:value="12.96">
            <text:p>12.96</text:p>
          </table:table-cell>
          <table:table-cell/>
          <table:table-cell table:formula="of:=[.A10]" office:value-type="float" office:value="3.50027777777778">
            <text:p>3.5002777778</text:p>
          </table:table-cell>
          <table:table-cell table:formula="of:=[.F10]*[.G10]" office:value-type="float" office:value="-56.72499">
            <text:p>-56.72499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00027777777778">
            <text:p>4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style-name="Default" table:formula="of:=([.L11]-[.L10])/([.A11]-[.A10])/3600" office:value-type="float" office:value="-4.50666666666667">
            <text:p>-4.5066666667</text:p>
          </table:table-cell>
          <table:table-cell table:style-name="Default" table:formula="of:=[.M11]+[.$V$3]" office:value-type="float" office:value="-4.63666666666667">
            <text:p>-4.6366666667</text:p>
          </table:table-cell>
          <table:table-cell table:style-name="Default" table:formula="of:=([.N11]*3600*([.A11]-[.A10]))*[.$V$7]/[.$V$5]+[.O10]" office:value-type="float" office:value="-77228.6994618834">
            <text:p>-77228.6994618834</text:p>
          </table:table-cell>
          <table:table-cell/>
          <table:table-cell table:formula="of:=[.F11]-[.G11]*[.$AN$2]" office:value-type="float" office:value="13.2090956">
            <text:p>13.2090956</text:p>
          </table:table-cell>
          <table:table-cell table:formula="of:=[.O11]" office:value-type="float" office:value="-77228.6994618834">
            <text:p>-77228.6994618834</text:p>
          </table:table-cell>
          <table:table-cell table:formula="of:=360000*(1-0.01*([.E11]-25))*[.$V$9]" office:value-type="float" office:value="439246.3392">
            <text:p>439246.3392</text:p>
          </table:table-cell>
          <table:table-cell table:formula="of:=[.R11]+[.S11]" office:value-type="float" office:value="362017.639738117">
            <text:p>362017.639738117</text:p>
          </table:table-cell>
          <table:table-cell table:formula="of:=[.T11]/[.S11]" office:value-type="float" office:value="0.824179070900078">
            <text:p>0.8241790709</text:p>
          </table:table-cell>
          <table:table-cell table:number-columns-repeated="3"/>
          <table:table-cell table:formula="of:=[.Q11]-([.$E11]-11.1)*[.$AC$1]" office:value-type="float" office:value="13.2037276">
            <text:p>13.2</text:p>
          </table:table-cell>
          <table:table-cell table:formula="of:=[.F11]-[.K11]" office:value-type="float" office:value="-0.0570000000000004">
            <text:p>-0.057</text:p>
          </table:table-cell>
          <table:table-cell table:formula="of:=[.Z11]/[.G11]" office:value-type="float" office:value="0.0121664887940236">
            <text:p>0.0121664888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6">
            <text:p>12.96</text:p>
          </table:table-cell>
          <table:table-cell table:style-name="ce1"/>
          <table:table-cell table:style-name="ce7" office:value-type="float" office:value="13.01">
            <text:p>13.01</text:p>
          </table:table-cell>
          <table:table-cell table:style-name="ce6" office:value-type="float" office:value="13.01">
            <text:p>13.01</text:p>
          </table:table-cell>
          <table:table-cell/>
          <table:table-cell table:formula="of:=[.A11]" office:value-type="float" office:value="4.00027777777778">
            <text:p>4.0002777778</text:p>
          </table:table-cell>
          <table:table-cell table:formula="of:=[.F11]*[.G11]" office:value-type="float" office:value="-61.62649">
            <text:p>-61.62649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4.50027777777778">
            <text:p>4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style-name="Default" table:formula="of:=([.L12]-[.L11])/([.A12]-[.A11])/3600" office:value-type="float" office:value="-4.50666666666667">
            <text:p>-4.5066666667</text:p>
          </table:table-cell>
          <table:table-cell table:style-name="Default" table:formula="of:=[.M12]+[.$V$3]" office:value-type="float" office:value="-4.63666666666667">
            <text:p>-4.6366666667</text:p>
          </table:table-cell>
          <table:table-cell table:style-name="Default" table:formula="of:=([.N12]*3600*([.A12]-[.A11]))*[.$V$7]/[.$V$5]+[.O11]" office:value-type="float" office:value="-86435.4976681614">
            <text:p>-86435.4976681614</text:p>
          </table:table-cell>
          <table:table-cell/>
          <table:table-cell table:formula="of:=[.F12]-[.G12]*[.$AN$2]" office:value-type="float" office:value="13.20036648">
            <text:p>13.20036648</text:p>
          </table:table-cell>
          <table:table-cell table:formula="of:=[.O12]" office:value-type="float" office:value="-86435.4976681614">
            <text:p>-86435.4976681614</text:p>
          </table:table-cell>
          <table:table-cell table:formula="of:=360000*(1-0.01*([.E12]-25))*[.$V$9]" office:value-type="float" office:value="444686.2848">
            <text:p>444686.2848</text:p>
          </table:table-cell>
          <table:table-cell table:formula="of:=[.R12]+[.S12]" office:value-type="float" office:value="358250.787131839">
            <text:p>358250.787131839</text:p>
          </table:table-cell>
          <table:table-cell table:formula="of:=[.T12]/[.S12]" office:value-type="float" office:value="0.805625897126474">
            <text:p>0.8056258971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11.1)*[.$AC$1]" office:value-type="float" office:value="13.20057448">
            <text:p>13.2</text:p>
          </table:table-cell>
          <table:table-cell table:formula="of:=[.F12]-[.K12]" office:value-type="float" office:value="-0.0569999999999986">
            <text:p>-0.057</text:p>
          </table:table-cell>
          <table:table-cell table:formula="of:=[.Z12]/[.G12]" office:value-type="float" office:value="0.0123296560674883">
            <text:p>0.0123296561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3.01">
            <text:p>13.01</text:p>
          </table:table-cell>
          <table:table-cell table:style-name="ce1"/>
          <table:table-cell table:style-name="ce7" office:value-type="float" office:value="13.06">
            <text:p>13.06</text:p>
          </table:table-cell>
          <table:table-cell table:style-name="ce6" office:value-type="float" office:value="13.06">
            <text:p>13.06</text:p>
          </table:table-cell>
          <table:table-cell/>
          <table:table-cell table:formula="of:=[.A12]" office:value-type="float" office:value="4.50027777777778">
            <text:p>4.5002777778</text:p>
          </table:table-cell>
          <table:table-cell table:formula="of:=[.F12]*[.G12]" office:value-type="float" office:value="-60.773958">
            <text:p>-60.773958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00027777777778">
            <text:p>5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style-name="Default" table:formula="of:=([.L13]-[.L12])/([.A13]-[.A12])/3600" office:value-type="float" office:value="-7">
            <text:p>-7</text:p>
          </table:table-cell>
          <table:table-cell table:style-name="Default" table:formula="of:=[.M13]+[.$V$3]" office:value-type="float" office:value="-7.13">
            <text:p>-7.13</text:p>
          </table:table-cell>
          <table:table-cell table:style-name="Default" table:formula="of:=([.N13]*3600*([.A13]-[.A12]))*[.$V$7]/[.$V$5]+[.O12]" office:value-type="float" office:value="-100593.183766816">
            <text:p>-100593.183766816</text:p>
          </table:table-cell>
          <table:table-cell/>
          <table:table-cell table:formula="of:=[.F13]-[.G13]*[.$AN$2]" office:value-type="float" office:value="13.15100048">
            <text:p>13.15100048</text:p>
          </table:table-cell>
          <table:table-cell table:formula="of:=[.O13]" office:value-type="float" office:value="-100593.183766816">
            <text:p>-100593.183766816</text:p>
          </table:table-cell>
          <table:table-cell table:formula="of:=360000*(1-0.01*([.E13]-25))*[.$V$9]" office:value-type="float" office:value="443421.9072">
            <text:p>443421.9072</text:p>
          </table:table-cell>
          <table:table-cell table:formula="of:=[.R13]+[.S13]" office:value-type="float" office:value="342828.723433184">
            <text:p>342828.723433184</text:p>
          </table:table-cell>
          <table:table-cell table:formula="of:=[.T13]/[.S13]" office:value-type="float" office:value="0.773143405561501">
            <text:p>0.7731434056</text:p>
          </table:table-cell>
          <table:table-cell table:number-columns-repeated="3"/>
          <table:table-cell table:formula="of:=[.Q13]-([.$E13]-11.1)*[.$AC$1]" office:value-type="float" office:value="13.14991248">
            <text:p>13.1</text:p>
          </table:table-cell>
          <table:table-cell table:formula="of:=[.F13]-[.K13]" office:value-type="float" office:value="-0.0899999999999999">
            <text:p>-0.09</text:p>
          </table:table-cell>
          <table:table-cell table:formula="of:=[.Z13]/[.G13]" office:value-type="float" office:value="0.0121654501216545">
            <text:p>0.0121654501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3.06">
            <text:p>13.06</text:p>
          </table:table-cell>
          <table:table-cell table:style-name="ce1"/>
          <table:table-cell table:style-name="ce7" office:value-type="float" office:value="13.11">
            <text:p>13.11</text:p>
          </table:table-cell>
          <table:table-cell table:style-name="ce6" office:value-type="float" office:value="13.11">
            <text:p>13.11</text:p>
          </table:table-cell>
          <table:table-cell/>
          <table:table-cell table:formula="of:=[.A13]" office:value-type="float" office:value="5.00027777777778">
            <text:p>5.0002777778</text:p>
          </table:table-cell>
          <table:table-cell table:formula="of:=[.F13]*[.G13]" office:value-type="float" office:value="-96.647472">
            <text:p>-96.647472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5.50027777777778">
            <text:p>5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style-name="Default" table:formula="of:=([.L14]-[.L13])/([.A14]-[.A13])/3600" office:value-type="float" office:value="-4.89333333333333">
            <text:p>-4.8933333333</text:p>
          </table:table-cell>
          <table:table-cell table:style-name="Default" table:formula="of:=[.M14]+[.$V$3]" office:value-type="float" office:value="-5.02333333333333">
            <text:p>-5.0233333333</text:p>
          </table:table-cell>
          <table:table-cell table:style-name="Default" table:formula="of:=([.N14]*3600*([.A14]-[.A13]))*[.$V$7]/[.$V$5]+[.O13]" office:value-type="float" office:value="-110567.766726457">
            <text:p>-110567.766726457</text:p>
          </table:table-cell>
          <table:table-cell/>
          <table:table-cell table:formula="of:=[.F14]-[.G14]*[.$AN$2]" office:value-type="float" office:value="13.17292">
            <text:p>13.17292</text:p>
          </table:table-cell>
          <table:table-cell table:formula="of:=[.O14]" office:value-type="float" office:value="-110567.766726457">
            <text:p>-110567.766726457</text:p>
          </table:table-cell>
          <table:table-cell table:formula="of:=360000*(1-0.01*([.E14]-25))*[.$V$9]" office:value-type="float" office:value="438797.5632">
            <text:p>438797.5632</text:p>
          </table:table-cell>
          <table:table-cell table:formula="of:=[.R14]+[.S14]" office:value-type="float" office:value="328229.796473543">
            <text:p>328229.796473543</text:p>
          </table:table-cell>
          <table:table-cell table:formula="of:=[.T14]/[.S14]" office:value-type="float" office:value="0.748021010143893">
            <text:p>0.7480210101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11.1)*[.$AC$1]" office:value-type="float" office:value="13.167092">
            <text:p>13.2</text:p>
          </table:table-cell>
          <table:table-cell table:formula="of:=[.F14]-[.K14]" office:value-type="float" office:value="-0.0550000000000015">
            <text:p>-0.055</text:p>
          </table:table-cell>
          <table:table-cell table:formula="of:=[.Z14]/[.G14]" office:value-type="float" office:value="0.0122222222222226">
            <text:p>0.0122222222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11">
            <text:p>13.11</text:p>
          </table:table-cell>
          <table:table-cell table:style-name="ce1"/>
          <table:table-cell table:style-name="ce7" office:value-type="float" office:value="13.17">
            <text:p>13.17</text:p>
          </table:table-cell>
          <table:table-cell table:style-name="ce6" office:value-type="float" office:value="13.17">
            <text:p>13.17</text:p>
          </table:table-cell>
          <table:table-cell/>
          <table:table-cell table:formula="of:=[.A14]" office:value-type="float" office:value="5.50027777777778">
            <text:p>5.5002777778</text:p>
          </table:table-cell>
          <table:table-cell table:formula="of:=[.F14]*[.G14]" office:value-type="float" office:value="-59.04">
            <text:p>-59.04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00027777777778">
            <text:p>6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style-name="Default" table:formula="of:=([.L15]-[.L14])/([.A15]-[.A14])/3600" office:value-type="float" office:value="-4.53333333333333">
            <text:p>-4.5333333333</text:p>
          </table:table-cell>
          <table:table-cell table:style-name="Default" table:formula="of:=[.M15]+[.$V$3]" office:value-type="float" office:value="-4.66333333333333">
            <text:p>-4.6633333333</text:p>
          </table:table-cell>
          <table:table-cell table:style-name="Default" table:formula="of:=([.N15]*3600*([.A15]-[.A14]))*[.$V$7]/[.$V$5]+[.O14]" office:value-type="float" office:value="-119827.515605381">
            <text:p>-119827.515605381</text:p>
          </table:table-cell>
          <table:table-cell/>
          <table:table-cell table:formula="of:=[.F15]-[.G15]*[.$AN$2]" office:value-type="float" office:value="13.15782472">
            <text:p>13.15782472</text:p>
          </table:table-cell>
          <table:table-cell table:formula="of:=[.O15]" office:value-type="float" office:value="-119827.515605381">
            <text:p>-119827.515605381</text:p>
          </table:table-cell>
          <table:table-cell table:formula="of:=360000*(1-0.01*([.E15]-25))*[.$V$9]" office:value-type="float" office:value="443847.2688">
            <text:p>443847.2688</text:p>
          </table:table-cell>
          <table:table-cell table:formula="of:=[.R15]+[.S15]" office:value-type="float" office:value="324019.753194619">
            <text:p>324019.753194619</text:p>
          </table:table-cell>
          <table:table-cell table:formula="of:=[.T15]/[.S15]" office:value-type="float" office:value="0.730025339731501">
            <text:p>0.7300253397</text:p>
          </table:table-cell>
          <table:table-cell table:number-columns-repeated="3"/>
          <table:table-cell table:formula="of:=[.Q15]-([.$E15]-11.1)*[.$AC$1]" office:value-type="float" office:value="13.15717272">
            <text:p>13.2</text:p>
          </table:table-cell>
          <table:table-cell table:formula="of:=[.F15]-[.K15]" office:value-type="float" office:value="-0.0570000000000004">
            <text:p>-0.057</text:p>
          </table:table-cell>
          <table:table-cell table:formula="of:=[.Z15]/[.G15]" office:value-type="float" office:value="0.0120075837370972">
            <text:p>0.0120075837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7">
            <text:p>13.17</text:p>
          </table:table-cell>
          <table:table-cell table:style-name="ce1"/>
          <table:table-cell table:style-name="ce7" office:value-type="float" office:value="13.2">
            <text:p>13.2</text:p>
          </table:table-cell>
          <table:table-cell table:style-name="ce6" office:value-type="float" office:value="13.2">
            <text:p>13.2</text:p>
          </table:table-cell>
          <table:table-cell/>
          <table:table-cell table:formula="of:=[.A15]" office:value-type="float" office:value="6.00027777777778">
            <text:p>6.0002777778</text:p>
          </table:table-cell>
          <table:table-cell table:formula="of:=[.F15]*[.G15]" office:value-type="float" office:value="-62.195194">
            <text:p>-62.195194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6.50027777777778">
            <text:p>6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style-name="Default" table:formula="of:=([.L16]-[.L15])/([.A16]-[.A15])/3600" office:value-type="float" office:value="-6.72">
            <text:p>-6.72</text:p>
          </table:table-cell>
          <table:table-cell table:style-name="Default" table:formula="of:=[.M16]+[.$V$3]" office:value-type="float" office:value="-6.85">
            <text:p>-6.85</text:p>
          </table:table-cell>
          <table:table-cell table:style-name="Default" table:formula="of:=([.N16]*3600*([.A16]-[.A15]))*[.$V$7]/[.$V$5]+[.O15]" office:value-type="float" office:value="-133429.219641256">
            <text:p>-133429.219641256</text:p>
          </table:table-cell>
          <table:table-cell/>
          <table:table-cell table:formula="of:=[.F16]-[.G16]*[.$AN$2]" office:value-type="float" office:value="13.09064928">
            <text:p>13.09064928</text:p>
          </table:table-cell>
          <table:table-cell table:formula="of:=[.O16]" office:value-type="float" office:value="-133429.219641256">
            <text:p>-133429.219641256</text:p>
          </table:table-cell>
          <table:table-cell table:formula="of:=360000*(1-0.01*([.E16]-25))*[.$V$9]" office:value-type="float" office:value="445322.376">
            <text:p>445322.376</text:p>
          </table:table-cell>
          <table:table-cell table:formula="of:=[.R16]+[.S16]" office:value-type="float" office:value="311893.156358745">
            <text:p>311893.156358745</text:p>
          </table:table-cell>
          <table:table-cell table:formula="of:=[.T16]/[.S16]" office:value-type="float" office:value="0.700376116646662">
            <text:p>0.7003761166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11.1)*[.$AC$1]" office:value-type="float" office:value="13.09150928">
            <text:p>13.1</text:p>
          </table:table-cell>
          <table:table-cell table:formula="of:=[.F16]-[.K16]" office:value-type="float" office:value="-0.0890000000000004">
            <text:p>-0.089</text:p>
          </table:table-cell>
          <table:table-cell table:formula="of:=[.Z16]/[.G16]" office:value-type="float" office:value="0.0126636311895277">
            <text:p>0.0126636312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2">
            <text:p>13.2</text:p>
          </table:table-cell>
          <table:table-cell table:style-name="ce1"/>
          <table:table-cell table:style-name="ce7" office:value-type="float" office:value="13.23">
            <text:p>13.23</text:p>
          </table:table-cell>
          <table:table-cell table:style-name="ce6" office:value-type="float" office:value="13.23">
            <text:p>13.23</text:p>
          </table:table-cell>
          <table:table-cell/>
          <table:table-cell table:formula="of:=[.A16]" office:value-type="float" office:value="6.50027777777778">
            <text:p>6.5002777778</text:p>
          </table:table-cell>
          <table:table-cell table:formula="of:=[.F16]*[.G16]" office:value-type="float" office:value="-91.420224">
            <text:p>-91.420224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00027777777778">
            <text:p>7.0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style-name="Default" table:formula="of:=([.L17]-[.L16])/([.A17]-[.A16])/3600" office:value-type="float" office:value="-5.48">
            <text:p>-5.48</text:p>
          </table:table-cell>
          <table:table-cell table:style-name="Default" table:formula="of:=[.M17]+[.$V$3]" office:value-type="float" office:value="-5.61">
            <text:p>-5.61</text:p>
          </table:table-cell>
          <table:table-cell table:style-name="Default" table:formula="of:=([.N17]*3600*([.A17]-[.A16]))*[.$V$7]/[.$V$5]+[.O16]" office:value-type="float" office:value="-144568.717399103">
            <text:p>-144568.717399103</text:p>
          </table:table-cell>
          <table:table-cell/>
          <table:table-cell table:formula="of:=[.F17]-[.G17]*[.$AN$2]" office:value-type="float" office:value="13.09736648">
            <text:p>13.09736648</text:p>
          </table:table-cell>
          <table:table-cell table:formula="of:=[.O17]" office:value-type="float" office:value="-144568.717399103">
            <text:p>-144568.717399103</text:p>
          </table:table-cell>
          <table:table-cell table:formula="of:=360000*(1-0.01*([.E17]-25))*[.$V$9]" office:value-type="float" office:value="439098.048">
            <text:p>439098.048</text:p>
          </table:table-cell>
          <table:table-cell table:formula="of:=[.R17]+[.S17]" office:value-type="float" office:value="294529.330600897">
            <text:p>294529.330600897</text:p>
          </table:table-cell>
          <table:table-cell table:formula="of:=[.T17]/[.S17]" office:value-type="float" office:value="0.670759826745795">
            <text:p>0.6707598267</text:p>
          </table:table-cell>
          <table:table-cell table:number-columns-repeated="3"/>
          <table:table-cell table:formula="of:=[.Q17]-([.$E17]-11.1)*[.$AC$1]" office:value-type="float" office:value="13.09184648">
            <text:p>13.1</text:p>
          </table:table-cell>
          <table:table-cell table:formula="of:=[.F17]-[.K17]" office:value-type="float" office:value="-0.0560000000000009">
            <text:p>-0.056</text:p>
          </table:table-cell>
          <table:table-cell table:formula="of:=[.Z17]/[.G17]" office:value-type="float" office:value="0.0121133463119189">
            <text:p>0.0121133463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3">
            <text:p>13.23</text:p>
          </table:table-cell>
          <table:table-cell/>
          <table:table-cell table:style-name="ce7" office:value-type="float" office:value="13.59">
            <text:p>13.59</text:p>
          </table:table-cell>
          <table:table-cell table:style-name="ce6" office:value-type="float" office:value="13.59">
            <text:p>13.59</text:p>
          </table:table-cell>
          <table:table-cell/>
          <table:table-cell table:formula="of:=[.A17]" office:value-type="float" office:value="7.00027777777778">
            <text:p>7.0002777778</text:p>
          </table:table-cell>
          <table:table-cell table:formula="of:=[.F17]*[.G17]" office:value-type="float" office:value="-60.297789">
            <text:p>-60.297789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7.50027777777778">
            <text:p>7.5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style-name="Default" table:formula="of:=([.L18]-[.L17])/([.A18]-[.A17])/3600" office:value-type="float" office:value="-4.54666666666667">
            <text:p>-4.5466666667</text:p>
          </table:table-cell>
          <table:table-cell table:style-name="Default" table:formula="of:=[.M18]+[.$V$3]" office:value-type="float" office:value="-4.67666666666667">
            <text:p>-4.6766666667</text:p>
          </table:table-cell>
          <table:table-cell table:style-name="Default" table:formula="of:=([.N18]*3600*([.A18]-[.A17]))*[.$V$7]/[.$V$5]+[.O17]" office:value-type="float" office:value="-153854.94161435">
            <text:p>-153854.94161435</text:p>
          </table:table-cell>
          <table:table-cell/>
          <table:table-cell table:formula="of:=[.F18]-[.G18]*[.$AN$2]" office:value-type="float" office:value="13.08192">
            <text:p>13.08192</text:p>
          </table:table-cell>
          <table:table-cell table:formula="of:=[.O18]" office:value-type="float" office:value="-153854.94161435">
            <text:p>-153854.94161435</text:p>
          </table:table-cell>
          <table:table-cell table:formula="of:=360000*(1-0.01*([.E18]-25))*[.$V$9]" office:value-type="float" office:value="444561.408">
            <text:p>444561.408</text:p>
          </table:table-cell>
          <table:table-cell table:formula="of:=[.R18]+[.S18]" office:value-type="float" office:value="290706.46638565">
            <text:p>290706.46638565</text:p>
          </table:table-cell>
          <table:table-cell table:formula="of:=[.T18]/[.S18]" office:value-type="float" office:value="0.653917459217806">
            <text:p>0.653917459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11.1)*[.$AC$1]" office:value-type="float" office:value="13.082">
            <text:p>13.1</text:p>
          </table:table-cell>
          <table:table-cell table:formula="of:=[.F18]-[.K18]" office:value-type="float" office:value="-0.0570000000000004">
            <text:p>-0.057</text:p>
          </table:table-cell>
          <table:table-cell table:formula="of:=[.Z18]/[.G18]" office:value-type="float" office:value="0.0126666666666668">
            <text:p>0.0126666667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6">
            <text:p>13.6</text:p>
          </table:table-cell>
          <table:table-cell/>
          <table:table-cell office:value-type="string">
            <text:p>olf</text:p>
          </table:table-cell>
          <table:table-cell>
            <draw:frame table:end-cell-address="'11.1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10" xlink:type="simple" xlink:show="embed" xlink:actuate="onLoad">
                <text:p/>
              </draw:object-ole>
              <draw:image xlink:href="./ObjectReplacements/Object 10" xlink:type="simple" xlink:show="embed" xlink:actuate="onLoad"/>
            </draw:frame>
          </table:table-cell>
          <table:table-cell/>
          <table:table-cell table:formula="of:=[.A18]" office:value-type="float" office:value="7.50027777777778">
            <text:p>7.5002777778</text:p>
          </table:table-cell>
          <table:table-cell table:formula="of:=[.F18]*[.G18]" office:value-type="float" office:value="-58.6305">
            <text:p>-58.6305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00055555555556">
            <text:p>8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style-name="Default" table:formula="of:=([.L19]-[.L18])/([.A19]-[.A18])/3600" office:value-type="float" office:value="-6.92948362021099">
            <text:p>-6.9294836202</text:p>
          </table:table-cell>
          <table:table-cell table:style-name="Default" table:formula="of:=[.M19]+[.$V$3]" office:value-type="float" office:value="-7.05948362021099">
            <text:p>-7.0594836202</text:p>
          </table:table-cell>
          <table:table-cell table:style-name="Default" table:formula="of:=([.N19]*3600*([.A19]-[.A18]))*[.$V$7]/[.$V$5]+[.O18]" office:value-type="float" office:value="-167880.394439462">
            <text:p>-167880.394439462</text:p>
          </table:table-cell>
          <table:table-cell/>
          <table:table-cell table:formula="of:=[.F19]-[.G19]*[.$AN$2]" office:value-type="float" office:value="13.04400048">
            <text:p>13.04400048</text:p>
          </table:table-cell>
          <table:table-cell table:formula="of:=[.O19]" office:value-type="float" office:value="-167880.394439462">
            <text:p>-167880.394439462</text:p>
          </table:table-cell>
          <table:table-cell table:formula="of:=360000*(1-0.01*([.E19]-25))*[.$V$9]" office:value-type="float" office:value="445880.4192">
            <text:p>445880.4192</text:p>
          </table:table-cell>
          <table:table-cell table:formula="of:=[.R19]+[.S19]" office:value-type="float" office:value="278000.024760538">
            <text:p>278000.024760538</text:p>
          </table:table-cell>
          <table:table-cell table:formula="of:=[.T19]/[.S19]" office:value-type="float" office:value="0.62348560912212">
            <text:p>0.6234856091</text:p>
          </table:table-cell>
          <table:table-cell table:number-columns-repeated="3"/>
          <table:table-cell table:formula="of:=[.Q19]-([.$E19]-11.1)*[.$AC$1]" office:value-type="float" office:value="13.04543248">
            <text:p>13.0</text:p>
          </table:table-cell>
          <table:table-cell table:formula="of:=[.F19]-[.K19]" office:value-type="float" office:value="-0.0899999999999999">
            <text:p>-0.09</text:p>
          </table:table-cell>
          <table:table-cell table:formula="of:=[.Z19]/[.G19]" office:value-type="float" office:value="0.0121654501216545">
            <text:p>0.012165450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6">
            <text:p>14.46</text:p>
          </table:table-cell>
          <table:table-cell table:number-columns-repeated="4"/>
          <table:table-cell table:formula="of:=[.A19]" office:value-type="float" office:value="8.00055555555556">
            <text:p>8.0005555556</text:p>
          </table:table-cell>
          <table:table-cell table:formula="of:=[.F19]*[.G19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8.50055555555556">
            <text:p>8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  <draw:frame table:end-cell-address="'11.1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9" xlink:type="simple" xlink:show="embed" xlink:actuate="onLoad">
                <text:p/>
              </draw:object-ole>
              <draw:image xlink:href="./ObjectReplacements/Object 9" xlink:type="simple" xlink:show="embed" xlink:actuate="onLoad"/>
            </draw:frame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style-name="Default" table:formula="of:=([.L20]-[.L19])/([.A20]-[.A19])/3600" office:value-type="float" office:value="-5.53333333333333">
            <text:p>-5.5333333333</text:p>
          </table:table-cell>
          <table:table-cell table:style-name="Default" table:formula="of:=[.M20]+[.$V$3]" office:value-type="float" office:value="-5.66333333333333">
            <text:p>-5.6633333333</text:p>
          </table:table-cell>
          <table:table-cell table:style-name="Default" table:formula="of:=([.N20]*3600*([.A20]-[.A19]))*[.$V$7]/[.$V$5]+[.O19]" office:value-type="float" office:value="-179125.793542601">
            <text:p>-179125.793542601</text:p>
          </table:table-cell>
          <table:table-cell/>
          <table:table-cell table:formula="of:=[.F20]-[.G20]*[.$AN$2]" office:value-type="float" office:value="13.06092">
            <text:p>13.06092</text:p>
          </table:table-cell>
          <table:table-cell table:formula="of:=[.O20]" office:value-type="float" office:value="-179125.793542601">
            <text:p>-179125.793542601</text:p>
          </table:table-cell>
          <table:table-cell table:formula="of:=360000*(1-0.01*([.E20]-25))*[.$V$9]" office:value-type="float" office:value="439948.7712">
            <text:p>439948.7712</text:p>
          </table:table-cell>
          <table:table-cell table:formula="of:=[.R20]+[.S20]" office:value-type="float" office:value="260822.977657399">
            <text:p>260822.977657399</text:p>
          </table:table-cell>
          <table:table-cell table:formula="of:=[.T20]/[.S20]" office:value-type="float" office:value="0.592848519490078">
            <text:p>0.5928485195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11.1)*[.$AC$1]" office:value-type="float" office:value="13.056272">
            <text:p>13.1</text:p>
            <draw:frame table:end-cell-address="'11.1 C'.AE34" table:end-x="0.0291in" table:end-y="0.1063in" draw:z-index="0" draw:name="Chart 1" draw:style-name="gr1" draw:text-style-name="P1" svg:width="4.3701in" svg:height="2.4476in" svg:x="0.063in" svg:y="0.148in">
              <draw:object-ole draw:class-id="00000000-0000-0000-0000-000000000000" xlink:href="./Object 7" xlink:type="simple" xlink:show="embed" xlink:actuate="onLoad">
                <text:p/>
              </draw:object-ole>
              <draw:image xlink:href="./ObjectReplacements/Object 7" xlink:type="simple" xlink:show="embed" xlink:actuate="onLoad"/>
            </draw:frame>
          </table:table-cell>
          <table:table-cell table:formula="of:=[.F20]-[.K20]" office:value-type="float" office:value="-0.0560000000000009">
            <text:p>-0.056</text:p>
          </table:table-cell>
          <table:table-cell table:formula="of:=[.Z20]/[.G20]" office:value-type="float" office:value="0.0124444444444447">
            <text:p>0.0124444444</text:p>
          </table:table-cell>
          <table:table-cell table:number-columns-repeated="8"/>
          <table:table-cell table:formula="of:=[.A20]" office:value-type="float" office:value="8.50055555555556">
            <text:p>8.5005555556</text:p>
          </table:table-cell>
          <table:table-cell table:formula="of:=[.F20]*[.G20]" office:value-type="float" office:value="-58.536">
            <text:p>-58.53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00055555555556">
            <text:p>9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style-name="Default" table:formula="of:=([.L21]-[.L20])/([.A21]-[.A20])/3600" office:value-type="float" office:value="-4.54666666666667">
            <text:p>-4.5466666667</text:p>
          </table:table-cell>
          <table:table-cell table:style-name="Default" table:formula="of:=[.M21]+[.$V$3]" office:value-type="float" office:value="-4.67666666666667">
            <text:p>-4.6766666667</text:p>
          </table:table-cell>
          <table:table-cell table:style-name="Default" table:formula="of:=([.N21]*3600*([.A21]-[.A20]))*[.$V$7]/[.$V$5]+[.O20]" office:value-type="float" office:value="-188412.017757848">
            <text:p>-188412.017757848</text:p>
          </table:table-cell>
          <table:table-cell/>
          <table:table-cell table:formula="of:=[.F21]-[.G21]*[.$AN$2]" office:value-type="float" office:value="13.04400048">
            <text:p>13.04400048</text:p>
          </table:table-cell>
          <table:table-cell table:formula="of:=[.O21]" office:value-type="float" office:value="-188412.017757848">
            <text:p>-188412.017757848</text:p>
          </table:table-cell>
          <table:table-cell table:formula="of:=360000*(1-0.01*([.E21]-25))*[.$V$9]" office:value-type="float" office:value="446169.1968">
            <text:p>446169.1968</text:p>
          </table:table-cell>
          <table:table-cell table:formula="of:=[.R21]+[.S21]" office:value-type="float" office:value="257757.179042153">
            <text:p>257757.179042153</text:p>
          </table:table-cell>
          <table:table-cell table:formula="of:=[.T21]/[.S21]" office:value-type="float" office:value="0.577711731089529">
            <text:p>0.5777117311</text:p>
          </table:table-cell>
          <table:table-cell table:number-columns-repeated="3"/>
          <table:table-cell table:formula="of:=[.Q21]-([.$E21]-11.1)*[.$AC$1]" office:value-type="float" office:value="13.04572848">
            <text:p>13.0</text:p>
          </table:table-cell>
          <table:table-cell table:formula="of:=[.F21]-[.K21]" office:value-type="float" office:value="-0.0729999999999986">
            <text:p>-0.073</text:p>
          </table:table-cell>
          <table:table-cell table:formula="of:=[.Z21]/[.G21]" office:value-type="float" office:value="0.0098675317653418">
            <text:p>0.0098675318</text:p>
          </table:table-cell>
          <table:table-cell table:number-columns-repeated="8"/>
          <table:table-cell table:formula="of:=[.A21]" office:value-type="float" office:value="9.00055555555556">
            <text:p>9.0005555556</text:p>
          </table:table-cell>
          <table:table-cell table:formula="of:=[.F21]*[.G21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9.50055555555556">
            <text:p>9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style-name="Default" table:formula="of:=([.L22]-[.L21])/([.A22]-[.A21])/3600" office:value-type="float" office:value="-7.33333333333333">
            <text:p>-7.3333333333</text:p>
          </table:table-cell>
          <table:table-cell table:style-name="Default" table:formula="of:=[.M22]+[.$V$3]" office:value-type="float" office:value="-7.46333333333333">
            <text:p>-7.4633333333</text:p>
          </table:table-cell>
          <table:table-cell table:style-name="Default" table:formula="of:=([.N22]*3600*([.A22]-[.A21]))*[.$V$7]/[.$V$5]+[.O21]" office:value-type="float" office:value="-203231.587264574">
            <text:p>-203231.587264574</text:p>
          </table:table-cell>
          <table:table-cell/>
          <table:table-cell table:formula="of:=[.F22]-[.G22]*[.$AN$2]" office:value-type="float" office:value="13.0223784">
            <text:p>13.0223784</text:p>
          </table:table-cell>
          <table:table-cell table:formula="of:=[.O22]" office:value-type="float" office:value="-203231.587264574">
            <text:p>-203231.587264574</text:p>
          </table:table-cell>
          <table:table-cell table:formula="of:=360000*(1-0.01*([.E22]-25))*[.$V$9]" office:value-type="float" office:value="445935.0528">
            <text:p>445935.0528</text:p>
          </table:table-cell>
          <table:table-cell table:formula="of:=[.R22]+[.S22]" office:value-type="float" office:value="242703.465535426">
            <text:p>242703.465535426</text:p>
          </table:table-cell>
          <table:table-cell table:formula="of:=[.T22]/[.S22]" office:value-type="float" office:value="0.544257429442932">
            <text:p>0.5442574294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11.1)*[.$AC$1]" office:value-type="float" office:value="13.0238664">
            <text:p>13.0</text:p>
          </table:table-cell>
          <table:table-cell table:formula="of:=[.F22]-[.K22]" office:value-type="float" office:value="-0.0879999999999992">
            <text:p>-0.088</text:p>
          </table:table-cell>
          <table:table-cell table:formula="of:=[.Z22]/[.G22]" office:value-type="float" office:value="0.0124118476727784">
            <text:p>0.0124118477</text:p>
          </table:table-cell>
          <table:table-cell table:number-columns-repeated="8"/>
          <table:table-cell table:formula="of:=[.A22]" office:value-type="float" office:value="9.50055555555556">
            <text:p>9.5005555556</text:p>
          </table:table-cell>
          <table:table-cell table:formula="of:=[.F22]*[.G22]" office:value-type="float" office:value="-91.73751">
            <text:p>-91.73751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0005555555556">
            <text:p>10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style-name="Default" table:formula="of:=([.L23]-[.L22])/([.A23]-[.A22])/3600" office:value-type="float" office:value="-5.44">
            <text:p>-5.44</text:p>
          </table:table-cell>
          <table:table-cell table:style-name="Default" table:formula="of:=[.M23]+[.$V$3]" office:value-type="float" office:value="-5.57">
            <text:p>-5.57</text:p>
          </table:table-cell>
          <table:table-cell table:style-name="Default" table:formula="of:=([.N23]*3600*([.A23]-[.A22]))*[.$V$7]/[.$V$5]+[.O22]" office:value-type="float" office:value="-214291.659013453">
            <text:p>-214291.659013453</text:p>
          </table:table-cell>
          <table:table-cell/>
          <table:table-cell table:formula="of:=[.F23]-[.G23]*[.$AN$2]" office:value-type="float" office:value="13.0370956">
            <text:p>13.0370956</text:p>
          </table:table-cell>
          <table:table-cell table:formula="of:=[.O23]" office:value-type="float" office:value="-214291.659013453">
            <text:p>-214291.659013453</text:p>
          </table:table-cell>
          <table:table-cell table:formula="of:=360000*(1-0.01*([.E23]-25))*[.$V$9]" office:value-type="float" office:value="441018.0288">
            <text:p>441018.0288</text:p>
          </table:table-cell>
          <table:table-cell table:formula="of:=[.R23]+[.S23]" office:value-type="float" office:value="226726.369786547">
            <text:p>226726.369786547</text:p>
          </table:table-cell>
          <table:table-cell table:formula="of:=[.T23]/[.S23]" office:value-type="float" office:value="0.514097735195689">
            <text:p>0.5140977352</text:p>
          </table:table-cell>
          <table:table-cell table:number-columns-repeated="3"/>
          <table:table-cell table:formula="of:=[.Q23]-([.$E23]-11.1)*[.$AC$1]" office:value-type="float" office:value="13.0335436">
            <text:p>13.0</text:p>
          </table:table-cell>
          <table:table-cell table:formula="of:=[.F23]-[.K23]" office:value-type="float" office:value="-0.0570000000000004">
            <text:p>-0.057</text:p>
          </table:table-cell>
          <table:table-cell table:formula="of:=[.Z23]/[.G23]" office:value-type="float" office:value="0.0121664887940236">
            <text:p>0.0121664888</text:p>
          </table:table-cell>
          <table:table-cell table:number-columns-repeated="8"/>
          <table:table-cell table:formula="of:=[.A23]" office:value-type="float" office:value="10.0005555555556">
            <text:p>10.0005555556</text:p>
          </table:table-cell>
          <table:table-cell table:formula="of:=[.F23]*[.G23]" office:value-type="float" office:value="-60.82067">
            <text:p>-60.82067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0.5005555555556">
            <text:p>10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style-name="Default" table:formula="of:=([.L24]-[.L23])/([.A24]-[.A23])/3600" office:value-type="float" office:value="-5.14666666666667">
            <text:p>-5.1466666667</text:p>
          </table:table-cell>
          <table:table-cell table:style-name="Default" table:formula="of:=[.M24]+[.$V$3]" office:value-type="float" office:value="-5.27666666666667">
            <text:p>-5.2766666667</text:p>
          </table:table-cell>
          <table:table-cell table:style-name="Default" table:formula="of:=([.N24]*3600*([.A24]-[.A23]))*[.$V$7]/[.$V$5]+[.O23]" office:value-type="float" office:value="-224769.273363229">
            <text:p>-224769.273363229</text:p>
          </table:table-cell>
          <table:table-cell/>
          <table:table-cell table:formula="of:=[.F24]-[.G24]*[.$AN$2]" office:value-type="float" office:value="13.00000048">
            <text:p>13.00000048</text:p>
          </table:table-cell>
          <table:table-cell table:formula="of:=[.O24]" office:value-type="float" office:value="-224769.273363229">
            <text:p>-224769.273363229</text:p>
          </table:table-cell>
          <table:table-cell table:formula="of:=360000*(1-0.01*([.E24]-25))*[.$V$9]" office:value-type="float" office:value="448346.736">
            <text:p>448346.736</text:p>
          </table:table-cell>
          <table:table-cell table:formula="of:=[.R24]+[.S24]" office:value-type="float" office:value="223577.462636771">
            <text:p>223577.462636771</text:p>
          </table:table-cell>
          <table:table-cell table:formula="of:=[.T24]/[.S24]" office:value-type="float" office:value="0.498670882789189">
            <text:p>0.4986708828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11.1)*[.$AC$1]" office:value-type="float" office:value="13.00396048">
            <text:p>13.0</text:p>
          </table:table-cell>
          <table:table-cell table:formula="of:=[.F24]-[.K24]" office:value-type="float" office:value="-0.0909999999999993">
            <text:p>-0.091</text:p>
          </table:table-cell>
          <table:table-cell table:formula="of:=[.Z24]/[.G24]" office:value-type="float" office:value="0.0123006217896728">
            <text:p>0.0123006218</text:p>
          </table:table-cell>
          <table:table-cell table:number-columns-repeated="8"/>
          <table:table-cell table:formula="of:=[.A24]" office:value-type="float" office:value="10.5005555555556">
            <text:p>10.5005555556</text:p>
          </table:table-cell>
          <table:table-cell table:formula="of:=[.F24]*[.G24]" office:value-type="float" office:value="-95.530374">
            <text:p>-95.53037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0005555555556">
            <text:p>11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style-name="Default" table:formula="of:=([.L25]-[.L24])/([.A25]-[.A24])/3600" office:value-type="float" office:value="-7.28">
            <text:p>-7.28</text:p>
          </table:table-cell>
          <table:table-cell table:style-name="Default" table:formula="of:=[.M25]+[.$V$3]" office:value-type="float" office:value="-7.41">
            <text:p>-7.41</text:p>
          </table:table-cell>
          <table:table-cell table:style-name="Default" table:formula="of:=([.N25]*3600*([.A25]-[.A24]))*[.$V$7]/[.$V$5]+[.O24]" office:value-type="float" office:value="-239482.941524664">
            <text:p>-239482.941524664</text:p>
          </table:table-cell>
          <table:table-cell/>
          <table:table-cell table:formula="of:=[.F25]-[.G25]*[.$AN$2]" office:value-type="float" office:value="12.9833784">
            <text:p>12.9833784</text:p>
          </table:table-cell>
          <table:table-cell table:formula="of:=[.O25]" office:value-type="float" office:value="-239482.941524664">
            <text:p>-239482.941524664</text:p>
          </table:table-cell>
          <table:table-cell table:formula="of:=360000*(1-0.01*([.E25]-25))*[.$V$9]" office:value-type="float" office:value="445646.2752">
            <text:p>445646.2752</text:p>
          </table:table-cell>
          <table:table-cell table:formula="of:=[.R25]+[.S25]" office:value-type="float" office:value="206163.333675336">
            <text:p>206163.333675336</text:p>
          </table:table-cell>
          <table:table-cell table:formula="of:=[.T25]/[.S25]" office:value-type="float" office:value="0.462616530527071">
            <text:p>0.4626165305</text:p>
          </table:table-cell>
          <table:table-cell table:number-columns-repeated="3"/>
          <table:table-cell table:formula="of:=[.Q25]-([.$E25]-11.1)*[.$AC$1]" office:value-type="float" office:value="12.9845704">
            <text:p>13.0</text:p>
          </table:table-cell>
          <table:table-cell table:formula="of:=[.F25]-[.K25]" office:value-type="float" office:value="-0.0890000000000004">
            <text:p>-0.089</text:p>
          </table:table-cell>
          <table:table-cell table:formula="of:=[.Z25]/[.G25]" office:value-type="float" office:value="0.0125528913963329">
            <text:p>0.0125528914</text:p>
          </table:table-cell>
          <table:table-cell table:number-columns-repeated="8"/>
          <table:table-cell table:formula="of:=[.A25]" office:value-type="float" office:value="11.0005555555556">
            <text:p>11.0005555556</text:p>
          </table:table-cell>
          <table:table-cell table:formula="of:=[.F25]*[.G25]" office:value-type="float" office:value="-91.461">
            <text:p>-91.461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1.5005555555556">
            <text:p>11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style-name="Default" table:formula="of:=([.L26]-[.L25])/([.A26]-[.A25])/3600" office:value-type="float" office:value="-5.18666666666667">
            <text:p>-5.1866666667</text:p>
          </table:table-cell>
          <table:table-cell table:style-name="Default" table:formula="of:=[.M26]+[.$V$3]" office:value-type="float" office:value="-5.31666666666667">
            <text:p>-5.3166666667</text:p>
          </table:table-cell>
          <table:table-cell table:style-name="Default" table:formula="of:=([.N26]*3600*([.A26]-[.A25]))*[.$V$7]/[.$V$5]+[.O25]" office:value-type="float" office:value="-250039.981883408">
            <text:p>-250039.981883408</text:p>
          </table:table-cell>
          <table:table-cell/>
          <table:table-cell table:formula="of:=[.F26]-[.G26]*[.$AN$2]" office:value-type="float" office:value="12.99847352">
            <text:p>12.99847352</text:p>
          </table:table-cell>
          <table:table-cell table:formula="of:=[.O26]" office:value-type="float" office:value="-250039.981883408">
            <text:p>-250039.981883408</text:p>
          </table:table-cell>
          <table:table-cell table:formula="of:=360000*(1-0.01*([.E26]-25))*[.$V$9]" office:value-type="float" office:value="442212.1632">
            <text:p>442212.1632</text:p>
          </table:table-cell>
          <table:table-cell table:formula="of:=[.R26]+[.S26]" office:value-type="float" office:value="192172.181316592">
            <text:p>192172.181316592</text:p>
          </table:table-cell>
          <table:table-cell table:formula="of:=[.T26]/[.S26]" office:value-type="float" office:value="0.434570093970206">
            <text:p>0.434570094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11.1)*[.$AC$1]" office:value-type="float" office:value="12.99614552">
            <text:p>13.0</text:p>
          </table:table-cell>
          <table:table-cell table:formula="of:=[.F26]-[.K26]" office:value-type="float" office:value="-0.0550000000000015">
            <text:p>-0.055</text:p>
          </table:table-cell>
          <table:table-cell table:formula="of:=[.Z26]/[.G26]" office:value-type="float" office:value="0.012565684258625">
            <text:p>0.0125656843</text:p>
          </table:table-cell>
          <table:table-cell table:number-columns-repeated="8"/>
          <table:table-cell table:formula="of:=[.A26]" office:value-type="float" office:value="11.5005555555556">
            <text:p>11.5005555556</text:p>
          </table:table-cell>
          <table:table-cell table:formula="of:=[.F26]*[.G26]" office:value-type="float" office:value="-56.669019">
            <text:p>-56.669019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0005555555556">
            <text:p>12.0005555556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style-name="Default" table:formula="of:=([.L27]-[.L26])/([.A27]-[.A26])/3600" office:value-type="float" office:value="-5.62666666666667">
            <text:p>-5.6266666667</text:p>
          </table:table-cell>
          <table:table-cell table:style-name="Default" table:formula="of:=[.M27]+[.$V$3]" office:value-type="float" office:value="-5.75666666666667">
            <text:p>-5.7566666667</text:p>
          </table:table-cell>
          <table:table-cell table:style-name="Default" table:formula="of:=([.N27]*3600*([.A27]-[.A26]))*[.$V$7]/[.$V$5]+[.O26]" office:value-type="float" office:value="-261470.708340807">
            <text:p>-261470.708340807</text:p>
          </table:table-cell>
          <table:table-cell/>
          <table:table-cell table:formula="of:=[.F27]-[.G27]*[.$AN$2]" office:value-type="float" office:value="12.95300048">
            <text:p>12.95300048</text:p>
          </table:table-cell>
          <table:table-cell table:formula="of:=[.O27]" office:value-type="float" office:value="-261470.708340807">
            <text:p>-261470.708340807</text:p>
          </table:table-cell>
          <table:table-cell table:formula="of:=360000*(1-0.01*([.E27]-25))*[.$V$9]" office:value-type="float" office:value="449790.624">
            <text:p>449790.624</text:p>
          </table:table-cell>
          <table:table-cell table:formula="of:=[.R27]+[.S27]" office:value-type="float" office:value="188319.915659193">
            <text:p>188319.915659193</text:p>
          </table:table-cell>
          <table:table-cell table:formula="of:=[.T27]/[.S27]" office:value-type="float" office:value="0.41868350652679">
            <text:p>0.4186835065</text:p>
          </table:table-cell>
          <table:table-cell table:number-columns-repeated="3"/>
          <table:table-cell table:formula="of:=[.Q27]-([.$E27]-11.1)*[.$AC$1]" office:value-type="float" office:value="12.95844048">
            <text:p>13.0</text:p>
          </table:table-cell>
          <table:table-cell table:formula="of:=[.F27]-[.K27]" office:value-type="float" office:value="-0.0899999999999999">
            <text:p>-0.09</text:p>
          </table:table-cell>
          <table:table-cell table:formula="of:=[.Z27]/[.G27]" office:value-type="float" office:value="0.0121654501216545">
            <text:p>0.0121654501</text:p>
          </table:table-cell>
          <table:table-cell table:number-columns-repeated="8"/>
          <table:table-cell table:formula="of:=[.A27]" office:value-type="float" office:value="12.0005555555556">
            <text:p>12.0005555556</text:p>
          </table:table-cell>
          <table:table-cell table:formula="of:=[.F27]*[.G27]" office:value-type="float" office:value="-95.182668">
            <text:p>-95.182668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2.5005555555556">
            <text:p>12.5005555556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style-name="Default" table:formula="of:=([.L28]-[.L27])/([.A28]-[.A27])/3600" office:value-type="float" office:value="-7.25333333333333">
            <text:p>-7.2533333333</text:p>
          </table:table-cell>
          <table:table-cell table:style-name="Default" table:formula="of:=[.M28]+[.$V$3]" office:value-type="float" office:value="-7.38333333333333">
            <text:p>-7.3833333333</text:p>
          </table:table-cell>
          <table:table-cell table:style-name="Default" table:formula="of:=([.N28]*3600*([.A28]-[.A27]))*[.$V$7]/[.$V$5]+[.O27]" office:value-type="float" office:value="-276131.425829596">
            <text:p>-276131.425829596</text:p>
          </table:table-cell>
          <table:table-cell/>
          <table:table-cell table:formula="of:=[.F28]-[.G28]*[.$AN$2]" office:value-type="float" office:value="12.9277296">
            <text:p>12.9277296</text:p>
          </table:table-cell>
          <table:table-cell table:formula="of:=[.O28]" office:value-type="float" office:value="-276131.425829596">
            <text:p>-276131.425829596</text:p>
          </table:table-cell>
          <table:table-cell table:formula="of:=360000*(1-0.01*([.E28]-25))*[.$V$9]" office:value-type="float" office:value="445057.0128">
            <text:p>445057.0128</text:p>
          </table:table-cell>
          <table:table-cell table:formula="of:=[.R28]+[.S28]" office:value-type="float" office:value="168925.586970404">
            <text:p>168925.586970404</text:p>
          </table:table-cell>
          <table:table-cell table:formula="of:=[.T28]/[.S28]" office:value-type="float" office:value="0.379559431964991">
            <text:p>0.379559432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11.1)*[.$AC$1]" office:value-type="float" office:value="12.9283176">
            <text:p>12.9</text:p>
          </table:table-cell>
          <table:table-cell table:formula="of:=[.F28]-[.K28]" office:value-type="float" office:value="-0.0899999999999999">
            <text:p>-0.09</text:p>
          </table:table-cell>
          <table:table-cell table:formula="of:=[.Z28]/[.G28]" office:value-type="float" office:value="0.0120643431635389">
            <text:p>0.0120643432</text:p>
          </table:table-cell>
          <table:table-cell table:number-columns-repeated="8"/>
          <table:table-cell table:formula="of:=[.A28]" office:value-type="float" office:value="12.5005555555556">
            <text:p>12.5005555556</text:p>
          </table:table-cell>
          <table:table-cell table:formula="of:=[.F28]*[.G28]" office:value-type="float" office:value="-95.7864">
            <text:p>-95.7864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0005555555556">
            <text:p>13.0005555556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style-name="Default" table:formula="of:=([.L29]-[.L28])/([.A29]-[.A28])/3600" office:value-type="float" office:value="-4.97333333333333">
            <text:p>-4.9733333333</text:p>
          </table:table-cell>
          <table:table-cell table:style-name="Default" table:formula="of:=[.M29]+[.$V$3]" office:value-type="float" office:value="-5.10333333333333">
            <text:p>-5.1033333333</text:p>
          </table:table-cell>
          <table:table-cell table:style-name="Default" table:formula="of:=([.N29]*3600*([.A29]-[.A28]))*[.$V$7]/[.$V$5]+[.O28]" office:value-type="float" office:value="-286264.860807175">
            <text:p>-286264.860807175</text:p>
          </table:table-cell>
          <table:table-cell/>
          <table:table-cell table:formula="of:=[.F29]-[.G29]*[.$AN$2]" office:value-type="float" office:value="12.93336648">
            <text:p>12.93336648</text:p>
          </table:table-cell>
          <table:table-cell table:formula="of:=[.O29]" office:value-type="float" office:value="-286264.860807175">
            <text:p>-286264.860807175</text:p>
          </table:table-cell>
          <table:table-cell table:formula="of:=360000*(1-0.01*([.E29]-25))*[.$V$9]" office:value-type="float" office:value="443019.96">
            <text:p>443019.96</text:p>
          </table:table-cell>
          <table:table-cell table:formula="of:=[.R29]+[.S29]" office:value-type="float" office:value="156755.099192825">
            <text:p>156755.099192825</text:p>
          </table:table-cell>
          <table:table-cell table:formula="of:=[.T29]/[.S29]" office:value-type="float" office:value="0.35383303992178">
            <text:p>0.3538330399</text:p>
          </table:table-cell>
          <table:table-cell table:number-columns-repeated="3"/>
          <table:table-cell table:formula="of:=[.Q29]-([.$E29]-11.1)*[.$AC$1]" office:value-type="float" office:value="12.93186648">
            <text:p>12.9</text:p>
          </table:table-cell>
          <table:table-cell table:formula="of:=[.F29]-[.K29]" office:value-type="float" office:value="-0.0560000000000009">
            <text:p>-0.056</text:p>
          </table:table-cell>
          <table:table-cell table:formula="of:=[.Z29]/[.G29]" office:value-type="float" office:value="0.0121133463119189">
            <text:p>0.0121133463</text:p>
          </table:table-cell>
          <table:table-cell table:number-columns-repeated="8"/>
          <table:table-cell table:formula="of:=[.A29]" office:value-type="float" office:value="13.0005555555556">
            <text:p>13.0005555556</text:p>
          </table:table-cell>
          <table:table-cell table:formula="of:=[.F29]*[.G29]" office:value-type="float" office:value="-59.539617">
            <text:p>-59.539617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3.5005555555556">
            <text:p>13.5005555556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style-name="Default" table:formula="of:=([.L30]-[.L29])/([.A30]-[.A29])/3600" office:value-type="float" office:value="-5.93333333333333">
            <text:p>-5.9333333333</text:p>
          </table:table-cell>
          <table:table-cell table:style-name="Default" table:formula="of:=[.M30]+[.$V$3]" office:value-type="float" office:value="-6.06333333333333">
            <text:p>-6.0633333333</text:p>
          </table:table-cell>
          <table:table-cell table:style-name="Default" table:formula="of:=([.N30]*3600*([.A30]-[.A29]))*[.$V$7]/[.$V$5]+[.O29]" office:value-type="float" office:value="-298304.52">
            <text:p>-298304.52</text:p>
          </table:table-cell>
          <table:table-cell/>
          <table:table-cell table:formula="of:=[.F30]-[.G30]*[.$AN$2]" office:value-type="float" office:value="12.87428312">
            <text:p>12.87428312</text:p>
          </table:table-cell>
          <table:table-cell table:formula="of:=[.O30]" office:value-type="float" office:value="-298304.52">
            <text:p>-298304.52</text:p>
          </table:table-cell>
          <table:table-cell table:formula="of:=360000*(1-0.01*([.E30]-25))*[.$V$9]" office:value-type="float" office:value="450247.2048">
            <text:p>450247.2048</text:p>
          </table:table-cell>
          <table:table-cell table:formula="of:=[.R30]+[.S30]" office:value-type="float" office:value="151942.6848">
            <text:p>151942.6848</text:p>
          </table:table-cell>
          <table:table-cell table:formula="of:=[.T30]/[.S30]" office:value-type="float" office:value="0.337465026279271">
            <text:p>0.3374650263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11.1)*[.$AC$1]" office:value-type="float" office:value="12.88019112">
            <text:p>12.9</text:p>
          </table:table-cell>
          <table:table-cell table:formula="of:=[.F30]-[.K30]" office:value-type="float" office:value="-0.0899999999999999">
            <text:p>-0.09</text:p>
          </table:table-cell>
          <table:table-cell table:formula="of:=[.Z30]/[.G30]" office:value-type="float" office:value="0.0122665939757394">
            <text:p>0.012266594</text:p>
          </table:table-cell>
          <table:table-cell table:number-columns-repeated="8"/>
          <table:table-cell table:formula="of:=[.A30]" office:value-type="float" office:value="13.5005555555556">
            <text:p>13.5005555556</text:p>
          </table:table-cell>
          <table:table-cell table:formula="of:=[.F30]*[.G30]" office:value-type="float" office:value="-93.825556">
            <text:p>-93.825556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0005555555556">
            <text:p>14.0005555556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style-name="Default" table:formula="of:=([.L31]-[.L30])/([.A31]-[.A30])/3600" office:value-type="float" office:value="-7.24">
            <text:p>-7.24</text:p>
          </table:table-cell>
          <table:table-cell table:style-name="Default" table:formula="of:=[.M31]+[.$V$3]" office:value-type="float" office:value="-7.37">
            <text:p>-7.37</text:p>
          </table:table-cell>
          <table:table-cell table:style-name="Default" table:formula="of:=([.N31]*3600*([.A31]-[.A30]))*[.$V$7]/[.$V$5]+[.O30]" office:value-type="float" office:value="-312938.762152466">
            <text:p>-312938.762152466</text:p>
          </table:table-cell>
          <table:table-cell/>
          <table:table-cell table:formula="of:=[.F31]-[.G31]*[.$AN$2]" office:value-type="float" office:value="12.8203784">
            <text:p>12.8203784</text:p>
          </table:table-cell>
          <table:table-cell table:formula="of:=[.O31]" office:value-type="float" office:value="-312938.762152466">
            <text:p>-312938.762152466</text:p>
          </table:table-cell>
          <table:table-cell table:formula="of:=360000*(1-0.01*([.E31]-25))*[.$V$9]" office:value-type="float" office:value="444768.2352">
            <text:p>444768.2352</text:p>
          </table:table-cell>
          <table:table-cell table:formula="of:=[.R31]+[.S31]" office:value-type="float" office:value="131829.473047534">
            <text:p>131829.473047534</text:p>
          </table:table-cell>
          <table:table-cell table:formula="of:=[.T31]/[.S31]" office:value-type="float" office:value="0.296400378026667">
            <text:p>0.296400378</text:p>
          </table:table-cell>
          <table:table-cell table:number-columns-repeated="3"/>
          <table:table-cell table:formula="of:=[.Q31]-([.$E31]-11.1)*[.$AC$1]" office:value-type="float" office:value="12.8206704">
            <text:p>12.8</text:p>
          </table:table-cell>
          <table:table-cell table:formula="of:=[.F31]-[.K31]" office:value-type="float" office:value="-0.0879999999999992">
            <text:p>-0.088</text:p>
          </table:table-cell>
          <table:table-cell table:formula="of:=[.Z31]/[.G31]" office:value-type="float" office:value="0.0124118476727784">
            <text:p>0.0124118477</text:p>
          </table:table-cell>
          <table:table-cell table:number-columns-repeated="8"/>
          <table:table-cell table:formula="of:=[.A31]" office:value-type="float" office:value="14.0005555555556">
            <text:p>14.0005555556</text:p>
          </table:table-cell>
          <table:table-cell table:formula="of:=[.F31]*[.G31]" office:value-type="float" office:value="-90.30533">
            <text:p>-90.30533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4.5005555555556">
            <text:p>14.5005555556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style-name="Default" table:formula="of:=([.L32]-[.L31])/([.A32]-[.A31])/3600" office:value-type="float" office:value="-4.89333333333333">
            <text:p>-4.8933333333</text:p>
          </table:table-cell>
          <table:table-cell table:style-name="Default" table:formula="of:=[.M32]+[.$V$3]" office:value-type="float" office:value="-5.02333333333333">
            <text:p>-5.0233333333</text:p>
          </table:table-cell>
          <table:table-cell table:style-name="Default" table:formula="of:=([.N32]*3600*([.A32]-[.A31]))*[.$V$7]/[.$V$5]+[.O31]" office:value-type="float" office:value="-322913.345112108">
            <text:p>-322913.345112108</text:p>
          </table:table-cell>
          <table:table-cell/>
          <table:table-cell table:formula="of:=[.F32]-[.G32]*[.$AN$2]" office:value-type="float" office:value="12.80619088">
            <text:p>12.80619088</text:p>
          </table:table-cell>
          <table:table-cell table:formula="of:=[.O32]" office:value-type="float" office:value="-322913.345112108">
            <text:p>-322913.345112108</text:p>
          </table:table-cell>
          <table:table-cell table:formula="of:=360000*(1-0.01*([.E32]-25))*[.$V$9]" office:value-type="float" office:value="443378.9808">
            <text:p>443378.9808</text:p>
          </table:table-cell>
          <table:table-cell table:formula="of:=[.R32]+[.S32]" office:value-type="float" office:value="120465.635687892">
            <text:p>120465.635687892</text:p>
          </table:table-cell>
          <table:table-cell table:formula="of:=[.T32]/[.S32]" office:value-type="float" office:value="0.271699022516884">
            <text:p>0.2716990225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11.1)*[.$AC$1]" office:value-type="float" office:value="12.80505888">
            <text:p>12.8</text:p>
          </table:table-cell>
          <table:table-cell table:formula="of:=[.F32]-[.K32]" office:value-type="float" office:value="-0.0549999999999997">
            <text:p>-0.055</text:p>
          </table:table-cell>
          <table:table-cell table:formula="of:=[.Z32]/[.G32]" office:value-type="float" office:value="0.012392969806219">
            <text:p>0.0123929698</text:p>
          </table:table-cell>
          <table:table-cell table:number-columns-repeated="8"/>
          <table:table-cell table:formula="of:=[.A32]" office:value-type="float" office:value="14.5005555555556">
            <text:p>14.5005555556</text:p>
          </table:table-cell>
          <table:table-cell table:formula="of:=[.F32]*[.G32]" office:value-type="float" office:value="-56.602252">
            <text:p>-56.602252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0008333333333">
            <text:p>15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style-name="Default" table:formula="of:=([.L33]-[.L32])/([.A33]-[.A32])/3600" office:value-type="float" office:value="-6.0366463076069">
            <text:p>-6.0366463076</text:p>
          </table:table-cell>
          <table:table-cell table:style-name="Default" table:formula="of:=[.M33]+[.$V$3]" office:value-type="float" office:value="-6.1666463076069">
            <text:p>-6.1666463076</text:p>
          </table:table-cell>
          <table:table-cell table:style-name="Default" table:formula="of:=([.N33]*3600*([.A33]-[.A32]))*[.$V$7]/[.$V$5]+[.O32]" office:value-type="float" office:value="-335164.950403587">
            <text:p>-335164.950403587</text:p>
          </table:table-cell>
          <table:table-cell/>
          <table:table-cell table:formula="of:=[.F33]-[.G33]*[.$AN$2]" office:value-type="float" office:value="12.71382488">
            <text:p>12.71382488</text:p>
          </table:table-cell>
          <table:table-cell table:formula="of:=[.O33]" office:value-type="float" office:value="-335164.950403587">
            <text:p>-335164.950403587</text:p>
          </table:table-cell>
          <table:table-cell table:formula="of:=360000*(1-0.01*([.E33]-25))*[.$V$9]" office:value-type="float" office:value="450493.056">
            <text:p>450493.056</text:p>
          </table:table-cell>
          <table:table-cell table:formula="of:=[.R33]+[.S33]" office:value-type="float" office:value="115328.105596413">
            <text:p>115328.105596413</text:p>
          </table:table-cell>
          <table:table-cell table:formula="of:=[.T33]/[.S33]" office:value-type="float" office:value="0.256004180442712">
            <text:p>0.2560041804</text:p>
          </table:table-cell>
          <table:table-cell table:number-columns-repeated="3"/>
          <table:table-cell table:formula="of:=[.Q33]-([.$E33]-11.1)*[.$AC$1]" office:value-type="float" office:value="12.71998488">
            <text:p>12.7</text:p>
          </table:table-cell>
          <table:table-cell table:formula="of:=[.F33]-[.K33]" office:value-type="float" office:value="-0.0890000000000004">
            <text:p>-0.089</text:p>
          </table:table-cell>
          <table:table-cell table:formula="of:=[.Z33]/[.G33]" office:value-type="float" office:value="0.012338832663247">
            <text:p>0.0123388327</text:p>
          </table:table-cell>
          <table:table-cell table:number-columns-repeated="8"/>
          <table:table-cell table:formula="of:=[.A33]" office:value-type="float" office:value="15.0008333333333">
            <text:p>15.0008333333</text:p>
          </table:table-cell>
          <table:table-cell table:formula="of:=[.F33]*[.G33]" office:value-type="float" office:value="-91.092977">
            <text:p>-91.092977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5.5008333333333">
            <text:p>15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style-name="Default" table:formula="of:=([.L34]-[.L33])/([.A34]-[.A33])/3600" office:value-type="float" office:value="-7.22666666666667">
            <text:p>-7.2266666667</text:p>
          </table:table-cell>
          <table:table-cell table:style-name="Default" table:formula="of:=[.M34]+[.$V$3]" office:value-type="float" office:value="-7.35666666666667">
            <text:p>-7.3566666667</text:p>
          </table:table-cell>
          <table:table-cell table:style-name="Default" table:formula="of:=([.N34]*3600*([.A34]-[.A33]))*[.$V$7]/[.$V$5]+[.O33]" office:value-type="float" office:value="-349772.717219731">
            <text:p>-349772.717219731</text:p>
          </table:table-cell>
          <table:table-cell/>
          <table:table-cell table:formula="of:=[.F34]-[.G34]*[.$AN$2]" office:value-type="float" office:value="12.6433784">
            <text:p>12.6433784</text:p>
          </table:table-cell>
          <table:table-cell table:formula="of:=[.O34]" office:value-type="float" office:value="-349772.717219731">
            <text:p>-349772.717219731</text:p>
          </table:table-cell>
          <table:table-cell table:formula="of:=360000*(1-0.01*([.E34]-25))*[.$V$9]" office:value-type="float" office:value="445509.6912">
            <text:p>445509.6912</text:p>
          </table:table-cell>
          <table:table-cell table:formula="of:=[.R34]+[.S34]" office:value-type="float" office:value="95736.9739802692">
            <text:p>95736.9739802692</text:p>
          </table:table-cell>
          <table:table-cell table:formula="of:=[.T34]/[.S34]" office:value-type="float" office:value="0.214893134473455">
            <text:p>0.2148931345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11.1)*[.$AC$1]" office:value-type="float" office:value="12.6444304">
            <text:p>12.6</text:p>
          </table:table-cell>
          <table:table-cell table:formula="of:=[.F34]-[.K34]" office:value-type="float" office:value="-0.0879999999999992">
            <text:p>-0.088</text:p>
          </table:table-cell>
          <table:table-cell table:formula="of:=[.Z34]/[.G34]" office:value-type="float" office:value="0.0124118476727784">
            <text:p>0.0124118477</text:p>
          </table:table-cell>
          <table:table-cell table:number-columns-repeated="8"/>
          <table:table-cell table:formula="of:=[.A34]" office:value-type="float" office:value="15.5008333333333">
            <text:p>15.5008333333</text:p>
          </table:table-cell>
          <table:table-cell table:formula="of:=[.F34]*[.G34]" office:value-type="float" office:value="-89.0504">
            <text:p>-89.0504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0008333333333">
            <text:p>16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style-name="Default" table:formula="of:=([.L35]-[.L34])/([.A35]-[.A34])/3600" office:value-type="float" office:value="-5.2">
            <text:p>-5.2</text:p>
          </table:table-cell>
          <table:table-cell table:style-name="Default" table:formula="of:=[.M35]+[.$V$3]" office:value-type="float" office:value="-5.33">
            <text:p>-5.33</text:p>
          </table:table-cell>
          <table:table-cell table:style-name="Default" table:formula="of:=([.N35]*3600*([.A35]-[.A34]))*[.$V$7]/[.$V$5]+[.O34]" office:value-type="float" office:value="-360356.232914798">
            <text:p>-360356.232914798</text:p>
          </table:table-cell>
          <table:table-cell/>
          <table:table-cell table:formula="of:=[.F35]-[.G35]*[.$AN$2]" office:value-type="float" office:value="12.63092">
            <text:p>12.63092</text:p>
          </table:table-cell>
          <table:table-cell table:formula="of:=[.O35]" office:value-type="float" office:value="-360356.232914798">
            <text:p>-360356.232914798</text:p>
          </table:table-cell>
          <table:table-cell table:formula="of:=360000*(1-0.01*([.E35]-25))*[.$V$9]" office:value-type="float" office:value="442973.1312">
            <text:p>442973.1312</text:p>
          </table:table-cell>
          <table:table-cell table:formula="of:=[.R35]+[.S35]" office:value-type="float" office:value="82616.8982852019">
            <text:p>82616.8982852019</text:p>
          </table:table-cell>
          <table:table-cell table:formula="of:=[.T35]/[.S35]" office:value-type="float" office:value="0.18650543896736">
            <text:p>0.186505439</text:p>
          </table:table-cell>
          <table:table-cell table:number-columns-repeated="3"/>
          <table:table-cell table:formula="of:=[.Q35]-([.$E35]-11.1)*[.$AC$1]" office:value-type="float" office:value="12.629372">
            <text:p>12.6</text:p>
          </table:table-cell>
          <table:table-cell table:formula="of:=[.F35]-[.K35]" office:value-type="float" office:value="-0.0549999999999997">
            <text:p>-0.055</text:p>
          </table:table-cell>
          <table:table-cell table:formula="of:=[.Z35]/[.G35]" office:value-type="float" office:value="0.0122222222222222">
            <text:p>0.0122222222</text:p>
          </table:table-cell>
          <table:table-cell table:number-columns-repeated="8"/>
          <table:table-cell table:formula="of:=[.A35]" office:value-type="float" office:value="16.0008333333333">
            <text:p>16.0008333333</text:p>
          </table:table-cell>
          <table:table-cell table:formula="of:=[.F35]*[.G35]" office:value-type="float" office:value="-56.601">
            <text:p>-56.601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6.5008333333333">
            <text:p>16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style-name="Default" table:formula="of:=([.L36]-[.L35])/([.A36]-[.A35])/3600" office:value-type="float" office:value="-5.85333333333333">
            <text:p>-5.8533333333</text:p>
          </table:table-cell>
          <table:table-cell table:style-name="Default" table:formula="of:=[.M36]+[.$V$3]" office:value-type="float" office:value="-5.98333333333333">
            <text:p>-5.9833333333</text:p>
          </table:table-cell>
          <table:table-cell table:style-name="Default" table:formula="of:=([.N36]*3600*([.A36]-[.A35]))*[.$V$7]/[.$V$5]+[.O35]" office:value-type="float" office:value="-372237.040089686">
            <text:p>-372237.040089686</text:p>
          </table:table-cell>
          <table:table-cell/>
          <table:table-cell table:formula="of:=[.F36]-[.G36]*[.$AN$2]" office:value-type="float" office:value="12.4113784">
            <text:p>12.4113784</text:p>
          </table:table-cell>
          <table:table-cell table:formula="of:=[.O36]" office:value-type="float" office:value="-372237.040089686">
            <text:p>-372237.040089686</text:p>
          </table:table-cell>
          <table:table-cell table:formula="of:=360000*(1-0.01*([.E36]-25))*[.$V$9]" office:value-type="float" office:value="450793.5408">
            <text:p>450793.5408</text:p>
          </table:table-cell>
          <table:table-cell table:formula="of:=[.R36]+[.S36]" office:value-type="float" office:value="78556.500710314">
            <text:p>78556.500710314</text:p>
          </table:table-cell>
          <table:table-cell table:formula="of:=[.T36]/[.S36]" office:value-type="float" office:value="0.1742627025465">
            <text:p>0.1742627025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11.1)*[.$AC$1]" office:value-type="float" office:value="12.4178464">
            <text:p>12.4</text:p>
          </table:table-cell>
          <table:table-cell table:formula="of:=[.F36]-[.K36]" office:value-type="float" office:value="-0.088000000000001">
            <text:p>-0.088</text:p>
          </table:table-cell>
          <table:table-cell table:formula="of:=[.Z36]/[.G36]" office:value-type="float" office:value="0.0124118476727787">
            <text:p>0.0124118477</text:p>
          </table:table-cell>
          <table:table-cell table:number-columns-repeated="8"/>
          <table:table-cell table:formula="of:=[.A36]" office:value-type="float" office:value="16.5008333333333">
            <text:p>16.5008333333</text:p>
          </table:table-cell>
          <table:table-cell table:formula="of:=[.F36]*[.G36]" office:value-type="float" office:value="-87.40552">
            <text:p>-87.40552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0008333333333">
            <text:p>17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style-name="Default" table:formula="of:=([.L37]-[.L36])/([.A37]-[.A36])/3600" office:value-type="float" office:value="-7.46666666666667">
            <text:p>-7.4666666667</text:p>
          </table:table-cell>
          <table:table-cell table:style-name="Default" table:formula="of:=[.M37]+[.$V$3]" office:value-type="float" office:value="-7.59666666666667">
            <text:p>-7.5966666667</text:p>
          </table:table-cell>
          <table:table-cell table:style-name="Default" table:formula="of:=([.N37]*3600*([.A37]-[.A36]))*[.$V$7]/[.$V$5]+[.O36]" office:value-type="float" office:value="-387321.362959641">
            <text:p>-387321.362959641</text:p>
          </table:table-cell>
          <table:table-cell/>
          <table:table-cell table:formula="of:=[.F37]-[.G37]*[.$AN$2]" office:value-type="float" office:value="11.58763432">
            <text:p>11.58763432</text:p>
          </table:table-cell>
          <table:table-cell table:formula="of:=[.O37]" office:value-type="float" office:value="-387321.362959641">
            <text:p>-387321.362959641</text:p>
          </table:table-cell>
          <table:table-cell table:formula="of:=360000*(1-0.01*([.E37]-25))*[.$V$9]" office:value-type="float" office:value="447987.7152">
            <text:p>447987.7152</text:p>
          </table:table-cell>
          <table:table-cell table:formula="of:=[.R37]+[.S37]" office:value-type="float" office:value="60666.3522403589">
            <text:p>60666.3522403589</text:p>
          </table:table-cell>
          <table:table-cell table:formula="of:=[.T37]/[.S37]" office:value-type="float" office:value="0.135419678223263">
            <text:p>0.1354196782</text:p>
          </table:table-cell>
          <table:table-cell table:number-columns-repeated="3"/>
          <table:table-cell table:formula="of:=[.Q37]-([.$E37]-11.1)*[.$AC$1]" office:value-type="float" office:value="11.59122632">
            <text:p>11.6</text:p>
          </table:table-cell>
          <table:table-cell table:formula="of:=[.F37]-[.K37]" office:value-type="float" office:value="-0.0939999999999994">
            <text:p>-0.094</text:p>
          </table:table-cell>
          <table:table-cell table:formula="of:=[.Z37]/[.G37]" office:value-type="float" office:value="0.0121967042947969">
            <text:p>0.0121967043</text:p>
          </table:table-cell>
          <table:table-cell table:number-columns-repeated="8"/>
          <table:table-cell table:formula="of:=[.A37]" office:value-type="float" office:value="17.0008333333333">
            <text:p>17.0008333333</text:p>
          </table:table-cell>
          <table:table-cell table:formula="of:=[.F37]*[.G37]" office:value-type="float" office:value="-88.607379">
            <text:p>-88.607379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8]"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9]"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0]"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1]" office:value-type="float" office:value="0">
            <text:p>0</text:p>
          </table:table-cell>
          <table:table-cell table:formula="of:=[.F41]*[.G4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2]" office:value-type="float" office:value="0">
            <text:p>0</text:p>
          </table:table-cell>
          <table:table-cell table:formula="of:=[.F42]*[.G4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3]" office:value-type="float" office:value="0">
            <text:p>0</text:p>
          </table:table-cell>
          <table:table-cell table:formula="of:=[.F43]*[.G4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4]" office:value-type="float" office:value="0">
            <text:p>0</text:p>
          </table:table-cell>
          <table:table-cell table:formula="of:=[.F44]*[.G4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5]" office:value-type="float" office:value="0">
            <text:p>0</text:p>
          </table:table-cell>
          <table:table-cell table:formula="of:=[.F45]*[.G4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6]" office:value-type="float" office:value="0">
            <text:p>0</text:p>
          </table:table-cell>
          <table:table-cell table:formula="of:=[.F46]*[.G46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0">
            <text:p>0</text:p>
          </table:table-cell>
          <table:table-cell table:formula="of:=[.F47]*[.G47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48]" office:value-type="float" office:value="0">
            <text:p>0</text:p>
          </table:table-cell>
          <table:table-cell table:formula="of:=[.F48]*[.G4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9]" office:value-type="float" office:value="0">
            <text:p>0</text:p>
          </table:table-cell>
          <table:table-cell table:formula="of:=[.F49]*[.G49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51]"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52]" office:value-type="float" office:value="0">
            <text:p>0</text:p>
          </table:table-cell>
          <table:table-cell table:formula="of:=[.F52]*[.G5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8"/>
          <table:table-cell table:style-name="ce1" table:number-columns-repeated="10"/>
          <table:table-cell table:style-name="ce1" table:formula="of:=[.A53]" office:value-type="float" office:value="0">
            <text:p>0</text:p>
          </table:table-cell>
          <table:table-cell table:formula="of:=[.F53]*[.G53]" office:value-type="float" office:value="0">
            <text:p>0</text:p>
          </table:table-cell>
          <table:table-cell table:number-columns-repeated="987"/>
        </table:table-row>
        <table:table-row table:style-name="ro3">
          <table:table-cell/>
          <table:table-cell table:style-name="ce1" table:number-columns-repeated="4"/>
          <table:table-cell table:number-columns-repeated="2" table:style-name="ce1"/>
          <table:table-cell table:style-name="ce1" table:number-columns-repeated="11"/>
          <table:table-cell/>
          <table:table-cell table:style-name="ce1" table:number-columns-repeated="4"/>
          <table:table-cell table:style-name="ce4" table:number-columns-repeated="2"/>
          <table:table-cell table:style-name="ce1" table:number-columns-repeated="10"/>
          <table:table-cell table:style-name="ce1" table:formula="of:=[.A54]" office:value-type="float" office:value="0">
            <text:p>0</text:p>
          </table:table-cell>
          <table:table-cell table:style-name="ce1" table:formula="of:=[.F54]*[.G54]" office:value-type="float" office:value="0">
            <text:p>0</text:p>
          </table:table-cell>
          <table:table-cell table:style-name="ce1" table:number-columns-repeated="985"/>
          <table:table-cell table:number-columns-repeated="2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5]" office:value-type="float" office:value="0">
            <text:p>0</text:p>
          </table:table-cell>
          <table:table-cell table:formula="of:=[.F55]*[.G5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6]"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7]" office:value-type="float" office:value="0">
            <text:p>0</text:p>
          </table:table-cell>
          <table:table-cell table:formula="of:=[.F57]*[.G5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8]"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4"/>
          <table:table-cell table:number-columns-repeated="6"/>
          <table:table-cell table:formula="of:=[.A59]"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0]"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1]" office:value-type="float" office:value="0">
            <text:p>0</text:p>
          </table:table-cell>
          <table:table-cell table:formula="of:=[.F61]*[.G6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2]"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3]"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4]"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5]" office:value-type="float" office:value="0">
            <text:p>0</text:p>
          </table:table-cell>
          <table:table-cell table:formula="of:=[.F65]*[.G6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6]" office:value-type="float" office:value="0">
            <text:p>0</text:p>
          </table:table-cell>
          <table:table-cell table:formula="of:=[.F66]*[.G6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7]" office:value-type="float" office:value="0">
            <text:p>0</text:p>
          </table:table-cell>
          <table:table-cell table:formula="of:=[.F67]*[.G6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8]" office:value-type="float" office:value="0">
            <text:p>0</text:p>
          </table:table-cell>
          <table:table-cell table:formula="of:=[.F68]*[.G6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9]" office:value-type="float" office:value="0">
            <text:p>0</text:p>
          </table:table-cell>
          <table:table-cell table:formula="of:=[.F69]*[.G6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0]" office:value-type="float" office:value="0">
            <text:p>0</text:p>
          </table:table-cell>
          <table:table-cell table:formula="of:=[.F70]*[.G7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1]" office:value-type="float" office:value="0">
            <text:p>0</text:p>
          </table:table-cell>
          <table:table-cell table:formula="of:=[.F71]*[.G7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2]" office:value-type="float" office:value="0">
            <text:p>0</text:p>
          </table:table-cell>
          <table:table-cell table:formula="of:=[.F72]*[.G7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3]" office:value-type="float" office:value="0">
            <text:p>0</text:p>
          </table:table-cell>
          <table:table-cell table:formula="of:=[.F73]*[.G7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4]" office:value-type="float" office:value="0">
            <text:p>0</text:p>
          </table:table-cell>
          <table:table-cell table:formula="of:=[.F74]*[.G7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5]" office:value-type="float" office:value="0">
            <text:p>0</text:p>
          </table:table-cell>
          <table:table-cell table:formula="of:=[.F75]*[.G7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6]" office:value-type="float" office:value="0">
            <text:p>0</text:p>
          </table:table-cell>
          <table:table-cell table:formula="of:=[.F76]*[.G7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7]" office:value-type="float" office:value="0">
            <text:p>0</text:p>
          </table:table-cell>
          <table:table-cell table:formula="of:=[.F77]*[.G7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8]" office:value-type="float" office:value="0">
            <text:p>0</text:p>
          </table:table-cell>
          <table:table-cell table:formula="of:=[.F78]*[.G7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9]" office:value-type="float" office:value="0">
            <text:p>0</text:p>
          </table:table-cell>
          <table:table-cell table:formula="of:=[.F79]*[.G7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0]" office:value-type="float" office:value="0">
            <text:p>0</text:p>
          </table:table-cell>
          <table:table-cell table:formula="of:=[.F80]*[.G8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1]" office:value-type="float" office:value="0">
            <text:p>0</text:p>
          </table:table-cell>
          <table:table-cell table:formula="of:=[.F81]*[.G8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2]" office:value-type="float" office:value="0">
            <text:p>0</text:p>
          </table:table-cell>
          <table:table-cell table:formula="of:=[.F82]*[.G8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3]" office:value-type="float" office:value="0">
            <text:p>0</text:p>
          </table:table-cell>
          <table:table-cell table:formula="of:=[.F83]*[.G8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4]" office:value-type="float" office:value="0">
            <text:p>0</text:p>
          </table:table-cell>
          <table:table-cell table:formula="of:=[.F84]*[.G8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8_135913" table:style-name="ta5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4" table:number-columns-repeated="1022" table:default-cell-style-name="Default"/>
        <table:table-row table:style-name="ro4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4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4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4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4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4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4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4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4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4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4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4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4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4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4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4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4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4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4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4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4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4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4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4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4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6T14:49:52</text:p>
          </table:table-cell>
          <table:table-cell office:value-type="float" office:value="1645040992">
            <text:p>1645040992</text:p>
          </table:table-cell>
          <table:table-cell office:value-type="float" office:value="18.188">
            <text:p>18.188</text:p>
          </table:table-cell>
          <table:table-cell office:value-type="float" office:value="13.37">
            <text:p>13.37</text:p>
          </table:table-cell>
          <table:table-cell office:value-type="float" office:value="2.653">
            <text:p>2.653</text:p>
          </table:table-cell>
          <table:table-cell office:value-type="float" office:value="0.8888">
            <text:p>0.8888</text:p>
          </table:table-cell>
          <table:table-cell office:value-type="float" office:value="0.7121">
            <text:p>0.7121</text:p>
          </table:table-cell>
          <table:table-cell office:value-type="float" office:value="13.427">
            <text:p>13.427</text:p>
          </table:table-cell>
          <table:table-cell office:value-type="float" office:value="13.337">
            <text:p>13.337</text:p>
          </table:table-cell>
          <table:table-cell office:value-type="float" office:value="63744">
            <text:p>63744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6T15:19:51</text:p>
          </table:table-cell>
          <table:table-cell office:value-type="float" office:value="1645042791">
            <text:p>1645042791</text:p>
          </table:table-cell>
          <table:table-cell office:value-type="float" office:value="20.188">
            <text:p>20.188</text:p>
          </table:table-cell>
          <table:table-cell office:value-type="float" office:value="13.357">
            <text:p>13.357</text:p>
          </table:table-cell>
          <table:table-cell office:value-type="float" office:value="1.79">
            <text:p>1.79</text:p>
          </table:table-cell>
          <table:table-cell office:value-type="float" office:value="0.8778">
            <text:p>0.8778</text:p>
          </table:table-cell>
          <table:table-cell office:value-type="float" office:value="0.6432">
            <text:p>0.6432</text:p>
          </table:table-cell>
          <table:table-cell office:value-type="float" office:value="13.485">
            <text:p>13.485</text:p>
          </table:table-cell>
          <table:table-cell office:value-type="float" office:value="13.335">
            <text:p>13.335</text:p>
          </table:table-cell>
          <table:table-cell office:value-type="float" office:value="68016">
            <text:p>6801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6T15:49:51</text:p>
          </table:table-cell>
          <table:table-cell office:value-type="float" office:value="1645044591">
            <text:p>1645044591</text:p>
          </table:table-cell>
          <table:table-cell office:value-type="float" office:value="19.42">
            <text:p>19.42</text:p>
          </table:table-cell>
          <table:table-cell office:value-type="float" office:value="13.339">
            <text:p>13.339</text:p>
          </table:table-cell>
          <table:table-cell office:value-type="float" office:value="0.988">
            <text:p>0.988</text:p>
          </table:table-cell>
          <table:table-cell office:value-type="float" office:value="0.8928">
            <text:p>0.8928</text:p>
          </table:table-cell>
          <table:table-cell office:value-type="float" office:value="0.6577">
            <text:p>0.6577</text:p>
          </table:table-cell>
          <table:table-cell office:value-type="float" office:value="13.467">
            <text:p>13.467</text:p>
          </table:table-cell>
          <table:table-cell office:value-type="float" office:value="13.327">
            <text:p>13.327</text:p>
          </table:table-cell>
          <table:table-cell office:value-type="float" office:value="70464">
            <text:p>7046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6T16:19:51</text:p>
          </table:table-cell>
          <table:table-cell office:value-type="float" office:value="1645046391">
            <text:p>1645046391</text:p>
          </table:table-cell>
          <table:table-cell office:value-type="float" office:value="17.807">
            <text:p>17.807</text:p>
          </table:table-cell>
          <table:table-cell office:value-type="float" office:value="13.322">
            <text:p>13.322</text:p>
          </table:table-cell>
          <table:table-cell office:value-type="float" office:value="0.31">
            <text:p>0.31</text:p>
          </table:table-cell>
          <table:table-cell office:value-type="float" office:value="0.913">
            <text:p>0.913</text:p>
          </table:table-cell>
          <table:table-cell office:value-type="float" office:value="0.7002">
            <text:p>0.7002</text:p>
          </table:table-cell>
          <table:table-cell office:value-type="float" office:value="13.429">
            <text:p>13.429</text:p>
          </table:table-cell>
          <table:table-cell office:value-type="float" office:value="13.318">
            <text:p>13.318</text:p>
          </table:table-cell>
          <table:table-cell office:value-type="float" office:value="71448">
            <text:p>71448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6T16:49:51</text:p>
          </table:table-cell>
          <table:table-cell office:value-type="float" office:value="1645048191">
            <text:p>1645048191</text:p>
          </table:table-cell>
          <table:table-cell office:value-type="float" office:value="19.642">
            <text:p>19.642</text:p>
          </table:table-cell>
          <table:table-cell office:value-type="float" office:value="13.313">
            <text:p>13.313</text:p>
          </table:table-cell>
          <table:table-cell office:value-type="float" office:value="-0.058">
            <text:p>-0.058</text:p>
          </table:table-cell>
          <table:table-cell office:value-type="float" office:value="0.8938">
            <text:p>0.8938</text:p>
          </table:table-cell>
          <table:table-cell office:value-type="float" office:value="0.6388">
            <text:p>0.6388</text:p>
          </table:table-cell>
          <table:table-cell office:value-type="float" office:value="13.476">
            <text:p>13.476</text:p>
          </table:table-cell>
          <table:table-cell office:value-type="float" office:value="13.314">
            <text:p>13.314</text:p>
          </table:table-cell>
          <table:table-cell office:value-type="float" office:value="71760">
            <text:p>7176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6T17:19:51</text:p>
          </table:table-cell>
          <table:table-cell office:value-type="float" office:value="1645049991">
            <text:p>1645049991</text:p>
          </table:table-cell>
          <table:table-cell office:value-type="float" office:value="19.653">
            <text:p>19.65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8933">
            <text:p>0.8933</text:p>
          </table:table-cell>
          <table:table-cell office:value-type="float" office:value="0.6326">
            <text:p>0.6326</text:p>
          </table:table-cell>
          <table:table-cell office:value-type="float" office:value="13.476">
            <text:p>13.476</text:p>
          </table:table-cell>
          <table:table-cell office:value-type="float" office:value="13.302">
            <text:p>13.302</text:p>
          </table:table-cell>
          <table:table-cell office:value-type="float" office:value="71640">
            <text:p>7164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6T17:49:51</text:p>
          </table:table-cell>
          <table:table-cell office:value-type="float" office:value="1645051791">
            <text:p>1645051791</text:p>
          </table:table-cell>
          <table:table-cell office:value-type="float" office:value="17.942">
            <text:p>17.942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116">
            <text:p>0.9116</text:p>
          </table:table-cell>
          <table:table-cell office:value-type="float" office:value="0.6829">
            <text:p>0.6829</text:p>
          </table:table-cell>
          <table:table-cell office:value-type="float" office:value="13.432">
            <text:p>13.432</text:p>
          </table:table-cell>
          <table:table-cell office:value-type="float" office:value="13.303">
            <text:p>13.303</text:p>
          </table:table-cell>
          <table:table-cell office:value-type="float" office:value="71472">
            <text:p>7147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6T18:19:51</text:p>
          </table:table-cell>
          <table:table-cell office:value-type="float" office:value="1645053591">
            <text:p>1645053591</text:p>
          </table:table-cell>
          <table:table-cell office:value-type="float" office:value="18.962">
            <text:p>18.962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99">
            <text:p>0.8999</text:p>
          </table:table-cell>
          <table:table-cell office:value-type="float" office:value="0.6523">
            <text:p>0.6523</text:p>
          </table:table-cell>
          <table:table-cell office:value-type="float" office:value="13.456">
            <text:p>13.456</text:p>
          </table:table-cell>
          <table:table-cell office:value-type="float" office:value="13.307">
            <text:p>13.307</text:p>
          </table:table-cell>
          <table:table-cell office:value-type="float" office:value="71256">
            <text:p>71256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6T18:49:52</text:p>
          </table:table-cell>
          <table:table-cell office:value-type="float" office:value="1645055392">
            <text:p>1645055392</text:p>
          </table:table-cell>
          <table:table-cell office:value-type="float" office:value="19.807">
            <text:p>19.80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8901">
            <text:p>0.8901</text:p>
          </table:table-cell>
          <table:table-cell office:value-type="float" office:value="0.6267">
            <text:p>0.6267</text:p>
          </table:table-cell>
          <table:table-cell office:value-type="float" office:value="13.479">
            <text:p>13.479</text:p>
          </table:table-cell>
          <table:table-cell office:value-type="float" office:value="13.307">
            <text:p>13.307</text:p>
          </table:table-cell>
          <table:table-cell office:value-type="float" office:value="71064">
            <text:p>7106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6T19:19:52</text:p>
          </table:table-cell>
          <table:table-cell office:value-type="float" office:value="1645057192">
            <text:p>1645057192</text:p>
          </table:table-cell>
          <table:table-cell office:value-type="float" office:value="18.255">
            <text:p>18.255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6">
            <text:p>0.9066</text:p>
          </table:table-cell>
          <table:table-cell office:value-type="float" office:value="0.6704">
            <text:p>0.6704</text:p>
          </table:table-cell>
          <table:table-cell office:value-type="float" office:value="13.438">
            <text:p>13.438</text:p>
          </table:table-cell>
          <table:table-cell office:value-type="float" office:value="13.302">
            <text:p>13.302</text:p>
          </table:table-cell>
          <table:table-cell office:value-type="float" office:value="70848">
            <text:p>7084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6T19:49:52</text:p>
          </table:table-cell>
          <table:table-cell office:value-type="float" office:value="1645058992">
            <text:p>1645058992</text:p>
          </table:table-cell>
          <table:table-cell office:value-type="float" office:value="18.51">
            <text:p>18.51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032">
            <text:p>0.9032</text:p>
          </table:table-cell>
          <table:table-cell office:value-type="float" office:value="0.663">
            <text:p>0.663</text:p>
          </table:table-cell>
          <table:table-cell office:value-type="float" office:value="13.444">
            <text:p>13.444</text:p>
          </table:table-cell>
          <table:table-cell office:value-type="float" office:value="13.307">
            <text:p>13.307</text:p>
          </table:table-cell>
          <table:table-cell office:value-type="float" office:value="70656">
            <text:p>70656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6T20:19:52</text:p>
          </table:table-cell>
          <table:table-cell office:value-type="float" office:value="1645060792">
            <text:p>1645060792</text:p>
          </table:table-cell>
          <table:table-cell office:value-type="float" office:value="19.875">
            <text:p>19.875</text:p>
          </table:table-cell>
          <table:table-cell office:value-type="float" office:value="13.293">
            <text:p>13.293</text:p>
          </table:table-cell>
          <table:table-cell office:value-type="float" office:value="-0.12">
            <text:p>-0.12</text:p>
          </table:table-cell>
          <table:table-cell office:value-type="float" office:value="0.8878">
            <text:p>0.8878</text:p>
          </table:table-cell>
          <table:table-cell office:value-type="float" office:value="0.6233">
            <text:p>0.6233</text:p>
          </table:table-cell>
          <table:table-cell office:value-type="float" office:value="13.481">
            <text:p>13.481</text:p>
          </table:table-cell>
          <table:table-cell office:value-type="float" office:value="13.293">
            <text:p>13.293</text:p>
          </table:table-cell>
          <table:table-cell office:value-type="float" office:value="70440">
            <text:p>70440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6T20:49:52</text:p>
          </table:table-cell>
          <table:table-cell office:value-type="float" office:value="1645062592">
            <text:p>1645062592</text:p>
          </table:table-cell>
          <table:table-cell office:value-type="float" office:value="18.585">
            <text:p>18.585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9014">
            <text:p>0.9014</text:p>
          </table:table-cell>
          <table:table-cell office:value-type="float" office:value="0.6576">
            <text:p>0.6576</text:p>
          </table:table-cell>
          <table:table-cell office:value-type="float" office:value="13.445">
            <text:p>13.445</text:p>
          </table:table-cell>
          <table:table-cell office:value-type="float" office:value="13.298">
            <text:p>13.298</text:p>
          </table:table-cell>
          <table:table-cell office:value-type="float" office:value="70224">
            <text:p>70224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6T21:19:52</text:p>
          </table:table-cell>
          <table:table-cell office:value-type="float" office:value="1645064392">
            <text:p>1645064392</text:p>
          </table:table-cell>
          <table:table-cell office:value-type="float" office:value="18.235">
            <text:p>18.235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047">
            <text:p>0.9047</text:p>
          </table:table-cell>
          <table:table-cell office:value-type="float" office:value="0.6696">
            <text:p>0.6696</text:p>
          </table:table-cell>
          <table:table-cell office:value-type="float" office:value="13.436">
            <text:p>13.436</text:p>
          </table:table-cell>
          <table:table-cell office:value-type="float" office:value="13.303">
            <text:p>13.303</text:p>
          </table:table-cell>
          <table:table-cell office:value-type="float" office:value="70032">
            <text:p>7003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6T21:49:52</text:p>
          </table:table-cell>
          <table:table-cell office:value-type="float" office:value="1645066192">
            <text:p>1645066192</text:p>
          </table:table-cell>
          <table:table-cell office:value-type="float" office:value="20">
            <text:p>20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8849">
            <text:p>0.8849</text:p>
          </table:table-cell>
          <table:table-cell office:value-type="float" office:value="0.6168">
            <text:p>0.6168</text:p>
          </table:table-cell>
          <table:table-cell office:value-type="float" office:value="13.483">
            <text:p>13.483</text:p>
          </table:table-cell>
          <table:table-cell office:value-type="float" office:value="13.297">
            <text:p>13.297</text:p>
          </table:table-cell>
          <table:table-cell office:value-type="float" office:value="69864">
            <text:p>6986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6T22:19:52</text:p>
          </table:table-cell>
          <table:table-cell office:value-type="float" office:value="1645067992">
            <text:p>1645067992</text:p>
          </table:table-cell>
          <table:table-cell office:value-type="float" office:value="19.183">
            <text:p>19.183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36">
            <text:p>0.8936</text:p>
          </table:table-cell>
          <table:table-cell office:value-type="float" office:value="0.6387">
            <text:p>0.6387</text:p>
          </table:table-cell>
          <table:table-cell office:value-type="float" office:value="13.461">
            <text:p>13.461</text:p>
          </table:table-cell>
          <table:table-cell office:value-type="float" office:value="13.306">
            <text:p>13.306</text:p>
          </table:table-cell>
          <table:table-cell office:value-type="float" office:value="69744">
            <text:p>69744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6T22:49:52</text:p>
          </table:table-cell>
          <table:table-cell office:value-type="float" office:value="1645069792">
            <text:p>1645069792</text:p>
          </table:table-cell>
          <table:table-cell office:value-type="float" office:value="17.937">
            <text:p>17.937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9">
            <text:p>0.9069</text:p>
          </table:table-cell>
          <table:table-cell office:value-type="float" office:value="0.6757">
            <text:p>0.6757</text:p>
          </table:table-cell>
          <table:table-cell office:value-type="float" office:value="13.428">
            <text:p>13.428</text:p>
          </table:table-cell>
          <table:table-cell office:value-type="float" office:value="13.302">
            <text:p>13.302</text:p>
          </table:table-cell>
          <table:table-cell office:value-type="float" office:value="69648">
            <text:p>6964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6T23:19:52</text:p>
          </table:table-cell>
          <table:table-cell office:value-type="float" office:value="1645071592">
            <text:p>1645071592</text:p>
          </table:table-cell>
          <table:table-cell office:value-type="float" office:value="20.122">
            <text:p>20.122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26">
            <text:p>0.8826</text:p>
          </table:table-cell>
          <table:table-cell office:value-type="float" office:value="0.6131">
            <text:p>0.6131</text:p>
          </table:table-cell>
          <table:table-cell office:value-type="float" office:value="13.486">
            <text:p>13.486</text:p>
          </table:table-cell>
          <table:table-cell office:value-type="float" office:value="13.297">
            <text:p>13.297</text:p>
          </table:table-cell>
          <table:table-cell office:value-type="float" office:value="69528">
            <text:p>69528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6T23:49:52</text:p>
          </table:table-cell>
          <table:table-cell office:value-type="float" office:value="1645073392">
            <text:p>1645073392</text:p>
          </table:table-cell>
          <table:table-cell office:value-type="float" office:value="19.833">
            <text:p>19.83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55">
            <text:p>0.8855</text:p>
          </table:table-cell>
          <table:table-cell office:value-type="float" office:value="0.6199">
            <text:p>0.6199</text:p>
          </table:table-cell>
          <table:table-cell office:value-type="float" office:value="13.478">
            <text:p>13.478</text:p>
          </table:table-cell>
          <table:table-cell office:value-type="float" office:value="13.297">
            <text:p>13.297</text:p>
          </table:table-cell>
          <table:table-cell office:value-type="float" office:value="69432">
            <text:p>69432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7T00:19:53</text:p>
          </table:table-cell>
          <table:table-cell office:value-type="float" office:value="1645075193">
            <text:p>1645075193</text:p>
          </table:table-cell>
          <table:table-cell office:value-type="float" office:value="18.435">
            <text:p>18.435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9006">
            <text:p>0.9006</text:p>
          </table:table-cell>
          <table:table-cell office:value-type="float" office:value="0.6577">
            <text:p>0.6577</text:p>
          </table:table-cell>
          <table:table-cell office:value-type="float" office:value="13.439">
            <text:p>13.439</text:p>
          </table:table-cell>
          <table:table-cell office:value-type="float" office:value="13.293">
            <text:p>13.293</text:p>
          </table:table-cell>
          <table:table-cell office:value-type="float" office:value="69312">
            <text:p>6931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7T00:49:53</text:p>
          </table:table-cell>
          <table:table-cell office:value-type="float" office:value="1645076993">
            <text:p>1645076993</text:p>
          </table:table-cell>
          <table:table-cell office:value-type="float" office:value="18.965">
            <text:p>18.965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945">
            <text:p>0.8945</text:p>
          </table:table-cell>
          <table:table-cell office:value-type="float" office:value="0.6426">
            <text:p>0.6426</text:p>
          </table:table-cell>
          <table:table-cell office:value-type="float" office:value="13.454">
            <text:p>13.454</text:p>
          </table:table-cell>
          <table:table-cell office:value-type="float" office:value="13.297">
            <text:p>13.297</text:p>
          </table:table-cell>
          <table:table-cell office:value-type="float" office:value="69216">
            <text:p>69216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7T01:19:53</text:p>
          </table:table-cell>
          <table:table-cell office:value-type="float" office:value="1645078793">
            <text:p>1645078793</text:p>
          </table:table-cell>
          <table:table-cell office:value-type="float" office:value="20.187">
            <text:p>20.187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8">
            <text:p>0.8808</text:p>
          </table:table-cell>
          <table:table-cell office:value-type="float" office:value="0.6095">
            <text:p>0.6095</text:p>
          </table:table-cell>
          <table:table-cell office:value-type="float" office:value="13.487">
            <text:p>13.487</text:p>
          </table:table-cell>
          <table:table-cell office:value-type="float" office:value="13.297">
            <text:p>13.297</text:p>
          </table:table-cell>
          <table:table-cell office:value-type="float" office:value="69096">
            <text:p>69096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7T01:49:53</text:p>
          </table:table-cell>
          <table:table-cell office:value-type="float" office:value="1645080593">
            <text:p>1645080593</text:p>
          </table:table-cell>
          <table:table-cell office:value-type="float" office:value="19.058">
            <text:p>19.05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29">
            <text:p>0.8929</text:p>
          </table:table-cell>
          <table:table-cell office:value-type="float" office:value="0.6384">
            <text:p>0.6384</text:p>
          </table:table-cell>
          <table:table-cell office:value-type="float" office:value="13.456">
            <text:p>13.456</text:p>
          </table:table-cell>
          <table:table-cell office:value-type="float" office:value="13.293">
            <text:p>13.293</text:p>
          </table:table-cell>
          <table:table-cell office:value-type="float" office:value="69000">
            <text:p>69000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7T02:19:53</text:p>
          </table:table-cell>
          <table:table-cell office:value-type="float" office:value="1645082393">
            <text:p>1645082393</text:p>
          </table:table-cell>
          <table:table-cell office:value-type="float" office:value="18.113">
            <text:p>18.113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903">
            <text:p>0.903</text:p>
          </table:table-cell>
          <table:table-cell office:value-type="float" office:value="0.6673">
            <text:p>0.6673</text:p>
          </table:table-cell>
          <table:table-cell office:value-type="float" office:value="13.431">
            <text:p>13.431</text:p>
          </table:table-cell>
          <table:table-cell office:value-type="float" office:value="13.284">
            <text:p>13.284</text:p>
          </table:table-cell>
          <table:table-cell office:value-type="float" office:value="68880">
            <text:p>68880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7T02:49:53</text:p>
          </table:table-cell>
          <table:table-cell office:value-type="float" office:value="1645084193">
            <text:p>1645084193</text:p>
          </table:table-cell>
          <table:table-cell office:value-type="float" office:value="20.123">
            <text:p>20.12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5">
            <text:p>0.8805</text:p>
          </table:table-cell>
          <table:table-cell office:value-type="float" office:value="0.6106">
            <text:p>0.6106</text:p>
          </table:table-cell>
          <table:table-cell office:value-type="float" office:value="13.485">
            <text:p>13.485</text:p>
          </table:table-cell>
          <table:table-cell office:value-type="float" office:value="13.297">
            <text:p>13.297</text:p>
          </table:table-cell>
          <table:table-cell office:value-type="float" office:value="68760">
            <text:p>68760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7T03:19:53</text:p>
          </table:table-cell>
          <table:table-cell office:value-type="float" office:value="1645085993">
            <text:p>1645085993</text:p>
          </table:table-cell>
          <table:table-cell office:value-type="float" office:value="19.618">
            <text:p>19.618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8858">
            <text:p>0.8858</text:p>
          </table:table-cell>
          <table:table-cell office:value-type="float" office:value="0.6231">
            <text:p>0.6231</text:p>
          </table:table-cell>
          <table:table-cell office:value-type="float" office:value="13.472">
            <text:p>13.472</text:p>
          </table:table-cell>
          <table:table-cell office:value-type="float" office:value="13.302">
            <text:p>13.302</text:p>
          </table:table-cell>
          <table:table-cell office:value-type="float" office:value="68640">
            <text:p>68640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7T03:49:53</text:p>
          </table:table-cell>
          <table:table-cell office:value-type="float" office:value="1645087793">
            <text:p>1645087793</text:p>
          </table:table-cell>
          <table:table-cell office:value-type="float" office:value="17.973">
            <text:p>17.97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35">
            <text:p>0.9035</text:p>
          </table:table-cell>
          <table:table-cell office:value-type="float" office:value="0.6703">
            <text:p>0.6703</text:p>
          </table:table-cell>
          <table:table-cell office:value-type="float" office:value="13.427">
            <text:p>13.427</text:p>
          </table:table-cell>
          <table:table-cell office:value-type="float" office:value="13.302">
            <text:p>13.302</text:p>
          </table:table-cell>
          <table:table-cell office:value-type="float" office:value="68496">
            <text:p>68496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7T04:19:53</text:p>
          </table:table-cell>
          <table:table-cell office:value-type="float" office:value="1645089593">
            <text:p>1645089593</text:p>
          </table:table-cell>
          <table:table-cell office:value-type="float" office:value="19.283">
            <text:p>19.283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8888">
            <text:p>0.8888</text:p>
          </table:table-cell>
          <table:table-cell office:value-type="float" office:value="0.6309">
            <text:p>0.6309</text:p>
          </table:table-cell>
          <table:table-cell office:value-type="float" office:value="13.462">
            <text:p>13.462</text:p>
          </table:table-cell>
          <table:table-cell office:value-type="float" office:value="13.289">
            <text:p>13.289</text:p>
          </table:table-cell>
          <table:table-cell office:value-type="float" office:value="68328">
            <text:p>68328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7T04:49:53</text:p>
          </table:table-cell>
          <table:table-cell office:value-type="float" office:value="1645091393">
            <text:p>1645091393</text:p>
          </table:table-cell>
          <table:table-cell office:value-type="float" office:value="20.078">
            <text:p>20.07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796">
            <text:p>0.8796</text:p>
          </table:table-cell>
          <table:table-cell office:value-type="float" office:value="0.6092">
            <text:p>0.6092</text:p>
          </table:table-cell>
          <table:table-cell office:value-type="float" office:value="13.483">
            <text:p>13.483</text:p>
          </table:table-cell>
          <table:table-cell office:value-type="float" office:value="13.293">
            <text:p>13.293</text:p>
          </table:table-cell>
          <table:table-cell office:value-type="float" office:value="68208">
            <text:p>6820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7T05:19:53</text:p>
          </table:table-cell>
          <table:table-cell office:value-type="float" office:value="1645093193">
            <text:p>1645093193</text:p>
          </table:table-cell>
          <table:table-cell office:value-type="float" office:value="18.812">
            <text:p>18.812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8934">
            <text:p>0.8934</text:p>
          </table:table-cell>
          <table:table-cell office:value-type="float" office:value="0.6426">
            <text:p>0.6426</text:p>
          </table:table-cell>
          <table:table-cell office:value-type="float" office:value="13.448">
            <text:p>13.448</text:p>
          </table:table-cell>
          <table:table-cell office:value-type="float" office:value="13.288">
            <text:p>13.288</text:p>
          </table:table-cell>
          <table:table-cell office:value-type="float" office:value="68112">
            <text:p>68112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7T05:49:54</text:p>
          </table:table-cell>
          <table:table-cell office:value-type="float" office:value="1645094994">
            <text:p>1645094994</text:p>
          </table:table-cell>
          <table:table-cell office:value-type="float" office:value="18.43">
            <text:p>18.43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72">
            <text:p>0.8972</text:p>
          </table:table-cell>
          <table:table-cell office:value-type="float" office:value="0.6543">
            <text:p>0.6543</text:p>
          </table:table-cell>
          <table:table-cell office:value-type="float" office:value="13.438">
            <text:p>13.438</text:p>
          </table:table-cell>
          <table:table-cell office:value-type="float" office:value="13.293">
            <text:p>13.293</text:p>
          </table:table-cell>
          <table:table-cell office:value-type="float" office:value="67992">
            <text:p>67992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7T06:19:54</text:p>
          </table:table-cell>
          <table:table-cell office:value-type="float" office:value="1645096794">
            <text:p>1645096794</text:p>
          </table:table-cell>
          <table:table-cell office:value-type="float" office:value="20.187">
            <text:p>20.187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8775">
            <text:p>0.8775</text:p>
          </table:table-cell>
          <table:table-cell office:value-type="float" office:value="0.6063">
            <text:p>0.6063</text:p>
          </table:table-cell>
          <table:table-cell office:value-type="float" office:value="13.485">
            <text:p>13.485</text:p>
          </table:table-cell>
          <table:table-cell office:value-type="float" office:value="13.284">
            <text:p>13.284</text:p>
          </table:table-cell>
          <table:table-cell office:value-type="float" office:value="67896">
            <text:p>67896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7T06:49:54</text:p>
          </table:table-cell>
          <table:table-cell office:value-type="float" office:value="1645098594">
            <text:p>1645098594</text:p>
          </table:table-cell>
          <table:table-cell office:value-type="float" office:value="19.62">
            <text:p>19.62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836">
            <text:p>0.8836</text:p>
          </table:table-cell>
          <table:table-cell office:value-type="float" office:value="0.6196">
            <text:p>0.6196</text:p>
          </table:table-cell>
          <table:table-cell office:value-type="float" office:value="13.471">
            <text:p>13.471</text:p>
          </table:table-cell>
          <table:table-cell office:value-type="float" office:value="13.293">
            <text:p>13.293</text:p>
          </table:table-cell>
          <table:table-cell office:value-type="float" office:value="67776">
            <text:p>6777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7T07:19:54</text:p>
          </table:table-cell>
          <table:table-cell office:value-type="float" office:value="1645100394">
            <text:p>1645100394</text:p>
          </table:table-cell>
          <table:table-cell office:value-type="float" office:value="18.197">
            <text:p>18.197</text:p>
          </table:table-cell>
          <table:table-cell office:value-type="float" office:value="13.287">
            <text:p>13.287</text:p>
          </table:table-cell>
          <table:table-cell office:value-type="float" office:value="0.002">
            <text:p>0.002</text:p>
          </table:table-cell>
          <table:table-cell office:value-type="float" office:value="0.899">
            <text:p>0.899</text:p>
          </table:table-cell>
          <table:table-cell office:value-type="float" office:value="0.6611">
            <text:p>0.6611</text:p>
          </table:table-cell>
          <table:table-cell office:value-type="float" office:value="13.431">
            <text:p>13.431</text:p>
          </table:table-cell>
          <table:table-cell office:value-type="float" office:value="13.287">
            <text:p>13.287</text:p>
          </table:table-cell>
          <table:table-cell office:value-type="float" office:value="67704">
            <text:p>67704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7T07:49:54</text:p>
          </table:table-cell>
          <table:table-cell office:value-type="float" office:value="1645102194">
            <text:p>1645102194</text:p>
          </table:table-cell>
          <table:table-cell office:value-type="float" office:value="19.533">
            <text:p>19.533</text:p>
          </table:table-cell>
          <table:table-cell office:value-type="float" office:value="13.309">
            <text:p>13.309</text:p>
          </table:table-cell>
          <table:table-cell office:value-type="float" office:value="0.495">
            <text:p>0.495</text:p>
          </table:table-cell>
          <table:table-cell office:value-type="float" office:value="0.8855">
            <text:p>0.8855</text:p>
          </table:table-cell>
          <table:table-cell office:value-type="float" office:value="0.6364">
            <text:p>0.6364</text:p>
          </table:table-cell>
          <table:table-cell office:value-type="float" office:value="13.468">
            <text:p>13.468</text:p>
          </table:table-cell>
          <table:table-cell office:value-type="float" office:value="13.304">
            <text:p>13.304</text:p>
          </table:table-cell>
          <table:table-cell office:value-type="float" office:value="68160">
            <text:p>681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7T08:19:55</text:p>
          </table:table-cell>
          <table:table-cell office:value-type="float" office:value="1645103995">
            <text:p>1645103995</text:p>
          </table:table-cell>
          <table:table-cell office:value-type="float" office:value="20.312">
            <text:p>20.312</text:p>
          </table:table-cell>
          <table:table-cell office:value-type="float" office:value="13.391">
            <text:p>13.391</text:p>
          </table:table-cell>
          <table:table-cell office:value-type="float" office:value="3.208">
            <text:p>3.208</text:p>
          </table:table-cell>
          <table:table-cell office:value-type="float" office:value="0.8818">
            <text:p>0.8818</text:p>
          </table:table-cell>
          <table:table-cell office:value-type="float" office:value="0.6593">
            <text:p>0.6593</text:p>
          </table:table-cell>
          <table:table-cell office:value-type="float" office:value="13.49">
            <text:p>13.49</text:p>
          </table:table-cell>
          <table:table-cell office:value-type="float" office:value="13.353">
            <text:p>13.353</text:p>
          </table:table-cell>
          <table:table-cell office:value-type="float" office:value="70008">
            <text:p>7000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7T08:49:55</text:p>
          </table:table-cell>
          <table:table-cell office:value-type="float" office:value="1645105795">
            <text:p>1645105795</text:p>
          </table:table-cell>
          <table:table-cell office:value-type="float" office:value="20.057">
            <text:p>20.057</text:p>
          </table:table-cell>
          <table:table-cell office:value-type="float" office:value="13.456">
            <text:p>13.456</text:p>
          </table:table-cell>
          <table:table-cell office:value-type="float" office:value="4.75">
            <text:p>4.75</text:p>
          </table:table-cell>
          <table:table-cell office:value-type="float" office:value="0.9035">
            <text:p>0.9035</text:p>
          </table:table-cell>
          <table:table-cell office:value-type="float" office:value="0.7284">
            <text:p>0.7284</text:p>
          </table:table-cell>
          <table:table-cell office:value-type="float" office:value="13.494">
            <text:p>13.494</text:p>
          </table:table-cell>
          <table:table-cell office:value-type="float" office:value="13.398">
            <text:p>13.398</text:p>
          </table:table-cell>
          <table:table-cell office:value-type="float" office:value="77160">
            <text:p>77160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7T09:19:55</text:p>
          </table:table-cell>
          <table:table-cell office:value-type="float" office:value="1645107595">
            <text:p>1645107595</text:p>
          </table:table-cell>
          <table:table-cell office:value-type="float" office:value="20.057">
            <text:p>20.057</text:p>
          </table:table-cell>
          <table:table-cell office:value-type="float" office:value="13.473">
            <text:p>13.473</text:p>
          </table:table-cell>
          <table:table-cell office:value-type="float" office:value="5.552">
            <text:p>5.552</text:p>
          </table:table-cell>
          <table:table-cell office:value-type="float" office:value="0.9293">
            <text:p>0.9293</text:p>
          </table:table-cell>
          <table:table-cell office:value-type="float" office:value="0.742">
            <text:p>0.742</text:p>
          </table:table-cell>
          <table:table-cell office:value-type="float" office:value="13.52">
            <text:p>13.52</text:p>
          </table:table-cell>
          <table:table-cell office:value-type="float" office:value="13.403">
            <text:p>13.403</text:p>
          </table:table-cell>
          <table:table-cell office:value-type="float" office:value="86880">
            <text:p>86880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7T09:49:55</text:p>
          </table:table-cell>
          <table:table-cell office:value-type="float" office:value="1645109395">
            <text:p>1645109395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7.34">
            <text:p>7.34</text:p>
          </table:table-cell>
          <table:table-cell office:value-type="float" office:value="0.9597">
            <text:p>0.9597</text:p>
          </table:table-cell>
          <table:table-cell office:value-type="float" office:value="0.7578">
            <text:p>0.7578</text:p>
          </table:table-cell>
          <table:table-cell office:value-type="float" office:value="13.551">
            <text:p>13.551</text:p>
          </table:table-cell>
          <table:table-cell office:value-type="float" office:value="13.434">
            <text:p>13.434</text:p>
          </table:table-cell>
          <table:table-cell office:value-type="float" office:value="98400">
            <text:p>9840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7T10:19:56</text:p>
          </table:table-cell>
          <table:table-cell office:value-type="float" office:value="1645111196">
            <text:p>1645111196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8.388">
            <text:p>8.388</text:p>
          </table:table-cell>
          <table:table-cell office:value-type="float" office:value="0.9966">
            <text:p>0.9966</text:p>
          </table:table-cell>
          <table:table-cell office:value-type="float" office:value="0.7625">
            <text:p>0.7625</text:p>
          </table:table-cell>
          <table:table-cell office:value-type="float" office:value="13.863">
            <text:p>13.863</text:p>
          </table:table-cell>
          <table:table-cell office:value-type="float" office:value="13.424">
            <text:p>13.424</text:p>
          </table:table-cell>
          <table:table-cell office:value-type="float" office:value="112344">
            <text:p>112344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7T10:49:56</text:p>
          </table:table-cell>
          <table:table-cell office:value-type="float" office:value="1645112996">
            <text:p>1645112996</text:p>
          </table:table-cell>
          <table:table-cell office:value-type="float" office:value="20.562">
            <text:p>20.562</text:p>
          </table:table-cell>
          <table:table-cell office:value-type="float" office:value="13.525">
            <text:p>13.525</text:p>
          </table:table-cell>
          <table:table-cell office:value-type="float" office:value="7.155">
            <text:p>7.155</text:p>
          </table:table-cell>
          <table:table-cell office:value-type="float" office:value="1">
            <text:p>1</text:p>
          </table:table-cell>
          <table:table-cell office:value-type="float" office:value="0.761">
            <text:p>0.761</text:p>
          </table:table-cell>
          <table:table-cell office:value-type="float" office:value="13.933">
            <text:p>13.933</text:p>
          </table:table-cell>
          <table:table-cell office:value-type="float" office:value="13.431">
            <text:p>13.431</text:p>
          </table:table-cell>
          <table:table-cell office:value-type="float" office:value="115584">
            <text:p>115584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7T11:19:56</text:p>
          </table:table-cell>
          <table:table-cell office:value-type="float" office:value="1645114796">
            <text:p>1645114796</text:p>
          </table:table-cell>
          <table:table-cell office:value-type="float" office:value="20.643">
            <text:p>20.643</text:p>
          </table:table-cell>
          <table:table-cell office:value-type="float" office:value="13.796">
            <text:p>13.796</text:p>
          </table:table-cell>
          <table:table-cell office:value-type="float" office:value="9.745">
            <text:p>9.745</text:p>
          </table:table-cell>
          <table:table-cell office:value-type="float" office:value="0.9996">
            <text:p>0.9996</text:p>
          </table:table-cell>
          <table:table-cell office:value-type="float" office:value="0.9479">
            <text:p>0.9479</text:p>
          </table:table-cell>
          <table:table-cell office:value-type="float" office:value="13.929">
            <text:p>13.929</text:p>
          </table:table-cell>
          <table:table-cell office:value-type="float" office:value="13.514">
            <text:p>13.514</text:p>
          </table:table-cell>
          <table:table-cell office:value-type="float" office:value="121032">
            <text:p>121032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7T11:49:56</text:p>
          </table:table-cell>
          <table:table-cell office:value-type="float" office:value="1645116596">
            <text:p>1645116596</text:p>
          </table:table-cell>
          <table:table-cell office:value-type="float" office:value="21.373">
            <text:p>21.373</text:p>
          </table:table-cell>
          <table:table-cell office:value-type="float" office:value="14.342">
            <text:p>14.342</text:p>
          </table:table-cell>
          <table:table-cell office:value-type="float" office:value="1.235">
            <text:p>1.23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328">
            <text:p>14.328</text:p>
          </table:table-cell>
          <table:table-cell office:value-type="float" office:value="123816">
            <text:p>12381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7T12:19:56</text:p>
          </table:table-cell>
          <table:table-cell office:value-type="float" office:value="1645118396">
            <text:p>1645118396</text:p>
          </table:table-cell>
          <table:table-cell office:value-type="float" office:value="21.37">
            <text:p>21.37</text:p>
          </table:table-cell>
          <table:table-cell office:value-type="float" office:value="14.438">
            <text:p>14.43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7T12:49:56</text:p>
          </table:table-cell>
          <table:table-cell office:value-type="float" office:value="1645120196">
            <text:p>1645120196</text:p>
          </table:table-cell>
          <table:table-cell office:value-type="float" office:value="21.437">
            <text:p>21.437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7T13:19:56</text:p>
          </table:table-cell>
          <table:table-cell office:value-type="float" office:value="1645121996">
            <text:p>1645121996</text:p>
          </table:table-cell>
          <table:table-cell office:value-type="float" office:value="21.625">
            <text:p>21.62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7T13:49:55</text:p>
          </table:table-cell>
          <table:table-cell office:value-type="float" office:value="1645123795">
            <text:p>1645123795</text:p>
          </table:table-cell>
          <table:table-cell office:value-type="float" office:value="21.625">
            <text:p>21.625</text:p>
          </table:table-cell>
          <table:table-cell office:value-type="float" office:value="14.451">
            <text:p>14.45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47">
            <text:p>14.447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7T14:19:55</text:p>
          </table:table-cell>
          <table:table-cell office:value-type="float" office:value="1645125595">
            <text:p>16451255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7T14:49:55</text:p>
          </table:table-cell>
          <table:table-cell office:value-type="float" office:value="1645127395">
            <text:p>16451273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7T15:17:45</text:p>
          </table:table-cell>
          <table:table-cell office:value-type="float" office:value="1645129065">
            <text:p>1645129065</text:p>
          </table:table-cell>
          <table:table-cell office:value-type="float" office:value="21.557">
            <text:p>21.557</text:p>
          </table:table-cell>
          <table:table-cell office:value-type="float" office:value="14.244">
            <text:p>14.244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46">
            <text:p>14.246</text:p>
          </table:table-cell>
          <table:table-cell office:value-type="float" office:value="123744">
            <text:p>12374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7T15:18:21</text:p>
          </table:table-cell>
          <table:table-cell office:value-type="float" office:value="1645129101">
            <text:p>1645129101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7T15:18:32</text:p>
          </table:table-cell>
          <table:table-cell office:value-type="float" office:value="1645129112">
            <text:p>1645129112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number-columns-repeated="1013"/>
        </table:table-row>
        <table:table-row table:style-name="ro4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4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4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v_dsoc = <text:s/>23.323034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4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0.353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4">
          <table:table-cell office:value-type="string">
            <text:p><text:s text:c="2"/>voc = <text:s text:c="6"/>0.353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oc_soc = <text:s/>11.18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oc_dyn = <text:s text:c="2"/>0.353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q_ekf = <text:s text:c="6"/>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charge_ekf = 24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oc_ekf = <text:s text:c="2"/>0.000; <text:s/>// Filtered state of charge from ekf (0-1)</text:p>
          </table:table-cell>
          <table:table-cell table:number-columns-repeated="1023"/>
        </table:table-row>
        <table:table-row table:style-name="ro4">
          <table:table-cell office:value-type="string">
            <text:p><text:s text:c="2"/>SOC_ekf_ = <text:s text:c="4"/>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14.96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4">
          <table:table-cell office:value-type="string">
            <text:p><text:s text:c="2"/>amp_hrs_remaining_ekf_ = <text:s text:c="3"/>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4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863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5385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465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46932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39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5.0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4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 text:c="2"/>0.35309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z <text:s/>= <text:s text:c="2"/>0.353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4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4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4">
          <table:table-cell office:value-type="string">
            <text:p><text:s text:c="2"/>H <text:s/>= <text:s/>23.323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x <text:s/>= <text:s text:c="2"/>0.000 <text:s text:c="4"/>// 1x1 Kalman state variable = Vsoc (0-1 fraction)</text:p>
          </table:table-cell>
          <table:table-cell table:number-columns-repeated="1023"/>
        </table:table-row>
        <table:table-row table:style-name="ro4">
          <table:table-cell office:value-type="string">
            <text:p><text:s text:c="2"/>hx = <text:s text:c="2"/>7.982 <text:s text:c="4"/>// Output of observation function h(x)</text:p>
          </table:table-cell>
          <table:table-cell table:number-columns-repeated="1023"/>
        </table:table-row>
        <table:table-row table:style-name="ro4">
          <table:table-cell office:value-type="string">
            <text:p><text:s text:c="2"/>y <text:s/>= <text:s/>-7.629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P <text:s/>= <text:s text:c="2"/>0.000004 <text:s/>// 1x1 Kalman uncertainty covariance</text:p>
          </table:table-cell>
          <table:table-cell table:number-columns-repeated="1023"/>
        </table:table-row>
        <table:table-row table:style-name="ro4">
          <table:table-cell office:value-type="string">
            <text:p><text:s text:c="2"/>K <text:s/>= <text:s text:c="2"/>0.008902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262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4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4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4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4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4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v_dsoc = <text:s/>21.959972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4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1.56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4">
          <table:table-cell office:value-type="string">
            <text:p><text:s text:c="2"/>voc = <text:s text:c="5"/>11.567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6"/>61874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4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4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4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4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4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4">
          <table:table-cell office:value-type="string">
            <text:p><text:s text:c="2"/>sat_ib_max_ = <text:s text:c="6"/>842.978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4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4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4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2"/>-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94051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60961.0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176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57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6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4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4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/>11.56660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32465.896</text:p>
          </table:table-cell>
          <table:table-cell office:value-type="string">
            <text:p><text:s/>t_last = <text:s/>17.688</text:p>
          </table:table-cell>
          <table:table-cell office:value-type="string">
            <text:p><text:s/>delta_q_model = -332176.909</text:p>
          </table:table-cell>
          <table:table-cell office:value-type="string">
            <text:p><text:s/>t_last_model = <text:s/>17.688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4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46932.372</text:p>
          </table:table-cell>
          <table:table-cell table:number-columns-repeated="1020"/>
        </table:table-row>
        <table:table-row table:style-name="ro4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/>17.688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0.353</text:p>
          </table:table-cell>
          <table:table-cell table:number-columns-repeated="1023"/>
        </table:table-row>
        <table:table-row table:style-name="ro4">
          <table:table-cell office:value-type="string">
            <text:p>voc <text:s/>= <text:s text:c="2"/>0.353</text:p>
          </table:table-cell>
          <table:table-cell table:number-columns-repeated="1023"/>
        </table:table-row>
        <table:table-row table:style-name="ro4">
          <table:table-cell office:value-type="string">
            <text:p>vsat = <text:s/>13.651</text:p>
          </table:table-cell>
          <table:table-cell table:number-columns-repeated="1023"/>
        </table:table-row>
        <table:table-row table:style-name="ro4">
          <table:table-cell office:value-type="string">
            <text:p>ib <text:s/>= <text:s text:c="2"/>0.002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139</text:p>
          </table:table-cell>
          <table:table-cell table:number-columns-repeated="1023"/>
        </table:table-row>
        <table:table-row table:style-name="ro4">
          <table:table-cell office:value-type="string">
            <text:p>soc_ekf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20 C" table:style-name="ta6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29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3" table:number-columns-repeated="8" table:default-cell-style-name="ce2"/>
        <table:table-column table:style-name="co35" table:number-columns-repeated="17" table:default-cell-style-name="ce2"/>
        <table:table-column table:style-name="co23" table:number-columns-repeated="965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 table:style-name="Default"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20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4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style-name="Default" table:formula="of:=[.M3]" office:value-type="float" office:value="-0.989690721649485">
            <text:p>-0.9896907216</text:p>
          </table:table-cell>
          <table:table-cell table:style-name="Default" table:formula="of:=[.M2]+[.$V$3]" office:value-type="float" office:value="-1.11969072164948">
            <text:p>-1.11969072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[.F2]-[.G2]*[.$AO$2]" office:value-type="float" office:value="14.2104112">
            <text:p>14.2104112</text:p>
          </table:table-cell>
          <table:table-cell table:formula="of:=[.O2]-[.$O$2]" office:value-type="float" office:value="0">
            <text:p>0</text:p>
          </table:table-cell>
          <table:table-cell table:style-name="ce1" table:formula="of:=360000*(1-0.01*([.E2]-25))*[.$V$9]" office:value-type="float" office:value="403910.1072">
            <text:p>403910.1072</text:p>
          </table:table-cell>
          <table:table-cell table:formula="of:=[.R2]+[.S2]" office:value-type="float" office:value="403910.1072">
            <text:p>403910.1072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20)*[.$AC$1]" office:value-type="float" office:value="14.2044232">
            <text:p>14.2</text:p>
          </table:table-cell>
          <table:table-cell table:formula="of:=[.F2]-[.K2]" office:value-type="float" office:value="-0.00200000000000067">
            <text:p>-0.002</text:p>
          </table:table-cell>
          <table:table-cell table:formula="of:=[.Z2]/[.G2]" office:value-type="float" office:value="0.0166666666666722">
            <text:p>0.0166666667</text:p>
          </table:table-cell>
          <table:table-cell office:value-type="string">
            <text:p>BATT_DVOC_DT</text:p>
          </table:table-cell>
          <table:table-cell table:style-name="ce8" table:formula="of:=[.AC1]/4" office:value-type="float" office:value="0.001">
            <text:p>0.0010</text:p>
          </table:table-cell>
          <table:table-cell table:style-name="ce6" office:value-type="float" office:value="-0.15">
            <text:p>-0.15</text:p>
          </table:table-cell>
          <table:table-cell table:number-columns-repeated="4" table:style-name="ce6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-1.70508">
            <text:p>-1.70508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3"/>
        </table:table-row>
        <table:table-row table:style-name="ro1">
          <table:table-cell table:formula="of:=([.D3]-[.$D$2])/3600" office:value-type="float" office:value="0.0269444444444444">
            <text:p>0.0269444444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style-name="Default" table:formula="of:=([.L3]-[.L2])/([.A3]-[.A2])/3600" office:value-type="float" office:value="-0.989690721649485">
            <text:p>-0.9896907216</text:p>
          </table:table-cell>
          <table:table-cell table:style-name="Default" table:formula="of:=[.M3]+[.$V$3]" office:value-type="float" office:value="-1.11969072164948">
            <text:p>-1.1196907216</text:p>
          </table:table-cell>
          <table:table-cell table:style-name="Default" table:formula="of:=([.N3]*3600*([.A3]-[.A2]))*[.$V$7]/[.$V$5]+[.O2]" office:value-type="float" office:value="-119.811928251121">
            <text:p>-119.8119282511</text:p>
          </table:table-cell>
          <table:table-cell table:style-name="Default"/>
          <table:table-cell table:formula="of:=[.F3]-[.G3]*[.$AO$2]" office:value-type="float" office:value="14.02083968">
            <text:p>14.02083968</text:p>
          </table:table-cell>
          <table:table-cell table:formula="of:=[.O3]-[.$O$2]" office:value-type="float" office:value="-119.811928251121">
            <text:p>-119.8119282511</text:p>
          </table:table-cell>
          <table:table-cell table:style-name="ce1" table:formula="of:=360000*(1-0.01*([.E3]-25))*[.$V$9]" office:value-type="float" office:value="403925.7168">
            <text:p>403925.7168</text:p>
          </table:table-cell>
          <table:table-cell table:formula="of:=[.R3]+[.S3]" office:value-type="float" office:value="403805.904871749">
            <text:p>403805.904871749</text:p>
          </table:table-cell>
          <table:table-cell table:formula="of:=[.T3]/[.S3]" office:value-type="float" office:value="0.999703381282082">
            <text:p>0.9997033813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20)*[.$AC$1]" office:value-type="float" office:value="14.01486768">
            <text:p>14.0</text:p>
          </table:table-cell>
          <table:table-cell table:formula="of:=[.F3]-[.K3]" office:value-type="float" office:value="-0.0259999999999998">
            <text:p>-0.026</text:p>
          </table:table-cell>
          <table:table-cell table:formula="of:=[.Z3]/[.G3]" office:value-type="float" office:value="0.00639134709931165">
            <text:p>0.0063913471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4">
            <text:p>4</text:p>
          </table:table-cell>
          <table:table-cell table:style-name="ce6" office:value-type="float" office:value="13.15">
            <text:p>13.15</text:p>
          </table:table-cell>
          <table:table-cell table:number-columns-repeated="2"/>
          <table:table-cell table:formula="of:=[.A3]" office:value-type="float" office:value="0.0269444444444444">
            <text:p>0.0269444444</text:p>
          </table:table-cell>
          <table:table-cell table:formula="of:=[.F3]*[.G3]" office:value-type="float" office:value="-56.842164">
            <text:p>-56.842164</text:p>
          </table:table-cell>
          <table:table-cell table:number-columns-repeated="986"/>
        </table:table-row>
        <table:table-row table:style-name="ro1">
          <table:table-cell table:formula="of:=([.D4]-[.$D$2])/3600" office:value-type="float" office:value="0.0302777777777778">
            <text:p>0.0302777778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style-name="Default" table:formula="of:=([.L4]-[.L3])/([.A4]-[.A3])/3600" office:value-type="float" office:value="-4">
            <text:p>-4</text:p>
          </table:table-cell>
          <table:table-cell table:style-name="Default" table:formula="of:=[.M4]+[.$V$3]" office:value-type="float" office:value="-4.13">
            <text:p>-4.13</text:p>
          </table:table-cell>
          <table:table-cell table:style-name="Default" table:formula="of:=([.N4]*3600*([.A4]-[.A3]))*[.$V$7]/[.$V$5]+[.O3]" office:value-type="float" office:value="-174.483497757848">
            <text:p>-174.4834977578</text:p>
          </table:table-cell>
          <table:table-cell table:style-name="Default"/>
          <table:table-cell table:formula="of:=[.F4]-[.G4]*[.$AO$2]" office:value-type="float" office:value="13.97101528">
            <text:p>13.97101528</text:p>
          </table:table-cell>
          <table:table-cell table:formula="of:=[.O4]-[.$O$2]" office:value-type="float" office:value="-174.483497757848">
            <text:p>-174.4834977578</text:p>
          </table:table-cell>
          <table:table-cell table:style-name="ce1" table:formula="of:=360000*(1-0.01*([.E4]-25))*[.$V$9]" office:value-type="float" office:value="403925.7168">
            <text:p>403925.7168</text:p>
          </table:table-cell>
          <table:table-cell table:formula="of:=[.R4]+[.S4]" office:value-type="float" office:value="403751.233302242">
            <text:p>403751.233302242</text:p>
          </table:table-cell>
          <table:table-cell table:formula="of:=[.T4]/[.S4]" office:value-type="float" office:value="0.999568030728174">
            <text:p>0.9995680307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20)*[.$AC$1]" office:value-type="float" office:value="13.96504328">
            <text:p>14.0</text:p>
          </table:table-cell>
          <table:table-cell table:formula="of:=[.F4]-[.K4]" office:value-type="float" office:value="-0.0300000000000011">
            <text:p>-0.03</text:p>
          </table:table-cell>
          <table:table-cell table:formula="of:=[.Z4]/[.G4]" office:value-type="float" office:value="0.00705384434516838">
            <text:p>0.0070538443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3.45">
            <text:p>13.45</text:p>
          </table:table-cell>
          <table:table-cell>
            <draw:frame table:end-cell-address="'20 C'.AO21" table:end-x="0.6457in" table:end-y="0.1319in" draw:z-index="4" draw:name="Chart 6" draw:style-name="gr3" draw:text-style-name="P1" svg:width="4.3512in" svg:height="3.098in" svg:x="0.4165in" svg:y="0.0567in">
              <draw:object draw:notify-on-update-of-ranges="'20 C'.AD2:'20 C'.AD18 '20 C'.AE1:'20 C'.AE1 '20 C'.AE2:'20 C'.AE18 '20 C'.AD2:'20 C'.AD18 '20 C'.AF1:'20 C'.AF1 '20 C'.AF2:'20 C'.AF18 '20 C'.AD2:'20 C'.AD18 '20 C'.AG1:'20 C'.AG1 '20 C'.AG2:'20 C'.AG18 '20 C'.AD2:'20 C'.AD18 '20 C'.AH1:'20 C'.AH1 '20 C'.AH2:'20 C'.AH18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/>
          <table:table-cell table:formula="of:=[.A4]" office:value-type="float" office:value="0.0302777777777778">
            <text:p>0.0302777778</text:p>
          </table:table-cell>
          <table:table-cell table:formula="of:=[.F4]*[.G4]" office:value-type="float" office:value="-59.206013">
            <text:p>-59.206013</text:p>
          </table:table-cell>
          <table:table-cell table:number-columns-repeated="986"/>
        </table:table-row>
        <table:table-row table:style-name="ro1">
          <table:table-cell table:formula="of:=([.D5]-[.$D$2])/3600" office:value-type="float" office:value="0.500277777777778">
            <text:p>0.5002777778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style-name="Default" table:formula="of:=([.L5]-[.L4])/([.A5]-[.A4])/3600" office:value-type="float" office:value="-3.82978723404255">
            <text:p>-3.829787234</text:p>
          </table:table-cell>
          <table:table-cell table:style-name="Default" table:formula="of:=[.M5]+[.$V$3]" office:value-type="float" office:value="-3.95978723404255">
            <text:p>-3.959787234</text:p>
          </table:table-cell>
          <table:table-cell table:style-name="Default" table:formula="of:=([.N5]*3600*([.A5]-[.A4]))*[.$V$7]/[.$V$5]+[.O4]" office:value-type="float" office:value="-7565.47076233184">
            <text:p>-7565.4707623318</text:p>
          </table:table-cell>
          <table:table-cell table:style-name="Default"/>
          <table:table-cell table:formula="of:=[.F5]-[.G5]*[.$AO$2]" office:value-type="float" office:value="13.2242176">
            <text:p>13.2242176</text:p>
          </table:table-cell>
          <table:table-cell table:formula="of:=[.O5]-[.$O$2]" office:value-type="float" office:value="-7565.47076233184">
            <text:p>-7565.4707623318</text:p>
          </table:table-cell>
          <table:table-cell table:style-name="ce1" table:formula="of:=360000*(1-0.01*([.E5]-25))*[.$V$9]" office:value-type="float" office:value="404901.3168">
            <text:p>404901.3168</text:p>
          </table:table-cell>
          <table:table-cell table:formula="of:=[.R5]+[.S5]" office:value-type="float" office:value="397335.846037668">
            <text:p>397335.846037668</text:p>
          </table:table-cell>
          <table:table-cell table:formula="of:=[.T5]/[.S5]" office:value-type="float" office:value="0.981315272515973">
            <text:p>0.9813152725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20)*[.$AC$1]" office:value-type="float" office:value="13.2192456">
            <text:p>13.2</text:p>
          </table:table-cell>
          <table:table-cell table:formula="of:=[.F5]-[.K5]" office:value-type="float" office:value="-0.0470000000000006">
            <text:p>-0.047</text:p>
          </table:table-cell>
          <table:table-cell table:formula="of:=[.Z5]/[.G5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.5">
            <text:p>9.5</text:p>
          </table:table-cell>
          <table:table-cell table:style-name="ce6" office:value-type="float" office:value="12.6">
            <text:p>12.6</text:p>
          </table:table-cell>
          <table:table-cell table:style-name="ce6" office:value-type="float" office:value="13.65">
            <text:p>13.65</text:p>
          </table:table-cell>
          <table:table-cell table:number-columns-repeated="2"/>
          <table:table-cell table:formula="of:=[.A5]" office:value-type="float" office:value="0.500277777777778">
            <text:p>0.5002777778</text:p>
          </table:table-cell>
          <table:table-cell table:formula="of:=[.F5]*[.G5]" office:value-type="float" office:value="-49.5568">
            <text:p>-49.5568</text:p>
          </table:table-cell>
          <table:table-cell table:number-columns-repeated="986"/>
        </table:table-row>
        <table:table-row table:style-name="ro1">
          <table:table-cell table:formula="of:=([.D6]-[.$D$2])/3600" office:value-type="float" office:value="1.00027777777778">
            <text:p>1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  <draw:frame table:end-cell-address="'20 C'.J22" table:end-x="0.2803in" table:end-y="0.1063in" draw:z-index="1" draw:name="Chart 2" draw:style-name="gr3" draw:text-style-name="P1" svg:width="3.9776in" svg:height="2.8406in" svg:x="0.0874in" svg:y="0.1106in">
              <draw:object draw:notify-on-update-of-ranges="'20 C'.A2:'20 C'.A87 '20 C'.F1:'20 C'.F1 '20 C'.F2:'20 C'.F87 '20 C'.A2:'20 C'.A87 '20 C'.Q1:'20 C'.Q1 '20 C'.Q2:'20 C'.Q87 '20 C'.A2:'20 C'.A87 '20 C'.K1:'20 C'.K1 '20 C'.K2:'20 C'.K87 '20 C'.A2:'20 C'.A86 '20 C'.E1:'20 C'.E1 '20 C'.E2:'20 C'.E87 '20 C'.A2:'20 C'.A87 '20 C'.G1:'20 C'.G1 '20 C'.G2:'20 C'.G87 '20 C'.A2:'20 C'.A87 '20 C'.X1:'20 C'.X1 '20 C'.X2:'20 C'.X87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style-name="Default" table:formula="of:=([.L6]-[.L5])/([.A6]-[.A5])/3600" office:value-type="float" office:value="-3.8">
            <text:p>-3.8</text:p>
          </table:table-cell>
          <table:table-cell table:style-name="Default" table:formula="of:=[.M6]+[.$V$3]" office:value-type="float" office:value="-3.93">
            <text:p>-3.93</text:p>
          </table:table-cell>
          <table:table-cell table:style-name="Default" table:formula="of:=([.N6]*3600*([.A6]-[.A5]))*[.$V$7]/[.$V$5]+[.O5]" office:value-type="float" office:value="-15369.0761434978">
            <text:p>-15369.0761434978</text:p>
          </table:table-cell>
          <table:table-cell table:style-name="Default"/>
          <table:table-cell table:formula="of:=[.F6]-[.G6]*[.$AO$2]" office:value-type="float" office:value="13.22966408">
            <text:p>13.22966408</text:p>
          </table:table-cell>
          <table:table-cell table:formula="of:=[.O6]-[.$O$2]" office:value-type="float" office:value="-15369.0761434978">
            <text:p>-15369.0761434978</text:p>
          </table:table-cell>
          <table:table-cell table:style-name="ce1" table:formula="of:=360000*(1-0.01*([.E6]-25))*[.$V$9]" office:value-type="float" office:value="406852.5168">
            <text:p>406852.5168</text:p>
          </table:table-cell>
          <table:table-cell table:formula="of:=[.R6]+[.S6]" office:value-type="float" office:value="391483.440656502">
            <text:p>391483.440656502</text:p>
          </table:table-cell>
          <table:table-cell table:formula="of:=[.T6]/[.S6]" office:value-type="float" office:value="0.962224453557816">
            <text:p>0.9622244536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20)*[.$AC$1]" office:value-type="float" office:value="13.22669208">
            <text:p>13.2</text:p>
          </table:table-cell>
          <table:table-cell table:formula="of:=[.F6]-[.K6]" office:value-type="float" office:value="-0.048">
            <text:p>-0.048</text:p>
          </table:table-cell>
          <table:table-cell table:formula="of:=[.Z6]/[.G6]" office:value-type="float" office:value="0.0123615761009529">
            <text:p>0.0123615761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3.77">
            <text:p>13.77</text:p>
          </table:table-cell>
          <table:table-cell table:number-columns-repeated="2"/>
          <table:table-cell table:formula="of:=[.A6]" office:value-type="float" office:value="1.00027777777778">
            <text:p>1.0002777778</text:p>
          </table:table-cell>
          <table:table-cell table:formula="of:=[.F6]*[.G6]" office:value-type="float" office:value="-51.193472">
            <text:p>-51.193472</text:p>
          </table:table-cell>
          <table:table-cell table:number-columns-repeated="986"/>
        </table:table-row>
        <table:table-row table:style-name="ro1">
          <table:table-cell table:formula="of:=([.D7]-[.$D$2])/3600" office:value-type="float" office:value="1.50027777777778">
            <text:p>1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style-name="Default" table:formula="of:=([.L7]-[.L6])/([.A7]-[.A6])/3600" office:value-type="float" office:value="-3.81333333333333">
            <text:p>-3.8133333333</text:p>
          </table:table-cell>
          <table:table-cell table:style-name="Default" table:formula="of:=[.M7]+[.$V$3]" office:value-type="float" office:value="-3.94333333333333">
            <text:p>-3.9433333333</text:p>
          </table:table-cell>
          <table:table-cell table:style-name="Default" table:formula="of:=([.N7]*3600*([.A7]-[.A6]))*[.$V$7]/[.$V$5]+[.O6]" office:value-type="float" office:value="-23199.1568609865">
            <text:p>-23199.1568609865</text:p>
          </table:table-cell>
          <table:table-cell table:style-name="Default"/>
          <table:table-cell table:formula="of:=[.F7]-[.G7]*[.$AO$2]" office:value-type="float" office:value="13.2282176">
            <text:p>13.2282176</text:p>
          </table:table-cell>
          <table:table-cell table:formula="of:=[.O7]-[.$O$2]" office:value-type="float" office:value="-23199.1568609865">
            <text:p>-23199.1568609865</text:p>
          </table:table-cell>
          <table:table-cell table:style-name="ce1" table:formula="of:=360000*(1-0.01*([.E7]-25))*[.$V$9]" office:value-type="float" office:value="408803.7168">
            <text:p>408803.7168</text:p>
          </table:table-cell>
          <table:table-cell table:formula="of:=[.R7]+[.S7]" office:value-type="float" office:value="385604.559939014">
            <text:p>385604.559939014</text:p>
          </table:table-cell>
          <table:table-cell table:formula="of:=[.T7]/[.S7]" office:value-type="float" office:value="0.943251110722322">
            <text:p>0.9432511107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20)*[.$AC$1]" office:value-type="float" office:value="13.2272456">
            <text:p>13.2</text:p>
          </table:table-cell>
          <table:table-cell table:formula="of:=[.F7]-[.K7]" office:value-type="float" office:value="-0.0470000000000006">
            <text:p>-0.047</text:p>
          </table:table-cell>
          <table:table-cell table:formula="of:=[.Z7]/[.G7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2.85">
            <text:p>12.85</text:p>
          </table:table-cell>
          <table:table-cell table:style-name="ce6" office:value-type="float" office:value="13.85">
            <text:p>13.85</text:p>
          </table:table-cell>
          <table:table-cell table:number-columns-repeated="2"/>
          <table:table-cell table:formula="of:=[.A7]" office:value-type="float" office:value="1.50027777777778">
            <text:p>1.5002777778</text:p>
          </table:table-cell>
          <table:table-cell table:formula="of:=[.F7]*[.G7]" office:value-type="float" office:value="-49.57184">
            <text:p>-49.57184</text:p>
          </table:table-cell>
          <table:table-cell table:number-columns-repeated="4"/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0.995">
            <text:p>0.995</text:p>
          </table:table-cell>
          <table:table-cell office:value-type="float" office:value="1">
            <text:p>1</text:p>
          </table:table-cell>
          <table:table-cell table:number-columns-repeated="964"/>
        </table:table-row>
        <table:table-row table:style-name="ro1">
          <table:table-cell table:formula="of:=([.D8]-[.$D$2])/3600" office:value-type="float" office:value="2.00027777777778">
            <text:p>2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  <draw:frame table:end-cell-address="'20 C'.N23" table:end-x="0.0768in" table:end-y="0.0012in" draw:z-index="2" draw:name="Chart 3" draw:style-name="gr3" draw:text-style-name="P1" svg:width="3.1504in" svg:height="2.6075in" svg:x="0.4118in" svg:y="0.0606in">
              <draw:object draw:notify-on-update-of-ranges="'20 C'.A2:'20 C'.A87 '20 C'.E1:'20 C'.E1 '20 C'.E2:'20 C'.E87 '20 C'.A2:'20 C'.A87 '20 C'.F1:'20 C'.F1 '20 C'.F2:'20 C'.F87 '20 C'.A2:'20 C'.A87 '20 C'.G1:'20 C'.G1 '20 C'.G2:'20 C'.G8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style-name="Default" table:formula="of:=([.L8]-[.L7])/([.A8]-[.A7])/3600" office:value-type="float" office:value="-3.84">
            <text:p>-3.84</text:p>
          </table:table-cell>
          <table:table-cell table:style-name="Default" table:formula="of:=[.M8]+[.$V$3]" office:value-type="float" office:value="-3.97">
            <text:p>-3.97</text:p>
          </table:table-cell>
          <table:table-cell table:style-name="Default" table:formula="of:=([.N8]*3600*([.A8]-[.A7]))*[.$V$7]/[.$V$5]+[.O7]" office:value-type="float" office:value="-31082.1882511211">
            <text:p>-31082.1882511211</text:p>
          </table:table-cell>
          <table:table-cell table:style-name="Default"/>
          <table:table-cell table:formula="of:=[.F8]-[.G8]*[.$AO$2]" office:value-type="float" office:value="13.2353932">
            <text:p>13.2353932</text:p>
          </table:table-cell>
          <table:table-cell table:formula="of:=[.O8]-[.$O$2]" office:value-type="float" office:value="-31082.1882511211">
            <text:p>-31082.1882511211</text:p>
          </table:table-cell>
          <table:table-cell table:style-name="ce1" table:formula="of:=360000*(1-0.01*([.E8]-25))*[.$V$9]" office:value-type="float" office:value="410446.6272">
            <text:p>410446.6272</text:p>
          </table:table-cell>
          <table:table-cell table:formula="of:=[.R8]+[.S8]" office:value-type="float" office:value="379364.438948879">
            <text:p>379364.438948879</text:p>
          </table:table-cell>
          <table:table-cell table:formula="of:=[.T8]/[.S8]" office:value-type="float" office:value="0.924272277584156">
            <text:p>0.9242722776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20)*[.$AC$1]" office:value-type="float" office:value="13.2361052">
            <text:p>13.2</text:p>
          </table:table-cell>
          <table:table-cell table:formula="of:=[.F8]-[.K8]" office:value-type="float" office:value="-0.048">
            <text:p>-0.048</text:p>
          </table:table-cell>
          <table:table-cell table:formula="of:=[.Z8]/[.G8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9">
            <text:p>12.89</text:p>
          </table:table-cell>
          <table:table-cell table:style-name="ce6" office:value-type="float" office:value="13.89">
            <text:p>13.89</text:p>
          </table:table-cell>
          <table:table-cell table:number-columns-repeated="2"/>
          <table:table-cell table:formula="of:=[.A8]" office:value-type="float" office:value="2.00027777777778">
            <text:p>2.0002777778</text:p>
          </table:table-cell>
          <table:table-cell table:formula="of:=[.F8]*[.G8]" office:value-type="float" office:value="-52.030605">
            <text:p>-52.030605</text:p>
          </table:table-cell>
          <table:table-cell table:number-columns-repeated="4"/>
          <table:table-cell table:number-columns-repeated="4" office:value-type="float" office:value="4">
            <text:p>4</text:p>
          </table:table-cell>
          <table:table-cell office:value-type="float" office:value="10.2">
            <text:p>10.2</text:p>
          </table:table-cell>
          <table:table-cell office:value-type="float" office:value="11.7">
            <text:p>11.7</text:p>
          </table:table-cell>
          <table:table-cell office:value-type="float" office:value="12.45">
            <text:p>12.45</text:p>
          </table:table-cell>
          <table:table-cell office:value-type="float" office:value="12.7">
            <text:p>12.7</text:p>
          </table:table-cell>
          <table:table-cell office:value-type="float" office:value="12.77">
            <text:p>12.77</text:p>
          </table:table-cell>
          <table:table-cell office:value-type="float" office:value="12.9">
            <text:p>12.9</text:p>
          </table:table-cell>
          <table:table-cell office:value-type="float" office:value="12.91">
            <text:p>12.91</text:p>
          </table:table-cell>
          <table:table-cell office:value-type="float" office:value="12.98">
            <text:p>12.98</text:p>
          </table:table-cell>
          <table:table-cell office:value-type="float" office:value="13.05">
            <text:p>13.05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2">
            <text:p>13.22</text:p>
          </table:table-cell>
          <table:table-cell office:value-type="float" office:value="13.59">
            <text:p>13.59</text:p>
          </table:table-cell>
          <table:table-cell office:value-type="float" office:value="14.45">
            <text:p>14.45</text:p>
          </table:table-cell>
          <table:table-cell table:number-columns-repeated="964"/>
        </table:table-row>
        <table:table-row table:style-name="ro1">
          <table:table-cell table:formula="of:=([.D9]-[.$D$2])/3600" office:value-type="float" office:value="2.50027777777778">
            <text:p>2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style-name="Default" table:formula="of:=([.L9]-[.L8])/([.A9]-[.A8])/3600" office:value-type="float" office:value="-3.85333333333333">
            <text:p>-3.8533333333</text:p>
          </table:table-cell>
          <table:table-cell table:style-name="Default" table:formula="of:=[.M9]+[.$V$3]" office:value-type="float" office:value="-3.98333333333333">
            <text:p>-3.9833333333</text:p>
          </table:table-cell>
          <table:table-cell table:style-name="Default" table:formula="of:=([.N9]*3600*([.A9]-[.A8]))*[.$V$7]/[.$V$5]+[.O8]" office:value-type="float" office:value="-38991.6949775785">
            <text:p>-38991.6949775785</text:p>
          </table:table-cell>
          <table:table-cell/>
          <table:table-cell table:formula="of:=[.F9]-[.G9]*[.$AO$2]" office:value-type="float" office:value="13.22894672">
            <text:p>13.22894672</text:p>
          </table:table-cell>
          <table:table-cell table:formula="of:=[.O9]-[.$O$2]" office:value-type="float" office:value="-38991.6949775785">
            <text:p>-38991.6949775785</text:p>
          </table:table-cell>
          <table:table-cell table:style-name="ce1" table:formula="of:=360000*(1-0.01*([.E9]-25))*[.$V$9]" office:value-type="float" office:value="412218.3168">
            <text:p>412218.3168</text:p>
          </table:table-cell>
          <table:table-cell table:formula="of:=[.R9]+[.S9]" office:value-type="float" office:value="373226.621822421">
            <text:p>373226.621822421</text:p>
          </table:table-cell>
          <table:table-cell table:formula="of:=[.T9]/[.S9]" office:value-type="float" office:value="0.905410086382706">
            <text:p>0.9054100864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20)*[.$AC$1]" office:value-type="float" office:value="13.23147472">
            <text:p>13.2</text:p>
          </table:table-cell>
          <table:table-cell table:formula="of:=[.F9]-[.K9]" office:value-type="float" office:value="-0.048">
            <text:p>-0.048</text:p>
          </table:table-cell>
          <table:table-cell table:formula="of:=[.Z9]/[.G9]" office:value-type="float" office:value="0.0125588697017269">
            <text:p>0.0125588697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95">
            <text:p>12.95</text:p>
          </table:table-cell>
          <table:table-cell table:style-name="ce6" office:value-type="float" office:value="13.95">
            <text:p>13.95</text:p>
          </table:table-cell>
          <table:table-cell table:number-columns-repeated="2"/>
          <table:table-cell table:formula="of:=[.A9]" office:value-type="float" office:value="2.50027777777778">
            <text:p>2.5002777778</text:p>
          </table:table-cell>
          <table:table-cell table:formula="of:=[.F9]*[.G9]" office:value-type="float" office:value="-50.389248">
            <text:p>-50.389248</text:p>
          </table:table-cell>
          <table:table-cell table:number-columns-repeated="4"/>
          <table:table-cell table:number-columns-repeated="3" office:value-type="float" office:value="4">
            <text:p>4</text:p>
          </table:table-cell>
          <table:table-cell office:value-type="float" office:value="9.5">
            <text:p>9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12.7">
            <text:p>12.7</text:p>
          </table:table-cell>
          <table:table-cell office:value-type="float" office:value="12.8">
            <text:p>12.8</text:p>
          </table:table-cell>
          <table:table-cell office:value-type="float" office:value="12.9">
            <text:p>12.9</text:p>
          </table:table-cell>
          <table:table-cell office:value-type="float" office:value="12.96">
            <text:p>12.96</text:p>
          </table:table-cell>
          <table:table-cell office:value-type="float" office:value="13.01">
            <text:p>13.01</text:p>
          </table:table-cell>
          <table:table-cell office:value-type="float" office:value="13.06">
            <text:p>13.06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">
            <text:p>13.2</text:p>
          </table:table-cell>
          <table:table-cell office:value-type="float" office:value="13.23">
            <text:p>13.23</text:p>
          </table:table-cell>
          <table:table-cell office:value-type="float" office:value="13.6">
            <text:p>13.6</text:p>
          </table:table-cell>
          <table:table-cell office:value-type="float" office:value="14.46">
            <text:p>14.46</text:p>
          </table:table-cell>
          <table:table-cell table:number-columns-repeated="964"/>
        </table:table-row>
        <table:table-row table:style-name="ro1">
          <table:table-cell table:formula="of:=([.D10]-[.$D$2])/3600" office:value-type="float" office:value="3.00027777777778">
            <text:p>3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style-name="Default" table:formula="of:=([.L10]-[.L9])/([.A10]-[.A9])/3600" office:value-type="float" office:value="-3.88">
            <text:p>-3.88</text:p>
          </table:table-cell>
          <table:table-cell table:style-name="Default" table:formula="of:=[.M10]+[.$V$3]" office:value-type="float" office:value="-4.01">
            <text:p>-4.01</text:p>
          </table:table-cell>
          <table:table-cell table:style-name="Default" table:formula="of:=([.N10]*3600*([.A10]-[.A9]))*[.$V$7]/[.$V$5]+[.O9]" office:value-type="float" office:value="-46954.1523766816">
            <text:p>-46954.1523766816</text:p>
          </table:table-cell>
          <table:table-cell/>
          <table:table-cell table:formula="of:=[.F10]-[.G10]*[.$AO$2]" office:value-type="float" office:value="13.21948848">
            <text:p>13.21948848</text:p>
          </table:table-cell>
          <table:table-cell table:formula="of:=[.O10]-[.$O$2]" office:value-type="float" office:value="-46954.1523766816">
            <text:p>-46954.1523766816</text:p>
          </table:table-cell>
          <table:table-cell table:style-name="ce1" table:formula="of:=360000*(1-0.01*([.E10]-25))*[.$V$9]" office:value-type="float" office:value="414134.3952">
            <text:p>414134.3952</text:p>
          </table:table-cell>
          <table:table-cell table:formula="of:=[.R10]+[.S10]" office:value-type="float" office:value="367180.242823318">
            <text:p>367180.242823318</text:p>
          </table:table-cell>
          <table:table-cell table:formula="of:=[.T10]/[.S10]" office:value-type="float" office:value="0.886620978791182">
            <text:p>0.8866209788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20)*[.$AC$1]" office:value-type="float" office:value="13.22398048">
            <text:p>13.2</text:p>
          </table:table-cell>
          <table:table-cell table:formula="of:=[.F10]-[.K10]" office:value-type="float" office:value="-0.0470000000000006">
            <text:p>-0.047</text:p>
          </table:table-cell>
          <table:table-cell table:formula="of:=[.Z10]/[.G10]" office:value-type="float" office:value="0.0127095727420229">
            <text:p>0.0127095727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9">
            <text:p>12.99</text:p>
          </table:table-cell>
          <table:table-cell table:style-name="ce6" office:value-type="float" office:value="13.99">
            <text:p>13.99</text:p>
          </table:table-cell>
          <table:table-cell table:number-columns-repeated="2"/>
          <table:table-cell table:formula="of:=[.A10]" office:value-type="float" office:value="3.00027777777778">
            <text:p>3.0002777778</text:p>
          </table:table-cell>
          <table:table-cell table:formula="of:=[.F10]*[.G10]" office:value-type="float" office:value="-48.724848">
            <text:p>-48.72484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12.77">
            <text:p>12.77</text:p>
          </table:table-cell>
          <table:table-cell office:value-type="float" office:value="12.85">
            <text:p>12.85</text:p>
          </table:table-cell>
          <table:table-cell office:value-type="float" office:value="12.89">
            <text:p>12.89</text:p>
          </table:table-cell>
          <table:table-cell office:value-type="float" office:value="12.95">
            <text:p>12.95</text:p>
          </table:table-cell>
          <table:table-cell office:value-type="float" office:value="12.99">
            <text:p>12.99</text:p>
          </table:table-cell>
          <table:table-cell office:value-type="float" office:value="13.03">
            <text:p>13.03</text:p>
          </table:table-cell>
          <table:table-cell office:value-type="float" office:value="13.04">
            <text:p>13.04</text:p>
          </table:table-cell>
          <table:table-cell office:value-type="float" office:value="13.09">
            <text:p>13.09</text:p>
          </table:table-cell>
          <table:table-cell office:value-type="float" office:value="13.14">
            <text:p>13.14</text:p>
          </table:table-cell>
          <table:table-cell office:value-type="float" office:value="13.21">
            <text:p>13.21</text:p>
          </table:table-cell>
          <table:table-cell office:value-type="float" office:value="13.25">
            <text:p>13.25</text:p>
          </table:table-cell>
          <table:table-cell office:value-type="float" office:value="13.27">
            <text:p>13.27</text:p>
          </table:table-cell>
          <table:table-cell office:value-type="float" office:value="13.72">
            <text:p>13.72</text:p>
          </table:table-cell>
          <table:table-cell office:value-type="float" office:value="14.5">
            <text:p>14.5</text:p>
          </table:table-cell>
          <table:table-cell table:number-columns-repeated="964"/>
        </table:table-row>
        <table:table-row table:style-name="ro1">
          <table:table-cell table:formula="of:=([.D11]-[.$D$2])/3600" office:value-type="float" office:value="3.50027777777778">
            <text:p>3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style-name="Default" table:formula="of:=([.L11]-[.L10])/([.A11]-[.A10])/3600" office:value-type="float" office:value="-3.88">
            <text:p>-3.88</text:p>
          </table:table-cell>
          <table:table-cell table:style-name="Default" table:formula="of:=[.M11]+[.$V$3]" office:value-type="float" office:value="-4.01">
            <text:p>-4.01</text:p>
          </table:table-cell>
          <table:table-cell table:style-name="Default" table:formula="of:=([.N11]*3600*([.A11]-[.A10]))*[.$V$7]/[.$V$5]+[.O10]" office:value-type="float" office:value="-54916.6097757847">
            <text:p>-54916.6097757847</text:p>
          </table:table-cell>
          <table:table-cell/>
          <table:table-cell table:formula="of:=[.F11]-[.G11]*[.$AO$2]" office:value-type="float" office:value="13.2242176">
            <text:p>13.2242176</text:p>
          </table:table-cell>
          <table:table-cell table:formula="of:=[.O11]-[.$O$2]" office:value-type="float" office:value="-54916.6097757847">
            <text:p>-54916.6097757847</text:p>
          </table:table-cell>
          <table:table-cell table:style-name="ce1" table:formula="of:=360000*(1-0.01*([.E11]-25))*[.$V$9]" office:value-type="float" office:value="415870.9632">
            <text:p>415870.9632</text:p>
          </table:table-cell>
          <table:table-cell table:formula="of:=[.R11]+[.S11]" office:value-type="float" office:value="360954.353424215">
            <text:p>360954.353424215</text:p>
          </table:table-cell>
          <table:table-cell table:formula="of:=[.T11]/[.S11]" office:value-type="float" office:value="0.867947958296443">
            <text:p>0.8679479583</text:p>
          </table:table-cell>
          <table:table-cell table:number-columns-repeated="3"/>
          <table:table-cell table:formula="of:=[.Q11]-([.$E11]-20)*[.$AC$1]" office:value-type="float" office:value="13.2304896">
            <text:p>13.2</text:p>
          </table:table-cell>
          <table:table-cell table:formula="of:=[.F11]-[.K11]" office:value-type="float" office:value="-0.0470000000000006">
            <text:p>-0.047</text:p>
          </table:table-cell>
          <table:table-cell table:formula="of:=[.Z11]/[.G11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6">
            <text:p>12.96</text:p>
          </table:table-cell>
          <table:table-cell table:style-name="ce6" office:value-type="float" office:value="13.03">
            <text:p>13.03</text:p>
          </table:table-cell>
          <table:table-cell table:style-name="ce6" office:value-type="float" office:value="14.03">
            <text:p>14.03</text:p>
          </table:table-cell>
          <table:table-cell table:number-columns-repeated="2"/>
          <table:table-cell table:formula="of:=[.A11]" office:value-type="float" office:value="3.50027777777778">
            <text:p>3.5002777778</text:p>
          </table:table-cell>
          <table:table-cell table:formula="of:=[.F11]*[.G11]" office:value-type="float" office:value="-49.5568">
            <text:p>-49.556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3.15">
            <text:p>13.15</text:p>
          </table:table-cell>
          <table:table-cell office:value-type="float" office:value="13.45">
            <text:p>13.45</text:p>
          </table:table-cell>
          <table:table-cell office:value-type="float" office:value="13.65">
            <text:p>13.65</text:p>
          </table:table-cell>
          <table:table-cell office:value-type="float" office:value="13.77">
            <text:p>13.77</text:p>
          </table:table-cell>
          <table:table-cell office:value-type="float" office:value="13.85">
            <text:p>13.85</text:p>
          </table:table-cell>
          <table:table-cell office:value-type="float" office:value="13.89">
            <text:p>13.89</text:p>
          </table:table-cell>
          <table:table-cell office:value-type="float" office:value="13.95">
            <text:p>13.95</text:p>
          </table:table-cell>
          <table:table-cell office:value-type="float" office:value="13.99">
            <text:p>13.99</text:p>
          </table:table-cell>
          <table:table-cell office:value-type="float" office:value="14.03">
            <text:p>14.03</text:p>
          </table:table-cell>
          <table:table-cell office:value-type="float" office:value="14.06">
            <text:p>14.06</text:p>
          </table:table-cell>
          <table:table-cell office:value-type="float" office:value="14.09">
            <text:p>14.09</text:p>
          </table:table-cell>
          <table:table-cell office:value-type="float" office:value="14.14">
            <text:p>14.14</text:p>
          </table:table-cell>
          <table:table-cell office:value-type="float" office:value="14.21">
            <text:p>14.21</text:p>
          </table:table-cell>
          <table:table-cell office:value-type="float" office:value="14.25">
            <text:p>14.25</text:p>
          </table:table-cell>
          <table:table-cell office:value-type="float" office:value="14.27">
            <text:p>14.27</text:p>
          </table:table-cell>
          <table:table-cell office:value-type="float" office:value="14.5">
            <text:p>14.5</text:p>
          </table:table-cell>
          <table:table-cell office:value-type="float" office:value="14.8">
            <text:p>14.8</text:p>
          </table:table-cell>
          <table:table-cell table:number-columns-repeated="964"/>
        </table:table-row>
        <table:table-row table:style-name="ro1">
          <table:table-cell table:formula="of:=([.D12]-[.$D$2])/3600" office:value-type="float" office:value="4.00027777777778">
            <text:p>4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style-name="Default" table:formula="of:=([.L12]-[.L11])/([.A12]-[.A11])/3600" office:value-type="float" office:value="-6.26666666666667">
            <text:p>-6.2666666667</text:p>
          </table:table-cell>
          <table:table-cell table:style-name="Default" table:formula="of:=[.M12]+[.$V$3]" office:value-type="float" office:value="-6.39666666666667">
            <text:p>-6.3966666667</text:p>
          </table:table-cell>
          <table:table-cell table:style-name="Default" table:formula="of:=([.N12]*3600*([.A12]-[.A11]))*[.$V$7]/[.$V$5]+[.O11]" office:value-type="float" office:value="-67618.1523766816">
            <text:p>-67618.1523766816</text:p>
          </table:table-cell>
          <table:table-cell/>
          <table:table-cell table:formula="of:=[.F12]-[.G12]*[.$AO$2]" office:value-type="float" office:value="13.21275632">
            <text:p>13.21275632</text:p>
          </table:table-cell>
          <table:table-cell table:formula="of:=[.O12]-[.$O$2]" office:value-type="float" office:value="-67618.1523766816">
            <text:p>-67618.1523766816</text:p>
          </table:table-cell>
          <table:table-cell table:style-name="ce1" table:formula="of:=360000*(1-0.01*([.E12]-25))*[.$V$9]" office:value-type="float" office:value="410142.24">
            <text:p>410142.24</text:p>
          </table:table-cell>
          <table:table-cell table:formula="of:=[.R12]+[.S12]" office:value-type="float" office:value="342524.087623318">
            <text:p>342524.087623318</text:p>
          </table:table-cell>
          <table:table-cell table:formula="of:=[.T12]/[.S12]" office:value-type="float" office:value="0.83513487326572">
            <text:p>0.8351348733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20)*[.$AC$1]" office:value-type="float" office:value="13.21315632">
            <text:p>13.2</text:p>
          </table:table-cell>
          <table:table-cell table:formula="of:=[.F12]-[.K12]" office:value-type="float" office:value="-0.0820000000000007">
            <text:p>-0.082</text:p>
          </table:table-cell>
          <table:table-cell table:formula="of:=[.Z12]/[.G12]" office:value-type="float" office:value="0.012090828664111">
            <text:p>0.0120908287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6" office:value-type="float" office:value="13.01">
            <text:p>13.01</text:p>
          </table:table-cell>
          <table:table-cell table:style-name="ce6" office:value-type="float" office:value="13.04">
            <text:p>13.04</text:p>
          </table:table-cell>
          <table:table-cell table:style-name="ce6" office:value-type="float" office:value="14.06">
            <text:p>14.06</text:p>
          </table:table-cell>
          <table:table-cell table:number-columns-repeated="2"/>
          <table:table-cell table:formula="of:=[.A12]" office:value-type="float" office:value="4.00027777777778">
            <text:p>4.0002777778</text:p>
          </table:table-cell>
          <table:table-cell table:formula="of:=[.F12]*[.G12]" office:value-type="float" office:value="-89.068006">
            <text:p>-89.068006</text:p>
          </table:table-cell>
          <table:table-cell table:number-columns-repeated="986"/>
        </table:table-row>
        <table:table-row table:style-name="ro1">
          <table:table-cell table:formula="of:=([.D13]-[.$D$2])/3600" office:value-type="float" office:value="4.50027777777778">
            <text:p>4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style-name="Default" table:formula="of:=([.L13]-[.L12])/([.A13]-[.A12])/3600" office:value-type="float" office:value="-4.21333333333333">
            <text:p>-4.2133333333</text:p>
          </table:table-cell>
          <table:table-cell table:style-name="Default" table:formula="of:=[.M13]+[.$V$3]" office:value-type="float" office:value="-4.34333333333333">
            <text:p>-4.3433333333</text:p>
          </table:table-cell>
          <table:table-cell table:style-name="Default" table:formula="of:=([.N13]*3600*([.A13]-[.A12]))*[.$V$7]/[.$V$5]+[.O12]" office:value-type="float" office:value="-76242.4931838565">
            <text:p>-76242.4931838565</text:p>
          </table:table-cell>
          <table:table-cell/>
          <table:table-cell table:formula="of:=[.F13]-[.G13]*[.$AO$2]" office:value-type="float" office:value="13.2325688">
            <text:p>13.2325688</text:p>
          </table:table-cell>
          <table:table-cell table:formula="of:=[.O13]-[.$O$2]" office:value-type="float" office:value="-76242.4931838565">
            <text:p>-76242.4931838565</text:p>
            <draw:frame table:end-cell-address="'20 C'.AB34" table:end-x="0.089in" table:end-y="0.0811in" draw:z-index="5" draw:style-name="gr2" draw:text-style-name="P2" svg:width="6.2988in" svg:height="3.7035in" svg:x="0.5543in" svg:y="0.1114in">
              <draw:object draw:notify-on-update-of-ranges="'20 C'.U2:'20 C'.U49 '20 C'.Y1:'20 C'.Y1 '20 C'.Y2:'20 C'.Y49 '20 C'.AD2:'20 C'.AD19 '20 C'.AG1:'20 C'.AG1 '20 C'.AG2:'20 C'.AG19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1" table:formula="of:=360000*(1-0.01*([.E13]-25))*[.$V$9]" office:value-type="float" office:value="405607.6512">
            <text:p>405607.6512</text:p>
          </table:table-cell>
          <table:table-cell table:formula="of:=[.R13]+[.S13]" office:value-type="float" office:value="329365.158016144">
            <text:p>329365.158016144</text:p>
          </table:table-cell>
          <table:table-cell table:formula="of:=[.T13]/[.S13]" office:value-type="float" office:value="0.812028957150361">
            <text:p>0.8120289572</text:p>
          </table:table-cell>
          <table:table-cell table:number-columns-repeated="3"/>
          <table:table-cell table:formula="of:=[.Q13]-([.$E13]-20)*[.$AC$1]" office:value-type="float" office:value="13.2283208">
            <text:p>13.2</text:p>
          </table:table-cell>
          <table:table-cell table:formula="of:=[.F13]-[.K13]" office:value-type="float" office:value="-0.0490000000000013">
            <text:p>-0.049</text:p>
          </table:table-cell>
          <table:table-cell table:formula="of:=[.Z13]/[.G13]" office:value-type="float" office:value="0.0118644067796613">
            <text:p>0.0118644068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09">
            <text:p>13.09</text:p>
          </table:table-cell>
          <table:table-cell table:style-name="ce6" office:value-type="float" office:value="14.09">
            <text:p>14.09</text:p>
          </table:table-cell>
          <table:table-cell table:number-columns-repeated="2"/>
          <table:table-cell table:formula="of:=[.A13]" office:value-type="float" office:value="4.50027777777778">
            <text:p>4.5002777778</text:p>
          </table:table-cell>
          <table:table-cell table:formula="of:=[.F13]*[.G13]" office:value-type="float" office:value="-54.44992">
            <text:p>-54.44992</text:p>
          </table:table-cell>
          <table:table-cell table:number-columns-repeated="986"/>
        </table:table-row>
        <table:table-row table:style-name="ro1">
          <table:table-cell table:formula="of:=([.D14]-[.$D$2])/3600" office:value-type="float" office:value="5.00027777777778">
            <text:p>5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style-name="Default" table:formula="of:=([.L14]-[.L13])/([.A14]-[.A13])/3600" office:value-type="float" office:value="-3.86666666666667">
            <text:p>-3.8666666667</text:p>
          </table:table-cell>
          <table:table-cell table:style-name="Default" table:formula="of:=[.M14]+[.$V$3]" office:value-type="float" office:value="-3.99666666666667">
            <text:p>-3.9966666667</text:p>
          </table:table-cell>
          <table:table-cell table:style-name="Default" table:formula="of:=([.N14]*3600*([.A14]-[.A13]))*[.$V$7]/[.$V$5]+[.O13]" office:value-type="float" office:value="-84178.4752466368">
            <text:p>-84178.4752466368</text:p>
          </table:table-cell>
          <table:table-cell/>
          <table:table-cell table:formula="of:=[.F14]-[.G14]*[.$AO$2]" office:value-type="float" office:value="13.2263932">
            <text:p>13.2263932</text:p>
          </table:table-cell>
          <table:table-cell table:formula="of:=[.O14]-[.$O$2]" office:value-type="float" office:value="-84178.4752466368">
            <text:p>-84178.4752466368</text:p>
          </table:table-cell>
          <table:table-cell table:style-name="ce1" table:formula="of:=360000*(1-0.01*([.E14]-25))*[.$V$9]" office:value-type="float" office:value="406114.9632">
            <text:p>406114.9632</text:p>
          </table:table-cell>
          <table:table-cell table:formula="of:=[.R14]+[.S14]" office:value-type="float" office:value="321936.487953363">
            <text:p>321936.487953363</text:p>
          </table:table-cell>
          <table:table-cell table:formula="of:=[.T14]/[.S14]" office:value-type="float" office:value="0.792722546878478">
            <text:p>0.7927225469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20)*[.$AC$1]" office:value-type="float" office:value="13.2226652">
            <text:p>13.2</text:p>
          </table:table-cell>
          <table:table-cell table:formula="of:=[.F14]-[.K14]" office:value-type="float" office:value="-0.048">
            <text:p>-0.048</text:p>
          </table:table-cell>
          <table:table-cell table:formula="of:=[.Z14]/[.G14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4">
            <text:p>13.14</text:p>
          </table:table-cell>
          <table:table-cell table:style-name="ce6" office:value-type="float" office:value="14.14">
            <text:p>14.14</text:p>
          </table:table-cell>
          <table:table-cell table:number-columns-repeated="2"/>
          <table:table-cell table:formula="of:=[.A14]" office:value-type="float" office:value="5.00027777777778">
            <text:p>5.0002777778</text:p>
          </table:table-cell>
          <table:table-cell table:formula="of:=[.F14]*[.G14]" office:value-type="float" office:value="-51.9951">
            <text:p>-51.9951</text:p>
          </table:table-cell>
          <table:table-cell table:number-columns-repeated="986"/>
        </table:table-row>
        <table:table-row table:style-name="ro1">
          <table:table-cell table:formula="of:=([.D15]-[.$D$2])/3600" office:value-type="float" office:value="5.50027777777778">
            <text:p>5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style-name="Default" table:formula="of:=([.L15]-[.L14])/([.A15]-[.A14])/3600" office:value-type="float" office:value="-3.86666666666667">
            <text:p>-3.8666666667</text:p>
          </table:table-cell>
          <table:table-cell table:style-name="Default" table:formula="of:=[.M15]+[.$V$3]" office:value-type="float" office:value="-3.99666666666667">
            <text:p>-3.9966666667</text:p>
          </table:table-cell>
          <table:table-cell table:style-name="Default" table:formula="of:=([.N15]*3600*([.A15]-[.A14]))*[.$V$7]/[.$V$5]+[.O14]" office:value-type="float" office:value="-92114.457309417">
            <text:p>-92114.457309417</text:p>
          </table:table-cell>
          <table:table-cell/>
          <table:table-cell table:formula="of:=[.F15]-[.G15]*[.$AO$2]" office:value-type="float" office:value="13.2162176">
            <text:p>13.2162176</text:p>
          </table:table-cell>
          <table:table-cell table:formula="of:=[.O15]-[.$O$2]" office:value-type="float" office:value="-92114.457309417">
            <text:p>-92114.457309417</text:p>
          </table:table-cell>
          <table:table-cell table:style-name="ce1" table:formula="of:=360000*(1-0.01*([.E15]-25))*[.$V$9]" office:value-type="float" office:value="408472.0128">
            <text:p>408472.0128</text:p>
          </table:table-cell>
          <table:table-cell table:formula="of:=[.R15]+[.S15]" office:value-type="float" office:value="316357.555490583">
            <text:p>316357.555490583</text:p>
          </table:table-cell>
          <table:table-cell table:formula="of:=[.T15]/[.S15]" office:value-type="float" office:value="0.774490162305149">
            <text:p>0.7744901623</text:p>
          </table:table-cell>
          <table:table-cell table:number-columns-repeated="3"/>
          <table:table-cell table:formula="of:=[.Q15]-([.$E15]-20)*[.$AC$1]" office:value-type="float" office:value="13.2149056">
            <text:p>13.2</text:p>
          </table:table-cell>
          <table:table-cell table:formula="of:=[.F15]-[.K15]" office:value-type="float" office:value="-0.0459999999999994">
            <text:p>-0.046</text:p>
          </table:table-cell>
          <table:table-cell table:formula="of:=[.Z15]/[.G15]" office:value-type="float" office:value="0.0122340425531913">
            <text:p>0.0122340426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1">
            <text:p>13.21</text:p>
          </table:table-cell>
          <table:table-cell table:style-name="ce6" office:value-type="float" office:value="14.21">
            <text:p>14.21</text:p>
          </table:table-cell>
          <table:table-cell table:number-columns-repeated="2"/>
          <table:table-cell table:formula="of:=[.A15]" office:value-type="float" office:value="5.50027777777778">
            <text:p>5.5002777778</text:p>
          </table:table-cell>
          <table:table-cell table:formula="of:=[.F15]*[.G15]" office:value-type="float" office:value="-49.52672">
            <text:p>-49.52672</text:p>
          </table:table-cell>
          <table:table-cell table:number-columns-repeated="986"/>
        </table:table-row>
        <table:table-row table:style-name="ro1">
          <table:table-cell table:formula="of:=([.D16]-[.$D$2])/3600" office:value-type="float" office:value="6.00055555555556">
            <text:p>6.0005555556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style-name="Default" table:formula="of:=([.L16]-[.L15])/([.A16]-[.A15])/3600" office:value-type="float" office:value="-3.85119378123265">
            <text:p>-3.8511937812</text:p>
          </table:table-cell>
          <table:table-cell table:style-name="Default" table:formula="of:=[.M16]+[.$V$3]" office:value-type="float" office:value="-3.98119378123265">
            <text:p>-3.9811937812</text:p>
          </table:table-cell>
          <table:table-cell table:style-name="Default" table:formula="of:=([.N16]*3600*([.A16]-[.A15]))*[.$V$7]/[.$V$5]+[.O15]" office:value-type="float" office:value="-100024.107443946">
            <text:p>-100024.107443946</text:p>
          </table:table-cell>
          <table:table-cell/>
          <table:table-cell table:formula="of:=[.F16]-[.G16]*[.$AO$2]" office:value-type="float" office:value="13.21148848">
            <text:p>13.21148848</text:p>
          </table:table-cell>
          <table:table-cell table:formula="of:=[.O16]-[.$O$2]" office:value-type="float" office:value="-100024.107443946">
            <text:p>-100024.107443946</text:p>
          </table:table-cell>
          <table:table-cell table:style-name="ce1" table:formula="of:=360000*(1-0.01*([.E16]-25))*[.$V$9]" office:value-type="float" office:value="410259.312">
            <text:p>410259.312</text:p>
          </table:table-cell>
          <table:table-cell table:formula="of:=[.R16]+[.S16]" office:value-type="float" office:value="310235.204556054">
            <text:p>310235.204556054</text:p>
          </table:table-cell>
          <table:table-cell table:formula="of:=[.T16]/[.S16]" office:value-type="float" office:value="0.756192962552557">
            <text:p>0.7561929626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20)*[.$AC$1]" office:value-type="float" office:value="13.21200848">
            <text:p>13.2</text:p>
          </table:table-cell>
          <table:table-cell table:formula="of:=[.F16]-[.K16]" office:value-type="float" office:value="-0.0460000000000012">
            <text:p>-0.046</text:p>
          </table:table-cell>
          <table:table-cell table:formula="of:=[.Z16]/[.G16]" office:value-type="float" office:value="0.0124391563007034">
            <text:p>0.0124391563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">
            <text:p>13.2</text:p>
          </table:table-cell>
          <table:table-cell table:style-name="ce6" office:value-type="float" office:value="13.25">
            <text:p>13.25</text:p>
          </table:table-cell>
          <table:table-cell table:style-name="ce6" office:value-type="float" office:value="14.25">
            <text:p>14.25</text:p>
          </table:table-cell>
          <table:table-cell table:number-columns-repeated="2"/>
          <table:table-cell table:formula="of:=[.A16]" office:value-type="float" office:value="6.00055555555556">
            <text:p>6.0005555556</text:p>
          </table:table-cell>
          <table:table-cell table:formula="of:=[.F16]*[.G16]" office:value-type="float" office:value="-48.695264">
            <text:p>-48.695264</text:p>
          </table:table-cell>
          <table:table-cell table:number-columns-repeated="986"/>
        </table:table-row>
        <table:table-row table:style-name="ro1">
          <table:table-cell table:formula="of:=([.D17]-[.$D$2])/3600" office:value-type="float" office:value="6.50055555555556">
            <text:p>6.5005555556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style-name="Default" table:formula="of:=([.L17]-[.L16])/([.A17]-[.A16])/3600" office:value-type="float" office:value="-3.84">
            <text:p>-3.84</text:p>
          </table:table-cell>
          <table:table-cell table:style-name="Default" table:formula="of:=[.M17]+[.$V$3]" office:value-type="float" office:value="-3.97">
            <text:p>-3.97</text:p>
          </table:table-cell>
          <table:table-cell table:style-name="Default" table:formula="of:=([.N17]*3600*([.A17]-[.A16]))*[.$V$7]/[.$V$5]+[.O16]" office:value-type="float" office:value="-107907.138834081">
            <text:p>-107907.138834081</text:p>
          </table:table-cell>
          <table:table-cell/>
          <table:table-cell table:formula="of:=[.F17]-[.G17]*[.$AO$2]" office:value-type="float" office:value="13.2022176">
            <text:p>13.2022176</text:p>
          </table:table-cell>
          <table:table-cell table:formula="of:=[.O17]-[.$O$2]" office:value-type="float" office:value="-107907.138834081">
            <text:p>-107907.138834081</text:p>
          </table:table-cell>
          <table:table-cell table:style-name="ce1" table:formula="of:=360000*(1-0.01*([.E17]-25))*[.$V$9]" office:value-type="float" office:value="411722.712">
            <text:p>411722.712</text:p>
          </table:table-cell>
          <table:table-cell table:formula="of:=[.R17]+[.S17]" office:value-type="float" office:value="303815.573165919">
            <text:p>303815.573165919</text:p>
          </table:table-cell>
          <table:table-cell table:formula="of:=[.T17]/[.S17]" office:value-type="float" office:value="0.737913076716349">
            <text:p>0.7379130767</text:p>
          </table:table-cell>
          <table:table-cell table:number-columns-repeated="3"/>
          <table:table-cell table:formula="of:=[.Q17]-([.$E17]-20)*[.$AC$1]" office:value-type="float" office:value="13.2042376">
            <text:p>13.2</text:p>
          </table:table-cell>
          <table:table-cell table:formula="of:=[.F17]-[.K17]" office:value-type="float" office:value="-0.048">
            <text:p>-0.048</text:p>
          </table:table-cell>
          <table:table-cell table:formula="of:=[.Z17]/[.G17]" office:value-type="float" office:value="0.0127659574468085">
            <text:p>0.0127659574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 table:style-name="ce6" office:value-type="float" office:value="13.23">
            <text:p>13.23</text:p>
          </table:table-cell>
          <table:table-cell table:style-name="ce6" office:value-type="float" office:value="13.27">
            <text:p>13.27</text:p>
          </table:table-cell>
          <table:table-cell table:style-name="ce6" office:value-type="float" office:value="14.27">
            <text:p>14.27</text:p>
          </table:table-cell>
          <table:table-cell table:number-columns-repeated="2"/>
          <table:table-cell table:formula="of:=[.A17]" office:value-type="float" office:value="6.50055555555556">
            <text:p>6.5005555556</text:p>
          </table:table-cell>
          <table:table-cell table:formula="of:=[.F17]*[.G17]" office:value-type="float" office:value="-49.47408">
            <text:p>-49.47408</text:p>
          </table:table-cell>
          <table:table-cell table:number-columns-repeated="986"/>
        </table:table-row>
        <table:table-row table:style-name="ro1">
          <table:table-cell table:formula="of:=([.D18]-[.$D$2])/3600" office:value-type="float" office:value="7.00055555555556">
            <text:p>7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style-name="Default" table:formula="of:=([.L18]-[.L17])/([.A18]-[.A17])/3600" office:value-type="float" office:value="-3.85333333333333">
            <text:p>-3.8533333333</text:p>
          </table:table-cell>
          <table:table-cell table:style-name="Default" table:formula="of:=[.M18]+[.$V$3]" office:value-type="float" office:value="-3.98333333333333">
            <text:p>-3.9833333333</text:p>
          </table:table-cell>
          <table:table-cell table:style-name="Default" table:formula="of:=([.N18]*3600*([.A18]-[.A17]))*[.$V$7]/[.$V$5]+[.O17]" office:value-type="float" office:value="-115816.645560538">
            <text:p>-115816.645560538</text:p>
          </table:table-cell>
          <table:table-cell/>
          <table:table-cell table:formula="of:=[.F18]-[.G18]*[.$AO$2]" office:value-type="float" office:value="13.19712232">
            <text:p>13.19712232</text:p>
          </table:table-cell>
          <table:table-cell table:formula="of:=[.O18]-[.$O$2]" office:value-type="float" office:value="-115816.645560538">
            <text:p>-115816.645560538</text:p>
          </table:table-cell>
          <table:table-cell table:style-name="ce1" table:formula="of:=360000*(1-0.01*([.E18]-25))*[.$V$9]" office:value-type="float" office:value="413186.112">
            <text:p>413186.112</text:p>
          </table:table-cell>
          <table:table-cell table:formula="of:=[.R18]+[.S18]" office:value-type="float" office:value="297369.466439462">
            <text:p>297369.466439462</text:p>
          </table:table-cell>
          <table:table-cell table:formula="of:=[.T18]/[.S18]" office:value-type="float" office:value="0.719698600226578">
            <text:p>0.719698600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20)*[.$AC$1]" office:value-type="float" office:value="13.20064232">
            <text:p>13.2</text:p>
          </table:table-cell>
          <table:table-cell table:formula="of:=[.F18]-[.K18]" office:value-type="float" office:value="-0.048">
            <text:p>-0.048</text:p>
          </table:table-cell>
          <table:table-cell table:formula="of:=[.Z18]/[.G18]" office:value-type="float" office:value="0.0119790366857999">
            <text:p>0.0119790367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 table:style-name="ce6" office:value-type="float" office:value="13.6">
            <text:p>13.6</text:p>
          </table:table-cell>
          <table:table-cell table:style-name="ce6" office:value-type="float" office:value="13.72">
            <text:p>13.72</text:p>
          </table:table-cell>
          <table:table-cell table:style-name="ce6" office:value-type="float" office:value="14.5">
            <text:p>14.5</text:p>
          </table:table-cell>
          <table:table-cell table:number-columns-repeated="2"/>
          <table:table-cell table:formula="of:=[.A18]" office:value-type="float" office:value="7.00055555555556">
            <text:p>7.0005555556</text:p>
          </table:table-cell>
          <table:table-cell table:formula="of:=[.F18]*[.G18]" office:value-type="float" office:value="-52.69205">
            <text:p>-52.69205</text:p>
          </table:table-cell>
          <table:table-cell table:number-columns-repeated="986"/>
        </table:table-row>
        <table:table-row table:style-name="ro1">
          <table:table-cell table:formula="of:=([.D19]-[.$D$2])/3600" office:value-type="float" office:value="7.50055555555556">
            <text:p>7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style-name="Default" table:formula="of:=([.L19]-[.L18])/([.A19]-[.A18])/3600" office:value-type="float" office:value="-3.85333333333333">
            <text:p>-3.8533333333</text:p>
          </table:table-cell>
          <table:table-cell table:style-name="Default" table:formula="of:=[.M19]+[.$V$3]" office:value-type="float" office:value="-3.98333333333333">
            <text:p>-3.9833333333</text:p>
          </table:table-cell>
          <table:table-cell table:style-name="Default" table:formula="of:=([.N19]*3600*([.A19]-[.A18]))*[.$V$7]/[.$V$5]+[.O18]" office:value-type="float" office:value="-123726.152286996">
            <text:p>-123726.152286996</text:p>
          </table:table-cell>
          <table:table-cell/>
          <table:table-cell table:formula="of:=[.F19]-[.G19]*[.$AO$2]" office:value-type="float" office:value="13.16966408">
            <text:p>13.16966408</text:p>
          </table:table-cell>
          <table:table-cell table:formula="of:=[.O19]-[.$O$2]" office:value-type="float" office:value="-123726.152286996">
            <text:p>-123726.152286996</text:p>
          </table:table-cell>
          <table:table-cell table:style-name="ce1" table:formula="of:=360000*(1-0.01*([.E19]-25))*[.$V$9]" office:value-type="float" office:value="414657.3168">
            <text:p>414657.3168</text:p>
          </table:table-cell>
          <table:table-cell table:formula="of:=[.R19]+[.S19]" office:value-type="float" office:value="290931.164513004">
            <text:p>290931.164513004</text:p>
          </table:table-cell>
          <table:table-cell table:formula="of:=[.T19]/[.S19]" office:value-type="float" office:value="0.701618306794109">
            <text:p>0.7016183068</text:p>
          </table:table-cell>
          <table:table-cell table:number-columns-repeated="3"/>
          <table:table-cell table:formula="of:=[.Q19]-([.$E19]-20)*[.$AC$1]" office:value-type="float" office:value="13.17469208">
            <text:p>13.2</text:p>
          </table:table-cell>
          <table:table-cell table:formula="of:=[.F19]-[.K19]" office:value-type="float" office:value="-0.048">
            <text:p>-0.048</text:p>
          </table:table-cell>
          <table:table-cell table:formula="of:=[.Z19]/[.G19]" office:value-type="float" office:value="0.0123615761009529">
            <text:p>0.012361576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style-name="ce6" office:value-type="float" office:value="14.46">
            <text:p>14.46</text:p>
          </table:table-cell>
          <table:table-cell table:style-name="ce6" office:value-type="float" office:value="14.5">
            <text:p>14.5</text:p>
          </table:table-cell>
          <table:table-cell table:style-name="ce6" office:value-type="float" office:value="14.8">
            <text:p>14.8</text:p>
          </table:table-cell>
          <table:table-cell table:number-columns-repeated="2"/>
          <table:table-cell table:formula="of:=[.A19]" office:value-type="float" office:value="7.50055555555556">
            <text:p>7.5005555556</text:p>
          </table:table-cell>
          <table:table-cell table:formula="of:=[.F19]*[.G19]" office:value-type="float" office:value="-50.960492">
            <text:p>-50.960492</text:p>
          </table:table-cell>
          <table:table-cell table:number-columns-repeated="986"/>
        </table:table-row>
        <table:table-row table:style-name="ro1">
          <table:table-cell table:formula="of:=([.D20]-[.$D$2])/3600" office:value-type="float" office:value="8.00055555555556">
            <text:p>8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style-name="Default" table:formula="of:=([.L20]-[.L19])/([.A20]-[.A19])/3600" office:value-type="float" office:value="-3.85333333333333">
            <text:p>-3.8533333333</text:p>
          </table:table-cell>
          <table:table-cell table:style-name="Default" table:formula="of:=[.M20]+[.$V$3]" office:value-type="float" office:value="-3.98333333333333">
            <text:p>-3.9833333333</text:p>
          </table:table-cell>
          <table:table-cell table:style-name="Default" table:formula="of:=([.N20]*3600*([.A20]-[.A19]))*[.$V$7]/[.$V$5]+[.O19]" office:value-type="float" office:value="-131635.659013453">
            <text:p>-131635.659013453</text:p>
          </table:table-cell>
          <table:table-cell/>
          <table:table-cell table:formula="of:=[.F20]-[.G20]*[.$AO$2]" office:value-type="float" office:value="13.14583968">
            <text:p>13.14583968</text:p>
          </table:table-cell>
          <table:table-cell table:formula="of:=[.O20]-[.$O$2]" office:value-type="float" office:value="-131635.659013453">
            <text:p>-131635.659013453</text:p>
          </table:table-cell>
          <table:table-cell table:style-name="ce1" table:formula="of:=360000*(1-0.01*([.E20]-25))*[.$V$9]" office:value-type="float" office:value="415870.9632">
            <text:p>415870.9632</text:p>
          </table:table-cell>
          <table:table-cell table:formula="of:=[.R20]+[.S20]" office:value-type="float" office:value="284235.304186547">
            <text:p>284235.304186547</text:p>
          </table:table-cell>
          <table:table-cell table:formula="of:=[.T20]/[.S20]" office:value-type="float" office:value="0.683469944618021">
            <text:p>0.6834699446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20)*[.$AC$1]" office:value-type="float" office:value="13.15211168">
            <text:p>13.2</text:p>
          </table:table-cell>
          <table:table-cell table:formula="of:=[.F20]-[.K20]" office:value-type="float" office:value="-0.0489999999999995">
            <text:p>-0.049</text:p>
          </table:table-cell>
          <table:table-cell table:formula="of:=[.Z20]/[.G20]" office:value-type="float" office:value="0.0120452310717796">
            <text:p>0.0120452311</text:p>
          </table:table-cell>
          <table:table-cell table:number-columns-repeated="9"/>
          <table:table-cell table:formula="of:=[.A20]" office:value-type="float" office:value="8.00055555555556">
            <text:p>8.0005555556</text:p>
          </table:table-cell>
          <table:table-cell table:formula="of:=[.F20]*[.G20]" office:value-type="float" office:value="-53.282664">
            <text:p>-53.282664</text:p>
          </table:table-cell>
          <table:table-cell table:number-columns-repeated="986"/>
        </table:table-row>
        <table:table-row table:style-name="ro1">
          <table:table-cell table:formula="of:=([.D21]-[.$D$2])/3600" office:value-type="float" office:value="8.50055555555556">
            <text:p>8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style-name="Default" table:formula="of:=([.L21]-[.L20])/([.A21]-[.A20])/3600" office:value-type="float" office:value="-6.06666666666667">
            <text:p>-6.0666666667</text:p>
          </table:table-cell>
          <table:table-cell table:style-name="Default" table:formula="of:=[.M21]+[.$V$3]" office:value-type="float" office:value="-6.19666666666667">
            <text:p>-6.1966666667</text:p>
          </table:table-cell>
          <table:table-cell table:style-name="Default" table:formula="of:=([.N21]*3600*([.A21]-[.A20]))*[.$V$7]/[.$V$5]+[.O20]" office:value-type="float" office:value="-143940.071569507">
            <text:p>-143940.071569507</text:p>
          </table:table-cell>
          <table:table-cell/>
          <table:table-cell table:formula="of:=[.F21]-[.G21]*[.$AO$2]" office:value-type="float" office:value="13.08775632">
            <text:p>13.08775632</text:p>
          </table:table-cell>
          <table:table-cell table:formula="of:=[.O21]-[.$O$2]" office:value-type="float" office:value="-143940.071569507">
            <text:p>-143940.071569507</text:p>
          </table:table-cell>
          <table:table-cell table:style-name="ce1" table:formula="of:=360000*(1-0.01*([.E21]-25))*[.$V$9]" office:value-type="float" office:value="410173.4592">
            <text:p>410173.4592</text:p>
          </table:table-cell>
          <table:table-cell table:formula="of:=[.R21]+[.S21]" office:value-type="float" office:value="266233.387630493">
            <text:p>266233.387630493</text:p>
          </table:table-cell>
          <table:table-cell table:formula="of:=[.T21]/[.S21]" office:value-type="float" office:value="0.649075120925068">
            <text:p>0.6490751209</text:p>
          </table:table-cell>
          <table:table-cell table:number-columns-repeated="3"/>
          <table:table-cell table:formula="of:=[.Q21]-([.$E21]-20)*[.$AC$1]" office:value-type="float" office:value="13.08818832">
            <text:p>13.1</text:p>
          </table:table-cell>
          <table:table-cell table:formula="of:=[.F21]-[.K21]" office:value-type="float" office:value="-0.0820000000000007">
            <text:p>-0.082</text:p>
          </table:table-cell>
          <table:table-cell table:formula="of:=[.Z21]/[.G21]" office:value-type="float" office:value="0.012090828664111">
            <text:p>0.0120908287</text:p>
          </table:table-cell>
          <table:table-cell table:number-columns-repeated="6"/>
          <table:table-cell>
            <draw:frame table:end-cell-address="'20 C'.AN37" table:end-x="0.3043in" table:end-y="0.1484in" draw:z-index="3" draw:name="Chart 4" draw:style-name="gr3" draw:text-style-name="P1" svg:width="4.2244in" svg:height="2.8252in" svg:x="0.213in" svg:y="0.1681in">
              <draw:object draw:notify-on-update-of-ranges="'20 C'.AK2:'20 C'.AK87 '20 C'.AL1:'20 C'.AL1 '20 C'.AL2:'20 C'.AL8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"/>
          <table:table-cell table:formula="of:=[.A21]" office:value-type="float" office:value="8.50055555555556">
            <text:p>8.5005555556</text:p>
          </table:table-cell>
          <table:table-cell table:formula="of:=[.F21]*[.G21]" office:value-type="float" office:value="-88.220256">
            <text:p>-88.220256</text:p>
          </table:table-cell>
          <table:table-cell table:number-columns-repeated="986"/>
        </table:table-row>
        <table:table-row table:style-name="ro1">
          <table:table-cell table:formula="of:=([.D22]-[.$D$2])/3600" office:value-type="float" office:value="9.00055555555556">
            <text:p>9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style-name="Default" table:formula="of:=([.L22]-[.L21])/([.A22]-[.A21])/3600" office:value-type="float" office:value="-4.26666666666667">
            <text:p>-4.2666666667</text:p>
          </table:table-cell>
          <table:table-cell table:style-name="Default" table:formula="of:=[.M22]+[.$V$3]" office:value-type="float" office:value="-4.39666666666667">
            <text:p>-4.3966666667</text:p>
          </table:table-cell>
          <table:table-cell table:style-name="Default" table:formula="of:=([.N22]*3600*([.A22]-[.A21]))*[.$V$7]/[.$V$5]+[.O21]" office:value-type="float" office:value="-152670.313721973">
            <text:p>-152670.313721973</text:p>
          </table:table-cell>
          <table:table-cell/>
          <table:table-cell table:formula="of:=[.F22]-[.G22]*[.$AO$2]" office:value-type="float" office:value="13.09666408">
            <text:p>13.09666408</text:p>
          </table:table-cell>
          <table:table-cell table:formula="of:=[.O22]-[.$O$2]" office:value-type="float" office:value="-152670.313721973">
            <text:p>-152670.313721973</text:p>
          </table:table-cell>
          <table:table-cell table:style-name="ce1" table:formula="of:=360000*(1-0.01*([.E22]-25))*[.$V$9]" office:value-type="float" office:value="405119.8512">
            <text:p>405119.8512</text:p>
          </table:table-cell>
          <table:table-cell table:formula="of:=[.R22]+[.S22]" office:value-type="float" office:value="252449.537478027">
            <text:p>252449.537478027</text:p>
          </table:table-cell>
          <table:table-cell table:formula="of:=[.T22]/[.S22]" office:value-type="float" office:value="0.623147783872475">
            <text:p>0.6231477839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20)*[.$AC$1]" office:value-type="float" office:value="13.09191608">
            <text:p>13.1</text:p>
          </table:table-cell>
          <table:table-cell table:formula="of:=[.F22]-[.K22]" office:value-type="float" office:value="-0.0470000000000006">
            <text:p>-0.047</text:p>
          </table:table-cell>
          <table:table-cell table:formula="of:=[.Z22]/[.G22]" office:value-type="float" office:value="0.0121040432655165">
            <text:p>0.0121040433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22]" office:value-type="float" office:value="9.00055555555556">
            <text:p>9.0005555556</text:p>
          </table:table-cell>
          <table:table-cell table:formula="of:=[.F22]*[.G22]" office:value-type="float" office:value="-50.677033">
            <text:p>-50.677033</text:p>
          </table:table-cell>
          <table:table-cell table:number-columns-repeated="2"/>
          <table:table-cell table:style-name="ce9" table:number-columns-repeated="14"/>
          <table:table-cell table:number-columns-repeated="970"/>
        </table:table-row>
        <table:table-row table:style-name="ro1">
          <table:table-cell table:formula="of:=([.D23]-[.$D$2])/3600" office:value-type="float" office:value="9.50055555555556">
            <text:p>9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style-name="Default" table:formula="of:=([.L23]-[.L22])/([.A23]-[.A22])/3600" office:value-type="float" office:value="-3.85333333333333">
            <text:p>-3.8533333333</text:p>
          </table:table-cell>
          <table:table-cell table:style-name="Default" table:formula="of:=[.M23]+[.$V$3]" office:value-type="float" office:value="-3.98333333333333">
            <text:p>-3.9833333333</text:p>
          </table:table-cell>
          <table:table-cell table:style-name="Default" table:formula="of:=([.N23]*3600*([.A23]-[.A22]))*[.$V$7]/[.$V$5]+[.O22]" office:value-type="float" office:value="-160579.82044843">
            <text:p>-160579.82044843</text:p>
          </table:table-cell>
          <table:table-cell/>
          <table:table-cell table:formula="of:=[.F23]-[.G23]*[.$AO$2]" office:value-type="float" office:value="13.09448848">
            <text:p>13.09448848</text:p>
          </table:table-cell>
          <table:table-cell table:formula="of:=[.O23]-[.$O$2]" office:value-type="float" office:value="-160579.82044843">
            <text:p>-160579.82044843</text:p>
          </table:table-cell>
          <table:table-cell table:style-name="ce1" table:formula="of:=360000*(1-0.01*([.E23]-25))*[.$V$9]" office:value-type="float" office:value="405389.1168">
            <text:p>405389.1168</text:p>
          </table:table-cell>
          <table:table-cell table:formula="of:=[.R23]+[.S23]" office:value-type="float" office:value="244809.29635157">
            <text:p>244809.29635157</text:p>
          </table:table-cell>
          <table:table-cell table:formula="of:=[.T23]/[.S23]" office:value-type="float" office:value="0.603887194318408">
            <text:p>0.6038871943</text:p>
          </table:table-cell>
          <table:table-cell table:number-columns-repeated="3"/>
          <table:table-cell table:formula="of:=[.Q23]-([.$E23]-20)*[.$AC$1]" office:value-type="float" office:value="13.09001648">
            <text:p>13.1</text:p>
          </table:table-cell>
          <table:table-cell table:formula="of:=[.F23]-[.K23]" office:value-type="float" office:value="-0.0470000000000006">
            <text:p>-0.047</text:p>
          </table:table-cell>
          <table:table-cell table:formula="of:=[.Z23]/[.G23]" office:value-type="float" office:value="0.0127095727420229">
            <text:p>0.0127095727</text:p>
          </table:table-cell>
          <table:table-cell table:number-columns-repeated="5"/>
          <table:table-cell table:style-name="ce7" office:value-type="string">
            <text:p>t_voc_20</text:p>
          </table:table-cell>
          <table:table-cell table:style-name="ce6" office:value-type="string">
            <text:p>t_voc_20</text:p>
          </table:table-cell>
          <table:table-cell table:number-columns-repeated="2"/>
          <table:table-cell table:formula="of:=[.A23]" office:value-type="float" office:value="9.50055555555556">
            <text:p>9.5005555556</text:p>
          </table:table-cell>
          <table:table-cell table:formula="of:=[.F23]*[.G23]" office:value-type="float" office:value="-48.262598">
            <text:p>-48.262598</text:p>
          </table:table-cell>
          <table:table-cell table:number-columns-repeated="2"/>
          <table:table-cell table:style-name="ce9"/>
          <table:table-cell table:style-name="ce11" office:value-type="string">
            <text:p>Instructions to tweak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4]-[.$D$2])/3600" office:value-type="float" office:value="10.0005555555556">
            <text:p>10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style-name="Default" table:formula="of:=([.L24]-[.L23])/([.A24]-[.A23])/3600" office:value-type="float" office:value="-3.85333333333333">
            <text:p>-3.8533333333</text:p>
          </table:table-cell>
          <table:table-cell table:style-name="Default" table:formula="of:=[.M24]+[.$V$3]" office:value-type="float" office:value="-3.98333333333333">
            <text:p>-3.9833333333</text:p>
          </table:table-cell>
          <table:table-cell table:style-name="Default" table:formula="of:=([.N24]*3600*([.A24]-[.A23]))*[.$V$7]/[.$V$5]+[.O23]" office:value-type="float" office:value="-168489.327174888">
            <text:p>-168489.327174888</text:p>
          </table:table-cell>
          <table:table-cell/>
          <table:table-cell table:formula="of:=[.F24]-[.G24]*[.$AO$2]" office:value-type="float" office:value="13.07612232">
            <text:p>13.07612232</text:p>
          </table:table-cell>
          <table:table-cell table:formula="of:=[.O24]-[.$O$2]" office:value-type="float" office:value="-168489.327174888">
            <text:p>-168489.327174888</text:p>
          </table:table-cell>
          <table:table-cell table:style-name="ce1" table:formula="of:=360000*(1-0.01*([.E24]-25))*[.$V$9]" office:value-type="float" office:value="407929.5792">
            <text:p>407929.5792</text:p>
          </table:table-cell>
          <table:table-cell table:formula="of:=[.R24]+[.S24]" office:value-type="float" office:value="239440.252025112">
            <text:p>239440.252025112</text:p>
          </table:table-cell>
          <table:table-cell table:formula="of:=[.T24]/[.S24]" office:value-type="float" office:value="0.586964672909192">
            <text:p>0.5869646729</text:p>
          </table:table-cell>
          <table:table-cell>
            <draw:frame table:end-cell-address="'20 C'.AB39" table:end-x="0.8921in" table:end-y="0.0854in" draw:z-index="0" draw:name="Chart 1" draw:style-name="gr3" draw:text-style-name="P1" svg:width="4.8327in" svg:height="2.5988in" svg:x="0.0252in" svg:y="0.1535in">
              <draw:object draw:notify-on-update-of-ranges="'20 C'.D2:'20 C'.D87 '20 C'.H1:'20 C'.H1 '20 C'.H2:'20 C'.H87 '20 C'.D2:'20 C'.D87 '20 C'.I1:'20 C'.I1 '20 C'.I2:'20 C'.I87 '20 C'.D2:'20 C'.D87 '20 C'.G1:'20 C'.G1 '20 C'.G2:'20 C'.G8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20)*[.$AC$1]" office:value-type="float" office:value="13.07425432">
            <text:p>13.1</text:p>
          </table:table-cell>
          <table:table-cell table:formula="of:=[.F24]-[.K24]" office:value-type="float" office:value="-0.0489999999999995">
            <text:p>-0.049</text:p>
          </table:table-cell>
          <table:table-cell table:formula="of:=[.Z24]/[.G24]" office:value-type="float" office:value="0.0122285999500872">
            <text:p>0.0122286</text:p>
          </table:table-cell>
          <table:table-cell table:number-columns-repeated="5"/>
          <table:table-cell table:style-name="ce7" office:value-type="float" office:value="4">
            <text:p>4</text:p>
          </table:table-cell>
          <table:table-cell table:style-name="ce6" office:value-type="float" office:value="9">
            <text:p>9</text:p>
          </table:table-cell>
          <table:table-cell table:number-columns-repeated="2"/>
          <table:table-cell table:formula="of:=[.A24]" office:value-type="float" office:value="10.0005555555556">
            <text:p>10.0005555556</text:p>
          </table:table-cell>
          <table:table-cell table:formula="of:=[.F24]*[.G24]" office:value-type="float" office:value="-52.207203">
            <text:p>-52.207203</text:p>
          </table:table-cell>
          <table:table-cell table:number-columns-repeated="2"/>
          <table:table-cell table:style-name="ce9"/>
          <table:table-cell table:style-name="ce11" office:value-type="string">
            <text:p>1. <text:s/>test article had unknown size. <text:s/>'scale' (v9) captures that (RATED_BATT_CAP = scale * 100 A-H)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5]-[.$D$2])/3600" office:value-type="float" office:value="10.5005555555556">
            <text:p>10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style-name="Default" table:formula="of:=([.L25]-[.L24])/([.A25]-[.A24])/3600" office:value-type="float" office:value="-3.85333333333333">
            <text:p>-3.8533333333</text:p>
          </table:table-cell>
          <table:table-cell table:style-name="Default" table:formula="of:=[.M25]+[.$V$3]" office:value-type="float" office:value="-3.98333333333333">
            <text:p>-3.9833333333</text:p>
          </table:table-cell>
          <table:table-cell table:style-name="Default" table:formula="of:=([.N25]*3600*([.A25]-[.A24]))*[.$V$7]/[.$V$5]+[.O24]" office:value-type="float" office:value="-176398.833901345">
            <text:p>-176398.833901345</text:p>
          </table:table-cell>
          <table:table-cell/>
          <table:table-cell table:formula="of:=[.F25]-[.G25]*[.$AO$2]" office:value-type="float" office:value="13.06666408">
            <text:p>13.06666408</text:p>
          </table:table-cell>
          <table:table-cell table:formula="of:=[.O25]-[.$O$2]" office:value-type="float" office:value="-176398.833901345">
            <text:p>-176398.833901345</text:p>
          </table:table-cell>
          <table:table-cell table:style-name="ce1" table:formula="of:=360000*(1-0.01*([.E25]-25))*[.$V$9]" office:value-type="float" office:value="410423.2128">
            <text:p>410423.2128</text:p>
          </table:table-cell>
          <table:table-cell table:formula="of:=[.R25]+[.S25]" office:value-type="float" office:value="234024.378898655">
            <text:p>234024.378898655</text:p>
          </table:table-cell>
          <table:table-cell table:formula="of:=[.T25]/[.S25]" office:value-type="float" office:value="0.570202589912221">
            <text:p>0.5702025899</text:p>
          </table:table-cell>
          <table:table-cell table:number-columns-repeated="3"/>
          <table:table-cell table:formula="of:=[.Q25]-([.$E25]-20)*[.$AC$1]" office:value-type="float" office:value="13.06735208">
            <text:p>13.1</text:p>
          </table:table-cell>
          <table:table-cell table:formula="of:=[.F25]-[.K25]" office:value-type="float" office:value="-0.0469999999999988">
            <text:p>-0.047</text:p>
          </table:table-cell>
          <table:table-cell table:formula="of:=[.Z25]/[.G25]" office:value-type="float" office:value="0.0121040432655161">
            <text:p>0.0121040433</text:p>
          </table:table-cell>
          <table:table-cell table:number-columns-repeated="5"/>
          <table:table-cell table:style-name="ce7" office:value-type="float" office:value="8">
            <text:p>8</text:p>
          </table:table-cell>
          <table:table-cell table:style-name="ce6" office:value-type="float" office:value="12.45">
            <text:p>12.45</text:p>
          </table:table-cell>
          <table:table-cell table:number-columns-repeated="2"/>
          <table:table-cell table:formula="of:=[.A25]" office:value-type="float" office:value="10.5005555555556">
            <text:p>10.5005555556</text:p>
          </table:table-cell>
          <table:table-cell table:formula="of:=[.F25]*[.G25]" office:value-type="float" office:value="-50.560543">
            <text:p>-50.560543</text:p>
          </table:table-cell>
          <table:table-cell table:number-columns-repeated="2"/>
          <table:table-cell table:style-name="ce9"/>
          <table:table-cell table:style-name="ce11" office:value-type="string">
            <text:p>2. <text:s/>took a while to calibrate current sensors scaling. <text:s/>'SA' (v7) captures that. <text:s/>Use clamp meter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6]-[.$D$2])/3600" office:value-type="float" office:value="11.0008333333333">
            <text:p>11.0008333333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style-name="Default" table:formula="of:=([.L26]-[.L25])/([.A26]-[.A25])/3600" office:value-type="float" office:value="-3.85119378123265">
            <text:p>-3.8511937812</text:p>
          </table:table-cell>
          <table:table-cell table:style-name="Default" table:formula="of:=[.M26]+[.$V$3]" office:value-type="float" office:value="-3.98119378123265">
            <text:p>-3.9811937812</text:p>
          </table:table-cell>
          <table:table-cell table:style-name="Default" table:formula="of:=([.N26]*3600*([.A26]-[.A25]))*[.$V$7]/[.$V$5]+[.O25]" office:value-type="float" office:value="-184308.484035874">
            <text:p>-184308.484035874</text:p>
          </table:table-cell>
          <table:table-cell/>
          <table:table-cell table:formula="of:=[.F26]-[.G26]*[.$AO$2]" office:value-type="float" office:value="13.07212232">
            <text:p>13.07212232</text:p>
          </table:table-cell>
          <table:table-cell table:formula="of:=[.O26]-[.$O$2]" office:value-type="float" office:value="-184308.484035874">
            <text:p>-184308.484035874</text:p>
          </table:table-cell>
          <table:table-cell table:style-name="ce1" table:formula="of:=360000*(1-0.01*([.E26]-25))*[.$V$9]" office:value-type="float" office:value="412456.3632">
            <text:p>412456.3632</text:p>
          </table:table-cell>
          <table:table-cell table:formula="of:=[.R26]+[.S26]" office:value-type="float" office:value="228147.879164126">
            <text:p>228147.879164126</text:p>
          </table:table-cell>
          <table:table-cell table:formula="of:=[.T26]/[.S26]" office:value-type="float" office:value="0.553144282692268">
            <text:p>0.5531442827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20)*[.$AC$1]" office:value-type="float" office:value="13.07489432">
            <text:p>13.1</text:p>
          </table:table-cell>
          <table:table-cell table:formula="of:=[.F26]-[.K26]" office:value-type="float" office:value="-0.048">
            <text:p>-0.048</text:p>
          </table:table-cell>
          <table:table-cell table:formula="of:=[.Z26]/[.G26]" office:value-type="float" office:value="0.0119790366857999">
            <text:p>0.0119790367</text:p>
          </table:table-cell>
          <table:table-cell table:number-columns-repeated="5"/>
          <table:table-cell table:style-name="ce7" office:value-type="float" office:value="12.2">
            <text:p>12.2</text:p>
          </table:table-cell>
          <table:table-cell table:style-name="ce6" office:value-type="float" office:value="12.65">
            <text:p>12.65</text:p>
          </table:table-cell>
          <table:table-cell table:number-columns-repeated="2"/>
          <table:table-cell table:formula="of:=[.A26]" office:value-type="float" office:value="11.0008333333333">
            <text:p>11.0008333333</text:p>
          </table:table-cell>
          <table:table-cell table:formula="of:=[.F26]*[.G26]" office:value-type="float" office:value="-52.191175">
            <text:p>-52.191175</text:p>
          </table:table-cell>
          <table:table-cell table:number-columns-repeated="2"/>
          <table:table-cell table:style-name="ce9"/>
          <table:table-cell table:style-name="ce11" office:value-type="string">
            <text:p>3. <text:s/>same with current sensor bias. <text:s/>'DA' (v3) captures that. <text:s text:c="2"/>Match to installed shunt at zero.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7]-[.$D$2])/3600" office:value-type="float" office:value="11.5008333333333">
            <text:p>11.5008333333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style-name="Default" table:formula="of:=([.L27]-[.L26])/([.A27]-[.A26])/3600" office:value-type="float" office:value="-3.85333333333333">
            <text:p>-3.8533333333</text:p>
          </table:table-cell>
          <table:table-cell table:style-name="Default" table:formula="of:=[.M27]+[.$V$3]" office:value-type="float" office:value="-3.98333333333333">
            <text:p>-3.9833333333</text:p>
          </table:table-cell>
          <table:table-cell table:style-name="Default" table:formula="of:=([.N27]*3600*([.A27]-[.A26]))*[.$V$7]/[.$V$5]+[.O26]" office:value-type="float" office:value="-192217.990762332">
            <text:p>-192217.990762332</text:p>
          </table:table-cell>
          <table:table-cell/>
          <table:table-cell table:formula="of:=[.F27]-[.G27]*[.$AO$2]" office:value-type="float" office:value="13.05912232">
            <text:p>13.05912232</text:p>
          </table:table-cell>
          <table:table-cell table:formula="of:=[.O27]-[.$O$2]" office:value-type="float" office:value="-192217.990762332">
            <text:p>-192217.990762332</text:p>
          </table:table-cell>
          <table:table-cell table:style-name="ce1" table:formula="of:=360000*(1-0.01*([.E27]-25))*[.$V$9]" office:value-type="float" office:value="414181.224">
            <text:p>414181.224</text:p>
          </table:table-cell>
          <table:table-cell table:formula="of:=[.R27]+[.S27]" office:value-type="float" office:value="221963.233237668">
            <text:p>221963.233237668</text:p>
          </table:table-cell>
          <table:table-cell table:formula="of:=[.T27]/[.S27]" office:value-type="float" office:value="0.535908487338065">
            <text:p>0.5359084873</text:p>
          </table:table-cell>
          <table:table-cell table:number-columns-repeated="3"/>
          <table:table-cell table:formula="of:=[.Q27]-([.$E27]-20)*[.$AC$1]" office:value-type="float" office:value="13.06366232">
            <text:p>13.1</text:p>
          </table:table-cell>
          <table:table-cell table:formula="of:=[.F27]-[.K27]" office:value-type="float" office:value="-0.048">
            <text:p>-0.048</text:p>
          </table:table-cell>
          <table:table-cell table:formula="of:=[.Z27]/[.G27]" office:value-type="float" office:value="0.0119790366857999">
            <text:p>0.0119790367</text:p>
          </table:table-cell>
          <table:table-cell table:number-columns-repeated="5"/>
          <table:table-cell table:style-name="ce7" office:value-type="float" office:value="12.68">
            <text:p>12.68</text:p>
          </table:table-cell>
          <table:table-cell table:style-name="ce6" office:value-type="float" office:value="12.77">
            <text:p>12.77</text:p>
          </table:table-cell>
          <table:table-cell table:number-columns-repeated="2"/>
          <table:table-cell table:formula="of:=[.A27]" office:value-type="float" office:value="11.5008333333333">
            <text:p>11.5008333333</text:p>
          </table:table-cell>
          <table:table-cell table:formula="of:=[.F27]*[.G27]" office:value-type="float" office:value="-52.139084">
            <text:p>-52.139084</text:p>
          </table:table-cell>
          <table:table-cell table:number-columns-repeated="2"/>
          <table:table-cell table:style-name="ce9"/>
          <table:table-cell table:style-name="ce11" office:value-type="string">
            <text:p>4. <text:s/>High temperature run not done. <text:s text:c="2"/>Did on fly 20220902.txt. <text:s text:c="2"/>Used python 'scale-in'. <text:s text:c="2"/>Net captured in 'scale'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8]-[.$D$2])/3600" office:value-type="float" office:value="12.0008333333333">
            <text:p>12.0008333333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style-name="Default" table:formula="of:=([.L28]-[.L27])/([.A28]-[.A27])/3600" office:value-type="float" office:value="-3.85333333333333">
            <text:p>-3.8533333333</text:p>
          </table:table-cell>
          <table:table-cell table:style-name="Default" table:formula="of:=[.M28]+[.$V$3]" office:value-type="float" office:value="-3.98333333333333">
            <text:p>-3.9833333333</text:p>
          </table:table-cell>
          <table:table-cell table:style-name="Default" table:formula="of:=([.N28]*3600*([.A28]-[.A27]))*[.$V$7]/[.$V$5]+[.O27]" office:value-type="float" office:value="-200127.497488789">
            <text:p>-200127.497488789</text:p>
          </table:table-cell>
          <table:table-cell/>
          <table:table-cell table:formula="of:=[.F28]-[.G28]*[.$AO$2]" office:value-type="float" office:value="13.05083968">
            <text:p>13.05083968</text:p>
          </table:table-cell>
          <table:table-cell table:formula="of:=[.O28]-[.$O$2]" office:value-type="float" office:value="-200127.497488789">
            <text:p>-200127.497488789</text:p>
          </table:table-cell>
          <table:table-cell table:style-name="ce1" table:formula="of:=360000*(1-0.01*([.E28]-25))*[.$V$9]" office:value-type="float" office:value="415878.768">
            <text:p>415878.768</text:p>
          </table:table-cell>
          <table:table-cell table:formula="of:=[.R28]+[.S28]" office:value-type="float" office:value="215751.270511211">
            <text:p>215751.270511211</text:p>
          </table:table-cell>
          <table:table-cell table:formula="of:=[.T28]/[.S28]" office:value-type="float" office:value="0.518784047449162">
            <text:p>0.5187840474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20)*[.$AC$1]" office:value-type="float" office:value="13.05711968">
            <text:p>13.1</text:p>
          </table:table-cell>
          <table:table-cell table:formula="of:=[.F28]-[.K28]" office:value-type="float" office:value="-0.0500000000000007">
            <text:p>-0.05</text:p>
          </table:table-cell>
          <table:table-cell table:formula="of:=[.Z28]/[.G28]" office:value-type="float" office:value="0.0122910521140611">
            <text:p>0.0122910521</text:p>
          </table:table-cell>
          <table:table-cell table:number-columns-repeated="5"/>
          <table:table-cell table:style-name="ce7" office:value-type="float" office:value="12.73">
            <text:p>12.73</text:p>
          </table:table-cell>
          <table:table-cell table:style-name="ce6" office:value-type="float" office:value="12.85">
            <text:p>12.85</text:p>
          </table:table-cell>
          <table:table-cell table:number-columns-repeated="2"/>
          <table:table-cell table:formula="of:=[.A28]" office:value-type="float" office:value="12.0008333333333">
            <text:p>12.0008333333</text:p>
          </table:table-cell>
          <table:table-cell table:formula="of:=[.F28]*[.G28]" office:value-type="float" office:value="-52.896204">
            <text:p>-52.896204</text:p>
          </table:table-cell>
          <table:table-cell table:number-columns-repeated="2"/>
          <table:table-cell table:style-name="ce9"/>
          <table:table-cell table:style-name="ce11" office:value-type="string">
            <text:p>5. <text:s/>in photon code adjust DA, SA, RATED_BATT_CAP, T_VOC_BB, T_SOC_MIN_BB. <text:s/>Min at 10 V in T_VOC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9]-[.$D$2])/3600" office:value-type="float" office:value="12.5008333333333">
            <text:p>12.5008333333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style-name="Default" table:formula="of:=([.L29]-[.L28])/([.A29]-[.A28])/3600" office:value-type="float" office:value="-6.18666666666667">
            <text:p>-6.1866666667</text:p>
          </table:table-cell>
          <table:table-cell table:style-name="Default" table:formula="of:=[.M29]+[.$V$3]" office:value-type="float" office:value="-6.31666666666667">
            <text:p>-6.3166666667</text:p>
          </table:table-cell>
          <table:table-cell table:style-name="Default" table:formula="of:=([.N29]*3600*([.A29]-[.A28]))*[.$V$7]/[.$V$5]+[.O28]" office:value-type="float" office:value="-212670.188071749">
            <text:p>-212670.188071749</text:p>
          </table:table-cell>
          <table:table-cell/>
          <table:table-cell table:formula="of:=[.F29]-[.G29]*[.$AO$2]" office:value-type="float" office:value="13.03747368">
            <text:p>13.03747368</text:p>
          </table:table-cell>
          <table:table-cell table:formula="of:=[.O29]-[.$O$2]" office:value-type="float" office:value="-212670.188071749">
            <text:p>-212670.188071749</text:p>
          </table:table-cell>
          <table:table-cell table:style-name="ce1" table:formula="of:=360000*(1-0.01*([.E29]-25))*[.$V$9]" office:value-type="float" office:value="409861.2672">
            <text:p>409861.2672</text:p>
          </table:table-cell>
          <table:table-cell table:formula="of:=[.R29]+[.S29]" office:value-type="float" office:value="197191.079128251">
            <text:p>197191.079128251</text:p>
          </table:table-cell>
          <table:table-cell table:formula="of:=[.T29]/[.S29]" office:value-type="float" office:value="0.481116648263393">
            <text:p>0.4811166483</text:p>
          </table:table-cell>
          <table:table-cell table:number-columns-repeated="3"/>
          <table:table-cell table:formula="of:=[.Q29]-([.$E29]-20)*[.$AC$1]" office:value-type="float" office:value="13.03758568">
            <text:p>13.0</text:p>
          </table:table-cell>
          <table:table-cell table:formula="of:=[.F29]-[.K29]" office:value-type="float" office:value="-0.0809999999999995">
            <text:p>-0.081</text:p>
          </table:table-cell>
          <table:table-cell table:formula="of:=[.Z29]/[.G29]" office:value-type="float" office:value="0.0118369136343708">
            <text:p>0.0118369136</text:p>
          </table:table-cell>
          <table:table-cell table:number-columns-repeated="5"/>
          <table:table-cell table:style-name="ce7" office:value-type="float" office:value="12.79">
            <text:p>12.79</text:p>
          </table:table-cell>
          <table:table-cell table:style-name="ce6" office:value-type="float" office:value="12.89">
            <text:p>12.89</text:p>
          </table:table-cell>
          <table:table-cell table:number-columns-repeated="2"/>
          <table:table-cell table:formula="of:=[.A29]" office:value-type="float" office:value="12.5008333333333">
            <text:p>12.5008333333</text:p>
          </table:table-cell>
          <table:table-cell table:formula="of:=[.F29]*[.G29]" office:value-type="float" office:value="-88.664751">
            <text:p>-88.664751</text:p>
          </table:table-cell>
          <table:table-cell table:number-columns-repeated="2"/>
          <table:table-cell table:style-name="ce9" table:number-columns-repeated="14"/>
          <table:table-cell table:number-columns-repeated="970"/>
        </table:table-row>
        <table:table-row table:style-name="ro1">
          <table:table-cell table:formula="of:=([.D30]-[.$D$2])/3600" office:value-type="float" office:value="13.0008333333333">
            <text:p>13.0008333333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style-name="Default" table:formula="of:=([.L30]-[.L29])/([.A30]-[.A29])/3600" office:value-type="float" office:value="-4.2">
            <text:p>-4.2</text:p>
          </table:table-cell>
          <table:table-cell table:style-name="Default" table:formula="of:=[.M30]+[.$V$3]" office:value-type="float" office:value="-4.33">
            <text:p>-4.33</text:p>
          </table:table-cell>
          <table:table-cell table:style-name="Default" table:formula="of:=([.N30]*3600*([.A30]-[.A29]))*[.$V$7]/[.$V$5]+[.O29]" office:value-type="float" office:value="-221268.053542601">
            <text:p>-221268.053542601</text:p>
          </table:table-cell>
          <table:table-cell/>
          <table:table-cell table:formula="of:=[.F30]-[.G30]*[.$AO$2]" office:value-type="float" office:value="13.06266408">
            <text:p>13.06266408</text:p>
          </table:table-cell>
          <table:table-cell table:formula="of:=[.O30]-[.$O$2]" office:value-type="float" office:value="-221268.053542601">
            <text:p>-221268.053542601</text:p>
          </table:table-cell>
          <table:table-cell table:style-name="ce1" table:formula="of:=360000*(1-0.01*([.E30]-25))*[.$V$9]" office:value-type="float" office:value="405857.4048">
            <text:p>405857.4048</text:p>
          </table:table-cell>
          <table:table-cell table:formula="of:=[.R30]+[.S30]" office:value-type="float" office:value="184589.351257399">
            <text:p>184589.351257399</text:p>
          </table:table-cell>
          <table:table-cell table:formula="of:=[.T30]/[.S30]" office:value-type="float" office:value="0.454813313923302">
            <text:p>0.4548133139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20)*[.$AC$1]" office:value-type="float" office:value="13.05867208">
            <text:p>13.1</text:p>
          </table:table-cell>
          <table:table-cell table:formula="of:=[.F30]-[.K30]" office:value-type="float" office:value="-0.0470000000000006">
            <text:p>-0.047</text:p>
          </table:table-cell>
          <table:table-cell table:formula="of:=[.Z30]/[.G30]" office:value-type="float" office:value="0.0121040432655165">
            <text:p>0.0121040433</text:p>
          </table:table-cell>
          <table:table-cell table:number-columns-repeated="5"/>
          <table:table-cell table:style-name="ce7" office:value-type="float" office:value="12.81">
            <text:p>12.81</text:p>
          </table:table-cell>
          <table:table-cell table:style-name="ce6" office:value-type="float" office:value="12.95">
            <text:p>12.95</text:p>
          </table:table-cell>
          <table:table-cell table:number-columns-repeated="2"/>
          <table:table-cell table:formula="of:=[.A30]" office:value-type="float" office:value="13.0008333333333">
            <text:p>13.0008333333</text:p>
          </table:table-cell>
          <table:table-cell table:formula="of:=[.F30]*[.G30]" office:value-type="float" office:value="-50.545011">
            <text:p>-50.545011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1]-[.$D$2])/3600" office:value-type="float" office:value="13.5008333333333">
            <text:p>13.5008333333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style-name="Default" table:formula="of:=([.L31]-[.L30])/([.A31]-[.A30])/3600" office:value-type="float" office:value="-3.86666666666667">
            <text:p>-3.8666666667</text:p>
          </table:table-cell>
          <table:table-cell table:style-name="Default" table:formula="of:=[.M31]+[.$V$3]" office:value-type="float" office:value="-3.99666666666667">
            <text:p>-3.9966666667</text:p>
          </table:table-cell>
          <table:table-cell table:style-name="Default" table:formula="of:=([.N31]*3600*([.A31]-[.A30]))*[.$V$7]/[.$V$5]+[.O30]" office:value-type="float" office:value="-229204.035605381">
            <text:p>-229204.035605381</text:p>
          </table:table-cell>
          <table:table-cell/>
          <table:table-cell table:formula="of:=[.F31]-[.G31]*[.$AO$2]" office:value-type="float" office:value="13.04683968">
            <text:p>13.04683968</text:p>
          </table:table-cell>
          <table:table-cell table:formula="of:=[.O31]-[.$O$2]" office:value-type="float" office:value="-229204.035605381">
            <text:p>-229204.035605381</text:p>
          </table:table-cell>
          <table:table-cell table:style-name="ce1" table:formula="of:=360000*(1-0.01*([.E31]-25))*[.$V$9]" office:value-type="float" office:value="406786.176">
            <text:p>406786.176</text:p>
          </table:table-cell>
          <table:table-cell table:formula="of:=[.R31]+[.S31]" office:value-type="float" office:value="177582.140394619">
            <text:p>177582.140394619</text:p>
          </table:table-cell>
          <table:table-cell table:formula="of:=[.T31]/[.S31]" office:value-type="float" office:value="0.436549103366332">
            <text:p>0.4365491034</text:p>
          </table:table-cell>
          <table:table-cell table:number-columns-repeated="3"/>
          <table:table-cell table:formula="of:=[.Q31]-([.$E31]-20)*[.$AC$1]" office:value-type="float" office:value="13.04379968">
            <text:p>13.0</text:p>
          </table:table-cell>
          <table:table-cell table:formula="of:=[.F31]-[.K31]" office:value-type="float" office:value="-0.048">
            <text:p>-0.048</text:p>
          </table:table-cell>
          <table:table-cell table:formula="of:=[.Z31]/[.G31]" office:value-type="float" office:value="0.0117994100294985">
            <text:p>0.01179941</text:p>
          </table:table-cell>
          <table:table-cell table:number-columns-repeated="5"/>
          <table:table-cell table:style-name="ce7" office:value-type="float" office:value="12.89">
            <text:p>12.89</text:p>
          </table:table-cell>
          <table:table-cell table:style-name="ce6" office:value-type="float" office:value="12.99">
            <text:p>12.99</text:p>
          </table:table-cell>
          <table:table-cell table:number-columns-repeated="2"/>
          <table:table-cell table:formula="of:=[.A31]" office:value-type="float" office:value="13.5008333333333">
            <text:p>13.5008333333</text:p>
          </table:table-cell>
          <table:table-cell table:formula="of:=[.F31]*[.G31]" office:value-type="float" office:value="-52.879932">
            <text:p>-52.87993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2]-[.$D$2])/3600" office:value-type="float" office:value="14.0008333333333">
            <text:p>14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style-name="Default" table:formula="of:=([.L32]-[.L31])/([.A32]-[.A31])/3600" office:value-type="float" office:value="-3.85333333333333">
            <text:p>-3.8533333333</text:p>
          </table:table-cell>
          <table:table-cell table:style-name="Default" table:formula="of:=[.M32]+[.$V$3]" office:value-type="float" office:value="-3.98333333333333">
            <text:p>-3.9833333333</text:p>
          </table:table-cell>
          <table:table-cell table:style-name="Default" table:formula="of:=([.N32]*3600*([.A32]-[.A31]))*[.$V$7]/[.$V$5]+[.O31]" office:value-type="float" office:value="-237113.542331838">
            <text:p>-237113.542331838</text:p>
          </table:table-cell>
          <table:table-cell/>
          <table:table-cell table:formula="of:=[.F32]-[.G32]*[.$AO$2]" office:value-type="float" office:value="13.0453932">
            <text:p>13.0453932</text:p>
          </table:table-cell>
          <table:table-cell table:formula="of:=[.O32]-[.$O$2]" office:value-type="float" office:value="-237113.542331838">
            <text:p>-237113.542331838</text:p>
          </table:table-cell>
          <table:table-cell table:style-name="ce1" table:formula="of:=360000*(1-0.01*([.E32]-25))*[.$V$9]" office:value-type="float" office:value="409291.5168">
            <text:p>409291.5168</text:p>
          </table:table-cell>
          <table:table-cell table:formula="of:=[.R32]+[.S32]" office:value-type="float" office:value="172177.974468162">
            <text:p>172177.974468162</text:p>
          </table:table-cell>
          <table:table-cell table:formula="of:=[.T32]/[.S32]" office:value-type="float" office:value="0.420673205773518">
            <text:p>0.4206732058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20)*[.$AC$1]" office:value-type="float" office:value="13.0449212">
            <text:p>13.0</text:p>
          </table:table-cell>
          <table:table-cell table:formula="of:=[.F32]-[.K32]" office:value-type="float" office:value="-0.048">
            <text:p>-0.048</text:p>
          </table:table-cell>
          <table:table-cell table:formula="of:=[.Z32]/[.G32]" office:value-type="float" office:value="0.0121673003802281">
            <text:p>0.0121673004</text:p>
          </table:table-cell>
          <table:table-cell table:number-columns-repeated="5"/>
          <table:table-cell table:style-name="ce7" office:value-type="float" office:value="13">
            <text:p>13</text:p>
          </table:table-cell>
          <table:table-cell table:style-name="ce6" office:value-type="float" office:value="13.03">
            <text:p>13.03</text:p>
          </table:table-cell>
          <table:table-cell table:number-columns-repeated="2"/>
          <table:table-cell table:formula="of:=[.A32]" office:value-type="float" office:value="14.0008333333333">
            <text:p>14.0008333333</text:p>
          </table:table-cell>
          <table:table-cell table:formula="of:=[.F32]*[.G32]" office:value-type="float" office:value="-51.281055">
            <text:p>-51.281055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3]-[.$D$2])/3600" office:value-type="float" office:value="14.5008333333333">
            <text:p>14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style-name="Default" table:formula="of:=([.L33]-[.L32])/([.A33]-[.A32])/3600" office:value-type="float" office:value="-3.85333333333333">
            <text:p>-3.8533333333</text:p>
          </table:table-cell>
          <table:table-cell table:style-name="Default" table:formula="of:=[.M33]+[.$V$3]" office:value-type="float" office:value="-3.98333333333333">
            <text:p>-3.9833333333</text:p>
          </table:table-cell>
          <table:table-cell table:style-name="Default" table:formula="of:=([.N33]*3600*([.A33]-[.A32]))*[.$V$7]/[.$V$5]+[.O32]" office:value-type="float" office:value="-245023.049058296">
            <text:p>-245023.049058296</text:p>
          </table:table-cell>
          <table:table-cell/>
          <table:table-cell table:formula="of:=[.F33]-[.G33]*[.$AO$2]" office:value-type="float" office:value="13.03594672">
            <text:p>13.03594672</text:p>
          </table:table-cell>
          <table:table-cell table:formula="of:=[.O33]-[.$O$2]" office:value-type="float" office:value="-245023.049058296">
            <text:p>-245023.049058296</text:p>
          </table:table-cell>
          <table:table-cell table:style-name="ce1" table:formula="of:=360000*(1-0.01*([.E33]-25))*[.$V$9]" office:value-type="float" office:value="411722.712">
            <text:p>411722.712</text:p>
          </table:table-cell>
          <table:table-cell table:formula="of:=[.R33]+[.S33]" office:value-type="float" office:value="166699.662941704">
            <text:p>166699.662941704</text:p>
          </table:table-cell>
          <table:table-cell table:formula="of:=[.T33]/[.S33]" office:value-type="float" office:value="0.404883330657028">
            <text:p>0.4048833307</text:p>
          </table:table-cell>
          <table:table-cell table:number-columns-repeated="3"/>
          <table:table-cell table:formula="of:=[.Q33]-([.$E33]-20)*[.$AC$1]" office:value-type="float" office:value="13.03796672">
            <text:p>13.0</text:p>
          </table:table-cell>
          <table:table-cell table:formula="of:=[.F33]-[.K33]" office:value-type="float" office:value="-0.0460000000000012">
            <text:p>-0.046</text:p>
          </table:table-cell>
          <table:table-cell table:formula="of:=[.Z33]/[.G33]" office:value-type="float" office:value="0.0120355834641552">
            <text:p>0.0120355835</text:p>
          </table:table-cell>
          <table:table-cell table:number-columns-repeated="5"/>
          <table:table-cell table:style-name="ce7" office:value-type="float" office:value="13.04">
            <text:p>13.04</text:p>
          </table:table-cell>
          <table:table-cell table:style-name="ce6" office:value-type="float" office:value="13.04">
            <text:p>13.04</text:p>
          </table:table-cell>
          <table:table-cell table:number-columns-repeated="2"/>
          <table:table-cell table:formula="of:=[.A33]" office:value-type="float" office:value="14.5008333333333">
            <text:p>14.5008333333</text:p>
          </table:table-cell>
          <table:table-cell table:formula="of:=[.F33]*[.G33]" office:value-type="float" office:value="-49.651602">
            <text:p>-49.65160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4]-[.$D$2])/3600" office:value-type="float" office:value="15.0008333333333">
            <text:p>15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style-name="Default" table:formula="of:=([.L34]-[.L33])/([.A34]-[.A33])/3600" office:value-type="float" office:value="-3.84">
            <text:p>-3.84</text:p>
          </table:table-cell>
          <table:table-cell table:style-name="Default" table:formula="of:=[.M34]+[.$V$3]" office:value-type="float" office:value="-3.97">
            <text:p>-3.97</text:p>
          </table:table-cell>
          <table:table-cell table:style-name="Default" table:formula="of:=([.N34]*3600*([.A34]-[.A33]))*[.$V$7]/[.$V$5]+[.O33]" office:value-type="float" office:value="-252906.08044843">
            <text:p>-252906.08044843</text:p>
          </table:table-cell>
          <table:table-cell/>
          <table:table-cell table:formula="of:=[.F34]-[.G34]*[.$AO$2]" office:value-type="float" office:value="13.0212176">
            <text:p>13.0212176</text:p>
          </table:table-cell>
          <table:table-cell table:formula="of:=[.O34]-[.$O$2]" office:value-type="float" office:value="-252906.08044843">
            <text:p>-252906.08044843</text:p>
          </table:table-cell>
          <table:table-cell table:style-name="ce1" table:formula="of:=360000*(1-0.01*([.E34]-25))*[.$V$9]" office:value-type="float" office:value="413431.9632">
            <text:p>413431.9632</text:p>
          </table:table-cell>
          <table:table-cell table:formula="of:=[.R34]+[.S34]" office:value-type="float" office:value="160525.88275157">
            <text:p>160525.88275157</text:p>
          </table:table-cell>
          <table:table-cell table:formula="of:=[.T34]/[.S34]" office:value-type="float" office:value="0.388276420403215">
            <text:p>0.3882764204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20)*[.$AC$1]" office:value-type="float" office:value="13.0249896">
            <text:p>13.0</text:p>
          </table:table-cell>
          <table:table-cell table:formula="of:=[.F34]-[.K34]" office:value-type="float" office:value="-0.048">
            <text:p>-0.048</text:p>
          </table:table-cell>
          <table:table-cell table:formula="of:=[.Z34]/[.G34]" office:value-type="float" office:value="0.0127659574468085">
            <text:p>0.0127659574</text:p>
          </table:table-cell>
          <table:table-cell table:number-columns-repeated="5"/>
          <table:table-cell table:style-name="ce7" office:value-type="float" office:value="13.09">
            <text:p>13.09</text:p>
          </table:table-cell>
          <table:table-cell table:style-name="ce6" office:value-type="float" office:value="13.09">
            <text:p>13.09</text:p>
          </table:table-cell>
          <table:table-cell table:number-columns-repeated="2"/>
          <table:table-cell table:formula="of:=[.A34]" office:value-type="float" office:value="15.0008333333333">
            <text:p>15.0008333333</text:p>
          </table:table-cell>
          <table:table-cell table:formula="of:=[.F34]*[.G34]" office:value-type="float" office:value="-48.79352">
            <text:p>-48.7935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5]-[.$D$2])/3600" office:value-type="float" office:value="15.5008333333333">
            <text:p>15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style-name="Default" table:formula="of:=([.L35]-[.L34])/([.A35]-[.A34])/3600" office:value-type="float" office:value="-3.85333333333333">
            <text:p>-3.8533333333</text:p>
          </table:table-cell>
          <table:table-cell table:style-name="Default" table:formula="of:=[.M35]+[.$V$3]" office:value-type="float" office:value="-3.98333333333333">
            <text:p>-3.9833333333</text:p>
          </table:table-cell>
          <table:table-cell table:style-name="Default" table:formula="of:=([.N35]*3600*([.A35]-[.A34]))*[.$V$7]/[.$V$5]+[.O34]" office:value-type="float" office:value="-260815.587174888">
            <text:p>-260815.587174888</text:p>
          </table:table-cell>
          <table:table-cell/>
          <table:table-cell table:formula="of:=[.F35]-[.G35]*[.$AO$2]" office:value-type="float" office:value="13.01212232">
            <text:p>13.01212232</text:p>
          </table:table-cell>
          <table:table-cell table:formula="of:=[.O35]-[.$O$2]" office:value-type="float" office:value="-260815.587174888">
            <text:p>-260815.587174888</text:p>
          </table:table-cell>
          <table:table-cell table:style-name="ce1" table:formula="of:=360000*(1-0.01*([.E35]-25))*[.$V$9]" office:value-type="float" office:value="414649.512">
            <text:p>414649.512</text:p>
          </table:table-cell>
          <table:table-cell table:formula="of:=[.R35]+[.S35]" office:value-type="float" office:value="153833.924825112">
            <text:p>153833.924825112</text:p>
          </table:table-cell>
          <table:table-cell table:formula="of:=[.T35]/[.S35]" office:value-type="float" office:value="0.37099748190494">
            <text:p>0.3709974819</text:p>
          </table:table-cell>
          <table:table-cell table:number-columns-repeated="3"/>
          <table:table-cell table:formula="of:=[.Q35]-([.$E35]-20)*[.$AC$1]" office:value-type="float" office:value="13.01714232">
            <text:p>13.0</text:p>
          </table:table-cell>
          <table:table-cell table:formula="of:=[.F35]-[.K35]" office:value-type="float" office:value="-0.0470000000000006">
            <text:p>-0.047</text:p>
          </table:table-cell>
          <table:table-cell table:formula="of:=[.Z35]/[.G35]" office:value-type="float" office:value="0.0117294734215125">
            <text:p>0.0117294734</text:p>
          </table:table-cell>
          <table:table-cell table:number-columns-repeated="5"/>
          <table:table-cell table:style-name="ce7" office:value-type="float" office:value="13.14">
            <text:p>13.14</text:p>
          </table:table-cell>
          <table:table-cell table:style-name="ce6" office:value-type="float" office:value="13.14">
            <text:p>13.14</text:p>
          </table:table-cell>
          <table:table-cell table:number-columns-repeated="2"/>
          <table:table-cell table:formula="of:=[.A35]" office:value-type="float" office:value="15.5008333333333">
            <text:p>15.5008333333</text:p>
          </table:table-cell>
          <table:table-cell table:formula="of:=[.F35]*[.G35]" office:value-type="float" office:value="-51.950755">
            <text:p>-51.950755</text:p>
          </table:table-cell>
          <table:table-cell table:number-columns-repeated="986"/>
        </table:table-row>
        <table:table-row table:style-name="ro1">
          <table:table-cell table:formula="of:=([.D36]-[.$D$2])/3600" office:value-type="float" office:value="16.0008333333333">
            <text:p>16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style-name="Default" table:formula="of:=([.L36]-[.L35])/([.A36]-[.A35])/3600" office:value-type="float" office:value="-3.84">
            <text:p>-3.84</text:p>
          </table:table-cell>
          <table:table-cell table:style-name="Default" table:formula="of:=[.M36]+[.$V$3]" office:value-type="float" office:value="-3.97">
            <text:p>-3.97</text:p>
          </table:table-cell>
          <table:table-cell table:style-name="Default" table:formula="of:=([.N36]*3600*([.A36]-[.A35]))*[.$V$7]/[.$V$5]+[.O35]" office:value-type="float" office:value="-268698.618565022">
            <text:p>-268698.618565022</text:p>
          </table:table-cell>
          <table:table-cell/>
          <table:table-cell table:formula="of:=[.F36]-[.G36]*[.$AO$2]" office:value-type="float" office:value="12.98683968">
            <text:p>12.98683968</text:p>
          </table:table-cell>
          <table:table-cell table:formula="of:=[.O36]-[.$O$2]" office:value-type="float" office:value="-268698.618565022">
            <text:p>-268698.618565022</text:p>
          </table:table-cell>
          <table:table-cell table:style-name="ce1" table:formula="of:=360000*(1-0.01*([.E36]-25))*[.$V$9]" office:value-type="float" office:value="415145.1168">
            <text:p>415145.1168</text:p>
          </table:table-cell>
          <table:table-cell table:formula="of:=[.R36]+[.S36]" office:value-type="float" office:value="146446.498234978">
            <text:p>146446.498234978</text:p>
          </table:table-cell>
          <table:table-cell table:formula="of:=[.T36]/[.S36]" office:value-type="float" office:value="0.35275977557874">
            <text:p>0.3527597756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20)*[.$AC$1]" office:value-type="float" office:value="12.99236768">
            <text:p>13.0</text:p>
          </table:table-cell>
          <table:table-cell table:formula="of:=[.F36]-[.K36]" office:value-type="float" office:value="-0.0489999999999995">
            <text:p>-0.049</text:p>
          </table:table-cell>
          <table:table-cell table:formula="of:=[.Z36]/[.G36]" office:value-type="float" office:value="0.0120452310717796">
            <text:p>0.0120452311</text:p>
          </table:table-cell>
          <table:table-cell table:number-columns-repeated="5"/>
          <table:table-cell table:style-name="ce7" office:value-type="float" office:value="13.21">
            <text:p>13.21</text:p>
          </table:table-cell>
          <table:table-cell table:style-name="ce6" office:value-type="float" office:value="13.21">
            <text:p>13.21</text:p>
          </table:table-cell>
          <table:table-cell table:number-columns-repeated="2"/>
          <table:table-cell table:formula="of:=[.A36]" office:value-type="float" office:value="16.0008333333333">
            <text:p>16.0008333333</text:p>
          </table:table-cell>
          <table:table-cell table:formula="of:=[.F36]*[.G36]" office:value-type="float" office:value="-52.635852">
            <text:p>-52.635852</text:p>
          </table:table-cell>
          <table:table-cell table:number-columns-repeated="986"/>
        </table:table-row>
        <table:table-row table:style-name="ro1">
          <table:table-cell table:formula="of:=([.D37]-[.$D$2])/3600" office:value-type="float" office:value="16.5011111111111">
            <text:p>16.5011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style-name="Default" table:formula="of:=([.L37]-[.L36])/([.A37]-[.A36])/3600" office:value-type="float" office:value="-3.82454192115491">
            <text:p>-3.8245419212</text:p>
          </table:table-cell>
          <table:table-cell table:style-name="Default" table:formula="of:=[.M37]+[.$V$3]" office:value-type="float" office:value="-3.95454192115491">
            <text:p>-3.9545419212</text:p>
          </table:table-cell>
          <table:table-cell table:style-name="Default" table:formula="of:=([.N37]*3600*([.A37]-[.A36]))*[.$V$7]/[.$V$5]+[.O36]" office:value-type="float" office:value="-276555.318026906">
            <text:p>-276555.318026906</text:p>
          </table:table-cell>
          <table:table-cell/>
          <table:table-cell table:formula="of:=[.F37]-[.G37]*[.$AO$2]" office:value-type="float" office:value="12.96694672">
            <text:p>12.96694672</text:p>
          </table:table-cell>
          <table:table-cell table:formula="of:=[.O37]-[.$O$2]" office:value-type="float" office:value="-276555.318026906">
            <text:p>-276555.318026906</text:p>
          </table:table-cell>
          <table:table-cell table:style-name="ce1" table:formula="of:=360000*(1-0.01*([.E37]-25))*[.$V$9]" office:value-type="float" office:value="415383.1632">
            <text:p>415383.1632</text:p>
          </table:table-cell>
          <table:table-cell table:formula="of:=[.R37]+[.S37]" office:value-type="float" office:value="138827.845173094">
            <text:p>138827.845173094</text:p>
          </table:table-cell>
          <table:table-cell table:formula="of:=[.T37]/[.S37]" office:value-type="float" office:value="0.33421635124448">
            <text:p>0.3342163512</text:p>
          </table:table-cell>
          <table:table-cell table:number-columns-repeated="3"/>
          <table:table-cell table:formula="of:=[.Q37]-([.$E37]-20)*[.$AC$1]" office:value-type="float" office:value="12.97271872">
            <text:p>13.0</text:p>
          </table:table-cell>
          <table:table-cell table:formula="of:=[.F37]-[.K37]" office:value-type="float" office:value="-0.0469999999999988">
            <text:p>-0.047</text:p>
          </table:table-cell>
          <table:table-cell table:formula="of:=[.Z37]/[.G37]" office:value-type="float" office:value="0.0122972265829406">
            <text:p>0.0122972266</text:p>
          </table:table-cell>
          <table:table-cell table:number-columns-repeated="5"/>
          <table:table-cell table:style-name="ce7" office:value-type="float" office:value="13.25">
            <text:p>13.25</text:p>
          </table:table-cell>
          <table:table-cell table:style-name="ce6" office:value-type="float" office:value="13.25">
            <text:p>13.25</text:p>
          </table:table-cell>
          <table:table-cell table:number-columns-repeated="2"/>
          <table:table-cell table:formula="of:=[.A37]" office:value-type="float" office:value="16.5011111111111">
            <text:p>16.5011111111</text:p>
          </table:table-cell>
          <table:table-cell table:formula="of:=[.F37]*[.G37]" office:value-type="float" office:value="-49.387884">
            <text:p>-49.387884</text:p>
          </table:table-cell>
          <table:table-cell table:number-columns-repeated="986"/>
        </table:table-row>
        <table:table-row table:style-name="ro1">
          <table:table-cell table:formula="of:=([.D38]-[.$D$2])/3600" office:value-type="float" office:value="17.0011111111111">
            <text:p>17.0011111111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style-name="Default" table:formula="of:=([.L38]-[.L37])/([.A38]-[.A37])/3600" office:value-type="float" office:value="-3.84">
            <text:p>-3.84</text:p>
          </table:table-cell>
          <table:table-cell table:style-name="Default" table:formula="of:=[.M38]+[.$V$3]" office:value-type="float" office:value="-3.97">
            <text:p>-3.97</text:p>
          </table:table-cell>
          <table:table-cell table:style-name="Default" table:formula="of:=([.N38]*3600*([.A38]-[.A37]))*[.$V$7]/[.$V$5]+[.O37]" office:value-type="float" office:value="-284438.34941704">
            <text:p>-284438.34941704</text:p>
          </table:table-cell>
          <table:table-cell/>
          <table:table-cell table:formula="of:=[.F38]-[.G38]*[.$AO$2]" office:value-type="float" office:value="12.92977112">
            <text:p>12.92977112</text:p>
          </table:table-cell>
          <table:table-cell table:formula="of:=[.O38]-[.$O$2]" office:value-type="float" office:value="-284438.34941704">
            <text:p>-284438.34941704</text:p>
          </table:table-cell>
          <table:table-cell table:style-name="ce1" table:formula="of:=360000*(1-0.01*([.E38]-25))*[.$V$9]" office:value-type="float" office:value="415383.1632">
            <text:p>415383.1632</text:p>
          </table:table-cell>
          <table:table-cell table:formula="of:=[.R38]+[.S38]" office:value-type="float" office:value="130944.81378296">
            <text:p>130944.81378296</text:p>
          </table:table-cell>
          <table:table-cell table:formula="of:=[.T38]/[.S38]" office:value-type="float" office:value="0.315238616736885">
            <text:p>0.3152386167</text:p>
          </table:table-cell>
          <table:table-cell table:number-columns-repeated="3"/>
          <table:table-cell table:formula="of:=[.Q38]-([.$E38]-20)*[.$AC$1]" office:value-type="float" office:value="12.93554312">
            <text:p>12.9</text:p>
          </table:table-cell>
          <table:table-cell table:formula="of:=[.F38]-[.K38]" office:value-type="float" office:value="-0.0469999999999988">
            <text:p>-0.047</text:p>
          </table:table-cell>
          <table:table-cell table:formula="of:=[.Z38]/[.G38]" office:value-type="float" office:value="0.0129227385207585">
            <text:p>0.0129227385</text:p>
          </table:table-cell>
          <table:table-cell table:number-columns-repeated="5"/>
          <table:table-cell table:style-name="ce7" office:value-type="float" office:value="13.27">
            <text:p>13.27</text:p>
          </table:table-cell>
          <table:table-cell table:style-name="ce6" office:value-type="float" office:value="13.27">
            <text:p>13.27</text:p>
          </table:table-cell>
          <table:table-cell table:number-columns-repeated="2"/>
          <table:table-cell table:formula="of:=[.A38]" office:value-type="float" office:value="17.0011111111111">
            <text:p>17.0011111111</text:p>
          </table:table-cell>
          <table:table-cell table:formula="of:=[.F38]*[.G38]" office:value-type="float" office:value="-46.870019">
            <text:p>-46.870019</text:p>
          </table:table-cell>
          <table:table-cell table:number-columns-repeated="2"/>
          <table:table-cell table:style-name="ce10"/>
          <table:table-cell table:number-columns-repeated="983"/>
        </table:table-row>
        <table:table-row table:style-name="ro1">
          <table:table-cell table:formula="of:=([.D39]-[.$D$2])/3600" office:value-type="float" office:value="17.5011111111111">
            <text:p>17.5011111111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style-name="Default" table:formula="of:=([.L39]-[.L38])/([.A39]-[.A38])/3600" office:value-type="float" office:value="-3.82666666666667">
            <text:p>-3.8266666667</text:p>
          </table:table-cell>
          <table:table-cell table:style-name="Default" table:formula="of:=[.M39]+[.$V$3]" office:value-type="float" office:value="-3.95666666666667">
            <text:p>-3.9566666667</text:p>
          </table:table-cell>
          <table:table-cell table:style-name="Default" table:formula="of:=([.N39]*3600*([.A39]-[.A38]))*[.$V$7]/[.$V$5]+[.O38]" office:value-type="float" office:value="-292294.905470852">
            <text:p>-292294.905470852</text:p>
          </table:table-cell>
          <table:table-cell/>
          <table:table-cell table:formula="of:=[.F39]-[.G39]*[.$AO$2]" office:value-type="float" office:value="12.92683968">
            <text:p>12.92683968</text:p>
          </table:table-cell>
          <table:table-cell table:formula="of:=[.O39]-[.$O$2]" office:value-type="float" office:value="-292294.905470852">
            <text:p>-292294.905470852</text:p>
          </table:table-cell>
          <table:table-cell table:style-name="ce1" table:formula="of:=360000*(1-0.01*([.E39]-25))*[.$V$9]" office:value-type="float" office:value="415632.9168">
            <text:p>415632.9168</text:p>
          </table:table-cell>
          <table:table-cell table:formula="of:=[.R39]+[.S39]" office:value-type="float" office:value="123338.011329148">
            <text:p>123338.011329148</text:p>
          </table:table-cell>
          <table:table-cell table:formula="of:=[.T39]/[.S39]" office:value-type="float" office:value="0.296747457537146">
            <text:p>0.2967474575</text:p>
          </table:table-cell>
          <table:table-cell table:formula="of:=0.955*0.103" office:value-type="float" office:value="0.098365">
            <text:p>0.098365</text:p>
          </table:table-cell>
          <table:table-cell table:number-columns-repeated="2"/>
          <table:table-cell table:formula="of:=[.Q39]-([.$E39]-20)*[.$AC$1]" office:value-type="float" office:value="12.93286768">
            <text:p>12.9</text:p>
          </table:table-cell>
          <table:table-cell table:formula="of:=[.F39]-[.K39]" office:value-type="float" office:value="-0.048">
            <text:p>-0.048</text:p>
          </table:table-cell>
          <table:table-cell table:formula="of:=[.Z39]/[.G39]" office:value-type="float" office:value="0.0117994100294985">
            <text:p>0.01179941</text:p>
          </table:table-cell>
          <table:table-cell table:number-columns-repeated="5"/>
          <table:table-cell table:style-name="ce7" office:value-type="float" office:value="13.72">
            <text:p>13.72</text:p>
          </table:table-cell>
          <table:table-cell table:style-name="ce6" office:value-type="float" office:value="13.72">
            <text:p>13.72</text:p>
          </table:table-cell>
          <table:table-cell table:number-columns-repeated="2"/>
          <table:table-cell table:formula="of:=[.A39]" office:value-type="float" office:value="17.5011111111111">
            <text:p>17.5011111111</text:p>
          </table:table-cell>
          <table:table-cell table:formula="of:=[.F39]*[.G39]" office:value-type="float" office:value="-52.391772">
            <text:p>-52.391772</text:p>
          </table:table-cell>
          <table:table-cell table:number-columns-repeated="986"/>
        </table:table-row>
        <table:table-row table:style-name="ro1">
          <table:table-cell table:formula="of:=([.D40]-[.$D$2])/3600" office:value-type="float" office:value="18.0011111111111">
            <text:p>18.0011111111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style-name="Default" table:formula="of:=([.L40]-[.L39])/([.A40]-[.A39])/3600" office:value-type="float" office:value="-6.06666666666667">
            <text:p>-6.0666666667</text:p>
          </table:table-cell>
          <table:table-cell table:style-name="Default" table:formula="of:=[.M40]+[.$V$3]" office:value-type="float" office:value="-6.19666666666667">
            <text:p>-6.1966666667</text:p>
          </table:table-cell>
          <table:table-cell table:style-name="Default" table:formula="of:=([.N40]*3600*([.A40]-[.A39]))*[.$V$7]/[.$V$5]+[.O39]" office:value-type="float" office:value="-304599.318026906">
            <text:p>-304599.318026906</text:p>
          </table:table-cell>
          <table:table-cell/>
          <table:table-cell table:formula="of:=[.F40]-[.G40]*[.$AO$2]" office:value-type="float" office:value="12.8670272">
            <text:p>12.8670272</text:p>
          </table:table-cell>
          <table:table-cell table:formula="of:=[.O40]-[.$O$2]" office:value-type="float" office:value="-304599.318026906">
            <text:p>-304599.318026906</text:p>
          </table:table-cell>
          <table:table-cell table:style-name="ce1" table:formula="of:=360000*(1-0.01*([.E40]-25))*[.$V$9]" office:value-type="float" office:value="411519.7872">
            <text:p>411519.7872</text:p>
          </table:table-cell>
          <table:table-cell table:formula="of:=[.R40]+[.S40]" office:value-type="float" office:value="106920.469173094">
            <text:p>106920.469173094</text:p>
          </table:table-cell>
          <table:table-cell table:formula="of:=[.T40]/[.S40]" office:value-type="float" office:value="0.259818537282463">
            <text:p>0.2598185373</text:p>
          </table:table-cell>
          <table:table-cell table:formula="of:=1.12/1.033" office:value-type="float" office:value="1.08422071636012">
            <text:p>1.0842207164</text:p>
          </table:table-cell>
          <table:table-cell table:number-columns-repeated="2"/>
          <table:table-cell table:formula="of:=[.Q40]-([.$E40]-20)*[.$AC$1]" office:value-type="float" office:value="12.8688392">
            <text:p>12.9</text:p>
          </table:table-cell>
          <table:table-cell table:formula="of:=[.F40]-[.K40]" office:value-type="float" office:value="-0.081999999999999">
            <text:p>-0.082</text:p>
          </table:table-cell>
          <table:table-cell table:formula="of:=[.Z40]/[.G40]" office:value-type="float" office:value="0.0122023809523808">
            <text:p>0.012202381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40]" office:value-type="float" office:value="18.0011111111111">
            <text:p>18.0011111111</text:p>
          </table:table-cell>
          <table:table-cell table:formula="of:=[.F40]*[.G40]" office:value-type="float" office:value="-85.93536">
            <text:p>-85.93536</text:p>
          </table:table-cell>
          <table:table-cell table:number-columns-repeated="986"/>
        </table:table-row>
        <table:table-row table:style-name="ro1">
          <table:table-cell table:formula="of:=([.D41]-[.$D$2])/3600" office:value-type="float" office:value="18.5011111111111">
            <text:p>18.5011111111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style-name="Default" table:formula="of:=([.L41]-[.L40])/([.A41]-[.A40])/3600" office:value-type="float" office:value="-4.73333333333333">
            <text:p>-4.7333333333</text:p>
          </table:table-cell>
          <table:table-cell table:style-name="Default" table:formula="of:=[.M41]+[.$V$3]" office:value-type="float" office:value="-4.86333333333333">
            <text:p>-4.8633333333</text:p>
          </table:table-cell>
          <table:table-cell table:style-name="Default" table:formula="of:=([.N41]*3600*([.A41]-[.A40]))*[.$V$7]/[.$V$5]+[.O40]" office:value-type="float" office:value="-314256.196950673">
            <text:p>-314256.196950673</text:p>
          </table:table-cell>
          <table:table-cell/>
          <table:table-cell table:formula="of:=[.F41]-[.G41]*[.$AO$2]" office:value-type="float" office:value="12.85348848">
            <text:p>12.85348848</text:p>
          </table:table-cell>
          <table:table-cell table:formula="of:=[.O41]-[.$O$2]" office:value-type="float" office:value="-314256.196950673">
            <text:p>-314256.196950673</text:p>
          </table:table-cell>
          <table:table-cell table:style-name="ce1" table:formula="of:=360000*(1-0.01*([.E41]-25))*[.$V$9]" office:value-type="float" office:value="405857.4048">
            <text:p>405857.4048</text:p>
          </table:table-cell>
          <table:table-cell table:formula="of:=[.R41]+[.S41]" office:value-type="float" office:value="91601.2078493274">
            <text:p>91601.2078493274</text:p>
          </table:table-cell>
          <table:table-cell table:formula="of:=[.T41]/[.S41]" office:value-type="float" office:value="0.225698008132849">
            <text:p>0.2256980081</text:p>
          </table:table-cell>
          <table:table-cell table:number-columns-repeated="3"/>
          <table:table-cell table:formula="of:=[.Q41]-([.$E41]-20)*[.$AC$1]" office:value-type="float" office:value="12.84949648">
            <text:p>12.8</text:p>
          </table:table-cell>
          <table:table-cell table:formula="of:=[.F41]-[.K41]" office:value-type="float" office:value="-0.0469999999999988">
            <text:p>-0.047</text:p>
          </table:table-cell>
          <table:table-cell table:formula="of:=[.Z41]/[.G41]" office:value-type="float" office:value="0.0127095727420224">
            <text:p>0.0127095727</text:p>
          </table:table-cell>
          <table:table-cell table:number-columns-repeated="9"/>
          <table:table-cell table:formula="of:=[.A41]" office:value-type="float" office:value="18.5011111111111">
            <text:p>18.5011111111</text:p>
          </table:table-cell>
          <table:table-cell table:formula="of:=[.F41]*[.G41]" office:value-type="float" office:value="-47.37138">
            <text:p>-47.37138</text:p>
          </table:table-cell>
          <table:table-cell table:number-columns-repeated="986"/>
        </table:table-row>
        <table:table-row table:style-name="ro1">
          <table:table-cell table:formula="of:=([.D42]-[.$D$2])/3600" office:value-type="float" office:value="19.0011111111111">
            <text:p>19.0011111111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style-name="Default" table:formula="of:=([.L42]-[.L41])/([.A42]-[.A41])/3600" office:value-type="float" office:value="-3.84">
            <text:p>-3.84</text:p>
          </table:table-cell>
          <table:table-cell table:style-name="Default" table:formula="of:=[.M42]+[.$V$3]" office:value-type="float" office:value="-3.97">
            <text:p>-3.97</text:p>
          </table:table-cell>
          <table:table-cell table:style-name="Default" table:formula="of:=([.N42]*3600*([.A42]-[.A41]))*[.$V$7]/[.$V$5]+[.O41]" office:value-type="float" office:value="-322139.228340807">
            <text:p>-322139.228340807</text:p>
          </table:table-cell>
          <table:table-cell/>
          <table:table-cell table:formula="of:=[.F42]-[.G42]*[.$AO$2]" office:value-type="float" office:value="12.82677112">
            <text:p>12.82677112</text:p>
          </table:table-cell>
          <table:table-cell table:formula="of:=[.O42]-[.$O$2]" office:value-type="float" office:value="-322139.228340807">
            <text:p>-322139.228340807</text:p>
          </table:table-cell>
          <table:table-cell table:style-name="ce1" table:formula="of:=360000*(1-0.01*([.E42]-25))*[.$V$9]" office:value-type="float" office:value="406817.3952">
            <text:p>406817.3952</text:p>
          </table:table-cell>
          <table:table-cell table:formula="of:=[.R42]+[.S42]" office:value-type="float" office:value="84678.166859193">
            <text:p>84678.166859193</text:p>
          </table:table-cell>
          <table:table-cell table:formula="of:=[.T42]/[.S42]" office:value-type="float" office:value="0.208147851734716">
            <text:p>0.2081478517</text:p>
          </table:table-cell>
          <table:table-cell table:number-columns-repeated="3"/>
          <table:table-cell table:formula="of:=[.Q42]-([.$E42]-20)*[.$AC$1]" office:value-type="float" office:value="12.82376312">
            <text:p>12.8</text:p>
          </table:table-cell>
          <table:table-cell table:formula="of:=[.F42]-[.K42]" office:value-type="float" office:value="-0.0469999999999988">
            <text:p>-0.047</text:p>
          </table:table-cell>
          <table:table-cell table:formula="of:=[.Z42]/[.G42]" office:value-type="float" office:value="0.0129227385207585">
            <text:p>0.0129227385</text:p>
          </table:table-cell>
          <table:table-cell table:number-columns-repeated="9"/>
          <table:table-cell table:formula="of:=[.A42]" office:value-type="float" office:value="19.0011111111111">
            <text:p>19.0011111111</text:p>
          </table:table-cell>
          <table:table-cell table:formula="of:=[.F42]*[.G42]" office:value-type="float" office:value="-46.495408">
            <text:p>-46.495408</text:p>
          </table:table-cell>
          <table:table-cell table:number-columns-repeated="986"/>
        </table:table-row>
        <table:table-row table:style-name="ro1">
          <table:table-cell table:formula="of:=([.D43]-[.$D$2])/3600" office:value-type="float" office:value="19.5011111111111">
            <text:p>19.5011111111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style-name="Default" table:formula="of:=([.L43]-[.L42])/([.A43]-[.A42])/3600" office:value-type="float" office:value="-3.84">
            <text:p>-3.84</text:p>
          </table:table-cell>
          <table:table-cell table:style-name="Default" table:formula="of:=[.M43]+[.$V$3]" office:value-type="float" office:value="-3.97">
            <text:p>-3.97</text:p>
          </table:table-cell>
          <table:table-cell table:style-name="Default" table:formula="of:=([.N43]*3600*([.A43]-[.A42]))*[.$V$7]/[.$V$5]+[.O42]" office:value-type="float" office:value="-330022.259730942">
            <text:p>-330022.259730942</text:p>
          </table:table-cell>
          <table:table-cell/>
          <table:table-cell table:formula="of:=[.F43]-[.G43]*[.$AO$2]" office:value-type="float" office:value="12.79712232">
            <text:p>12.79712232</text:p>
          </table:table-cell>
          <table:table-cell table:formula="of:=[.O43]-[.$O$2]" office:value-type="float" office:value="-330022.259730942">
            <text:p>-330022.259730942</text:p>
          </table:table-cell>
          <table:table-cell table:style-name="ce1" table:formula="of:=360000*(1-0.01*([.E43]-25))*[.$V$9]" office:value-type="float" office:value="410649.552">
            <text:p>410649.552</text:p>
          </table:table-cell>
          <table:table-cell table:formula="of:=[.R43]+[.S43]" office:value-type="float" office:value="80627.2922690584">
            <text:p>80627.2922690584</text:p>
          </table:table-cell>
          <table:table-cell table:formula="of:=[.T43]/[.S43]" office:value-type="float" office:value="0.19634087478332">
            <text:p>0.1963408748</text:p>
          </table:table-cell>
          <table:table-cell table:number-columns-repeated="3"/>
          <table:table-cell table:formula="of:=[.Q43]-([.$E43]-20)*[.$AC$1]" office:value-type="float" office:value="12.79804232">
            <text:p>12.8</text:p>
          </table:table-cell>
          <table:table-cell table:formula="of:=[.F43]-[.K43]" office:value-type="float" office:value="-0.0470000000000006">
            <text:p>-0.047</text:p>
          </table:table-cell>
          <table:table-cell table:formula="of:=[.Z43]/[.G43]" office:value-type="float" office:value="0.0117294734215125">
            <text:p>0.0117294734</text:p>
          </table:table-cell>
          <table:table-cell table:style-name="ce1" table:number-columns-repeated="9"/>
          <table:table-cell table:style-name="ce1" table:formula="of:=[.A43]" office:value-type="float" office:value="19.5011111111111">
            <text:p>19.5011111111</text:p>
          </table:table-cell>
          <table:table-cell table:formula="of:=[.F43]*[.G43]" office:value-type="float" office:value="-51.08925">
            <text:p>-51.08925</text:p>
          </table:table-cell>
          <table:table-cell table:number-columns-repeated="986"/>
        </table:table-row>
        <table:table-row table:style-name="ro1">
          <table:table-cell table:formula="of:=([.D44]-[.$D$2])/3600" office:value-type="float" office:value="20.0011111111111">
            <text:p>20.0011111111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style-name="Default" table:formula="of:=([.L44]-[.L43])/([.A44]-[.A43])/3600" office:value-type="float" office:value="-3.8">
            <text:p>-3.8</text:p>
          </table:table-cell>
          <table:table-cell table:style-name="Default" table:formula="of:=[.M44]+[.$V$3]" office:value-type="float" office:value="-3.93">
            <text:p>-3.93</text:p>
          </table:table-cell>
          <table:table-cell table:style-name="Default" table:formula="of:=([.N44]*3600*([.A44]-[.A43]))*[.$V$7]/[.$V$5]+[.O43]" office:value-type="float" office:value="-337825.865112108">
            <text:p>-337825.865112108</text:p>
          </table:table-cell>
          <table:table-cell/>
          <table:table-cell table:formula="of:=[.F44]-[.G44]*[.$AO$2]" office:value-type="float" office:value="12.74794672">
            <text:p>12.74794672</text:p>
          </table:table-cell>
          <table:table-cell table:formula="of:=[.O44]-[.$O$2]" office:value-type="float" office:value="-337825.865112108">
            <text:p>-337825.865112108</text:p>
          </table:table-cell>
          <table:table-cell table:style-name="ce1" table:formula="of:=360000*(1-0.01*([.E44]-25))*[.$V$9]" office:value-type="float" office:value="413919.7632">
            <text:p>413919.7632</text:p>
          </table:table-cell>
          <table:table-cell table:formula="of:=[.R44]+[.S44]" office:value-type="float" office:value="76093.8980878925">
            <text:p>76093.8980878925</text:p>
          </table:table-cell>
          <table:table-cell table:formula="of:=[.T44]/[.S44]" office:value-type="float" office:value="0.183837315472963">
            <text:p>0.1838373155</text:p>
          </table:table-cell>
          <table:table-cell table:number-columns-repeated="3"/>
          <table:table-cell table:formula="of:=[.Q44]-([.$E44]-20)*[.$AC$1]" office:value-type="float" office:value="12.75221872">
            <text:p>12.8</text:p>
          </table:table-cell>
          <table:table-cell table:formula="of:=[.F44]-[.K44]" office:value-type="float" office:value="-0.0460000000000012">
            <text:p>-0.046</text:p>
          </table:table-cell>
          <table:table-cell table:formula="of:=[.Z44]/[.G44]" office:value-type="float" office:value="0.0120355834641552">
            <text:p>0.0120355835</text:p>
          </table:table-cell>
          <table:table-cell table:style-name="ce1" table:number-columns-repeated="9"/>
          <table:table-cell table:style-name="ce1" table:formula="of:=[.A44]" office:value-type="float" office:value="20.0011111111111">
            <text:p>20.0011111111</text:p>
          </table:table-cell>
          <table:table-cell table:formula="of:=[.F44]*[.G44]" office:value-type="float" office:value="-48.550866">
            <text:p>-48.550866</text:p>
          </table:table-cell>
          <table:table-cell table:number-columns-repeated="986"/>
        </table:table-row>
        <table:table-row table:style-name="ro1">
          <table:table-cell table:formula="of:=([.D45]-[.$D$2])/3600" office:value-type="float" office:value="20.5011111111111">
            <text:p>20.5011111111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style-name="Default" table:formula="of:=([.L45]-[.L44])/([.A45]-[.A44])/3600" office:value-type="float" office:value="-4.52">
            <text:p>-4.52</text:p>
          </table:table-cell>
          <table:table-cell table:style-name="Default" table:formula="of:=[.M45]+[.$V$3]" office:value-type="float" office:value="-4.65">
            <text:p>-4.65</text:p>
          </table:table-cell>
          <table:table-cell table:style-name="Default" table:formula="of:=([.N45]*3600*([.A45]-[.A44]))*[.$V$7]/[.$V$5]+[.O44]" office:value-type="float" office:value="-347059.138654709">
            <text:p>-347059.138654709</text:p>
          </table:table-cell>
          <table:table-cell/>
          <table:table-cell table:formula="of:=[.F45]-[.G45]*[.$AO$2]" office:value-type="float" office:value="12.66140512">
            <text:p>12.66140512</text:p>
          </table:table-cell>
          <table:table-cell table:formula="of:=[.O45]-[.$O$2]" office:value-type="float" office:value="-347059.138654709">
            <text:p>-347059.138654709</text:p>
          </table:table-cell>
          <table:table-cell table:style-name="ce1" table:formula="of:=360000*(1-0.01*([.E45]-25))*[.$V$9]" office:value-type="float" office:value="417069">
            <text:p>417069</text:p>
          </table:table-cell>
          <table:table-cell table:formula="of:=[.R45]+[.S45]" office:value-type="float" office:value="70009.8613452916">
            <text:p>70009.8613452916</text:p>
          </table:table-cell>
          <table:table-cell table:formula="of:=[.T45]/[.S45]" office:value-type="float" office:value="0.167861580086968">
            <text:p>0.1678615801</text:p>
          </table:table-cell>
          <table:table-cell table:number-columns-repeated="3"/>
          <table:table-cell table:formula="of:=[.Q45]-([.$E45]-20)*[.$AC$1]" office:value-type="float" office:value="12.66890512">
            <text:p>12.7</text:p>
          </table:table-cell>
          <table:table-cell table:formula="of:=[.F45]-[.K45]" office:value-type="float" office:value="-0.0809999999999995">
            <text:p>-0.081</text:p>
          </table:table-cell>
          <table:table-cell table:formula="of:=[.Z45]/[.G45]" office:value-type="float" office:value="0.0126325639426075">
            <text:p>0.0126325639</text:p>
          </table:table-cell>
          <table:table-cell table:style-name="ce1" table:number-columns-repeated="9"/>
          <table:table-cell table:style-name="ce1" table:formula="of:=[.A45]" office:value-type="float" office:value="20.5011111111111">
            <text:p>20.5011111111</text:p>
          </table:table-cell>
          <table:table-cell table:formula="of:=[.F45]*[.G45]" office:value-type="float" office:value="-80.701432">
            <text:p>-80.701432</text:p>
          </table:table-cell>
          <table:table-cell table:number-columns-repeated="986"/>
        </table:table-row>
        <table:table-row table:style-name="ro1">
          <table:table-cell table:formula="of:=([.D46]-[.$D$2])/3600" office:value-type="float" office:value="21.0011111111111">
            <text:p>21.0011111111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style-name="Default" table:formula="of:=([.L46]-[.L45])/([.A46]-[.A45])/3600" office:value-type="float" office:value="-6.44">
            <text:p>-6.44</text:p>
          </table:table-cell>
          <table:table-cell table:style-name="Default" table:formula="of:=[.M46]+[.$V$3]" office:value-type="float" office:value="-6.57">
            <text:p>-6.57</text:p>
          </table:table-cell>
          <table:table-cell table:style-name="Default" table:formula="of:=([.N46]*3600*([.A46]-[.A45]))*[.$V$7]/[.$V$5]+[.O45]" office:value-type="float" office:value="-360104.860627803">
            <text:p>-360104.860627803</text:p>
          </table:table-cell>
          <table:table-cell/>
          <table:table-cell table:formula="of:=[.F46]-[.G46]*[.$AO$2]" office:value-type="float" office:value="12.6493932">
            <text:p>12.6493932</text:p>
          </table:table-cell>
          <table:table-cell table:formula="of:=[.O46]-[.$O$2]" office:value-type="float" office:value="-360104.860627803">
            <text:p>-360104.860627803</text:p>
          </table:table-cell>
          <table:table-cell table:style-name="ce1" table:formula="of:=360000*(1-0.01*([.E46]-25))*[.$V$9]" office:value-type="float" office:value="409459.32">
            <text:p>409459.32</text:p>
          </table:table-cell>
          <table:table-cell table:formula="of:=[.R46]+[.S46]" office:value-type="float" office:value="49354.4593721973">
            <text:p>49354.4593721973</text:p>
          </table:table-cell>
          <table:table-cell table:formula="of:=[.T46]/[.S46]" office:value-type="float" office:value="0.120535684404979">
            <text:p>0.1205356844</text:p>
          </table:table-cell>
          <table:table-cell table:number-columns-repeated="3"/>
          <table:table-cell table:formula="of:=[.Q46]-([.$E46]-20)*[.$AC$1]" office:value-type="float" office:value="12.6490932">
            <text:p>12.6</text:p>
          </table:table-cell>
          <table:table-cell table:formula="of:=[.F46]-[.K46]" office:value-type="float" office:value="-0.0570000000000004">
            <text:p>-0.057</text:p>
          </table:table-cell>
          <table:table-cell table:formula="of:=[.Z46]/[.G46]" office:value-type="float" office:value="0.014448669201521">
            <text:p>0.0144486692</text:p>
          </table:table-cell>
          <table:table-cell table:style-name="ce1" table:number-columns-repeated="9"/>
          <table:table-cell table:style-name="ce1" table:formula="of:=[.A46]" office:value-type="float" office:value="21.0011111111111">
            <text:p>21.0011111111</text:p>
          </table:table-cell>
          <table:table-cell table:formula="of:=[.F46]*[.G46]" office:value-type="float" office:value="-49.718835">
            <text:p>-49.718835</text:p>
          </table:table-cell>
          <table:table-cell table:number-columns-repeated="986"/>
        </table:table-row>
        <table:table-row table:style-name="ro2">
          <table:table-cell table:formula="of:=([.D47]-[.$D$2])/3600" office:value-type="float" office:value="21.5011111111111">
            <text:p>21.5011111111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style-name="Default" table:formula="of:=([.L47]-[.L46])/([.A47]-[.A46])/3600" office:value-type="float" office:value="-3.89333333333333">
            <text:p>-3.8933333333</text:p>
          </table:table-cell>
          <table:table-cell table:style-name="Default" table:formula="of:=[.M47]+[.$V$3]" office:value-type="float" office:value="-4.02333333333333">
            <text:p>-4.0233333333</text:p>
          </table:table-cell>
          <table:table-cell table:style-name="Default" table:formula="of:=([.N47]*3600*([.A47]-[.A46]))*[.$V$7]/[.$V$5]+[.O46]" office:value-type="float" office:value="-368093.793363229">
            <text:p>-368093.793363229</text:p>
          </table:table-cell>
          <table:table-cell/>
          <table:table-cell table:formula="of:=[.F47]-[.G47]*[.$AO$2]" office:value-type="float" office:value="12.5912176">
            <text:p>12.5912176</text:p>
          </table:table-cell>
          <table:table-cell table:formula="of:=[.O47]-[.$O$2]" office:value-type="float" office:value="-368093.793363229">
            <text:p>-368093.793363229</text:p>
          </table:table-cell>
          <table:table-cell table:style-name="ce1" table:formula="of:=360000*(1-0.01*([.E47]-25))*[.$V$9]" office:value-type="float" office:value="406825.2">
            <text:p>406825.2</text:p>
          </table:table-cell>
          <table:table-cell table:formula="of:=[.R47]+[.S47]" office:value-type="float" office:value="38731.4066367713">
            <text:p>38731.4066367713</text:p>
          </table:table-cell>
          <table:table-cell table:formula="of:=[.T47]/[.S47]" office:value-type="float" office:value="0.0952040498886778">
            <text:p>0.0952040499</text:p>
          </table:table-cell>
          <table:table-cell table:number-columns-repeated="3"/>
          <table:table-cell table:formula="of:=[.Q47]-([.$E47]-20)*[.$AC$1]" office:value-type="float" office:value="12.5882176">
            <text:p>12.6</text:p>
          </table:table-cell>
          <table:table-cell table:formula="of:=[.F47]-[.K47]" office:value-type="float" office:value="-0.0469999999999988">
            <text:p>-0.047</text:p>
          </table:table-cell>
          <table:table-cell table:formula="of:=[.Z47]/[.G47]" office:value-type="float" office:value="0.0124999999999997">
            <text:p>0.0125</text:p>
          </table:table-cell>
          <table:table-cell table:style-name="ce1" table:number-columns-repeated="2"/>
          <table:table-cell table:style-name="ce5" table:number-columns-repeated="3"/>
          <table:table-cell table:style-name="ce1" table:number-columns-repeated="4"/>
          <table:table-cell table:style-name="ce1" table:formula="of:=[.A47]" office:value-type="float" office:value="21.5011111111111">
            <text:p>21.5011111111</text:p>
          </table:table-cell>
          <table:table-cell table:formula="of:=[.F47]*[.G47]" office:value-type="float" office:value="-47.17672">
            <text:p>-47.17672</text:p>
          </table:table-cell>
          <table:table-cell table:number-columns-repeated="986"/>
        </table:table-row>
        <table:table-row table:style-name="ro2">
          <table:table-cell table:formula="of:=([.D48]-[.$D$2])/3600" office:value-type="float" office:value="22.0013888888889">
            <text:p>22.0013888889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style-name="Default" table:formula="of:=([.L48]-[.L47])/([.A48]-[.A47])/3600" office:value-type="float" office:value="-4.73070516379788">
            <text:p>-4.7307051638</text:p>
          </table:table-cell>
          <table:table-cell table:style-name="Default" table:formula="of:=[.M48]+[.$V$3]" office:value-type="float" office:value="-4.86070516379788">
            <text:p>-4.8607051638</text:p>
          </table:table-cell>
          <table:table-cell table:style-name="Default" table:formula="of:=([.N48]*3600*([.A48]-[.A47]))*[.$V$7]/[.$V$5]+[.O47]" office:value-type="float" office:value="-377750.815695067">
            <text:p>-377750.815695067</text:p>
          </table:table-cell>
          <table:table-cell/>
          <table:table-cell table:formula="of:=[.F48]-[.G48]*[.$AO$2]" office:value-type="float" office:value="12.22889328">
            <text:p>12.22889328</text:p>
          </table:table-cell>
          <table:table-cell table:formula="of:=[.O48]-[.$O$2]" office:value-type="float" office:value="-377750.815695067">
            <text:p>-377750.815695067</text:p>
          </table:table-cell>
          <table:table-cell table:style-name="ce1" table:formula="of:=360000*(1-0.01*([.E48]-25))*[.$V$9]" office:value-type="float" office:value="411106.1328">
            <text:p>411106.1328</text:p>
          </table:table-cell>
          <table:table-cell table:formula="of:=[.R48]+[.S48]" office:value-type="float" office:value="33355.3171049327">
            <text:p>33355.3171049327</text:p>
          </table:table-cell>
          <table:table-cell table:formula="of:=[.T48]/[.S48]" office:value-type="float" office:value="0.0811355376232245">
            <text:p>0.0811355376</text:p>
          </table:table-cell>
          <table:table-cell table:number-columns-repeated="3"/>
          <table:table-cell table:formula="of:=[.Q48]-([.$E48]-20)*[.$AC$1]" office:value-type="float" office:value="12.23028128">
            <text:p>12.2</text:p>
          </table:table-cell>
          <table:table-cell table:formula="of:=[.F48]-[.K48]" office:value-type="float" office:value="-0.0640000000000001">
            <text:p>-0.064</text:p>
          </table:table-cell>
          <table:table-cell table:formula="of:=[.Z48]/[.G48]" office:value-type="float" office:value="0.0123599845500193">
            <text:p>0.0123599846</text:p>
          </table:table-cell>
          <table:table-cell table:style-name="ce5"/>
          <table:table-cell table:style-name="ce1" table:number-columns-repeated="8"/>
          <table:table-cell table:style-name="ce1" table:formula="of:=[.A48]" office:value-type="float" office:value="22.0013888888889">
            <text:p>22.0013888889</text:p>
          </table:table-cell>
          <table:table-cell table:formula="of:=[.F48]*[.G48]" office:value-type="float" office:value="-63.005904">
            <text:p>-63.005904</text:p>
          </table:table-cell>
          <table:table-cell table:number-columns-repeated="986"/>
        </table:table-row>
        <table:table-row table:style-name="ro1">
          <table:table-cell table:formula="of:=([.D49]-[.$D$2])/3600" office:value-type="float" office:value="22.5013888888889">
            <text:p>22.5013888889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style-name="Default" table:formula="of:=([.L49]-[.L48])/([.A49]-[.A48])/3600" office:value-type="float" office:value="-5.48">
            <text:p>-5.48</text:p>
          </table:table-cell>
          <table:table-cell table:style-name="Default" table:formula="of:=[.M49]+[.$V$3]" office:value-type="float" office:value="-5.61">
            <text:p>-5.61</text:p>
          </table:table-cell>
          <table:table-cell table:style-name="Default" table:formula="of:=([.N49]*3600*([.A49]-[.A48]))*[.$V$7]/[.$V$5]+[.O48]" office:value-type="float" office:value="-388890.313452915">
            <text:p>-388890.313452915</text:p>
          </table:table-cell>
          <table:table-cell/>
          <table:table-cell table:formula="of:=[.F49]-[.G49]*[.$AO$2]" office:value-type="float" office:value="11.3939736">
            <text:p>11.3939736</text:p>
          </table:table-cell>
          <table:table-cell table:formula="of:=[.O49]-[.$O$2]" office:value-type="float" office:value="-388890.313452915">
            <text:p>-388890.313452915</text:p>
          </table:table-cell>
          <table:table-cell table:style-name="ce1" table:formula="of:=360000*(1-0.01*([.E49]-25))*[.$V$9]" office:value-type="float" office:value="416924.6112">
            <text:p>416924.6112</text:p>
          </table:table-cell>
          <table:table-cell table:formula="of:=[.R49]+[.S49]" office:value-type="float" office:value="28034.2977470853">
            <text:p>28034.2977470853</text:p>
          </table:table-cell>
          <table:table-cell table:formula="of:=[.T49]/[.S49]" office:value-type="float" office:value="0.0672406881100075">
            <text:p>0.0672406881</text:p>
          </table:table-cell>
          <table:table-cell table:number-columns-repeated="3"/>
          <table:table-cell table:formula="of:=[.Q49]-([.$E49]-20)*[.$AC$1]" office:value-type="float" office:value="11.4013256">
            <text:p>11.4</text:p>
          </table:table-cell>
          <table:table-cell table:formula="of:=[.F49]-[.K49]" office:value-type="float" office:value="-0.0700000000000003">
            <text:p>-0.07</text:p>
          </table:table-cell>
          <table:table-cell table:formula="of:=[.Z49]/[.G49]" office:value-type="float" office:value="0.0124777183600714">
            <text:p>0.0124777184</text:p>
          </table:table-cell>
          <table:table-cell table:style-name="ce1" table:number-columns-repeated="9"/>
          <table:table-cell table:style-name="ce1" table:formula="of:=[.A49]" office:value-type="float" office:value="22.5013888888889">
            <text:p>22.5013888889</text:p>
          </table:table-cell>
          <table:table-cell table:formula="of:=[.F49]*[.G49]" office:value-type="float" office:value="-63.55008">
            <text:p>-63.55008</text:p>
          </table:table-cell>
          <table:table-cell table:number-columns-repeated="986"/>
        </table:table-row>
        <table:table-row table:style-name="ro2">
          <table:table-cell table:number-columns-repeated="27"/>
          <table:table-cell table:style-name="ce5" table:number-columns-repeated="2"/>
          <table:table-cell table:style-name="ce1" table:number-columns-repeated="8"/>
          <table:table-cell table:number-columns-repeated="987"/>
        </table:table-row>
        <table:table-row table:style-name="ro2">
          <table:table-cell table:number-columns-repeated="27"/>
          <table:table-cell table:style-name="ce5"/>
          <table:table-cell table:style-name="ce1" table:number-columns-repeated="9"/>
          <table:table-cell table:number-columns-repeated="987"/>
        </table:table-row>
        <table:table-row table:style-name="ro1">
          <table:table-cell table:number-columns-repeated="27"/>
          <table:table-cell table:style-name="ce1" table:number-columns-repeated="10"/>
          <table:table-cell table:number-columns-repeated="987"/>
        </table:table-row>
        <table:table-row table:style-name="ro1">
          <table:table-cell table:number-columns-repeated="25"/>
          <table:table-cell table:style-name="ce1" table:number-columns-repeated="12"/>
          <table:table-cell table:number-columns-repeated="987"/>
        </table:table-row>
        <table:table-row table:style-name="ro3">
          <table:table-cell/>
          <table:table-cell table:style-name="ce1" table:number-columns-repeated="22"/>
          <table:table-cell table:style-name="ce4" table:number-columns-repeated="2"/>
          <table:table-cell table:style-name="ce1" table:number-columns-repeated="999"/>
        </table:table-row>
        <table:table-row table:style-name="ro3" table:number-rows-repeated="4">
          <table:table-cell table:number-columns-repeated="22"/>
          <table:table-cell table:style-name="ce1"/>
          <table:table-cell table:number-columns-repeated="2"/>
          <table:table-cell table:style-name="ce1" table:number-columns-repeated="12"/>
          <table:table-cell table:number-columns-repeated="987"/>
        </table:table-row>
        <table:table-row table:style-name="ro3">
          <table:table-cell table:number-columns-repeated="22"/>
          <table:table-cell table:style-name="ce1"/>
          <table:table-cell table:number-columns-repeated="2"/>
          <table:table-cell table:style-name="ce1" table:number-columns-repeated="4"/>
          <table:table-cell table:number-columns-repeated="995"/>
        </table:table-row>
        <table:table-row table:style-name="ro3" table:number-rows-repeated="25">
          <table:table-cell table:number-columns-repeated="22"/>
          <table:table-cell table:style-name="ce1"/>
          <table:table-cell table:number-columns-repeated="2"/>
          <table:table-cell table:style-name="ce1" table:number-columns-repeated="2"/>
          <table:table-cell table:number-columns-repeated="997"/>
        </table:table-row>
        <table:table-row table:style-name="ro3" table:number-rows-repeated="3">
          <table:table-cell table:number-columns-repeated="22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99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_capacity" table:style-name="ta7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3"/>
        <table:table-column table:style-name="co4" table:number-columns-repeated="1022" table:default-cell-style-name="Default"/>
        <table:table-row table:style-name="ro1">
          <table:table-cell office:value-type="string">
            <text:p>t, deg C</text:p>
          </table:table-cell>
          <table:table-cell table:style-name="Default" office:value-type="string">
            <text:p>q_capacity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formula="of:=360000*(1-0.01*([.A2]-25))" office:value-type="float" office:value="432000">
            <text:p>432000</text:p>
          </table:table-cell>
          <table:table-cell table:number-columns-repeated="1022"/>
        </table:table-row>
        <table:table-row table:style-name="ro1">
          <table:table-cell office:value-type="float" office:value="11.1">
            <text:p>11.1</text:p>
          </table:table-cell>
          <table:table-cell table:formula="of:=360000*(1-0.01*([.A3]-25))" office:value-type="float" office:value="410040">
            <text:p>410040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formula="of:=360000*(1-0.01*([.A4]-25))" office:value-type="float" office:value="378000">
            <text:p>378000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table:formula="of:=360000*(1-0.01*([.A5]-25))" office:value-type="float" office:value="306000">
            <text:p>306000</text:p>
          </table:table-cell>
          <table:table-cell table:number-columns-repeated="1022"/>
        </table:table-row>
      </table:table>
      <table:table table:name="20220907_30C" table:style-name="ta8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1009" table:default-cell-style-name="Default"/>
        <table:table-row table:style-name="ro4">
          <table:table-cell table:style-name="ce2"/>
          <table:table-cell table:style-name="ce1" office:value-type="string">
            <text:p>t</text:p>
          </table:table-cell>
          <table:table-cell table:style-name="ce2" office:value-type="string">
            <text:p>i</text:p>
          </table:table-cell>
          <table:table-cell table:style-name="ce2" office:value-type="string">
            <text:p><text:s text:c="2"/>date</text:p>
          </table:table-cell>
          <table:table-cell table:style-name="ce2" office:value-type="string">
            <text:p><text:s text:c="16"/>time</text:p>
          </table:table-cell>
          <table:table-cell table:style-name="ce2" office:value-type="string">
            <text:p><text:s text:c="4"/>Tbatt</text:p>
          </table:table-cell>
          <table:table-cell table:style-name="ce2" office:value-type="string">
            <text:p><text:s/>Vbatt</text:p>
          </table:table-cell>
          <table:table-cell table:style-name="ce2" office:value-type="string">
            <text:p><text:s/>Ibatt</text:p>
          </table:table-cell>
          <table:table-cell table:style-name="ce2" office:value-type="string">
            <text:p><text:s/>soc</text:p>
          </table:table-cell>
          <table:table-cell table:style-name="ce2" office:value-type="string">
            <text:p><text:s/>soc_ekf</text:p>
          </table:table-cell>
          <table:table-cell table:style-name="ce2" office:value-type="string">
            <text:p><text:s/>voc_soc</text:p>
          </table:table-cell>
          <table:table-cell table:style-name="ce2" office:value-type="string">
            <text:p><text:s/>voc_ekf</text:p>
          </table:table-cell>
          <table:table-cell table:style-name="ce2" office:value-type="string">
            <text:p><text:s/>delta_q_inf</text:p>
          </table:table-cell>
          <table:table-cell office:value-type="string">
            <text:p>iavg</text:p>
          </table:table-cell>
          <table:table-cell office:value-type="string">
            <text:p>iavg_adj</text:p>
          </table:table-cell>
          <table:table-cell office:value-type="string">
            <text:p>delta_q_inf_adj</text:p>
          </table:table-cell>
          <table:table-cell/>
          <table:table-cell table:style-name="ce2" office:value-type="string">
            <text:p>voc</text:p>
          </table:table-cell>
          <table:table-cell table:style-name="ce2" office:value-type="string">
            <text:p>delta_q</text:p>
          </table:table-cell>
          <table:table-cell table:style-name="ce1" office:value-type="string">
            <text:p>q_capacity</text:p>
          </table:table-cell>
          <table:table-cell table:style-name="ce2" office:value-type="string">
            <text:p>q</text:p>
          </table:table-cell>
          <table:table-cell table:style-name="ce2" office:value-type="string">
            <text:p>soc</text:p>
          </table:table-cell>
          <table:table-cell table:style-name="ce2"/>
          <table:table-cell table:style-name="ce2" office:value-type="string">
            <text:p>OAT, F</text:p>
          </table:table-cell>
          <table:table-cell table:style-name="ce3" office:value-type="string">
            <text:p>T0, C</text:p>
          </table:table-cell>
          <table:table-cell table:style-name="ce3" office:value-type="string">
            <text:p>voc_20</text:p>
          </table:table-cell>
          <table:table-cell table:style-name="ce2" office:value-type="string">
            <text:p>Vb-voc</text:p>
          </table:table-cell>
          <table:table-cell table:style-name="ce2" office:value-type="string">
            <text:p>Rbatt</text:p>
          </table:table-cell>
          <table:table-cell table:style-name="ce2" office:value-type="string">
            <text:p>dvoc_dt=</text:p>
          </table:table-cell>
          <table:table-cell table:style-name="ce2"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40</text:p>
          </table:table-cell>
          <table:table-cell table:style-name="ce2" table:number-columns-repeated="2"/>
          <table:table-cell table:style-name="ce2" office:value-type="string">
            <text:p>t</text:p>
          </table:table-cell>
          <table:table-cell table:style-name="ce2" office:value-type="string">
            <text:p>W</text:p>
          </table:table-cell>
          <table:table-cell/>
          <table:table-cell table:style-name="ce2" table:number-columns-repeated="984"/>
        </table:table-row>
        <table:table-row table:style-name="ro4">
          <table:table-cell table:number-columns-repeated="2"/>
          <table:table-cell office:value-type="string">
            <text:p>i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Tb</text:p>
          </table:table-cell>
          <table:table-cell office:value-type="string">
            <text:p>Vb</text:p>
          </table:table-cell>
          <table:table-cell office:value-type="string">
            <text:p>Ib</text:p>
          </table:table-cell>
          <table:table-cell office:value-type="string">
            <text:p>soc</text:p>
          </table:table-cell>
          <table:table-cell office:value-type="string">
            <text:p>soc_ekf</text:p>
          </table:table-cell>
          <table:table-cell office:value-type="string">
            <text:p>Voc_dyn</text:p>
          </table:table-cell>
          <table:table-cell office:value-type="string">
            <text:p>Voc_stat</text:p>
          </table:table-cell>
          <table:table-cell office:value-type="string">
            <text:p>tweak_sclr_amp</text:p>
          </table:table-cell>
          <table:table-cell office:value-type="string">
            <text:p>tweak_sclr_noa</text:p>
          </table:table-cell>
          <table:table-cell office:value-type="string">
            <text:p>falw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string">
            <text:p>2022-09-07T09:14:31</text:p>
          </table:table-cell>
          <table:table-cell office:value-type="float" office:value="1662556471">
            <text:p>1662556471</text:p>
          </table:table-cell>
          <table:table-cell office:value-type="float" office:value="28.875">
            <text:p>28.875</text:p>
          </table:table-cell>
          <table:table-cell office:value-type="float" office:value="14.438">
            <text:p>14.438</text:p>
          </table:table-cell>
          <table:table-cell office:value-type="float" office:value="-1.273">
            <text:p>-1.273</text:p>
          </table:table-cell>
          <table:table-cell office:value-type="float" office:value="0.8871">
            <text:p>0.8871</text:p>
          </table:table-cell>
          <table:table-cell office:value-type="float" office:value="0.8465">
            <text:p>0.8465</text:p>
          </table:table-cell>
          <table:table-cell office:value-type="float" office:value="13.188">
            <text:p>13.188</text:p>
          </table:table-cell>
          <table:table-cell office:value-type="float" office:value="13.142">
            <text:p>13.1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string">
            <text:p>2022-09-07T09:44:31</text:p>
          </table:table-cell>
          <table:table-cell office:value-type="float" office:value="1662558271">
            <text:p>1662558271</text:p>
          </table:table-cell>
          <table:table-cell office:value-type="float" office:value="30.437">
            <text:p>30.437</text:p>
          </table:table-cell>
          <table:table-cell office:value-type="float" office:value="15.218">
            <text:p>15.218</text:p>
          </table:table-cell>
          <table:table-cell office:value-type="float" office:value="-7.698">
            <text:p>-7.698</text:p>
          </table:table-cell>
          <table:table-cell office:value-type="float" office:value="0.8374">
            <text:p>0.8374</text:p>
          </table:table-cell>
          <table:table-cell office:value-type="float" office:value="0.6514">
            <text:p>0.6514</text:p>
          </table:table-cell>
          <table:table-cell office:value-type="float" office:value="13.221">
            <text:p>13.221</text:p>
          </table:table-cell>
          <table:table-cell office:value-type="float" office:value="13.222">
            <text:p>13.2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string">
            <text:p>2022-09-07T10:14:31</text:p>
          </table:table-cell>
          <table:table-cell office:value-type="float" office:value="1662560071">
            <text:p>1662560071</text:p>
          </table:table-cell>
          <table:table-cell office:value-type="float" office:value="30.368">
            <text:p>30.368</text:p>
          </table:table-cell>
          <table:table-cell office:value-type="float" office:value="15.184">
            <text:p>15.184</text:p>
          </table:table-cell>
          <table:table-cell office:value-type="float" office:value="-7.698">
            <text:p>-7.698</text:p>
          </table:table-cell>
          <table:table-cell office:value-type="float" office:value="0.803">
            <text:p>0.803</text:p>
          </table:table-cell>
          <table:table-cell office:value-type="float" office:value="0.5655">
            <text:p>0.5655</text:p>
          </table:table-cell>
          <table:table-cell office:value-type="float" office:value="13.22">
            <text:p>13.22</text:p>
          </table:table-cell>
          <table:table-cell office:value-type="float" office:value="13.255">
            <text:p>13.255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string">
            <text:p>2022-09-07T10:44:31</text:p>
          </table:table-cell>
          <table:table-cell office:value-type="float" office:value="1662561871">
            <text:p>1662561871</text:p>
          </table:table-cell>
          <table:table-cell office:value-type="float" office:value="29.868">
            <text:p>29.868</text:p>
          </table:table-cell>
          <table:table-cell office:value-type="float" office:value="14.934">
            <text:p>14.934</text:p>
          </table:table-cell>
          <table:table-cell office:value-type="float" office:value="-7.03">
            <text:p>-7.03</text:p>
          </table:table-cell>
          <table:table-cell office:value-type="float" office:value="0.7728">
            <text:p>0.7728</text:p>
          </table:table-cell>
          <table:table-cell office:value-type="float" office:value="0.579">
            <text:p>0.579</text:p>
          </table:table-cell>
          <table:table-cell office:value-type="float" office:value="13.2">
            <text:p>13.2</text:p>
          </table:table-cell>
          <table:table-cell office:value-type="float" office:value="13.261">
            <text:p>13.2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string">
            <text:p>2022-09-07T11:14:32</text:p>
          </table:table-cell>
          <table:table-cell office:value-type="float" office:value="1662563672">
            <text:p>1662563672</text:p>
          </table:table-cell>
          <table:table-cell office:value-type="float" office:value="29.432">
            <text:p>29.432</text:p>
          </table:table-cell>
          <table:table-cell office:value-type="float" office:value="14.716">
            <text:p>14.716</text:p>
          </table:table-cell>
          <table:table-cell office:value-type="float" office:value="-7.698">
            <text:p>-7.698</text:p>
          </table:table-cell>
          <table:table-cell office:value-type="float" office:value="0.7412">
            <text:p>0.7412</text:p>
          </table:table-cell>
          <table:table-cell office:value-type="float" office:value="0.6232">
            <text:p>0.6232</text:p>
          </table:table-cell>
          <table:table-cell office:value-type="float" office:value="13.207">
            <text:p>13.207</text:p>
          </table:table-cell>
          <table:table-cell office:value-type="float" office:value="13.29">
            <text:p>13.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string">
            <text:p>2022-09-07T11:44:32</text:p>
          </table:table-cell>
          <table:table-cell office:value-type="float" office:value="1662565472">
            <text:p>1662565472</text:p>
          </table:table-cell>
          <table:table-cell office:value-type="float" office:value="29.057">
            <text:p>29.057</text:p>
          </table:table-cell>
          <table:table-cell office:value-type="float" office:value="14.528">
            <text:p>14.528</text:p>
          </table:table-cell>
          <table:table-cell office:value-type="float" office:value="-8.1">
            <text:p>-8.1</text:p>
          </table:table-cell>
          <table:table-cell office:value-type="float" office:value="0.7089">
            <text:p>0.7089</text:p>
          </table:table-cell>
          <table:table-cell office:value-type="float" office:value="0.6659">
            <text:p>0.6659</text:p>
          </table:table-cell>
          <table:table-cell office:value-type="float" office:value="13.179">
            <text:p>13.179</text:p>
          </table:table-cell>
          <table:table-cell office:value-type="float" office:value="13.28">
            <text:p>13.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string">
            <text:p>2022-09-07T12:14:32</text:p>
          </table:table-cell>
          <table:table-cell office:value-type="float" office:value="1662567272">
            <text:p>1662567272</text:p>
          </table:table-cell>
          <table:table-cell office:value-type="float" office:value="28.993">
            <text:p>28.993</text:p>
          </table:table-cell>
          <table:table-cell office:value-type="float" office:value="14.497">
            <text:p>14.497</text:p>
          </table:table-cell>
          <table:table-cell office:value-type="float" office:value="-8.167">
            <text:p>-8.167</text:p>
          </table:table-cell>
          <table:table-cell office:value-type="float" office:value="0.6746">
            <text:p>0.6746</text:p>
          </table:table-cell>
          <table:table-cell office:value-type="float" office:value="0.6848">
            <text:p>0.6848</text:p>
          </table:table-cell>
          <table:table-cell office:value-type="float" office:value="13.145">
            <text:p>13.145</text:p>
          </table:table-cell>
          <table:table-cell office:value-type="float" office:value="13.262">
            <text:p>13.2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string">
            <text:p>2022-09-07T12:44:32</text:p>
          </table:table-cell>
          <table:table-cell office:value-type="float" office:value="1662569072">
            <text:p>1662569072</text:p>
          </table:table-cell>
          <table:table-cell office:value-type="float" office:value="28.932">
            <text:p>28.932</text:p>
          </table:table-cell>
          <table:table-cell office:value-type="float" office:value="14.466">
            <text:p>14.466</text:p>
          </table:table-cell>
          <table:table-cell office:value-type="float" office:value="-7.832">
            <text:p>-7.832</text:p>
          </table:table-cell>
          <table:table-cell office:value-type="float" office:value="0.64">
            <text:p>0.64</text:p>
          </table:table-cell>
          <table:table-cell office:value-type="float" office:value="0.6663">
            <text:p>0.6663</text:p>
          </table:table-cell>
          <table:table-cell office:value-type="float" office:value="13.113">
            <text:p>13.113</text:p>
          </table:table-cell>
          <table:table-cell office:value-type="float" office:value="13.243">
            <text:p>13.2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string">
            <text:p>2022-09-07T13:14:32</text:p>
          </table:table-cell>
          <table:table-cell office:value-type="float" office:value="1662570872">
            <text:p>1662570872</text:p>
          </table:table-cell>
          <table:table-cell office:value-type="float" office:value="28.868">
            <text:p>28.868</text:p>
          </table:table-cell>
          <table:table-cell office:value-type="float" office:value="14.434">
            <text:p>14.434</text:p>
          </table:table-cell>
          <table:table-cell office:value-type="float" office:value="-7.632">
            <text:p>-7.632</text:p>
          </table:table-cell>
          <table:table-cell office:value-type="float" office:value="0.6054">
            <text:p>0.6054</text:p>
          </table:table-cell>
          <table:table-cell office:value-type="float" office:value="0.6262">
            <text:p>0.6262</text:p>
          </table:table-cell>
          <table:table-cell office:value-type="float" office:value="13.082">
            <text:p>13.082</text:p>
          </table:table-cell>
          <table:table-cell office:value-type="float" office:value="13.223">
            <text:p>13.2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string">
            <text:p>2022-09-07T13:44:32</text:p>
          </table:table-cell>
          <table:table-cell office:value-type="float" office:value="1662572672">
            <text:p>1662572672</text:p>
          </table:table-cell>
          <table:table-cell office:value-type="float" office:value="28.807">
            <text:p>28.807</text:p>
          </table:table-cell>
          <table:table-cell office:value-type="float" office:value="14.403">
            <text:p>14.403</text:p>
          </table:table-cell>
          <table:table-cell office:value-type="float" office:value="-7.967">
            <text:p>-7.967</text:p>
          </table:table-cell>
          <table:table-cell office:value-type="float" office:value="0.5709">
            <text:p>0.5709</text:p>
          </table:table-cell>
          <table:table-cell office:value-type="float" office:value="0.5971">
            <text:p>0.5971</text:p>
          </table:table-cell>
          <table:table-cell office:value-type="float" office:value="13.062">
            <text:p>13.062</text:p>
          </table:table-cell>
          <table:table-cell office:value-type="float" office:value="13.214">
            <text:p>13.2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string">
            <text:p>2022-09-07T14:14:32</text:p>
          </table:table-cell>
          <table:table-cell office:value-type="float" office:value="1662574472">
            <text:p>1662574472</text:p>
          </table:table-cell>
          <table:table-cell office:value-type="float" office:value="28.812">
            <text:p>28.812</text:p>
          </table:table-cell>
          <table:table-cell office:value-type="float" office:value="14.406">
            <text:p>14.406</text:p>
          </table:table-cell>
          <table:table-cell office:value-type="float" office:value="-7.832">
            <text:p>-7.832</text:p>
          </table:table-cell>
          <table:table-cell office:value-type="float" office:value="0.5359">
            <text:p>0.5359</text:p>
          </table:table-cell>
          <table:table-cell office:value-type="float" office:value="0.5816">
            <text:p>0.5816</text:p>
          </table:table-cell>
          <table:table-cell office:value-type="float" office:value="13.044">
            <text:p>13.044</text:p>
          </table:table-cell>
          <table:table-cell office:value-type="float" office:value="13.205">
            <text:p>13.2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string">
            <text:p>2022-09-07T14:44:32</text:p>
          </table:table-cell>
          <table:table-cell office:value-type="float" office:value="1662576272">
            <text:p>1662576272</text:p>
          </table:table-cell>
          <table:table-cell office:value-type="float" office:value="28.807">
            <text:p>28.807</text:p>
          </table:table-cell>
          <table:table-cell office:value-type="float" office:value="14.403">
            <text:p>14.403</text:p>
          </table:table-cell>
          <table:table-cell office:value-type="float" office:value="-8.233">
            <text:p>-8.233</text:p>
          </table:table-cell>
          <table:table-cell office:value-type="float" office:value="0.501">
            <text:p>0.501</text:p>
          </table:table-cell>
          <table:table-cell office:value-type="float" office:value="0.5762">
            <text:p>0.5762</text:p>
          </table:table-cell>
          <table:table-cell office:value-type="float" office:value="13.055">
            <text:p>13.055</text:p>
          </table:table-cell>
          <table:table-cell office:value-type="float" office:value="13.223">
            <text:p>13.2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string">
            <text:p>2022-09-07T15:14:32</text:p>
          </table:table-cell>
          <table:table-cell office:value-type="float" office:value="1662578072">
            <text:p>1662578072</text:p>
          </table:table-cell>
          <table:table-cell office:value-type="float" office:value="28.493">
            <text:p>28.493</text:p>
          </table:table-cell>
          <table:table-cell office:value-type="float" office:value="14.247">
            <text:p>14.247</text:p>
          </table:table-cell>
          <table:table-cell office:value-type="float" office:value="-8.1">
            <text:p>-8.1</text:p>
          </table:table-cell>
          <table:table-cell office:value-type="float" office:value="0.4676">
            <text:p>0.4676</text:p>
          </table:table-cell>
          <table:table-cell office:value-type="float" office:value="0.5825">
            <text:p>0.5825</text:p>
          </table:table-cell>
          <table:table-cell office:value-type="float" office:value="13.037">
            <text:p>13.037</text:p>
          </table:table-cell>
          <table:table-cell office:value-type="float" office:value="13.213">
            <text:p>13.2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string">
            <text:p>2022-09-07T15:44:32</text:p>
          </table:table-cell>
          <table:table-cell office:value-type="float" office:value="1662579872">
            <text:p>1662579872</text:p>
          </table:table-cell>
          <table:table-cell office:value-type="float" office:value="28.118">
            <text:p>28.118</text:p>
          </table:table-cell>
          <table:table-cell office:value-type="float" office:value="14.059">
            <text:p>14.059</text:p>
          </table:table-cell>
          <table:table-cell office:value-type="float" office:value="-8.97">
            <text:p>-8.97</text:p>
          </table:table-cell>
          <table:table-cell office:value-type="float" office:value="0.4342">
            <text:p>0.4342</text:p>
          </table:table-cell>
          <table:table-cell office:value-type="float" office:value="0.5979">
            <text:p>0.5979</text:p>
          </table:table-cell>
          <table:table-cell office:value-type="float" office:value="13.038">
            <text:p>13.038</text:p>
          </table:table-cell>
          <table:table-cell office:value-type="float" office:value="13.222">
            <text:p>13.2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string">
            <text:p>2022-09-07T16:14:32</text:p>
          </table:table-cell>
          <table:table-cell office:value-type="float" office:value="1662581672">
            <text:p>1662581672</text:p>
          </table:table-cell>
          <table:table-cell office:value-type="float" office:value="27.993">
            <text:p>27.993</text:p>
          </table:table-cell>
          <table:table-cell office:value-type="float" office:value="13.997">
            <text:p>13.997</text:p>
          </table:table-cell>
          <table:table-cell office:value-type="float" office:value="-8.033">
            <text:p>-8.033</text:p>
          </table:table-cell>
          <table:table-cell office:value-type="float" office:value="0.3996">
            <text:p>0.3996</text:p>
          </table:table-cell>
          <table:table-cell office:value-type="float" office:value="0.6072">
            <text:p>0.6072</text:p>
          </table:table-cell>
          <table:table-cell office:value-type="float" office:value="13.015">
            <text:p>13.015</text:p>
          </table:table-cell>
          <table:table-cell office:value-type="float" office:value="13.204">
            <text:p>13.204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string">
            <text:p>2022-09-07T16:44:32</text:p>
          </table:table-cell>
          <table:table-cell office:value-type="float" office:value="1662583472">
            <text:p>1662583472</text:p>
          </table:table-cell>
          <table:table-cell office:value-type="float" office:value="28.187">
            <text:p>28.187</text:p>
          </table:table-cell>
          <table:table-cell office:value-type="float" office:value="14.093">
            <text:p>14.093</text:p>
          </table:table-cell>
          <table:table-cell office:value-type="float" office:value="-8.033">
            <text:p>-8.033</text:p>
          </table:table-cell>
          <table:table-cell office:value-type="float" office:value="0.3638">
            <text:p>0.3638</text:p>
          </table:table-cell>
          <table:table-cell office:value-type="float" office:value="0.5962">
            <text:p>0.5962</text:p>
          </table:table-cell>
          <table:table-cell office:value-type="float" office:value="13.006">
            <text:p>13.006</text:p>
          </table:table-cell>
          <table:table-cell office:value-type="float" office:value="13.201">
            <text:p>13.201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string">
            <text:p>2022-09-07T17:14:33</text:p>
          </table:table-cell>
          <table:table-cell office:value-type="float" office:value="1662585273">
            <text:p>1662585273</text:p>
          </table:table-cell>
          <table:table-cell office:value-type="float" office:value="28.437">
            <text:p>28.437</text:p>
          </table:table-cell>
          <table:table-cell office:value-type="float" office:value="14.218">
            <text:p>14.218</text:p>
          </table:table-cell>
          <table:table-cell office:value-type="float" office:value="-7.632">
            <text:p>-7.632</text:p>
          </table:table-cell>
          <table:table-cell office:value-type="float" office:value="0.328">
            <text:p>0.328</text:p>
          </table:table-cell>
          <table:table-cell office:value-type="float" office:value="0.5588">
            <text:p>0.5588</text:p>
          </table:table-cell>
          <table:table-cell office:value-type="float" office:value="12.97">
            <text:p>12.97</text:p>
          </table:table-cell>
          <table:table-cell office:value-type="float" office:value="13.169">
            <text:p>13.169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string">
            <text:p>2022-09-07T17:44:33</text:p>
          </table:table-cell>
          <table:table-cell office:value-type="float" office:value="1662587073">
            <text:p>1662587073</text:p>
          </table:table-cell>
          <table:table-cell office:value-type="float" office:value="28.562">
            <text:p>28.562</text:p>
          </table:table-cell>
          <table:table-cell office:value-type="float" office:value="14.281">
            <text:p>14.281</text:p>
          </table:table-cell>
          <table:table-cell office:value-type="float" office:value="-8.033">
            <text:p>-8.033</text:p>
          </table:table-cell>
          <table:table-cell office:value-type="float" office:value="0.2928">
            <text:p>0.2928</text:p>
          </table:table-cell>
          <table:table-cell office:value-type="float" office:value="0.4957">
            <text:p>0.4957</text:p>
          </table:table-cell>
          <table:table-cell office:value-type="float" office:value="12.924">
            <text:p>12.924</text:p>
          </table:table-cell>
          <table:table-cell office:value-type="float" office:value="13.128">
            <text:p>13.128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string">
            <text:p>2022-09-07T18:14:33</text:p>
          </table:table-cell>
          <table:table-cell office:value-type="float" office:value="1662588873">
            <text:p>1662588873</text:p>
          </table:table-cell>
          <table:table-cell office:value-type="float" office:value="28.557">
            <text:p>28.557</text:p>
          </table:table-cell>
          <table:table-cell office:value-type="float" office:value="14.278">
            <text:p>14.278</text:p>
          </table:table-cell>
          <table:table-cell office:value-type="float" office:value="-7.363">
            <text:p>-7.363</text:p>
          </table:table-cell>
          <table:table-cell office:value-type="float" office:value="0.2581">
            <text:p>0.2581</text:p>
          </table:table-cell>
          <table:table-cell office:value-type="float" office:value="0.4204">
            <text:p>0.4204</text:p>
          </table:table-cell>
          <table:table-cell office:value-type="float" office:value="12.887">
            <text:p>12.887</text:p>
          </table:table-cell>
          <table:table-cell office:value-type="float" office:value="13.095">
            <text:p>13.0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string">
            <text:p>2022-09-07T18:44:33</text:p>
          </table:table-cell>
          <table:table-cell office:value-type="float" office:value="1662590673">
            <text:p>1662590673</text:p>
          </table:table-cell>
          <table:table-cell office:value-type="float" office:value="28.368">
            <text:p>28.368</text:p>
          </table:table-cell>
          <table:table-cell office:value-type="float" office:value="14.184">
            <text:p>14.184</text:p>
          </table:table-cell>
          <table:table-cell office:value-type="float" office:value="-8.1">
            <text:p>-8.1</text:p>
          </table:table-cell>
          <table:table-cell office:value-type="float" office:value="0.2238">
            <text:p>0.2238</text:p>
          </table:table-cell>
          <table:table-cell office:value-type="float" office:value="0.2886">
            <text:p>0.2886</text:p>
          </table:table-cell>
          <table:table-cell office:value-type="float" office:value="12.822">
            <text:p>12.822</text:p>
          </table:table-cell>
          <table:table-cell office:value-type="float" office:value="13.033">
            <text:p>13.0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string">
            <text:p>2022-09-07T19:14:33</text:p>
          </table:table-cell>
          <table:table-cell office:value-type="float" office:value="1662592473">
            <text:p>1662592473</text:p>
          </table:table-cell>
          <table:table-cell office:value-type="float" office:value="28.057">
            <text:p>28.057</text:p>
          </table:table-cell>
          <table:table-cell office:value-type="float" office:value="14.028">
            <text:p>14.028</text:p>
          </table:table-cell>
          <table:table-cell office:value-type="float" office:value="-7.23">
            <text:p>-7.23</text:p>
          </table:table-cell>
          <table:table-cell office:value-type="float" office:value="0.1896">
            <text:p>0.1896</text:p>
          </table:table-cell>
          <table:table-cell office:value-type="float" office:value="0.1854">
            <text:p>0.1854</text:p>
          </table:table-cell>
          <table:table-cell office:value-type="float" office:value="12.758">
            <text:p>12.758</text:p>
          </table:table-cell>
          <table:table-cell office:value-type="float" office:value="12.973">
            <text:p>12.9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string">
            <text:p>2022-09-07T19:44:33</text:p>
          </table:table-cell>
          <table:table-cell office:value-type="float" office:value="1662594273">
            <text:p>1662594273</text:p>
          </table:table-cell>
          <table:table-cell office:value-type="float" office:value="27.618">
            <text:p>27.618</text:p>
          </table:table-cell>
          <table:table-cell office:value-type="float" office:value="13.809">
            <text:p>13.809</text:p>
          </table:table-cell>
          <table:table-cell office:value-type="float" office:value="-8.1">
            <text:p>-8.1</text:p>
          </table:table-cell>
          <table:table-cell office:value-type="float" office:value="0.1553">
            <text:p>0.1553</text:p>
          </table:table-cell>
          <table:table-cell office:value-type="float" office:value="0.1541">
            <text:p>0.1541</text:p>
          </table:table-cell>
          <table:table-cell office:value-type="float" office:value="12.693">
            <text:p>12.693</text:p>
          </table:table-cell>
          <table:table-cell office:value-type="float" office:value="12.91">
            <text:p>12.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string">
            <text:p>2022-09-07T20:14:33</text:p>
          </table:table-cell>
          <table:table-cell office:value-type="float" office:value="1662596073">
            <text:p>1662596073</text:p>
          </table:table-cell>
          <table:table-cell office:value-type="float" office:value="27.057">
            <text:p>27.057</text:p>
          </table:table-cell>
          <table:table-cell office:value-type="float" office:value="13.528">
            <text:p>13.528</text:p>
          </table:table-cell>
          <table:table-cell office:value-type="float" office:value="-8.167">
            <text:p>-8.167</text:p>
          </table:table-cell>
          <table:table-cell office:value-type="float" office:value="0.1209">
            <text:p>0.1209</text:p>
          </table:table-cell>
          <table:table-cell office:value-type="float" office:value="0.1427">
            <text:p>0.1427</text:p>
          </table:table-cell>
          <table:table-cell office:value-type="float" office:value="12.641">
            <text:p>12.641</text:p>
          </table:table-cell>
          <table:table-cell office:value-type="float" office:value="12.863">
            <text:p>12.8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string">
            <text:p>2022-09-07T20:44:33</text:p>
          </table:table-cell>
          <table:table-cell office:value-type="float" office:value="1662597873">
            <text:p>1662597873</text:p>
          </table:table-cell>
          <table:table-cell office:value-type="float" office:value="27.375">
            <text:p>27.375</text:p>
          </table:table-cell>
          <table:table-cell office:value-type="float" office:value="13.688">
            <text:p>13.688</text:p>
          </table:table-cell>
          <table:table-cell office:value-type="float" office:value="-11.112">
            <text:p>-11.112</text:p>
          </table:table-cell>
          <table:table-cell office:value-type="float" office:value="0.0775">
            <text:p>0.0775</text:p>
          </table:table-cell>
          <table:table-cell office:value-type="float" office:value="0.0971">
            <text:p>0.0971</text:p>
          </table:table-cell>
          <table:table-cell office:value-type="float" office:value="12.329">
            <text:p>12.329</text:p>
          </table:table-cell>
          <table:table-cell office:value-type="float" office:value="12.561">
            <text:p>12.5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string">
            <text:p>2022-09-07T21:14:33</text:p>
          </table:table-cell>
          <table:table-cell office:value-type="float" office:value="1662599673">
            <text:p>1662599673</text:p>
          </table:table-cell>
          <table:table-cell office:value-type="float" office:value="29.187">
            <text:p>29.187</text:p>
          </table:table-cell>
          <table:table-cell office:value-type="float" office:value="14.593">
            <text:p>14.593</text:p>
          </table:table-cell>
          <table:table-cell office:value-type="float" office:value="-0.47">
            <text:p>-0.47</text:p>
          </table:table-cell>
          <table:table-cell office:value-type="float" office:value="0.0306">
            <text:p>0.0306</text:p>
          </table:table-cell>
          <table:table-cell office:value-type="float" office:value="0.0313">
            <text:p>0.0313</text:p>
          </table:table-cell>
          <table:table-cell office:value-type="float" office:value="7.612">
            <text:p>7.612</text:p>
          </table:table-cell>
          <table:table-cell office:value-type="float" office:value="7.857">
            <text:p>7.857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1009"/>
        </table:table-row>
      </table:table>
      <table:table table:name="30 C" table:style-name="ta6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47" table:default-cell-style-name="ce2"/>
        <table:table-column table:style-name="co4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49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number-columns-repeated="2" table:default-cell-style-name="ce2"/>
        <table:table-column table:style-name="co23" table:number-columns-repeated="8" table:default-cell-style-name="ce2"/>
        <table:table-column table:style-name="co35" table:number-columns-repeated="17" table:default-cell-style-name="ce2"/>
        <table:table-column table:style-name="co23" table:number-columns-repeated="964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table:style-name="Default" office:value-type="string">
            <text:p>Voc_dyn</text:p>
          </table:table-cell>
          <table:table-cell office:value-type="string">
            <text:p>voc_stat</text:p>
          </table:table-cell>
          <table:table-cell office:value-type="string">
            <text:p><text:s/>delta_q_inf</text:p>
          </table:table-cell>
          <table:table-cell table:style-name="ce14" office:value-type="string">
            <text:p>dv_hys</text:p>
          </table:table-cell>
          <table:table-cell table:style-name="ce14" office:value-type="string">
            <text:p>iavg_adj</text:p>
          </table:table-cell>
          <table:table-cell table:style-name="ce14" office:value-type="string">
            <text:p>delta_q_inf_adj</text:p>
          </table:table-cell>
          <table:table-cell table:style-name="ce14"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30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30</text:p>
          </table:table-cell>
          <table:table-cell table:style-name="ce6" office:value-type="string">
            <text:p>t_voc_4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5"/>
        </table:table-row>
        <table:table-row table:style-name="ro1">
          <table:table-cell office:value-type="float" office:value="0">
            <text:p>0</text:p>
          </table:table-cell>
          <table:table-cell table:style-name="ce14" office:value-type="float" office:value="95">
            <text:p>95</text:p>
          </table:table-cell>
          <table:table-cell table:style-name="ce14" office:value-type="string">
            <text:p>2022-09-07T09:14:31</text:p>
          </table:table-cell>
          <table:table-cell table:style-name="ce14" office:value-type="float" office:value="1662556471">
            <text:p>1662556471</text:p>
          </table:table-cell>
          <table:table-cell table:style-name="ce14" office:value-type="float" office:value="28.875">
            <text:p>28.875</text:p>
          </table:table-cell>
          <table:table-cell table:style-name="ce14" office:value-type="float" office:value="14.438">
            <text:p>14.438</text:p>
          </table:table-cell>
          <table:table-cell table:style-name="ce14" office:value-type="float" office:value="-1.273">
            <text:p>-1.273</text:p>
          </table:table-cell>
          <table:table-cell table:style-name="ce14" office:value-type="float" office:value="0.8871">
            <text:p>0.8871</text:p>
          </table:table-cell>
          <table:table-cell table:style-name="ce14" office:value-type="float" office:value="0.8465">
            <text:p>0.8465</text:p>
          </table:table-cell>
          <table:table-cell table:style-name="ce14" office:value-type="float" office:value="13.188">
            <text:p>13.188</text:p>
          </table:table-cell>
          <table:table-cell table:style-name="ce14" office:value-type="float" office:value="13.142">
            <text:p>13.142</text:p>
          </table:table-cell>
          <table:table-cell/>
          <table:table-cell table:style-name="ce14" office:value-type="float" office:value="0">
            <text:p>0</text:p>
          </table:table-cell>
          <table:table-cell table:style-name="ce14" table:number-columns-repeated="3"/>
          <table:table-cell table:formula="of:=[.K2]" office:value-type="float" office:value="13.142">
            <text:p>13.142</text:p>
          </table:table-cell>
          <table:table-cell/>
          <table:table-cell table:style-name="ce1" table:formula="of:=360000*(1-0.01*([.E2]-25))*[.$V$9]" office:value-type="float" office:value="375118.2">
            <text:p>375118.2</text:p>
          </table:table-cell>
          <table:table-cell/>
          <table:table-cell table:formula="of:=[.H2]" office:value-type="float" office:value="0.8871">
            <text:p>0.8871</text:p>
          </table:table-cell>
          <table:table-cell office:value-type="string">
            <text:p>DA</text:p>
          </table:table-cell>
          <table:table-cell table:number-columns-repeated="2"/>
          <table:table-cell table:formula="of:=[.Q2]-([.$E2]-30)*[.$AC$1]" office:value-type="float" office:value="13.1465">
            <text:p>13.1</text:p>
          </table:table-cell>
          <table:table-cell table:number-columns-repeated="2"/>
          <table:table-cell table:style-name="ce12" office:value-type="string">
            <text:p>BATT_DVOC_DT</text:p>
          </table:table-cell>
          <table:table-cell table:style-name="ce8" table:formula="of:=[.AC1]/4" office:value-type="float" office:value="0.001">
            <text:p>0.0010</text:p>
          </table:table-cell>
          <table:table-cell table:style-name="ce6" office:value-type="float" office:value="-0.15">
            <text:p>-0.15</text:p>
          </table:table-cell>
          <table:table-cell table:number-columns-repeated="5" table:style-name="ce6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-18.379574">
            <text:p>-18.379574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2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table:style-name="ce14" office:value-type="float" office:value="96">
            <text:p>96</text:p>
          </table:table-cell>
          <table:table-cell table:style-name="ce14" office:value-type="string">
            <text:p>2022-09-07T09:44:31</text:p>
          </table:table-cell>
          <table:table-cell table:style-name="ce14" office:value-type="float" office:value="1662558271">
            <text:p>1662558271</text:p>
          </table:table-cell>
          <table:table-cell table:style-name="ce14" office:value-type="float" office:value="30.437">
            <text:p>30.437</text:p>
          </table:table-cell>
          <table:table-cell table:style-name="ce14" office:value-type="float" office:value="15.218">
            <text:p>15.218</text:p>
          </table:table-cell>
          <table:table-cell table:style-name="ce14" office:value-type="float" office:value="-7.698">
            <text:p>-7.698</text:p>
          </table:table-cell>
          <table:table-cell table:style-name="ce14" office:value-type="float" office:value="0.8374">
            <text:p>0.8374</text:p>
          </table:table-cell>
          <table:table-cell table:style-name="ce14" office:value-type="float" office:value="0.6514">
            <text:p>0.6514</text:p>
          </table:table-cell>
          <table:table-cell table:style-name="ce14" office:value-type="float" office:value="13.221">
            <text:p>13.221</text:p>
          </table:table-cell>
          <table:table-cell table:style-name="ce14" office:value-type="float" office:value="13.222">
            <text:p>13.222</text:p>
          </table:table-cell>
          <table:table-cell/>
          <table:table-cell table:style-name="ce14" office:value-type="float" office:value="0.05">
            <text:p>0.05</text:p>
          </table:table-cell>
          <table:table-cell table:style-name="ce14" table:number-columns-repeated="3"/>
          <table:table-cell table:formula="of:=[.K3]" office:value-type="float" office:value="13.222">
            <text:p>13.222</text:p>
          </table:table-cell>
          <table:table-cell/>
          <table:table-cell table:style-name="ce1" table:formula="of:=360000*(1-0.01*([.E3]-25))*[.$V$9]" office:value-type="float" office:value="369022.6512">
            <text:p>369022.6512</text:p>
          </table:table-cell>
          <table:table-cell/>
          <table:table-cell table:formula="of:=[.H3]" office:value-type="float" office:value="0.8374">
            <text:p>0.8374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30)*[.$AC$1]" office:value-type="float" office:value="13.220252">
            <text:p>13.2</text:p>
          </table:table-cell>
          <table:table-cell table:number-columns-repeated="4"/>
          <table:table-cell table:style-name="ce6" office:value-type="float" office:value="0">
            <text:p>0</text:p>
          </table:table-cell>
          <table:table-cell table:number-columns-repeated="4"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>
            <draw:frame table:end-cell-address="'30 C'.AT23" table:end-x="0.0795in" table:end-y="0.1551in" draw:z-index="5" draw:style-name="gr4" draw:text-style-name="P2" svg:width="6.2988in" svg:height="3.5429in" svg:x="0.3961in" svg:y="0.1681in">
              <draw:object draw:notify-on-update-of-ranges="'30 C'.AD1:'30 C'.AD1 '30 C'.AD2:'30 C'.AD19 '30 C'.AE1:'30 C'.AE1 '30 C'.AE2:'30 C'.AE19 '30 C'.AD1:'30 C'.AD1 '30 C'.AD2:'30 C'.AD19 '30 C'.AF1:'30 C'.AF1 '30 C'.AF2:'30 C'.AF19 '30 C'.AD1:'30 C'.AD1 '30 C'.AD2:'30 C'.AD19 '30 C'.AG1:'30 C'.AG1 '30 C'.AG2:'30 C'.AG19 '30 C'.AD1:'30 C'.AD1 '30 C'.AD2:'30 C'.AD19 '30 C'.AH1:'30 C'.AH1 '30 C'.AH2:'30 C'.AH19 '30 C'.AD1:'30 C'.AD1 '30 C'.AD2:'30 C'.AD19 '30 C'.AI1:'30 C'.AI1 '30 C'.AI2:'30 C'.AI19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/>
          <table:table-cell table:formula="of:=[.A3]" office:value-type="float" office:value="0.5">
            <text:p>0.5</text:p>
          </table:table-cell>
          <table:table-cell table:formula="of:=[.F3]*[.G3]" office:value-type="float" office:value="-117.148164">
            <text:p>-117.148164</text:p>
          </table:table-cell>
          <table:table-cell table:number-columns-repeated="985"/>
        </table:table-row>
        <table:table-row table:style-name="ro1">
          <table:table-cell table:formula="of:=([.D4]-[.$D$2])/3600" office:value-type="float" office:value="1">
            <text:p>1</text:p>
            <draw:frame table:end-cell-address="'30 C'.F18" table:end-x="0.2669in" table:end-y="0.1307in" draw:z-index="2" draw:name="Chart 3" draw:style-name="gr3" draw:text-style-name="P1" svg:width="3.1504in" svg:height="2.615in" svg:x="0.3197in" svg:y="0.0051in">
              <draw:object draw:notify-on-update-of-ranges="'30 C'.A2:'30 C'.A87 '30 C'.E1:'30 C'.E1 '30 C'.E2:'30 C'.E87 '30 C'.A2:'30 C'.A87 '30 C'.F1:'30 C'.F1 '30 C'.F2:'30 C'.F87 '30 C'.A2:'30 C'.A87 '30 C'.G1:'30 C'.G1 '30 C'.G2:'30 C'.G87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14" office:value-type="float" office:value="97">
            <text:p>97</text:p>
          </table:table-cell>
          <table:table-cell table:style-name="ce14" office:value-type="string">
            <text:p>2022-09-07T10:14:31</text:p>
          </table:table-cell>
          <table:table-cell table:style-name="ce14" office:value-type="float" office:value="1662560071">
            <text:p>1662560071</text:p>
          </table:table-cell>
          <table:table-cell table:style-name="ce14" office:value-type="float" office:value="30.368">
            <text:p>30.368</text:p>
          </table:table-cell>
          <table:table-cell table:style-name="ce14" office:value-type="float" office:value="15.184">
            <text:p>15.184</text:p>
          </table:table-cell>
          <table:table-cell table:style-name="ce14" office:value-type="float" office:value="-7.698">
            <text:p>-7.698</text:p>
          </table:table-cell>
          <table:table-cell table:style-name="ce14" office:value-type="float" office:value="0.803">
            <text:p>0.803</text:p>
          </table:table-cell>
          <table:table-cell table:style-name="ce14" office:value-type="float" office:value="0.5655">
            <text:p>0.5655</text:p>
          </table:table-cell>
          <table:table-cell table:style-name="ce14" office:value-type="float" office:value="13.22">
            <text:p>13.22</text:p>
          </table:table-cell>
          <table:table-cell table:style-name="ce14" office:value-type="float" office:value="13.255">
            <text:p>13.255</text:p>
          </table:table-cell>
          <table:table-cell/>
          <table:table-cell table:style-name="ce14" office:value-type="float" office:value="-0.035">
            <text:p>-0.035</text:p>
          </table:table-cell>
          <table:table-cell table:style-name="ce14" table:number-columns-repeated="3"/>
          <table:table-cell table:formula="of:=[.K4]" office:value-type="float" office:value="13.255">
            <text:p>13.255</text:p>
          </table:table-cell>
          <table:table-cell/>
          <table:table-cell table:style-name="ce1" table:formula="of:=360000*(1-0.01*([.E4]-25))*[.$V$9]" office:value-type="float" office:value="369291.9168">
            <text:p>369291.9168</text:p>
          </table:table-cell>
          <table:table-cell/>
          <table:table-cell table:formula="of:=[.H4]" office:value-type="float" office:value="0.803">
            <text:p>0.803</text:p>
          </table:table-cell>
          <table:table-cell office:value-type="string">
            <text:p>base SA</text:p>
          </table:table-cell>
          <table:table-cell table:number-columns-repeated="2"/>
          <table:table-cell table:formula="of:=[.Q4]-([.$E4]-30)*[.$AC$1]" office:value-type="float" office:value="13.253528">
            <text:p>13.3</text:p>
          </table:table-cell>
          <table:table-cell table:number-columns-repeated="4"/>
          <table:table-cell table:style-name="ce6" office:value-type="float" office:value="0.05">
            <text:p>0.05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.2">
            <text:p>12.2</text:p>
          </table:table-cell>
          <table:table-cell table:style-name="ce6" office:value-type="float" office:value="12.27">
            <text:p>12.27</text:p>
          </table:table-cell>
          <table:table-cell table:number-columns-repeated="2"/>
          <table:table-cell table:formula="of:=[.A4]" office:value-type="float" office:value="1">
            <text:p>1</text:p>
          </table:table-cell>
          <table:table-cell table:formula="of:=[.F4]*[.G4]" office:value-type="float" office:value="-116.886432">
            <text:p>-116.886432</text:p>
          </table:table-cell>
          <table:table-cell table:number-columns-repeated="985"/>
        </table:table-row>
        <table:table-row table:style-name="ro1">
          <table:table-cell table:formula="of:=([.D5]-[.$D$2])/3600" office:value-type="float" office:value="1.5">
            <text:p>1.5</text:p>
          </table:table-cell>
          <table:table-cell table:style-name="ce14" office:value-type="float" office:value="98">
            <text:p>98</text:p>
          </table:table-cell>
          <table:table-cell table:style-name="ce14" office:value-type="string">
            <text:p>2022-09-07T10:44:31</text:p>
          </table:table-cell>
          <table:table-cell table:style-name="ce14" office:value-type="float" office:value="1662561871">
            <text:p>1662561871</text:p>
          </table:table-cell>
          <table:table-cell table:style-name="ce14" office:value-type="float" office:value="29.868">
            <text:p>29.868</text:p>
          </table:table-cell>
          <table:table-cell table:style-name="ce14" office:value-type="float" office:value="14.934">
            <text:p>14.934</text:p>
          </table:table-cell>
          <table:table-cell table:style-name="ce14" office:value-type="float" office:value="-7.03">
            <text:p>-7.03</text:p>
          </table:table-cell>
          <table:table-cell table:style-name="ce14" office:value-type="float" office:value="0.7728">
            <text:p>0.7728</text:p>
          </table:table-cell>
          <table:table-cell table:style-name="ce14" office:value-type="float" office:value="0.579">
            <text:p>0.579</text:p>
          </table:table-cell>
          <table:table-cell table:style-name="ce14" office:value-type="float" office:value="13.2">
            <text:p>13.2</text:p>
          </table:table-cell>
          <table:table-cell table:style-name="ce14" office:value-type="float" office:value="13.261">
            <text:p>13.261</text:p>
          </table:table-cell>
          <table:table-cell/>
          <table:table-cell table:style-name="ce14" office:value-type="float" office:value="-0.05">
            <text:p>-0.05</text:p>
          </table:table-cell>
          <table:table-cell table:style-name="ce14" table:number-columns-repeated="3"/>
          <table:table-cell table:formula="of:=[.K5]" office:value-type="float" office:value="13.261">
            <text:p>13.261</text:p>
          </table:table-cell>
          <table:table-cell/>
          <table:table-cell table:style-name="ce1" table:formula="of:=360000*(1-0.01*([.E5]-25))*[.$V$9]" office:value-type="float" office:value="371243.1168">
            <text:p>371243.1168</text:p>
          </table:table-cell>
          <table:table-cell/>
          <table:table-cell table:formula="of:=[.H5]" office:value-type="float" office:value="0.7728">
            <text:p>0.7728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30)*[.$AC$1]" office:value-type="float" office:value="13.261528">
            <text:p>13.3</text:p>
          </table:table-cell>
          <table:table-cell table:number-columns-repeated="4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.5">
            <text:p>9.5</text:p>
          </table:table-cell>
          <table:table-cell table:style-name="ce6" office:value-type="float" office:value="12.6">
            <text:p>12.6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85">
            <text:p>12.85</text:p>
          </table:table-cell>
          <table:table-cell table:number-columns-repeated="2"/>
          <table:table-cell table:formula="of:=[.A5]" office:value-type="float" office:value="1.5">
            <text:p>1.5</text:p>
          </table:table-cell>
          <table:table-cell table:formula="of:=[.F5]*[.G5]" office:value-type="float" office:value="-104.98602">
            <text:p>-104.98602</text:p>
          </table:table-cell>
          <table:table-cell table:number-columns-repeated="985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2022-09-07T11:14:32</text:p>
          </table:table-cell>
          <table:table-cell table:style-name="ce14" office:value-type="float" office:value="1662563672">
            <text:p>1662563672</text:p>
          </table:table-cell>
          <table:table-cell table:style-name="ce14" office:value-type="float" office:value="29.432">
            <text:p>29.432</text:p>
          </table:table-cell>
          <table:table-cell table:style-name="ce14" office:value-type="float" office:value="14.716">
            <text:p>14.716</text:p>
          </table:table-cell>
          <table:table-cell table:style-name="ce14" office:value-type="float" office:value="-7.698">
            <text:p>-7.698</text:p>
          </table:table-cell>
          <table:table-cell table:style-name="ce14" office:value-type="float" office:value="0.7412">
            <text:p>0.7412</text:p>
          </table:table-cell>
          <table:table-cell table:style-name="ce14" office:value-type="float" office:value="0.6232">
            <text:p>0.6232</text:p>
          </table:table-cell>
          <table:table-cell table:style-name="ce14" office:value-type="float" office:value="13.207">
            <text:p>13.207</text:p>
          </table:table-cell>
          <table:table-cell table:style-name="ce14" office:value-type="float" office:value="13.29">
            <text:p>13.29</text:p>
          </table:table-cell>
          <table:table-cell/>
          <table:table-cell table:style-name="ce14" office:value-type="float" office:value="-0.085">
            <text:p>-0.085</text:p>
          </table:table-cell>
          <table:table-cell table:style-name="ce14" table:number-columns-repeated="3"/>
          <table:table-cell table:formula="of:=[.K6]" office:value-type="float" office:value="13.29">
            <text:p>13.29</text:p>
          </table:table-cell>
          <table:table-cell/>
          <table:table-cell table:style-name="ce1" table:formula="of:=360000*(1-0.01*([.E6]-25))*[.$V$9]" office:value-type="float" office:value="372944.5632">
            <text:p>372944.5632</text:p>
          </table:table-cell>
          <table:table-cell/>
          <table:table-cell table:formula="of:=[.H6]" office:value-type="float" office:value="0.7412">
            <text:p>0.7412</text:p>
          </table:table-cell>
          <table:table-cell office:value-type="string">
            <text:p>SA</text:p>
          </table:table-cell>
          <table:table-cell table:number-columns-repeated="2"/>
          <table:table-cell table:formula="of:=[.Q6]-([.$E6]-30)*[.$AC$1]" office:value-type="float" office:value="13.292272">
            <text:p>13.3</text:p>
          </table:table-cell>
          <table:table-cell table:number-columns-repeated="4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5">
            <text:p>12.95</text:p>
          </table:table-cell>
          <table:table-cell table:number-columns-repeated="2"/>
          <table:table-cell table:formula="of:=[.A6]" office:value-type="float" office:value="2.00027777777778">
            <text:p>2.0002777778</text:p>
          </table:table-cell>
          <table:table-cell table:formula="of:=[.F6]*[.G6]" office:value-type="float" office:value="-113.283768">
            <text:p>-113.283768</text:p>
          </table:table-cell>
          <table:table-cell table:number-columns-repeated="985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2022-09-07T11:44:32</text:p>
          </table:table-cell>
          <table:table-cell table:style-name="ce14" office:value-type="float" office:value="1662565472">
            <text:p>1662565472</text:p>
          </table:table-cell>
          <table:table-cell table:style-name="ce14" office:value-type="float" office:value="29.057">
            <text:p>29.057</text:p>
          </table:table-cell>
          <table:table-cell table:style-name="ce14" office:value-type="float" office:value="14.528">
            <text:p>14.528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7089">
            <text:p>0.7089</text:p>
          </table:table-cell>
          <table:table-cell table:style-name="ce14" office:value-type="float" office:value="0.6659">
            <text:p>0.6659</text:p>
          </table:table-cell>
          <table:table-cell table:style-name="ce14" office:value-type="float" office:value="13.179">
            <text:p>13.179</text:p>
          </table:table-cell>
          <table:table-cell table:style-name="ce14" office:value-type="float" office:value="13.28">
            <text:p>13.28</text:p>
          </table:table-cell>
          <table:table-cell/>
          <table:table-cell table:style-name="ce14" office:value-type="float" office:value="-0.1">
            <text:p>-0.1</text:p>
          </table:table-cell>
          <table:table-cell table:style-name="ce14" table:number-columns-repeated="3"/>
          <table:table-cell table:formula="of:=[.K7]" office:value-type="float" office:value="13.28">
            <text:p>13.28</text:p>
          </table:table-cell>
          <table:table-cell/>
          <table:table-cell table:style-name="ce1" table:formula="of:=360000*(1-0.01*([.E7]-25))*[.$V$9]" office:value-type="float" office:value="374407.9632">
            <text:p>374407.9632</text:p>
          </table:table-cell>
          <table:table-cell>
            <draw:frame table:end-cell-address="'30 C'.AC27" table:end-x="0.3563in" table:end-y="0.174in" draw:z-index="4" draw:style-name="gr2" draw:text-style-name="P2" svg:width="6.2988in" svg:height="3.6961in" svg:x="0.1693in" svg:y="0.0343in">
              <draw:object draw:notify-on-update-of-ranges="'30 C'.U2:'30 C'.U49 '30 C'.Y1:'30 C'.Y1 '30 C'.Y2:'30 C'.Y49 '30 C'.AD2:'30 C'.AD19 '30 C'.AG1:'30 C'.AG1 '30 C'.AH2:'30 C'.AH19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formula="of:=[.H7]" office:value-type="float" office:value="0.7089">
            <text:p>0.7089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30)*[.$AC$1]" office:value-type="float" office:value="13.283772">
            <text:p>13.3</text:p>
          </table:table-cell>
          <table:table-cell table:number-columns-repeated="4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2.85">
            <text:p>12.8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3.05">
            <text:p>13.05</text:p>
          </table:table-cell>
          <table:table-cell table:number-columns-repeated="2"/>
          <table:table-cell table:formula="of:=[.A7]" office:value-type="float" office:value="2.50027777777778">
            <text:p>2.5002777778</text:p>
          </table:table-cell>
          <table:table-cell table:formula="of:=[.F7]*[.G7]" office:value-type="float" office:value="-117.6768">
            <text:p>-117.6768</text:p>
          </table:table-cell>
          <table:table-cell table:number-columns-repeated="4"/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0.995">
            <text:p>0.995</text:p>
          </table:table-cell>
          <table:table-cell office:value-type="float" office:value="1">
            <text:p>1</text:p>
          </table:table-cell>
          <table:table-cell table:number-columns-repeated="963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table:style-name="ce14" office:value-type="float" office:value="101">
            <text:p>101</text:p>
          </table:table-cell>
          <table:table-cell table:style-name="ce14" office:value-type="string">
            <text:p>2022-09-07T12:14:32</text:p>
          </table:table-cell>
          <table:table-cell table:style-name="ce14" office:value-type="float" office:value="1662567272">
            <text:p>1662567272</text:p>
          </table:table-cell>
          <table:table-cell table:style-name="ce14" office:value-type="float" office:value="28.993">
            <text:p>28.993</text:p>
          </table:table-cell>
          <table:table-cell table:style-name="ce14" office:value-type="float" office:value="14.497">
            <text:p>14.497</text:p>
          </table:table-cell>
          <table:table-cell table:style-name="ce14" office:value-type="float" office:value="-8.167">
            <text:p>-8.167</text:p>
          </table:table-cell>
          <table:table-cell table:style-name="ce14" office:value-type="float" office:value="0.6746">
            <text:p>0.6746</text:p>
          </table:table-cell>
          <table:table-cell table:style-name="ce14" office:value-type="float" office:value="0.6848">
            <text:p>0.6848</text:p>
          </table:table-cell>
          <table:table-cell table:style-name="ce14" office:value-type="float" office:value="13.145">
            <text:p>13.145</text:p>
          </table:table-cell>
          <table:table-cell table:style-name="ce14" office:value-type="float" office:value="13.262">
            <text:p>13.262</text:p>
          </table:table-cell>
          <table:table-cell/>
          <table:table-cell table:style-name="ce14" office:value-type="float" office:value="-0.12">
            <text:p>-0.12</text:p>
          </table:table-cell>
          <table:table-cell table:style-name="ce14" table:number-columns-repeated="3"/>
          <table:table-cell table:formula="of:=[.K8]" office:value-type="float" office:value="13.262">
            <text:p>13.262</text:p>
          </table:table-cell>
          <table:table-cell/>
          <table:table-cell table:style-name="ce1" table:formula="of:=360000*(1-0.01*([.E8]-25))*[.$V$9]" office:value-type="float" office:value="374657.7168">
            <text:p>374657.7168</text:p>
          </table:table-cell>
          <table:table-cell/>
          <table:table-cell table:formula="of:=[.H8]" office:value-type="float" office:value="0.6746">
            <text:p>0.6746</text:p>
          </table:table-cell>
          <table:table-cell office:value-type="string">
            <text:p>scale</text:p>
          </table:table-cell>
          <table:table-cell table:number-columns-repeated="2"/>
          <table:table-cell table:formula="of:=[.Q8]-([.$E8]-30)*[.$AC$1]" office:value-type="float" office:value="13.266028">
            <text:p>13.3</text:p>
          </table:table-cell>
          <table:table-cell table:number-columns-repeated="4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9">
            <text:p>12.89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11">
            <text:p>13.11</text:p>
          </table:table-cell>
          <table:table-cell table:number-columns-repeated="2"/>
          <table:table-cell table:formula="of:=[.A8]" office:value-type="float" office:value="3.00027777777778">
            <text:p>3.0002777778</text:p>
          </table:table-cell>
          <table:table-cell table:formula="of:=[.F8]*[.G8]" office:value-type="float" office:value="-118.396999">
            <text:p>-118.396999</text:p>
          </table:table-cell>
          <table:table-cell table:number-columns-repeated="4"/>
          <table:table-cell table:number-columns-repeated="4" office:value-type="float" office:value="4">
            <text:p>4</text:p>
          </table:table-cell>
          <table:table-cell office:value-type="float" office:value="10.2">
            <text:p>10.2</text:p>
          </table:table-cell>
          <table:table-cell office:value-type="float" office:value="11.7">
            <text:p>11.7</text:p>
          </table:table-cell>
          <table:table-cell office:value-type="float" office:value="12.45">
            <text:p>12.45</text:p>
          </table:table-cell>
          <table:table-cell office:value-type="float" office:value="12.7">
            <text:p>12.7</text:p>
          </table:table-cell>
          <table:table-cell office:value-type="float" office:value="12.77">
            <text:p>12.77</text:p>
          </table:table-cell>
          <table:table-cell office:value-type="float" office:value="12.9">
            <text:p>12.9</text:p>
          </table:table-cell>
          <table:table-cell office:value-type="float" office:value="12.91">
            <text:p>12.91</text:p>
          </table:table-cell>
          <table:table-cell office:value-type="float" office:value="12.98">
            <text:p>12.98</text:p>
          </table:table-cell>
          <table:table-cell office:value-type="float" office:value="13.05">
            <text:p>13.05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2">
            <text:p>13.22</text:p>
          </table:table-cell>
          <table:table-cell office:value-type="float" office:value="13.59">
            <text:p>13.59</text:p>
          </table:table-cell>
          <table:table-cell office:value-type="float" office:value="14.45">
            <text:p>14.45</text:p>
          </table:table-cell>
          <table:table-cell table:number-columns-repeated="963"/>
        </table:table-row>
        <table:table-row table:style-name="ro1">
          <table:table-cell table:formula="of:=([.D9]-[.$D$2])/3600" office:value-type="float" office:value="3.50027777777778">
            <text:p>3.5002777778</text:p>
          </table:table-cell>
          <table:table-cell table:style-name="ce14" office:value-type="float" office:value="102">
            <text:p>102</text:p>
          </table:table-cell>
          <table:table-cell table:style-name="ce14" office:value-type="string">
            <text:p>2022-09-07T12:44:32</text:p>
          </table:table-cell>
          <table:table-cell table:style-name="ce14" office:value-type="float" office:value="1662569072">
            <text:p>1662569072</text:p>
          </table:table-cell>
          <table:table-cell table:style-name="ce14" office:value-type="float" office:value="28.932">
            <text:p>28.932</text:p>
          </table:table-cell>
          <table:table-cell table:style-name="ce14" office:value-type="float" office:value="14.466">
            <text:p>14.466</text:p>
          </table:table-cell>
          <table:table-cell table:style-name="ce14" office:value-type="float" office:value="-7.832">
            <text:p>-7.832</text:p>
          </table:table-cell>
          <table:table-cell table:style-name="ce14" office:value-type="float" office:value="0.64">
            <text:p>0.64</text:p>
          </table:table-cell>
          <table:table-cell table:style-name="ce14" office:value-type="float" office:value="0.6663">
            <text:p>0.6663</text:p>
          </table:table-cell>
          <table:table-cell table:style-name="ce14" office:value-type="float" office:value="13.113">
            <text:p>13.113</text:p>
          </table:table-cell>
          <table:table-cell table:style-name="ce14" office:value-type="float" office:value="13.243">
            <text:p>13.243</text:p>
          </table:table-cell>
          <table:table-cell/>
          <table:table-cell table:style-name="ce14" office:value-type="float" office:value="-0.125">
            <text:p>-0.125</text:p>
          </table:table-cell>
          <table:table-cell table:style-name="ce14" table:number-columns-repeated="2"/>
          <table:table-cell/>
          <table:table-cell table:formula="of:=[.K9]" office:value-type="float" office:value="13.243">
            <text:p>13.243</text:p>
          </table:table-cell>
          <table:table-cell/>
          <table:table-cell table:style-name="ce1" table:formula="of:=360000*(1-0.01*([.E9]-25))*[.$V$9]" office:value-type="float" office:value="374895.7632">
            <text:p>374895.7632</text:p>
          </table:table-cell>
          <table:table-cell/>
          <table:table-cell table:formula="of:=[.H9]" office:value-type="float" office:value="0.64">
            <text:p>0.64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30)*[.$AC$1]" office:value-type="float" office:value="13.247272">
            <text:p>13.2</text:p>
          </table:table-cell>
          <table:table-cell table:number-columns-repeated="4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95">
            <text:p>12.95</text:p>
          </table:table-cell>
          <table:table-cell table:style-name="ce6" office:value-type="float" office:value="13.1">
            <text:p>13.1</text:p>
          </table:table-cell>
          <table:table-cell table:style-name="ce6" office:value-type="float" office:value="13.15">
            <text:p>13.15</text:p>
          </table:table-cell>
          <table:table-cell table:number-columns-repeated="2"/>
          <table:table-cell table:formula="of:=[.A9]" office:value-type="float" office:value="3.50027777777778">
            <text:p>3.5002777778</text:p>
          </table:table-cell>
          <table:table-cell table:formula="of:=[.F9]*[.G9]" office:value-type="float" office:value="-113.297712">
            <text:p>-113.297712</text:p>
          </table:table-cell>
          <table:table-cell table:number-columns-repeated="4"/>
          <table:table-cell table:number-columns-repeated="3" office:value-type="float" office:value="4">
            <text:p>4</text:p>
          </table:table-cell>
          <table:table-cell office:value-type="float" office:value="9.5">
            <text:p>9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12.7">
            <text:p>12.7</text:p>
          </table:table-cell>
          <table:table-cell office:value-type="float" office:value="12.8">
            <text:p>12.8</text:p>
          </table:table-cell>
          <table:table-cell office:value-type="float" office:value="12.9">
            <text:p>12.9</text:p>
          </table:table-cell>
          <table:table-cell office:value-type="float" office:value="12.96">
            <text:p>12.96</text:p>
          </table:table-cell>
          <table:table-cell office:value-type="float" office:value="13.01">
            <text:p>13.01</text:p>
          </table:table-cell>
          <table:table-cell office:value-type="float" office:value="13.06">
            <text:p>13.06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">
            <text:p>13.2</text:p>
          </table:table-cell>
          <table:table-cell office:value-type="float" office:value="13.23">
            <text:p>13.23</text:p>
          </table:table-cell>
          <table:table-cell office:value-type="float" office:value="13.6">
            <text:p>13.6</text:p>
          </table:table-cell>
          <table:table-cell office:value-type="float" office:value="14.46">
            <text:p>14.46</text:p>
          </table:table-cell>
          <table:table-cell table:number-columns-repeated="963"/>
        </table:table-row>
        <table:table-row table:style-name="ro1">
          <table:table-cell table:formula="of:=([.D10]-[.$D$2])/3600" office:value-type="float" office:value="4.00027777777778">
            <text:p>4.0002777778</text:p>
          </table:table-cell>
          <table:table-cell table:style-name="ce14" office:value-type="float" office:value="103">
            <text:p>103</text:p>
          </table:table-cell>
          <table:table-cell table:style-name="ce14" office:value-type="string">
            <text:p>2022-09-07T13:14:32</text:p>
          </table:table-cell>
          <table:table-cell table:style-name="ce14" office:value-type="float" office:value="1662570872">
            <text:p>1662570872</text:p>
          </table:table-cell>
          <table:table-cell table:style-name="ce14" office:value-type="float" office:value="28.868">
            <text:p>28.868</text:p>
          </table:table-cell>
          <table:table-cell table:style-name="ce14" office:value-type="float" office:value="14.434">
            <text:p>14.434</text:p>
          </table:table-cell>
          <table:table-cell table:style-name="ce14" office:value-type="float" office:value="-7.632">
            <text:p>-7.632</text:p>
          </table:table-cell>
          <table:table-cell table:style-name="ce14" office:value-type="float" office:value="0.6054">
            <text:p>0.6054</text:p>
          </table:table-cell>
          <table:table-cell table:style-name="ce14" office:value-type="float" office:value="0.6262">
            <text:p>0.6262</text:p>
          </table:table-cell>
          <table:table-cell table:style-name="ce14" office:value-type="float" office:value="13.082">
            <text:p>13.082</text:p>
          </table:table-cell>
          <table:table-cell table:style-name="ce14" office:value-type="float" office:value="13.223">
            <text:p>13.223</text:p>
          </table:table-cell>
          <table:table-cell/>
          <table:table-cell table:style-name="ce14" office:value-type="float" office:value="-0.145">
            <text:p>-0.145</text:p>
          </table:table-cell>
          <table:table-cell table:style-name="ce14" table:number-columns-repeated="2"/>
          <table:table-cell/>
          <table:table-cell table:formula="of:=[.K10]" office:value-type="float" office:value="13.223">
            <text:p>13.223</text:p>
          </table:table-cell>
          <table:table-cell/>
          <table:table-cell table:style-name="ce1" table:formula="of:=360000*(1-0.01*([.E10]-25))*[.$V$9]" office:value-type="float" office:value="375145.5168">
            <text:p>375145.5168</text:p>
          </table:table-cell>
          <table:table-cell/>
          <table:table-cell table:formula="of:=[.H10]" office:value-type="float" office:value="0.6054">
            <text:p>0.6054</text:p>
          </table:table-cell>
          <table:table-cell table:number-columns-repeated="3"/>
          <table:table-cell table:formula="of:=[.Q10]-([.$E10]-30)*[.$AC$1]" office:value-type="float" office:value="13.227528">
            <text:p>13.2</text:p>
          </table:table-cell>
          <table:table-cell table:number-columns-repeated="4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9">
            <text:p>12.99</text:p>
          </table:table-cell>
          <table:table-cell table:style-name="ce6" office:value-type="float" office:value="13.15">
            <text:p>13.15</text:p>
          </table:table-cell>
          <table:table-cell table:style-name="ce6" office:value-type="float" office:value="13.2">
            <text:p>13.2</text:p>
          </table:table-cell>
          <table:table-cell table:number-columns-repeated="2"/>
          <table:table-cell table:formula="of:=[.A10]" office:value-type="float" office:value="4.00027777777778">
            <text:p>4.0002777778</text:p>
          </table:table-cell>
          <table:table-cell table:formula="of:=[.F10]*[.G10]" office:value-type="float" office:value="-110.160288">
            <text:p>-110.16028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12.77">
            <text:p>12.77</text:p>
          </table:table-cell>
          <table:table-cell office:value-type="float" office:value="12.85">
            <text:p>12.85</text:p>
          </table:table-cell>
          <table:table-cell office:value-type="float" office:value="12.89">
            <text:p>12.89</text:p>
          </table:table-cell>
          <table:table-cell office:value-type="float" office:value="12.95">
            <text:p>12.95</text:p>
          </table:table-cell>
          <table:table-cell office:value-type="float" office:value="12.99">
            <text:p>12.99</text:p>
          </table:table-cell>
          <table:table-cell office:value-type="float" office:value="13.03">
            <text:p>13.03</text:p>
          </table:table-cell>
          <table:table-cell office:value-type="float" office:value="13.04">
            <text:p>13.04</text:p>
          </table:table-cell>
          <table:table-cell office:value-type="float" office:value="13.09">
            <text:p>13.09</text:p>
          </table:table-cell>
          <table:table-cell office:value-type="float" office:value="13.14">
            <text:p>13.14</text:p>
          </table:table-cell>
          <table:table-cell office:value-type="float" office:value="13.21">
            <text:p>13.21</text:p>
          </table:table-cell>
          <table:table-cell office:value-type="float" office:value="13.25">
            <text:p>13.25</text:p>
          </table:table-cell>
          <table:table-cell office:value-type="float" office:value="13.27">
            <text:p>13.27</text:p>
          </table:table-cell>
          <table:table-cell office:value-type="float" office:value="13.72">
            <text:p>13.72</text:p>
          </table:table-cell>
          <table:table-cell office:value-type="float" office:value="14.5">
            <text:p>14.5</text:p>
          </table:table-cell>
          <table:table-cell table:number-columns-repeated="963"/>
        </table:table-row>
        <table:table-row table:style-name="ro1">
          <table:table-cell table:formula="of:=([.D11]-[.$D$2])/3600" office:value-type="float" office:value="4.50027777777778">
            <text:p>4.5002777778</text:p>
          </table:table-cell>
          <table:table-cell table:style-name="ce14" office:value-type="float" office:value="104">
            <text:p>104</text:p>
          </table:table-cell>
          <table:table-cell table:style-name="ce14" office:value-type="string">
            <text:p>2022-09-07T13:44:32</text:p>
          </table:table-cell>
          <table:table-cell table:style-name="ce14" office:value-type="float" office:value="1662572672">
            <text:p>1662572672</text:p>
          </table:table-cell>
          <table:table-cell table:style-name="ce14" office:value-type="float" office:value="28.807">
            <text:p>28.807</text:p>
          </table:table-cell>
          <table:table-cell table:style-name="ce14" office:value-type="float" office:value="14.403">
            <text:p>14.403</text:p>
          </table:table-cell>
          <table:table-cell table:style-name="ce14" office:value-type="float" office:value="-7.967">
            <text:p>-7.967</text:p>
          </table:table-cell>
          <table:table-cell table:style-name="ce14" office:value-type="float" office:value="0.5709">
            <text:p>0.5709</text:p>
          </table:table-cell>
          <table:table-cell table:style-name="ce14" office:value-type="float" office:value="0.5971">
            <text:p>0.5971</text:p>
          </table:table-cell>
          <table:table-cell table:style-name="ce14" office:value-type="float" office:value="13.062">
            <text:p>13.062</text:p>
          </table:table-cell>
          <table:table-cell table:style-name="ce14" office:value-type="float" office:value="13.214">
            <text:p>13.214</text:p>
          </table:table-cell>
          <table:table-cell/>
          <table:table-cell table:style-name="ce14" office:value-type="float" office:value="-0.152">
            <text:p>-0.152</text:p>
          </table:table-cell>
          <table:table-cell table:style-name="ce14" table:number-columns-repeated="2"/>
          <table:table-cell/>
          <table:table-cell table:formula="of:=[.K11]" office:value-type="float" office:value="13.214">
            <text:p>13.214</text:p>
          </table:table-cell>
          <table:table-cell/>
          <table:table-cell table:style-name="ce1" table:formula="of:=360000*(1-0.01*([.E11]-25))*[.$V$9]" office:value-type="float" office:value="375383.5632">
            <text:p>375383.5632</text:p>
          </table:table-cell>
          <table:table-cell/>
          <table:table-cell table:formula="of:=[.H11]" office:value-type="float" office:value="0.5709">
            <text:p>0.5709</text:p>
          </table:table-cell>
          <table:table-cell table:number-columns-repeated="3"/>
          <table:table-cell table:formula="of:=[.Q11]-([.$E11]-30)*[.$AC$1]" office:value-type="float" office:value="13.218772">
            <text:p>13.2</text:p>
          </table:table-cell>
          <table:table-cell table:number-columns-repeated="4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6">
            <text:p>12.96</text:p>
          </table:table-cell>
          <table:table-cell table:style-name="ce6" office:value-type="float" office:value="13.03">
            <text:p>13.03</text:p>
          </table:table-cell>
          <table:table-cell table:style-name="ce6" office:value-type="float" office:value="13.18">
            <text:p>13.18</text:p>
          </table:table-cell>
          <table:table-cell table:style-name="ce6" office:value-type="float" office:value="13.23">
            <text:p>13.23</text:p>
          </table:table-cell>
          <table:table-cell table:number-columns-repeated="2"/>
          <table:table-cell table:formula="of:=[.A11]" office:value-type="float" office:value="4.50027777777778">
            <text:p>4.5002777778</text:p>
          </table:table-cell>
          <table:table-cell table:formula="of:=[.F11]*[.G11]" office:value-type="float" office:value="-114.748701">
            <text:p>-114.74870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3.15">
            <text:p>13.15</text:p>
          </table:table-cell>
          <table:table-cell office:value-type="float" office:value="13.45">
            <text:p>13.45</text:p>
          </table:table-cell>
          <table:table-cell office:value-type="float" office:value="13.65">
            <text:p>13.65</text:p>
          </table:table-cell>
          <table:table-cell office:value-type="float" office:value="13.77">
            <text:p>13.77</text:p>
          </table:table-cell>
          <table:table-cell office:value-type="float" office:value="13.85">
            <text:p>13.85</text:p>
          </table:table-cell>
          <table:table-cell office:value-type="float" office:value="13.89">
            <text:p>13.89</text:p>
          </table:table-cell>
          <table:table-cell office:value-type="float" office:value="13.95">
            <text:p>13.95</text:p>
          </table:table-cell>
          <table:table-cell office:value-type="float" office:value="13.99">
            <text:p>13.99</text:p>
          </table:table-cell>
          <table:table-cell office:value-type="float" office:value="14.03">
            <text:p>14.03</text:p>
          </table:table-cell>
          <table:table-cell office:value-type="float" office:value="14.06">
            <text:p>14.06</text:p>
          </table:table-cell>
          <table:table-cell office:value-type="float" office:value="14.09">
            <text:p>14.09</text:p>
          </table:table-cell>
          <table:table-cell office:value-type="float" office:value="14.14">
            <text:p>14.14</text:p>
          </table:table-cell>
          <table:table-cell office:value-type="float" office:value="14.21">
            <text:p>14.21</text:p>
          </table:table-cell>
          <table:table-cell office:value-type="float" office:value="14.25">
            <text:p>14.25</text:p>
          </table:table-cell>
          <table:table-cell office:value-type="float" office:value="14.27">
            <text:p>14.27</text:p>
          </table:table-cell>
          <table:table-cell office:value-type="float" office:value="14.5">
            <text:p>14.5</text:p>
          </table:table-cell>
          <table:table-cell office:value-type="float" office:value="14.8">
            <text:p>14.8</text:p>
          </table:table-cell>
          <table:table-cell table:number-columns-repeated="963"/>
        </table:table-row>
        <table:table-row table:style-name="ro1">
          <table:table-cell table:formula="of:=([.D12]-[.$D$2])/3600" office:value-type="float" office:value="5.00027777777778">
            <text:p>5.0002777778</text:p>
          </table:table-cell>
          <table:table-cell table:style-name="ce14" office:value-type="float" office:value="105">
            <text:p>105</text:p>
          </table:table-cell>
          <table:table-cell table:style-name="ce14" office:value-type="string">
            <text:p>2022-09-07T14:14:32</text:p>
          </table:table-cell>
          <table:table-cell table:style-name="ce14" office:value-type="float" office:value="1662574472">
            <text:p>1662574472</text:p>
          </table:table-cell>
          <table:table-cell table:style-name="ce14" office:value-type="float" office:value="28.812">
            <text:p>28.812</text:p>
          </table:table-cell>
          <table:table-cell table:style-name="ce14" office:value-type="float" office:value="14.406">
            <text:p>14.406</text:p>
          </table:table-cell>
          <table:table-cell table:style-name="ce14" office:value-type="float" office:value="-7.832">
            <text:p>-7.832</text:p>
          </table:table-cell>
          <table:table-cell table:style-name="ce14" office:value-type="float" office:value="0.5359">
            <text:p>0.5359</text:p>
          </table:table-cell>
          <table:table-cell table:style-name="ce14" office:value-type="float" office:value="0.5816">
            <text:p>0.5816</text:p>
          </table:table-cell>
          <table:table-cell table:style-name="ce14" office:value-type="float" office:value="13.044">
            <text:p>13.044</text:p>
          </table:table-cell>
          <table:table-cell table:style-name="ce14" office:value-type="float" office:value="13.205">
            <text:p>13.205</text:p>
          </table:table-cell>
          <table:table-cell/>
          <table:table-cell table:style-name="ce14" office:value-type="float" office:value="-0.162">
            <text:p>-0.162</text:p>
          </table:table-cell>
          <table:table-cell table:style-name="ce14" table:number-columns-repeated="2"/>
          <table:table-cell/>
          <table:table-cell table:formula="of:=[.K12]" office:value-type="float" office:value="13.205">
            <text:p>13.205</text:p>
          </table:table-cell>
          <table:table-cell/>
          <table:table-cell table:style-name="ce1" table:formula="of:=360000*(1-0.01*([.E12]-25))*[.$V$9]" office:value-type="float" office:value="375364.0512">
            <text:p>375364.0512</text:p>
          </table:table-cell>
          <table:table-cell/>
          <table:table-cell table:formula="of:=[.H12]" office:value-type="float" office:value="0.5359">
            <text:p>0.5359</text:p>
          </table:table-cell>
          <table:table-cell table:number-columns-repeated="3"/>
          <table:table-cell table:formula="of:=[.Q12]-([.$E12]-30)*[.$AC$1]" office:value-type="float" office:value="13.209752">
            <text:p>13.2</text:p>
          </table:table-cell>
          <table:table-cell table:number-columns-repeated="4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6" office:value-type="float" office:value="13.01">
            <text:p>13.01</text:p>
          </table:table-cell>
          <table:table-cell table:style-name="ce6" office:value-type="float" office:value="13.04">
            <text:p>13.04</text:p>
          </table:table-cell>
          <table:table-cell table:style-name="ce6" office:value-type="float" office:value="13.21">
            <text:p>13.21</text:p>
          </table:table-cell>
          <table:table-cell table:style-name="ce6" office:value-type="float" office:value="13.26">
            <text:p>13.26</text:p>
          </table:table-cell>
          <table:table-cell table:number-columns-repeated="2"/>
          <table:table-cell table:formula="of:=[.A12]" office:value-type="float" office:value="5.00027777777778">
            <text:p>5.0002777778</text:p>
          </table:table-cell>
          <table:table-cell table:formula="of:=[.F12]*[.G12]" office:value-type="float" office:value="-112.827792">
            <text:p>-112.827792</text:p>
          </table:table-cell>
          <table:table-cell table:number-columns-repeated="985"/>
        </table:table-row>
        <table:table-row table:style-name="ro1">
          <table:table-cell table:formula="of:=([.D13]-[.$D$2])/3600" office:value-type="float" office:value="5.50027777777778">
            <text:p>5.5002777778</text:p>
          </table:table-cell>
          <table:table-cell table:style-name="ce14" office:value-type="float" office:value="106">
            <text:p>106</text:p>
          </table:table-cell>
          <table:table-cell table:style-name="ce14" office:value-type="string">
            <text:p>2022-09-07T14:44:32</text:p>
          </table:table-cell>
          <table:table-cell table:style-name="ce14" office:value-type="float" office:value="1662576272">
            <text:p>1662576272</text:p>
          </table:table-cell>
          <table:table-cell table:style-name="ce14" office:value-type="float" office:value="28.807">
            <text:p>28.807</text:p>
          </table:table-cell>
          <table:table-cell table:style-name="ce14" office:value-type="float" office:value="14.403">
            <text:p>14.403</text:p>
          </table:table-cell>
          <table:table-cell table:style-name="ce14" office:value-type="float" office:value="-8.233">
            <text:p>-8.233</text:p>
          </table:table-cell>
          <table:table-cell table:style-name="ce14" office:value-type="float" office:value="0.501">
            <text:p>0.501</text:p>
          </table:table-cell>
          <table:table-cell table:style-name="ce14" office:value-type="float" office:value="0.5762">
            <text:p>0.5762</text:p>
          </table:table-cell>
          <table:table-cell table:style-name="ce14" office:value-type="float" office:value="13.055">
            <text:p>13.055</text:p>
          </table:table-cell>
          <table:table-cell table:style-name="ce14" office:value-type="float" office:value="13.223">
            <text:p>13.223</text:p>
          </table:table-cell>
          <table:table-cell/>
          <table:table-cell table:style-name="ce14" office:value-type="float" office:value="-0.17">
            <text:p>-0.17</text:p>
          </table:table-cell>
          <table:table-cell table:style-name="ce14" table:number-columns-repeated="2"/>
          <table:table-cell/>
          <table:table-cell table:formula="of:=[.K13]" office:value-type="float" office:value="13.223">
            <text:p>13.223</text:p>
          </table:table-cell>
          <table:table-cell/>
          <table:table-cell table:style-name="ce1" table:formula="of:=360000*(1-0.01*([.E13]-25))*[.$V$9]" office:value-type="float" office:value="375383.5632">
            <text:p>375383.5632</text:p>
          </table:table-cell>
          <table:table-cell/>
          <table:table-cell table:formula="of:=[.H13]" office:value-type="float" office:value="0.501">
            <text:p>0.501</text:p>
          </table:table-cell>
          <table:table-cell table:number-columns-repeated="3"/>
          <table:table-cell table:formula="of:=[.Q13]-([.$E13]-30)*[.$AC$1]" office:value-type="float" office:value="13.227772">
            <text:p>13.2</text:p>
          </table:table-cell>
          <table:table-cell table:number-columns-repeated="4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09">
            <text:p>13.09</text:p>
          </table:table-cell>
          <table:table-cell table:style-name="ce6" office:value-type="float" office:value="13.22">
            <text:p>13.22</text:p>
          </table:table-cell>
          <table:table-cell table:style-name="ce6" office:value-type="float" office:value="13.27">
            <text:p>13.27</text:p>
          </table:table-cell>
          <table:table-cell table:number-columns-repeated="2"/>
          <table:table-cell table:formula="of:=[.A13]" office:value-type="float" office:value="5.50027777777778">
            <text:p>5.5002777778</text:p>
          </table:table-cell>
          <table:table-cell table:formula="of:=[.F13]*[.G13]" office:value-type="float" office:value="-118.579899">
            <text:p>-118.579899</text:p>
          </table:table-cell>
          <table:table-cell table:number-columns-repeated="985"/>
        </table:table-row>
        <table:table-row table:style-name="ro1">
          <table:table-cell table:formula="of:=([.D14]-[.$D$2])/3600" office:value-type="float" office:value="6.00027777777778">
            <text:p>6.0002777778</text:p>
          </table:table-cell>
          <table:table-cell table:style-name="ce14" office:value-type="float" office:value="107">
            <text:p>107</text:p>
          </table:table-cell>
          <table:table-cell table:style-name="ce14" office:value-type="string">
            <text:p>2022-09-07T15:14:32</text:p>
          </table:table-cell>
          <table:table-cell table:style-name="ce14" office:value-type="float" office:value="1662578072">
            <text:p>1662578072</text:p>
          </table:table-cell>
          <table:table-cell table:style-name="ce14" office:value-type="float" office:value="28.493">
            <text:p>28.493</text:p>
          </table:table-cell>
          <table:table-cell table:style-name="ce14" office:value-type="float" office:value="14.247">
            <text:p>14.247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4676">
            <text:p>0.4676</text:p>
          </table:table-cell>
          <table:table-cell table:style-name="ce14" office:value-type="float" office:value="0.5825">
            <text:p>0.5825</text:p>
          </table:table-cell>
          <table:table-cell table:style-name="ce14" office:value-type="float" office:value="13.037">
            <text:p>13.037</text:p>
          </table:table-cell>
          <table:table-cell table:style-name="ce14" office:value-type="float" office:value="13.213">
            <text:p>13.213</text:p>
          </table:table-cell>
          <table:table-cell/>
          <table:table-cell table:style-name="ce14" office:value-type="float" office:value="-0.178">
            <text:p>-0.178</text:p>
          </table:table-cell>
          <table:table-cell table:style-name="ce14" table:number-columns-repeated="2"/>
          <table:table-cell/>
          <table:table-cell table:formula="of:=[.K14]" office:value-type="float" office:value="13.213">
            <text:p>13.213</text:p>
          </table:table-cell>
          <table:table-cell/>
          <table:table-cell table:style-name="ce1" table:formula="of:=360000*(1-0.01*([.E14]-25))*[.$V$9]" office:value-type="float" office:value="376608.9168">
            <text:p>376608.9168</text:p>
          </table:table-cell>
          <table:table-cell/>
          <table:table-cell table:formula="of:=[.H14]" office:value-type="float" office:value="0.4676">
            <text:p>0.4676</text:p>
          </table:table-cell>
          <table:table-cell table:number-columns-repeated="3"/>
          <table:table-cell table:formula="of:=[.Q14]-([.$E14]-30)*[.$AC$1]" office:value-type="float" office:value="13.219028">
            <text:p>13.2</text:p>
          </table:table-cell>
          <table:table-cell table:number-columns-repeated="4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4">
            <text:p>13.14</text:p>
          </table:table-cell>
          <table:table-cell table:style-name="ce6" office:value-type="float" office:value="13.235">
            <text:p>13.235</text:p>
          </table:table-cell>
          <table:table-cell table:style-name="ce6" office:value-type="float" office:value="13.285">
            <text:p>13.285</text:p>
          </table:table-cell>
          <table:table-cell table:number-columns-repeated="2"/>
          <table:table-cell table:formula="of:=[.A14]" office:value-type="float" office:value="6.00027777777778">
            <text:p>6.0002777778</text:p>
          </table:table-cell>
          <table:table-cell table:formula="of:=[.F14]*[.G14]" office:value-type="float" office:value="-115.4007">
            <text:p>-115.4007</text:p>
          </table:table-cell>
          <table:table-cell table:number-columns-repeated="985"/>
        </table:table-row>
        <table:table-row table:style-name="ro1">
          <table:table-cell table:formula="of:=([.D15]-[.$D$2])/3600" office:value-type="float" office:value="6.50027777777778">
            <text:p>6.5002777778</text:p>
          </table:table-cell>
          <table:table-cell table:style-name="ce14" office:value-type="float" office:value="108">
            <text:p>108</text:p>
          </table:table-cell>
          <table:table-cell table:style-name="ce14" office:value-type="string">
            <text:p>2022-09-07T15:44:32</text:p>
          </table:table-cell>
          <table:table-cell table:style-name="ce14" office:value-type="float" office:value="1662579872">
            <text:p>1662579872</text:p>
          </table:table-cell>
          <table:table-cell table:style-name="ce14" office:value-type="float" office:value="28.118">
            <text:p>28.118</text:p>
          </table:table-cell>
          <table:table-cell table:style-name="ce14" office:value-type="float" office:value="14.059">
            <text:p>14.059</text:p>
          </table:table-cell>
          <table:table-cell table:style-name="ce14" office:value-type="float" office:value="-8.97">
            <text:p>-8.97</text:p>
          </table:table-cell>
          <table:table-cell table:style-name="ce14" office:value-type="float" office:value="0.4342">
            <text:p>0.4342</text:p>
          </table:table-cell>
          <table:table-cell table:style-name="ce14" office:value-type="float" office:value="0.5979">
            <text:p>0.5979</text:p>
          </table:table-cell>
          <table:table-cell table:style-name="ce14" office:value-type="float" office:value="13.038">
            <text:p>13.038</text:p>
          </table:table-cell>
          <table:table-cell table:style-name="ce14" office:value-type="float" office:value="13.222">
            <text:p>13.222</text:p>
          </table:table-cell>
          <table:table-cell/>
          <table:table-cell table:style-name="ce14" office:value-type="float" office:value="-0.183">
            <text:p>-0.183</text:p>
          </table:table-cell>
          <table:table-cell table:style-name="ce14" table:number-columns-repeated="2"/>
          <table:table-cell/>
          <table:table-cell table:formula="of:=[.K15]" office:value-type="float" office:value="13.222">
            <text:p>13.222</text:p>
          </table:table-cell>
          <table:table-cell/>
          <table:table-cell table:style-name="ce1" table:formula="of:=360000*(1-0.01*([.E15]-25))*[.$V$9]" office:value-type="float" office:value="378072.3168">
            <text:p>378072.3168</text:p>
          </table:table-cell>
          <table:table-cell/>
          <table:table-cell table:formula="of:=[.H15]" office:value-type="float" office:value="0.4342">
            <text:p>0.4342</text:p>
          </table:table-cell>
          <table:table-cell table:number-columns-repeated="3"/>
          <table:table-cell table:formula="of:=[.Q15]-([.$E15]-30)*[.$AC$1]" office:value-type="float" office:value="13.229528">
            <text:p>13.2</text:p>
          </table:table-cell>
          <table:table-cell table:number-columns-repeated="4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1">
            <text:p>13.21</text:p>
          </table:table-cell>
          <table:table-cell table:style-name="ce6" office:value-type="float" office:value="13.25">
            <text:p>13.25</text:p>
          </table:table-cell>
          <table:table-cell table:style-name="ce6" table:formula="of:=[.AH15]-[.AG15]+[.AH15]" office:value-type="float" office:value="13.29">
            <text:p>13.29</text:p>
          </table:table-cell>
          <table:table-cell table:number-columns-repeated="2"/>
          <table:table-cell table:formula="of:=[.A15]" office:value-type="float" office:value="6.50027777777778">
            <text:p>6.5002777778</text:p>
          </table:table-cell>
          <table:table-cell table:formula="of:=[.F15]*[.G15]" office:value-type="float" office:value="-126.10923">
            <text:p>-126.10923</text:p>
          </table:table-cell>
          <table:table-cell table:number-columns-repeated="985"/>
        </table:table-row>
        <table:table-row table:style-name="ro1">
          <table:table-cell table:formula="of:=([.D16]-[.$D$2])/3600" office:value-type="float" office:value="7.00027777777778">
            <text:p>7.0002777778</text:p>
          </table:table-cell>
          <table:table-cell table:style-name="ce14" office:value-type="float" office:value="109">
            <text:p>109</text:p>
          </table:table-cell>
          <table:table-cell table:style-name="ce14" office:value-type="string">
            <text:p>2022-09-07T16:14:32</text:p>
          </table:table-cell>
          <table:table-cell table:style-name="ce14" office:value-type="float" office:value="1662581672">
            <text:p>1662581672</text:p>
          </table:table-cell>
          <table:table-cell table:style-name="ce14" office:value-type="float" office:value="27.993">
            <text:p>27.993</text:p>
          </table:table-cell>
          <table:table-cell table:style-name="ce14" office:value-type="float" office:value="13.997">
            <text:p>13.997</text:p>
          </table:table-cell>
          <table:table-cell table:style-name="ce14" office:value-type="float" office:value="-8.033">
            <text:p>-8.033</text:p>
          </table:table-cell>
          <table:table-cell table:style-name="ce14" office:value-type="float" office:value="0.3996">
            <text:p>0.3996</text:p>
          </table:table-cell>
          <table:table-cell table:style-name="ce14" office:value-type="float" office:value="0.6072">
            <text:p>0.6072</text:p>
          </table:table-cell>
          <table:table-cell table:style-name="ce14" office:value-type="float" office:value="13.015">
            <text:p>13.015</text:p>
          </table:table-cell>
          <table:table-cell table:style-name="ce14" office:value-type="float" office:value="13.204">
            <text:p>13.204</text:p>
          </table:table-cell>
          <table:table-cell/>
          <table:table-cell table:style-name="ce14" office:value-type="float" office:value="-0.188">
            <text:p>-0.188</text:p>
          </table:table-cell>
          <table:table-cell table:style-name="ce14" table:number-columns-repeated="2"/>
          <table:table-cell/>
          <table:table-cell table:formula="of:=[.K16]" office:value-type="float" office:value="13.204">
            <text:p>13.204</text:p>
          </table:table-cell>
          <table:table-cell/>
          <table:table-cell table:style-name="ce1" table:formula="of:=360000*(1-0.01*([.E16]-25))*[.$V$9]" office:value-type="float" office:value="378560.1168">
            <text:p>378560.1168</text:p>
          </table:table-cell>
          <table:table-cell/>
          <table:table-cell table:formula="of:=[.H16]" office:value-type="float" office:value="0.3996">
            <text:p>0.3996</text:p>
          </table:table-cell>
          <table:table-cell table:number-columns-repeated="3"/>
          <table:table-cell table:formula="of:=[.Q16]-([.$E16]-30)*[.$AC$1]" office:value-type="float" office:value="13.212028">
            <text:p>13.2</text:p>
          </table:table-cell>
          <table:table-cell table:number-columns-repeated="4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">
            <text:p>13.2</text:p>
          </table:table-cell>
          <table:table-cell table:style-name="ce6" office:value-type="float" office:value="13.25">
            <text:p>13.25</text:p>
          </table:table-cell>
          <table:table-cell table:style-name="ce6" office:value-type="float" office:value="13.26">
            <text:p>13.26</text:p>
          </table:table-cell>
          <table:table-cell table:style-name="ce6" office:value-type="float" office:value="13.3">
            <text:p>13.3</text:p>
          </table:table-cell>
          <table:table-cell table:number-columns-repeated="2"/>
          <table:table-cell table:formula="of:=[.A16]" office:value-type="float" office:value="7.00027777777778">
            <text:p>7.0002777778</text:p>
          </table:table-cell>
          <table:table-cell table:formula="of:=[.F16]*[.G16]" office:value-type="float" office:value="-112.437901">
            <text:p>-112.437901</text:p>
          </table:table-cell>
          <table:table-cell table:number-columns-repeated="985"/>
        </table:table-row>
        <table:table-row table:style-name="ro1">
          <table:table-cell table:formula="of:=([.D17]-[.$D$2])/3600" office:value-type="float" office:value="7.50027777777778">
            <text:p>7.5002777778</text:p>
          </table:table-cell>
          <table:table-cell table:style-name="ce14" office:value-type="float" office:value="110">
            <text:p>110</text:p>
          </table:table-cell>
          <table:table-cell table:style-name="ce14" office:value-type="string">
            <text:p>2022-09-07T16:44:32</text:p>
          </table:table-cell>
          <table:table-cell table:style-name="ce14" office:value-type="float" office:value="1662583472">
            <text:p>1662583472</text:p>
          </table:table-cell>
          <table:table-cell table:style-name="ce14" office:value-type="float" office:value="28.187">
            <text:p>28.187</text:p>
          </table:table-cell>
          <table:table-cell table:style-name="ce14" office:value-type="float" office:value="14.093">
            <text:p>14.093</text:p>
          </table:table-cell>
          <table:table-cell table:style-name="ce14" office:value-type="float" office:value="-8.033">
            <text:p>-8.033</text:p>
          </table:table-cell>
          <table:table-cell table:style-name="ce14" office:value-type="float" office:value="0.3638">
            <text:p>0.3638</text:p>
          </table:table-cell>
          <table:table-cell table:style-name="ce14" office:value-type="float" office:value="0.5962">
            <text:p>0.5962</text:p>
          </table:table-cell>
          <table:table-cell table:style-name="ce14" office:value-type="float" office:value="13.006">
            <text:p>13.006</text:p>
          </table:table-cell>
          <table:table-cell table:style-name="ce14" office:value-type="float" office:value="13.201">
            <text:p>13.201</text:p>
          </table:table-cell>
          <table:table-cell/>
          <table:table-cell table:style-name="ce14" office:value-type="float" office:value="-0.195">
            <text:p>-0.195</text:p>
          </table:table-cell>
          <table:table-cell table:style-name="ce14" table:number-columns-repeated="2"/>
          <table:table-cell/>
          <table:table-cell table:formula="of:=[.K17]" office:value-type="float" office:value="13.201">
            <text:p>13.201</text:p>
          </table:table-cell>
          <table:table-cell/>
          <table:table-cell table:style-name="ce1" table:formula="of:=360000*(1-0.01*([.E17]-25))*[.$V$9]" office:value-type="float" office:value="377803.0512">
            <text:p>377803.0512</text:p>
          </table:table-cell>
          <table:table-cell/>
          <table:table-cell table:formula="of:=[.H17]" office:value-type="float" office:value="0.3638">
            <text:p>0.3638</text:p>
          </table:table-cell>
          <table:table-cell table:number-columns-repeated="3"/>
          <table:table-cell table:formula="of:=[.Q17]-([.$E17]-30)*[.$AC$1]" office:value-type="float" office:value="13.208252">
            <text:p>13.2</text:p>
          </table:table-cell>
          <table:table-cell table:number-columns-repeated="4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 table:style-name="ce6" office:value-type="float" office:value="13.23">
            <text:p>13.23</text:p>
          </table:table-cell>
          <table:table-cell table:number-columns-repeated="2" table:style-name="ce6" office:value-type="float" office:value="13.27">
            <text:p>13.27</text:p>
          </table:table-cell>
          <table:table-cell table:style-name="ce6" office:value-type="float" office:value="13.32">
            <text:p>13.32</text:p>
          </table:table-cell>
          <table:table-cell table:number-columns-repeated="2"/>
          <table:table-cell table:formula="of:=[.A17]" office:value-type="float" office:value="7.50027777777778">
            <text:p>7.5002777778</text:p>
          </table:table-cell>
          <table:table-cell table:formula="of:=[.F17]*[.G17]" office:value-type="float" office:value="-113.209069">
            <text:p>-113.209069</text:p>
          </table:table-cell>
          <table:table-cell table:number-columns-repeated="985"/>
        </table:table-row>
        <table:table-row table:style-name="ro1">
          <table:table-cell table:formula="of:=([.D18]-[.$D$2])/3600" office:value-type="float" office:value="8.00055555555556">
            <text:p>8.0005555556</text:p>
          </table:table-cell>
          <table:table-cell table:style-name="ce14" office:value-type="float" office:value="111">
            <text:p>111</text:p>
          </table:table-cell>
          <table:table-cell table:style-name="ce14" office:value-type="string">
            <text:p>2022-09-07T17:14:33</text:p>
          </table:table-cell>
          <table:table-cell table:style-name="ce14" office:value-type="float" office:value="1662585273">
            <text:p>1662585273</text:p>
          </table:table-cell>
          <table:table-cell table:style-name="ce14" office:value-type="float" office:value="28.437">
            <text:p>28.437</text:p>
          </table:table-cell>
          <table:table-cell table:style-name="ce14" office:value-type="float" office:value="14.218">
            <text:p>14.218</text:p>
          </table:table-cell>
          <table:table-cell table:style-name="ce14" office:value-type="float" office:value="-7.632">
            <text:p>-7.632</text:p>
          </table:table-cell>
          <table:table-cell table:style-name="ce14" office:value-type="float" office:value="0.328">
            <text:p>0.328</text:p>
          </table:table-cell>
          <table:table-cell table:style-name="ce14" office:value-type="float" office:value="0.5588">
            <text:p>0.5588</text:p>
          </table:table-cell>
          <table:table-cell table:style-name="ce14" office:value-type="float" office:value="12.97">
            <text:p>12.97</text:p>
          </table:table-cell>
          <table:table-cell table:style-name="ce14" office:value-type="float" office:value="13.169">
            <text:p>13.169</text:p>
          </table:table-cell>
          <table:table-cell/>
          <table:table-cell table:style-name="ce14" office:value-type="float" office:value="-0.199">
            <text:p>-0.199</text:p>
          </table:table-cell>
          <table:table-cell table:style-name="ce14" table:number-columns-repeated="2"/>
          <table:table-cell/>
          <table:table-cell table:formula="of:=[.K18]" office:value-type="float" office:value="13.169">
            <text:p>13.169</text:p>
          </table:table-cell>
          <table:table-cell/>
          <table:table-cell table:style-name="ce1" table:formula="of:=360000*(1-0.01*([.E18]-25))*[.$V$9]" office:value-type="float" office:value="376827.4512">
            <text:p>376827.4512</text:p>
          </table:table-cell>
          <table:table-cell/>
          <table:table-cell table:formula="of:=[.H18]" office:value-type="float" office:value="0.328">
            <text:p>0.328</text:p>
          </table:table-cell>
          <table:table-cell table:number-columns-repeated="3"/>
          <table:table-cell table:formula="of:=[.Q18]-([.$E18]-30)*[.$AC$1]" office:value-type="float" office:value="13.175252">
            <text:p>13.2</text:p>
          </table:table-cell>
          <table:table-cell table:number-columns-repeated="4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 table:style-name="ce6" office:value-type="float" office:value="13.6">
            <text:p>13.6</text:p>
          </table:table-cell>
          <table:table-cell table:number-columns-repeated="2" table:style-name="ce6" office:value-type="float" office:value="13.72">
            <text:p>13.72</text:p>
          </table:table-cell>
          <table:table-cell table:style-name="ce6" table:formula="of:=[.AH18]-[.AG18]+[.AH18]" office:value-type="float" office:value="13.72">
            <text:p>13.72</text:p>
          </table:table-cell>
          <table:table-cell table:number-columns-repeated="2"/>
          <table:table-cell table:formula="of:=[.A18]" office:value-type="float" office:value="8.00055555555556">
            <text:p>8.0005555556</text:p>
          </table:table-cell>
          <table:table-cell table:formula="of:=[.F18]*[.G18]" office:value-type="float" office:value="-108.511776">
            <text:p>-108.511776</text:p>
          </table:table-cell>
          <table:table-cell table:number-columns-repeated="985"/>
        </table:table-row>
        <table:table-row table:style-name="ro1">
          <table:table-cell table:formula="of:=([.D19]-[.$D$2])/3600" office:value-type="float" office:value="8.50055555555556">
            <text:p>8.5005555556</text:p>
          </table:table-cell>
          <table:table-cell table:style-name="ce14" office:value-type="float" office:value="112">
            <text:p>112</text:p>
          </table:table-cell>
          <table:table-cell table:style-name="ce14" office:value-type="string">
            <text:p>2022-09-07T17:44:33</text:p>
          </table:table-cell>
          <table:table-cell table:style-name="ce14" office:value-type="float" office:value="1662587073">
            <text:p>1662587073</text:p>
          </table:table-cell>
          <table:table-cell table:style-name="ce14" office:value-type="float" office:value="28.562">
            <text:p>28.562</text:p>
          </table:table-cell>
          <table:table-cell table:style-name="ce14" office:value-type="float" office:value="14.281">
            <text:p>14.281</text:p>
          </table:table-cell>
          <table:table-cell table:style-name="ce14" office:value-type="float" office:value="-8.033">
            <text:p>-8.033</text:p>
          </table:table-cell>
          <table:table-cell table:style-name="ce14" office:value-type="float" office:value="0.2928">
            <text:p>0.2928</text:p>
          </table:table-cell>
          <table:table-cell table:style-name="ce14" office:value-type="float" office:value="0.4957">
            <text:p>0.4957</text:p>
          </table:table-cell>
          <table:table-cell table:style-name="ce14" office:value-type="float" office:value="12.924">
            <text:p>12.924</text:p>
          </table:table-cell>
          <table:table-cell table:style-name="ce14" office:value-type="float" office:value="13.128">
            <text:p>13.128</text:p>
          </table:table-cell>
          <table:table-cell/>
          <table:table-cell table:style-name="ce14" office:value-type="float" office:value="-0.203">
            <text:p>-0.203</text:p>
          </table:table-cell>
          <table:table-cell table:style-name="ce14" table:number-columns-repeated="2"/>
          <table:table-cell/>
          <table:table-cell table:formula="of:=[.K19]" office:value-type="float" office:value="13.128">
            <text:p>13.128</text:p>
          </table:table-cell>
          <table:table-cell/>
          <table:table-cell table:style-name="ce1" table:formula="of:=360000*(1-0.01*([.E19]-25))*[.$V$9]" office:value-type="float" office:value="376339.6512">
            <text:p>376339.6512</text:p>
          </table:table-cell>
          <table:table-cell/>
          <table:table-cell table:formula="of:=[.H19]" office:value-type="float" office:value="0.2928">
            <text:p>0.2928</text:p>
          </table:table-cell>
          <table:table-cell table:number-columns-repeated="3"/>
          <table:table-cell table:formula="of:=[.Q19]-([.$E19]-30)*[.$AC$1]" office:value-type="float" office:value="13.133752">
            <text:p>13.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style-name="ce6" office:value-type="float" office:value="14.46">
            <text:p>14.46</text:p>
          </table:table-cell>
          <table:table-cell table:number-columns-repeated="2" table:style-name="ce6" office:value-type="float" office:value="14.5">
            <text:p>14.5</text:p>
          </table:table-cell>
          <table:table-cell table:style-name="ce6" table:formula="of:=[.AH19]-[.AG19]+[.AH19]" office:value-type="float" office:value="14.5">
            <text:p>14.5</text:p>
          </table:table-cell>
          <table:table-cell table:number-columns-repeated="2"/>
          <table:table-cell table:formula="of:=[.A19]" office:value-type="float" office:value="8.50055555555556">
            <text:p>8.5005555556</text:p>
          </table:table-cell>
          <table:table-cell table:formula="of:=[.F19]*[.G19]" office:value-type="float" office:value="-114.719273">
            <text:p>-114.719273</text:p>
          </table:table-cell>
          <table:table-cell table:number-columns-repeated="985"/>
        </table:table-row>
        <table:table-row table:style-name="ro1">
          <table:table-cell table:formula="of:=([.D20]-[.$D$2])/3600" office:value-type="float" office:value="9.00055555555556">
            <text:p>9.0005555556</text:p>
          </table:table-cell>
          <table:table-cell table:style-name="ce14" office:value-type="float" office:value="113">
            <text:p>113</text:p>
          </table:table-cell>
          <table:table-cell table:style-name="ce14" office:value-type="string">
            <text:p>2022-09-07T18:14:33</text:p>
          </table:table-cell>
          <table:table-cell table:style-name="ce14" office:value-type="float" office:value="1662588873">
            <text:p>1662588873</text:p>
          </table:table-cell>
          <table:table-cell table:style-name="ce14" office:value-type="float" office:value="28.557">
            <text:p>28.557</text:p>
          </table:table-cell>
          <table:table-cell table:style-name="ce14" office:value-type="float" office:value="14.278">
            <text:p>14.278</text:p>
          </table:table-cell>
          <table:table-cell table:style-name="ce14" office:value-type="float" office:value="-7.363">
            <text:p>-7.363</text:p>
          </table:table-cell>
          <table:table-cell table:style-name="ce14" office:value-type="float" office:value="0.2581">
            <text:p>0.2581</text:p>
          </table:table-cell>
          <table:table-cell table:style-name="ce14" office:value-type="float" office:value="0.4204">
            <text:p>0.4204</text:p>
          </table:table-cell>
          <table:table-cell table:style-name="ce14" office:value-type="float" office:value="12.887">
            <text:p>12.887</text:p>
          </table:table-cell>
          <table:table-cell table:style-name="ce14" office:value-type="float" office:value="13.095">
            <text:p>13.095</text:p>
          </table:table-cell>
          <table:table-cell/>
          <table:table-cell table:style-name="ce14" office:value-type="float" office:value="-0.208">
            <text:p>-0.208</text:p>
          </table:table-cell>
          <table:table-cell table:style-name="ce14" table:number-columns-repeated="2"/>
          <table:table-cell/>
          <table:table-cell table:formula="of:=[.K20]" office:value-type="float" office:value="13.095">
            <text:p>13.095</text:p>
          </table:table-cell>
          <table:table-cell/>
          <table:table-cell table:style-name="ce1" table:formula="of:=360000*(1-0.01*([.E20]-25))*[.$V$9]" office:value-type="float" office:value="376359.1632">
            <text:p>376359.1632</text:p>
          </table:table-cell>
          <table:table-cell/>
          <table:table-cell table:formula="of:=[.H20]" office:value-type="float" office:value="0.2581">
            <text:p>0.2581</text:p>
          </table:table-cell>
          <table:table-cell table:number-columns-repeated="3"/>
          <table:table-cell table:formula="of:=[.Q20]-([.$E20]-30)*[.$AC$1]" office:value-type="float" office:value="13.100772">
            <text:p>13.1</text:p>
          </table:table-cell>
          <table:table-cell table:number-columns-repeated="12"/>
          <table:table-cell table:formula="of:=[.A20]" office:value-type="float" office:value="9.00055555555556">
            <text:p>9.0005555556</text:p>
          </table:table-cell>
          <table:table-cell table:formula="of:=[.F20]*[.G20]" office:value-type="float" office:value="-105.128914">
            <text:p>-105.128914</text:p>
          </table:table-cell>
          <table:table-cell table:number-columns-repeated="985"/>
        </table:table-row>
        <table:table-row table:style-name="ro1">
          <table:table-cell table:formula="of:=([.D21]-[.$D$2])/3600" office:value-type="float" office:value="9.50055555555556">
            <text:p>9.5005555556</text:p>
          </table:table-cell>
          <table:table-cell table:style-name="ce14" office:value-type="float" office:value="114">
            <text:p>114</text:p>
          </table:table-cell>
          <table:table-cell table:style-name="ce14" office:value-type="string">
            <text:p>2022-09-07T18:44:33</text:p>
          </table:table-cell>
          <table:table-cell table:style-name="ce14" office:value-type="float" office:value="1662590673">
            <text:p>1662590673</text:p>
          </table:table-cell>
          <table:table-cell table:style-name="ce14" office:value-type="float" office:value="28.368">
            <text:p>28.368</text:p>
          </table:table-cell>
          <table:table-cell table:style-name="ce14" office:value-type="float" office:value="14.184">
            <text:p>14.184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2238">
            <text:p>0.2238</text:p>
          </table:table-cell>
          <table:table-cell table:style-name="ce14" office:value-type="float" office:value="0.2886">
            <text:p>0.2886</text:p>
          </table:table-cell>
          <table:table-cell table:style-name="ce14" office:value-type="float" office:value="12.822">
            <text:p>12.822</text:p>
          </table:table-cell>
          <table:table-cell table:style-name="ce14" office:value-type="float" office:value="13.033">
            <text:p>13.033</text:p>
          </table:table-cell>
          <table:table-cell/>
          <table:table-cell table:style-name="ce14" office:value-type="float" office:value="-0.212">
            <text:p>-0.212</text:p>
          </table:table-cell>
          <table:table-cell table:style-name="ce14" table:number-columns-repeated="2"/>
          <table:table-cell/>
          <table:table-cell table:formula="of:=[.K21]" office:value-type="float" office:value="13.033">
            <text:p>13.033</text:p>
          </table:table-cell>
          <table:table-cell/>
          <table:table-cell table:style-name="ce1" table:formula="of:=360000*(1-0.01*([.E21]-25))*[.$V$9]" office:value-type="float" office:value="377096.7168">
            <text:p>377096.7168</text:p>
          </table:table-cell>
          <table:table-cell/>
          <table:table-cell table:formula="of:=[.H21]" office:value-type="float" office:value="0.2238">
            <text:p>0.2238</text:p>
          </table:table-cell>
          <table:table-cell table:number-columns-repeated="3"/>
          <table:table-cell table:formula="of:=[.Q21]-([.$E21]-30)*[.$AC$1]" office:value-type="float" office:value="13.039528">
            <text:p>13.0</text:p>
          </table:table-cell>
          <table:table-cell table:number-columns-repeated="9"/>
          <table:table-cell>
            <draw:frame table:end-cell-address="'30 C'.AO37" table:end-x="0.3043in" table:end-y="0.1559in" draw:z-index="3" draw:name="Chart 4" draw:style-name="gr3" draw:text-style-name="P1" svg:width="4.2244in" svg:height="2.8327in" svg:x="0.213in" svg:y="0.1681in">
              <draw:object draw:notify-on-update-of-ranges="'30 C'.AL2:'30 C'.AL87 '30 C'.AM1:'30 C'.AM1 '30 C'.AM2:'30 C'.AM87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"/>
          <table:table-cell table:formula="of:=[.A21]" office:value-type="float" office:value="9.50055555555556">
            <text:p>9.5005555556</text:p>
          </table:table-cell>
          <table:table-cell table:formula="of:=[.F21]*[.G21]" office:value-type="float" office:value="-114.8904">
            <text:p>-114.8904</text:p>
          </table:table-cell>
          <table:table-cell table:number-columns-repeated="985"/>
        </table:table-row>
        <table:table-row table:style-name="ro1">
          <table:table-cell table:formula="of:=([.D22]-[.$D$2])/3600" office:value-type="float" office:value="10.0005555555556">
            <text:p>10.0005555556</text:p>
          </table:table-cell>
          <table:table-cell table:style-name="ce14" office:value-type="float" office:value="115">
            <text:p>115</text:p>
          </table:table-cell>
          <table:table-cell table:style-name="ce14" office:value-type="string">
            <text:p>2022-09-07T19:14:33</text:p>
          </table:table-cell>
          <table:table-cell table:style-name="ce14" office:value-type="float" office:value="1662592473">
            <text:p>1662592473</text:p>
          </table:table-cell>
          <table:table-cell table:style-name="ce14" office:value-type="float" office:value="28.057">
            <text:p>28.057</text:p>
          </table:table-cell>
          <table:table-cell table:style-name="ce14" office:value-type="float" office:value="14.028">
            <text:p>14.028</text:p>
          </table:table-cell>
          <table:table-cell table:style-name="ce14" office:value-type="float" office:value="-7.23">
            <text:p>-7.23</text:p>
          </table:table-cell>
          <table:table-cell table:style-name="ce14" office:value-type="float" office:value="0.1896">
            <text:p>0.1896</text:p>
          </table:table-cell>
          <table:table-cell table:style-name="ce14" office:value-type="float" office:value="0.1854">
            <text:p>0.1854</text:p>
          </table:table-cell>
          <table:table-cell table:style-name="ce14" office:value-type="float" office:value="12.758">
            <text:p>12.758</text:p>
          </table:table-cell>
          <table:table-cell table:style-name="ce14" office:value-type="float" office:value="12.973">
            <text:p>12.973</text:p>
          </table:table-cell>
          <table:table-cell/>
          <table:table-cell table:style-name="ce14" office:value-type="float" office:value="-0.215">
            <text:p>-0.215</text:p>
          </table:table-cell>
          <table:table-cell table:style-name="ce14" table:number-columns-repeated="2"/>
          <table:table-cell/>
          <table:table-cell table:formula="of:=[.K22]" office:value-type="float" office:value="12.973">
            <text:p>12.973</text:p>
          </table:table-cell>
          <table:table-cell/>
          <table:table-cell table:style-name="ce1" table:formula="of:=360000*(1-0.01*([.E22]-25))*[.$V$9]" office:value-type="float" office:value="378310.3632">
            <text:p>378310.3632</text:p>
          </table:table-cell>
          <table:table-cell/>
          <table:table-cell table:formula="of:=[.H22]" office:value-type="float" office:value="0.1896">
            <text:p>0.1896</text:p>
          </table:table-cell>
          <table:table-cell table:number-columns-repeated="3"/>
          <table:table-cell table:formula="of:=[.Q22]-([.$E22]-30)*[.$AC$1]" office:value-type="float" office:value="12.980772">
            <text:p>13.0</text:p>
          </table:table-cell>
          <table:table-cell table:number-columns-repeated="7"/>
          <table:table-cell office:value-type="string">
            <text:p>old</text:p>
          </table:table-cell>
          <table:table-cell table:number-columns-repeated="4"/>
          <table:table-cell table:formula="of:=[.A22]" office:value-type="float" office:value="10.0005555555556">
            <text:p>10.0005555556</text:p>
          </table:table-cell>
          <table:table-cell table:formula="of:=[.F22]*[.G22]" office:value-type="float" office:value="-101.42244">
            <text:p>-101.42244</text:p>
          </table:table-cell>
          <table:table-cell table:number-columns-repeated="2"/>
          <table:table-cell table:style-name="ce9" table:number-columns-repeated="14"/>
          <table:table-cell table:number-columns-repeated="969"/>
        </table:table-row>
        <table:table-row table:style-name="ro1">
          <table:table-cell table:formula="of:=([.D23]-[.$D$2])/3600" office:value-type="float" office:value="10.5005555555556">
            <text:p>10.5005555556</text:p>
          </table:table-cell>
          <table:table-cell table:style-name="ce14" office:value-type="float" office:value="116">
            <text:p>116</text:p>
          </table:table-cell>
          <table:table-cell table:style-name="ce14" office:value-type="string">
            <text:p>2022-09-07T19:44:33</text:p>
          </table:table-cell>
          <table:table-cell table:style-name="ce14" office:value-type="float" office:value="1662594273">
            <text:p>1662594273</text:p>
          </table:table-cell>
          <table:table-cell table:style-name="ce14" office:value-type="float" office:value="27.618">
            <text:p>27.618</text:p>
          </table:table-cell>
          <table:table-cell table:style-name="ce14" office:value-type="float" office:value="13.809">
            <text:p>13.809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1553">
            <text:p>0.1553</text:p>
          </table:table-cell>
          <table:table-cell table:style-name="ce14" office:value-type="float" office:value="0.1541">
            <text:p>0.1541</text:p>
          </table:table-cell>
          <table:table-cell table:style-name="ce14" office:value-type="float" office:value="12.693">
            <text:p>12.693</text:p>
          </table:table-cell>
          <table:table-cell table:style-name="ce14" office:value-type="float" office:value="12.91">
            <text:p>12.91</text:p>
          </table:table-cell>
          <table:table-cell/>
          <table:table-cell table:style-name="ce14" office:value-type="float" office:value="-0.218">
            <text:p>-0.218</text:p>
          </table:table-cell>
          <table:table-cell table:style-name="ce14" table:number-columns-repeated="2"/>
          <table:table-cell/>
          <table:table-cell table:formula="of:=[.K23]" office:value-type="float" office:value="12.91">
            <text:p>12.91</text:p>
          </table:table-cell>
          <table:table-cell/>
          <table:table-cell table:style-name="ce1" table:formula="of:=360000*(1-0.01*([.E23]-25))*[.$V$9]" office:value-type="float" office:value="380023.5168">
            <text:p>380023.5168</text:p>
          </table:table-cell>
          <table:table-cell/>
          <table:table-cell table:formula="of:=[.H23]" office:value-type="float" office:value="0.1553">
            <text:p>0.1553</text:p>
          </table:table-cell>
          <table:table-cell table:number-columns-repeated="3"/>
          <table:table-cell table:formula="of:=[.Q23]-([.$E23]-30)*[.$AC$1]" office:value-type="float" office:value="12.919528">
            <text:p>12.9</text:p>
          </table:table-cell>
          <table:table-cell table:number-columns-repeated="7"/>
          <table:table-cell table:style-name="ce7" office:value-type="string">
            <text:p>t_voc_20</text:p>
          </table:table-cell>
          <table:table-cell table:style-name="ce7"/>
          <table:table-cell table:style-name="ce6" office:value-type="string">
            <text:p>t_voc_20</text:p>
          </table:table-cell>
          <table:table-cell table:number-columns-repeated="2"/>
          <table:table-cell table:formula="of:=[.A23]" office:value-type="float" office:value="10.5005555555556">
            <text:p>10.5005555556</text:p>
          </table:table-cell>
          <table:table-cell table:formula="of:=[.F23]*[.G23]" office:value-type="float" office:value="-111.8529">
            <text:p>-111.8529</text:p>
          </table:table-cell>
          <table:table-cell table:number-columns-repeated="2"/>
          <table:table-cell table:style-name="ce9"/>
          <table:table-cell table:style-name="ce9" office:value-type="string">
            <text:p>Instructions to tweak</text:p>
          </table:table-cell>
          <table:table-cell table:style-name="ce9" table:number-columns-repeated="12"/>
          <table:table-cell table:number-columns-repeated="969"/>
        </table:table-row>
        <table:table-row table:style-name="ro1">
          <table:table-cell table:formula="of:=([.D24]-[.$D$2])/3600" office:value-type="float" office:value="11.0005555555556">
            <text:p>11.0005555556</text:p>
          </table:table-cell>
          <table:table-cell table:style-name="ce14" office:value-type="float" office:value="117">
            <text:p>117</text:p>
          </table:table-cell>
          <table:table-cell table:style-name="ce14" office:value-type="string">
            <text:p>2022-09-07T20:14:33</text:p>
          </table:table-cell>
          <table:table-cell table:style-name="ce14" office:value-type="float" office:value="1662596073">
            <text:p>1662596073</text:p>
          </table:table-cell>
          <table:table-cell table:style-name="ce14" office:value-type="float" office:value="27.057">
            <text:p>27.057</text:p>
          </table:table-cell>
          <table:table-cell table:style-name="ce14" office:value-type="float" office:value="13.528">
            <text:p>13.528</text:p>
          </table:table-cell>
          <table:table-cell table:style-name="ce14" office:value-type="float" office:value="-8.167">
            <text:p>-8.167</text:p>
          </table:table-cell>
          <table:table-cell table:style-name="ce14" office:value-type="float" office:value="0.1209">
            <text:p>0.1209</text:p>
          </table:table-cell>
          <table:table-cell table:style-name="ce14" office:value-type="float" office:value="0.1427">
            <text:p>0.1427</text:p>
          </table:table-cell>
          <table:table-cell table:style-name="ce14" office:value-type="float" office:value="12.641">
            <text:p>12.641</text:p>
          </table:table-cell>
          <table:table-cell table:style-name="ce14" office:value-type="float" office:value="12.863">
            <text:p>12.863</text:p>
          </table:table-cell>
          <table:table-cell/>
          <table:table-cell table:style-name="ce14" office:value-type="float" office:value="-0.221">
            <text:p>-0.221</text:p>
          </table:table-cell>
          <table:table-cell table:style-name="ce14" table:number-columns-repeated="2"/>
          <table:table-cell/>
          <table:table-cell table:formula="of:=[.K24]" office:value-type="float" office:value="12.863">
            <text:p>12.863</text:p>
          </table:table-cell>
          <table:table-cell/>
          <table:table-cell table:style-name="ce1" table:formula="of:=360000*(1-0.01*([.E24]-25))*[.$V$9]" office:value-type="float" office:value="382212.7632">
            <text:p>382212.7632</text:p>
          </table:table-cell>
          <table:table-cell/>
          <table:table-cell table:formula="of:=[.H24]" office:value-type="float" office:value="0.1209">
            <text:p>0.1209</text:p>
          </table:table-cell>
          <table:table-cell table:number-columns-repeated="3"/>
          <table:table-cell table:formula="of:=[.Q24]-([.$E24]-30)*[.$AC$1]" office:value-type="float" office:value="12.874772">
            <text:p>12.9</text:p>
          </table:table-cell>
          <table:table-cell table:number-columns-repeated="7"/>
          <table:table-cell table:style-name="ce7" office:value-type="float" office:value="4">
            <text:p>4</text:p>
          </table:table-cell>
          <table:table-cell table:style-name="ce7"/>
          <table:table-cell table:style-name="ce6" office:value-type="float" office:value="9">
            <text:p>9</text:p>
          </table:table-cell>
          <table:table-cell table:number-columns-repeated="2"/>
          <table:table-cell table:formula="of:=[.A24]" office:value-type="float" office:value="11.0005555555556">
            <text:p>11.0005555556</text:p>
          </table:table-cell>
          <table:table-cell table:formula="of:=[.F24]*[.G24]" office:value-type="float" office:value="-110.483176">
            <text:p>-110.483176</text:p>
          </table:table-cell>
          <table:table-cell table:number-columns-repeated="2"/>
          <table:table-cell table:style-name="ce9"/>
          <table:table-cell table:style-name="ce9" office:value-type="string">
            <text:p>1. <text:s/>test article had unknown size. <text:s/>'scale' (v9) captures that (RATED_BATT_CAP = scale * 100 A-H)</text:p>
          </table:table-cell>
          <table:table-cell table:style-name="ce9" table:number-columns-repeated="12"/>
          <table:table-cell table:number-columns-repeated="969"/>
        </table:table-row>
        <table:table-row table:style-name="ro1">
          <table:table-cell table:formula="of:=([.D25]-[.$D$2])/3600" office:value-type="float" office:value="11.5005555555556">
            <text:p>11.5005555556</text:p>
          </table:table-cell>
          <table:table-cell table:style-name="ce14" office:value-type="float" office:value="118">
            <text:p>118</text:p>
          </table:table-cell>
          <table:table-cell table:style-name="ce14" office:value-type="string">
            <text:p>2022-09-07T20:44:33</text:p>
          </table:table-cell>
          <table:table-cell table:style-name="ce14" office:value-type="float" office:value="1662597873">
            <text:p>1662597873</text:p>
          </table:table-cell>
          <table:table-cell table:style-name="ce14" office:value-type="float" office:value="27.375">
            <text:p>27.375</text:p>
          </table:table-cell>
          <table:table-cell table:style-name="ce14" office:value-type="float" office:value="13.688">
            <text:p>13.688</text:p>
          </table:table-cell>
          <table:table-cell table:style-name="ce14" office:value-type="float" office:value="-11.112">
            <text:p>-11.112</text:p>
          </table:table-cell>
          <table:table-cell table:style-name="ce14" office:value-type="float" office:value="0.0775">
            <text:p>0.0775</text:p>
          </table:table-cell>
          <table:table-cell table:style-name="ce14" office:value-type="float" office:value="0.0971">
            <text:p>0.0971</text:p>
          </table:table-cell>
          <table:table-cell table:style-name="ce14" office:value-type="float" office:value="12.329">
            <text:p>12.329</text:p>
          </table:table-cell>
          <table:table-cell table:style-name="ce14" office:value-type="float" office:value="12.561">
            <text:p>12.561</text:p>
          </table:table-cell>
          <table:table-cell/>
          <table:table-cell table:style-name="ce14" office:value-type="float" office:value="-0.2325">
            <text:p>-0.2325</text:p>
          </table:table-cell>
          <table:table-cell table:style-name="ce14" table:number-columns-repeated="2"/>
          <table:table-cell/>
          <table:table-cell table:formula="of:=[.K25]" office:value-type="float" office:value="12.561">
            <text:p>12.561</text:p>
          </table:table-cell>
          <table:table-cell/>
          <table:table-cell table:style-name="ce1" table:formula="of:=360000*(1-0.01*([.E25]-25))*[.$V$9]" office:value-type="float" office:value="380971.8">
            <text:p>380971.8</text:p>
          </table:table-cell>
          <table:table-cell/>
          <table:table-cell table:formula="of:=[.H25]" office:value-type="float" office:value="0.0775">
            <text:p>0.0775</text:p>
          </table:table-cell>
          <table:table-cell table:number-columns-repeated="3"/>
          <table:table-cell table:formula="of:=[.Q25]-([.$E25]-30)*[.$AC$1]" office:value-type="float" office:value="12.5715">
            <text:p>12.6</text:p>
          </table:table-cell>
          <table:table-cell table:number-columns-repeated="7"/>
          <table:table-cell table:style-name="ce7" office:value-type="float" office:value="8">
            <text:p>8</text:p>
          </table:table-cell>
          <table:table-cell table:style-name="ce7"/>
          <table:table-cell table:style-name="ce6" office:value-type="float" office:value="12.45">
            <text:p>12.45</text:p>
          </table:table-cell>
          <table:table-cell table:number-columns-repeated="2"/>
          <table:table-cell table:formula="of:=[.A25]" office:value-type="float" office:value="11.5005555555556">
            <text:p>11.5005555556</text:p>
          </table:table-cell>
          <table:table-cell table:formula="of:=[.F25]*[.G25]" office:value-type="float" office:value="-152.101056">
            <text:p>-152.101056</text:p>
          </table:table-cell>
          <table:table-cell table:number-columns-repeated="2"/>
          <table:table-cell table:style-name="ce9"/>
          <table:table-cell table:style-name="ce9" office:value-type="string">
            <text:p>2. <text:s/>took a while to calibrate current sensors scaling. <text:s/>'SA' (v7) captures that. <text:s/>Use clamp meter</text:p>
          </table:table-cell>
          <table:table-cell table:style-name="ce9" table:number-columns-repeated="12"/>
          <table:table-cell table:number-columns-repeated="969"/>
        </table:table-row>
        <table:table-row table:style-name="ro1">
          <table:table-cell table:formula="of:=([.D26]-[.$D$2])/3600" office:value-type="float" office:value="12.0005555555556">
            <text:p>12.0005555556</text:p>
          </table:table-cell>
          <table:table-cell table:style-name="ce14" office:value-type="float" office:value="119">
            <text:p>119</text:p>
          </table:table-cell>
          <table:table-cell table:style-name="ce14" office:value-type="string">
            <text:p>2022-09-07T21:14:33</text:p>
          </table:table-cell>
          <table:table-cell table:style-name="ce14" office:value-type="float" office:value="1662599673">
            <text:p>1662599673</text:p>
          </table:table-cell>
          <table:table-cell table:style-name="ce14" office:value-type="float" office:value="29.187">
            <text:p>29.187</text:p>
          </table:table-cell>
          <table:table-cell table:style-name="ce14" table:formula="of:=[.J26]+1.4" office:value-type="float" office:value="9.012">
            <text:p>9.012</text:p>
          </table:table-cell>
          <table:table-cell table:style-name="ce14" office:value-type="float" office:value="-0.47">
            <text:p>-0.47</text:p>
          </table:table-cell>
          <table:table-cell table:style-name="ce14" office:value-type="float" office:value="0.0306">
            <text:p>0.0306</text:p>
          </table:table-cell>
          <table:table-cell table:style-name="ce14" office:value-type="float" office:value="0.0313">
            <text:p>0.0313</text:p>
          </table:table-cell>
          <table:table-cell table:style-name="ce14" office:value-type="float" office:value="7.612">
            <text:p>7.612</text:p>
          </table:table-cell>
          <table:table-cell table:style-name="ce14" office:value-type="float" office:value="7.857">
            <text:p>7.857</text:p>
          </table:table-cell>
          <table:table-cell/>
          <table:table-cell table:style-name="ce14" office:value-type="float" office:value="-0.245">
            <text:p>-0.245</text:p>
          </table:table-cell>
          <table:table-cell table:style-name="ce14" table:number-columns-repeated="2"/>
          <table:table-cell/>
          <table:table-cell table:formula="of:=[.K26]" office:value-type="float" office:value="7.857">
            <text:p>7.857</text:p>
          </table:table-cell>
          <table:table-cell/>
          <table:table-cell table:style-name="ce1" table:formula="of:=360000*(1-0.01*([.E26]-25))*[.$V$9]" office:value-type="float" office:value="373900.6512">
            <text:p>373900.6512</text:p>
          </table:table-cell>
          <table:table-cell/>
          <table:table-cell table:formula="of:=[.H26]" office:value-type="float" office:value="0.0306">
            <text:p>0.0306</text:p>
          </table:table-cell>
          <table:table-cell table:number-columns-repeated="3"/>
          <table:table-cell table:formula="of:=[.Q26]-([.$E26]-30)*[.$AC$1]" office:value-type="float" office:value="7.860252">
            <text:p>7.9</text:p>
          </table:table-cell>
          <table:table-cell table:number-columns-repeated="7"/>
          <table:table-cell table:style-name="ce7" office:value-type="float" office:value="12.2">
            <text:p>12.2</text:p>
          </table:table-cell>
          <table:table-cell table:style-name="ce7"/>
          <table:table-cell table:style-name="ce6" office:value-type="float" office:value="12.65">
            <text:p>12.65</text:p>
          </table:table-cell>
          <table:table-cell table:number-columns-repeated="2"/>
          <table:table-cell table:formula="of:=[.A26]" office:value-type="float" office:value="12.0005555555556">
            <text:p>12.0005555556</text:p>
          </table:table-cell>
          <table:table-cell table:formula="of:=[.F26]*[.G26]" office:value-type="float" office:value="-4.23564">
            <text:p>-4.23564</text:p>
          </table:table-cell>
          <table:table-cell table:number-columns-repeated="2"/>
          <table:table-cell table:style-name="ce9"/>
          <table:table-cell table:style-name="ce9" office:value-type="string">
            <text:p>3. <text:s/>same with current sensor bias. <text:s/>'DA' (v3) captures that. <text:s text:c="2"/>Match to installed shunt at zero.</text:p>
          </table:table-cell>
          <table:table-cell table:style-name="ce9" table:number-columns-repeated="12"/>
          <table:table-cell table:number-columns-repeated="969"/>
        </table:table-row>
        <table:table-row table:style-name="ro1" table:number-rows-repeated="2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6"/>
          <table:table-cell table:style-name="ce9" table:number-columns-repeated="14"/>
          <table:table-cell table:number-columns-repeated="969"/>
        </table:table-row>
        <table:table-row table:style-name="ro1">
          <table:table-cell table:number-columns-repeated="10"/>
          <table:table-cell>
            <draw:frame table:end-cell-address="'30 C'.P45" table:end-x="0.1783in" table:end-y="0.0213in" draw:z-index="1" draw:name="Chart 2" draw:style-name="gr3" draw:text-style-name="P1" svg:width="3.9256in" svg:height="2.8406in" svg:x="0.3398in" svg:y="0.0256in">
              <draw:object draw:notify-on-update-of-ranges="'30 C'.A2:'30 C'.A87 '30 C'.F1:'30 C'.F1 '30 C'.F2:'30 C'.F87 '30 C'.A2:'30 C'.A87 '30 C'.Q1:'30 C'.Q1 '30 C'.Q2:'30 C'.Q87 '30 C'.A2:'30 C'.A87 '30 C'.K1:'30 C'.K1 '30 C'.K2:'30 C'.K87 '30 C'.A2:'30 C'.A86 '30 C'.E1:'30 C'.E1 '30 C'.E2:'30 C'.E87 '30 C'.A2:'30 C'.A87 '30 C'.G1:'30 C'.G1 '30 C'.G2:'30 C'.G87 '30 C'.A2:'30 C'.A87 '30 C'.X1:'30 C'.X1 '30 C'.X2:'30 C'.X87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6"/>
          <table:table-cell table:style-name="ce9" table:number-columns-repeated="14"/>
          <table:table-cell table:number-columns-repeated="969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7"/>
          <table:table-cell>
            <draw:frame table:end-cell-address="'30 C'.AG46" table:end-x="0.6575in" table:end-y="0.0083in" draw:z-index="0" draw:name="Chart 1" draw:style-name="gr3" draw:text-style-name="P1" svg:width="4.8327in" svg:height="2.5988in" svg:x="0.3417in" svg:y="0.0768in">
              <draw:object draw:notify-on-update-of-ranges="'30 C'.D2:'30 C'.D87 '30 C'.H1:'30 C'.H1 '30 C'.H2:'30 C'.H87 '30 C'.D2:'30 C'.D87 '30 C'.I1:'30 C'.I1 '30 C'.I2:'30 C'.I87 '30 C'.D2:'30 C'.D87 '30 C'.G1:'30 C'.G1 '30 C'.G2:'30 C'.G87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5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 table:number-rows-repeated="6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6"/>
          <table:table-cell table:style-name="ce15"/>
          <table:table-cell table:number-columns-repeated="982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 table:number-rows-repeated="3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005"/>
        </table:table-row>
        <table:table-row table:style-name="ro1" table:number-rows-repeated="4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1" table:number-columns-repeated="11"/>
          <table:table-cell table:number-columns-repeated="986"/>
        </table:table-row>
        <table:table-row table:style-name="ro2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1" table:number-columns-repeated="2"/>
          <table:table-cell table:style-name="ce5" table:number-columns-repeated="3"/>
          <table:table-cell table:style-name="ce1" table:number-columns-repeated="6"/>
          <table:table-cell table:number-columns-repeated="986"/>
        </table:table-row>
        <table:table-row table:style-name="ro2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5"/>
          <table:table-cell table:style-name="ce1" table:number-columns-repeated="10"/>
          <table:table-cell table:number-columns-repeated="986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1" table:number-columns-repeated="11"/>
          <table:table-cell table:number-columns-repeated="986"/>
        </table:table-row>
        <table:table-row table:style-name="ro2">
          <table:table-cell table:number-columns-repeated="27"/>
          <table:table-cell table:style-name="ce5" table:number-columns-repeated="2"/>
          <table:table-cell table:style-name="ce1" table:number-columns-repeated="9"/>
          <table:table-cell table:number-columns-repeated="986"/>
        </table:table-row>
        <table:table-row table:style-name="ro2">
          <table:table-cell table:number-columns-repeated="27"/>
          <table:table-cell table:style-name="ce5"/>
          <table:table-cell table:style-name="ce1" table:number-columns-repeated="10"/>
          <table:table-cell table:number-columns-repeated="986"/>
        </table:table-row>
        <table:table-row table:style-name="ro1">
          <table:table-cell table:number-columns-repeated="27"/>
          <table:table-cell table:style-name="ce1" table:number-columns-repeated="11"/>
          <table:table-cell table:number-columns-repeated="986"/>
        </table:table-row>
        <table:table-row table:style-name="ro1">
          <table:table-cell table:number-columns-repeated="25"/>
          <table:table-cell table:style-name="ce1" table:number-columns-repeated="13"/>
          <table:table-cell table:number-columns-repeated="986"/>
        </table:table-row>
        <table:table-row table:style-name="ro3">
          <table:table-cell/>
          <table:table-cell table:style-name="ce1" table:number-columns-repeated="22"/>
          <table:table-cell table:style-name="ce4" table:number-columns-repeated="2"/>
          <table:table-cell table:style-name="ce1" table:number-columns-repeated="999"/>
        </table:table-row>
        <table:table-row table:style-name="ro3" table:number-rows-repeated="4">
          <table:table-cell table:number-columns-repeated="22"/>
          <table:table-cell table:style-name="ce1"/>
          <table:table-cell table:number-columns-repeated="2"/>
          <table:table-cell table:style-name="ce1" table:number-columns-repeated="13"/>
          <table:table-cell table:number-columns-repeated="986"/>
        </table:table-row>
        <table:table-row table:style-name="ro3">
          <table:table-cell table:number-columns-repeated="22"/>
          <table:table-cell table:style-name="ce1"/>
          <table:table-cell table:number-columns-repeated="2"/>
          <table:table-cell table:style-name="ce1" table:number-columns-repeated="4"/>
          <table:table-cell table:number-columns-repeated="995"/>
        </table:table-row>
        <table:table-row table:style-name="ro3" table:number-rows-repeated="25">
          <table:table-cell table:number-columns-repeated="22"/>
          <table:table-cell table:style-name="ce1"/>
          <table:table-cell table:number-columns-repeated="2"/>
          <table:table-cell table:style-name="ce1" table:number-columns-repeated="2"/>
          <table:table-cell table:number-columns-repeated="997"/>
        </table:table-row>
        <table:table-row table:style-name="ro3" table:number-rows-repeated="3">
          <table:table-cell table:number-columns-repeated="22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99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at capability" table:style-name="ta9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5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 office:value-type="string">
            <text:p>Tbatt, F</text:p>
          </table:table-cell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Heat Capability, delta T, C</text:p>
          </table:table-cell>
          <table:table-cell table:style-name="ce3" office:value-type="string">
            <text:p>Heat Capability, delta T, F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formula="of:=[.F2]-[.G2]*[.$AJ$2]" office:value-type="float" office:value="12.965">
            <text:p>12.965</text:p>
          </table:table-cell>
          <table:table-cell table:formula="of:=[.L2]-[.$L$2]" office:value-type="float" office:value="0">
            <text:p>0</text:p>
          </table:table-cell>
          <table:table-cell office:value-type="float" office:value="429363">
            <text:p>429363</text:p>
          </table:table-cell>
          <table:table-cell table:formula="of:=[.N2]+[.O2]" office:value-type="float" office:value="429363">
            <text:p>429363</text:p>
          </table:table-cell>
          <table:table-cell table:formula="of:=[.P2]/[.O2]" office:value-type="float" office:value="1">
            <text:p>1</text:p>
          </table:table-cell>
          <table:table-cell table:formula="of:=[.E2]*9/5+32" office:value-type="float" office:value="43.817">
            <text:p>43.817</text:p>
          </table:table-cell>
          <table:table-cell office:value-type="float" office:value="25">
            <text:p>25</text:p>
          </table:table-cell>
          <table:table-cell table:formula="of:=([.S2]-32)*5/9" office:value-type="float" office:value="-3.88888888888889">
            <text:p>-3.9</text:p>
          </table:table-cell>
          <table:table-cell table:formula="of:=[.E2]-[.T2]" office:value-type="float" office:value="10.4538888888889">
            <text:p>10.5</text:p>
          </table:table-cell>
          <table:table-cell table:formula="of:=[.U2]*9/5" office:value-type="float" office:value="18.817">
            <text:p>18.817</text:p>
          </table:table-cell>
          <table:table-cell table:number-columns-repeated="3"/>
          <table:table-cell table:style-name="ce1" table:number-columns-repeated="4"/>
          <table:table-cell table:number-columns-repeated="6"/>
          <table:table-cell/>
          <table:table-cell table:number-columns-repeated="988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  <draw:frame table:end-cell-address="'heat capability'.L18" table:end-x="0.1874in" table:end-y="0.1067in" draw:z-index="0" draw:name="Chart 2" draw:style-name="gr1" draw:text-style-name="P1" svg:width="4.3705in" svg:height="2.6417in" svg:x="0.8378in" svg:y="0.1319in">
              <draw:object-ole draw:class-id="00000000-0000-0000-0000-000000000000" xlink:href="./Object 19" xlink:type="simple" xlink:show="embed" xlink:actuate="onLoad">
                <text:p/>
              </draw:object-ole>
              <draw:image xlink:href="./ObjectReplacements/Object 19" xlink:type="simple" xlink:show="embed" xlink:actuate="onLoad"/>
            </draw:frame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  <draw:frame table:end-cell-address="'heat capability'.S18" table:end-x="0.1126in" table:end-y="0.172in" draw:z-index="2" draw:name="Chart 7" draw:style-name="gr1" draw:text-style-name="P1" svg:width="5.1654in" svg:height="2.6669in" svg:x="0.0035in" svg:y="0.172in">
              <draw:object-ole draw:class-id="00000000-0000-0000-0000-000000000000" xlink:href="./Object 21" xlink:type="simple" xlink:show="embed" xlink:actuate="onLoad">
                <text:p/>
              </draw:object-ole>
              <draw:image xlink:href="./ObjectReplacements/Object 21" xlink:type="simple" xlink:show="embed" xlink:actuate="onLoad"/>
            </draw:frame>
          </table:table-cell>
          <table:table-cell table:formula="of:=[.F3]-[.G3]*[.$AJ$2]" office:value-type="float" office:value="12.939">
            <text:p>12.939</text:p>
          </table:table-cell>
          <table:table-cell table:formula="of:=[.L3]-[.$L$2]" office:value-type="float" office:value="-7992">
            <text:p>-7992</text:p>
          </table:table-cell>
          <table:table-cell office:value-type="float" office:value="429363">
            <text:p>429363</text:p>
          </table:table-cell>
          <table:table-cell table:formula="of:=[.N3]+[.O3]" office:value-type="float" office:value="421371">
            <text:p>421371</text:p>
            <draw:frame table:end-cell-address="'heat capability'.Z25" table:end-x="0.3295in" table:end-y="0.1732in" draw:z-index="3" draw:name="Chart 8" draw:style-name="gr1" draw:text-style-name="P1" svg:width="6.7075in" svg:height="4.0031in" svg:x="0.4547in" svg:y="0.0819in">
              <draw:object-ole draw:class-id="00000000-0000-0000-0000-000000000000" xlink:href="./Object 22" xlink:type="simple" xlink:show="embed" xlink:actuate="onLoad">
                <text:p/>
              </draw:object-ole>
              <draw:image xlink:href="./ObjectReplacements/Object 22" xlink:type="simple" xlink:show="embed" xlink:actuate="onLoad"/>
            </draw:frame>
          </table:table-cell>
          <table:table-cell table:formula="of:=[.P3]/[.O3]" office:value-type="float" office:value="0.981386379357327">
            <text:p>0.9813863794</text:p>
          </table:table-cell>
          <table:table-cell table:formula="of:=[.E3]*9/5+32" office:value-type="float" office:value="42.5714">
            <text:p>42.57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4]-[.$D$2])/3600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formula="of:=[.F4]-[.G4]*[.$AJ$2]" office:value-type="float" office:value="12.935">
            <text:p>12.935</text:p>
          </table:table-cell>
          <table:table-cell table:formula="of:=[.L4]-[.$L$2]" office:value-type="float" office:value="-16008">
            <text:p>-16008</text:p>
          </table:table-cell>
          <table:table-cell office:value-type="float" office:value="429363">
            <text:p>429363</text:p>
          </table:table-cell>
          <table:table-cell table:formula="of:=[.N4]+[.O4]" office:value-type="float" office:value="413355">
            <text:p>413355</text:p>
          </table:table-cell>
          <table:table-cell table:formula="of:=[.P4]/[.O4]" office:value-type="float" office:value="0.962716861955967">
            <text:p>0.962716862</text:p>
          </table:table-cell>
          <table:table-cell table:formula="of:=[.E4]*9/5+32" office:value-type="float" office:value="41.1386">
            <text:p>41.1386</text:p>
          </table:table-cell>
          <table:table-cell office:value-type="float" office:value="25">
            <text:p>25</text:p>
          </table:table-cell>
          <table:table-cell table:formula="of:=([.S4]-32)*5/9" office:value-type="float" office:value="-3.88888888888889">
            <text:p>-3.9</text:p>
          </table:table-cell>
          <table:table-cell table:formula="of:=[.E4]-[.T4]" office:value-type="float" office:value="8.96588888888889">
            <text:p>9.0</text:p>
          </table:table-cell>
          <table:table-cell table:formula="of:=[.U4]*9/5" office:value-type="float" office:value="16.1386">
            <text:p>16.138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formula="of:=[.F5]-[.G5]*[.$AJ$2]" office:value-type="float" office:value="12.922">
            <text:p>12.922</text:p>
          </table:table-cell>
          <table:table-cell table:formula="of:=[.L5]-[.$L$2]" office:value-type="float" office:value="-24072">
            <text:p>-24072</text:p>
          </table:table-cell>
          <table:table-cell office:value-type="float" office:value="429363">
            <text:p>429363</text:p>
          </table:table-cell>
          <table:table-cell table:formula="of:=[.N5]+[.O5]" office:value-type="float" office:value="405291">
            <text:p>405291</text:p>
          </table:table-cell>
          <table:table-cell table:formula="of:=[.P5]/[.O5]" office:value-type="float" office:value="0.943935551037234">
            <text:p>0.943935551</text:p>
          </table:table-cell>
          <table:table-cell table:formula="of:=[.E5]*9/5+32" office:value-type="float" office:value="39.9416">
            <text:p>39.94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formula="of:=[.F6]-[.G6]*[.$AJ$2]" office:value-type="float" office:value="12.909">
            <text:p>12.909</text:p>
          </table:table-cell>
          <table:table-cell table:formula="of:=[.L6]-[.$L$2]" office:value-type="float" office:value="-35808">
            <text:p>-35808</text:p>
          </table:table-cell>
          <table:table-cell office:value-type="float" office:value="429363">
            <text:p>429363</text:p>
          </table:table-cell>
          <table:table-cell table:formula="of:=[.N6]+[.O6]" office:value-type="float" office:value="393555">
            <text:p>393555</text:p>
          </table:table-cell>
          <table:table-cell table:formula="of:=[.P6]/[.O6]" office:value-type="float" office:value="0.916602036039435">
            <text:p>0.916602036</text:p>
          </table:table-cell>
          <table:table-cell table:formula="of:=[.E6]*9/5+32" office:value-type="float" office:value="42.8036">
            <text:p>42.8036</text:p>
          </table:table-cell>
          <table:table-cell office:value-type="float" office:value="25">
            <text:p>25</text:p>
          </table:table-cell>
          <table:table-cell table:formula="of:=([.S6]-32)*5/9" office:value-type="float" office:value="-3.88888888888889">
            <text:p>-3.9</text:p>
          </table:table-cell>
          <table:table-cell table:formula="of:=[.E6]-[.T6]" office:value-type="float" office:value="9.89088888888889">
            <text:p>9.9</text:p>
          </table:table-cell>
          <table:table-cell table:formula="of:=[.U6]*9/5" office:value-type="float" office:value="17.8036">
            <text:p>17.803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formula="of:=[.F7]-[.G7]*[.$AJ$2]" office:value-type="float" office:value="12.918">
            <text:p>12.918</text:p>
          </table:table-cell>
          <table:table-cell table:formula="of:=[.L7]-[.$L$2]" office:value-type="float" office:value="-43848">
            <text:p>-43848</text:p>
          </table:table-cell>
          <table:table-cell office:value-type="float" office:value="429363">
            <text:p>429363</text:p>
          </table:table-cell>
          <table:table-cell table:formula="of:=[.N7]+[.O7]" office:value-type="float" office:value="385515">
            <text:p>385515</text:p>
          </table:table-cell>
          <table:table-cell table:formula="of:=[.P7]/[.O7]" office:value-type="float" office:value="0.897876621879389">
            <text:p>0.8978766219</text:p>
          </table:table-cell>
          <table:table-cell table:formula="of:=[.E7]*9/5+32" office:value-type="float" office:value="43.619">
            <text:p>43.619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formula="of:=[.F8]-[.G8]*[.$AJ$2]" office:value-type="float" office:value="12.909">
            <text:p>12.909</text:p>
          </table:table-cell>
          <table:table-cell table:formula="of:=[.L8]-[.$L$2]" office:value-type="float" office:value="-51840">
            <text:p>-51840</text:p>
          </table:table-cell>
          <table:table-cell office:value-type="float" office:value="429363">
            <text:p>429363</text:p>
          </table:table-cell>
          <table:table-cell table:formula="of:=[.N8]+[.O8]" office:value-type="float" office:value="377523">
            <text:p>377523</text:p>
          </table:table-cell>
          <table:table-cell table:formula="of:=[.P8]/[.O8]" office:value-type="float" office:value="0.879263001236716">
            <text:p>0.8792630012</text:p>
          </table:table-cell>
          <table:table-cell table:formula="of:=[.E8]*9/5+32" office:value-type="float" office:value="42.2024">
            <text:p>42.2024</text:p>
          </table:table-cell>
          <table:table-cell office:value-type="float" office:value="24">
            <text:p>24</text:p>
          </table:table-cell>
          <table:table-cell table:formula="of:=([.S8]-32)*5/9" office:value-type="float" office:value="-4.44444444444444">
            <text:p>-4.4</text:p>
          </table:table-cell>
          <table:table-cell table:formula="of:=[.E8]-[.T8]" office:value-type="float" office:value="10.1124444444444">
            <text:p>10.1</text:p>
          </table:table-cell>
          <table:table-cell table:formula="of:=[.U8]*9/5" office:value-type="float" office:value="18.2024">
            <text:p>18.202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number-columns-repeated="25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0]-[.$D$2])/3600" office:value-type="float" office:value="15.2866666666667">
            <text:p>15.2866666667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formula="of:=[.F10]-[.G10]*[.$AJ$2]" office:value-type="float" office:value="11.988">
            <text:p>11.988</text:p>
          </table:table-cell>
          <table:table-cell table:formula="of:=[.L10]-[.$L$2]" office:value-type="float" office:value="-194352">
            <text:p>-194352</text:p>
          </table:table-cell>
          <table:table-cell office:value-type="float" office:value="429363">
            <text:p>429363</text:p>
          </table:table-cell>
          <table:table-cell table:formula="of:=[.N10]+[.O10]" office:value-type="float" office:value="235011">
            <text:p>235011</text:p>
          </table:table-cell>
          <table:table-cell table:formula="of:=[.P10]/[.O10]" office:value-type="float" office:value="0.547348048155058">
            <text:p>0.5473480482</text:p>
          </table:table-cell>
          <table:table-cell table:formula="of:=[.E10]*9/5+32" office:value-type="float" office:value="43.25">
            <text:p>43.25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1]-[.$D$2])/3600" office:value-type="float" office:value="15.7869444444444">
            <text:p>15.7869444444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formula="of:=[.F11]-[.G11]*[.$AJ$2]" office:value-type="float" office:value="13.034">
            <text:p>13.034</text:p>
          </table:table-cell>
          <table:table-cell table:formula="of:=[.L11]-[.$L$2]" office:value-type="float" office:value="-144408">
            <text:p>-144408</text:p>
          </table:table-cell>
          <table:table-cell office:value-type="float" office:value="429363">
            <text:p>429363</text:p>
          </table:table-cell>
          <table:table-cell table:formula="of:=[.N11]+[.O11]" office:value-type="float" office:value="284955">
            <text:p>284955</text:p>
          </table:table-cell>
          <table:table-cell table:formula="of:=[.P11]/[.O11]" office:value-type="float" office:value="0.663669202982092">
            <text:p>0.663669203</text:p>
          </table:table-cell>
          <table:table-cell table:formula="of:=[.E11]*9/5+32" office:value-type="float" office:value="43.4984">
            <text:p>43.4984</text:p>
          </table:table-cell>
          <table:table-cell office:value-type="float" office:value="19">
            <text:p>19</text:p>
          </table:table-cell>
          <table:table-cell table:formula="of:=([.S11]-32)*5/9" office:value-type="float" office:value="-7.22222222222222">
            <text:p>-7.2</text:p>
          </table:table-cell>
          <table:table-cell table:formula="of:=[.E11]-[.T11]" office:value-type="float" office:value="13.6102222222222">
            <text:p>13.6</text:p>
          </table:table-cell>
          <table:table-cell table:formula="of:=[.U11]*9/5" office:value-type="float" office:value="24.4984">
            <text:p>24.498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2]-[.$D$2])/3600" office:value-type="float" office:value="16.2869444444444">
            <text:p>16.2869444444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formula="of:=[.F12]-[.G12]*[.$AJ$2]" office:value-type="float" office:value="13.176">
            <text:p>13.176</text:p>
          </table:table-cell>
          <table:table-cell table:formula="of:=[.L12]-[.$L$2]" office:value-type="float" office:value="-139416">
            <text:p>-139416</text:p>
          </table:table-cell>
          <table:table-cell office:value-type="float" office:value="429363">
            <text:p>429363</text:p>
          </table:table-cell>
          <table:table-cell table:formula="of:=[.N12]+[.O12]" office:value-type="float" office:value="289947">
            <text:p>289947</text:p>
          </table:table-cell>
          <table:table-cell table:formula="of:=[.P12]/[.O12]" office:value-type="float" office:value="0.675295728788927">
            <text:p>0.6752957288</text:p>
          </table:table-cell>
          <table:table-cell table:formula="of:=[.E12]*9/5+32" office:value-type="float" office:value="47.5106">
            <text:p>47.510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3]-[.$D$2])/3600" office:value-type="float" office:value="16.7869444444444">
            <text:p>16.7869444444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formula="of:=[.F13]-[.G13]*[.$AJ$2]" office:value-type="float" office:value="13.236">
            <text:p>13.236</text:p>
          </table:table-cell>
          <table:table-cell table:formula="of:=[.L13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3]+[.O13]" office:value-type="float" office:value="295083">
            <text:p>295083</text:p>
          </table:table-cell>
          <table:table-cell table:formula="of:=[.P13]/[.O13]" office:value-type="float" office:value="0.687257635147882">
            <text:p>0.6872576351</text:p>
          </table:table-cell>
          <table:table-cell table:formula="of:=[.E13]*9/5+32" office:value-type="float" office:value="47.5214">
            <text:p>47.5214</text:p>
          </table:table-cell>
          <table:table-cell office:value-type="float" office:value="20">
            <text:p>20</text:p>
          </table:table-cell>
          <table:table-cell table:formula="of:=([.S13]-32)*5/9" office:value-type="float" office:value="-6.66666666666667">
            <text:p>-6.7</text:p>
          </table:table-cell>
          <table:table-cell table:formula="of:=[.E13]-[.T13]" office:value-type="float" office:value="15.2896666666667">
            <text:p>15.3</text:p>
          </table:table-cell>
          <table:table-cell table:formula="of:=[.U13]*9/5" office:value-type="float" office:value="27.5214">
            <text:p>27.521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4]-[.$D$2])/3600" office:value-type="float" office:value="17.2869444444444">
            <text:p>17.2869444444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formula="of:=[.F14]-[.G14]*[.$AJ$2]" office:value-type="float" office:value="13.404">
            <text:p>13.404</text:p>
          </table:table-cell>
          <table:table-cell table:formula="of:=[.L14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4]+[.O14]" office:value-type="float" office:value="295083">
            <text:p>295083</text:p>
          </table:table-cell>
          <table:table-cell table:formula="of:=[.P14]/[.O14]" office:value-type="float" office:value="0.687257635147882">
            <text:p>0.6872576351</text:p>
          </table:table-cell>
          <table:table-cell table:formula="of:=[.E14]*9/5+32" office:value-type="float" office:value="47.5214">
            <text:p>47.52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5]-[.$D$2])/3600" office:value-type="float" office:value="17.7869444444444">
            <text:p>17.7869444444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formula="of:=[.F15]-[.G15]*[.$AJ$2]" office:value-type="float" office:value="13.783">
            <text:p>13.783</text:p>
          </table:table-cell>
          <table:table-cell table:formula="of:=[.L15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5]+[.O15]" office:value-type="float" office:value="295083">
            <text:p>295083</text:p>
          </table:table-cell>
          <table:table-cell table:formula="of:=[.P15]/[.O15]" office:value-type="float" office:value="0.687257635147882">
            <text:p>0.6872576351</text:p>
          </table:table-cell>
          <table:table-cell table:formula="of:=[.E15]*9/5+32" office:value-type="float" office:value="47.525">
            <text:p>47.525</text:p>
          </table:table-cell>
          <table:table-cell office:value-type="float" office:value="21">
            <text:p>21</text:p>
          </table:table-cell>
          <table:table-cell table:formula="of:=([.S15]-32)*5/9" office:value-type="float" office:value="-6.11111111111111">
            <text:p>-6.1</text:p>
          </table:table-cell>
          <table:table-cell table:formula="of:=[.E15]-[.T15]" office:value-type="float" office:value="14.7361111111111">
            <text:p>14.7</text:p>
          </table:table-cell>
          <table:table-cell table:formula="of:=[.U15]*9/5" office:value-type="float" office:value="26.525">
            <text:p>26.525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6]-[.$D$2])/3600" office:value-type="float" office:value="18.2869444444444">
            <text:p>18.2869444444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4T13:24:31</text:p>
            <draw:frame table:end-cell-address="'heat capability'.G30" table:end-x="0.0047in" table:end-y="0.026in" draw:z-index="1" draw:name="Chart 3" draw:style-name="gr1" draw:text-style-name="P1" svg:width="3.1476in" svg:height="2.4256in" svg:x="0.487in" svg:y="0.0898in">
              <draw:object-ole draw:class-id="00000000-0000-0000-0000-000000000000" xlink:href="./Object 20" xlink:type="simple" xlink:show="embed" xlink:actuate="onLoad">
                <text:p/>
              </draw:object-ole>
              <draw:image xlink:href="./ObjectReplacements/Object 20" xlink:type="simple" xlink:show="embed" xlink:actuate="onLoad"/>
            </draw:frame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formula="of:=[.F16]-[.G16]*[.$AJ$2]" office:value-type="float" office:value="13.309">
            <text:p>13.309</text:p>
          </table:table-cell>
          <table:table-cell table:formula="of:=[.L16]-[.$L$2]" office:value-type="float" office:value="-114912">
            <text:p>-114912</text:p>
          </table:table-cell>
          <table:table-cell office:value-type="float" office:value="429363">
            <text:p>429363</text:p>
          </table:table-cell>
          <table:table-cell table:formula="of:=[.N16]+[.O16]" office:value-type="float" office:value="314451">
            <text:p>314451</text:p>
          </table:table-cell>
          <table:table-cell table:formula="of:=[.P16]/[.O16]" office:value-type="float" office:value="0.732366319408053">
            <text:p>0.7323663194</text:p>
          </table:table-cell>
          <table:table-cell table:formula="of:=[.E16]*9/5+32" office:value-type="float" office:value="55.616">
            <text:p>55.6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7]-[.$D$2])/3600" office:value-type="float" office:value="18.7866666666667">
            <text:p>18.7866666667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formula="of:=[.F17]-[.G17]*[.$AJ$2]" office:value-type="float" office:value="13.249">
            <text:p>13.249</text:p>
          </table:table-cell>
          <table:table-cell table:formula="of:=[.L17]-[.$L$2]" office:value-type="float" office:value="-112728">
            <text:p>-112728</text:p>
          </table:table-cell>
          <table:table-cell office:value-type="float" office:value="429363">
            <text:p>429363</text:p>
          </table:table-cell>
          <table:table-cell table:formula="of:=[.N17]+[.O17]" office:value-type="float" office:value="316635">
            <text:p>316635</text:p>
          </table:table-cell>
          <table:table-cell table:formula="of:=[.P17]/[.O17]" office:value-type="float" office:value="0.737452924448543">
            <text:p>0.7374529244</text:p>
          </table:table-cell>
          <table:table-cell table:formula="of:=[.E17]*9/5+32" office:value-type="float" office:value="55.3226">
            <text:p>55.3226</text:p>
          </table:table-cell>
          <table:table-cell office:value-type="float" office:value="19">
            <text:p>19</text:p>
          </table:table-cell>
          <table:table-cell table:formula="of:=([.S17]-32)*5/9" office:value-type="float" office:value="-7.22222222222222">
            <text:p>-7.2</text:p>
          </table:table-cell>
          <table:table-cell table:formula="of:=[.E17]-[.T17]" office:value-type="float" office:value="20.1792222222222">
            <text:p>20.2</text:p>
          </table:table-cell>
          <table:table-cell table:formula="of:=[.U17]*9/5" office:value-type="float" office:value="36.3226">
            <text:p>36.322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8]-[.$D$2])/3600" office:value-type="float" office:value="19.2877777777778">
            <text:p>19.2877777778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formula="of:=[.F18]-[.G18]*[.$AJ$2]" office:value-type="float" office:value="13.227">
            <text:p>13.227</text:p>
          </table:table-cell>
          <table:table-cell table:formula="of:=[.L18]-[.$L$2]" office:value-type="float" office:value="-112704">
            <text:p>-112704</text:p>
          </table:table-cell>
          <table:table-cell office:value-type="float" office:value="429363">
            <text:p>429363</text:p>
          </table:table-cell>
          <table:table-cell table:formula="of:=[.N18]+[.O18]" office:value-type="float" office:value="316659">
            <text:p>316659</text:p>
          </table:table-cell>
          <table:table-cell table:formula="of:=[.P18]/[.O18]" office:value-type="float" office:value="0.73750882120723">
            <text:p>0.7375088212</text:p>
          </table:table-cell>
          <table:table-cell table:formula="of:=[.E18]*9/5+32" office:value-type="float" office:value="52.4156">
            <text:p>52.415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9]-[.$D$2])/3600" office:value-type="float" office:value="19.7877777777778">
            <text:p>19.7877777778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formula="of:=[.F19]-[.G19]*[.$AJ$2]" office:value-type="float" office:value="13.215">
            <text:p>13.215</text:p>
          </table:table-cell>
          <table:table-cell table:formula="of:=[.L19]-[.$L$2]" office:value-type="float" office:value="-111864">
            <text:p>-111864</text:p>
          </table:table-cell>
          <table:table-cell office:value-type="float" office:value="429363">
            <text:p>429363</text:p>
          </table:table-cell>
          <table:table-cell table:formula="of:=[.N19]+[.O19]" office:value-type="float" office:value="317499">
            <text:p>317499</text:p>
          </table:table-cell>
          <table:table-cell table:formula="of:=[.P19]/[.O19]" office:value-type="float" office:value="0.739465207761265">
            <text:p>0.7394652078</text:p>
          </table:table-cell>
          <table:table-cell table:formula="of:=[.E19]*9/5+32" office:value-type="float" office:value="52.9034">
            <text:p>52.9034</text:p>
          </table:table-cell>
          <table:table-cell office:value-type="float" office:value="19">
            <text:p>19</text:p>
          </table:table-cell>
          <table:table-cell table:formula="of:=([.S19]-32)*5/9" office:value-type="float" office:value="-7.22222222222222">
            <text:p>-7.2</text:p>
          </table:table-cell>
          <table:table-cell table:formula="of:=[.E19]-[.T19]" office:value-type="float" office:value="18.8352222222222">
            <text:p>18.8</text:p>
          </table:table-cell>
          <table:table-cell table:formula="of:=[.U19]*9/5" office:value-type="float" office:value="33.9034">
            <text:p>33.9034</text:p>
          </table:table-cell>
          <table:table-cell table:number-columns-repeated="1002"/>
        </table:table-row>
        <table:table-row table:style-name="ro1">
          <table:table-cell table:formula="of:=([.D20]-[.$D$2])/3600" office:value-type="float" office:value="20.2877777777778">
            <text:p>20.2877777778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formula="of:=[.F20]-[.G20]*[.$AJ$2]" office:value-type="float" office:value="13.21">
            <text:p>13.21</text:p>
          </table:table-cell>
          <table:table-cell table:formula="of:=[.L20]-[.$L$2]" office:value-type="float" office:value="-110664">
            <text:p>-110664</text:p>
          </table:table-cell>
          <table:table-cell office:value-type="float" office:value="429363">
            <text:p>429363</text:p>
          </table:table-cell>
          <table:table-cell table:formula="of:=[.N20]+[.O20]" office:value-type="float" office:value="318699">
            <text:p>318699</text:p>
          </table:table-cell>
          <table:table-cell table:formula="of:=[.P20]/[.O20]" office:value-type="float" office:value="0.7422600456956">
            <text:p>0.7422600457</text:p>
          </table:table-cell>
          <table:table-cell table:formula="of:=[.E20]*9/5+32" office:value-type="float" office:value="53.645">
            <text:p>53.645</text:p>
          </table:table-cell>
          <table:table-cell table:number-columns-repeated="1006"/>
        </table:table-row>
        <table:table-row table:style-name="ro1">
          <table:table-cell table:formula="of:=([.D21]-[.$D$2])/3600" office:value-type="float" office:value="20.7877777777778">
            <text:p>20.7877777778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formula="of:=[.F21]-[.G21]*[.$AJ$2]" office:value-type="float" office:value="13.193">
            <text:p>13.193</text:p>
          </table:table-cell>
          <table:table-cell table:formula="of:=[.L21]-[.$L$2]" office:value-type="float" office:value="-110520">
            <text:p>-110520</text:p>
          </table:table-cell>
          <table:table-cell office:value-type="float" office:value="429363">
            <text:p>429363</text:p>
          </table:table-cell>
          <table:table-cell table:formula="of:=[.N21]+[.O21]" office:value-type="float" office:value="318843">
            <text:p>318843</text:p>
          </table:table-cell>
          <table:table-cell table:formula="of:=[.P21]/[.O21]" office:value-type="float" office:value="0.74259542624772">
            <text:p>0.7425954262</text:p>
          </table:table-cell>
          <table:table-cell table:formula="of:=[.E21]*9/5+32" office:value-type="float" office:value="50.3924">
            <text:p>50.3924</text:p>
          </table:table-cell>
          <table:table-cell office:value-type="float" office:value="18">
            <text:p>18</text:p>
          </table:table-cell>
          <table:table-cell table:formula="of:=([.S21]-32)*5/9" office:value-type="float" office:value="-7.77777777777778">
            <text:p>-7.8</text:p>
          </table:table-cell>
          <table:table-cell table:formula="of:=[.E21]-[.T21]" office:value-type="float" office:value="17.9957777777778">
            <text:p>18.0</text:p>
          </table:table-cell>
          <table:table-cell table:formula="of:=[.U21]*9/5" office:value-type="float" office:value="32.3924">
            <text:p>32.3924</text:p>
          </table:table-cell>
          <table:table-cell table:number-columns-repeated="1002"/>
        </table:table-row>
        <table:table-row table:style-name="ro1">
          <table:table-cell table:formula="of:=([.D22]-[.$D$2])/3600" office:value-type="float" office:value="21.2877777777778">
            <text:p>21.2877777778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formula="of:=[.F22]-[.G22]*[.$AJ$2]" office:value-type="float" office:value="13.189">
            <text:p>13.189</text:p>
          </table:table-cell>
          <table:table-cell table:formula="of:=[.L22]-[.$L$2]" office:value-type="float" office:value="-110424">
            <text:p>-110424</text:p>
          </table:table-cell>
          <table:table-cell office:value-type="float" office:value="429363">
            <text:p>429363</text:p>
          </table:table-cell>
          <table:table-cell table:formula="of:=[.N22]+[.O22]" office:value-type="float" office:value="318939">
            <text:p>318939</text:p>
          </table:table-cell>
          <table:table-cell table:formula="of:=[.P22]/[.O22]" office:value-type="float" office:value="0.742819013282467">
            <text:p>0.7428190133</text:p>
          </table:table-cell>
          <table:table-cell table:formula="of:=[.E22]*9/5+32" office:value-type="float" office:value="53.7386">
            <text:p>53.7386</text:p>
          </table:table-cell>
          <table:table-cell table:number-columns-repeated="1006"/>
        </table:table-row>
        <table:table-row table:style-name="ro1">
          <table:table-cell table:formula="of:=([.D23]-[.$D$2])/3600" office:value-type="float" office:value="21.7877777777778">
            <text:p>21.7877777778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formula="of:=[.F23]-[.G23]*[.$AJ$2]" office:value-type="float" office:value="13.184">
            <text:p>13.184</text:p>
          </table:table-cell>
          <table:table-cell table:formula="of:=[.L23]-[.$L$2]" office:value-type="float" office:value="-110496">
            <text:p>-110496</text:p>
          </table:table-cell>
          <table:table-cell office:value-type="float" office:value="429363">
            <text:p>429363</text:p>
          </table:table-cell>
          <table:table-cell table:formula="of:=[.N23]+[.O23]" office:value-type="float" office:value="318867">
            <text:p>318867</text:p>
          </table:table-cell>
          <table:table-cell table:formula="of:=[.P23]/[.O23]" office:value-type="float" office:value="0.742651323006407">
            <text:p>0.742651323</text:p>
          </table:table-cell>
          <table:table-cell table:formula="of:=[.E23]*9/5+32" office:value-type="float" office:value="52.2824">
            <text:p>52.2824</text:p>
          </table:table-cell>
          <table:table-cell office:value-type="float" office:value="17">
            <text:p>17</text:p>
          </table:table-cell>
          <table:table-cell table:formula="of:=([.S23]-32)*5/9" office:value-type="float" office:value="-8.33333333333333">
            <text:p>-8.3</text:p>
          </table:table-cell>
          <table:table-cell table:formula="of:=[.E23]-[.T23]" office:value-type="float" office:value="19.6013333333333">
            <text:p>19.6</text:p>
          </table:table-cell>
          <table:table-cell table:formula="of:=[.U23]*9/5" office:value-type="float" office:value="35.2824">
            <text:p>35.2824</text:p>
          </table:table-cell>
          <table:table-cell table:number-columns-repeated="1002"/>
        </table:table-row>
        <table:table-row table:style-name="ro1">
          <table:table-cell table:formula="of:=([.D24]-[.$D$2])/3600" office:value-type="float" office:value="22.2877777777778">
            <text:p>22.2877777778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formula="of:=[.F24]-[.G24]*[.$AJ$2]" office:value-type="float" office:value="13.176">
            <text:p>13.176</text:p>
          </table:table-cell>
          <table:table-cell table:formula="of:=[.L24]-[.$L$2]" office:value-type="float" office:value="-110760">
            <text:p>-110760</text:p>
          </table:table-cell>
          <table:table-cell office:value-type="float" office:value="429363">
            <text:p>429363</text:p>
          </table:table-cell>
          <table:table-cell table:formula="of:=[.N24]+[.O24]" office:value-type="float" office:value="318603">
            <text:p>318603</text:p>
          </table:table-cell>
          <table:table-cell table:formula="of:=[.P24]/[.O24]" office:value-type="float" office:value="0.742036458660853">
            <text:p>0.7420364587</text:p>
          </table:table-cell>
          <table:table-cell table:formula="of:=[.E24]*9/5+32" office:value-type="float" office:value="50.3456">
            <text:p>50.3456</text:p>
          </table:table-cell>
          <table:table-cell table:number-columns-repeated="1006"/>
        </table:table-row>
        <table:table-row table:style-name="ro1">
          <table:table-cell table:formula="of:=([.D25]-[.$D$2])/3600" office:value-type="float" office:value="22.7877777777778">
            <text:p>22.7877777778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formula="of:=[.F25]-[.G25]*[.$AJ$2]" office:value-type="float" office:value="13.327">
            <text:p>13.327</text:p>
          </table:table-cell>
          <table:table-cell table:formula="of:=[.L25]-[.$L$2]" office:value-type="float" office:value="-100248">
            <text:p>-100248</text:p>
          </table:table-cell>
          <table:table-cell office:value-type="float" office:value="429363">
            <text:p>429363</text:p>
          </table:table-cell>
          <table:table-cell table:formula="of:=[.N25]+[.O25]" office:value-type="float" office:value="329115">
            <text:p>329115</text:p>
          </table:table-cell>
          <table:table-cell table:formula="of:=[.P25]/[.O25]" office:value-type="float" office:value="0.76651923896563">
            <text:p>0.766519239</text:p>
          </table:table-cell>
          <table:table-cell table:formula="of:=[.E25]*9/5+32" office:value-type="float" office:value="53.645">
            <text:p>53.645</text:p>
          </table:table-cell>
          <table:table-cell office:value-type="float" office:value="14">
            <text:p>14</text:p>
          </table:table-cell>
          <table:table-cell table:formula="of:=([.S25]-32)*5/9" office:value-type="float" office:value="-10">
            <text:p>-10.0</text:p>
          </table:table-cell>
          <table:table-cell table:formula="of:=[.E25]-[.T25]" office:value-type="float" office:value="22.025">
            <text:p>22.0</text:p>
          </table:table-cell>
          <table:table-cell table:formula="of:=[.U25]*9/5" office:value-type="float" office:value="39.645">
            <text:p>39.645</text:p>
          </table:table-cell>
          <table:table-cell table:number-columns-repeated="1002"/>
        </table:table-row>
        <table:table-row table:style-name="ro1">
          <table:table-cell table:formula="of:=([.D26]-[.$D$2])/3600" office:value-type="float" office:value="23.2877777777778">
            <text:p>23.2877777778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formula="of:=[.F26]-[.G26]*[.$AJ$2]" office:value-type="float" office:value="13.219">
            <text:p>13.219</text:p>
          </table:table-cell>
          <table:table-cell table:formula="of:=[.L26]-[.$L$2]" office:value-type="float" office:value="-100632">
            <text:p>-100632</text:p>
          </table:table-cell>
          <table:table-cell office:value-type="float" office:value="429363">
            <text:p>429363</text:p>
          </table:table-cell>
          <table:table-cell table:formula="of:=[.N26]+[.O26]" office:value-type="float" office:value="328731">
            <text:p>328731</text:p>
          </table:table-cell>
          <table:table-cell table:formula="of:=[.P26]/[.O26]" office:value-type="float" office:value="0.765624890826643">
            <text:p>0.7656248908</text:p>
          </table:table-cell>
          <table:table-cell table:formula="of:=[.E26]*9/5+32" office:value-type="float" office:value="52.925">
            <text:p>52.925</text:p>
          </table:table-cell>
          <table:table-cell table:number-columns-repeated="1006"/>
        </table:table-row>
        <table:table-row table:style-name="ro1">
          <table:table-cell table:formula="of:=([.D27]-[.$D$2])/3600" office:value-type="float" office:value="23.7877777777778">
            <text:p>23.7877777778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formula="of:=[.F27]-[.G27]*[.$AJ$2]" office:value-type="float" office:value="13.124">
            <text:p>13.124</text:p>
          </table:table-cell>
          <table:table-cell table:formula="of:=[.L27]-[.$L$2]" office:value-type="float" office:value="-104232">
            <text:p>-104232</text:p>
          </table:table-cell>
          <table:table-cell office:value-type="float" office:value="429363">
            <text:p>429363</text:p>
          </table:table-cell>
          <table:table-cell table:formula="of:=[.N27]+[.O27]" office:value-type="float" office:value="325131">
            <text:p>325131</text:p>
          </table:table-cell>
          <table:table-cell table:formula="of:=[.P27]/[.O27]" office:value-type="float" office:value="0.757240377023637">
            <text:p>0.757240377</text:p>
          </table:table-cell>
          <table:table-cell table:formula="of:=[.E27]*9/5+32" office:value-type="float" office:value="50.0234">
            <text:p>50.0234</text:p>
          </table:table-cell>
          <table:table-cell office:value-type="float" office:value="14">
            <text:p>14</text:p>
          </table:table-cell>
          <table:table-cell table:formula="of:=([.S27]-32)*5/9" office:value-type="float" office:value="-10">
            <text:p>-10.0</text:p>
          </table:table-cell>
          <table:table-cell table:formula="of:=[.E27]-[.T27]" office:value-type="float" office:value="20.013">
            <text:p>20.0</text:p>
          </table:table-cell>
          <table:table-cell table:formula="of:=[.U27]*9/5" office:value-type="float" office:value="36.0234">
            <text:p>36.0234</text:p>
          </table:table-cell>
          <table:table-cell table:number-columns-repeated="1002"/>
        </table:table-row>
        <table:table-row table:style-name="ro1">
          <table:table-cell table:formula="of:=([.D28]-[.$D$2])/3600" office:value-type="float" office:value="24.2877777777778">
            <text:p>24.2877777778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formula="of:=[.F28]-[.G28]*[.$AJ$2]" office:value-type="float" office:value="13.154">
            <text:p>13.154</text:p>
          </table:table-cell>
          <table:table-cell table:formula="of:=[.L28]-[.$L$2]" office:value-type="float" office:value="-108816">
            <text:p>-108816</text:p>
          </table:table-cell>
          <table:table-cell office:value-type="float" office:value="429363">
            <text:p>429363</text:p>
          </table:table-cell>
          <table:table-cell table:formula="of:=[.N28]+[.O28]" office:value-type="float" office:value="320547">
            <text:p>320547</text:p>
          </table:table-cell>
          <table:table-cell table:formula="of:=[.P28]/[.O28]" office:value-type="float" office:value="0.746564096114477">
            <text:p>0.7465640961</text:p>
          </table:table-cell>
          <table:table-cell table:formula="of:=[.E28]*9/5+32" office:value-type="float" office:value="53.0816">
            <text:p>53.0816</text:p>
          </table:table-cell>
          <table:table-cell table:number-columns-repeated="1006"/>
        </table:table-row>
        <table:table-row table:style-name="ro1">
          <table:table-cell table:formula="of:=([.D29]-[.$D$2])/3600" office:value-type="float" office:value="24.7877777777778">
            <text:p>24.7877777778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formula="of:=[.F29]-[.G29]*[.$AJ$2]" office:value-type="float" office:value="13.736">
            <text:p>13.736</text:p>
          </table:table-cell>
          <table:table-cell table:formula="of:=[.L29]-[.$L$2]" office:value-type="float" office:value="-98928">
            <text:p>-98928</text:p>
          </table:table-cell>
          <table:table-cell office:value-type="float" office:value="429363">
            <text:p>429363</text:p>
          </table:table-cell>
          <table:table-cell table:formula="of:=[.N29]+[.O29]" office:value-type="float" office:value="330435">
            <text:p>330435</text:p>
          </table:table-cell>
          <table:table-cell table:formula="of:=[.P29]/[.O29]" office:value-type="float" office:value="0.769593560693399">
            <text:p>0.7695935607</text:p>
          </table:table-cell>
          <table:table-cell table:formula="of:=[.E29]*9/5+32" office:value-type="float" office:value="51.458">
            <text:p>51.458</text:p>
          </table:table-cell>
          <table:table-cell office:value-type="float" office:value="13">
            <text:p>13</text:p>
          </table:table-cell>
          <table:table-cell table:formula="of:=([.S29]-32)*5/9" office:value-type="float" office:value="-10.5555555555556">
            <text:p>-10.6</text:p>
          </table:table-cell>
          <table:table-cell table:formula="of:=[.E29]-[.T29]" office:value-type="float" office:value="21.3655555555556">
            <text:p>21.4</text:p>
          </table:table-cell>
          <table:table-cell table:formula="of:=[.U29]*9/5" office:value-type="float" office:value="38.458">
            <text:p>38.458</text:p>
          </table:table-cell>
          <table:table-cell table:number-columns-repeated="1002"/>
        </table:table-row>
        <table:table-row table:style-name="ro1">
          <table:table-cell table:formula="of:=([.D30]-[.$D$2])/3600" office:value-type="float" office:value="25.2877777777778">
            <text:p>25.2877777778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formula="of:=[.F30]-[.G30]*[.$AJ$2]" office:value-type="float" office:value="13.262">
            <text:p>13.262</text:p>
          </table:table-cell>
          <table:table-cell table:formula="of:=[.L30]-[.$L$2]" office:value-type="float" office:value="-99360">
            <text:p>-99360</text:p>
          </table:table-cell>
          <table:table-cell office:value-type="float" office:value="429363">
            <text:p>429363</text:p>
          </table:table-cell>
          <table:table-cell table:formula="of:=[.N30]+[.O30]" office:value-type="float" office:value="330003">
            <text:p>330003</text:p>
          </table:table-cell>
          <table:table-cell table:formula="of:=[.P30]/[.O30]" office:value-type="float" office:value="0.768587419037039">
            <text:p>0.768587419</text:p>
          </table:table-cell>
          <table:table-cell table:formula="of:=[.E30]*9/5+32" office:value-type="float" office:value="50.837">
            <text:p>50.837</text:p>
          </table:table-cell>
          <table:table-cell table:number-columns-repeated="1006"/>
        </table:table-row>
        <table:table-row table:style-name="ro1">
          <table:table-cell table:formula="of:=([.D31]-[.$D$2])/3600" office:value-type="float" office:value="25.7877777777778">
            <text:p>25.7877777778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formula="of:=[.F31]-[.G31]*[.$AJ$2]" office:value-type="float" office:value="13.232">
            <text:p>13.232</text:p>
          </table:table-cell>
          <table:table-cell table:formula="of:=[.L31]-[.$L$2]" office:value-type="float" office:value="-99816">
            <text:p>-99816</text:p>
          </table:table-cell>
          <table:table-cell office:value-type="float" office:value="429363">
            <text:p>429363</text:p>
          </table:table-cell>
          <table:table-cell table:formula="of:=[.N31]+[.O31]" office:value-type="float" office:value="329547">
            <text:p>329547</text:p>
          </table:table-cell>
          <table:table-cell table:formula="of:=[.P31]/[.O31]" office:value-type="float" office:value="0.767525380621991">
            <text:p>0.7675253806</text:p>
          </table:table-cell>
          <table:table-cell table:formula="of:=[.E31]*9/5+32" office:value-type="float" office:value="53.8754">
            <text:p>53.8754</text:p>
          </table:table-cell>
          <table:table-cell office:value-type="float" office:value="11">
            <text:p>11</text:p>
          </table:table-cell>
          <table:table-cell table:formula="of:=([.S31]-32)*5/9" office:value-type="float" office:value="-11.6666666666667">
            <text:p>-11.7</text:p>
          </table:table-cell>
          <table:table-cell table:formula="of:=[.E31]-[.T31]" office:value-type="float" office:value="23.8196666666667">
            <text:p>23.8</text:p>
          </table:table-cell>
          <table:table-cell table:formula="of:=[.U31]*9/5" office:value-type="float" office:value="42.8754">
            <text:p>42.8754</text:p>
          </table:table-cell>
          <table:table-cell table:number-columns-repeated="1002"/>
        </table:table-row>
        <table:table-row table:style-name="ro1">
          <table:table-cell table:formula="of:=([.D32]-[.$D$2])/3600" office:value-type="float" office:value="26.2880555555556">
            <text:p>26.2880555556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formula="of:=[.F32]-[.G32]*[.$AJ$2]" office:value-type="float" office:value="13.219">
            <text:p>13.219</text:p>
          </table:table-cell>
          <table:table-cell table:formula="of:=[.L32]-[.$L$2]" office:value-type="float" office:value="-100152">
            <text:p>-100152</text:p>
          </table:table-cell>
          <table:table-cell office:value-type="float" office:value="429363">
            <text:p>429363</text:p>
          </table:table-cell>
          <table:table-cell table:formula="of:=[.N32]+[.O32]" office:value-type="float" office:value="329211">
            <text:p>329211</text:p>
          </table:table-cell>
          <table:table-cell table:formula="of:=[.P32]/[.O32]" office:value-type="float" office:value="0.766742826000377">
            <text:p>0.766742826</text:p>
          </table:table-cell>
          <table:table-cell table:formula="of:=[.E32]*9/5+32" office:value-type="float" office:value="50.198">
            <text:p>50.198</text:p>
          </table:table-cell>
          <table:table-cell table:number-columns-repeated="1006"/>
        </table:table-row>
        <table:table-row table:style-name="ro1">
          <table:table-cell table:formula="of:=([.D33]-[.$D$2])/3600" office:value-type="float" office:value="26.7880555555556">
            <text:p>26.7880555556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formula="of:=[.F33]-[.G33]*[.$AJ$2]" office:value-type="float" office:value="13.21">
            <text:p>13.21</text:p>
          </table:table-cell>
          <table:table-cell table:formula="of:=[.L33]-[.$L$2]" office:value-type="float" office:value="-100488">
            <text:p>-100488</text:p>
          </table:table-cell>
          <table:table-cell office:value-type="float" office:value="429363">
            <text:p>429363</text:p>
          </table:table-cell>
          <table:table-cell table:formula="of:=[.N33]+[.O33]" office:value-type="float" office:value="328875">
            <text:p>328875</text:p>
          </table:table-cell>
          <table:table-cell table:formula="of:=[.P33]/[.O33]" office:value-type="float" office:value="0.765960271378763">
            <text:p>0.7659602714</text:p>
          </table:table-cell>
          <table:table-cell table:formula="of:=[.E33]*9/5+32" office:value-type="float" office:value="50.6174">
            <text:p>50.6174</text:p>
          </table:table-cell>
          <table:table-cell office:value-type="float" office:value="9">
            <text:p>9</text:p>
          </table:table-cell>
          <table:table-cell table:formula="of:=([.S33]-32)*5/9" office:value-type="float" office:value="-12.7777777777778">
            <text:p>-12.8</text:p>
          </table:table-cell>
          <table:table-cell table:formula="of:=[.E33]-[.T33]" office:value-type="float" office:value="23.1207777777778">
            <text:p>23.1</text:p>
          </table:table-cell>
          <table:table-cell table:formula="of:=[.U33]*9/5" office:value-type="float" office:value="41.6174">
            <text:p>41.6174</text:p>
          </table:table-cell>
          <table:table-cell table:number-columns-repeated="1002"/>
        </table:table-row>
        <table:table-row table:style-name="ro1">
          <table:table-cell table:formula="of:=([.D34]-[.$D$2])/3600" office:value-type="float" office:value="27.2880555555556">
            <text:p>27.2880555556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formula="of:=[.F34]-[.G34]*[.$AJ$2]" office:value-type="float" office:value="13.21">
            <text:p>13.21</text:p>
          </table:table-cell>
          <table:table-cell table:formula="of:=[.L34]-[.$L$2]" office:value-type="float" office:value="-100848">
            <text:p>-100848</text:p>
          </table:table-cell>
          <table:table-cell office:value-type="float" office:value="429363">
            <text:p>429363</text:p>
          </table:table-cell>
          <table:table-cell table:formula="of:=[.N34]+[.O34]" office:value-type="float" office:value="328515">
            <text:p>328515</text:p>
          </table:table-cell>
          <table:table-cell table:formula="of:=[.P34]/[.O34]" office:value-type="float" office:value="0.765121819998463">
            <text:p>0.76512182</text:p>
          </table:table-cell>
          <table:table-cell table:formula="of:=[.E34]*9/5+32" office:value-type="float" office:value="52.9124">
            <text:p>52.9124</text:p>
          </table:table-cell>
          <table:table-cell table:number-columns-repeated="1006"/>
        </table:table-row>
        <table:table-row table:style-name="ro1">
          <table:table-cell table:formula="of:=([.D35]-[.$D$2])/3600" office:value-type="float" office:value="27.7880555555556">
            <text:p>27.7880555556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formula="of:=[.F35]-[.G35]*[.$AJ$2]" office:value-type="float" office:value="13.202">
            <text:p>13.202</text:p>
          </table:table-cell>
          <table:table-cell table:formula="of:=[.L35]-[.$L$2]" office:value-type="float" office:value="-101208">
            <text:p>-101208</text:p>
          </table:table-cell>
          <table:table-cell office:value-type="float" office:value="429363">
            <text:p>429363</text:p>
          </table:table-cell>
          <table:table-cell table:formula="of:=[.N35]+[.O35]" office:value-type="float" office:value="328155">
            <text:p>328155</text:p>
          </table:table-cell>
          <table:table-cell table:formula="of:=[.P35]/[.O35]" office:value-type="float" office:value="0.764283368618162">
            <text:p>0.7642833686</text:p>
          </table:table-cell>
          <table:table-cell table:formula="of:=[.E35]*9/5+32" office:value-type="float" office:value="49.082">
            <text:p>49.082</text:p>
          </table:table-cell>
          <table:table-cell office:value-type="float" office:value="9">
            <text:p>9</text:p>
          </table:table-cell>
          <table:table-cell table:formula="of:=([.S35]-32)*5/9" office:value-type="float" office:value="-12.7777777777778">
            <text:p>-12.8</text:p>
          </table:table-cell>
          <table:table-cell table:formula="of:=[.E35]-[.T35]" office:value-type="float" office:value="22.2677777777778">
            <text:p>22.3</text:p>
          </table:table-cell>
          <table:table-cell table:formula="of:=[.U35]*9/5" office:value-type="float" office:value="40.082">
            <text:p>40.082</text:p>
          </table:table-cell>
          <table:table-cell table:number-columns-repeated="1002"/>
        </table:table-row>
        <table:table-row table:style-name="ro1">
          <table:table-cell table:formula="of:=([.D36]-[.$D$2])/3600" office:value-type="float" office:value="28.2880555555556">
            <text:p>28.2880555556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formula="of:=[.F36]-[.G36]*[.$AJ$2]" office:value-type="float" office:value="13.197">
            <text:p>13.197</text:p>
          </table:table-cell>
          <table:table-cell table:formula="of:=[.L36]-[.$L$2]" office:value-type="float" office:value="-101568">
            <text:p>-101568</text:p>
          </table:table-cell>
          <table:table-cell office:value-type="float" office:value="429363">
            <text:p>429363</text:p>
          </table:table-cell>
          <table:table-cell table:formula="of:=[.N36]+[.O36]" office:value-type="float" office:value="327795">
            <text:p>327795</text:p>
          </table:table-cell>
          <table:table-cell table:formula="of:=[.P36]/[.O36]" office:value-type="float" office:value="0.763444917237862">
            <text:p>0.7634449172</text:p>
          </table:table-cell>
          <table:table-cell table:formula="of:=[.E36]*9/5+32" office:value-type="float" office:value="50.8244">
            <text:p>50.8244</text:p>
          </table:table-cell>
          <table:table-cell table:number-columns-repeated="1006"/>
        </table:table-row>
        <table:table-row table:style-name="ro1">
          <table:table-cell table:formula="of:=([.D37]-[.$D$2])/3600" office:value-type="float" office:value="28.7880555555556">
            <text:p>28.7880555556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formula="of:=[.F37]-[.G37]*[.$AJ$2]" office:value-type="float" office:value="13.189">
            <text:p>13.189</text:p>
          </table:table-cell>
          <table:table-cell table:formula="of:=[.L37]-[.$L$2]" office:value-type="float" office:value="-101952">
            <text:p>-101952</text:p>
          </table:table-cell>
          <table:table-cell office:value-type="float" office:value="429363">
            <text:p>429363</text:p>
          </table:table-cell>
          <table:table-cell table:formula="of:=[.N37]+[.O37]" office:value-type="float" office:value="327411">
            <text:p>327411</text:p>
          </table:table-cell>
          <table:table-cell table:formula="of:=[.P37]/[.O37]" office:value-type="float" office:value="0.762550569098874">
            <text:p>0.7625505691</text:p>
          </table:table-cell>
          <table:table-cell table:formula="of:=[.E37]*9/5+32" office:value-type="float" office:value="52.2734">
            <text:p>52.2734</text:p>
          </table:table-cell>
          <table:table-cell office:value-type="float" office:value="6">
            <text:p>6</text:p>
          </table:table-cell>
          <table:table-cell table:formula="of:=([.S37]-32)*5/9" office:value-type="float" office:value="-14.4444444444444">
            <text:p>-14.4</text:p>
          </table:table-cell>
          <table:table-cell table:formula="of:=[.E37]-[.T37]" office:value-type="float" office:value="25.7074444444444">
            <text:p>25.7</text:p>
          </table:table-cell>
          <table:table-cell table:formula="of:=[.U37]*9/5" office:value-type="float" office:value="46.2734">
            <text:p>46.2734</text:p>
          </table:table-cell>
          <table:table-cell table:number-columns-repeated="1002"/>
        </table:table-row>
        <table:table-row table:style-name="ro1">
          <table:table-cell table:formula="of:=([.D38]-[.$D$2])/3600" office:value-type="float" office:value="29.2880555555556">
            <text:p>29.2880555556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formula="of:=[.F38]-[.G38]*[.$AJ$2]" office:value-type="float" office:value="13.193">
            <text:p>13.193</text:p>
          </table:table-cell>
          <table:table-cell table:formula="of:=[.L38]-[.$L$2]" office:value-type="float" office:value="-102360">
            <text:p>-102360</text:p>
          </table:table-cell>
          <table:table-cell office:value-type="float" office:value="429363">
            <text:p>429363</text:p>
          </table:table-cell>
          <table:table-cell table:formula="of:=[.N38]+[.O38]" office:value-type="float" office:value="327003">
            <text:p>327003</text:p>
          </table:table-cell>
          <table:table-cell table:formula="of:=[.P38]/[.O38]" office:value-type="float" office:value="0.7616003242012">
            <text:p>0.7616003242</text:p>
          </table:table-cell>
          <table:table-cell table:formula="of:=[.E38]*9/5+32" office:value-type="float" office:value="48.632">
            <text:p>48.632</text:p>
          </table:table-cell>
          <table:table-cell table:number-columns-repeated="1006"/>
        </table:table-row>
        <table:table-row table:style-name="ro1">
          <table:table-cell table:formula="of:=([.D39]-[.$D$2])/3600" office:value-type="float" office:value="29.7880555555556">
            <text:p>29.7880555556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formula="of:=[.F39]-[.G39]*[.$AJ$2]" office:value-type="float" office:value="13.189">
            <text:p>13.189</text:p>
          </table:table-cell>
          <table:table-cell table:formula="of:=[.L39]-[.$L$2]" office:value-type="float" office:value="-102792">
            <text:p>-102792</text:p>
          </table:table-cell>
          <table:table-cell office:value-type="float" office:value="429363">
            <text:p>429363</text:p>
          </table:table-cell>
          <table:table-cell table:formula="of:=[.N39]+[.O39]" office:value-type="float" office:value="326571">
            <text:p>326571</text:p>
          </table:table-cell>
          <table:table-cell table:formula="of:=[.P39]/[.O39]" office:value-type="float" office:value="0.76059418254484">
            <text:p>0.7605941825</text:p>
          </table:table-cell>
          <table:table-cell table:formula="of:=[.E39]*9/5+32" office:value-type="float" office:value="50.9216">
            <text:p>50.9216</text:p>
          </table:table-cell>
          <table:table-cell office:value-type="float" office:value="7">
            <text:p>7</text:p>
          </table:table-cell>
          <table:table-cell table:formula="of:=([.S39]-32)*5/9" office:value-type="float" office:value="-13.8888888888889">
            <text:p>-13.9</text:p>
          </table:table-cell>
          <table:table-cell table:formula="of:=[.E39]-[.T39]" office:value-type="float" office:value="24.4008888888889">
            <text:p>24.4</text:p>
          </table:table-cell>
          <table:table-cell table:formula="of:=[.U39]*9/5" office:value-type="float" office:value="43.9216">
            <text:p>43.9216</text:p>
          </table:table-cell>
          <table:table-cell table:number-columns-repeated="1002"/>
        </table:table-row>
        <table:table-row table:style-name="ro1">
          <table:table-cell table:formula="of:=([.D40]-[.$D$2])/3600" office:value-type="float" office:value="30.2880555555556">
            <text:p>30.2880555556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formula="of:=[.F40]-[.G40]*[.$AJ$2]" office:value-type="float" office:value="13.184">
            <text:p>13.184</text:p>
          </table:table-cell>
          <table:table-cell table:formula="of:=[.L40]-[.$L$2]" office:value-type="float" office:value="-103200">
            <text:p>-103200</text:p>
          </table:table-cell>
          <table:table-cell office:value-type="float" office:value="429363">
            <text:p>429363</text:p>
          </table:table-cell>
          <table:table-cell table:formula="of:=[.N40]+[.O40]" office:value-type="float" office:value="326163">
            <text:p>326163</text:p>
          </table:table-cell>
          <table:table-cell table:formula="of:=[.P40]/[.O40]" office:value-type="float" office:value="0.759643937647166">
            <text:p>0.7596439376</text:p>
          </table:table-cell>
          <table:table-cell table:formula="of:=[.E40]*9/5+32" office:value-type="float" office:value="51.728">
            <text:p>51.728</text:p>
          </table:table-cell>
          <table:table-cell table:number-columns-repeated="1006"/>
        </table:table-row>
        <table:table-row table:style-name="ro1">
          <table:table-cell table:formula="of:=([.D41]-[.$D$2])/3600" office:value-type="float" office:value="30.7880555555556">
            <text:p>30.7880555556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formula="of:=[.F41]-[.G41]*[.$AJ$2]" office:value-type="float" office:value="13.18">
            <text:p>13.18</text:p>
          </table:table-cell>
          <table:table-cell table:formula="of:=[.L41]-[.$L$2]" office:value-type="float" office:value="-103608">
            <text:p>-103608</text:p>
          </table:table-cell>
          <table:table-cell office:value-type="float" office:value="429363">
            <text:p>429363</text:p>
          </table:table-cell>
          <table:table-cell table:formula="of:=[.N41]+[.O41]" office:value-type="float" office:value="325755">
            <text:p>325755</text:p>
          </table:table-cell>
          <table:table-cell table:formula="of:=[.P41]/[.O41]" office:value-type="float" office:value="0.758693692749492">
            <text:p>0.7586936927</text:p>
          </table:table-cell>
          <table:table-cell table:formula="of:=[.E41]*9/5+32" office:value-type="float" office:value="48.6554">
            <text:p>48.6554</text:p>
          </table:table-cell>
          <table:table-cell office:value-type="float" office:value="7">
            <text:p>7</text:p>
          </table:table-cell>
          <table:table-cell table:formula="of:=([.S41]-32)*5/9" office:value-type="float" office:value="-13.8888888888889">
            <text:p>-13.9</text:p>
          </table:table-cell>
          <table:table-cell table:formula="of:=[.E41]-[.T41]" office:value-type="float" office:value="23.1418888888889">
            <text:p>23.1</text:p>
          </table:table-cell>
          <table:table-cell table:formula="of:=[.U41]*9/5" office:value-type="float" office:value="41.6554">
            <text:p>41.6554</text:p>
          </table:table-cell>
          <table:table-cell table:number-columns-repeated="1002"/>
        </table:table-row>
        <table:table-row table:style-name="ro1">
          <table:table-cell table:formula="of:=([.D42]-[.$D$2])/3600" office:value-type="float" office:value="31.2880555555556">
            <text:p>31.2880555556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formula="of:=[.F42]-[.G42]*[.$AJ$2]" office:value-type="float" office:value="13.184">
            <text:p>13.184</text:p>
          </table:table-cell>
          <table:table-cell table:formula="of:=[.L42]-[.$L$2]" office:value-type="float" office:value="-103992">
            <text:p>-103992</text:p>
          </table:table-cell>
          <table:table-cell office:value-type="float" office:value="429363">
            <text:p>429363</text:p>
          </table:table-cell>
          <table:table-cell table:formula="of:=[.N42]+[.O42]" office:value-type="float" office:value="325371">
            <text:p>325371</text:p>
          </table:table-cell>
          <table:table-cell table:formula="of:=[.P42]/[.O42]" office:value-type="float" office:value="0.757799344610504">
            <text:p>0.7577993446</text:p>
          </table:table-cell>
          <table:table-cell table:formula="of:=[.E42]*9/5+32" office:value-type="float" office:value="51.6506">
            <text:p>51.6506</text:p>
          </table:table-cell>
          <table:table-cell table:number-columns-repeated="1006"/>
        </table:table-row>
        <table:table-row table:style-name="ro1">
          <table:table-cell table:formula="of:=([.D43]-[.$D$2])/3600" office:value-type="float" office:value="31.7880555555556">
            <text:p>31.7880555556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formula="of:=[.F43]-[.G43]*[.$AJ$2]" office:value-type="float" office:value="13.176">
            <text:p>13.176</text:p>
          </table:table-cell>
          <table:table-cell table:formula="of:=[.L43]-[.$L$2]" office:value-type="float" office:value="-104352">
            <text:p>-104352</text:p>
          </table:table-cell>
          <table:table-cell office:value-type="float" office:value="429363">
            <text:p>429363</text:p>
          </table:table-cell>
          <table:table-cell table:formula="of:=[.N43]+[.O43]" office:value-type="float" office:value="325011">
            <text:p>325011</text:p>
          </table:table-cell>
          <table:table-cell table:formula="of:=[.P43]/[.O43]" office:value-type="float" office:value="0.756960893230204">
            <text:p>0.7569608932</text:p>
          </table:table-cell>
          <table:table-cell table:formula="of:=[.E43]*9/5+32" office:value-type="float" office:value="51.1736">
            <text:p>51.1736</text:p>
          </table:table-cell>
          <table:table-cell office:value-type="float" office:value="8">
            <text:p>8</text:p>
          </table:table-cell>
          <table:table-cell table:formula="of:=([.S43]-32)*5/9" office:value-type="float" office:value="-13.3333333333333">
            <text:p>-13.3</text:p>
          </table:table-cell>
          <table:table-cell table:formula="of:=[.E43]-[.T43]" office:value-type="float" office:value="23.9853333333333">
            <text:p>24.0</text:p>
          </table:table-cell>
          <table:table-cell table:formula="of:=[.U43]*9/5" office:value-type="float" office:value="43.1736">
            <text:p>43.1736</text:p>
          </table:table-cell>
          <table:table-cell table:number-columns-repeated="1002"/>
        </table:table-row>
        <table:table-row table:style-name="ro1">
          <table:table-cell table:formula="of:=([.D44]-[.$D$2])/3600" office:value-type="float" office:value="32.2880555555556">
            <text:p>32.2880555556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formula="of:=[.F44]-[.G44]*[.$AJ$2]" office:value-type="float" office:value="13.18">
            <text:p>13.18</text:p>
          </table:table-cell>
          <table:table-cell table:formula="of:=[.L44]-[.$L$2]" office:value-type="float" office:value="-104736">
            <text:p>-104736</text:p>
          </table:table-cell>
          <table:table-cell office:value-type="float" office:value="429363">
            <text:p>429363</text:p>
          </table:table-cell>
          <table:table-cell table:formula="of:=[.N44]+[.O44]" office:value-type="float" office:value="324627">
            <text:p>324627</text:p>
          </table:table-cell>
          <table:table-cell table:formula="of:=[.P44]/[.O44]" office:value-type="float" office:value="0.756066545091217">
            <text:p>0.7560665451</text:p>
          </table:table-cell>
          <table:table-cell table:formula="of:=[.E44]*9/5+32" office:value-type="float" office:value="48.8516">
            <text:p>48.851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5]-[.$D$2])/3600" office:value-type="float" office:value="32.7880555555556">
            <text:p>32.7880555556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formula="of:=[.F45]-[.G45]*[.$AJ$2]" office:value-type="float" office:value="13.18">
            <text:p>13.18</text:p>
          </table:table-cell>
          <table:table-cell table:formula="of:=[.L45]-[.$L$2]" office:value-type="float" office:value="-105120">
            <text:p>-105120</text:p>
          </table:table-cell>
          <table:table-cell office:value-type="float" office:value="429363">
            <text:p>429363</text:p>
          </table:table-cell>
          <table:table-cell table:formula="of:=[.N45]+[.O45]" office:value-type="float" office:value="324243">
            <text:p>324243</text:p>
          </table:table-cell>
          <table:table-cell table:formula="of:=[.P45]/[.O45]" office:value-type="float" office:value="0.755172196952229">
            <text:p>0.755172197</text:p>
          </table:table-cell>
          <table:table-cell table:formula="of:=[.E45]*9/5+32" office:value-type="float" office:value="52.1204">
            <text:p>52.1204</text:p>
          </table:table-cell>
          <table:table-cell office:value-type="float" office:value="6">
            <text:p>6</text:p>
          </table:table-cell>
          <table:table-cell table:formula="of:=([.S45]-32)*5/9" office:value-type="float" office:value="-14.4444444444444">
            <text:p>-14.4</text:p>
          </table:table-cell>
          <table:table-cell table:formula="of:=[.E45]-[.T45]" office:value-type="float" office:value="25.6224444444444">
            <text:p>25.6</text:p>
          </table:table-cell>
          <table:table-cell table:formula="of:=[.U45]*9/5" office:value-type="float" office:value="46.1204">
            <text:p>46.1204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6]-[.$D$2])/3600" office:value-type="float" office:value="33.2880555555556">
            <text:p>33.2880555556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formula="of:=[.F46]-[.G46]*[.$AJ$2]" office:value-type="float" office:value="13.172">
            <text:p>13.172</text:p>
          </table:table-cell>
          <table:table-cell table:formula="of:=[.L46]-[.$L$2]" office:value-type="float" office:value="-105552">
            <text:p>-105552</text:p>
          </table:table-cell>
          <table:table-cell office:value-type="float" office:value="429363">
            <text:p>429363</text:p>
          </table:table-cell>
          <table:table-cell table:formula="of:=[.N46]+[.O46]" office:value-type="float" office:value="323811">
            <text:p>323811</text:p>
          </table:table-cell>
          <table:table-cell table:formula="of:=[.P46]/[.O46]" office:value-type="float" office:value="0.754166055295869">
            <text:p>0.7541660553</text:p>
          </table:table-cell>
          <table:table-cell table:formula="of:=[.E46]*9/5+32" office:value-type="float" office:value="50.45">
            <text:p>50.45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7]-[.$D$2])/3600" office:value-type="float" office:value="33.7880555555556">
            <text:p>33.7880555556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formula="of:=[.F47]-[.G47]*[.$AJ$2]" office:value-type="float" office:value="13.18">
            <text:p>13.18</text:p>
          </table:table-cell>
          <table:table-cell table:formula="of:=[.L47]-[.$L$2]" office:value-type="float" office:value="-105960">
            <text:p>-105960</text:p>
          </table:table-cell>
          <table:table-cell office:value-type="float" office:value="429363">
            <text:p>429363</text:p>
          </table:table-cell>
          <table:table-cell table:formula="of:=[.N47]+[.O47]" office:value-type="float" office:value="323403">
            <text:p>323403</text:p>
          </table:table-cell>
          <table:table-cell table:formula="of:=[.P47]/[.O47]" office:value-type="float" office:value="0.753215810398195">
            <text:p>0.7532158104</text:p>
          </table:table-cell>
          <table:table-cell table:formula="of:=[.E47]*9/5+32" office:value-type="float" office:value="48.695">
            <text:p>48.695</text:p>
          </table:table-cell>
          <table:table-cell office:value-type="float" office:value="6">
            <text:p>6</text:p>
          </table:table-cell>
          <table:table-cell table:formula="of:=([.S47]-32)*5/9" office:value-type="float" office:value="-14.4444444444444">
            <text:p>-14.4</text:p>
          </table:table-cell>
          <table:table-cell table:formula="of:=[.E47]-[.T47]" office:value-type="float" office:value="23.7194444444444">
            <text:p>23.7</text:p>
          </table:table-cell>
          <table:table-cell table:formula="of:=[.U47]*9/5" office:value-type="float" office:value="42.695">
            <text:p>42.695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2">
          <table:table-cell table:formula="of:=([.D48]-[.$D$2])/3600" office:value-type="float" office:value="34.2880555555556">
            <text:p>34.2880555556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formula="of:=[.F48]-[.G48]*[.$AJ$2]" office:value-type="float" office:value="13.184">
            <text:p>13.184</text:p>
          </table:table-cell>
          <table:table-cell table:formula="of:=[.L48]-[.$L$2]" office:value-type="float" office:value="-106416">
            <text:p>-106416</text:p>
          </table:table-cell>
          <table:table-cell office:value-type="float" office:value="429363">
            <text:p>429363</text:p>
          </table:table-cell>
          <table:table-cell table:formula="of:=[.N48]+[.O48]" office:value-type="float" office:value="322947">
            <text:p>322947</text:p>
          </table:table-cell>
          <table:table-cell table:formula="of:=[.P48]/[.O48]" office:value-type="float" office:value="0.752153771983147">
            <text:p>0.752153772</text:p>
          </table:table-cell>
          <table:table-cell table:formula="of:=[.E48]*9/5+32" office:value-type="float" office:value="51.8684">
            <text:p>51.8684</text:p>
          </table:table-cell>
          <table:table-cell table:number-columns-repeated="5"/>
          <table:table-cell table:style-name="ce1" table:number-columns-repeated="2"/>
          <table:table-cell table:style-name="ce5" table:number-columns-repeated="2"/>
          <table:table-cell table:style-name="ce1" table:number-columns-repeated="5"/>
          <table:table-cell table:number-columns-repeated="992"/>
        </table:table-row>
        <table:table-row table:style-name="ro2">
          <table:table-cell table:formula="of:=([.D49]-[.$D$2])/3600" office:value-type="float" office:value="34.7880555555556">
            <text:p>34.7880555556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formula="of:=[.F49]-[.G49]*[.$AJ$2]" office:value-type="float" office:value="13.766">
            <text:p>13.766</text:p>
          </table:table-cell>
          <table:table-cell table:formula="of:=[.L49]-[.$L$2]" office:value-type="float" office:value="-93624">
            <text:p>-93624</text:p>
          </table:table-cell>
          <table:table-cell office:value-type="float" office:value="429363">
            <text:p>429363</text:p>
          </table:table-cell>
          <table:table-cell table:formula="of:=[.N49]+[.O49]" office:value-type="float" office:value="335739">
            <text:p>335739</text:p>
          </table:table-cell>
          <table:table-cell table:formula="of:=[.P49]/[.O49]" office:value-type="float" office:value="0.781946744363161">
            <text:p>0.7819467444</text:p>
          </table:table-cell>
          <table:table-cell table:formula="of:=[.E49]*9/5+32" office:value-type="float" office:value="51.089">
            <text:p>51.089</text:p>
          </table:table-cell>
          <table:table-cell office:value-type="float" office:value="7">
            <text:p>7</text:p>
          </table:table-cell>
          <table:table-cell table:formula="of:=([.S49]-32)*5/9" office:value-type="float" office:value="-13.8888888888889">
            <text:p>-13.9</text:p>
          </table:table-cell>
          <table:table-cell table:formula="of:=[.E49]-[.T49]" office:value-type="float" office:value="24.4938888888889">
            <text:p>24.5</text:p>
          </table:table-cell>
          <table:table-cell table:formula="of:=[.U49]*9/5" office:value-type="float" office:value="44.089">
            <text:p>44.089</text:p>
          </table:table-cell>
          <table:table-cell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0]-[.$D$2])/3600" office:value-type="float" office:value="35.2883333333333">
            <text:p>35.2883333333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formula="of:=[.F50]-[.G50]*[.$AJ$2]" office:value-type="float" office:value="13.787">
            <text:p>13.787</text:p>
          </table:table-cell>
          <table:table-cell table:formula="of:=[.L50]-[.$L$2]" office:value-type="float" office:value="-83664">
            <text:p>-83664</text:p>
          </table:table-cell>
          <table:table-cell office:value-type="float" office:value="429363">
            <text:p>429363</text:p>
          </table:table-cell>
          <table:table-cell table:formula="of:=[.N50]+[.O50]" office:value-type="float" office:value="345699">
            <text:p>345699</text:p>
          </table:table-cell>
          <table:table-cell table:formula="of:=[.P50]/[.O50]" office:value-type="float" office:value="0.805143899218144">
            <text:p>0.8051438992</text:p>
          </table:table-cell>
          <table:table-cell table:formula="of:=[.E50]*9/5+32" office:value-type="float" office:value="53.9726">
            <text:p>53.972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2">
          <table:table-cell table:formula="of:=([.D51]-[.$D$2])/3600" office:value-type="float" office:value="35.7883333333333">
            <text:p>35.7883333333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formula="of:=[.F51]-[.G51]*[.$AJ$2]" office:value-type="float" office:value="13.322">
            <text:p>13.322</text:p>
          </table:table-cell>
          <table:table-cell table:formula="of:=[.L51]-[.$L$2]" office:value-type="float" office:value="-81576">
            <text:p>-81576</text:p>
          </table:table-cell>
          <table:table-cell office:value-type="float" office:value="429363">
            <text:p>429363</text:p>
          </table:table-cell>
          <table:table-cell table:formula="of:=[.N51]+[.O51]" office:value-type="float" office:value="347787">
            <text:p>347787</text:p>
          </table:table-cell>
          <table:table-cell table:formula="of:=[.P51]/[.O51]" office:value-type="float" office:value="0.810006917223888">
            <text:p>0.8100069172</text:p>
          </table:table-cell>
          <table:table-cell table:formula="of:=[.E51]*9/5+32" office:value-type="float" office:value="53.7566">
            <text:p>53.7566</text:p>
          </table:table-cell>
          <table:table-cell office:value-type="float" office:value="7">
            <text:p>7</text:p>
          </table:table-cell>
          <table:table-cell table:formula="of:=([.S51]-32)*5/9" office:value-type="float" office:value="-13.8888888888889">
            <text:p>-13.9</text:p>
          </table:table-cell>
          <table:table-cell table:formula="of:=[.E51]-[.T51]" office:value-type="float" office:value="25.9758888888889">
            <text:p>26.0</text:p>
          </table:table-cell>
          <table:table-cell table:formula="of:=[.U51]*9/5" office:value-type="float" office:value="46.7566">
            <text:p>46.7566</text:p>
          </table:table-cell>
          <table:table-cell/>
          <table:table-cell table:style-name="ce5" table:number-columns-repeated="2"/>
          <table:table-cell table:style-name="ce1" table:number-columns-repeated="7"/>
          <table:table-cell table:number-columns-repeated="992"/>
        </table:table-row>
        <table:table-row table:style-name="ro2">
          <table:table-cell table:formula="of:=([.D52]-[.$D$2])/3600" office:value-type="float" office:value="36.2883333333333">
            <text:p>36.2883333333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formula="of:=[.F52]-[.G52]*[.$AJ$2]" office:value-type="float" office:value="14.296">
            <text:p>14.296</text:p>
          </table:table-cell>
          <table:table-cell table:formula="of:=[.L52]-[.$L$2]" office:value-type="float" office:value="-80928">
            <text:p>-80928</text:p>
          </table:table-cell>
          <table:table-cell office:value-type="float" office:value="429363">
            <text:p>429363</text:p>
          </table:table-cell>
          <table:table-cell table:formula="of:=[.N52]+[.O52]" office:value-type="float" office:value="348435">
            <text:p>348435</text:p>
          </table:table-cell>
          <table:table-cell table:formula="of:=[.P52]/[.O52]" office:value-type="float" office:value="0.811516129708429">
            <text:p>0.8115161297</text:p>
          </table:table-cell>
          <table:table-cell table:formula="of:=[.E52]*9/5+32" office:value-type="float" office:value="50.1026">
            <text:p>50.1026</text:p>
          </table:table-cell>
          <table:table-cell table:number-columns-repeated="5"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3]-[.$D$2])/3600" office:value-type="float" office:value="36.7883333333333">
            <text:p>36.7883333333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formula="of:=[.F53]-[.G53]*[.$AJ$2]" office:value-type="float" office:value="13.947">
            <text:p>13.947</text:p>
          </table:table-cell>
          <table:table-cell table:formula="of:=[.L53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3]+[.O53]" office:value-type="float" office:value="348363">
            <text:p>348363</text:p>
          </table:table-cell>
          <table:table-cell table:formula="of:=[.P53]/[.O53]" office:value-type="float" office:value="0.811348439432368">
            <text:p>0.8113484394</text:p>
          </table:table-cell>
          <table:table-cell table:formula="of:=[.E53]*9/5+32" office:value-type="float" office:value="54.3326">
            <text:p>54.3326</text:p>
          </table:table-cell>
          <table:table-cell office:value-type="float" office:value="9">
            <text:p>9</text:p>
          </table:table-cell>
          <table:table-cell table:formula="of:=([.S53]-32)*5/9" office:value-type="float" office:value="-12.7777777777778">
            <text:p>-12.8</text:p>
          </table:table-cell>
          <table:table-cell table:formula="of:=[.E53]-[.T53]" office:value-type="float" office:value="25.1847777777778">
            <text:p>25.2</text:p>
          </table:table-cell>
          <table:table-cell table:formula="of:=[.U53]*9/5" office:value-type="float" office:value="45.3326">
            <text:p>45.3326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54]-[.$D$2])/3600" office:value-type="float" office:value="37.225">
            <text:p>37.225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formula="of:=[.F54]-[.G54]*[.$AJ$2]" office:value-type="float" office:value="14.498">
            <text:p>14.498</text:p>
          </table:table-cell>
          <table:table-cell table:formula="of:=[.L54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4]+[.O54]" office:value-type="float" office:value="348363">
            <text:p>348363</text:p>
          </table:table-cell>
          <table:table-cell table:formula="of:=[.P54]/[.O54]" office:value-type="float" office:value="0.811348439432368">
            <text:p>0.8113484394</text:p>
          </table:table-cell>
          <table:table-cell table:formula="of:=[.E54]*9/5+32" office:value-type="float" office:value="53.8646">
            <text:p>53.8646</text:p>
          </table:table-cell>
          <table:table-cell table:number-columns-repeated="4"/>
          <table:table-cell table:style-name="ce1" table:number-columns-repeated="10"/>
          <table:table-cell table:number-columns-repeated="992"/>
        </table:table-row>
        <table:table-row table:style-name="ro3">
          <table:table-cell/>
          <table:table-cell table:style-name="ce1" table:number-columns-repeated="18"/>
          <table:table-cell table:style-name="ce4" table:number-columns-repeated="2"/>
          <table:table-cell table:style-name="ce1" table:number-columns-repeated="1003"/>
        </table:table-row>
        <table:table-row table:style-name="ro3" table:number-rows-repeated="3">
          <table:table-cell table:number-columns-repeated="18"/>
          <table:table-cell table:style-name="ce1"/>
          <table:table-cell table:number-columns-repeated="3"/>
          <table:table-cell table:style-name="ce1" table:number-columns-repeated="10"/>
          <table:table-cell table:number-columns-repeated="992"/>
        </table:table-row>
        <table:table-row table:style-name="ro3">
          <table:table-cell table:number-columns-repeated="18"/>
          <table:table-cell table:style-name="ce1"/>
          <table:table-cell table:number-columns-repeated="2"/>
          <table:table-cell table:style-name="ce1" table:number-columns-repeated="11"/>
          <table:table-cell table:number-columns-repeated="992"/>
        </table:table-row>
        <table:table-row table:style-name="ro3">
          <table:table-cell table:number-columns-repeated="18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3" table:number-rows-repeated="25">
          <table:table-cell table:number-columns-repeated="18"/>
          <table:table-cell table:style-name="ce1"/>
          <table:table-cell table:number-columns-repeated="2"/>
          <table:table-cell table:style-name="ce1" table:number-columns-repeated="2"/>
          <table:table-cell table:number-columns-repeated="1001"/>
        </table:table-row>
        <table:table-row table:style-name="ro3" table:number-rows-repeated="3">
          <table:table-cell table:number-columns-repeated="18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100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9">09/09/2022</text:date>, <text:time>11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220214_5f_042034" style:display-name="PageStyle_20220214_0420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C" style:display-name="PageStyle_5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6_5f_060308" style:display-name="PageStyle_20220216_0603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1_20_C" style:display-name="PageStyle_11.1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8_5f_135913" style:display-name="PageStyle_20220218_1359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0_C" style:display-name="PageStyle_20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_5f_capacity" style:display-name="PageStyle_q_capa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_20_capability" style:display-name="PageStyle_heat cap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09T11:52:25.39</dc:date>
    <dc:creator>David Gutz</dc:creator>
    <meta:generator>OpenOffice/4.1.12$Win32 OpenOffice.org_project/4112m1$Build-9809</meta:generator>
    <meta:editing-duration>PT14H42M13S</meta:editing-duration>
    <meta:editing-cycles>39</meta:editing-cycles>
    <meta:document-statistic meta:table-count="10" meta:cell-count="13886" meta:object-count="30"/>
  </office:meta>
</office:document-meta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76cm" svg:height="6.602cm" xlink:href=".." xlink:type="simple" chart:class="chart:scatter" chart:style-name="ch1">
        <chart:title svg:x="5.731cm" svg:y="0.268cm" chart:style-name="ch2">
          <text:p>5 C</text:p>
        </chart:title>
        <chart:legend chart:legend-position="bottom" svg:x="3.229cm" svg:y="5.846cm" style:legend-expansion="wide" chart:style-name="ch3"/>
        <chart:plot-area chart:style-name="ch4" table:cell-range-address="'20 C'.D2:'20 C'.D87 '20 C'.G1:'20 C'.I87" chart:data-source-has-labels="row" svg:x="0.695cm" svg:y="1.569cm" svg:width="11.091cm" svg:height="3.725cm">
          <chartooo:coordinate-region svg:x="1.23cm" svg:y="1.994cm" svg:width="9.896cm" svg:height="1.571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20 C'.H2:'20 C'.H87" chart:label-cell-address="'20 C'.H1:'20 C'.H1" chart:class="chart:scatter">
            <chart:domain table:cell-range-address="'20 C'.D2:'20 C'.D87"/>
            <chart:data-point chart:repeated="86"/>
          </chart:series>
          <chart:series chart:attached-axis="primary-y" chart:style-name="ch10" chart:values-cell-range-address="'20 C'.I2:'20 C'.I87" chart:label-cell-address="'20 C'.I1:'20 C'.I1" chart:class="chart:scatter">
            <chart:data-point chart:repeated="86"/>
          </chart:series>
          <chart:series chart:attached-axis="secondary-y" chart:style-name="ch11" chart:values-cell-range-address="'20 C'.G2:'20 C'.G87" chart:label-cell-address="'20 C'.G1:'20 C'.G1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soc</text:p>
                <draw:g>
                  <svg:desc>'20 C'.H1:'20 C'.H1</svg:desc>
                </draw:g>
              </table:table-cell>
              <table:table-cell office:value-type="string">
                <text:p> soc_ekf</text:p>
                <draw:g>
                  <svg:desc>'20 C'.I1:'20 C'.I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5129196">
                <text:p>1645129196</text:p>
                <draw:g>
                  <svg:desc>'20 C'.D2:'20 C'.D87</svg:desc>
                </draw:g>
              </table:table-cell>
              <table:table-cell office:value-type="float" office:value="1">
                <text:p>1</text:p>
                <draw:g>
                  <svg:desc>'20 C'.H2:'20 C'.H87</svg:desc>
                </draw:g>
              </table:table-cell>
              <table:table-cell office:value-type="float" office:value="1">
                <text:p>1</text:p>
                <draw:g>
                  <svg:desc>'20 C'.I2:'20 C'.I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5129293">
                <text:p>1645129293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5129305">
                <text:p>1645129305</text:p>
              </table:table-cell>
              <table:table-cell office:value-type="float" office:value="0.9996">
                <text:p>0.9996</text:p>
              </table:table-cell>
              <table:table-cell office:value-type="float" office:value="0.9997">
                <text:p>0.9997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5130997">
                <text:p>1645130997</text:p>
              </table:table-cell>
              <table:table-cell office:value-type="float" office:value="0.9848">
                <text:p>0.9848</text:p>
              </table:table-cell>
              <table:table-cell office:value-type="float" office:value="0.4545">
                <text:p>0.4545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5132797">
                <text:p>1645132797</text:p>
              </table:table-cell>
              <table:table-cell office:value-type="float" office:value="0.9716">
                <text:p>0.9716</text:p>
              </table:table-cell>
              <table:table-cell office:value-type="float" office:value="0.5048">
                <text:p>0.504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5134597">
                <text:p>1645134597</text:p>
              </table:table-cell>
              <table:table-cell office:value-type="float" office:value="0.9585">
                <text:p>0.9585</text:p>
              </table:table-cell>
              <table:table-cell office:value-type="float" office:value="0.5227">
                <text:p>0.522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5136397">
                <text:p>1645136397</text:p>
              </table:table-cell>
              <table:table-cell office:value-type="float" office:value="0.9446">
                <text:p>0.9446</text:p>
              </table:table-cell>
              <table:table-cell office:value-type="float" office:value="0.5383">
                <text:p>0.538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5138197">
                <text:p>1645138197</text:p>
              </table:table-cell>
              <table:table-cell office:value-type="float" office:value="0.9311">
                <text:p>0.9311</text:p>
              </table:table-cell>
              <table:table-cell office:value-type="float" office:value="0.5507">
                <text:p>0.5507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5139997">
                <text:p>1645139997</text:p>
              </table:table-cell>
              <table:table-cell office:value-type="float" office:value="0.9181">
                <text:p>0.9181</text:p>
              </table:table-cell>
              <table:table-cell office:value-type="float" office:value="0.5653">
                <text:p>0.5653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5141797">
                <text:p>1645141797</text:p>
              </table:table-cell>
              <table:table-cell office:value-type="float" office:value="0.9046">
                <text:p>0.9046</text:p>
              </table:table-cell>
              <table:table-cell office:value-type="float" office:value="0.5779">
                <text:p>0.5779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5143597">
                <text:p>1645143597</text:p>
              </table:table-cell>
              <table:table-cell office:value-type="float" office:value="0.8588">
                <text:p>0.8588</text:p>
              </table:table-cell>
              <table:table-cell office:value-type="float" office:value="0.5037">
                <text:p>0.5037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5145397">
                <text:p>1645145397</text:p>
              </table:table-cell>
              <table:table-cell office:value-type="float" office:value="0.8252">
                <text:p>0.8252</text:p>
              </table:table-cell>
              <table:table-cell office:value-type="float" office:value="0.4765">
                <text:p>0.4765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5147197">
                <text:p>1645147197</text:p>
              </table:table-cell>
              <table:table-cell office:value-type="float" office:value="0.8081">
                <text:p>0.8081</text:p>
              </table:table-cell>
              <table:table-cell office:value-type="float" office:value="0.4764">
                <text:p>0.4764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5148997">
                <text:p>1645148997</text:p>
              </table:table-cell>
              <table:table-cell office:value-type="float" office:value="0.7968">
                <text:p>0.7968</text:p>
              </table:table-cell>
              <table:table-cell office:value-type="float" office:value="0.502">
                <text:p>0.50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5150798">
                <text:p>1645150798</text:p>
              </table:table-cell>
              <table:table-cell office:value-type="float" office:value="0.784">
                <text:p>0.784</text:p>
              </table:table-cell>
              <table:table-cell office:value-type="float" office:value="0.5072">
                <text:p>0.5072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5152598">
                <text:p>1645152598</text:p>
              </table:table-cell>
              <table:table-cell office:value-type="float" office:value="0.7702">
                <text:p>0.7702</text:p>
              </table:table-cell>
              <table:table-cell office:value-type="float" office:value="0.5068">
                <text:p>0.506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5154398">
                <text:p>1645154398</text:p>
              </table:table-cell>
              <table:table-cell office:value-type="float" office:value="0.7566">
                <text:p>0.7566</text:p>
              </table:table-cell>
              <table:table-cell office:value-type="float" office:value="0.5018">
                <text:p>0.5018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5156198">
                <text:p>1645156198</text:p>
              </table:table-cell>
              <table:table-cell office:value-type="float" office:value="0.7431">
                <text:p>0.7431</text:p>
              </table:table-cell>
              <table:table-cell office:value-type="float" office:value="0.4795">
                <text:p>0.4795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157998">
                <text:p>1645157998</text:p>
              </table:table-cell>
              <table:table-cell office:value-type="float" office:value="0.7289">
                <text:p>0.7289</text:p>
              </table:table-cell>
              <table:table-cell office:value-type="float" office:value="0.4329">
                <text:p>0.432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5159798">
                <text:p>1645159798</text:p>
              </table:table-cell>
              <table:table-cell office:value-type="float" office:value="0.6816">
                <text:p>0.6816</text:p>
              </table:table-cell>
              <table:table-cell office:value-type="float" office:value="0.3546">
                <text:p>0.3546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5161598">
                <text:p>1645161598</text:p>
              </table:table-cell>
              <table:table-cell office:value-type="float" office:value="0.644">
                <text:p>0.644</text:p>
              </table:table-cell>
              <table:table-cell office:value-type="float" office:value="0.3408">
                <text:p>0.340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5163398">
                <text:p>1645163398</text:p>
              </table:table-cell>
              <table:table-cell office:value-type="float" office:value="0.6264">
                <text:p>0.6264</text:p>
              </table:table-cell>
              <table:table-cell office:value-type="float" office:value="0.3367">
                <text:p>0.336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5165198">
                <text:p>1645165198</text:p>
              </table:table-cell>
              <table:table-cell office:value-type="float" office:value="0.6168">
                <text:p>0.6168</text:p>
              </table:table-cell>
              <table:table-cell office:value-type="float" office:value="0.3404">
                <text:p>0.3404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5166998">
                <text:p>1645166998</text:p>
              </table:table-cell>
              <table:table-cell office:value-type="float" office:value="0.6072">
                <text:p>0.6072</text:p>
              </table:table-cell>
              <table:table-cell office:value-type="float" office:value="0.3451">
                <text:p>0.34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5168799">
                <text:p>1645168799</text:p>
              </table:table-cell>
              <table:table-cell office:value-type="float" office:value="0.5961">
                <text:p>0.5961</text:p>
              </table:table-cell>
              <table:table-cell office:value-type="float" office:value="0.3497">
                <text:p>0.3497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5170599">
                <text:p>1645170599</text:p>
              </table:table-cell>
              <table:table-cell office:value-type="float" office:value="0.584">
                <text:p>0.584</text:p>
              </table:table-cell>
              <table:table-cell office:value-type="float" office:value="0.3536">
                <text:p>0.3536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5172399">
                <text:p>1645172399</text:p>
              </table:table-cell>
              <table:table-cell office:value-type="float" office:value="0.5719">
                <text:p>0.5719</text:p>
              </table:table-cell>
              <table:table-cell office:value-type="float" office:value="0.358">
                <text:p>0.35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5174199">
                <text:p>1645174199</text:p>
              </table:table-cell>
              <table:table-cell office:value-type="float" office:value="0.5207">
                <text:p>0.5207</text:p>
              </table:table-cell>
              <table:table-cell office:value-type="float" office:value="0.324">
                <text:p>0.324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5175999">
                <text:p>1645175999</text:p>
              </table:table-cell>
              <table:table-cell office:value-type="float" office:value="0.4854">
                <text:p>0.4854</text:p>
              </table:table-cell>
              <table:table-cell office:value-type="float" office:value="0.3218">
                <text:p>0.321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5177799">
                <text:p>1645177799</text:p>
              </table:table-cell>
              <table:table-cell office:value-type="float" office:value="0.4705">
                <text:p>0.4705</text:p>
              </table:table-cell>
              <table:table-cell office:value-type="float" office:value="0.3232">
                <text:p>0.3232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5179599">
                <text:p>1645179599</text:p>
              </table:table-cell>
              <table:table-cell office:value-type="float" office:value="0.4617">
                <text:p>0.4617</text:p>
              </table:table-cell>
              <table:table-cell office:value-type="float" office:value="0.3278">
                <text:p>0.327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5181399">
                <text:p>1645181399</text:p>
              </table:table-cell>
              <table:table-cell office:value-type="float" office:value="0.4529">
                <text:p>0.4529</text:p>
              </table:table-cell>
              <table:table-cell office:value-type="float" office:value="0.3322">
                <text:p>0.33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5183199">
                <text:p>1645183199</text:p>
              </table:table-cell>
              <table:table-cell office:value-type="float" office:value="0.4413">
                <text:p>0.4413</text:p>
              </table:table-cell>
              <table:table-cell office:value-type="float" office:value="0.3331">
                <text:p>0.333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5184999">
                <text:p>1645184999</text:p>
              </table:table-cell>
              <table:table-cell office:value-type="float" office:value="0.428">
                <text:p>0.428</text:p>
              </table:table-cell>
              <table:table-cell office:value-type="float" office:value="0.3293">
                <text:p>0.32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5186799">
                <text:p>1645186799</text:p>
              </table:table-cell>
              <table:table-cell office:value-type="float" office:value="0.4119">
                <text:p>0.4119</text:p>
              </table:table-cell>
              <table:table-cell office:value-type="float" office:value="0.3223">
                <text:p>0.322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5188600">
                <text:p>1645188600</text:p>
              </table:table-cell>
              <table:table-cell office:value-type="float" office:value="0.3948">
                <text:p>0.3948</text:p>
              </table:table-cell>
              <table:table-cell office:value-type="float" office:value="0.3111">
                <text:p>0.311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5190400">
                <text:p>1645190400</text:p>
              </table:table-cell>
              <table:table-cell office:value-type="float" office:value="0.3769">
                <text:p>0.3769</text:p>
              </table:table-cell>
              <table:table-cell office:value-type="float" office:value="0.2973">
                <text:p>0.2973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5192200">
                <text:p>1645192200</text:p>
              </table:table-cell>
              <table:table-cell office:value-type="float" office:value="0.3599">
                <text:p>0.3599</text:p>
              </table:table-cell>
              <table:table-cell office:value-type="float" office:value="0.286">
                <text:p>0.286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5194000">
                <text:p>1645194000</text:p>
              </table:table-cell>
              <table:table-cell office:value-type="float" office:value="0.3141">
                <text:p>0.3141</text:p>
              </table:table-cell>
              <table:table-cell office:value-type="float" office:value="0.2434">
                <text:p>0.2434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5195800">
                <text:p>1645195800</text:p>
              </table:table-cell>
              <table:table-cell office:value-type="float" office:value="0.2672">
                <text:p>0.2672</text:p>
              </table:table-cell>
              <table:table-cell office:value-type="float" office:value="0.2087">
                <text:p>0.208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5197600">
                <text:p>1645197600</text:p>
              </table:table-cell>
              <table:table-cell office:value-type="float" office:value="0.2529">
                <text:p>0.2529</text:p>
              </table:table-cell>
              <table:table-cell office:value-type="float" office:value="0.1974">
                <text:p>0.197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5199400">
                <text:p>1645199400</text:p>
              </table:table-cell>
              <table:table-cell office:value-type="float" office:value="0.2514">
                <text:p>0.2514</text:p>
              </table:table-cell>
              <table:table-cell office:value-type="float" office:value="0.1993">
                <text:p>0.19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5201200">
                <text:p>1645201200</text:p>
              </table:table-cell>
              <table:table-cell office:value-type="float" office:value="0.2477">
                <text:p>0.2477</text:p>
              </table:table-cell>
              <table:table-cell office:value-type="float" office:value="0.2156">
                <text:p>0.2156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5203000">
                <text:p>1645203000</text:p>
              </table:table-cell>
              <table:table-cell office:value-type="float" office:value="0.2404">
                <text:p>0.2404</text:p>
              </table:table-cell>
              <table:table-cell office:value-type="float" office:value="0.2154">
                <text:p>0.2154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5204800">
                <text:p>1645204800</text:p>
              </table:table-cell>
              <table:table-cell office:value-type="float" office:value="0.1759">
                <text:p>0.1759</text:p>
              </table:table-cell>
              <table:table-cell office:value-type="float" office:value="0.1739">
                <text:p>0.173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5206600">
                <text:p>1645206600</text:p>
              </table:table-cell>
              <table:table-cell office:value-type="float" office:value="0.1451">
                <text:p>0.1451</text:p>
              </table:table-cell>
              <table:table-cell office:value-type="float" office:value="0.1606">
                <text:p>0.1606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5208401">
                <text:p>1645208401</text:p>
              </table:table-cell>
              <table:table-cell office:value-type="float" office:value="0.1424">
                <text:p>0.1424</text:p>
              </table:table-cell>
              <table:table-cell office:value-type="float" office:value="0.137">
                <text:p>0.137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5210201">
                <text:p>1645210201</text:p>
              </table:table-cell>
              <table:table-cell office:value-type="float" office:value="0.1436">
                <text:p>0.1436</text:p>
              </table:table-cell>
              <table:table-cell office:value-type="float" office:value="0.1371">
                <text:p>0.1371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9.5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-20" chart:maximum="30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5" style:family="chart" style:data-style-name="N117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0.104cm" svg:height="7.216cm" xlink:href=".." xlink:type="simple" chart:class="chart:scatter" chart:style-name="ch1">
        <chart:title svg:x="4.315cm" svg:y="0.279cm" chart:style-name="ch2">
          <text:p>12.5 C
</text:p>
        </chart:title>
        <chart:legend chart:legend-position="bottom" svg:x="1.904cm" svg:y="5.989cm" style:legend-expansion="wide" chart:style-name="ch3"/>
        <chart:plot-area chart:style-name="ch4" table:cell-range-address="'20 C'.A2:'20 C'.A87 '20 C'.E1:'20 C'.G87 '20 C'.Q1:'20 C'.Q87 '20 C'.K1:'20 C'.K87 '20 C'.X1:'20 C'.X87" chart:data-source-has-labels="row" svg:x="0.3cm" svg:y="0.688cm" svg:width="9.817cm" svg:height="5.496cm">
          <chartooo:coordinate-region svg:x="0.863cm" svg:y="1.27cm" svg:width="8.566cm" svg:height="4.43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20 C'.F2:'20 C'.F87" chart:label-cell-address="'20 C'.F1:'20 C'.F1" chart:class="chart:scatter">
            <chart:domain table:cell-range-address="'20 C'.A2:'20 C'.A87"/>
            <chart:data-point chart:repeated="86"/>
          </chart:series>
          <chart:series chart:attached-axis="primary-y" chart:style-name="ch11" chart:values-cell-range-address="'20 C'.Q2:'20 C'.Q87" chart:label-cell-address="'20 C'.Q1:'20 C'.Q1" chart:class="chart:scatter">
            <chart:data-point chart:repeated="86"/>
          </chart:series>
          <chart:series chart:attached-axis="primary-y" chart:style-name="ch12" chart:values-cell-range-address="'20 C'.K2:'20 C'.K87" chart:label-cell-address="'20 C'.K1:'20 C'.K1" chart:class="chart:scatter">
            <chart:data-point chart:repeated="86"/>
          </chart:series>
          <chart:series chart:attached-axis="secondary-y" chart:style-name="ch13" chart:values-cell-range-address="'20 C'.E2:'20 C'.E87" chart:label-cell-address="'20 C'.E1:'20 C'.E1" chart:class="chart:scatter">
            <chart:domain table:cell-range-address="'20 C'.A2:'20 C'.A86"/>
            <chart:data-point chart:repeated="86"/>
          </chart:series>
          <chart:series chart:attached-axis="secondary-y" chart:style-name="ch14" chart:values-cell-range-address="'20 C'.G2:'20 C'.G87" chart:label-cell-address="'20 C'.G1:'20 C'.G1" chart:class="chart:scatter">
            <chart:data-point chart:repeated="86"/>
          </chart:series>
          <chart:series chart:attached-axis="secondary-y" chart:style-name="ch15" chart:values-cell-range-address="'20 C'.X2:'20 C'.X87" chart:label-cell-address="'20 C'.X1:'20 C'.X1" chart:class="chart:scatter">
            <chart:data-point chart:repeated="8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voc</text:p>
                <draw:g>
                  <svg:desc>'20 C'.Q1:'20 C'.Q1</svg:desc>
                </draw:g>
              </table:table-cell>
              <table:table-cell office:value-type="string">
                <text:p> voc_ekf</text:p>
                <draw:g>
                  <svg:desc>'20 C'.K1:'20 C'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  <table:table-cell office:value-type="string">
                <text:p>T0, C</text:p>
                <draw:g>
                  <svg:desc>'20 C'.X1:'20 C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14.2104112">
                <text:p>14.2104112</text:p>
                <draw:g>
                  <svg:desc>'20 C'.Q2:'20 C'.Q87</svg:desc>
                </draw:g>
              </table:table-cell>
              <table:table-cell office:value-type="float" office:value="14.211">
                <text:p>14.211</text:p>
                <draw:g>
                  <svg:desc>'20 C'.K2:'20 C'.K87</svg:desc>
                </draw:g>
              </table:table-cell>
              <table:table-cell office:value-type="float" office:value="0">
                <text:p>0</text:p>
                <draw:g>
                  <svg:desc>'20 C'.A2:'20 C'.A86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  <table:table-cell office:value-type="float" office:value="13.3333333333333">
                <text:p>13.3333333333333</text:p>
                <draw:g>
                  <svg:desc>'20 C'.X2:'20 C'.X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13.973">
                <text:p>13.973</text:p>
              </table:table-cell>
              <table:table-cell office:value-type="float" office:value="14.02083968">
                <text:p>14.02083968</text:p>
              </table:table-cell>
              <table:table-cell office:value-type="float" office:value="13.999">
                <text:p>13.999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13.921">
                <text:p>13.921</text:p>
              </table:table-cell>
              <table:table-cell office:value-type="float" office:value="13.97101528">
                <text:p>13.97101528</text:p>
              </table:table-cell>
              <table:table-cell office:value-type="float" office:value="13.951">
                <text:p>13.951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-4.253">
                <text:p>-4.253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966408">
                <text:p>13.22966408</text:p>
              </table:table-cell>
              <table:table-cell office:value-type="float" office:value="13.232">
                <text:p>13.232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-3.883">
                <text:p>-3.883</text:p>
              </table:table-cell>
              <table:table-cell office:value-type="float" office:value="10.5555555555556">
                <text:p>10.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2176">
                <text:p>13.2282176</text:p>
              </table:table-cell>
              <table:table-cell office:value-type="float" office:value="13.231">
                <text:p>13.231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3.189">
                <text:p>13.189</text:p>
              </table:table-cell>
              <table:table-cell office:value-type="float" office:value="13.2353932">
                <text:p>13.2353932</text:p>
              </table:table-cell>
              <table:table-cell office:value-type="float" office:value="13.237">
                <text:p>13.23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-3.945">
                <text:p>-3.945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94672">
                <text:p>13.22894672</text:p>
              </table:table-cell>
              <table:table-cell office:value-type="float" office:value="13.232">
                <text:p>13.232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3.176">
                <text:p>13.176</text:p>
              </table:table-cell>
              <table:table-cell office:value-type="float" office:value="13.21948848">
                <text:p>13.21948848</text:p>
              </table:table-cell>
              <table:table-cell office:value-type="float" office:value="13.223">
                <text:p>13.223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-3.698">
                <text:p>-3.698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3.133">
                <text:p>13.133</text:p>
              </table:table-cell>
              <table:table-cell office:value-type="float" office:value="13.21275632">
                <text:p>13.21275632</text:p>
              </table:table-cell>
              <table:table-cell office:value-type="float" office:value="13.215">
                <text:p>13.215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-6.782">
                <text:p>-6.78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325688">
                <text:p>13.2325688</text:p>
              </table:table-cell>
              <table:table-cell office:value-type="float" office:value="13.233">
                <text:p>13.233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-4.13">
                <text:p>-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63932">
                <text:p>13.2263932</text:p>
              </table:table-cell>
              <table:table-cell office:value-type="float" office:value="13.228">
                <text:p>13.228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-3.945">
                <text:p>-3.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13.172">
                <text:p>13.172</text:p>
              </table:table-cell>
              <table:table-cell office:value-type="float" office:value="13.2162176">
                <text:p>13.2162176</text:p>
              </table:table-cell>
              <table:table-cell office:value-type="float" office:value="13.218">
                <text:p>13.218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3.168">
                <text:p>13.168</text:p>
              </table:table-cell>
              <table:table-cell office:value-type="float" office:value="13.21148848">
                <text:p>13.21148848</text:p>
              </table:table-cell>
              <table:table-cell office:value-type="float" office:value="13.214">
                <text:p>13.214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-3.698">
                <text:p>-3.698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3.158">
                <text:p>13.158</text:p>
              </table:table-cell>
              <table:table-cell office:value-type="float" office:value="13.2022176">
                <text:p>13.2022176</text:p>
              </table:table-cell>
              <table:table-cell office:value-type="float" office:value="13.206">
                <text:p>13.20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3.15">
                <text:p>13.15</text:p>
              </table:table-cell>
              <table:table-cell office:value-type="float" office:value="13.19712232">
                <text:p>13.19712232</text:p>
              </table:table-cell>
              <table:table-cell office:value-type="float" office:value="13.198">
                <text:p>13.198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-4.007">
                <text:p>-4.007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3.124">
                <text:p>13.124</text:p>
              </table:table-cell>
              <table:table-cell office:value-type="float" office:value="13.16966408">
                <text:p>13.16966408</text:p>
              </table:table-cell>
              <table:table-cell office:value-type="float" office:value="13.172">
                <text:p>13.172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3.098">
                <text:p>13.098</text:p>
              </table:table-cell>
              <table:table-cell office:value-type="float" office:value="13.14583968">
                <text:p>13.14583968</text:p>
              </table:table-cell>
              <table:table-cell office:value-type="float" office:value="13.147">
                <text:p>13.14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-4.068">
                <text:p>-4.06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3.008">
                <text:p>13.008</text:p>
              </table:table-cell>
              <table:table-cell office:value-type="float" office:value="13.08775632">
                <text:p>13.08775632</text:p>
              </table:table-cell>
              <table:table-cell office:value-type="float" office:value="13.09">
                <text:p>13.09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-6.782">
                <text:p>-6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666408">
                <text:p>13.09666408</text:p>
              </table:table-cell>
              <table:table-cell office:value-type="float" office:value="13.098">
                <text:p>13.098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-3.883">
                <text:p>-3.883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448848">
                <text:p>13.09448848</text:p>
              </table:table-cell>
              <table:table-cell office:value-type="float" office:value="13.098">
                <text:p>13.098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13.029">
                <text:p>13.029</text:p>
              </table:table-cell>
              <table:table-cell office:value-type="float" office:value="13.07612232">
                <text:p>13.07612232</text:p>
              </table:table-cell>
              <table:table-cell office:value-type="float" office:value="13.078">
                <text:p>13.078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3.021">
                <text:p>13.021</text:p>
              </table:table-cell>
              <table:table-cell office:value-type="float" office:value="13.06666408">
                <text:p>13.06666408</text:p>
              </table:table-cell>
              <table:table-cell office:value-type="float" office:value="13.068">
                <text:p>13.068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3.025">
                <text:p>13.025</text:p>
              </table:table-cell>
              <table:table-cell office:value-type="float" office:value="13.07212232">
                <text:p>13.07212232</text:p>
              </table:table-cell>
              <table:table-cell office:value-type="float" office:value="13.073">
                <text:p>13.073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3.012">
                <text:p>13.012</text:p>
              </table:table-cell>
              <table:table-cell office:value-type="float" office:value="13.05912232">
                <text:p>13.05912232</text:p>
              </table:table-cell>
              <table:table-cell office:value-type="float" office:value="13.06">
                <text:p>13.0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3.003">
                <text:p>13.003</text:p>
              </table:table-cell>
              <table:table-cell office:value-type="float" office:value="13.05083968">
                <text:p>13.05083968</text:p>
              </table:table-cell>
              <table:table-cell office:value-type="float" office:value="13.053">
                <text:p>13.053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-4.068">
                <text:p>-4.06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2.957">
                <text:p>12.957</text:p>
              </table:table-cell>
              <table:table-cell office:value-type="float" office:value="13.03747368">
                <text:p>13.03747368</text:p>
              </table:table-cell>
              <table:table-cell office:value-type="float" office:value="13.038">
                <text:p>13.03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-6.843">
                <text:p>-6.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13.017">
                <text:p>13.017</text:p>
              </table:table-cell>
              <table:table-cell office:value-type="float" office:value="13.06266408">
                <text:p>13.06266408</text:p>
              </table:table-cell>
              <table:table-cell office:value-type="float" office:value="13.064">
                <text:p>13.064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-3.883">
                <text:p>-3.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683968">
                <text:p>13.04683968</text:p>
              </table:table-cell>
              <table:table-cell office:value-type="float" office:value="13.047">
                <text:p>13.047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53932">
                <text:p>13.0453932</text:p>
              </table:table-cell>
              <table:table-cell office:value-type="float" office:value="13.047">
                <text:p>13.047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-3.945">
                <text:p>-3.945</text:p>
              </table:table-cell>
              <table:table-cell office:value-type="float" office:value="-0.555555555555556">
                <text:p>-0.55555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2.991">
                <text:p>12.991</text:p>
              </table:table-cell>
              <table:table-cell office:value-type="float" office:value="13.03594672">
                <text:p>13.03594672</text:p>
              </table:table-cell>
              <table:table-cell office:value-type="float" office:value="13.037">
                <text:p>13.037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2.977">
                <text:p>12.977</text:p>
              </table:table-cell>
              <table:table-cell office:value-type="float" office:value="13.0212176">
                <text:p>13.0212176</text:p>
              </table:table-cell>
              <table:table-cell office:value-type="float" office:value="13.025">
                <text:p>13.025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-3.76">
                <text:p>-3.76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2.965">
                <text:p>12.965</text:p>
              </table:table-cell>
              <table:table-cell office:value-type="float" office:value="13.01212232">
                <text:p>13.01212232</text:p>
              </table:table-cell>
              <table:table-cell office:value-type="float" office:value="13.012">
                <text:p>13.012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2.939">
                <text:p>12.939</text:p>
              </table:table-cell>
              <table:table-cell office:value-type="float" office:value="12.98683968">
                <text:p>12.98683968</text:p>
              </table:table-cell>
              <table:table-cell office:value-type="float" office:value="12.988">
                <text:p>12.988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-4.068">
                <text:p>-4.068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2.922">
                <text:p>12.922</text:p>
              </table:table-cell>
              <table:table-cell office:value-type="float" office:value="12.96694672">
                <text:p>12.96694672</text:p>
              </table:table-cell>
              <table:table-cell office:value-type="float" office:value="12.969">
                <text:p>12.969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2.887">
                <text:p>12.887</text:p>
              </table:table-cell>
              <table:table-cell office:value-type="float" office:value="12.92977112">
                <text:p>12.92977112</text:p>
              </table:table-cell>
              <table:table-cell office:value-type="float" office:value="12.934">
                <text:p>12.934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2.879">
                <text:p>12.879</text:p>
              </table:table-cell>
              <table:table-cell office:value-type="float" office:value="12.92683968">
                <text:p>12.92683968</text:p>
              </table:table-cell>
              <table:table-cell office:value-type="float" office:value="12.927">
                <text:p>12.927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2.788">
                <text:p>12.788</text:p>
              </table:table-cell>
              <table:table-cell office:value-type="float" office:value="12.8670272">
                <text:p>12.8670272</text:p>
              </table:table-cell>
              <table:table-cell office:value-type="float" office:value="12.87">
                <text:p>12.87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-6.72">
                <text:p>-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12.81">
                <text:p>12.81</text:p>
              </table:table-cell>
              <table:table-cell office:value-type="float" office:value="12.85348848">
                <text:p>12.85348848</text:p>
              </table:table-cell>
              <table:table-cell office:value-type="float" office:value="12.857">
                <text:p>12.857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12.784">
                <text:p>12.784</text:p>
              </table:table-cell>
              <table:table-cell office:value-type="float" office:value="12.82677112">
                <text:p>12.82677112</text:p>
              </table:table-cell>
              <table:table-cell office:value-type="float" office:value="12.831">
                <text:p>12.83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2.75">
                <text:p>12.75</text:p>
              </table:table-cell>
              <table:table-cell office:value-type="float" office:value="12.79712232">
                <text:p>12.79712232</text:p>
              </table:table-cell>
              <table:table-cell office:value-type="float" office:value="12.797">
                <text:p>12.797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2.703">
                <text:p>12.703</text:p>
              </table:table-cell>
              <table:table-cell office:value-type="float" office:value="12.74794672">
                <text:p>12.74794672</text:p>
              </table:table-cell>
              <table:table-cell office:value-type="float" office:value="12.749">
                <text:p>12.749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2.586">
                <text:p>12.586</text:p>
              </table:table-cell>
              <table:table-cell office:value-type="float" office:value="12.66140512">
                <text:p>12.66140512</text:p>
              </table:table-cell>
              <table:table-cell office:value-type="float" office:value="12.667">
                <text:p>12.667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-6.412">
                <text:p>-6.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12.603">
                <text:p>12.603</text:p>
              </table:table-cell>
              <table:table-cell office:value-type="float" office:value="12.6493932">
                <text:p>12.6493932</text:p>
              </table:table-cell>
              <table:table-cell office:value-type="float" office:value="12.66">
                <text:p>12.66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-3.945">
                <text:p>-3.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12.547">
                <text:p>12.547</text:p>
              </table:table-cell>
              <table:table-cell office:value-type="float" office:value="12.5912176">
                <text:p>12.5912176</text:p>
              </table:table-cell>
              <table:table-cell office:value-type="float" office:value="12.594">
                <text:p>12.594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2.168">
                <text:p>12.168</text:p>
              </table:table-cell>
              <table:table-cell office:value-type="float" office:value="12.22889328">
                <text:p>12.22889328</text:p>
              </table:table-cell>
              <table:table-cell office:value-type="float" office:value="12.232">
                <text:p>12.232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-5.178">
                <text:p>-5.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1.328">
                <text:p>11.328</text:p>
              </table:table-cell>
              <table:table-cell office:value-type="float" office:value="11.3939736">
                <text:p>11.3939736</text:p>
              </table:table-cell>
              <table:table-cell office:value-type="float" office:value="11.398">
                <text:p>11.39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-5.61">
                <text:p>-5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3cm" svg:height="6.624cm" xlink:href=".." xlink:type="simple" chart:class="chart:scatter" chart:style-name="ch1">
        <chart:title svg:x="3.447cm" svg:y="0.106cm" chart:style-name="ch2">
          <text:p>12.5 C</text:p>
        </chart:title>
        <chart:legend chart:legend-position="bottom" svg:x="0.999cm" svg:y="5.868cm" style:legend-expansion="wide" chart:style-name="ch3"/>
        <chart:plot-area chart:style-name="ch4" table:cell-range-address="'20 C'.A2:'20 C'.A87 '20 C'.E1:'20 C'.G87" chart:data-source-has-labels="row" svg:x="0.61cm" svg:y="1.569cm" svg:width="7.073cm" svg:height="3.747cm">
          <chartooo:coordinate-region svg:x="1.149cm" svg:y="1.916cm" svg:width="6.296cm" svg:height="3.36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 C'.E2:'20 C'.E87" chart:label-cell-address="'20 C'.E1:'20 C'.E1" chart:class="chart:scatter">
            <chart:domain table:cell-range-address="'20 C'.A2:'20 C'.A87"/>
            <chart:data-point chart:repeated="86"/>
          </chart:series>
          <chart:series chart:style-name="ch8" chart:values-cell-range-address="'20 C'.F2:'20 C'.F87" chart:label-cell-address="'20 C'.F1:'20 C'.F1" chart:class="chart:scatter">
            <chart:data-point chart:repeated="86"/>
          </chart:series>
          <chart:series chart:style-name="ch9" chart:values-cell-range-address="'20 C'.G2:'20 C'.G87" chart:label-cell-address="'20 C'.G1:'20 C'.G1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13.973">
                <text:p>13.97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13.921">
                <text:p>13.921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13.184">
                <text:p>13.18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13.184">
                <text:p>13.184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13.189">
                <text:p>13.18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13.184">
                <text:p>13.184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13.176">
                <text:p>13.176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13.133">
                <text:p>13.133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13.184">
                <text:p>13.184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13.18">
                <text:p>13.1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13.172">
                <text:p>13.17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13.168">
                <text:p>13.168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13.158">
                <text:p>13.15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13.15">
                <text:p>13.1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13.124">
                <text:p>13.12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13.098">
                <text:p>13.09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13.008">
                <text:p>13.008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13.051">
                <text:p>13.0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13.051">
                <text:p>13.05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13.029">
                <text:p>13.029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13.021">
                <text:p>13.02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13.025">
                <text:p>13.02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13.012">
                <text:p>13.012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13.003">
                <text:p>13.00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12.957">
                <text:p>12.957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13.017">
                <text:p>13.017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12.999">
                <text:p>12.99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12.999">
                <text:p>12.99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12.991">
                <text:p>12.99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12.977">
                <text:p>12.97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12.965">
                <text:p>12.96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12.939">
                <text:p>12.93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922">
                <text:p>12.9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887">
                <text:p>12.887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12.879">
                <text:p>12.87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12.788">
                <text:p>12.78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12.81">
                <text:p>12.8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12.784">
                <text:p>12.78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12.75">
                <text:p>12.7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12.703">
                <text:p>12.703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12.586">
                <text:p>12.586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12.603">
                <text:p>12.60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12.547">
                <text:p>12.54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12.168">
                <text:p>12.168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11.328">
                <text:p>11.328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731cm" svg:height="7.177cm" xlink:href=".." xlink:type="simple" chart:class="chart:scatter" chart:style-name="ch1">
        <chart:title svg:x="4.482cm" svg:y="0.279cm" chart:style-name="ch2">
          <text:p>W, 20 C</text:p>
        </chart:title>
        <chart:plot-area chart:style-name="ch3" table:cell-range-address="'20 C'.AK2:'20 C'.AL87 '20 C'.AL1:'20 C'.AL1" chart:data-source-has-labels="row" svg:x="0.664cm" svg:y="1.613cm" svg:width="9.639cm" svg:height="5.001cm">
          <chartooo:coordinate-region svg:x="1.231cm" svg:y="1.804cm" svg:width="8.834cm" svg:height="4.77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0 C'.AL2:'20 C'.AL87" chart:label-cell-address="'20 C'.AL1:'20 C'.AL1" chart:class="chart:scatter">
            <chart:domain table:cell-range-address="'20 C'.AK2:'20 C'.AK87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W</text:p>
                <draw:g>
                  <svg:desc>'20 C'.AL1:'20 C'.A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K2:'20 C'.AK87</svg:desc>
                </draw:g>
              </table:table-cell>
              <table:table-cell office:value-type="float" office:value="-1.70508">
                <text:p>-1.70508</text:p>
                <draw:g>
                  <svg:desc>'20 C'.AL2:'20 C'.AL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-56.842164">
                <text:p>-56.842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-59.206013">
                <text:p>-59.2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-51.193472">
                <text:p>-51.193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-49.57184">
                <text:p>-49.57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52.030605">
                <text:p>-52.030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-50.389248">
                <text:p>-50.389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-48.724848">
                <text:p>-48.72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-89.068006">
                <text:p>-89.068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-54.44992">
                <text:p>-54.44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-51.9951">
                <text:p>-51.9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-49.52672">
                <text:p>-49.52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-48.695264">
                <text:p>-48.695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-49.47408">
                <text:p>-49.47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-52.69205">
                <text:p>-52.69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-50.960492">
                <text:p>-50.960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-53.282664">
                <text:p>-53.282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-88.220256">
                <text:p>-88.220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-50.677033">
                <text:p>-50.677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-48.262598">
                <text:p>-48.262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-52.207203">
                <text:p>-52.207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-50.560543">
                <text:p>-50.560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-52.191175">
                <text:p>-52.191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-52.139084">
                <text:p>-52.139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-52.896204">
                <text:p>-52.896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-88.664751">
                <text:p>-88.66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-50.545011">
                <text:p>-50.545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-52.879932">
                <text:p>-52.879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-51.281055">
                <text:p>-51.281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-49.651602">
                <text:p>-49.651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-48.79352">
                <text:p>-48.79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-51.950755">
                <text:p>-51.950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-52.635852">
                <text:p>-52.635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-49.387884">
                <text:p>-49.387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-46.870019">
                <text:p>-46.870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-52.391772">
                <text:p>-52.391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-85.93536">
                <text:p>-85.93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-47.37138">
                <text:p>-47.37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-46.495408">
                <text:p>-46.495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-51.08925">
                <text:p>-51.08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-48.550866">
                <text:p>-48.550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-80.701432">
                <text:p>-80.701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-49.718835">
                <text:p>-49.718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-47.17672">
                <text:p>-47.17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-63.005904">
                <text:p>-63.0059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-63.55008">
                <text:p>-63.55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max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3.016cm" svg:y="3.925cm" style:legend-expansion="high" chart:style-name="ch2"/>
        <chart:plot-area chart:style-name="ch3" table:cell-range-address="'11.1 C'.U2:'11.1 C'.U37 '11.1 C'.Y1:'11.1 C'.Y37 '11.1 C'.AE1:'11.1 C'.AE19" chart:data-source-has-labels="row" svg:x="1.088cm" svg:y="0.984cm" svg:width="12.048cm" svg:height="7.33cm">
          <chartooo:coordinate-region svg:x="1.709cm" svg:y="0.984cm" svg:width="11.333cm" svg:height="6.6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1.1 C'.Y2:'11.1 C'.Y37" chart:label-cell-address="'11.1 C'.Y1:'11.1 C'.Y1" chart:class="chart:scatter">
            <chart:domain table:cell-range-address="'11.1 C'.U2:'11.1 C'.U37"/>
            <chart:data-point chart:repeated="36"/>
          </chart:series>
          <chart:series chart:style-name="ch8" chart:values-cell-range-address="'11.1 C'.AE2:'11.1 C'.AE19" chart:label-cell-address="'11.1 C'.AE1:'11.1 C'.AE1" chart:class="chart:scatter">
            <chart:domain table:cell-range-address="'11.1 C'.AD2:'11.1 C'.AD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11.1</text:p>
                <draw:g>
                  <svg:desc>'11.1 C'.Y1:'11.1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11.1</text:p>
                <draw:g>
                  <svg:desc>'11.1 C'.AE1:'11.1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.1 C'.U2:'11.1 C'.U37</svg:desc>
                </draw:g>
              </table:table-cell>
              <table:table-cell office:value-type="float" office:value="14.468702">
                <text:p>14.468702</text:p>
                <draw:g>
                  <svg:desc>'11.1 C'.Y2:'11.1 C'.Y37</svg:desc>
                </draw:g>
              </table:table-cell>
              <table:table-cell office:value-type="float" office:value="-0.15">
                <text:p>-0.15</text:p>
                <draw:g>
                  <svg:desc>'11.1 C'.AD2:'11.1 C'.AD19</svg:desc>
                </draw:g>
              </table:table-cell>
              <table:table-cell office:value-type="float" office:value="4">
                <text:p>4</text:p>
                <draw:g>
                  <svg:desc>'11.1 C'.AE2:'11.1 C'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886541096807">
                <text:p>0.998886541096807</text:p>
              </table:table-cell>
              <table:table-cell office:value-type="float" office:value="13.9447364">
                <text:p>13.94473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159788994455">
                <text:p>0.996159788994455</text:p>
              </table:table-cell>
              <table:table-cell office:value-type="float" office:value="13.56672472">
                <text:p>13.56672472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342704097948">
                <text:p>0.975342704097948</text:p>
              </table:table-cell>
              <table:table-cell office:value-type="float" office:value="13.205312">
                <text:p>13.205312</text:p>
              </table:table-cell>
              <table:table-cell office:value-type="float" office:value="0.1">
                <text:p>0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8442743538919">
                <text:p>0.948442743538919</text:p>
              </table:table-cell>
              <table:table-cell office:value-type="float" office:value="13.2067176">
                <text:p>13.2067176</text:p>
              </table:table-cell>
              <table:table-cell office:value-type="float" office:value="0.14">
                <text:p>0.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0174294908071">
                <text:p>0.920174294908071</text:p>
              </table:table-cell>
              <table:table-cell office:value-type="float" office:value="13.20935888">
                <text:p>13.20935888</text:p>
              </table:table-cell>
              <table:table-cell office:value-type="float" office:value="0.17">
                <text:p>0.1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9565100128949">
                <text:p>0.899565100128949</text:p>
              </table:table-cell>
              <table:table-cell office:value-type="float" office:value="13.207028">
                <text:p>13.207028</text:p>
              </table:table-cell>
              <table:table-cell office:value-type="float" office:value="0.2">
                <text:p>0.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9086480579327">
                <text:p>0.879086480579327</text:p>
              </table:table-cell>
              <table:table-cell office:value-type="float" office:value="13.18451688">
                <text:p>13.18451688</text:p>
              </table:table-cell>
              <table:table-cell office:value-type="float" office:value="0.25">
                <text:p>0.2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5605887574502">
                <text:p>0.845605887574502</text:p>
              </table:table-cell>
              <table:table-cell office:value-type="float" office:value="13.1927364">
                <text:p>13.1927364</text:p>
              </table:table-cell>
              <table:table-cell office:value-type="float" office:value="0.3">
                <text:p>0.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4179070900078">
                <text:p>0.824179070900078</text:p>
              </table:table-cell>
              <table:table-cell office:value-type="float" office:value="13.2037276">
                <text:p>13.2037276</text:p>
              </table:table-cell>
              <table:table-cell office:value-type="float" office:value="0.4">
                <text:p>0.4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625897126474">
                <text:p>0.805625897126474</text:p>
              </table:table-cell>
              <table:table-cell office:value-type="float" office:value="13.20057448">
                <text:p>13.20057448</text:p>
              </table:table-cell>
              <table:table-cell office:value-type="float" office:value="0.5">
                <text:p>0.5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3143405561501">
                <text:p>0.773143405561501</text:p>
              </table:table-cell>
              <table:table-cell office:value-type="float" office:value="13.14991248">
                <text:p>13.14991248</text:p>
              </table:table-cell>
              <table:table-cell office:value-type="float" office:value="0.6">
                <text:p>0.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8021010143893">
                <text:p>0.748021010143893</text:p>
              </table:table-cell>
              <table:table-cell office:value-type="float" office:value="13.167092">
                <text:p>13.167092</text:p>
              </table:table-cell>
              <table:table-cell office:value-type="float" office:value="0.7">
                <text:p>0.7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0025339731501">
                <text:p>0.730025339731501</text:p>
              </table:table-cell>
              <table:table-cell office:value-type="float" office:value="13.15717272">
                <text:p>13.15717272</text:p>
              </table:table-cell>
              <table:table-cell office:value-type="float" office:value="0.8">
                <text:p>0.8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0376116646662">
                <text:p>0.700376116646662</text:p>
              </table:table-cell>
              <table:table-cell office:value-type="float" office:value="13.09150928">
                <text:p>13.09150928</text:p>
              </table:table-cell>
              <table:table-cell office:value-type="float" office:value="0.9">
                <text:p>0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759826745795">
                <text:p>0.670759826745795</text:p>
              </table:table-cell>
              <table:table-cell office:value-type="float" office:value="13.09184648">
                <text:p>13.09184648</text:p>
              </table:table-cell>
              <table:table-cell office:value-type="float" office:value="0.99">
                <text:p>0.99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3917459217806">
                <text:p>0.653917459217806</text:p>
              </table:table-cell>
              <table:table-cell office:value-type="float" office:value="13.082">
                <text:p>13.082</text:p>
              </table:table-cell>
              <table:table-cell office:value-type="float" office:value="0.995">
                <text:p>0.99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348560912212">
                <text:p>0.62348560912212</text:p>
              </table:table-cell>
              <table:table-cell office:value-type="float" office:value="13.04543248">
                <text:p>13.04543248</text:p>
              </table:table-cell>
              <table:table-cell office:value-type="float" office:value="1">
                <text:p>1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848519490078">
                <text:p>0.592848519490078</text:p>
              </table:table-cell>
              <table:table-cell office:value-type="float" office:value="13.056272">
                <text:p>13.05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7711731089529">
                <text:p>0.577711731089529</text:p>
              </table:table-cell>
              <table:table-cell office:value-type="float" office:value="13.04572848">
                <text:p>13.0457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4257429442932">
                <text:p>0.544257429442932</text:p>
              </table:table-cell>
              <table:table-cell office:value-type="float" office:value="13.0238664">
                <text:p>13.023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4097735195689">
                <text:p>0.514097735195689</text:p>
              </table:table-cell>
              <table:table-cell office:value-type="float" office:value="13.0335436">
                <text:p>13.033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8670882789189">
                <text:p>0.498670882789189</text:p>
              </table:table-cell>
              <table:table-cell office:value-type="float" office:value="13.00396048">
                <text:p>13.0039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2616530527071">
                <text:p>0.462616530527071</text:p>
              </table:table-cell>
              <table:table-cell office:value-type="float" office:value="12.9845704">
                <text:p>12.984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4570093970206">
                <text:p>0.434570093970206</text:p>
              </table:table-cell>
              <table:table-cell office:value-type="float" office:value="12.99614552">
                <text:p>12.9961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868350652679">
                <text:p>0.41868350652679</text:p>
              </table:table-cell>
              <table:table-cell office:value-type="float" office:value="12.95844048">
                <text:p>12.9584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9559431964991">
                <text:p>0.379559431964991</text:p>
              </table:table-cell>
              <table:table-cell office:value-type="float" office:value="12.9283176">
                <text:p>12.928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383303992178">
                <text:p>0.35383303992178</text:p>
              </table:table-cell>
              <table:table-cell office:value-type="float" office:value="12.93186648">
                <text:p>12.9318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7465026279271">
                <text:p>0.337465026279271</text:p>
              </table:table-cell>
              <table:table-cell office:value-type="float" office:value="12.88019112">
                <text:p>12.8801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6400378026667">
                <text:p>0.296400378026667</text:p>
              </table:table-cell>
              <table:table-cell office:value-type="float" office:value="12.8206704">
                <text:p>12.820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1699022516884">
                <text:p>0.271699022516884</text:p>
              </table:table-cell>
              <table:table-cell office:value-type="float" office:value="12.80505888">
                <text:p>12.8050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6004180442712">
                <text:p>0.256004180442712</text:p>
              </table:table-cell>
              <table:table-cell office:value-type="float" office:value="12.71998488">
                <text:p>12.7199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4893134473455">
                <text:p>0.214893134473455</text:p>
              </table:table-cell>
              <table:table-cell office:value-type="float" office:value="12.6444304">
                <text:p>12.644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650543896736">
                <text:p>0.18650543896736</text:p>
              </table:table-cell>
              <table:table-cell office:value-type="float" office:value="12.629372">
                <text:p>12.62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42627025465">
                <text:p>0.1742627025465</text:p>
              </table:table-cell>
              <table:table-cell office:value-type="float" office:value="12.4178464">
                <text:p>12.417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19678223263">
                <text:p>0.135419678223263</text:p>
              </table:table-cell>
              <table:table-cell office:value-type="float" office:value="11.59122632">
                <text:p>11.5912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-0.3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" chart:maximum="16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053cm" svg:height="7.87cm" xlink:href=".." xlink:type="simple" chart:class="chart:scatter" chart:style-name="ch1">
        <chart:title svg:x="4.881cm" svg:y="0.293cm" chart:style-name="ch2">
          <text:p>t_voc</text:p>
        </chart:title>
        <chart:legend chart:legend-position="bottom" svg:x="0.883cm" svg:y="7.114cm" style:legend-expansion="wide" chart:style-name="ch3"/>
        <chart:plot-area chart:style-name="ch4" table:cell-range-address="'20 C'.AD2:'20 C'.AH18 '20 C'.AE1:'20 C'.AH1" chart:data-source-has-labels="row" svg:x="0.98cm" svg:y="0.855cm" svg:width="9.427cm" svg:height="5.762cm">
          <chartooo:coordinate-region svg:x="1.163cm" svg:y="1.202cm" svg:width="9.244cm" svg:height="4.75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20 C'.AE2:'20 C'.AE18" chart:label-cell-address="'20 C'.AE1:'20 C'.AE1" chart:class="chart:scatter">
            <chart:domain table:cell-range-address="'20 C'.AD2:'20 C'.AD18"/>
            <chart:data-point chart:repeated="17"/>
          </chart:series>
          <chart:series chart:style-name="ch9" chart:values-cell-range-address="'20 C'.AF2:'20 C'.AF18" chart:label-cell-address="'20 C'.AF1:'20 C'.AF1" chart:class="chart:scatter">
            <chart:data-point chart:repeated="17"/>
          </chart:series>
          <chart:series chart:style-name="ch10" chart:values-cell-range-address="'20 C'.AG2:'20 C'.AG18" chart:label-cell-address="'20 C'.AG1:'20 C'.AG1" chart:class="chart:scatter">
            <chart:data-point chart:repeated="17"/>
          </chart:series>
          <chart:series chart:style-name="ch11" chart:values-cell-range-address="'20 C'.AH2:'20 C'.AH18" chart:label-cell-address="'20 C'.AH1:'20 C'.AH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20 C'.AE1:'20 C'.AE1</svg:desc>
                </draw:g>
              </table:table-cell>
              <table:table-cell office:value-type="string">
                <text:p>t_voc_11.1</text:p>
                <draw:g>
                  <svg:desc>'20 C'.AF1:'20 C'.AF1</svg:desc>
                </draw:g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  <table:table-cell office:value-type="string">
                <text:p>t_voc_40</text:p>
                <draw:g>
                  <svg:desc>'20 C'.AH1:'20 C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">
                <text:p>-0.15</text:p>
                <draw:g>
                  <svg:desc>'20 C'.AD2:'20 C'.AD18</svg:desc>
                </draw:g>
              </table:table-cell>
              <table:table-cell office:value-type="float" office:value="4">
                <text:p>4</text:p>
                <draw:g>
                  <svg:desc>'20 C'.AE2:'20 C'.AE18</svg:desc>
                </draw:g>
              </table:table-cell>
              <table:table-cell office:value-type="float" office:value="4">
                <text:p>4</text:p>
                <draw:g>
                  <svg:desc>'20 C'.AF2:'20 C'.AF18</svg:desc>
                </draw:g>
              </table:table-cell>
              <table:table-cell office:value-type="float" office:value="4">
                <text:p>4</text:p>
                <draw:g>
                  <svg:desc>'20 C'.AG2:'20 C'.AG18</svg:desc>
                </draw:g>
              </table:table-cell>
              <table:table-cell office:value-type="float" office:value="4">
                <text:p>4</text:p>
                <draw:g>
                  <svg:desc>'20 C'.AH2:'20 C'.A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12.6">
                <text:p>12.6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  <table:table-cell office:value-type="float" office:value="12">
                <text:p>12</text:p>
              </table:table-cell>
              <table:table-cell office:value-type="float" office:value="12.77">
                <text:p>12.77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  <table:table-cell office:value-type="float" office:value="12.5">
                <text:p>12.5</text:p>
              </table:table-cell>
              <table:table-cell office:value-type="float" office:value="12.85">
                <text:p>12.85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  <table:table-cell office:value-type="float" office:value="12.7">
                <text:p>12.7</text:p>
              </table:table-cell>
              <table:table-cell office:value-type="float" office:value="12.89">
                <text:p>12.89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  <table:table-cell office:value-type="float" office:value="12.8">
                <text:p>12.8</text:p>
              </table:table-cell>
              <table:table-cell office:value-type="float" office:value="12.95">
                <text:p>12.95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  <table:table-cell office:value-type="float" office:value="12.9">
                <text:p>12.9</text:p>
              </table:table-cell>
              <table:table-cell office:value-type="float" office:value="12.99">
                <text:p>12.99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  <table:table-cell office:value-type="float" office:value="12.96">
                <text:p>12.96</text:p>
              </table:table-cell>
              <table:table-cell office:value-type="float" office:value="13.03">
                <text:p>13.03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  <table:table-cell office:value-type="float" office:value="13.01">
                <text:p>13.01</text:p>
              </table:table-cell>
              <table:table-cell office:value-type="float" office:value="13.04">
                <text:p>13.04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  <table:table-cell office:value-type="float" office:value="13.06">
                <text:p>13.06</text:p>
              </table:table-cell>
              <table:table-cell office:value-type="float" office:value="13.09">
                <text:p>13.09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  <table:table-cell office:value-type="float" office:value="13.11">
                <text:p>13.11</text:p>
              </table:table-cell>
              <table:table-cell office:value-type="float" office:value="13.14">
                <text:p>13.1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  <table:table-cell office:value-type="float" office:value="13.17">
                <text:p>13.17</text:p>
              </table:table-cell>
              <table:table-cell office:value-type="float" office:value="13.21">
                <text:p>13.21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  <table:table-cell office:value-type="float" office:value="13.2">
                <text:p>13.2</text:p>
              </table:table-cell>
              <table:table-cell office:value-type="float" office:value="13.25">
                <text:p>13.2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  <table:table-cell office:value-type="float" office:value="13.23">
                <text:p>13.23</text:p>
              </table:table-cell>
              <table:table-cell office:value-type="float" office:value="13.27">
                <text:p>13.27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  <table:table-cell office:value-type="float" office:value="13.6">
                <text:p>13.6</text:p>
              </table:table-cell>
              <table:table-cell office:value-type="float" office:value="13.72">
                <text:p>13.72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" chart:maximum="1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408cm" xlink:href=".." xlink:type="simple" chart:class="chart:scatter" chart:style-name="ch1">
        <chart:title svg:x="7.454cm" svg:y="0.324cm" chart:style-name="ch2">
          <text:p>20 C</text:p>
        </chart:title>
        <chart:subtitle svg:x="7.665cm" svg:y="1.291cm" chart:style-name="ch3">
          <text:p>Adj</text:p>
        </chart:subtitle>
        <chart:legend chart:legend-position="end" svg:x="13.307cm" svg:y="4.13cm" style:legend-expansion="high" chart:style-name="ch4"/>
        <chart:plot-area chart:style-name="ch5" table:cell-range-address="'20 C'.U2:'20 C'.U49 '20 C'.Y1:'20 C'.Y49 '20 C'.AG1:'20 C'.AG19" chart:data-source-has-labels="row" svg:x="1.356cm" svg:y="0.194cm" svg:width="12.792cm" svg:height="8.802cm">
          <chartooo:coordinate-region svg:x="1.977cm" svg:y="0.194cm" svg:width="12.077cm" svg:height="8.129cm"/>
          <chart:axis chart:dimension="x" chart:name="primary-x" chart:style-name="ch6">
            <chart:title svg:x="7.43cm" svg:y="8.821cm" chart:style-name="ch7">
              <text:p>soc</text:p>
            </chart:title>
          </chart:axis>
          <chart:axis chart:dimension="y" chart:name="primary-y" chart:style-name="ch8">
            <chart:title svg:x="0.449cm" svg:y="4.983cm" chart:style-name="ch9">
              <text:p>volts</text:p>
            </chart:title>
            <chart:grid chart:style-name="ch10" chart:class="major"/>
          </chart:axis>
          <chart:series chart:style-name="ch11" chart:values-cell-range-address="'20 C'.Y2:'20 C'.Y49" chart:label-cell-address="'20 C'.Y1:'20 C'.Y1" chart:class="chart:scatter">
            <chart:domain table:cell-range-address="'20 C'.U2:'20 C'.U49"/>
            <chart:data-point chart:repeated="48"/>
          </chart:series>
          <chart:series chart:style-name="ch12" chart:values-cell-range-address="'20 C'.AG2:'20 C'.AG19" chart:label-cell-address="'20 C'.AG1:'20 C'.AG1" chart:class="chart:scatter">
            <chart:domain table:cell-range-address="'20 C'.AD2:'20 C'.AD19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20</text:p>
                <draw:g>
                  <svg:desc>'20 C'.Y1:'20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C'.U2:'20 C'.U49</svg:desc>
                </draw:g>
              </table:table-cell>
              <table:table-cell office:value-type="float" office:value="14.2044232">
                <text:p>14.2044232</text:p>
                <draw:g>
                  <svg:desc>'20 C'.Y2:'20 C'.Y49</svg:desc>
                </draw:g>
              </table:table-cell>
              <table:table-cell office:value-type="float" office:value="-0.15">
                <text:p>-0.15</text:p>
                <draw:g>
                  <svg:desc>'20 C'.AD2:'20 C'.AD19</svg:desc>
                </draw:g>
              </table:table-cell>
              <table:table-cell office:value-type="float" office:value="4">
                <text:p>4</text:p>
                <draw:g>
                  <svg:desc>'20 C'.AG2:'20 C'.A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703381282082">
                <text:p>0.999703381282082</text:p>
              </table:table-cell>
              <table:table-cell office:value-type="float" office:value="14.01486768">
                <text:p>14.014867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568030728174">
                <text:p>0.999568030728174</text:p>
              </table:table-cell>
              <table:table-cell office:value-type="float" office:value="13.96504328">
                <text:p>13.96504328</text:p>
              </table:table-cell>
              <table:table-cell office:value-type="float" office:value="0.05">
                <text:p>0.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315272515973">
                <text:p>0.981315272515973</text:p>
              </table:table-cell>
              <table:table-cell office:value-type="float" office:value="13.2192456">
                <text:p>13.2192456</text:p>
              </table:table-cell>
              <table:table-cell office:value-type="float" office:value="0.1">
                <text:p>0.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2224453557816">
                <text:p>0.962224453557816</text:p>
              </table:table-cell>
              <table:table-cell office:value-type="float" office:value="13.22669208">
                <text:p>13.22669208</text:p>
              </table:table-cell>
              <table:table-cell office:value-type="float" office:value="0.14">
                <text:p>0.14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3251110722322">
                <text:p>0.943251110722322</text:p>
              </table:table-cell>
              <table:table-cell office:value-type="float" office:value="13.2272456">
                <text:p>13.2272456</text:p>
              </table:table-cell>
              <table:table-cell office:value-type="float" office:value="0.17">
                <text:p>0.17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4272277584156">
                <text:p>0.924272277584156</text:p>
              </table:table-cell>
              <table:table-cell office:value-type="float" office:value="13.2361052">
                <text:p>13.2361052</text:p>
              </table:table-cell>
              <table:table-cell office:value-type="float" office:value="0.2">
                <text:p>0.2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410086382706">
                <text:p>0.905410086382706</text:p>
              </table:table-cell>
              <table:table-cell office:value-type="float" office:value="13.23147472">
                <text:p>13.23147472</text:p>
              </table:table-cell>
              <table:table-cell office:value-type="float" office:value="0.25">
                <text:p>0.2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620978791182">
                <text:p>0.886620978791182</text:p>
              </table:table-cell>
              <table:table-cell office:value-type="float" office:value="13.22398048">
                <text:p>13.22398048</text:p>
              </table:table-cell>
              <table:table-cell office:value-type="float" office:value="0.3">
                <text:p>0.3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7947958296443">
                <text:p>0.867947958296443</text:p>
              </table:table-cell>
              <table:table-cell office:value-type="float" office:value="13.2304896">
                <text:p>13.2304896</text:p>
              </table:table-cell>
              <table:table-cell office:value-type="float" office:value="0.4">
                <text:p>0.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513487326572">
                <text:p>0.83513487326572</text:p>
              </table:table-cell>
              <table:table-cell office:value-type="float" office:value="13.21315632">
                <text:p>13.21315632</text:p>
              </table:table-cell>
              <table:table-cell office:value-type="float" office:value="0.5">
                <text:p>0.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2028957150361">
                <text:p>0.812028957150361</text:p>
              </table:table-cell>
              <table:table-cell office:value-type="float" office:value="13.2283208">
                <text:p>13.2283208</text:p>
              </table:table-cell>
              <table:table-cell office:value-type="float" office:value="0.6">
                <text:p>0.6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2722546878478">
                <text:p>0.792722546878478</text:p>
              </table:table-cell>
              <table:table-cell office:value-type="float" office:value="13.2226652">
                <text:p>13.2226652</text:p>
              </table:table-cell>
              <table:table-cell office:value-type="float" office:value="0.7">
                <text:p>0.7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4490162305149">
                <text:p>0.774490162305149</text:p>
              </table:table-cell>
              <table:table-cell office:value-type="float" office:value="13.2149056">
                <text:p>13.2149056</text:p>
              </table:table-cell>
              <table:table-cell office:value-type="float" office:value="0.8">
                <text:p>0.8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6192962552557">
                <text:p>0.756192962552557</text:p>
              </table:table-cell>
              <table:table-cell office:value-type="float" office:value="13.21200848">
                <text:p>13.21200848</text:p>
              </table:table-cell>
              <table:table-cell office:value-type="float" office:value="0.9">
                <text:p>0.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7913076716349">
                <text:p>0.737913076716349</text:p>
              </table:table-cell>
              <table:table-cell office:value-type="float" office:value="13.2042376">
                <text:p>13.2042376</text:p>
              </table:table-cell>
              <table:table-cell office:value-type="float" office:value="0.99">
                <text:p>0.99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9698600226578">
                <text:p>0.719698600226578</text:p>
              </table:table-cell>
              <table:table-cell office:value-type="float" office:value="13.20064232">
                <text:p>13.20064232</text:p>
              </table:table-cell>
              <table:table-cell office:value-type="float" office:value="0.995">
                <text:p>0.995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1618306794109">
                <text:p>0.701618306794109</text:p>
              </table:table-cell>
              <table:table-cell office:value-type="float" office:value="13.17469208">
                <text:p>13.17469208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3469944618021">
                <text:p>0.683469944618021</text:p>
              </table:table-cell>
              <table:table-cell office:value-type="float" office:value="13.15211168">
                <text:p>13.1521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9075120925068">
                <text:p>0.649075120925068</text:p>
              </table:table-cell>
              <table:table-cell office:value-type="float" office:value="13.08818832">
                <text:p>13.0881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3147783872475">
                <text:p>0.623147783872475</text:p>
              </table:table-cell>
              <table:table-cell office:value-type="float" office:value="13.09191608">
                <text:p>13.0919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3887194318408">
                <text:p>0.603887194318408</text:p>
              </table:table-cell>
              <table:table-cell office:value-type="float" office:value="13.09001648">
                <text:p>13.0900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6964672909192">
                <text:p>0.586964672909192</text:p>
              </table:table-cell>
              <table:table-cell office:value-type="float" office:value="13.07425432">
                <text:p>13.0742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0202589912221">
                <text:p>0.570202589912221</text:p>
              </table:table-cell>
              <table:table-cell office:value-type="float" office:value="13.06735208">
                <text:p>13.0673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3144282692268">
                <text:p>0.553144282692268</text:p>
              </table:table-cell>
              <table:table-cell office:value-type="float" office:value="13.07489432">
                <text:p>13.0748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5908487338065">
                <text:p>0.535908487338065</text:p>
              </table:table-cell>
              <table:table-cell office:value-type="float" office:value="13.06366232">
                <text:p>13.0636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8784047449162">
                <text:p>0.518784047449162</text:p>
              </table:table-cell>
              <table:table-cell office:value-type="float" office:value="13.05711968">
                <text:p>13.0571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1116648263393">
                <text:p>0.481116648263393</text:p>
              </table:table-cell>
              <table:table-cell office:value-type="float" office:value="13.03758568">
                <text:p>13.0375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4813313923302">
                <text:p>0.454813313923302</text:p>
              </table:table-cell>
              <table:table-cell office:value-type="float" office:value="13.05867208">
                <text:p>13.0586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6549103366332">
                <text:p>0.436549103366332</text:p>
              </table:table-cell>
              <table:table-cell office:value-type="float" office:value="13.04379968">
                <text:p>13.0437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0673205773518">
                <text:p>0.420673205773518</text:p>
              </table:table-cell>
              <table:table-cell office:value-type="float" office:value="13.0449212">
                <text:p>13.044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4883330657028">
                <text:p>0.404883330657028</text:p>
              </table:table-cell>
              <table:table-cell office:value-type="float" office:value="13.03796672">
                <text:p>13.037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8276420403215">
                <text:p>0.388276420403215</text:p>
              </table:table-cell>
              <table:table-cell office:value-type="float" office:value="13.0249896">
                <text:p>13.024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099748190494">
                <text:p>0.37099748190494</text:p>
              </table:table-cell>
              <table:table-cell office:value-type="float" office:value="13.01714232">
                <text:p>13.017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275977557874">
                <text:p>0.35275977557874</text:p>
              </table:table-cell>
              <table:table-cell office:value-type="float" office:value="12.99236768">
                <text:p>12.9923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421635124448">
                <text:p>0.33421635124448</text:p>
              </table:table-cell>
              <table:table-cell office:value-type="float" office:value="12.97271872">
                <text:p>12.9727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5238616736885">
                <text:p>0.315238616736885</text:p>
              </table:table-cell>
              <table:table-cell office:value-type="float" office:value="12.93554312">
                <text:p>12.9355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6747457537146">
                <text:p>0.296747457537146</text:p>
              </table:table-cell>
              <table:table-cell office:value-type="float" office:value="12.93286768">
                <text:p>12.9328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9818537282463">
                <text:p>0.259818537282463</text:p>
              </table:table-cell>
              <table:table-cell office:value-type="float" office:value="12.8688392">
                <text:p>12.868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5698008132849">
                <text:p>0.225698008132849</text:p>
              </table:table-cell>
              <table:table-cell office:value-type="float" office:value="12.84949648">
                <text:p>12.8494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8147851734716">
                <text:p>0.208147851734716</text:p>
              </table:table-cell>
              <table:table-cell office:value-type="float" office:value="12.82376312">
                <text:p>12.8237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634087478332">
                <text:p>0.19634087478332</text:p>
              </table:table-cell>
              <table:table-cell office:value-type="float" office:value="12.79804232">
                <text:p>12.7980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3837315472963">
                <text:p>0.183837315472963</text:p>
              </table:table-cell>
              <table:table-cell office:value-type="float" office:value="12.75221872">
                <text:p>12.752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7861580086968">
                <text:p>0.167861580086968</text:p>
              </table:table-cell>
              <table:table-cell office:value-type="float" office:value="12.66890512">
                <text:p>12.6689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0535684404979">
                <text:p>0.120535684404979</text:p>
              </table:table-cell>
              <table:table-cell office:value-type="float" office:value="12.6490932">
                <text:p>12.649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52040498886778">
                <text:p>0.0952040498886778</text:p>
              </table:table-cell>
              <table:table-cell office:value-type="float" office:value="12.5882176">
                <text:p>12.588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11355376232245">
                <text:p>0.0811355376232245</text:p>
              </table:table-cell>
              <table:table-cell office:value-type="float" office:value="12.23028128">
                <text:p>12.2302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72406881100075">
                <text:p>0.0672406881100075</text:p>
              </table:table-cell>
              <table:table-cell office:value-type="float" office:value="11.4013256">
                <text:p>11.401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end" svg:x="13.492cm" svg:y="3.916cm" style:legend-expansion="high" chart:style-name="ch2"/>
        <chart:plot-area chart:style-name="ch3" table:cell-range-address="'5 C'.U2:'5 C'.U84 '5 C'.Y1:'5 C'.Y84 '5 C'.AE1:'5 C'.AE19" chart:data-source-has-labels="row" svg:x="0.77cm" svg:y="0.851cm" svg:width="12.082cm" svg:height="7.531cm">
          <chartooo:coordinate-region svg:x="1.391cm" svg:y="1.063cm" svg:width="11.367cm" svg:height="6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 C'.Y2:'5 C'.Y84" chart:label-cell-address="'5 C'.Y1:'5 C'.Y1" chart:class="chart:scatter">
            <chart:domain table:cell-range-address="'5 C'.U2:'5 C'.U84"/>
            <chart:data-point chart:repeated="83"/>
          </chart:series>
          <chart:series chart:style-name="ch8" chart:values-cell-range-address="'5 C'.AE2:'5 C'.AE19" chart:label-cell-address="'5 C'.AE1:'5 C'.AE1" chart:class="chart:scatter">
            <chart:domain table:cell-range-address="'5 C'.AD2:'5 C'.AD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5</text:p>
                <draw:g>
                  <svg:desc>'5 C'.Y1:'5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5 C'.AE1:'5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 C'.U2:'5 C'.U84</svg:desc>
                </draw:g>
              </table:table-cell>
              <table:table-cell office:value-type="float" office:value="14.38182352">
                <text:p>14.38182352</text:p>
                <draw:g>
                  <svg:desc>'5 C'.Y2:'5 C'.Y84</svg:desc>
                </draw:g>
              </table:table-cell>
              <table:table-cell office:value-type="float" office:value="-0.15">
                <text:p>-0.15</text:p>
                <draw:g>
                  <svg:desc>'5 C'.AD2:'5 C'.AD19</svg:desc>
                </draw:g>
              </table:table-cell>
              <table:table-cell office:value-type="float" office:value="4">
                <text:p>4</text:p>
                <draw:g>
                  <svg:desc>'5 C'.AE2:'5 C'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379623591367">
                <text:p>0.999379623591367</text:p>
              </table:table-cell>
              <table:table-cell office:value-type="float" office:value="14.3888544">
                <text:p>14.3888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758937447698">
                <text:p>0.998758937447698</text:p>
              </table:table-cell>
              <table:table-cell office:value-type="float" office:value="14.38413728">
                <text:p>14.38413728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14154148582">
                <text:p>0.99814154148582</text:p>
              </table:table-cell>
              <table:table-cell office:value-type="float" office:value="14.32199288">
                <text:p>14.32199288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07233822746">
                <text:p>0.997407233822746</text:p>
              </table:table-cell>
              <table:table-cell office:value-type="float" office:value="14.07287008">
                <text:p>14.07287008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632936162596">
                <text:p>0.996632936162596</text:p>
              </table:table-cell>
              <table:table-cell office:value-type="float" office:value="13.94393408">
                <text:p>13.94393408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752921596301">
                <text:p>0.995752921596301</text:p>
              </table:table-cell>
              <table:table-cell office:value-type="float" office:value="13.83141008">
                <text:p>13.83141008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949212497738">
                <text:p>0.994949212497738</text:p>
              </table:table-cell>
              <table:table-cell office:value-type="float" office:value="13.73263408">
                <text:p>13.7326340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088451171288">
                <text:p>0.994088451171288</text:p>
              </table:table-cell>
              <table:table-cell office:value-type="float" office:value="13.67199408">
                <text:p>13.67199408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3293712047131">
                <text:p>0.993293712047131</text:p>
              </table:table-cell>
              <table:table-cell office:value-type="float" office:value="13.60986208">
                <text:p>13.60986208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446435731807">
                <text:p>0.992446435731807</text:p>
              </table:table-cell>
              <table:table-cell office:value-type="float" office:value="13.56058208">
                <text:p>13.56058208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1665322860371">
                <text:p>0.991665322860371</text:p>
              </table:table-cell>
              <table:table-cell office:value-type="float" office:value="13.52509408">
                <text:p>13.52509408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0831042367322">
                <text:p>0.990831042367322</text:p>
              </table:table-cell>
              <table:table-cell office:value-type="float" office:value="13.49751008">
                <text:p>13.49751008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0058244696778">
                <text:p>0.990058244696778</text:p>
              </table:table-cell>
              <table:table-cell office:value-type="float" office:value="13.45561008">
                <text:p>13.45561008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232856268902">
                <text:p>0.989232856268902</text:p>
              </table:table-cell>
              <table:table-cell office:value-type="float" office:value="13.42768208">
                <text:p>13.42768208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8473999283663">
                <text:p>0.988473999283663</text:p>
              </table:table-cell>
              <table:table-cell office:value-type="float" office:value="13.40477008">
                <text:p>13.40477008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7668181438172">
                <text:p>0.987668181438172</text:p>
              </table:table-cell>
              <table:table-cell office:value-type="float" office:value="13.38103408">
                <text:p>13.38103408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692340897966">
                <text:p>0.98692340897966</text:p>
              </table:table-cell>
              <table:table-cell office:value-type="float" office:value="13.36512208">
                <text:p>13.36512208</text:p>
              </table:table-cell>
              <table:table-cell office:value-type="float" office:value="1">
                <text:p>1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6120362702462">
                <text:p>0.986120362702462</text:p>
              </table:table-cell>
              <table:table-cell office:value-type="float" office:value="13.34097408">
                <text:p>13.3409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5322019725607">
                <text:p>0.985322019725607</text:p>
              </table:table-cell>
              <table:table-cell office:value-type="float" office:value="13.32977408">
                <text:p>13.3297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475417620645">
                <text:p>0.984475417620645</text:p>
              </table:table-cell>
              <table:table-cell office:value-type="float" office:value="13.31067008">
                <text:p>13.3106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3571667741718">
                <text:p>0.983571667741718</text:p>
              </table:table-cell>
              <table:table-cell office:value-type="float" office:value="13.3001032">
                <text:p>13.300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2613070124518">
                <text:p>0.982613070124518</text:p>
              </table:table-cell>
              <table:table-cell office:value-type="float" office:value="13.2836912">
                <text:p>13.283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1655471257514">
                <text:p>0.981655471257514</text:p>
              </table:table-cell>
              <table:table-cell office:value-type="float" office:value="13.28441008">
                <text:p>13.2844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0696259497447">
                <text:p>0.980696259497447</text:p>
              </table:table-cell>
              <table:table-cell office:value-type="float" office:value="13.2744112">
                <text:p>13.274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9682432264197">
                <text:p>0.979682432264197</text:p>
              </table:table-cell>
              <table:table-cell office:value-type="float" office:value="13.2626032">
                <text:p>13.262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9524516946192">
                <text:p>0.969524516946192</text:p>
              </table:table-cell>
              <table:table-cell office:value-type="float" office:value="13.20256832">
                <text:p>13.2025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3623079502169">
                <text:p>0.963623079502169</text:p>
              </table:table-cell>
              <table:table-cell office:value-type="float" office:value="13.21365632">
                <text:p>13.2136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804860903937">
                <text:p>0.95804860903937</text:p>
              </table:table-cell>
              <table:table-cell office:value-type="float" office:value="13.2105792">
                <text:p>13.210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2554217774959">
                <text:p>0.952554217774959</text:p>
              </table:table-cell>
              <table:table-cell office:value-type="float" office:value="13.22137632">
                <text:p>13.2213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7039998282066">
                <text:p>0.947039998282066</text:p>
              </table:table-cell>
              <table:table-cell office:value-type="float" office:value="13.2226192">
                <text:p>13.222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1543776525641">
                <text:p>0.941543776525641</text:p>
              </table:table-cell>
              <table:table-cell office:value-type="float" office:value="13.2203672">
                <text:p>13.220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6070955721563">
                <text:p>0.936070955721563</text:p>
              </table:table-cell>
              <table:table-cell office:value-type="float" office:value="13.22272032">
                <text:p>13.2227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0691491509985">
                <text:p>0.920691491509985</text:p>
              </table:table-cell>
              <table:table-cell office:value-type="float" office:value="13.2042512">
                <text:p>13.204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4937994014314">
                <text:p>0.914937994014314</text:p>
              </table:table-cell>
              <table:table-cell office:value-type="float" office:value="13.21081368">
                <text:p>13.2108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9567998957132">
                <text:p>0.909567998957132</text:p>
              </table:table-cell>
              <table:table-cell office:value-type="float" office:value="13.2160792">
                <text:p>13.216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4507246350875">
                <text:p>0.904507246350875</text:p>
              </table:table-cell>
              <table:table-cell office:value-type="float" office:value="13.2278992">
                <text:p>13.227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9334114262225">
                <text:p>0.899334114262225</text:p>
              </table:table-cell>
              <table:table-cell office:value-type="float" office:value="13.2171672">
                <text:p>13.217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7630025195916">
                <text:p>0.887630025195916</text:p>
              </table:table-cell>
              <table:table-cell office:value-type="float" office:value="13.1538652">
                <text:p>13.153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8219360602865">
                <text:p>0.878219360602865</text:p>
              </table:table-cell>
              <table:table-cell office:value-type="float" office:value="13.2169072">
                <text:p>13.216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3519457512145">
                <text:p>0.873519457512145</text:p>
              </table:table-cell>
              <table:table-cell office:value-type="float" office:value="13.2020648">
                <text:p>13.202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3748892122957">
                <text:p>0.863748892122957</text:p>
              </table:table-cell>
              <table:table-cell office:value-type="float" office:value="13.1929808">
                <text:p>13.192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3872694814564">
                <text:p>0.853872694814564</text:p>
              </table:table-cell>
              <table:table-cell office:value-type="float" office:value="13.18279128">
                <text:p>13.1827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3831888204257">
                <text:p>0.843831888204257</text:p>
              </table:table-cell>
              <table:table-cell office:value-type="float" office:value="13.18362992">
                <text:p>13.1836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4585847914777">
                <text:p>0.824585847914777</text:p>
              </table:table-cell>
              <table:table-cell office:value-type="float" office:value="13.11852792">
                <text:p>13.1185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1508922901879">
                <text:p>0.811508922901879</text:p>
              </table:table-cell>
              <table:table-cell office:value-type="float" office:value="13.17088992">
                <text:p>13.1708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184557660924">
                <text:p>0.80184557660924</text:p>
              </table:table-cell>
              <table:table-cell office:value-type="float" office:value="13.17409928">
                <text:p>13.17409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2454972693216">
                <text:p>0.792454972693216</text:p>
              </table:table-cell>
              <table:table-cell office:value-type="float" office:value="13.17311928">
                <text:p>13.1731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3040590229011">
                <text:p>0.783040590229011</text:p>
              </table:table-cell>
              <table:table-cell office:value-type="float" office:value="13.16598192">
                <text:p>13.1659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1646625413725">
                <text:p>0.771646625413725</text:p>
              </table:table-cell>
              <table:table-cell office:value-type="float" office:value="13.08164832">
                <text:p>13.0816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284491787542">
                <text:p>0.76284491787542</text:p>
              </table:table-cell>
              <table:table-cell office:value-type="float" office:value="13.0515972">
                <text:p>13.051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3646947934488">
                <text:p>0.73646947934488</text:p>
              </table:table-cell>
              <table:table-cell office:value-type="float" office:value="13.0819764">
                <text:p>13.081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7113821685975">
                <text:p>0.717113821685975</text:p>
              </table:table-cell>
              <table:table-cell office:value-type="float" office:value="13.07415448">
                <text:p>13.0741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98982038969205">
                <text:p>0.698982038969205</text:p>
              </table:table-cell>
              <table:table-cell office:value-type="float" office:value="13.0518156">
                <text:p>13.051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0924160088928">
                <text:p>0.680924160088928</text:p>
              </table:table-cell>
              <table:table-cell office:value-type="float" office:value="13.03162648">
                <text:p>13.0316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217232591365">
                <text:p>0.66217232591365</text:p>
              </table:table-cell>
              <table:table-cell office:value-type="float" office:value="13.01226">
                <text:p>13.0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9455640099676">
                <text:p>0.629455640099676</text:p>
              </table:table-cell>
              <table:table-cell office:value-type="float" office:value="12.99198288">
                <text:p>12.9919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07033554354989">
                <text:p>0.607033554354989</text:p>
              </table:table-cell>
              <table:table-cell office:value-type="float" office:value="13.01021352">
                <text:p>13.0102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9796395786853">
                <text:p>0.589796395786853</text:p>
              </table:table-cell>
              <table:table-cell office:value-type="float" office:value="12.98915712">
                <text:p>12.9891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73072280538272">
                <text:p>0.573072280538272</text:p>
              </table:table-cell>
              <table:table-cell office:value-type="float" office:value="12.98688288">
                <text:p>12.9868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5974172080499">
                <text:p>0.555974172080499</text:p>
              </table:table-cell>
              <table:table-cell office:value-type="float" office:value="12.98017672">
                <text:p>12.9801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1606308850419">
                <text:p>0.521606308850419</text:p>
              </table:table-cell>
              <table:table-cell office:value-type="float" office:value="12.95646552">
                <text:p>12.956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004804104683">
                <text:p>0.50004804104683</text:p>
              </table:table-cell>
              <table:table-cell office:value-type="float" office:value="12.96654648">
                <text:p>12.9665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3858908396438">
                <text:p>0.483858908396438</text:p>
              </table:table-cell>
              <table:table-cell office:value-type="float" office:value="12.95780152">
                <text:p>12.9578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8052376310111">
                <text:p>0.468052376310111</text:p>
              </table:table-cell>
              <table:table-cell office:value-type="float" office:value="12.940652">
                <text:p>12.94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8045013589984">
                <text:p>0.448045013589984</text:p>
              </table:table-cell>
              <table:table-cell office:value-type="float" office:value="12.87010848">
                <text:p>12.8701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1790589491968">
                <text:p>0.411790589491968</text:p>
              </table:table-cell>
              <table:table-cell office:value-type="float" office:value="12.90507848">
                <text:p>12.9050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4411621733485">
                <text:p>0.394411621733485</text:p>
              </table:table-cell>
              <table:table-cell office:value-type="float" office:value="12.88908112">
                <text:p>12.889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9913010896879">
                <text:p>0.379913010896879</text:p>
              </table:table-cell>
              <table:table-cell office:value-type="float" office:value="12.86328728">
                <text:p>12.8632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5162956581435">
                <text:p>0.365162956581435</text:p>
              </table:table-cell>
              <table:table-cell office:value-type="float" office:value="12.83643712">
                <text:p>12.8364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6141431954858">
                <text:p>0.326141431954858</text:p>
              </table:table-cell>
              <table:table-cell office:value-type="float" office:value="12.78936">
                <text:p>12.7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05812081890036">
                <text:p>0.305812081890036</text:p>
              </table:table-cell>
              <table:table-cell office:value-type="float" office:value="12.76043848">
                <text:p>12.760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177760951698">
                <text:p>0.29177760951698</text:p>
              </table:table-cell>
              <table:table-cell office:value-type="float" office:value="12.72123448">
                <text:p>12.7212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8043205507181">
                <text:p>0.278043205507181</text:p>
              </table:table-cell>
              <table:table-cell office:value-type="float" office:value="12.67961672">
                <text:p>12.6796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8457835054439">
                <text:p>0.238457835054439</text:p>
              </table:table-cell>
              <table:table-cell office:value-type="float" office:value="12.58000912">
                <text:p>12.5800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6489095363988">
                <text:p>0.216489095363988</text:p>
              </table:table-cell>
              <table:table-cell office:value-type="float" office:value="12.54287272">
                <text:p>12.5428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9105558458988">
                <text:p>0.209105558458988</text:p>
              </table:table-cell>
              <table:table-cell office:value-type="float" office:value="12.49943848">
                <text:p>12.499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9047134437407">
                <text:p>0.209047134437407</text:p>
              </table:table-cell>
              <table:table-cell office:value-type="float" office:value="12.493992">
                <text:p>12.49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3417954162632">
                <text:p>0.203417954162632</text:p>
              </table:table-cell>
              <table:table-cell office:value-type="float" office:value="12.43399272">
                <text:p>12.4339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8160920308384">
                <text:p>0.188160920308384</text:p>
              </table:table-cell>
              <table:table-cell office:value-type="float" office:value="11.9863972">
                <text:p>11.98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3665069764087">
                <text:p>0.143665069764087</text:p>
              </table:table-cell>
              <table:table-cell office:value-type="float" office:value="10.63163512">
                <text:p>10.631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5357551168674">
                <text:p>0.135357551168674</text:p>
              </table:table-cell>
              <table:table-cell office:value-type="float" office:value="10.490108">
                <text:p>10.49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9855173497891">
                <text:p>0.139855173497891</text:p>
              </table:table-cell>
              <table:table-cell office:value-type="float" office:value="9.930796">
                <text:p>9.93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76cm" svg:height="6.602cm" xlink:href=".." xlink:type="simple" chart:class="chart:scatter" chart:style-name="ch1">
        <chart:title svg:x="5.731cm" svg:y="0.268cm" chart:style-name="ch2">
          <text:p>5 C</text:p>
        </chart:title>
        <chart:legend chart:legend-position="bottom" svg:x="3.229cm" svg:y="5.846cm" style:legend-expansion="wide" chart:style-name="ch3"/>
        <chart:plot-area chart:style-name="ch4" table:cell-range-address="'30 C'.D2:'30 C'.D87 '30 C'.G1:'30 C'.I87" chart:data-source-has-labels="row" svg:x="0.695cm" svg:y="1.569cm" svg:width="11.091cm" svg:height="3.725cm">
          <chartooo:coordinate-region svg:x="1.23cm" svg:y="1.761cm" svg:width="9.868cm" svg:height="1.804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30 C'.H2:'30 C'.H87" chart:label-cell-address="'30 C'.H1:'30 C'.H1" chart:class="chart:scatter">
            <chart:domain table:cell-range-address="'30 C'.D2:'30 C'.D87"/>
            <chart:data-point chart:repeated="86"/>
          </chart:series>
          <chart:series chart:attached-axis="primary-y" chart:style-name="ch10" chart:values-cell-range-address="'30 C'.I2:'30 C'.I87" chart:label-cell-address="'30 C'.I1:'30 C'.I1" chart:class="chart:scatter">
            <chart:data-point chart:repeated="86"/>
          </chart:series>
          <chart:series chart:attached-axis="secondary-y" chart:style-name="ch11" chart:values-cell-range-address="'30 C'.G2:'30 C'.G87" chart:label-cell-address="'30 C'.G1:'30 C'.G1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soc</text:p>
                <draw:g>
                  <svg:desc>'30 C'.H1:'30 C'.H1</svg:desc>
                </draw:g>
              </table:table-cell>
              <table:table-cell office:value-type="string">
                <text:p> soc_ekf</text:p>
                <draw:g>
                  <svg:desc>'30 C'.I1:'30 C'.I1</svg:desc>
                </draw:g>
              </table:table-cell>
              <table:table-cell office:value-type="string">
                <text:p> Ibatt</text:p>
                <draw:g>
                  <svg:desc>'30 C'.G1:'3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2556471">
                <text:p>1662556471</text:p>
                <draw:g>
                  <svg:desc>'30 C'.D2:'30 C'.D87</svg:desc>
                </draw:g>
              </table:table-cell>
              <table:table-cell office:value-type="float" office:value="0.8871">
                <text:p>0.8871</text:p>
                <draw:g>
                  <svg:desc>'30 C'.H2:'30 C'.H87</svg:desc>
                </draw:g>
              </table:table-cell>
              <table:table-cell office:value-type="float" office:value="0.8465">
                <text:p>0.8465</text:p>
                <draw:g>
                  <svg:desc>'30 C'.I2:'30 C'.I87</svg:desc>
                </draw:g>
              </table:table-cell>
              <table:table-cell office:value-type="float" office:value="-1.273">
                <text:p>-1.273</text:p>
                <draw:g>
                  <svg:desc>'30 C'.G2:'3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2558271">
                <text:p>1662558271</text:p>
              </table:table-cell>
              <table:table-cell office:value-type="float" office:value="0.8374">
                <text:p>0.8374</text:p>
              </table:table-cell>
              <table:table-cell office:value-type="float" office:value="0.6514">
                <text:p>0.6514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2560071">
                <text:p>1662560071</text:p>
              </table:table-cell>
              <table:table-cell office:value-type="float" office:value="0.803">
                <text:p>0.803</text:p>
              </table:table-cell>
              <table:table-cell office:value-type="float" office:value="0.5655">
                <text:p>0.5655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2561871">
                <text:p>1662561871</text:p>
              </table:table-cell>
              <table:table-cell office:value-type="float" office:value="0.7728">
                <text:p>0.7728</text:p>
              </table:table-cell>
              <table:table-cell office:value-type="float" office:value="0.579">
                <text:p>0.579</text:p>
              </table:table-cell>
              <table:table-cell office:value-type="float" office:value="-7.03">
                <text:p>-7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2563672">
                <text:p>1662563672</text:p>
              </table:table-cell>
              <table:table-cell office:value-type="float" office:value="0.7412">
                <text:p>0.7412</text:p>
              </table:table-cell>
              <table:table-cell office:value-type="float" office:value="0.6232">
                <text:p>0.6232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2565472">
                <text:p>1662565472</text:p>
              </table:table-cell>
              <table:table-cell office:value-type="float" office:value="0.7089">
                <text:p>0.7089</text:p>
              </table:table-cell>
              <table:table-cell office:value-type="float" office:value="0.6659">
                <text:p>0.6659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2567272">
                <text:p>1662567272</text:p>
              </table:table-cell>
              <table:table-cell office:value-type="float" office:value="0.6746">
                <text:p>0.6746</text:p>
              </table:table-cell>
              <table:table-cell office:value-type="float" office:value="0.6848">
                <text:p>0.6848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2569072">
                <text:p>1662569072</text:p>
              </table:table-cell>
              <table:table-cell office:value-type="float" office:value="0.64">
                <text:p>0.64</text:p>
              </table:table-cell>
              <table:table-cell office:value-type="float" office:value="0.6663">
                <text:p>0.6663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2570872">
                <text:p>1662570872</text:p>
              </table:table-cell>
              <table:table-cell office:value-type="float" office:value="0.6054">
                <text:p>0.6054</text:p>
              </table:table-cell>
              <table:table-cell office:value-type="float" office:value="0.6262">
                <text:p>0.6262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2572672">
                <text:p>1662572672</text:p>
              </table:table-cell>
              <table:table-cell office:value-type="float" office:value="0.5709">
                <text:p>0.5709</text:p>
              </table:table-cell>
              <table:table-cell office:value-type="float" office:value="0.5971">
                <text:p>0.5971</text:p>
              </table:table-cell>
              <table:table-cell office:value-type="float" office:value="-7.967">
                <text:p>-7.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2574472">
                <text:p>1662574472</text:p>
              </table:table-cell>
              <table:table-cell office:value-type="float" office:value="0.5359">
                <text:p>0.5359</text:p>
              </table:table-cell>
              <table:table-cell office:value-type="float" office:value="0.5816">
                <text:p>0.5816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2576272">
                <text:p>1662576272</text:p>
              </table:table-cell>
              <table:table-cell office:value-type="float" office:value="0.501">
                <text:p>0.501</text:p>
              </table:table-cell>
              <table:table-cell office:value-type="float" office:value="0.5762">
                <text:p>0.5762</text:p>
              </table:table-cell>
              <table:table-cell office:value-type="float" office:value="-8.233">
                <text:p>-8.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62578072">
                <text:p>1662578072</text:p>
              </table:table-cell>
              <table:table-cell office:value-type="float" office:value="0.4676">
                <text:p>0.4676</text:p>
              </table:table-cell>
              <table:table-cell office:value-type="float" office:value="0.5825">
                <text:p>0.5825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2579872">
                <text:p>1662579872</text:p>
              </table:table-cell>
              <table:table-cell office:value-type="float" office:value="0.4342">
                <text:p>0.4342</text:p>
              </table:table-cell>
              <table:table-cell office:value-type="float" office:value="0.5979">
                <text:p>0.5979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2581672">
                <text:p>1662581672</text:p>
              </table:table-cell>
              <table:table-cell office:value-type="float" office:value="0.3996">
                <text:p>0.3996</text:p>
              </table:table-cell>
              <table:table-cell office:value-type="float" office:value="0.6072">
                <text:p>0.6072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2583472">
                <text:p>1662583472</text:p>
              </table:table-cell>
              <table:table-cell office:value-type="float" office:value="0.3638">
                <text:p>0.3638</text:p>
              </table:table-cell>
              <table:table-cell office:value-type="float" office:value="0.5962">
                <text:p>0.5962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2585273">
                <text:p>1662585273</text:p>
              </table:table-cell>
              <table:table-cell office:value-type="float" office:value="0.328">
                <text:p>0.328</text:p>
              </table:table-cell>
              <table:table-cell office:value-type="float" office:value="0.5588">
                <text:p>0.5588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2587073">
                <text:p>1662587073</text:p>
              </table:table-cell>
              <table:table-cell office:value-type="float" office:value="0.2928">
                <text:p>0.2928</text:p>
              </table:table-cell>
              <table:table-cell office:value-type="float" office:value="0.4957">
                <text:p>0.4957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2588873">
                <text:p>1662588873</text:p>
              </table:table-cell>
              <table:table-cell office:value-type="float" office:value="0.2581">
                <text:p>0.2581</text:p>
              </table:table-cell>
              <table:table-cell office:value-type="float" office:value="0.4204">
                <text:p>0.4204</text:p>
              </table:table-cell>
              <table:table-cell office:value-type="float" office:value="-7.363">
                <text:p>-7.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2590673">
                <text:p>1662590673</text:p>
              </table:table-cell>
              <table:table-cell office:value-type="float" office:value="0.2238">
                <text:p>0.2238</text:p>
              </table:table-cell>
              <table:table-cell office:value-type="float" office:value="0.2886">
                <text:p>0.2886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2592473">
                <text:p>1662592473</text:p>
              </table:table-cell>
              <table:table-cell office:value-type="float" office:value="0.1896">
                <text:p>0.1896</text:p>
              </table:table-cell>
              <table:table-cell office:value-type="float" office:value="0.1854">
                <text:p>0.1854</text:p>
              </table:table-cell>
              <table:table-cell office:value-type="float" office:value="-7.23">
                <text:p>-7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2594273">
                <text:p>1662594273</text:p>
              </table:table-cell>
              <table:table-cell office:value-type="float" office:value="0.1553">
                <text:p>0.1553</text:p>
              </table:table-cell>
              <table:table-cell office:value-type="float" office:value="0.1541">
                <text:p>0.1541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2596073">
                <text:p>1662596073</text:p>
              </table:table-cell>
              <table:table-cell office:value-type="float" office:value="0.1209">
                <text:p>0.1209</text:p>
              </table:table-cell>
              <table:table-cell office:value-type="float" office:value="0.1427">
                <text:p>0.1427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2597873">
                <text:p>1662597873</text:p>
              </table:table-cell>
              <table:table-cell office:value-type="float" office:value="0.0775">
                <text:p>0.0775</text:p>
              </table:table-cell>
              <table:table-cell office:value-type="float" office:value="0.0971">
                <text:p>0.0971</text:p>
              </table:table-cell>
              <table:table-cell office:value-type="float" office:value="-11.112">
                <text:p>-11.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2599673">
                <text:p>1662599673</text:p>
              </table:table-cell>
              <table:table-cell office:value-type="float" office:value="0.0306">
                <text:p>0.0306</text:p>
              </table:table-cell>
              <table:table-cell office:value-type="float" office:value="0.0313">
                <text:p>0.031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9.5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-20" chart:maximum="30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972cm" svg:height="7.216cm" xlink:href=".." xlink:type="simple" chart:class="chart:scatter" chart:style-name="ch1">
        <chart:title svg:x="4.249cm" svg:y="0.279cm" chart:style-name="ch2">
          <text:p>12.5 C
</text:p>
        </chart:title>
        <chart:legend chart:legend-position="bottom" svg:x="1.825cm" svg:y="5.989cm" style:legend-expansion="wide" chart:style-name="ch3"/>
        <chart:plot-area chart:style-name="ch4" table:cell-range-address="'30 C'.A2:'30 C'.A87 '30 C'.E1:'30 C'.G87 '30 C'.Q1:'30 C'.Q87 '30 C'.K1:'30 C'.K87 '30 C'.X1:'30 C'.X87" chart:data-source-has-labels="row" svg:x="0.288cm" svg:y="0.688cm" svg:width="9.705cm" svg:height="5.496cm">
          <chartooo:coordinate-region svg:x="0.851cm" svg:y="1.27cm" svg:width="8.454cm" svg:height="4.43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30 C'.F2:'30 C'.F87" chart:label-cell-address="'30 C'.F1:'30 C'.F1" chart:class="chart:scatter">
            <chart:domain table:cell-range-address="'30 C'.A2:'30 C'.A87"/>
            <chart:data-point chart:repeated="86"/>
          </chart:series>
          <chart:series chart:attached-axis="primary-y" chart:style-name="ch11" chart:values-cell-range-address="'30 C'.Q2:'30 C'.Q87" chart:label-cell-address="'30 C'.Q1:'30 C'.Q1" chart:class="chart:scatter">
            <chart:data-point chart:repeated="86"/>
          </chart:series>
          <chart:series chart:attached-axis="primary-y" chart:style-name="ch12" chart:values-cell-range-address="'30 C'.K2:'30 C'.K87" chart:label-cell-address="'30 C'.K1:'30 C'.K1" chart:class="chart:scatter">
            <chart:data-point chart:repeated="86"/>
          </chart:series>
          <chart:series chart:attached-axis="secondary-y" chart:style-name="ch13" chart:values-cell-range-address="'30 C'.E2:'30 C'.E87" chart:label-cell-address="'30 C'.E1:'30 C'.E1" chart:class="chart:scatter">
            <chart:domain table:cell-range-address="'30 C'.A2:'30 C'.A86"/>
            <chart:data-point chart:repeated="86"/>
          </chart:series>
          <chart:series chart:attached-axis="secondary-y" chart:style-name="ch14" chart:values-cell-range-address="'30 C'.G2:'30 C'.G87" chart:label-cell-address="'30 C'.G1:'30 C'.G1" chart:class="chart:scatter">
            <chart:data-point chart:repeated="86"/>
          </chart:series>
          <chart:series chart:attached-axis="secondary-y" chart:style-name="ch15" chart:values-cell-range-address="'30 C'.X2:'30 C'.X87" chart:label-cell-address="'30 C'.X1:'30 C'.X1" chart:class="chart:scatter">
            <chart:data-point chart:repeated="8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t</text:p>
                <draw:g>
                  <svg:desc>'30 C'.F1:'30 C'.F1</svg:desc>
                </draw:g>
              </table:table-cell>
              <table:table-cell office:value-type="string">
                <text:p>voc</text:p>
                <draw:g>
                  <svg:desc>'30 C'.Q1:'30 C'.Q1</svg:desc>
                </draw:g>
              </table:table-cell>
              <table:table-cell office:value-type="string">
                <text:p>voc_stat</text:p>
                <draw:g>
                  <svg:desc>'30 C'.K1:'30 C'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30 C'.E1:'30 C'.E1</svg:desc>
                </draw:g>
              </table:table-cell>
              <table:table-cell office:value-type="string">
                <text:p> Ibatt</text:p>
                <draw:g>
                  <svg:desc>'30 C'.G1:'30 C'.G1</svg:desc>
                </draw:g>
              </table:table-cell>
              <table:table-cell office:value-type="string">
                <text:p>T0, C</text:p>
                <draw:g>
                  <svg:desc>'30 C'.X1:'30 C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C'.A2:'30 C'.A87</svg:desc>
                </draw:g>
              </table:table-cell>
              <table:table-cell office:value-type="float" office:value="14.438">
                <text:p>14.438</text:p>
                <draw:g>
                  <svg:desc>'30 C'.F2:'30 C'.F87</svg:desc>
                </draw:g>
              </table:table-cell>
              <table:table-cell office:value-type="float" office:value="13.142">
                <text:p>13.142</text:p>
                <draw:g>
                  <svg:desc>'30 C'.Q2:'30 C'.Q87</svg:desc>
                </draw:g>
              </table:table-cell>
              <table:table-cell office:value-type="float" office:value="13.142">
                <text:p>13.142</text:p>
                <draw:g>
                  <svg:desc>'30 C'.K2:'30 C'.K87</svg:desc>
                </draw:g>
              </table:table-cell>
              <table:table-cell office:value-type="float" office:value="0">
                <text:p>0</text:p>
                <draw:g>
                  <svg:desc>'30 C'.A2:'30 C'.A86</svg:desc>
                </draw:g>
              </table:table-cell>
              <table:table-cell office:value-type="float" office:value="28.875">
                <text:p>28.875</text:p>
                <draw:g>
                  <svg:desc>'30 C'.E2:'30 C'.E87</svg:desc>
                </draw:g>
              </table:table-cell>
              <table:table-cell office:value-type="float" office:value="-1.273">
                <text:p>-1.273</text:p>
                <draw:g>
                  <svg:desc>'30 C'.G2:'30 C'.G87</svg:desc>
                </draw:g>
              </table:table-cell>
              <table:table-cell office:value-type="float" office:value="NaN">
                <text:p>NaN</text:p>
                <draw:g>
                  <svg:desc>'30 C'.X2:'30 C'.X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5.218">
                <text:p>15.218</text:p>
              </table:table-cell>
              <table:table-cell office:value-type="float" office:value="13.222">
                <text:p>13.222</text:p>
              </table:table-cell>
              <table:table-cell office:value-type="float" office:value="13.222">
                <text:p>13.222</text:p>
              </table:table-cell>
              <table:table-cell office:value-type="float" office:value="0.5">
                <text:p>0.5</text:p>
              </table:table-cell>
              <table:table-cell office:value-type="float" office:value="30.437">
                <text:p>30.437</text:p>
              </table:table-cell>
              <table:table-cell office:value-type="float" office:value="-7.698">
                <text:p>-7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.184">
                <text:p>15.184</text:p>
              </table:table-cell>
              <table:table-cell office:value-type="float" office:value="13.255">
                <text:p>13.255</text:p>
              </table:table-cell>
              <table:table-cell office:value-type="float" office:value="13.255">
                <text:p>13.255</text:p>
              </table:table-cell>
              <table:table-cell office:value-type="float" office:value="1">
                <text:p>1</text:p>
              </table:table-cell>
              <table:table-cell office:value-type="float" office:value="30.368">
                <text:p>30.368</text:p>
              </table:table-cell>
              <table:table-cell office:value-type="float" office:value="-7.698">
                <text:p>-7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4.934">
                <text:p>14.934</text:p>
              </table:table-cell>
              <table:table-cell office:value-type="float" office:value="13.261">
                <text:p>13.261</text:p>
              </table:table-cell>
              <table:table-cell office:value-type="float" office:value="13.261">
                <text:p>13.261</text:p>
              </table:table-cell>
              <table:table-cell office:value-type="float" office:value="1.5">
                <text:p>1.5</text:p>
              </table:table-cell>
              <table:table-cell office:value-type="float" office:value="29.868">
                <text:p>29.868</text:p>
              </table:table-cell>
              <table:table-cell office:value-type="float" office:value="-7.03">
                <text:p>-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4.716">
                <text:p>14.716</text:p>
              </table:table-cell>
              <table:table-cell office:value-type="float" office:value="13.29">
                <text:p>13.29</text:p>
              </table:table-cell>
              <table:table-cell office:value-type="float" office:value="13.29">
                <text:p>13.29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29.432">
                <text:p>29.432</text:p>
              </table:table-cell>
              <table:table-cell office:value-type="float" office:value="-7.698">
                <text:p>-7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4.528">
                <text:p>14.528</text:p>
              </table:table-cell>
              <table:table-cell office:value-type="float" office:value="13.28">
                <text:p>13.28</text:p>
              </table:table-cell>
              <table:table-cell office:value-type="float" office:value="13.28">
                <text:p>13.2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29.057">
                <text:p>29.057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4.497">
                <text:p>14.497</text:p>
              </table:table-cell>
              <table:table-cell office:value-type="float" office:value="13.262">
                <text:p>13.262</text:p>
              </table:table-cell>
              <table:table-cell office:value-type="float" office:value="13.262">
                <text:p>13.262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28.993">
                <text:p>28.993</text:p>
              </table:table-cell>
              <table:table-cell office:value-type="float" office:value="-8.167">
                <text:p>-8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4.466">
                <text:p>14.466</text:p>
              </table:table-cell>
              <table:table-cell office:value-type="float" office:value="13.243">
                <text:p>13.243</text:p>
              </table:table-cell>
              <table:table-cell office:value-type="float" office:value="13.243">
                <text:p>13.243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28.932">
                <text:p>28.932</text:p>
              </table:table-cell>
              <table:table-cell office:value-type="float" office:value="-7.832">
                <text:p>-7.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4.434">
                <text:p>14.434</text:p>
              </table:table-cell>
              <table:table-cell office:value-type="float" office:value="13.223">
                <text:p>13.223</text:p>
              </table:table-cell>
              <table:table-cell office:value-type="float" office:value="13.223">
                <text:p>13.223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28.868">
                <text:p>28.868</text:p>
              </table:table-cell>
              <table:table-cell office:value-type="float" office:value="-7.632">
                <text:p>-7.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14.403">
                <text:p>14.403</text:p>
              </table:table-cell>
              <table:table-cell office:value-type="float" office:value="13.214">
                <text:p>13.214</text:p>
              </table:table-cell>
              <table:table-cell office:value-type="float" office:value="13.214">
                <text:p>13.214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-7.967">
                <text:p>-7.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14.406">
                <text:p>14.406</text:p>
              </table:table-cell>
              <table:table-cell office:value-type="float" office:value="13.205">
                <text:p>13.205</text:p>
              </table:table-cell>
              <table:table-cell office:value-type="float" office:value="13.205">
                <text:p>13.205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8.812">
                <text:p>28.812</text:p>
              </table:table-cell>
              <table:table-cell office:value-type="float" office:value="-7.832">
                <text:p>-7.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14.403">
                <text:p>14.403</text:p>
              </table:table-cell>
              <table:table-cell office:value-type="float" office:value="13.223">
                <text:p>13.223</text:p>
              </table:table-cell>
              <table:table-cell office:value-type="float" office:value="13.223">
                <text:p>13.223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-8.233">
                <text:p>-8.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14.247">
                <text:p>14.247</text:p>
              </table:table-cell>
              <table:table-cell office:value-type="float" office:value="13.213">
                <text:p>13.213</text:p>
              </table:table-cell>
              <table:table-cell office:value-type="float" office:value="13.213">
                <text:p>13.2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28.493">
                <text:p>28.493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14.059">
                <text:p>14.059</text:p>
              </table:table-cell>
              <table:table-cell office:value-type="float" office:value="13.222">
                <text:p>13.222</text:p>
              </table:table-cell>
              <table:table-cell office:value-type="float" office:value="13.222">
                <text:p>13.222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28.118">
                <text:p>28.118</text:p>
              </table:table-cell>
              <table:table-cell office:value-type="float" office:value="-8.97">
                <text:p>-8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13.997">
                <text:p>13.997</text:p>
              </table:table-cell>
              <table:table-cell office:value-type="float" office:value="13.204">
                <text:p>13.204</text:p>
              </table:table-cell>
              <table:table-cell office:value-type="float" office:value="13.204">
                <text:p>13.204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27.993">
                <text:p>27.993</text:p>
              </table:table-cell>
              <table:table-cell office:value-type="float" office:value="-8.033">
                <text:p>-8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14.093">
                <text:p>14.093</text:p>
              </table:table-cell>
              <table:table-cell office:value-type="float" office:value="13.201">
                <text:p>13.201</text:p>
              </table:table-cell>
              <table:table-cell office:value-type="float" office:value="13.201">
                <text:p>13.201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28.187">
                <text:p>28.187</text:p>
              </table:table-cell>
              <table:table-cell office:value-type="float" office:value="-8.033">
                <text:p>-8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4.218">
                <text:p>14.218</text:p>
              </table:table-cell>
              <table:table-cell office:value-type="float" office:value="13.169">
                <text:p>13.169</text:p>
              </table:table-cell>
              <table:table-cell office:value-type="float" office:value="13.169">
                <text:p>13.16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28.437">
                <text:p>28.437</text:p>
              </table:table-cell>
              <table:table-cell office:value-type="float" office:value="-7.632">
                <text:p>-7.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4.281">
                <text:p>14.281</text:p>
              </table:table-cell>
              <table:table-cell office:value-type="float" office:value="13.128">
                <text:p>13.128</text:p>
              </table:table-cell>
              <table:table-cell office:value-type="float" office:value="13.128">
                <text:p>13.12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28.562">
                <text:p>28.562</text:p>
              </table:table-cell>
              <table:table-cell office:value-type="float" office:value="-8.033">
                <text:p>-8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14.278">
                <text:p>14.278</text:p>
              </table:table-cell>
              <table:table-cell office:value-type="float" office:value="13.095">
                <text:p>13.095</text:p>
              </table:table-cell>
              <table:table-cell office:value-type="float" office:value="13.095">
                <text:p>13.095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8.557">
                <text:p>28.557</text:p>
              </table:table-cell>
              <table:table-cell office:value-type="float" office:value="-7.363">
                <text:p>-7.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14.184">
                <text:p>14.184</text:p>
              </table:table-cell>
              <table:table-cell office:value-type="float" office:value="13.033">
                <text:p>13.033</text:p>
              </table:table-cell>
              <table:table-cell office:value-type="float" office:value="13.033">
                <text:p>13.033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8.368">
                <text:p>28.368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14.028">
                <text:p>14.028</text:p>
              </table:table-cell>
              <table:table-cell office:value-type="float" office:value="12.973">
                <text:p>12.973</text:p>
              </table:table-cell>
              <table:table-cell office:value-type="float" office:value="12.973">
                <text:p>12.97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8.057">
                <text:p>28.057</text:p>
              </table:table-cell>
              <table:table-cell office:value-type="float" office:value="-7.23">
                <text:p>-7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3.809">
                <text:p>13.809</text:p>
              </table:table-cell>
              <table:table-cell office:value-type="float" office:value="12.91">
                <text:p>12.91</text:p>
              </table:table-cell>
              <table:table-cell office:value-type="float" office:value="12.91">
                <text:p>12.91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27.618">
                <text:p>27.618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13.528">
                <text:p>13.528</text:p>
              </table:table-cell>
              <table:table-cell office:value-type="float" office:value="12.863">
                <text:p>12.863</text:p>
              </table:table-cell>
              <table:table-cell office:value-type="float" office:value="12.863">
                <text:p>12.86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27.057">
                <text:p>27.057</text:p>
              </table:table-cell>
              <table:table-cell office:value-type="float" office:value="-8.167">
                <text:p>-8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13.688">
                <text:p>13.688</text:p>
              </table:table-cell>
              <table:table-cell office:value-type="float" office:value="12.561">
                <text:p>12.561</text:p>
              </table:table-cell>
              <table:table-cell office:value-type="float" office:value="12.561">
                <text:p>12.561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27.375">
                <text:p>27.375</text:p>
              </table:table-cell>
              <table:table-cell office:value-type="float" office:value="-11.112">
                <text:p>-11.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9.012">
                <text:p>9.012</text:p>
              </table:table-cell>
              <table:table-cell office:value-type="float" office:value="7.857">
                <text:p>7.857</text:p>
              </table:table-cell>
              <table:table-cell office:value-type="float" office:value="7.857">
                <text:p>7.857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29.187">
                <text:p>29.187</text:p>
              </table:table-cell>
              <table:table-cell office:value-type="float" office:value="-0.47">
                <text:p>-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3cm" svg:height="6.643cm" xlink:href=".." xlink:type="simple" chart:class="chart:scatter" chart:style-name="ch1">
        <chart:title svg:x="3.448cm" svg:y="0.107cm" chart:style-name="ch2">
          <text:p>12.5 C</text:p>
        </chart:title>
        <chart:legend chart:legend-position="bottom" svg:x="0.999cm" svg:y="5.887cm" style:legend-expansion="wide" chart:style-name="ch3"/>
        <chart:plot-area chart:style-name="ch4" table:cell-range-address="'30 C'.A2:'30 C'.A87 '30 C'.E1:'30 C'.G87" chart:data-source-has-labels="row" svg:x="0.61cm" svg:y="1.569cm" svg:width="7.073cm" svg:height="3.766cm">
          <chartooo:coordinate-region svg:x="1.149cm" svg:y="1.916cm" svg:width="6.296cm" svg:height="3.387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0 C'.E2:'30 C'.E87" chart:label-cell-address="'30 C'.E1:'30 C'.E1" chart:class="chart:scatter">
            <chart:domain table:cell-range-address="'30 C'.A2:'30 C'.A87"/>
            <chart:data-point chart:repeated="86"/>
          </chart:series>
          <chart:series chart:style-name="ch8" chart:values-cell-range-address="'30 C'.F2:'30 C'.F87" chart:label-cell-address="'30 C'.F1:'30 C'.F1" chart:class="chart:scatter">
            <chart:data-point chart:repeated="86"/>
          </chart:series>
          <chart:series chart:style-name="ch9" chart:values-cell-range-address="'30 C'.G2:'30 C'.G87" chart:label-cell-address="'30 C'.G1:'30 C'.G1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30 C'.E1:'30 C'.E1</svg:desc>
                </draw:g>
              </table:table-cell>
              <table:table-cell office:value-type="string">
                <text:p> Vbatt</text:p>
                <draw:g>
                  <svg:desc>'30 C'.F1:'30 C'.F1</svg:desc>
                </draw:g>
              </table:table-cell>
              <table:table-cell office:value-type="string">
                <text:p> Ibatt</text:p>
                <draw:g>
                  <svg:desc>'30 C'.G1:'3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C'.A2:'30 C'.A87</svg:desc>
                </draw:g>
              </table:table-cell>
              <table:table-cell office:value-type="float" office:value="28.875">
                <text:p>28.875</text:p>
                <draw:g>
                  <svg:desc>'30 C'.E2:'30 C'.E87</svg:desc>
                </draw:g>
              </table:table-cell>
              <table:table-cell office:value-type="float" office:value="14.438">
                <text:p>14.438</text:p>
                <draw:g>
                  <svg:desc>'30 C'.F2:'30 C'.F87</svg:desc>
                </draw:g>
              </table:table-cell>
              <table:table-cell office:value-type="float" office:value="-1.273">
                <text:p>-1.273</text:p>
                <draw:g>
                  <svg:desc>'30 C'.G2:'3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0.437">
                <text:p>30.437</text:p>
              </table:table-cell>
              <table:table-cell office:value-type="float" office:value="15.218">
                <text:p>15.218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0.368">
                <text:p>30.368</text:p>
              </table:table-cell>
              <table:table-cell office:value-type="float" office:value="15.184">
                <text:p>15.184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9.868">
                <text:p>29.868</text:p>
              </table:table-cell>
              <table:table-cell office:value-type="float" office:value="14.934">
                <text:p>14.934</text:p>
              </table:table-cell>
              <table:table-cell office:value-type="float" office:value="-7.03">
                <text:p>-7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29.432">
                <text:p>29.432</text:p>
              </table:table-cell>
              <table:table-cell office:value-type="float" office:value="14.716">
                <text:p>14.716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29.057">
                <text:p>29.057</text:p>
              </table:table-cell>
              <table:table-cell office:value-type="float" office:value="14.528">
                <text:p>14.528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28.993">
                <text:p>28.993</text:p>
              </table:table-cell>
              <table:table-cell office:value-type="float" office:value="14.497">
                <text:p>14.497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28.932">
                <text:p>28.932</text:p>
              </table:table-cell>
              <table:table-cell office:value-type="float" office:value="14.466">
                <text:p>14.466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28.868">
                <text:p>28.868</text:p>
              </table:table-cell>
              <table:table-cell office:value-type="float" office:value="14.434">
                <text:p>14.434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14.403">
                <text:p>14.403</text:p>
              </table:table-cell>
              <table:table-cell office:value-type="float" office:value="-7.967">
                <text:p>-7.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8.812">
                <text:p>28.812</text:p>
              </table:table-cell>
              <table:table-cell office:value-type="float" office:value="14.406">
                <text:p>14.406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14.403">
                <text:p>14.403</text:p>
              </table:table-cell>
              <table:table-cell office:value-type="float" office:value="-8.233">
                <text:p>-8.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28.493">
                <text:p>28.493</text:p>
              </table:table-cell>
              <table:table-cell office:value-type="float" office:value="14.247">
                <text:p>14.247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28.118">
                <text:p>28.118</text:p>
              </table:table-cell>
              <table:table-cell office:value-type="float" office:value="14.059">
                <text:p>14.059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27.993">
                <text:p>27.993</text:p>
              </table:table-cell>
              <table:table-cell office:value-type="float" office:value="13.997">
                <text:p>13.997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28.187">
                <text:p>28.187</text:p>
              </table:table-cell>
              <table:table-cell office:value-type="float" office:value="14.093">
                <text:p>14.093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28.437">
                <text:p>28.437</text:p>
              </table:table-cell>
              <table:table-cell office:value-type="float" office:value="14.218">
                <text:p>14.218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28.562">
                <text:p>28.562</text:p>
              </table:table-cell>
              <table:table-cell office:value-type="float" office:value="14.281">
                <text:p>14.281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8.557">
                <text:p>28.557</text:p>
              </table:table-cell>
              <table:table-cell office:value-type="float" office:value="14.278">
                <text:p>14.278</text:p>
              </table:table-cell>
              <table:table-cell office:value-type="float" office:value="-7.363">
                <text:p>-7.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8.368">
                <text:p>28.368</text:p>
              </table:table-cell>
              <table:table-cell office:value-type="float" office:value="14.184">
                <text:p>14.184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8.057">
                <text:p>28.057</text:p>
              </table:table-cell>
              <table:table-cell office:value-type="float" office:value="14.028">
                <text:p>14.028</text:p>
              </table:table-cell>
              <table:table-cell office:value-type="float" office:value="-7.23">
                <text:p>-7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27.618">
                <text:p>27.618</text:p>
              </table:table-cell>
              <table:table-cell office:value-type="float" office:value="13.809">
                <text:p>13.809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27.057">
                <text:p>27.057</text:p>
              </table:table-cell>
              <table:table-cell office:value-type="float" office:value="13.528">
                <text:p>13.528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27.375">
                <text:p>27.375</text:p>
              </table:table-cell>
              <table:table-cell office:value-type="float" office:value="13.688">
                <text:p>13.688</text:p>
              </table:table-cell>
              <table:table-cell office:value-type="float" office:value="-11.112">
                <text:p>-11.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29.187">
                <text:p>29.187</text:p>
              </table:table-cell>
              <table:table-cell office:value-type="float" office:value="9.012">
                <text:p>9.012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731cm" svg:height="7.196cm" xlink:href=".." xlink:type="simple" chart:class="chart:scatter" chart:style-name="ch1">
        <chart:title svg:x="4.482cm" svg:y="0.279cm" chart:style-name="ch2">
          <text:p>W, 20 C</text:p>
        </chart:title>
        <chart:plot-area chart:style-name="ch3" table:cell-range-address="'30 C'.AL2:'30 C'.AM87 '30 C'.AM1:'30 C'.AM1" chart:data-source-has-labels="row" svg:x="0.664cm" svg:y="1.613cm" svg:width="9.639cm" svg:height="5.02cm">
          <chartooo:coordinate-region svg:x="1.231cm" svg:y="1.804cm" svg:width="8.834cm" svg:height="4.79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30 C'.AM2:'30 C'.AM87" chart:label-cell-address="'30 C'.AM1:'30 C'.AM1" chart:class="chart:scatter">
            <chart:domain table:cell-range-address="'30 C'.AL2:'30 C'.AL87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W</text:p>
                <draw:g>
                  <svg:desc>'30 C'.AM1:'30 C'.A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C'.AL2:'30 C'.AL87</svg:desc>
                </draw:g>
              </table:table-cell>
              <table:table-cell office:value-type="float" office:value="-18.379574">
                <text:p>-18.379574</text:p>
                <draw:g>
                  <svg:desc>'30 C'.AM2:'30 C'.AM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117.148164">
                <text:p>-117.148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116.886432">
                <text:p>-116.886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104.98602">
                <text:p>-104.98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113.283768">
                <text:p>-113.283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-117.6768">
                <text:p>-117.6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-118.396999">
                <text:p>-118.396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-113.297712">
                <text:p>-113.297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-110.160288">
                <text:p>-110.160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-114.748701">
                <text:p>-114.748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-112.827792">
                <text:p>-112.827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-118.579899">
                <text:p>-118.579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-115.4007">
                <text:p>-115.4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-126.10923">
                <text:p>-126.10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-112.437901">
                <text:p>-112.437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-113.209069">
                <text:p>-113.209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-108.511776">
                <text:p>-108.511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-114.719273">
                <text:p>-114.719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-105.128914">
                <text:p>-105.128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-114.8904">
                <text:p>-114.8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-101.42244">
                <text:p>-101.42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-111.8529">
                <text:p>-111.8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-110.483176">
                <text:p>-110.483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-152.101056">
                <text:p>-152.101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-4.23564">
                <text:p>-4.23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" chart:maximum="1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389cm" xlink:href=".." xlink:type="simple" chart:class="chart:scatter" chart:style-name="ch1">
        <chart:title svg:x="7.454cm" svg:y="0.323cm" chart:style-name="ch2">
          <text:p>30 C</text:p>
        </chart:title>
        <chart:subtitle svg:x="7.665cm" svg:y="1.289cm" chart:style-name="ch3">
          <text:p>Adj</text:p>
        </chart:subtitle>
        <chart:legend chart:legend-position="end" svg:x="13.307cm" svg:y="4.12cm" style:legend-expansion="high" chart:style-name="ch4"/>
        <chart:plot-area chart:style-name="ch5" table:cell-range-address="'30 C'.U2:'30 C'.U49 '30 C'.Y1:'30 C'.Y49 '30 C'.AG1:'30 C'.AG1 '30 C'.AH2:'30 C'.AH19" chart:data-source-has-labels="row" svg:x="1.356cm" svg:y="0.193cm" svg:width="12.792cm" svg:height="8.785cm">
          <chartooo:coordinate-region svg:x="1.977cm" svg:y="0.193cm" svg:width="12.077cm" svg:height="8.112cm"/>
          <chart:axis chart:dimension="x" chart:name="primary-x" chart:style-name="ch6">
            <chart:title svg:x="7.43cm" svg:y="8.802cm" chart:style-name="ch7">
              <text:p>soc</text:p>
            </chart:title>
          </chart:axis>
          <chart:axis chart:dimension="y" chart:name="primary-y" chart:style-name="ch8">
            <chart:title svg:x="0.449cm" svg:y="4.973cm" chart:style-name="ch9">
              <text:p>volts</text:p>
            </chart:title>
            <chart:grid chart:style-name="ch10" chart:class="major"/>
          </chart:axis>
          <chart:series chart:style-name="ch11" chart:values-cell-range-address="'30 C'.Y2:'30 C'.Y49" chart:label-cell-address="'30 C'.Y1:'30 C'.Y1" chart:class="chart:scatter">
            <chart:domain table:cell-range-address="'30 C'.U2:'30 C'.U49"/>
            <chart:data-point chart:repeated="48"/>
          </chart:series>
          <chart:series chart:style-name="ch12" chart:values-cell-range-address="'30 C'.AH2:'30 C'.AH19" chart:label-cell-address="'30 C'.AG1:'30 C'.AG1" chart:class="chart:scatter">
            <chart:domain table:cell-range-address="'30 C'.AD2:'30 C'.AD19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30</text:p>
                <draw:g>
                  <svg:desc>'30 C'.Y1:'30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20</text:p>
                <draw:g>
                  <svg:desc>'30 C'.AG1:'30 C'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71">
                <text:p>0.8871</text:p>
                <draw:g>
                  <svg:desc>'30 C'.U2:'30 C'.U49</svg:desc>
                </draw:g>
              </table:table-cell>
              <table:table-cell office:value-type="float" office:value="13.1465">
                <text:p>13.1465</text:p>
                <draw:g>
                  <svg:desc>'30 C'.Y2:'30 C'.Y49</svg:desc>
                </draw:g>
              </table:table-cell>
              <table:table-cell office:value-type="float" office:value="-0.15">
                <text:p>-0.15</text:p>
                <draw:g>
                  <svg:desc>'30 C'.AD2:'30 C'.AD19</svg:desc>
                </draw:g>
              </table:table-cell>
              <table:table-cell office:value-type="float" office:value="4">
                <text:p>4</text:p>
                <draw:g>
                  <svg:desc>'30 C'.AH2:'30 C'.A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74">
                <text:p>0.8374</text:p>
              </table:table-cell>
              <table:table-cell office:value-type="float" office:value="13.220252">
                <text:p>13.22025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3">
                <text:p>0.803</text:p>
              </table:table-cell>
              <table:table-cell office:value-type="float" office:value="13.253528">
                <text:p>13.253528</text:p>
              </table:table-cell>
              <table:table-cell office:value-type="float" office:value="0.05">
                <text:p>0.0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8">
                <text:p>0.7728</text:p>
              </table:table-cell>
              <table:table-cell office:value-type="float" office:value="13.261528">
                <text:p>13.261528</text:p>
              </table:table-cell>
              <table:table-cell office:value-type="float" office:value="0.1">
                <text:p>0.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12">
                <text:p>0.7412</text:p>
              </table:table-cell>
              <table:table-cell office:value-type="float" office:value="13.292272">
                <text:p>13.292272</text:p>
              </table:table-cell>
              <table:table-cell office:value-type="float" office:value="0.14">
                <text:p>0.1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89">
                <text:p>0.7089</text:p>
              </table:table-cell>
              <table:table-cell office:value-type="float" office:value="13.283772">
                <text:p>13.283772</text:p>
              </table:table-cell>
              <table:table-cell office:value-type="float" office:value="0.17">
                <text:p>0.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46">
                <text:p>0.6746</text:p>
              </table:table-cell>
              <table:table-cell office:value-type="float" office:value="13.266028">
                <text:p>13.266028</text:p>
              </table:table-cell>
              <table:table-cell office:value-type="float" office:value="0.2">
                <text:p>0.2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13.247272">
                <text:p>13.247272</text:p>
              </table:table-cell>
              <table:table-cell office:value-type="float" office:value="0.25">
                <text:p>0.2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4">
                <text:p>0.6054</text:p>
              </table:table-cell>
              <table:table-cell office:value-type="float" office:value="13.227528">
                <text:p>13.227528</text:p>
              </table:table-cell>
              <table:table-cell office:value-type="float" office:value="0.3">
                <text:p>0.3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09">
                <text:p>0.5709</text:p>
              </table:table-cell>
              <table:table-cell office:value-type="float" office:value="13.218772">
                <text:p>13.218772</text:p>
              </table:table-cell>
              <table:table-cell office:value-type="float" office:value="0.4">
                <text:p>0.4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59">
                <text:p>0.5359</text:p>
              </table:table-cell>
              <table:table-cell office:value-type="float" office:value="13.209752">
                <text:p>13.209752</text:p>
              </table:table-cell>
              <table:table-cell office:value-type="float" office:value="0.5">
                <text:p>0.5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1">
                <text:p>0.501</text:p>
              </table:table-cell>
              <table:table-cell office:value-type="float" office:value="13.227772">
                <text:p>13.227772</text:p>
              </table:table-cell>
              <table:table-cell office:value-type="float" office:value="0.6">
                <text:p>0.6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76">
                <text:p>0.4676</text:p>
              </table:table-cell>
              <table:table-cell office:value-type="float" office:value="13.219028">
                <text:p>13.219028</text:p>
              </table:table-cell>
              <table:table-cell office:value-type="float" office:value="0.7">
                <text:p>0.7</text:p>
              </table:table-cell>
              <table:table-cell office:value-type="float" office:value="13.235">
                <text:p>13.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2">
                <text:p>0.4342</text:p>
              </table:table-cell>
              <table:table-cell office:value-type="float" office:value="13.229528">
                <text:p>13.229528</text:p>
              </table:table-cell>
              <table:table-cell office:value-type="float" office:value="0.8">
                <text:p>0.8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96">
                <text:p>0.3996</text:p>
              </table:table-cell>
              <table:table-cell office:value-type="float" office:value="13.212028">
                <text:p>13.212028</text:p>
              </table:table-cell>
              <table:table-cell office:value-type="float" office:value="0.9">
                <text:p>0.9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38">
                <text:p>0.3638</text:p>
              </table:table-cell>
              <table:table-cell office:value-type="float" office:value="13.208252">
                <text:p>13.208252</text:p>
              </table:table-cell>
              <table:table-cell office:value-type="float" office:value="0.99">
                <text:p>0.99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">
                <text:p>0.328</text:p>
              </table:table-cell>
              <table:table-cell office:value-type="float" office:value="13.175252">
                <text:p>13.175252</text:p>
              </table:table-cell>
              <table:table-cell office:value-type="float" office:value="0.995">
                <text:p>0.995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28">
                <text:p>0.2928</text:p>
              </table:table-cell>
              <table:table-cell office:value-type="float" office:value="13.133752">
                <text:p>13.133752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81">
                <text:p>0.2581</text:p>
              </table:table-cell>
              <table:table-cell office:value-type="float" office:value="13.100772">
                <text:p>13.10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38">
                <text:p>0.2238</text:p>
              </table:table-cell>
              <table:table-cell office:value-type="float" office:value="13.039528">
                <text:p>13.03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96">
                <text:p>0.1896</text:p>
              </table:table-cell>
              <table:table-cell office:value-type="float" office:value="12.980772">
                <text:p>12.98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53">
                <text:p>0.1553</text:p>
              </table:table-cell>
              <table:table-cell office:value-type="float" office:value="12.919528">
                <text:p>12.91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09">
                <text:p>0.1209</text:p>
              </table:table-cell>
              <table:table-cell office:value-type="float" office:value="12.874772">
                <text:p>12.87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75">
                <text:p>0.0775</text:p>
              </table:table-cell>
              <table:table-cell office:value-type="float" office:value="12.5715">
                <text:p>12.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06">
                <text:p>0.0306</text:p>
              </table:table-cell>
              <table:table-cell office:value-type="float" office:value="7.860252">
                <text:p>7.86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" chart:maximum="1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5cm" chart:symbol-height="0.15cm">
        <chart:symbol-image/>
      </style:chart-properties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15cm" chart:symbol-height="0.15cm">
        <chart:symbol-image xlink:href="Pictures/2000000D000000DD000000DD81B0075E.svm" xlink:type="simple" xlink:actuate="onLoad"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14cm" style:legend-expansion="high" chart:style-name="ch2"/>
        <chart:plot-area chart:style-name="ch3" table:cell-range-address="'30 C'.AD1:'30 C'.AI19" chart:data-source-has-labels="row" svg:x="0.77cm" svg:y="0.855cm" svg:width="11.606cm" svg:height="7.545cm">
          <chartooo:coordinate-region svg:x="1.061cm" svg:y="1.067cm" svg:width="11.075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0 C'.AE2:'30 C'.AE19" chart:label-cell-address="'30 C'.AE1:'30 C'.AE1" chart:class="chart:scatter">
            <chart:domain table:cell-range-address="'30 C'.AD2:'30 C'.AD19"/>
            <chart:data-point chart:repeated="18"/>
          </chart:series>
          <chart:series chart:style-name="ch8" chart:values-cell-range-address="'30 C'.AF2:'30 C'.AF19" chart:label-cell-address="'30 C'.AF1:'30 C'.AF1" chart:class="chart:scatter">
            <chart:data-point chart:repeated="18"/>
          </chart:series>
          <chart:series chart:style-name="ch9" chart:values-cell-range-address="'30 C'.AG2:'30 C'.AG19" chart:label-cell-address="'30 C'.AG1:'30 C'.AG1" chart:class="chart:scatter">
            <chart:data-point chart:repeated="18"/>
          </chart:series>
          <chart:series chart:style-name="ch10" chart:values-cell-range-address="'30 C'.AH2:'30 C'.AH19" chart:label-cell-address="'30 C'.AH1:'30 C'.AH1" chart:class="chart:scatter">
            <chart:data-point chart:repeated="18"/>
          </chart:series>
          <chart:series chart:style-name="ch11" chart:values-cell-range-address="'30 C'.AI2:'30 C'.AI19" chart:label-cell-address="'30 C'.AI1:'30 C'.AI1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30 C'.AE1:'30 C'.AE1</svg:desc>
                </draw:g>
              </table:table-cell>
              <table:table-cell office:value-type="string">
                <text:p>t_voc_11.1</text:p>
                <draw:g>
                  <svg:desc>'30 C'.AF1:'30 C'.AF1</svg:desc>
                </draw:g>
              </table:table-cell>
              <table:table-cell office:value-type="string">
                <text:p>t_voc_20</text:p>
                <draw:g>
                  <svg:desc>'30 C'.AG1:'30 C'.AG1</svg:desc>
                </draw:g>
              </table:table-cell>
              <table:table-cell office:value-type="string">
                <text:p>t_voc_30</text:p>
                <draw:g>
                  <svg:desc>'30 C'.AH1:'30 C'.AH1</svg:desc>
                </draw:g>
              </table:table-cell>
              <table:table-cell office:value-type="string">
                <text:p>t_voc_40</text:p>
                <draw:g>
                  <svg:desc>'30 C'.AI1:'30 C'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">
                <text:p>-0.15</text:p>
                <draw:g>
                  <svg:desc>'30 C'.AD2:'30 C'.AD19</svg:desc>
                </draw:g>
              </table:table-cell>
              <table:table-cell office:value-type="float" office:value="4">
                <text:p>4</text:p>
                <draw:g>
                  <svg:desc>'30 C'.AE2:'30 C'.AE19</svg:desc>
                </draw:g>
              </table:table-cell>
              <table:table-cell office:value-type="float" office:value="4">
                <text:p>4</text:p>
                <draw:g>
                  <svg:desc>'30 C'.AF2:'30 C'.AF19</svg:desc>
                </draw:g>
              </table:table-cell>
              <table:table-cell office:value-type="float" office:value="4">
                <text:p>4</text:p>
                <draw:g>
                  <svg:desc>'30 C'.AG2:'30 C'.AG19</svg:desc>
                </draw:g>
              </table:table-cell>
              <table:table-cell office:value-type="float" office:value="4">
                <text:p>4</text:p>
                <draw:g>
                  <svg:desc>'30 C'.AH2:'30 C'.AH19</svg:desc>
                </draw:g>
              </table:table-cell>
              <table:table-cell office:value-type="float" office:value="4">
                <text:p>4</text:p>
                <draw:g>
                  <svg:desc>'30 C'.AI2:'30 C'.A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2.2">
                <text:p>12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12.6">
                <text:p>12.6</text:p>
              </table:table-cell>
              <table:table-cell office:value-type="float" office:value="12.8">
                <text:p>12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  <table:table-cell office:value-type="float" office:value="12">
                <text:p>12</text:p>
              </table:table-cell>
              <table:table-cell office:value-type="float" office:value="12.77">
                <text:p>12.77</text:p>
              </table:table-cell>
              <table:table-cell office:value-type="float" office:value="12.9">
                <text:p>12.9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  <table:table-cell office:value-type="float" office:value="12.5">
                <text:p>12.5</text:p>
              </table:table-cell>
              <table:table-cell office:value-type="float" office:value="12.85">
                <text:p>12.85</text:p>
              </table:table-cell>
              <table:table-cell office:value-type="float" office:value="13">
                <text:p>13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  <table:table-cell office:value-type="float" office:value="12.7">
                <text:p>12.7</text:p>
              </table:table-cell>
              <table:table-cell office:value-type="float" office:value="12.89">
                <text:p>12.89</text:p>
              </table:table-cell>
              <table:table-cell office:value-type="float" office:value="13.06">
                <text:p>13.06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  <table:table-cell office:value-type="float" office:value="12.8">
                <text:p>12.8</text:p>
              </table:table-cell>
              <table:table-cell office:value-type="float" office:value="12.95">
                <text:p>12.95</text:p>
              </table:table-cell>
              <table:table-cell office:value-type="float" office:value="13.1">
                <text:p>13.1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  <table:table-cell office:value-type="float" office:value="12.9">
                <text:p>12.9</text:p>
              </table:table-cell>
              <table:table-cell office:value-type="float" office:value="12.99">
                <text:p>12.99</text:p>
              </table:table-cell>
              <table:table-cell office:value-type="float" office:value="13.15">
                <text:p>13.1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  <table:table-cell office:value-type="float" office:value="12.96">
                <text:p>12.96</text:p>
              </table:table-cell>
              <table:table-cell office:value-type="float" office:value="13.03">
                <text:p>13.03</text:p>
              </table:table-cell>
              <table:table-cell office:value-type="float" office:value="13.18">
                <text:p>13.18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  <table:table-cell office:value-type="float" office:value="13.01">
                <text:p>13.01</text:p>
              </table:table-cell>
              <table:table-cell office:value-type="float" office:value="13.04">
                <text:p>13.04</text:p>
              </table:table-cell>
              <table:table-cell office:value-type="float" office:value="13.21">
                <text:p>13.21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  <table:table-cell office:value-type="float" office:value="13.06">
                <text:p>13.06</text:p>
              </table:table-cell>
              <table:table-cell office:value-type="float" office:value="13.09">
                <text:p>13.09</text:p>
              </table:table-cell>
              <table:table-cell office:value-type="float" office:value="13.22">
                <text:p>13.22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  <table:table-cell office:value-type="float" office:value="13.11">
                <text:p>13.11</text:p>
              </table:table-cell>
              <table:table-cell office:value-type="float" office:value="13.14">
                <text:p>13.14</text:p>
              </table:table-cell>
              <table:table-cell office:value-type="float" office:value="13.235">
                <text:p>13.235</text:p>
              </table:table-cell>
              <table:table-cell office:value-type="float" office:value="13.285">
                <text:p>13.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  <table:table-cell office:value-type="float" office:value="13.17">
                <text:p>13.17</text:p>
              </table:table-cell>
              <table:table-cell office:value-type="float" office:value="13.21">
                <text:p>13.21</text:p>
              </table:table-cell>
              <table:table-cell office:value-type="float" office:value="13.25">
                <text:p>13.25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  <table:table-cell office:value-type="float" office:value="13.2">
                <text:p>13.2</text:p>
              </table:table-cell>
              <table:table-cell office:value-type="float" office:value="13.25">
                <text:p>13.25</text:p>
              </table:table-cell>
              <table:table-cell office:value-type="float" office:value="13.26">
                <text:p>13.2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  <table:table-cell office:value-type="float" office:value="13.23">
                <text:p>13.23</text:p>
              </table:table-cell>
              <table:table-cell office:value-type="float" office:value="13.27">
                <text:p>13.27</text:p>
              </table:table-cell>
              <table:table-cell office:value-type="float" office:value="13.27">
                <text:p>13.27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  <table:table-cell office:value-type="float" office:value="13.6">
                <text:p>13.6</text:p>
              </table:table-cell>
              <table:table-cell office:value-type="float" office:value="13.72">
                <text:p>13.72</text:p>
              </table:table-cell>
              <table:table-cell office:value-type="float" office:value="13.72">
                <text:p>13.72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4.45">
                <text:p>14.45</text:p>
              </table:table-cell>
              <table:table-cell office:value-type="float" office:value="14.46">
                <text:p>14.46</text:p>
              </table:table-cell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